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44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ls" table:style-name="ta1">
        <table:shapes>
          <draw:frame draw:z-index="0" draw:style-name="gr1" draw:text-style-name="P1" svg:width="6.2988in" svg:height="3.5429in" svg:x="4.9209in" svg:y="0.0394in">
            <draw:object draw:notify-on-update-of-ranges="vels.A1:vels.A1 vels.A2:vels.A1248 vels.B1:vels.B1 vels.B2:vels.B1248 vels.C1:vels.C1 vels.C2:vels.C12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-0.00000000284354137459" calcext:value-type="float">
            <text:p>-2.84354137458642E-09</text:p>
          </table:table-cell>
          <table:table-cell office:value-type="float" office:value="0.00000000368405099882" calcext:value-type="float">
            <text:p>3.68405099881788E-09</text:p>
          </table:table-cell>
          <table:table-cell office:value-type="float" office:value="-0.156525078090868" calcext:value-type="float">
            <text:p>-0.156525078090868</text:p>
          </table:table-cell>
        </table:table-row>
        <table:table-row table:style-name="ro1">
          <table:table-cell office:value-type="float" office:value="-0.00000001422596068723" calcext:value-type="float">
            <text:p>-1.42259606872308E-08</text:p>
          </table:table-cell>
          <table:table-cell office:value-type="float" office:value="0.00000001839941037194" calcext:value-type="float">
            <text:p>1.83994103719371E-08</text:p>
          </table:table-cell>
          <table:table-cell office:value-type="float" office:value="-0.234135757903493" calcext:value-type="float">
            <text:p>-0.234135757903493</text:p>
          </table:table-cell>
        </table:table-row>
        <table:table-row table:style-name="ro1">
          <table:table-cell office:value-type="float" office:value="-0.00000003983501375981" calcext:value-type="float">
            <text:p>-3.98350137598147E-08</text:p>
          </table:table-cell>
          <table:table-cell office:value-type="float" office:value="0.00000005145227110695" calcext:value-type="float">
            <text:p>5.14522711069536E-08</text:p>
          </table:table-cell>
          <table:table-cell office:value-type="float" office:value="-0.311312560251825" calcext:value-type="float">
            <text:p>-0.311312560251825</text:p>
          </table:table-cell>
        </table:table-row>
        <table:table-row table:style-name="ro1">
          <table:table-cell office:value-type="float" office:value="-0.00000008532663811622" calcext:value-type="float">
            <text:p>-8.53266381162232E-08</text:p>
          </table:table-cell>
          <table:table-cell office:value-type="float" office:value="0.00000011010857994291" calcext:value-type="float">
            <text:p>1.10108579942906E-07</text:p>
          </table:table-cell>
          <table:table-cell office:value-type="float" office:value="-0.388056003068491" calcext:value-type="float">
            <text:p>-0.388056003068491</text:p>
          </table:table-cell>
        </table:table-row>
        <table:table-row table:style-name="ro1">
          <table:table-cell office:value-type="float" office:value="-0.00000015632541094934" calcext:value-type="float">
            <text:p>-1.56325410949343E-07</text:p>
          </table:table-cell>
          <table:table-cell office:value-type="float" office:value="0.00000020159450195567" calcext:value-type="float">
            <text:p>2.01594501955669E-07</text:p>
          </table:table-cell>
          <table:table-cell office:value-type="float" office:value="-0.46436660142089" calcext:value-type="float">
            <text:p>-0.46436660142089</text:p>
          </table:table-cell>
        </table:table-row>
        <table:table-row table:style-name="ro1">
          <table:table-cell office:value-type="float" office:value="0.306571788137488" calcext:value-type="float">
            <text:p>0.306571788137488</text:p>
          </table:table-cell>
          <table:table-cell office:value-type="float" office:value="0.0000177557390352398" calcext:value-type="float">
            <text:p>1.77557390352398E-05</text:p>
          </table:table-cell>
          <table:table-cell office:value-type="float" office:value="-0.0173449499816063" calcext:value-type="float">
            <text:p>-0.0173449499816063</text:p>
          </table:table-cell>
        </table:table-row>
        <table:table-row table:style-name="ro1">
          <table:table-cell office:value-type="float" office:value="0.313330614391632" calcext:value-type="float">
            <text:p>0.313330614391632</text:p>
          </table:table-cell>
          <table:table-cell office:value-type="float" office:value="-0.0000328016489441046" calcext:value-type="float">
            <text:p>-3.28016489441046E-05</text:p>
          </table:table-cell>
          <table:table-cell office:value-type="float" office:value="-0.101505773557824" calcext:value-type="float">
            <text:p>-0.101505773557824</text:p>
          </table:table-cell>
        </table:table-row>
        <table:table-row table:style-name="ro1">
          <table:table-cell office:value-type="float" office:value="0.319801624293107" calcext:value-type="float">
            <text:p>0.319801624293107</text:p>
          </table:table-cell>
          <table:table-cell office:value-type="float" office:value="-0.0000812361928838608" calcext:value-type="float">
            <text:p>-8.12361928838608E-05</text:p>
          </table:table-cell>
          <table:table-cell office:value-type="float" office:value="-0.185344381862733" calcext:value-type="float">
            <text:p>-0.185344381862733</text:p>
          </table:table-cell>
        </table:table-row>
        <table:table-row table:style-name="ro1">
          <table:table-cell office:value-type="float" office:value="-0.184446307708202" calcext:value-type="float">
            <text:p>-0.184446307708202</text:p>
          </table:table-cell>
          <table:table-cell office:value-type="float" office:value="0.0000124474496654937" calcext:value-type="float">
            <text:p>1.24474496654937E-05</text:p>
          </table:table-cell>
          <table:table-cell office:value-type="float" office:value="0.000823045811091522" calcext:value-type="float">
            <text:p>0.000823045811091522</text:p>
          </table:table-cell>
        </table:table-row>
        <table:table-row table:style-name="ro1">
          <table:table-cell office:value-type="float" office:value="-0.0546005086914259" calcext:value-type="float">
            <text:p>-0.0546005086914259</text:p>
          </table:table-cell>
          <table:table-cell office:value-type="float" office:value="0.00000309641812228077" calcext:value-type="float">
            <text:p>3.09641812228077E-06</text:p>
          </table:table-cell>
          <table:table-cell office:value-type="float" office:value="0.128071879666954" calcext:value-type="float">
            <text:p>0.128071879666954</text:p>
          </table:table-cell>
        </table:table-row>
        <table:table-row table:style-name="ro1">
          <table:table-cell office:value-type="float" office:value="-0.0539354833071562" calcext:value-type="float">
            <text:p>-0.0539354833071562</text:p>
          </table:table-cell>
          <table:table-cell office:value-type="float" office:value="0.0000020796913342802" calcext:value-type="float">
            <text:p>2.0796913342802E-06</text:p>
          </table:table-cell>
          <table:table-cell office:value-type="float" office:value="0.0487378070746641" calcext:value-type="float">
            <text:p>0.0487378070746641</text:p>
          </table:table-cell>
        </table:table-row>
        <table:table-row table:style-name="ro1">
          <table:table-cell office:value-type="float" office:value="-0.0532673932688126" calcext:value-type="float">
            <text:p>-0.0532673932688126</text:p>
          </table:table-cell>
          <table:table-cell office:value-type="float" office:value="0.00000125069800659421" calcext:value-type="float">
            <text:p>1.25069800659421E-06</text:p>
          </table:table-cell>
          <table:table-cell office:value-type="float" office:value="-0.0301069510433433" calcext:value-type="float">
            <text:p>-0.0301069510433433</text:p>
          </table:table-cell>
        </table:table-row>
        <table:table-row table:style-name="ro1">
          <table:table-cell office:value-type="float" office:value="0.0193388414161076" calcext:value-type="float">
            <text:p>0.0193388414161076</text:p>
          </table:table-cell>
          <table:table-cell office:value-type="float" office:value="0.00000277204671793245" calcext:value-type="float">
            <text:p>2.77204671793245E-06</text:p>
          </table:table-cell>
          <table:table-cell office:value-type="float" office:value="0.0202828413581341" calcext:value-type="float">
            <text:p>0.0202828413581341</text:p>
          </table:table-cell>
        </table:table-row>
        <table:table-row table:style-name="ro1">
          <table:table-cell office:value-type="float" office:value="0.0371511848932422" calcext:value-type="float">
            <text:p>0.0371511848932422</text:p>
          </table:table-cell>
          <table:table-cell office:value-type="float" office:value="0.00000923822091198494" calcext:value-type="float">
            <text:p>9.23822091198494E-06</text:p>
          </table:table-cell>
          <table:table-cell office:value-type="float" office:value="-0.0271328412213973" calcext:value-type="float">
            <text:p>-0.0271328412213973</text:p>
          </table:table-cell>
        </table:table-row>
        <table:table-row table:style-name="ro1">
          <table:table-cell office:value-type="float" office:value="0.0660517035870716" calcext:value-type="float">
            <text:p>0.0660517035870716</text:p>
          </table:table-cell>
          <table:table-cell office:value-type="float" office:value="0.00000850324361520026" calcext:value-type="float">
            <text:p>8.50324361520026E-06</text:p>
          </table:table-cell>
          <table:table-cell office:value-type="float" office:value="-0.0550635955138008" calcext:value-type="float">
            <text:p>-0.0550635955138008</text:p>
          </table:table-cell>
        </table:table-row>
        <table:table-row table:style-name="ro1">
          <table:table-cell office:value-type="float" office:value="-0.0288135689121022" calcext:value-type="float">
            <text:p>-0.0288135689121022</text:p>
          </table:table-cell>
          <table:table-cell office:value-type="float" office:value="0.0000061955623974405" calcext:value-type="float">
            <text:p>6.1955623974405E-06</text:p>
          </table:table-cell>
          <table:table-cell office:value-type="float" office:value="0.0291739288595522" calcext:value-type="float">
            <text:p>0.0291739288595522</text:p>
          </table:table-cell>
        </table:table-row>
        <table:table-row table:style-name="ro1">
          <table:table-cell office:value-type="float" office:value="-0.00506901571963037" calcext:value-type="float">
            <text:p>-0.00506901571963037</text:p>
          </table:table-cell>
          <table:table-cell office:value-type="float" office:value="0.0000047377140931089" calcext:value-type="float">
            <text:p>4.7377140931089E-06</text:p>
          </table:table-cell>
          <table:table-cell office:value-type="float" office:value="0.00764493722792831" calcext:value-type="float">
            <text:p>0.00764493722792831</text:p>
          </table:table-cell>
        </table:table-row>
        <table:table-row table:style-name="ro1">
          <table:table-cell office:value-type="float" office:value="-0.00371422236158589" calcext:value-type="float">
            <text:p>-0.00371422236158589</text:p>
          </table:table-cell>
          <table:table-cell office:value-type="float" office:value="0.00000392821314296589" calcext:value-type="float">
            <text:p>3.92821314296589E-06</text:p>
          </table:table-cell>
          <table:table-cell office:value-type="float" office:value="0.005691599112706" calcext:value-type="float">
            <text:p>0.005691599112706</text:p>
          </table:table-cell>
        </table:table-row>
        <table:table-row table:style-name="ro1">
          <table:table-cell office:value-type="float" office:value="-0.00295816640539723" calcext:value-type="float">
            <text:p>-0.00295816640539723</text:p>
          </table:table-cell>
          <table:table-cell office:value-type="float" office:value="0.00000314868715982911" calcext:value-type="float">
            <text:p>3.14868715982911E-06</text:p>
          </table:table-cell>
          <table:table-cell office:value-type="float" office:value="0.00453683436501054" calcext:value-type="float">
            <text:p>0.00453683436501054</text:p>
          </table:table-cell>
        </table:table-row>
        <table:table-row table:style-name="ro1">
          <table:table-cell office:value-type="float" office:value="-0.00236411480816767" calcext:value-type="float">
            <text:p>-0.00236411480816767</text:p>
          </table:table-cell>
          <table:table-cell office:value-type="float" office:value="0.00000252156519801604" calcext:value-type="float">
            <text:p>2.52156519801604E-06</text:p>
          </table:table-cell>
          <table:table-cell office:value-type="float" office:value="0.00362446501240427" calcext:value-type="float">
            <text:p>0.00362446501240427</text:p>
          </table:table-cell>
        </table:table-row>
        <table:table-row table:style-name="ro1">
          <table:table-cell office:value-type="float" office:value="-0.00188943085313413" calcext:value-type="float">
            <text:p>-0.00188943085313413</text:p>
          </table:table-cell>
          <table:table-cell office:value-type="float" office:value="0.00000201913492154482" calcext:value-type="float">
            <text:p>2.01913492154482E-06</text:p>
          </table:table-cell>
          <table:table-cell office:value-type="float" office:value="0.0028960981271909" calcext:value-type="float">
            <text:p>0.0028960981271909</text:p>
          </table:table-cell>
        </table:table-row>
        <table:table-row table:style-name="ro1">
          <table:table-cell office:value-type="float" office:value="-0.00151004608589869" calcext:value-type="float">
            <text:p>-0.00151004608589869</text:p>
          </table:table-cell>
          <table:table-cell office:value-type="float" office:value="0.00000161677903771295" calcext:value-type="float">
            <text:p>1.61677903771295E-06</text:p>
          </table:table-cell>
          <table:table-cell office:value-type="float" office:value="0.00231437201837423" calcext:value-type="float">
            <text:p>0.00231437201837423</text:p>
          </table:table-cell>
        </table:table-row>
        <table:table-row table:style-name="ro1">
          <table:table-cell office:value-type="float" office:value="-0.00120684862224031" calcext:value-type="float">
            <text:p>-0.00120684862224031</text:p>
          </table:table-cell>
          <table:table-cell office:value-type="float" office:value="0.00000129458531874487" calcext:value-type="float">
            <text:p>1.29458531874487E-06</text:p>
          </table:table-cell>
          <table:table-cell office:value-type="float" office:value="0.00184971576082209" calcext:value-type="float">
            <text:p>0.00184971576082209</text:p>
          </table:table-cell>
        </table:table-row>
        <table:table-row table:style-name="ro1">
          <table:table-cell office:value-type="float" office:value="-0.000964549569590356" calcext:value-type="float">
            <text:p>-0.000964549569590356</text:p>
          </table:table-cell>
          <table:table-cell office:value-type="float" office:value="0.00000103659062567963" calcext:value-type="float">
            <text:p>1.03659062567963E-06</text:p>
          </table:table-cell>
          <table:table-cell office:value-type="float" office:value="0.00147854569144956" calcext:value-type="float">
            <text:p>0.00147854569144956</text:p>
          </table:table-cell>
        </table:table-row>
        <table:table-row table:style-name="ro1">
          <table:table-cell office:value-type="float" office:value="-0.000770922315986369" calcext:value-type="float">
            <text:p>-0.000770922315986369</text:p>
          </table:table-cell>
          <table:table-cell office:value-type="float" office:value="0.00000083000550506304" calcext:value-type="float">
            <text:p>8.30005505063042E-07</text:p>
          </table:table-cell>
          <table:table-cell office:value-type="float" office:value="0.00118204089036636" calcext:value-type="float">
            <text:p>0.00118204089036636</text:p>
          </table:table-cell>
        </table:table-row>
        <table:table-row table:style-name="ro1">
          <table:table-cell office:value-type="float" office:value="-0.000616192330977691" calcext:value-type="float">
            <text:p>-0.000616192330977691</text:p>
          </table:table-cell>
          <table:table-cell office:value-type="float" office:value="0.00000066458688374994" calcext:value-type="float">
            <text:p>6.6458688374994E-07</text:p>
          </table:table-cell>
          <table:table-cell office:value-type="float" office:value="0.000945176458513192" calcext:value-type="float">
            <text:p>0.000945176458513192</text:p>
          </table:table-cell>
        </table:table-row>
        <table:table-row table:style-name="ro1">
          <table:table-cell office:value-type="float" office:value="-0.000492546912799277" calcext:value-type="float">
            <text:p>-0.000492546912799277</text:p>
          </table:table-cell>
          <table:table-cell office:value-type="float" office:value="0.00000053213176085409" calcext:value-type="float">
            <text:p>5.32131760854088E-07</text:p>
          </table:table-cell>
          <table:table-cell office:value-type="float" office:value="0.000755955104797187" calcext:value-type="float">
            <text:p>0.000755955104797187</text:p>
          </table:table-cell>
        </table:table-row>
        <table:table-row table:style-name="ro1">
          <table:table-cell office:value-type="float" office:value="-0.000393742138133507" calcext:value-type="float">
            <text:p>-0.000393742138133507</text:p>
          </table:table-cell>
          <table:table-cell office:value-type="float" office:value="0.00000042607137359606" calcext:value-type="float">
            <text:p>4.26071373596057E-07</text:p>
          </table:table-cell>
          <table:table-cell office:value-type="float" office:value="0.000604795408981271" calcext:value-type="float">
            <text:p>0.000604795408981271</text:p>
          </table:table-cell>
        </table:table-row>
        <table:table-row table:style-name="ro1">
          <table:table-cell office:value-type="float" office:value="-0.000314788151862741" calcext:value-type="float">
            <text:p>-0.000314788151862741</text:p>
          </table:table-cell>
          <table:table-cell office:value-type="float" office:value="0.00000034114619553339" calcext:value-type="float">
            <text:p>3.4114619553339E-07</text:p>
          </table:table-cell>
          <table:table-cell office:value-type="float" office:value="0.000484044381233312" calcext:value-type="float">
            <text:p>0.000484044381233312</text:p>
          </table:table-cell>
        </table:table-row>
        <table:table-row table:style-name="ro1">
          <table:table-cell office:value-type="float" office:value="-0.000251697425013297" calcext:value-type="float">
            <text:p>-0.000251697425013297</text:p>
          </table:table-cell>
          <table:table-cell office:value-type="float" office:value="0.00000027314450581595" calcext:value-type="float">
            <text:p>2.73144505815953E-07</text:p>
          </table:table-cell>
          <table:table-cell office:value-type="float" office:value="0.000387588731182859" calcext:value-type="float">
            <text:p>0.000387588731182859</text:p>
          </table:table-cell>
        </table:table-row>
        <table:table-row table:style-name="ro1">
          <table:table-cell office:value-type="float" office:value="-0.00020128345275261" calcext:value-type="float">
            <text:p>-0.00020128345275261</text:p>
          </table:table-cell>
          <table:table-cell office:value-type="float" office:value="0.00000021869419647116" calcext:value-type="float">
            <text:p>2.18694196471157E-07</text:p>
          </table:table-cell>
          <table:table-cell office:value-type="float" office:value="0.000310544745892385" calcext:value-type="float">
            <text:p>0.000310544745892385</text:p>
          </table:table-cell>
        </table:table-row>
        <table:table-row table:style-name="ro1">
          <table:table-cell office:value-type="float" office:value="-0.000160999852779481" calcext:value-type="float">
            <text:p>-0.000160999852779481</text:p>
          </table:table-cell>
          <table:table-cell office:value-type="float" office:value="0.00000017509483650545" calcext:value-type="float">
            <text:p>1.75094836505449E-07</text:p>
          </table:table-cell>
          <table:table-cell office:value-type="float" office:value="0.000249010770060967" calcext:value-type="float">
            <text:p>0.000249010770060967</text:p>
          </table:table-cell>
        </table:table-row>
        <table:table-row table:style-name="ro1">
          <table:table-cell office:value-type="float" office:value="-0.000128811772069984" calcext:value-type="float">
            <text:p>-0.000128811772069984</text:p>
          </table:table-cell>
          <table:table-cell office:value-type="float" office:value="0.0000001401844028857" calcext:value-type="float">
            <text:p>1.40184402885695E-07</text:p>
          </table:table-cell>
          <table:table-cell office:value-type="float" office:value="0.000199869579024445" calcext:value-type="float">
            <text:p>0.000199869579024445</text:p>
          </table:table-cell>
        </table:table-row>
        <table:table-row table:style-name="ro1">
          <table:table-cell office:value-type="float" office:value="-0.000103093118262662" calcext:value-type="float">
            <text:p>-0.000103093118262662</text:p>
          </table:table-cell>
          <table:table-cell office:value-type="float" office:value="0.00000011223138402659" calcext:value-type="float">
            <text:p>1.12231384026592E-07</text:p>
          </table:table-cell>
          <table:table-cell office:value-type="float" office:value="0.000160630600017433" calcext:value-type="float">
            <text:p>0.000160630600017433</text:p>
          </table:table-cell>
        </table:table-row>
        <table:table-row table:style-name="ro1">
          <table:table-cell office:value-type="float" office:value="-0.000082544442324764" calcext:value-type="float">
            <text:p>-8.2544442324764E-05</text:p>
          </table:table-cell>
          <table:table-cell office:value-type="float" office:value="0.00000008984958578819" calcext:value-type="float">
            <text:p>8.98495857881912E-08</text:p>
          </table:table-cell>
          <table:table-cell office:value-type="float" office:value="0.00012930387343485" calcext:value-type="float">
            <text:p>0.00012930387343485</text:p>
          </table:table-cell>
        </table:table-row>
        <table:table-row table:style-name="ro1">
          <table:table-cell office:value-type="float" office:value="-0.0000661273192904821" calcext:value-type="float">
            <text:p>-6.61273192904821E-05</text:p>
          </table:table-cell>
          <table:table-cell office:value-type="float" office:value="0.00000007192873757734" calcext:value-type="float">
            <text:p>7.19287375773439E-08</text:p>
          </table:table-cell>
          <table:table-cell office:value-type="float" office:value="0.000104299399238811" calcext:value-type="float">
            <text:p>0.000104299399238811</text:p>
          </table:table-cell>
        </table:table-row>
        <table:table-row table:style-name="ro1">
          <table:table-cell office:value-type="float" office:value="-0.0000530119060246359" calcext:value-type="float">
            <text:p>-5.30119060246359E-05</text:p>
          </table:table-cell>
          <table:table-cell office:value-type="float" office:value="0.00000005757992394324" calcext:value-type="float">
            <text:p>5.75799239432421E-08</text:p>
          </table:table-cell>
          <table:table-cell office:value-type="float" office:value="0.0000843467357417027" calcext:value-type="float">
            <text:p>8.43467357417027E-05</text:p>
          </table:table-cell>
        </table:table-row>
        <table:table-row table:style-name="ro1">
          <table:table-cell office:value-type="float" office:value="-0.0000425350478051173" calcext:value-type="float">
            <text:p>-4.25350478051173E-05</text:p>
          </table:table-cell>
          <table:table-cell office:value-type="float" office:value="0.00000004609150970847" calcext:value-type="float">
            <text:p>4.60915097084669E-08</text:p>
          </table:table-cell>
          <table:table-cell office:value-type="float" office:value="0.0000684307481721436" calcext:value-type="float">
            <text:p>6.84307481721436E-05</text:p>
          </table:table-cell>
        </table:table-row>
        <table:table-row table:style-name="ro1">
          <table:table-cell office:value-type="float" office:value="-0.0000341667887211738" calcext:value-type="float">
            <text:p>-3.41667887211738E-05</text:p>
          </table:table-cell>
          <table:table-cell office:value-type="float" office:value="0.0000000368931837836" calcext:value-type="float">
            <text:p>3.68931837835952E-08</text:p>
          </table:table-cell>
          <table:table-cell office:value-type="float" office:value="0.0000557403097567466" calcext:value-type="float">
            <text:p>5.57403097567466E-05</text:p>
          </table:table-cell>
        </table:table-row>
        <table:table-row table:style-name="ro1">
          <table:table-cell office:value-type="float" office:value="-0.0000274836185198968" calcext:value-type="float">
            <text:p>-2.74836185198968E-05</text:p>
          </table:table-cell>
          <table:table-cell office:value-type="float" office:value="0.00000002952888975667" calcext:value-type="float">
            <text:p>2.95288897566697E-08</text:p>
          </table:table-cell>
          <table:table-cell office:value-type="float" office:value="0.000045627285628555" calcext:value-type="float">
            <text:p>4.5627285628555E-05</text:p>
          </table:table-cell>
        </table:table-row>
        <table:table-row table:style-name="ro1">
          <table:table-cell office:value-type="float" office:value="-0.0000221470927361245" calcext:value-type="float">
            <text:p>-2.21470927361245E-05</text:p>
          </table:table-cell>
          <table:table-cell office:value-type="float" office:value="0.00000002363278408214" calcext:value-type="float">
            <text:p>2.36327840821361E-08</text:p>
          </table:table-cell>
          <table:table-cell office:value-type="float" office:value="0.0000375737809286264" calcext:value-type="float">
            <text:p>3.75737809286264E-05</text:p>
          </table:table-cell>
        </table:table-row>
        <table:table-row table:style-name="ro1">
          <table:table-cell office:value-type="float" office:value="-0.0000178867397455928" calcext:value-type="float">
            <text:p>-1.78867397455928E-05</text:p>
          </table:table-cell>
          <table:table-cell office:value-type="float" office:value="0.00000001891258355223" calcext:value-type="float">
            <text:p>1.89125835522252E-08</text:p>
          </table:table-cell>
          <table:table-cell office:value-type="float" office:value="0.0000311659742839587" calcext:value-type="float">
            <text:p>3.11659742839587E-05</text:p>
          </table:table-cell>
        </table:table-row>
        <table:table-row table:style-name="ro1">
          <table:table-cell office:value-type="float" office:value="-0.0000144864176140902" calcext:value-type="float">
            <text:p>-1.44864176140902E-05</text:p>
          </table:table-cell>
          <table:table-cell office:value-type="float" office:value="0.00000001513357628559" calcext:value-type="float">
            <text:p>1.51335762855855E-08</text:p>
          </table:table-cell>
          <table:table-cell office:value-type="float" office:value="0.0000260731880807885" calcext:value-type="float">
            <text:p>2.60731880807885E-05</text:p>
          </table:table-cell>
        </table:table-row>
        <table:table-row table:style-name="ro1">
          <table:table-cell office:value-type="float" office:value="-0.0000117733906651596" calcext:value-type="float">
            <text:p>-1.17733906651596E-05</text:p>
          </table:table-cell>
          <table:table-cell office:value-type="float" office:value="0.00000001210848942711" calcext:value-type="float">
            <text:p>1.21084894271067E-08</text:p>
          </table:table-cell>
          <table:table-cell office:value-type="float" office:value="0.000022031199194833" calcext:value-type="float">
            <text:p>2.2031199194833E-05</text:p>
          </table:table-cell>
        </table:table-row>
        <table:table-row table:style-name="ro1">
          <table:table-cell office:value-type="float" office:value="-0.00000960962087161177" calcext:value-type="float">
            <text:p>-9.60962087161177E-06</text:p>
          </table:table-cell>
          <table:table-cell office:value-type="float" office:value="0.00000000968670160759" calcext:value-type="float">
            <text:p>9.68670160759158E-09</text:p>
          </table:table-cell>
          <table:table-cell office:value-type="float" office:value="0.0000188288698469569" calcext:value-type="float">
            <text:p>1.88288698469569E-05</text:p>
          </table:table-cell>
        </table:table-row>
        <table:table-row table:style-name="ro1">
          <table:table-cell office:value-type="float" office:value="-0.00000788479259140884" calcext:value-type="float">
            <text:p>-7.88479259140884E-06</text:p>
          </table:table-cell>
          <table:table-cell office:value-type="float" office:value="0.00000000774826794719" calcext:value-type="float">
            <text:p>7.74826794719461E-09</text:p>
          </table:table-cell>
          <table:table-cell office:value-type="float" office:value="0.0000162974871271981" calcext:value-type="float">
            <text:p>1.62974871271981E-05</text:p>
          </table:table-cell>
        </table:table-row>
        <table:table-row table:style-name="ro1">
          <table:table-cell office:value-type="float" office:value="-0.00000651074580013122" calcext:value-type="float">
            <text:p>-6.51074580013122E-06</text:p>
          </table:table-cell>
          <table:table-cell office:value-type="float" office:value="0.0000000061965227264" calcext:value-type="float">
            <text:p>6.19652272640182E-09</text:p>
          </table:table-cell>
          <table:table-cell office:value-type="float" office:value="0.0000143022434364454" calcext:value-type="float">
            <text:p>1.43022434364454E-05</text:p>
          </table:table-cell>
        </table:table-row>
        <table:table-row table:style-name="ro1">
          <table:table-cell office:value-type="float" office:value="-0.00000541702918459286" calcext:value-type="float">
            <text:p>-5.41702918459286E-06</text:p>
          </table:table-cell>
          <table:table-cell office:value-type="float" office:value="0.00000000495453287729" calcext:value-type="float">
            <text:p>4.95453287729212E-09</text:p>
          </table:table-cell>
          <table:table-cell office:value-type="float" office:value="0.000012735409532505" calcext:value-type="float">
            <text:p>1.2735409532505E-05</text:p>
          </table:table-cell>
        </table:table-row>
        <table:table-row table:style-name="ro1">
          <table:table-cell office:value-type="float" office:value="-0.00000454733736603152" calcext:value-type="float">
            <text:p>-4.54733736603152E-06</text:p>
          </table:table-cell>
          <table:table-cell office:value-type="float" office:value="0.0000000039605378108" calcext:value-type="float">
            <text:p>3.96053781080321E-09</text:p>
          </table:table-cell>
          <table:table-cell office:value-type="float" office:value="0.0000115109109674605" calcext:value-type="float">
            <text:p>1.15109109674605E-05</text:p>
          </table:table-cell>
        </table:table-row>
        <table:table-row table:style-name="ro1">
          <table:table-cell office:value-type="float" office:value="-0.00000385667694481617" calcext:value-type="float">
            <text:p>-3.85667694481617E-06</text:p>
          </table:table-cell>
          <table:table-cell office:value-type="float" office:value="0.00000000316494577313" calcext:value-type="float">
            <text:p>3.16494577312914E-09</text:p>
          </table:table-cell>
          <table:table-cell office:value-type="float" office:value="0.0000105599620141977" calcext:value-type="float">
            <text:p>1.05599620141977E-05</text:p>
          </table:table-cell>
        </table:table-row>
        <table:table-row table:style-name="ro1">
          <table:table-cell office:value-type="float" office:value="-0.00000330908914679406" calcext:value-type="float">
            <text:p>-3.30908914679406E-06</text:p>
          </table:table-cell>
          <table:table-cell office:value-type="float" office:value="0.00000000252833644888" calcext:value-type="float">
            <text:p>2.52833644888348E-09</text:p>
          </table:table-cell>
          <table:table-cell office:value-type="float" office:value="0.00000982759822826251" calcext:value-type="float">
            <text:p>9.82759822826251E-06</text:p>
          </table:table-cell>
        </table:table-row>
        <table:table-row table:style-name="ro1">
          <table:table-cell office:value-type="float" office:value="-0.00000287583660878166" calcext:value-type="float">
            <text:p>-2.87583660878166E-06</text:p>
          </table:table-cell>
          <table:table-cell office:value-type="float" office:value="0.00000000201883862092" calcext:value-type="float">
            <text:p>2.01883862091886E-09</text:p>
          </table:table-cell>
          <table:table-cell office:value-type="float" office:value="0.00000926990457138233" calcext:value-type="float">
            <text:p>9.26990457138233E-06</text:p>
          </table:table-cell>
        </table:table-row>
        <table:table-row table:style-name="ro1">
          <table:table-cell office:value-type="float" office:value="-0.0000025339551082415" calcext:value-type="float">
            <text:p>-2.5339551082415E-06</text:p>
          </table:table-cell>
          <table:table-cell office:value-type="float" office:value="0.00000000161124056746" calcext:value-type="float">
            <text:p>1.61124056746255E-09</text:p>
          </table:table-cell>
          <table:table-cell office:value-type="float" office:value="0.00000885178125936692" calcext:value-type="float">
            <text:p>8.85178125936692E-06</text:p>
          </table:table-cell>
        </table:table-row>
        <table:table-row table:style-name="ro1">
          <table:table-cell office:value-type="float" office:value="-0.00000226509081630022" calcext:value-type="float">
            <text:p>-2.26509081630022E-06</text:p>
          </table:table-cell>
          <table:table-cell office:value-type="float" office:value="0.00000000128505227925" calcext:value-type="float">
            <text:p>1.28505227924673E-09</text:p>
          </table:table-cell>
          <table:table-cell office:value-type="float" office:value="0.00000854518938941951" calcext:value-type="float">
            <text:p>8.54518938941951E-06</text:p>
          </table:table-cell>
        </table:table-row>
        <table:table-row table:style-name="ro1">
          <table:table-cell office:value-type="float" office:value="-0.00000205457634759598" calcext:value-type="float">
            <text:p>-2.05457634759598E-06</text:p>
          </table:table-cell>
          <table:table-cell office:value-type="float" office:value="0.0000000010241778553" calcext:value-type="float">
            <text:p>1.0241778553019E-09</text:p>
          </table:table-cell>
          <table:table-cell office:value-type="float" office:value="0.00000832771836212221" calcext:value-type="float">
            <text:p>8.32771836212221E-06</text:p>
          </table:table-cell>
        </table:table-row>
        <table:table-row table:style-name="ro1">
          <table:table-cell office:value-type="float" office:value="-0.00000189069196063207" calcext:value-type="float">
            <text:p>-1.89069196063207E-06</text:p>
          </table:table-cell>
          <table:table-cell office:value-type="float" office:value="0.00000000081541588134" calcext:value-type="float">
            <text:p>8.15415881336902E-10</text:p>
          </table:table-cell>
          <table:table-cell office:value-type="float" office:value="0.0000081814599244695" calcext:value-type="float">
            <text:p>8.1814599244695E-06</text:p>
          </table:table-cell>
        </table:table-row>
        <table:table-row table:style-name="ro1">
          <table:table-cell office:value-type="float" office:value="-0.0000017640672655278" calcext:value-type="float">
            <text:p>-1.7640672655278E-06</text:p>
          </table:table-cell>
          <table:table-cell office:value-type="float" office:value="0.00000000064852085162" calcext:value-type="float">
            <text:p>6.4852085161844E-10</text:p>
          </table:table-cell>
          <table:table-cell office:value-type="float" office:value="0.00000809211044006108" calcext:value-type="float">
            <text:p>8.09211044006108E-06</text:p>
          </table:table-cell>
        </table:table-row>
        <table:table-row table:style-name="ro1">
          <table:table-cell office:value-type="float" office:value="-0.00000166721901909139" calcext:value-type="float">
            <text:p>-1.66721901909139E-06</text:p>
          </table:table-cell>
          <table:table-cell office:value-type="float" office:value="0.00000000051499548914" calcext:value-type="float">
            <text:p>5.14995489141314E-10</text:p>
          </table:table-cell>
          <table:table-cell office:value-type="float" office:value="0.00000804823092025175" calcext:value-type="float">
            <text:p>8.04823092025175E-06</text:p>
          </table:table-cell>
        </table:table-row>
        <table:table-row table:style-name="ro1">
          <table:table-cell office:value-type="float" office:value="-0.00000159416211481522" calcext:value-type="float">
            <text:p>-1.59416211481522E-06</text:p>
          </table:table-cell>
          <table:table-cell office:value-type="float" office:value="0.00000000040817879542" calcext:value-type="float">
            <text:p>4.08178795417985E-10</text:p>
          </table:table-cell>
          <table:table-cell office:value-type="float" office:value="0.00000804068987086959" calcext:value-type="float">
            <text:p>8.04068987086959E-06</text:p>
          </table:table-cell>
        </table:table-row>
        <table:table-row table:style-name="ro1">
          <table:table-cell office:value-type="float" office:value="-0.00000154011561490086" calcext:value-type="float">
            <text:p>-1.54011561490086E-06</text:p>
          </table:table-cell>
          <table:table-cell office:value-type="float" office:value="0.00000000032290958104" calcext:value-type="float">
            <text:p>3.22909581039836E-10</text:p>
          </table:table-cell>
          <table:table-cell office:value-type="float" office:value="0.00000806218464731445" calcext:value-type="float">
            <text:p>8.06218464731445E-06</text:p>
          </table:table-cell>
        </table:table-row>
        <table:table-row table:style-name="ro1">
          <table:table-cell office:value-type="float" office:value="-0.00000150126002948503" calcext:value-type="float">
            <text:p>-1.50126002948503E-06</text:p>
          </table:table-cell>
          <table:table-cell office:value-type="float" office:value="0.00000000025457305182" calcext:value-type="float">
            <text:p>2.54573051823895E-10</text:p>
          </table:table-cell>
          <table:table-cell office:value-type="float" office:value="0.00000810687952185196" calcext:value-type="float">
            <text:p>8.10687952185196E-06</text:p>
          </table:table-cell>
        </table:table-row>
        <table:table-row table:style-name="ro1">
          <table:table-cell office:value-type="float" office:value="-0.00000147453860753488" calcext:value-type="float">
            <text:p>-1.47453860753488E-06</text:p>
          </table:table-cell>
          <table:table-cell office:value-type="float" office:value="0.00000000020011783315" calcext:value-type="float">
            <text:p>2.00117833146387E-10</text:p>
          </table:table-cell>
          <table:table-cell office:value-type="float" office:value="0.00000817011767788312" calcext:value-type="float">
            <text:p>8.17011767788312E-06</text:p>
          </table:table-cell>
        </table:table-row>
        <table:table-row table:style-name="ro1">
          <table:table-cell office:value-type="float" office:value="-0.00000145751392205407" calcext:value-type="float">
            <text:p>-1.45751392205407E-06</text:p>
          </table:table-cell>
          <table:table-cell office:value-type="float" office:value="0.00000000015642649081" calcext:value-type="float">
            <text:p>1.56426490813375E-10</text:p>
          </table:table-cell>
          <table:table-cell office:value-type="float" office:value="0.00000824816862726729" calcext:value-type="float">
            <text:p>8.24816862726729E-06</text:p>
          </table:table-cell>
        </table:table-row>
        <table:table-row table:style-name="ro1">
          <table:table-cell office:value-type="float" office:value="-0.00000144823253736548" calcext:value-type="float">
            <text:p>-1.44823253736548E-06</text:p>
          </table:table-cell>
          <table:table-cell office:value-type="float" office:value="0.00000000012167995953" calcext:value-type="float">
            <text:p>1.21679959525467E-10</text:p>
          </table:table-cell>
          <table:table-cell office:value-type="float" office:value="0.00000833806068287202" calcext:value-type="float">
            <text:p>8.33806068287202E-06</text:p>
          </table:table-cell>
        </table:table-row>
        <table:table-row table:style-name="ro1">
          <table:table-cell office:value-type="float" office:value="-0.00000144513751659803" calcext:value-type="float">
            <text:p>-1.44513751659803E-06</text:p>
          </table:table-cell>
          <table:table-cell office:value-type="float" office:value="0.00000000009374988567" calcext:value-type="float">
            <text:p>9.37498856729923E-11</text:p>
          </table:table-cell>
          <table:table-cell office:value-type="float" office:value="0.00000843741294540012" calcext:value-type="float">
            <text:p>8.43741294540012E-06</text:p>
          </table:table-cell>
        </table:table-row>
        <table:table-row table:style-name="ro1">
          <table:table-cell office:value-type="float" office:value="-0.00000144698267603993" calcext:value-type="float">
            <text:p>-1.44698267603993E-06</text:p>
          </table:table-cell>
          <table:table-cell office:value-type="float" office:value="0.00000000007159929674" calcext:value-type="float">
            <text:p>7.15992967406323E-11</text:p>
          </table:table-cell>
          <table:table-cell office:value-type="float" office:value="0.00000854432321423237" calcext:value-type="float">
            <text:p>8.54432321423237E-06</text:p>
          </table:table-cell>
        </table:table-row>
        <table:table-row table:style-name="ro1">
          <table:table-cell office:value-type="float" office:value="-0.00000145277156624046" calcext:value-type="float">
            <text:p>-1.45277156624046E-06</text:p>
          </table:table-cell>
          <table:table-cell office:value-type="float" office:value="0.00000000005373962896" calcext:value-type="float">
            <text:p>5.37396289647529E-11</text:p>
          </table:table-cell>
          <table:table-cell office:value-type="float" office:value="0.0000086572770358756" calcext:value-type="float">
            <text:p>8.6572770358756E-06</text:p>
          </table:table-cell>
        </table:table-row>
        <table:table-row table:style-name="ro1">
          <table:table-cell office:value-type="float" office:value="-0.000001461709430578" calcext:value-type="float">
            <text:p>-1.461709430578E-06</text:p>
          </table:table-cell>
          <table:table-cell office:value-type="float" office:value="0.00000000003963558262" calcext:value-type="float">
            <text:p>3.96355826160404E-11</text:p>
          </table:table-cell>
          <table:table-cell office:value-type="float" office:value="0.00000877505576361848" calcext:value-type="float">
            <text:p>8.77505576361848E-06</text:p>
          </table:table-cell>
        </table:table-row>
        <table:table-row table:style-name="ro1">
          <table:table-cell office:value-type="float" office:value="-0.00000147315948502424" calcext:value-type="float">
            <text:p>-1.47315948502424E-06</text:p>
          </table:table-cell>
          <table:table-cell office:value-type="float" office:value="0.0000000000282034824" calcext:value-type="float">
            <text:p>2.82034824029723E-11</text:p>
          </table:table-cell>
          <table:table-cell office:value-type="float" office:value="0.00000889669401170357" calcext:value-type="float">
            <text:p>8.89669401170357E-06</text:p>
          </table:table-cell>
        </table:table-row>
        <table:table-row table:style-name="ro1">
          <table:table-cell office:value-type="float" office:value="-0.00000148661319712695" calcext:value-type="float">
            <text:p>-1.48661319712695E-06</text:p>
          </table:table-cell>
          <table:table-cell office:value-type="float" office:value="0.00000000001923543452" calcext:value-type="float">
            <text:p>1.92354345177381E-11</text:p>
          </table:table-cell>
          <table:table-cell office:value-type="float" office:value="0.00000902141493105968" calcext:value-type="float">
            <text:p>9.02141493105968E-06</text:p>
          </table:table-cell>
        </table:table-row>
        <table:table-row table:style-name="ro1">
          <table:table-cell office:value-type="float" office:value="-0.00000150166591661449" calcext:value-type="float">
            <text:p>-1.50166591661449E-06</text:p>
          </table:table-cell>
          <table:table-cell office:value-type="float" office:value="0.00000000001193060467" calcext:value-type="float">
            <text:p>1.19306046723344E-11</text:p>
          </table:table-cell>
          <table:table-cell office:value-type="float" office:value="0.00000914859724608641" calcext:value-type="float">
            <text:p>9.14859724608641E-06</text:p>
          </table:table-cell>
        </table:table-row>
        <table:table-row table:style-name="ro1">
          <table:table-cell office:value-type="float" office:value="-0.00000151799073484782" calcext:value-type="float">
            <text:p>-1.51799073484782E-06</text:p>
          </table:table-cell>
          <table:table-cell office:value-type="float" office:value="0.00000000000613575256" calcext:value-type="float">
            <text:p>6.13575256285331E-12</text:p>
          </table:table-cell>
          <table:table-cell office:value-type="float" office:value="0.00000927775076556281" calcext:value-type="float">
            <text:p>9.27775076556281E-06</text:p>
          </table:table-cell>
        </table:table-row>
        <table:table-row table:style-name="ro1">
          <table:table-cell office:value-type="float" office:value="-0.00000153532977997806" calcext:value-type="float">
            <text:p>-1.53532977997806E-06</text:p>
          </table:table-cell>
          <table:table-cell office:value-type="float" office:value="0.00000000000154640261" calcext:value-type="float">
            <text:p>1.54640261434398E-12</text:p>
          </table:table-cell>
          <table:table-cell office:value-type="float" office:value="0.00000940847487938823" calcext:value-type="float">
            <text:p>9.40847487938823E-06</text:p>
          </table:table-cell>
        </table:table-row>
        <table:table-row table:style-name="ro1">
          <table:table-cell office:value-type="float" office:value="-0.00000155347469610323" calcext:value-type="float">
            <text:p>-1.55347469610323E-06</text:p>
          </table:table-cell>
          <table:table-cell office:value-type="float" office:value="-0.00000000000220588627" calcext:value-type="float">
            <text:p>-2.20588626757106E-12</text:p>
          </table:table-cell>
          <table:table-cell office:value-type="float" office:value="0.0000095404580468389" calcext:value-type="float">
            <text:p>9.5404580468389E-06</text:p>
          </table:table-cell>
        </table:table-row>
        <table:table-row table:style-name="ro1">
          <table:table-cell office:value-type="float" office:value="-0.00000157225946671724" calcext:value-type="float">
            <text:p>-1.57225946671724E-06</text:p>
          </table:table-cell>
          <table:table-cell office:value-type="float" office:value="-0.00000000000513506008" calcext:value-type="float">
            <text:p>-5.13506008332166E-12</text:p>
          </table:table-cell>
          <table:table-cell office:value-type="float" office:value="0.00000967344585683927" calcext:value-type="float">
            <text:p>9.67344585683927E-06</text:p>
          </table:table-cell>
        </table:table-row>
        <table:table-row table:style-name="ro1">
          <table:table-cell office:value-type="float" office:value="-0.00000159155332142558" calcext:value-type="float">
            <text:p>-1.59155332142558E-06</text:p>
          </table:table-cell>
          <table:table-cell office:value-type="float" office:value="-0.00000000000756851335" calcext:value-type="float">
            <text:p>-7.56851334593605E-12</text:p>
          </table:table-cell>
          <table:table-cell office:value-type="float" office:value="0.00000980723448631982" calcext:value-type="float">
            <text:p>9.80723448631982E-06</text:p>
          </table:table-cell>
        </table:table-row>
        <table:table-row table:style-name="ro1">
          <table:table-cell office:value-type="float" office:value="-0.00000161124743408569" calcext:value-type="float">
            <text:p>-1.61124743408569E-06</text:p>
          </table:table-cell>
          <table:table-cell office:value-type="float" office:value="-0.00000000000944548939" calcext:value-type="float">
            <text:p>-9.44548938795932E-12</text:p>
          </table:table-cell>
          <table:table-cell office:value-type="float" office:value="0.0000099416674927133" calcext:value-type="float">
            <text:p>9.9416674927133E-06</text:p>
          </table:table-cell>
        </table:table-row>
        <table:table-row table:style-name="ro1">
          <table:table-cell office:value-type="float" office:value="-0.00000163126027963312" calcext:value-type="float">
            <text:p>-1.63126027963312E-06</text:p>
          </table:table-cell>
          <table:table-cell office:value-type="float" office:value="-0.00000000001104289786" calcext:value-type="float">
            <text:p>-1.10428978646974E-11</text:p>
          </table:table-cell>
          <table:table-cell office:value-type="float" office:value="0.0000100766105078087" calcext:value-type="float">
            <text:p>1.00766105078087E-05</text:p>
          </table:table-cell>
        </table:table-row>
        <table:table-row table:style-name="ro1">
          <table:table-cell office:value-type="float" office:value="-0.00000165152122880152" calcext:value-type="float">
            <text:p>-1.65152122880152E-06</text:p>
          </table:table-cell>
          <table:table-cell office:value-type="float" office:value="-0.00000000001225575296" calcext:value-type="float">
            <text:p>-1.22557529598657E-11</text:p>
          </table:table-cell>
          <table:table-cell office:value-type="float" office:value="0.0000102119654642185" calcext:value-type="float">
            <text:p>1.02119654642185E-05</text:p>
          </table:table-cell>
        </table:table-row>
        <table:table-row table:style-name="ro1">
          <table:table-cell office:value-type="float" office:value="-0.00000167197810978237" calcext:value-type="float">
            <text:p>-1.67197810978237E-06</text:p>
          </table:table-cell>
          <table:table-cell office:value-type="float" office:value="-0.00000000001332355017" calcext:value-type="float">
            <text:p>-1.33235501688057E-11</text:p>
          </table:table-cell>
          <table:table-cell office:value-type="float" office:value="0.0000103476476935593" calcext:value-type="float">
            <text:p>1.03476476935593E-05</text:p>
          </table:table-cell>
        </table:table-row>
        <table:table-row table:style-name="ro1">
          <table:table-cell office:value-type="float" office:value="-0.00000169258725091215" calcext:value-type="float">
            <text:p>-1.69258725091215E-06</text:p>
          </table:table-cell>
          <table:table-cell office:value-type="float" office:value="-0.00000000001412046513" calcext:value-type="float">
            <text:p>-1.4120465129483E-11</text:p>
          </table:table-cell>
          <table:table-cell office:value-type="float" office:value="0.0000104835898642741" calcext:value-type="float">
            <text:p>1.04835898642741E-05</text:p>
          </table:table-cell>
        </table:table-row>
        <table:table-row table:style-name="ro1">
          <table:table-cell office:value-type="float" office:value="-0.00000171331324648472" calcext:value-type="float">
            <text:p>-1.71331324648472E-06</text:p>
          </table:table-cell>
          <table:table-cell office:value-type="float" office:value="-0.00000000001482501798" calcext:value-type="float">
            <text:p>-1.48250179764654E-11</text:p>
          </table:table-cell>
          <table:table-cell office:value-type="float" office:value="0.0000106197437822753" calcext:value-type="float">
            <text:p>1.06197437822753E-05</text:p>
          </table:table-cell>
        </table:table-row>
        <table:table-row table:style-name="ro1">
          <table:table-cell office:value-type="float" office:value="-0.00000173413004615763" calcext:value-type="float">
            <text:p>-1.73413004615763E-06</text:p>
          </table:table-cell>
          <table:table-cell office:value-type="float" office:value="-0.0000000000154588391" calcext:value-type="float">
            <text:p>-1.54588390989593E-11</text:p>
          </table:table-cell>
          <table:table-cell office:value-type="float" office:value="0.0000107560622804315" calcext:value-type="float">
            <text:p>1.07560622804315E-05</text:p>
          </table:table-cell>
        </table:table-row>
        <table:table-row table:style-name="ro1">
          <table:table-cell office:value-type="float" office:value="-0.00000175501335859807" calcext:value-type="float">
            <text:p>-1.75501335859807E-06</text:p>
          </table:table-cell>
          <table:table-cell office:value-type="float" office:value="-0.00000000001585147519" calcext:value-type="float">
            <text:p>-1.58514751865492E-11</text:p>
          </table:table-cell>
          <table:table-cell office:value-type="float" office:value="0.0000108925165345775" calcext:value-type="float">
            <text:p>1.08925165345775E-05</text:p>
          </table:table-cell>
        </table:table-row>
        <table:table-row table:style-name="ro1">
          <table:table-cell office:value-type="float" office:value="-0.00000177594724169727" calcext:value-type="float">
            <text:p>-1.77594724169727E-06</text:p>
          </table:table-cell>
          <table:table-cell office:value-type="float" office:value="-0.00000000001635750466" calcext:value-type="float">
            <text:p>-1.63575046600491E-11</text:p>
          </table:table-cell>
          <table:table-cell office:value-type="float" office:value="0.0000110290773736033" calcext:value-type="float">
            <text:p>1.10290773736033E-05</text:p>
          </table:table-cell>
        </table:table-row>
        <table:table-row table:style-name="ro1">
          <table:table-cell office:value-type="float" office:value="-0.00000179691722439201" calcext:value-type="float">
            <text:p>-1.79691722439201E-06</text:p>
          </table:table-cell>
          <table:table-cell office:value-type="float" office:value="-0.0000000000166243792" calcext:value-type="float">
            <text:p>-1.66243791983916E-11</text:p>
          </table:table-cell>
          <table:table-cell office:value-type="float" office:value="0.0000111657217916061" calcext:value-type="float">
            <text:p>1.11657217916061E-05</text:p>
          </table:table-cell>
        </table:table-row>
        <table:table-row table:style-name="ro1">
          <table:table-cell office:value-type="float" office:value="-0.00000181791124341524" calcext:value-type="float">
            <text:p>-1.81791124341524E-06</text:p>
          </table:table-cell>
          <table:table-cell office:value-type="float" office:value="-0.0000000000170289201" calcext:value-type="float">
            <text:p>-1.70289200958273E-11</text:p>
          </table:table-cell>
          <table:table-cell office:value-type="float" office:value="0.0000113024369863268" calcext:value-type="float">
            <text:p>1.13024369863268E-05</text:p>
          </table:table-cell>
        </table:table-row>
        <table:table-row table:style-name="ro1">
          <table:table-cell office:value-type="float" office:value="-0.00000183892127393615" calcext:value-type="float">
            <text:p>-1.83892127393615E-06</text:p>
          </table:table-cell>
          <table:table-cell office:value-type="float" office:value="-0.00000000001721697033" calcext:value-type="float">
            <text:p>-1.72169703304334E-11</text:p>
          </table:table-cell>
          <table:table-cell office:value-type="float" office:value="0.0000114392042296907" calcext:value-type="float">
            <text:p>1.14392042296907E-05</text:p>
          </table:table-cell>
        </table:table-row>
        <table:table-row table:style-name="ro1">
          <table:table-cell office:value-type="float" office:value="-0.00000185993928591977" calcext:value-type="float">
            <text:p>-1.85993928591977E-06</text:p>
          </table:table-cell>
          <table:table-cell office:value-type="float" office:value="-0.00000000001756062523" calcext:value-type="float">
            <text:p>-1.7560625229071E-11</text:p>
          </table:table-cell>
          <table:table-cell office:value-type="float" office:value="0.0000115760170026069" calcext:value-type="float">
            <text:p>1.15760170026069E-05</text:p>
          </table:table-cell>
        </table:table-row>
        <table:table-row table:style-name="ro1">
          <table:table-cell office:value-type="float" office:value="-0.00000188095929283538" calcext:value-type="float">
            <text:p>-1.88095929283538E-06</text:p>
          </table:table-cell>
          <table:table-cell office:value-type="float" office:value="-0.00000000001769875203" calcext:value-type="float">
            <text:p>-1.76987520299803E-11</text:p>
          </table:table-cell>
          <table:table-cell office:value-type="float" office:value="0.0000117128646538733" calcext:value-type="float">
            <text:p>1.17128646538733E-05</text:p>
          </table:table-cell>
        </table:table-row>
        <table:table-row table:style-name="ro1">
          <table:table-cell office:value-type="float" office:value="-0.00000190197843759343" calcext:value-type="float">
            <text:p>-1.90197843759343E-06</text:p>
          </table:table-cell>
          <table:table-cell office:value-type="float" office:value="-0.00000000001800783507" calcext:value-type="float">
            <text:p>-1.80078350671174E-11</text:p>
          </table:table-cell>
          <table:table-cell office:value-type="float" office:value="0.0000118497381455807" calcext:value-type="float">
            <text:p>1.18497381455807E-05</text:p>
          </table:table-cell>
        </table:table-row>
        <table:table-row table:style-name="ro1">
          <table:table-cell office:value-type="float" office:value="-0.00000192299012130581" calcext:value-type="float">
            <text:p>-1.92299012130581E-06</text:p>
          </table:table-cell>
          <table:table-cell office:value-type="float" office:value="-0.00000000001811665948" calcext:value-type="float">
            <text:p>-1.81166594779005E-11</text:p>
          </table:table-cell>
          <table:table-cell office:value-type="float" office:value="0.000011986636686695" calcext:value-type="float">
            <text:p>1.1986636686695E-05</text:p>
          </table:table-cell>
        </table:table-row>
        <table:table-row table:style-name="ro1">
          <table:table-cell office:value-type="float" office:value="-0.00000194399444285176" calcext:value-type="float">
            <text:p>-1.94399444285176E-06</text:p>
          </table:table-cell>
          <table:table-cell office:value-type="float" office:value="-0.00000000001837304923" calcext:value-type="float">
            <text:p>-1.83730492306637E-11</text:p>
          </table:table-cell>
          <table:table-cell office:value-type="float" office:value="0.0000121235503337813" calcext:value-type="float">
            <text:p>1.21235503337813E-05</text:p>
          </table:table-cell>
        </table:table-row>
        <table:table-row table:style-name="ro1">
          <table:table-cell office:value-type="float" office:value="-0.0000019649867046001" calcext:value-type="float">
            <text:p>-1.9649867046001E-06</text:p>
          </table:table-cell>
          <table:table-cell office:value-type="float" office:value="-0.00000000001856471222" calcext:value-type="float">
            <text:p>-1.85647122196086E-11</text:p>
          </table:table-cell>
          <table:table-cell office:value-type="float" office:value="0.0000122604802751253" calcext:value-type="float">
            <text:p>1.22604802751253E-05</text:p>
          </table:table-cell>
        </table:table-row>
        <table:table-row table:style-name="ro1">
          <table:table-cell office:value-type="float" office:value="-0.00000198596551703734" calcext:value-type="float">
            <text:p>-1.98596551703734E-06</text:p>
          </table:table-cell>
          <table:table-cell office:value-type="float" office:value="-0.00000000001870088587" calcext:value-type="float">
            <text:p>-1.87008858684206E-11</text:p>
          </table:table-cell>
          <table:table-cell office:value-type="float" office:value="0.0000123974215910511" calcext:value-type="float">
            <text:p>1.23974215910511E-05</text:p>
          </table:table-cell>
        </table:table-row>
        <table:table-row table:style-name="ro1">
          <table:table-cell office:value-type="float" office:value="-0.00000200693099292049" calcext:value-type="float">
            <text:p>-2.00693099292049E-06</text:p>
          </table:table-cell>
          <table:table-cell office:value-type="float" office:value="-0.00000000001892312683" calcext:value-type="float">
            <text:p>-1.89231268261707E-11</text:p>
          </table:table-cell>
          <table:table-cell office:value-type="float" office:value="0.0000125343699829139" calcext:value-type="float">
            <text:p>1.25343699829139E-05</text:p>
          </table:table-cell>
        </table:table-row>
        <table:table-row table:style-name="ro1">
          <table:table-cell office:value-type="float" office:value="-0.0000020278790122813" calcext:value-type="float">
            <text:p>-2.0278790122813E-06</text:p>
          </table:table-cell>
          <table:table-cell office:value-type="float" office:value="-0.00000000001905172144" calcext:value-type="float">
            <text:p>-1.90517214359289E-11</text:p>
          </table:table-cell>
          <table:table-cell office:value-type="float" office:value="0.0000126713284379076" calcext:value-type="float">
            <text:p>1.26713284379076E-05</text:p>
          </table:table-cell>
        </table:table-row>
        <table:table-row table:style-name="ro1">
          <table:table-cell office:value-type="float" office:value="-0.00000204881179556582" calcext:value-type="float">
            <text:p>-2.04881179556582E-06</text:p>
          </table:table-cell>
          <table:table-cell office:value-type="float" office:value="-0.00000000001926904772" calcext:value-type="float">
            <text:p>-1.92690477232306E-11</text:p>
          </table:table-cell>
          <table:table-cell office:value-type="float" office:value="0.0000128082899737703" calcext:value-type="float">
            <text:p>1.28082899737703E-05</text:p>
          </table:table-cell>
        </table:table-row>
        <table:table-row table:style-name="ro1">
          <table:table-cell office:value-type="float" office:value="-0.00000206972559056717" calcext:value-type="float">
            <text:p>-2.06972559056717E-06</text:p>
          </table:table-cell>
          <table:table-cell office:value-type="float" office:value="-0.00000000001939453947" calcext:value-type="float">
            <text:p>-1.93945394660146E-11</text:p>
          </table:table-cell>
          <table:table-cell office:value-type="float" office:value="0.000012945258334035" calcext:value-type="float">
            <text:p>1.2945258334035E-05</text:p>
          </table:table-cell>
        </table:table-row>
        <table:table-row table:style-name="ro1">
          <table:table-cell office:value-type="float" office:value="-0.00000209062173128771" calcext:value-type="float">
            <text:p>-2.09062173128771E-06</text:p>
          </table:table-cell>
          <table:table-cell office:value-type="float" office:value="-0.00000000001960722687" calcext:value-type="float">
            <text:p>-1.96072268715016E-11</text:p>
          </table:table-cell>
          <table:table-cell office:value-type="float" office:value="0.0000130822301984412" calcext:value-type="float">
            <text:p>1.30822301984412E-05</text:p>
          </table:table-cell>
        </table:table-row>
        <table:table-row table:style-name="ro1">
          <table:table-cell office:value-type="float" office:value="-0.00000211149932261012" calcext:value-type="float">
            <text:p>-2.11149932261012E-06</text:p>
          </table:table-cell>
          <table:table-cell office:value-type="float" office:value="-0.0000000000197332398" calcext:value-type="float">
            <text:p>-1.97332398042459E-11</text:p>
          </table:table-cell>
          <table:table-cell office:value-type="float" office:value="0.0000132192032493983" calcext:value-type="float">
            <text:p>1.32192032493983E-05</text:p>
          </table:table-cell>
        </table:table-row>
        <table:table-row table:style-name="ro1">
          <table:table-cell office:value-type="float" office:value="-0.00000213235727512806" calcext:value-type="float">
            <text:p>-2.13235727512806E-06</text:p>
          </table:table-cell>
          <table:table-cell office:value-type="float" office:value="-0.00000000001994403298" calcext:value-type="float">
            <text:p>-1.9944032979365E-11</text:p>
          </table:table-cell>
          <table:table-cell office:value-type="float" office:value="0.0000133561812235006" calcext:value-type="float">
            <text:p>1.33561812235006E-05</text:p>
          </table:table-cell>
        </table:table-row>
        <table:table-row table:style-name="ro1">
          <table:table-cell office:value-type="float" office:value="-0.00000215319621334198" calcext:value-type="float">
            <text:p>-2.15319621334198E-06</text:p>
          </table:table-cell>
          <table:table-cell office:value-type="float" office:value="-0.00000000002006936013" calcext:value-type="float">
            <text:p>-2.00693601330594E-11</text:p>
          </table:table-cell>
          <table:table-cell office:value-type="float" office:value="0.0000134931586043274" calcext:value-type="float">
            <text:p>1.34931586043274E-05</text:p>
          </table:table-cell>
        </table:table-row>
        <table:table-row table:style-name="ro1">
          <table:table-cell office:value-type="float" office:value="-0.00000217401515366367" calcext:value-type="float">
            <text:p>-2.17401515366367E-06</text:p>
          </table:table-cell>
          <table:table-cell office:value-type="float" office:value="-0.00000000002028029749" calcext:value-type="float">
            <text:p>-2.0280297489068E-11</text:p>
          </table:table-cell>
          <table:table-cell office:value-type="float" office:value="0.0000136301394268457" calcext:value-type="float">
            <text:p>1.36301394268457E-05</text:p>
          </table:table-cell>
        </table:table-row>
        <table:table-row table:style-name="ro1">
          <table:table-cell office:value-type="float" office:value="-0.00000219481363812613" calcext:value-type="float">
            <text:p>-2.19481363812613E-06</text:p>
          </table:table-cell>
          <table:table-cell office:value-type="float" office:value="-0.00000000002040350203" calcext:value-type="float">
            <text:p>-2.04035020311361E-11</text:p>
          </table:table-cell>
          <table:table-cell office:value-type="float" office:value="0.0000137671214914259" calcext:value-type="float">
            <text:p>1.37671214914259E-05</text:p>
          </table:table-cell>
        </table:table-row>
        <table:table-row table:style-name="ro1">
          <table:table-cell office:value-type="float" office:value="-0.00000221559317593878" calcext:value-type="float">
            <text:p>-2.21559317593878E-06</text:p>
          </table:table-cell>
          <table:table-cell office:value-type="float" office:value="-0.00000000002058592633" calcext:value-type="float">
            <text:p>-2.05859263258462E-11</text:p>
          </table:table-cell>
          <table:table-cell office:value-type="float" office:value="0.0000139041025238457" calcext:value-type="float">
            <text:p>1.39041025238457E-05</text:p>
          </table:table-cell>
        </table:table-row>
        <table:table-row table:style-name="ro1">
          <table:table-cell office:value-type="float" office:value="-0.00000223635138185685" calcext:value-type="float">
            <text:p>-2.23635138185685E-06</text:p>
          </table:table-cell>
          <table:table-cell office:value-type="float" office:value="-0.00000000002080707196" calcext:value-type="float">
            <text:p>-2.08070719641164E-11</text:p>
          </table:table-cell>
          <table:table-cell office:value-type="float" office:value="0.0000140410869979568" calcext:value-type="float">
            <text:p>1.40410869979568E-05</text:p>
          </table:table-cell>
        </table:table-row>
        <table:table-row table:style-name="ro1">
          <table:table-cell office:value-type="float" office:value="-0.00000225708985876483" calcext:value-type="float">
            <text:p>-2.25708985876483E-06</text:p>
          </table:table-cell>
          <table:table-cell office:value-type="float" office:value="-0.00000000002088391675" calcext:value-type="float">
            <text:p>-2.0883916751855E-11</text:p>
          </table:table-cell>
          <table:table-cell office:value-type="float" office:value="0.000014178069558668" calcext:value-type="float">
            <text:p>1.4178069558668E-05</text:p>
          </table:table-cell>
        </table:table-row>
        <table:table-row table:style-name="ro1">
          <table:table-cell office:value-type="float" office:value="-0.00000227780737674377" calcext:value-type="float">
            <text:p>-2.27780737674377E-06</text:p>
          </table:table-cell>
          <table:table-cell office:value-type="float" office:value="-0.00000000002114274988" calcext:value-type="float">
            <text:p>-2.11427498770336E-11</text:p>
          </table:table-cell>
          <table:table-cell office:value-type="float" office:value="0.0000143150551412674" calcext:value-type="float">
            <text:p>1.43150551412674E-05</text:p>
          </table:table-cell>
        </table:table-row>
        <table:table-row table:style-name="ro1">
          <table:table-cell office:value-type="float" office:value="-0.00000229850486040128" calcext:value-type="float">
            <text:p>-2.29850486040128E-06</text:p>
          </table:table-cell>
          <table:table-cell office:value-type="float" office:value="-0.00000000002121969157" calcext:value-type="float">
            <text:p>-2.12196915706354E-11</text:p>
          </table:table-cell>
          <table:table-cell office:value-type="float" office:value="0.0000144520386196473" calcext:value-type="float">
            <text:p>1.44520386196473E-05</text:p>
          </table:table-cell>
        </table:table-row>
        <table:table-row table:style-name="ro1">
          <table:table-cell office:value-type="float" office:value="-0.00000231918148747845" calcext:value-type="float">
            <text:p>-2.31918148747845E-06</text:p>
          </table:table-cell>
          <table:table-cell office:value-type="float" office:value="-0.00000000002147931249" calcext:value-type="float">
            <text:p>-2.14793124893945E-11</text:p>
          </table:table-cell>
          <table:table-cell office:value-type="float" office:value="0.0000145890243392899" calcext:value-type="float">
            <text:p>1.45890243392899E-05</text:p>
          </table:table-cell>
        </table:table-row>
        <table:table-row table:style-name="ro1">
          <table:table-cell office:value-type="float" office:value="-0.00000233983698562368" calcext:value-type="float">
            <text:p>-2.33983698562368E-06</text:p>
          </table:table-cell>
          <table:table-cell office:value-type="float" office:value="-0.00000000002155404962" calcext:value-type="float">
            <text:p>-2.15540496209323E-11</text:p>
          </table:table-cell>
          <table:table-cell office:value-type="float" office:value="0.0000147260103243452" calcext:value-type="float">
            <text:p>1.47260103243452E-05</text:p>
          </table:table-cell>
        </table:table-row>
        <table:table-row table:style-name="ro1">
          <table:table-cell office:value-type="float" office:value="-0.00000236047311731602" calcext:value-type="float">
            <text:p>-2.36047311731602E-06</text:p>
          </table:table-cell>
          <table:table-cell office:value-type="float" office:value="-0.00000000002181578532" calcext:value-type="float">
            <text:p>-2.1815785316263E-11</text:p>
          </table:table-cell>
          <table:table-cell office:value-type="float" office:value="0.0000148629944775325" calcext:value-type="float">
            <text:p>1.48629944775325E-05</text:p>
          </table:table-cell>
        </table:table-row>
        <table:table-row table:style-name="ro1">
          <table:table-cell office:value-type="float" office:value="-0.00000238108693699501" calcext:value-type="float">
            <text:p>-2.38108693699501E-06</text:p>
          </table:table-cell>
          <table:table-cell office:value-type="float" office:value="-0.00000000002188960241" calcext:value-type="float">
            <text:p>-2.18896024112014E-11</text:p>
          </table:table-cell>
          <table:table-cell office:value-type="float" office:value="0.0000149999815658719" calcext:value-type="float">
            <text:p>1.49999815658719E-05</text:p>
          </table:table-cell>
        </table:table-row>
        <table:table-row table:style-name="ro1">
          <table:table-cell office:value-type="float" office:value="-0.00000240168162614351" calcext:value-type="float">
            <text:p>-2.40168162614351E-06</text:p>
          </table:table-cell>
          <table:table-cell office:value-type="float" office:value="-0.00000000002215110832" calcext:value-type="float">
            <text:p>-2.21511083223753E-11</text:p>
          </table:table-cell>
          <table:table-cell office:value-type="float" office:value="0.0000151369660330442" calcext:value-type="float">
            <text:p>1.51369660330442E-05</text:p>
          </table:table-cell>
        </table:table-row>
        <table:table-row table:style-name="ro1">
          <table:table-cell office:value-type="float" office:value="-0.00000242225421664966" calcext:value-type="float">
            <text:p>-2.42225421664966E-06</text:p>
          </table:table-cell>
          <table:table-cell office:value-type="float" office:value="-0.00000000002222518747" calcext:value-type="float">
            <text:p>-2.22251874681318E-11</text:p>
          </table:table-cell>
          <table:table-cell office:value-type="float" office:value="0.0000152739527640305" calcext:value-type="float">
            <text:p>1.52739527640305E-05</text:p>
          </table:table-cell>
        </table:table-row>
        <table:table-row table:style-name="ro1">
          <table:table-cell office:value-type="float" office:value="-0.00000244280650048279" calcext:value-type="float">
            <text:p>-2.44280650048279E-06</text:p>
          </table:table-cell>
          <table:table-cell office:value-type="float" office:value="-0.00000000002245354832" calcext:value-type="float">
            <text:p>-2.24535483183352E-11</text:p>
          </table:table-cell>
          <table:table-cell office:value-type="float" office:value="0.0000154109393735863" calcext:value-type="float">
            <text:p>1.54109393735863E-05</text:p>
          </table:table-cell>
        </table:table-row>
        <table:table-row table:style-name="ro1">
          <table:table-cell office:value-type="float" office:value="-0.00000246333873785143" calcext:value-type="float">
            <text:p>-2.46333873785143E-06</text:p>
          </table:table-cell>
          <table:table-cell office:value-type="float" office:value="-0.00000000002262835818" calcext:value-type="float">
            <text:p>-2.26283581838961E-11</text:p>
          </table:table-cell>
          <table:table-cell office:value-type="float" office:value="0.0000155479241408657" calcext:value-type="float">
            <text:p>1.55479241408657E-05</text:p>
          </table:table-cell>
        </table:table-row>
        <table:table-row table:style-name="ro1">
          <table:table-cell office:value-type="float" office:value="-0.00000248384875688179" calcext:value-type="float">
            <text:p>-2.48384875688179E-06</text:p>
          </table:table-cell>
          <table:table-cell office:value-type="float" office:value="-0.00000000002274966426" calcext:value-type="float">
            <text:p>-2.27496642604317E-11</text:p>
          </table:table-cell>
          <table:table-cell office:value-type="float" office:value="0.0000156849116871721" calcext:value-type="float">
            <text:p>1.56849116871721E-05</text:p>
          </table:table-cell>
        </table:table-row>
        <table:table-row table:style-name="ro1">
          <table:table-cell office:value-type="float" office:value="-0.00000250433954303297" calcext:value-type="float">
            <text:p>-2.50433954303297E-06</text:p>
          </table:table-cell>
          <table:table-cell office:value-type="float" office:value="-0.00000000002296164717" calcext:value-type="float">
            <text:p>-2.29616471727345E-11</text:p>
          </table:table-cell>
          <table:table-cell office:value-type="float" office:value="0.0000158218965307794" calcext:value-type="float">
            <text:p>1.58218965307794E-05</text:p>
          </table:table-cell>
        </table:table-row>
        <table:table-row table:style-name="ro1">
          <table:table-cell office:value-type="float" office:value="-0.00000252480818543899" calcext:value-type="float">
            <text:p>-2.52480818543899E-06</text:p>
          </table:table-cell>
          <table:table-cell office:value-type="float" office:value="-0.00000000002308314664" calcext:value-type="float">
            <text:p>-2.30831466374799E-11</text:p>
          </table:table-cell>
          <table:table-cell office:value-type="float" office:value="0.0000159588835653424" calcext:value-type="float">
            <text:p>1.59588835653424E-05</text:p>
          </table:table-cell>
        </table:table-row>
        <table:table-row table:style-name="ro1">
          <table:table-cell office:value-type="float" office:value="-0.00000254525660443872" calcext:value-type="float">
            <text:p>-2.54525660443872E-06</text:p>
          </table:table-cell>
          <table:table-cell office:value-type="float" office:value="-0.00000000002329256923" calcext:value-type="float">
            <text:p>-2.32925692338809E-11</text:p>
          </table:table-cell>
          <table:table-cell office:value-type="float" office:value="0.0000160958703865344" calcext:value-type="float">
            <text:p>1.60958703865344E-05</text:p>
          </table:table-cell>
        </table:table-row>
        <table:table-row table:style-name="ro1">
          <table:table-cell office:value-type="float" office:value="-0.00000256568441665828" calcext:value-type="float">
            <text:p>-2.56568441665828E-06</text:p>
          </table:table-cell>
          <table:table-cell office:value-type="float" office:value="-0.00000000002341570141" calcext:value-type="float">
            <text:p>-2.34157014075717E-11</text:p>
          </table:table-cell>
          <table:table-cell office:value-type="float" office:value="0.0000162328554313695" calcext:value-type="float">
            <text:p>1.62328554313695E-05</text:p>
          </table:table-cell>
        </table:table-row>
        <table:table-row table:style-name="ro1">
          <table:table-cell office:value-type="float" office:value="-0.0000025860909004527" calcext:value-type="float">
            <text:p>-2.5860909004527E-06</text:p>
          </table:table-cell>
          <table:table-cell office:value-type="float" office:value="-0.00000000002362354643" calcext:value-type="float">
            <text:p>-2.36235464315783E-11</text:p>
          </table:table-cell>
          <table:table-cell office:value-type="float" office:value="0.0000163698430175746" calcext:value-type="float">
            <text:p>1.63698430175746E-05</text:p>
          </table:table-cell>
        </table:table-row>
        <table:table-row table:style-name="ro1">
          <table:table-cell office:value-type="float" office:value="-0.00000260647706716577" calcext:value-type="float">
            <text:p>-2.60647706716577E-06</text:p>
          </table:table-cell>
          <table:table-cell office:value-type="float" office:value="-0.00000000002374587149" calcext:value-type="float">
            <text:p>-2.37458714887494E-11</text:p>
          </table:table-cell>
          <table:table-cell office:value-type="float" office:value="0.0000165068281040431" calcext:value-type="float">
            <text:p>1.65068281040431E-05</text:p>
          </table:table-cell>
        </table:table-row>
        <table:table-row table:style-name="ro1">
          <table:table-cell office:value-type="float" office:value="-0.00000262684214484554" calcext:value-type="float">
            <text:p>-2.62684214484554E-06</text:p>
          </table:table-cell>
          <table:table-cell office:value-type="float" office:value="-0.00000000002395353737" calcext:value-type="float">
            <text:p>-2.39535373652876E-11</text:p>
          </table:table-cell>
          <table:table-cell office:value-type="float" office:value="0.0000166438151160547" calcext:value-type="float">
            <text:p>1.66438151160547E-05</text:p>
          </table:table-cell>
        </table:table-row>
        <table:table-row table:style-name="ro1">
          <table:table-cell office:value-type="float" office:value="-0.00000264718589063073" calcext:value-type="float">
            <text:p>-2.64718589063073E-06</text:p>
          </table:table-cell>
          <table:table-cell office:value-type="float" office:value="-0.00000000002407330902" calcext:value-type="float">
            <text:p>-2.40733090151695E-11</text:p>
          </table:table-cell>
          <table:table-cell office:value-type="float" office:value="0.0000167808021384747" calcext:value-type="float">
            <text:p>1.67808021384747E-05</text:p>
          </table:table-cell>
        </table:table-row>
        <table:table-row table:style-name="ro1">
          <table:table-cell office:value-type="float" office:value="-0.00000266750998720311" calcext:value-type="float">
            <text:p>-2.66750998720311E-06</text:p>
          </table:table-cell>
          <table:table-cell office:value-type="float" office:value="-0.0000000000242515702" calcext:value-type="float">
            <text:p>-2.42515701958834E-11</text:p>
          </table:table-cell>
          <table:table-cell office:value-type="float" office:value="0.0000169177871503501" calcext:value-type="float">
            <text:p>1.69177871503501E-05</text:p>
          </table:table-cell>
        </table:table-row>
        <table:table-row table:style-name="ro1">
          <table:table-cell office:value-type="float" office:value="-0.00000268781218115688" calcext:value-type="float">
            <text:p>-2.68781218115688E-06</text:p>
          </table:table-cell>
          <table:table-cell office:value-type="float" office:value="-0.0000000000244683953" calcext:value-type="float">
            <text:p>-2.44683953043781E-11</text:p>
          </table:table-cell>
          <table:table-cell office:value-type="float" office:value="0.0000170547748232913" calcext:value-type="float">
            <text:p>1.70547748232913E-05</text:p>
          </table:table-cell>
        </table:table-row>
        <table:table-row table:style-name="ro1">
          <table:table-cell office:value-type="float" office:value="-0.00000270809418119466" calcext:value-type="float">
            <text:p>-2.70809418119466E-06</text:p>
          </table:table-cell>
          <table:table-cell office:value-type="float" office:value="-0.00000000002454011917" calcext:value-type="float">
            <text:p>-2.45401191691456E-11</text:p>
          </table:table-cell>
          <table:table-cell office:value-type="float" office:value="0.0000171917599479238" calcext:value-type="float">
            <text:p>1.71917599479238E-05</text:p>
          </table:table-cell>
        </table:table-row>
        <table:table-row table:style-name="ro1">
          <table:table-cell office:value-type="float" office:value="-0.0000027283550956686" calcext:value-type="float">
            <text:p>-2.7283550956686E-06</text:p>
          </table:table-cell>
          <table:table-cell office:value-type="float" office:value="-0.00000000002479433636" calcext:value-type="float">
            <text:p>-2.47943363618084E-11</text:p>
          </table:table-cell>
          <table:table-cell office:value-type="float" office:value="0.0000173287469859562" calcext:value-type="float">
            <text:p>1.73287469859562E-05</text:p>
          </table:table-cell>
        </table:table-row>
        <table:table-row table:style-name="ro1">
          <table:table-cell office:value-type="float" office:value="-0.00000274859466783961" calcext:value-type="float">
            <text:p>-2.74859466783961E-06</text:p>
          </table:table-cell>
          <table:table-cell office:value-type="float" office:value="-0.00000000002486344136" calcext:value-type="float">
            <text:p>-2.48634413595217E-11</text:p>
          </table:table-cell>
          <table:table-cell office:value-type="float" office:value="0.0000174657340309275" calcext:value-type="float">
            <text:p>1.74657340309275E-05</text:p>
          </table:table-cell>
        </table:table-row>
        <table:table-row table:style-name="ro1">
          <table:table-cell office:value-type="float" office:value="-0.00000276881472090207" calcext:value-type="float">
            <text:p>-2.76881472090207E-06</text:p>
          </table:table-cell>
          <table:table-cell office:value-type="float" office:value="-0.0000000000251190264" calcext:value-type="float">
            <text:p>-2.51190264045152E-11</text:p>
          </table:table-cell>
          <table:table-cell office:value-type="float" office:value="0.0000176027190375988" calcext:value-type="float">
            <text:p>1.76027190375988E-05</text:p>
          </table:table-cell>
        </table:table-row>
        <table:table-row table:style-name="ro1">
          <table:table-cell office:value-type="float" office:value="-0.00000278901232837747" calcext:value-type="float">
            <text:p>-2.78901232837747E-06</text:p>
          </table:table-cell>
          <table:table-cell office:value-type="float" office:value="-0.00000000002518616724" calcext:value-type="float">
            <text:p>-2.51861672387029E-11</text:p>
          </table:table-cell>
          <table:table-cell office:value-type="float" office:value="0.0000177397068007457" calcext:value-type="float">
            <text:p>1.77397068007457E-05</text:p>
          </table:table-cell>
        </table:table-row>
        <table:table-row table:style-name="ro1">
          <table:table-cell office:value-type="float" office:value="-0.00000280919070470842" calcext:value-type="float">
            <text:p>-2.80919070470842E-06</text:p>
          </table:table-cell>
          <table:table-cell office:value-type="float" office:value="-0.00000000002544072843" calcext:value-type="float">
            <text:p>-2.54407284326214E-11</text:p>
          </table:table-cell>
          <table:table-cell office:value-type="float" office:value="0.0000178766918143558" calcext:value-type="float">
            <text:p>1.78766918143558E-05</text:p>
          </table:table-cell>
        </table:table-row>
        <table:table-row table:style-name="ro1">
          <table:table-cell office:value-type="float" office:value="-0.00000282934688525249" calcext:value-type="float">
            <text:p>-2.82934688525249E-06</text:p>
          </table:table-cell>
          <table:table-cell office:value-type="float" office:value="-0.00000000002550773075" calcext:value-type="float">
            <text:p>-2.55077307504524E-11</text:p>
          </table:table-cell>
          <table:table-cell office:value-type="float" office:value="0.0000180136789790231" calcext:value-type="float">
            <text:p>1.80136789790231E-05</text:p>
          </table:table-cell>
        </table:table-row>
        <table:table-row table:style-name="ro1">
          <table:table-cell office:value-type="float" office:value="-0.00000284948282677777" calcext:value-type="float">
            <text:p>-2.84948282677777E-06</text:p>
          </table:table-cell>
          <table:table-cell office:value-type="float" office:value="-0.00000000002575937622" calcext:value-type="float">
            <text:p>-2.57593762187385E-11</text:p>
          </table:table-cell>
          <table:table-cell office:value-type="float" office:value="0.0000181506659042985" calcext:value-type="float">
            <text:p>1.81506659042985E-05</text:p>
          </table:table-cell>
        </table:table-row>
        <table:table-row table:style-name="ro1">
          <table:table-cell office:value-type="float" office:value="-0.0000028695981337673" calcext:value-type="float">
            <text:p>-2.8695981337673E-06</text:p>
          </table:table-cell>
          <table:table-cell office:value-type="float" office:value="-0.00000000002582757566" calcext:value-type="float">
            <text:p>-2.58275756588218E-11</text:p>
          </table:table-cell>
          <table:table-cell office:value-type="float" office:value="0.0000182876510289309" calcext:value-type="float">
            <text:p>1.82876510289309E-05</text:p>
          </table:table-cell>
        </table:table-row>
        <table:table-row table:style-name="ro1">
          <table:table-cell office:value-type="float" office:value="-0.00000288969199783995" calcext:value-type="float">
            <text:p>-2.88969199783995E-06</text:p>
          </table:table-cell>
          <table:table-cell office:value-type="float" office:value="-0.00000000002604649074" calcext:value-type="float">
            <text:p>-2.60464907417045E-11</text:p>
          </table:table-cell>
          <table:table-cell office:value-type="float" office:value="0.000018424638696668" calcext:value-type="float">
            <text:p>1.8424638696668E-05</text:p>
          </table:table-cell>
        </table:table-row>
        <table:table-row table:style-name="ro1">
          <table:table-cell office:value-type="float" office:value="-0.00000290976603228854" calcext:value-type="float">
            <text:p>-2.90976603228854E-06</text:p>
          </table:table-cell>
          <table:table-cell office:value-type="float" office:value="-0.00000000002621273454" calcext:value-type="float">
            <text:p>-2.62127345366001E-11</text:p>
          </table:table-cell>
          <table:table-cell office:value-type="float" office:value="0.0000185616237380337" calcext:value-type="float">
            <text:p>1.85616237380337E-05</text:p>
          </table:table-cell>
        </table:table-row>
        <table:table-row table:style-name="ro1">
          <table:table-cell office:value-type="float" office:value="-0.00000292981802534065" calcext:value-type="float">
            <text:p>-2.92981802534065E-06</text:p>
          </table:table-cell>
          <table:table-cell office:value-type="float" office:value="-0.00000000002632562489" calcext:value-type="float">
            <text:p>-2.63256248908185E-11</text:p>
          </table:table-cell>
          <table:table-cell office:value-type="float" office:value="0.0000186986108957621" calcext:value-type="float">
            <text:p>1.86986108957621E-05</text:p>
          </table:table-cell>
        </table:table-row>
        <table:table-row table:style-name="ro1">
          <table:table-cell office:value-type="float" office:value="-0.00000294984978284341" calcext:value-type="float">
            <text:p>-2.94984978284341E-06</text:p>
          </table:table-cell>
          <table:table-cell office:value-type="float" office:value="-0.00000000002652637342" calcext:value-type="float">
            <text:p>-2.65263734198534E-11</text:p>
          </table:table-cell>
          <table:table-cell office:value-type="float" office:value="0.0000188355978175681" calcext:value-type="float">
            <text:p>1.88355978175681E-05</text:p>
          </table:table-cell>
        </table:table-row>
        <table:table-row table:style-name="ro1">
          <table:table-cell office:value-type="float" office:value="-0.00000296986092489238" calcext:value-type="float">
            <text:p>-2.96986092489238E-06</text:p>
          </table:table-cell>
          <table:table-cell office:value-type="float" office:value="-0.00000000002664055891" calcext:value-type="float">
            <text:p>-2.66405589139179E-11</text:p>
          </table:table-cell>
          <table:table-cell office:value-type="float" office:value="0.0000189725829283227" calcext:value-type="float">
            <text:p>1.89725829283227E-05</text:p>
          </table:table-cell>
        </table:table-row>
        <table:table-row table:style-name="ro1">
          <table:table-cell office:value-type="float" office:value="-0.00000298985071769953" calcext:value-type="float">
            <text:p>-2.98985071769953E-06</text:p>
          </table:table-cell>
          <table:table-cell office:value-type="float" office:value="-0.00000000002683935837" calcext:value-type="float">
            <text:p>-2.68393583672016E-11</text:p>
          </table:table-cell>
          <table:table-cell office:value-type="float" office:value="0.0000191095705613653" calcext:value-type="float">
            <text:p>1.91095705613653E-05</text:p>
          </table:table-cell>
        </table:table-row>
        <table:table-row table:style-name="ro1">
          <table:table-cell office:value-type="float" office:value="-0.00000300982018128226" calcext:value-type="float">
            <text:p>-3.00982018128226E-06</text:p>
          </table:table-cell>
          <table:table-cell office:value-type="float" office:value="-0.00000000002695277528" calcext:value-type="float">
            <text:p>-2.69527752847456E-11</text:p>
          </table:table-cell>
          <table:table-cell office:value-type="float" office:value="0.0000192465556825283" calcext:value-type="float">
            <text:p>1.92465556825283E-05</text:p>
          </table:table-cell>
        </table:table-row>
        <table:table-row table:style-name="ro1">
          <table:table-cell office:value-type="float" office:value="-0.00000302976855062753" calcext:value-type="float">
            <text:p>-3.02976855062753E-06</text:p>
          </table:table-cell>
          <table:table-cell office:value-type="float" office:value="-0.00000000002715127354" calcext:value-type="float">
            <text:p>-2.71512735384073E-11</text:p>
          </table:table-cell>
          <table:table-cell office:value-type="float" office:value="0.0000193835427084177" calcext:value-type="float">
            <text:p>1.93835427084177E-05</text:p>
          </table:table-cell>
        </table:table-row>
        <table:table-row table:style-name="ro1">
          <table:table-cell office:value-type="float" office:value="-0.00000304969558634349" calcext:value-type="float">
            <text:p>-3.04969558634349E-06</text:p>
          </table:table-cell>
          <table:table-cell office:value-type="float" office:value="-0.00000000002726149444" calcext:value-type="float">
            <text:p>-2.72614944418226E-11</text:p>
          </table:table-cell>
          <table:table-cell office:value-type="float" office:value="0.0000195205297343071" calcext:value-type="float">
            <text:p>1.95205297343071E-05</text:p>
          </table:table-cell>
        </table:table-row>
        <table:table-row table:style-name="ro1">
          <table:table-cell office:value-type="float" office:value="-0.00000306960309254256" calcext:value-type="float">
            <text:p>-3.06960309254256E-06</text:p>
          </table:table-cell>
          <table:table-cell office:value-type="float" office:value="-0.00000000002746117936" calcext:value-type="float">
            <text:p>-2.74611793621736E-11</text:p>
          </table:table-cell>
          <table:table-cell office:value-type="float" office:value="0.0000196575147201616" calcext:value-type="float">
            <text:p>1.96575147201616E-05</text:p>
          </table:table-cell>
        </table:table-row>
        <table:table-row table:style-name="ro1">
          <table:table-cell office:value-type="float" office:value="-0.00000308948817917543" calcext:value-type="float">
            <text:p>-3.08948817917543E-06</text:p>
          </table:table-cell>
          <table:table-cell office:value-type="float" office:value="-0.00000000002756946755" calcext:value-type="float">
            <text:p>-2.75694675481614E-11</text:p>
          </table:table-cell>
          <table:table-cell office:value-type="float" office:value="0.0000197945024590224" calcext:value-type="float">
            <text:p>1.97945024590224E-05</text:p>
          </table:table-cell>
        </table:table-row>
        <table:table-row table:style-name="ro1">
          <table:table-cell office:value-type="float" office:value="-0.00000310935402252077" calcext:value-type="float">
            <text:p>-3.10935402252077E-06</text:p>
          </table:table-cell>
          <table:table-cell office:value-type="float" office:value="-0.00000000002776818203" calcext:value-type="float">
            <text:p>-2.77681820334527E-11</text:p>
          </table:table-cell>
          <table:table-cell office:value-type="float" office:value="0.0000199314874448769" calcext:value-type="float">
            <text:p>1.99314874448769E-05</text:p>
          </table:table-cell>
        </table:table-row>
        <table:table-row table:style-name="ro1">
          <table:table-cell office:value-type="float" office:value="-0.00000312919767701814" calcext:value-type="float">
            <text:p>-3.12919767701814E-06</text:p>
          </table:table-cell>
          <table:table-cell office:value-type="float" office:value="-0.0000000000278760053" calcext:value-type="float">
            <text:p>-2.78760053042317E-11</text:p>
          </table:table-cell>
          <table:table-cell office:value-type="float" office:value="0.0000200684745800539" calcext:value-type="float">
            <text:p>2.00684745800539E-05</text:p>
          </table:table-cell>
        </table:table-row>
        <table:table-row table:style-name="ro1">
          <table:table-cell office:value-type="float" office:value="-0.00000314902096586189" calcext:value-type="float">
            <text:p>-3.14902096586189E-06</text:p>
          </table:table-cell>
          <table:table-cell office:value-type="float" office:value="-0.00000000002804081407" calcext:value-type="float">
            <text:p>-2.80408140664959E-11</text:p>
          </table:table-cell>
          <table:table-cell office:value-type="float" office:value="0.0000202054614983904" calcext:value-type="float">
            <text:p>2.02054614983904E-05</text:p>
          </table:table-cell>
        </table:table-row>
        <table:table-row table:style-name="ro1">
          <table:table-cell office:value-type="float" office:value="-0.00000316882417528141" calcext:value-type="float">
            <text:p>-3.16882417528141E-06</text:p>
          </table:table-cell>
          <table:table-cell office:value-type="float" office:value="-0.00000000002824878442" calcext:value-type="float">
            <text:p>-2.82487844249089E-11</text:p>
          </table:table-cell>
          <table:table-cell office:value-type="float" office:value="0.0000203424465033269" calcext:value-type="float">
            <text:p>2.03424465033269E-05</text:p>
          </table:table-cell>
        </table:table-row>
        <table:table-row table:style-name="ro1">
          <table:table-cell office:value-type="float" office:value="-0.00000318860509870844" calcext:value-type="float">
            <text:p>-3.18860509870844E-06</text:p>
          </table:table-cell>
          <table:table-cell office:value-type="float" office:value="-0.00000000002830600981" calcext:value-type="float">
            <text:p>-2.83060098120068E-11</text:p>
          </table:table-cell>
          <table:table-cell office:value-type="float" office:value="0.0000204794342283099" calcext:value-type="float">
            <text:p>2.04794342283099E-05</text:p>
          </table:table-cell>
        </table:table-row>
        <table:table-row table:style-name="ro1">
          <table:table-cell office:value-type="float" office:value="-0.0000032083667823174" calcext:value-type="float">
            <text:p>-3.2083667823174E-06</text:p>
          </table:table-cell>
          <table:table-cell office:value-type="float" office:value="-0.00000000002855064746" calcext:value-type="float">
            <text:p>-2.85506474590828E-11</text:p>
          </table:table-cell>
          <table:table-cell office:value-type="float" office:value="0.0000206164192020214" calcext:value-type="float">
            <text:p>2.06164192020214E-05</text:p>
          </table:table-cell>
        </table:table-row>
        <table:table-row table:style-name="ro1">
          <table:table-cell office:value-type="float" office:value="-0.00000322810628922143" calcext:value-type="float">
            <text:p>-3.22810628922143E-06</text:p>
          </table:table-cell>
          <table:table-cell office:value-type="float" office:value="-0.00000000002860760227" calcext:value-type="float">
            <text:p>-2.86076022720935E-11</text:p>
          </table:table-cell>
          <table:table-cell office:value-type="float" office:value="0.0000207534063198511" calcext:value-type="float">
            <text:p>2.07534063198511E-05</text:p>
          </table:table-cell>
        </table:table-row>
        <table:table-row table:style-name="ro1">
          <table:table-cell office:value-type="float" office:value="-0.00000324782556404557" calcext:value-type="float">
            <text:p>-3.24782556404557E-06</text:p>
          </table:table-cell>
          <table:table-cell office:value-type="float" office:value="-0.00000000002884908986" calcext:value-type="float">
            <text:p>-2.88490898565783E-11</text:p>
          </table:table-cell>
          <table:table-cell office:value-type="float" office:value="0.0000208903932000237" calcext:value-type="float">
            <text:p>2.08903932000237E-05</text:p>
          </table:table-cell>
        </table:table-row>
        <table:table-row table:style-name="ro1">
          <table:table-cell office:value-type="float" office:value="-0.0000032675242147423" calcext:value-type="float">
            <text:p>-3.2675242147423E-06</text:p>
          </table:table-cell>
          <table:table-cell office:value-type="float" office:value="-0.00000000002890725879" calcext:value-type="float">
            <text:p>-2.89072587854398E-11</text:p>
          </table:table-cell>
          <table:table-cell office:value-type="float" office:value="0.0000210273782743492" calcext:value-type="float">
            <text:p>2.10273782743492E-05</text:p>
          </table:table-cell>
        </table:table-row>
        <table:table-row table:style-name="ro1">
          <table:table-cell office:value-type="float" office:value="-0.0000032872015595653" calcext:value-type="float">
            <text:p>-3.2872015595653E-06</text:p>
          </table:table-cell>
          <table:table-cell office:value-type="float" office:value="-0.00000000002914689574" calcext:value-type="float">
            <text:p>-2.91468957352837E-11</text:p>
          </table:table-cell>
          <table:table-cell office:value-type="float" office:value="0.0000211643658657584" calcext:value-type="float">
            <text:p>2.11643658657584E-05</text:p>
          </table:table-cell>
        </table:table-row>
        <table:table-row table:style-name="ro1">
          <table:table-cell office:value-type="float" office:value="-0.00000330685854220414" calcext:value-type="float">
            <text:p>-3.30685854220414E-06</text:p>
          </table:table-cell>
          <table:table-cell office:value-type="float" office:value="-0.00000000002920393523" calcext:value-type="float">
            <text:p>-2.92039352251194E-11</text:p>
          </table:table-cell>
          <table:table-cell office:value-type="float" office:value="0.0000213013509435533" calcext:value-type="float">
            <text:p>2.13013509435533E-05</text:p>
          </table:table-cell>
        </table:table-row>
        <table:table-row table:style-name="ro1">
          <table:table-cell office:value-type="float" office:value="-0.0000033264944739736" calcext:value-type="float">
            <text:p>-3.3264944739736E-06</text:p>
          </table:table-cell>
          <table:table-cell office:value-type="float" office:value="-0.00000000002944315816" calcext:value-type="float">
            <text:p>-2.94431581611406E-11</text:p>
          </table:table-cell>
          <table:table-cell office:value-type="float" office:value="0.0000214383379260746" calcext:value-type="float">
            <text:p>2.14383379260746E-05</text:p>
          </table:table-cell>
        </table:table-row>
        <table:table-row table:style-name="ro1">
          <table:table-cell office:value-type="float" office:value="-0.00000334610904956234" calcext:value-type="float">
            <text:p>-3.34610904956234E-06</text:p>
          </table:table-cell>
          <table:table-cell office:value-type="float" office:value="-0.00000000002949705418" calcext:value-type="float">
            <text:p>-2.94970541793601E-11</text:p>
          </table:table-cell>
          <table:table-cell office:value-type="float" office:value="0.0000215753249120654" calcext:value-type="float">
            <text:p>2.15753249120654E-05</text:p>
          </table:table-cell>
        </table:table-row>
        <table:table-row table:style-name="ro1">
          <table:table-cell office:value-type="float" office:value="-0.00000336570401757164" calcext:value-type="float">
            <text:p>-3.36570401757164E-06</text:p>
          </table:table-cell>
          <table:table-cell office:value-type="float" office:value="-0.0000000000297067334" calcext:value-type="float">
            <text:p>-2.97067334002744E-11</text:p>
          </table:table-cell>
          <table:table-cell office:value-type="float" office:value="0.0000217123098771033" calcext:value-type="float">
            <text:p>2.17123098771033E-05</text:p>
          </table:table-cell>
        </table:table-row>
        <table:table-row table:style-name="ro1">
          <table:table-cell office:value-type="float" office:value="-0.00000338527706214564" calcext:value-type="float">
            <text:p>-3.38527706214564E-06</text:p>
          </table:table-cell>
          <table:table-cell office:value-type="float" office:value="-0.0000000000298576149" calcext:value-type="float">
            <text:p>-2.98576149027128E-11</text:p>
          </table:table-cell>
          <table:table-cell office:value-type="float" office:value="0.000021849297484125" calcext:value-type="float">
            <text:p>2.1849297484125E-05</text:p>
          </table:table-cell>
        </table:table-row>
        <table:table-row table:style-name="ro1">
          <table:table-cell office:value-type="float" office:value="-0.00000340482994402869" calcext:value-type="float">
            <text:p>-3.40482994402869E-06</text:p>
          </table:table-cell>
          <table:table-cell office:value-type="float" office:value="-0.00000000002996041696" calcext:value-type="float">
            <text:p>-2.99604169621804E-11</text:p>
          </table:table-cell>
          <table:table-cell office:value-type="float" office:value="0.0000219862825480421" calcext:value-type="float">
            <text:p>2.19862825480421E-05</text:p>
          </table:table-cell>
        </table:table-row>
        <table:table-row table:style-name="ro1">
          <table:table-cell office:value-type="float" office:value="-0.00000342436173514371" calcext:value-type="float">
            <text:p>-3.42436173514371E-06</text:p>
          </table:table-cell>
          <table:table-cell office:value-type="float" office:value="-0.00000000003014862474" calcext:value-type="float">
            <text:p>-3.01486247449148E-11</text:p>
          </table:table-cell>
          <table:table-cell office:value-type="float" office:value="0.0000221232695149509" calcext:value-type="float">
            <text:p>2.21232695149509E-05</text:p>
          </table:table-cell>
        </table:table-row>
        <table:table-row table:style-name="ro1">
          <table:table-cell office:value-type="float" office:value="-0.00000344387221171139" calcext:value-type="float">
            <text:p>-3.44387221171139E-06</text:p>
          </table:table-cell>
          <table:table-cell office:value-type="float" office:value="-0.00000000003024848127" calcext:value-type="float">
            <text:p>-3.02484812737781E-11</text:p>
          </table:table-cell>
          <table:table-cell office:value-type="float" office:value="0.0000222602564853291" calcext:value-type="float">
            <text:p>2.22602564853291E-05</text:p>
          </table:table-cell>
        </table:table-row>
        <table:table-row table:style-name="ro1">
          <table:table-cell office:value-type="float" office:value="-0.00000346336317957885" calcext:value-type="float">
            <text:p>-3.46336317957885E-06</text:p>
          </table:table-cell>
          <table:table-cell office:value-type="float" office:value="-0.00000000003043787676" calcext:value-type="float">
            <text:p>-3.04378767555232E-11</text:p>
          </table:table-cell>
          <table:table-cell office:value-type="float" office:value="0.0000223972414052642" calcext:value-type="float">
            <text:p>2.23972414052642E-05</text:p>
          </table:table-cell>
        </table:table-row>
        <table:table-row table:style-name="ro1">
          <table:table-cell office:value-type="float" office:value="-0.00000348283171400232" calcext:value-type="float">
            <text:p>-3.48283171400232E-06</text:p>
          </table:table-cell>
          <table:table-cell office:value-type="float" office:value="-0.00000000003053583585" calcext:value-type="float">
            <text:p>-3.05358358511754E-11</text:p>
          </table:table-cell>
          <table:table-cell office:value-type="float" office:value="0.0000225342290834096" calcext:value-type="float">
            <text:p>2.25342290834096E-05</text:p>
          </table:table-cell>
        </table:table-row>
        <table:table-row table:style-name="ro1">
          <table:table-cell office:value-type="float" office:value="-0.00000350228104677164" calcext:value-type="float">
            <text:p>-3.50228104677164E-06</text:p>
          </table:table-cell>
          <table:table-cell office:value-type="float" office:value="-0.00000000003072414549" calcext:value-type="float">
            <text:p>-3.07241454896217E-11</text:p>
          </table:table-cell>
          <table:table-cell office:value-type="float" office:value="0.0000226712140120183" calcext:value-type="float">
            <text:p>2.26712140120183E-05</text:p>
          </table:table-cell>
        </table:table-row>
        <table:table-row table:style-name="ro1">
          <table:table-cell office:value-type="float" office:value="-0.0000035217081924277" calcext:value-type="float">
            <text:p>-3.5217081924277E-06</text:p>
          </table:table-cell>
          <table:table-cell office:value-type="float" office:value="-0.00000000003082164928" calcext:value-type="float">
            <text:p>-3.08216492785949E-11</text:p>
          </table:table-cell>
          <table:table-cell office:value-type="float" office:value="0.0000228082010795411" calcext:value-type="float">
            <text:p>2.28082010795411E-05</text:p>
          </table:table-cell>
        </table:table-row>
        <table:table-row table:style-name="ro1">
          <table:table-cell office:value-type="float" office:value="-0.00000354111510600386" calcext:value-type="float">
            <text:p>-3.54111510600386E-06</text:p>
          </table:table-cell>
          <table:table-cell office:value-type="float" office:value="-0.00000000003100682378" calcext:value-type="float">
            <text:p>-3.10068237834056E-11</text:p>
          </table:table-cell>
          <table:table-cell office:value-type="float" office:value="0.0000229451879128761" calcext:value-type="float">
            <text:p>2.29451879128761E-05</text:p>
          </table:table-cell>
        </table:table-row>
        <table:table-row table:style-name="ro1">
          <table:table-cell office:value-type="float" office:value="-0.00000356050144055542" calcext:value-type="float">
            <text:p>-3.56050144055542E-06</text:p>
          </table:table-cell>
          <table:table-cell office:value-type="float" office:value="-0.00000000003110554158" calcext:value-type="float">
            <text:p>-3.11055415823505E-11</text:p>
          </table:table-cell>
          <table:table-cell office:value-type="float" office:value="0.0000230821729403641" calcext:value-type="float">
            <text:p>2.30821729403641E-05</text:p>
          </table:table-cell>
        </table:table-row>
        <table:table-row table:style-name="ro1">
          <table:table-cell office:value-type="float" office:value="-0.00000357986631484286" calcext:value-type="float">
            <text:p>-3.57986631484286E-06</text:p>
          </table:table-cell>
          <table:table-cell office:value-type="float" office:value="-0.0000000000312581104" calcext:value-type="float">
            <text:p>-3.12581104008896E-11</text:p>
          </table:table-cell>
          <table:table-cell office:value-type="float" office:value="0.0000232191605074872" calcext:value-type="float">
            <text:p>2.32191605074872E-05</text:p>
          </table:table-cell>
        </table:table-row>
        <table:table-row table:style-name="ro1">
          <table:table-cell office:value-type="float" office:value="-0.000003599211392466" calcext:value-type="float">
            <text:p>-3.599211392466E-06</text:p>
          </table:table-cell>
          <table:table-cell office:value-type="float" office:value="-0.00000000003145467136" calcext:value-type="float">
            <text:p>-3.1454671357852E-11</text:p>
          </table:table-cell>
          <table:table-cell office:value-type="float" office:value="0.0000233561454482389" calcext:value-type="float">
            <text:p>2.33561454482389E-05</text:p>
          </table:table-cell>
        </table:table-row>
        <table:table-row table:style-name="ro1">
          <table:table-cell office:value-type="float" office:value="-0.00000361853445818294" calcext:value-type="float">
            <text:p>-3.61853445818294E-06</text:p>
          </table:table-cell>
          <table:table-cell office:value-type="float" office:value="-0.00000000003150097214" calcext:value-type="float">
            <text:p>-3.15009721375126E-11</text:p>
          </table:table-cell>
          <table:table-cell office:value-type="float" office:value="0.0000234931325018839" calcext:value-type="float">
            <text:p>2.34931325018839E-05</text:p>
          </table:table-cell>
        </table:table-row>
        <table:table-row table:style-name="ro1">
          <table:table-cell office:value-type="float" office:value="-0.00000363783728835054" calcext:value-type="float">
            <text:p>-3.63783728835054E-06</text:p>
          </table:table-cell>
          <table:table-cell office:value-type="float" office:value="-0.00000000003173212483" calcext:value-type="float">
            <text:p>-3.17321248347799E-11</text:p>
          </table:table-cell>
          <table:table-cell office:value-type="float" office:value="0.0000236301193196065" calcext:value-type="float">
            <text:p>2.36301193196065E-05</text:p>
          </table:table-cell>
        </table:table-row>
        <table:table-row table:style-name="ro1">
          <table:table-cell office:value-type="float" office:value="-0.00000365711954469772" calcext:value-type="float">
            <text:p>-3.65711954469772E-06</text:p>
          </table:table-cell>
          <table:table-cell office:value-type="float" office:value="-0.00000000003177988034" calcext:value-type="float">
            <text:p>-3.17798803405878E-11</text:p>
          </table:table-cell>
          <table:table-cell office:value-type="float" office:value="0.0000237671043262777" calcext:value-type="float">
            <text:p>2.37671043262777E-05</text:p>
          </table:table-cell>
        </table:table-row>
        <table:table-row table:style-name="ro1">
          <table:table-cell office:value-type="float" office:value="-0.00000367638047261976" calcext:value-type="float">
            <text:p>-3.67638047261976E-06</text:p>
          </table:table-cell>
          <table:table-cell office:value-type="float" office:value="-0.00000000003200884277" calcext:value-type="float">
            <text:p>-3.20088427694722E-11</text:p>
          </table:table-cell>
          <table:table-cell office:value-type="float" office:value="0.000023904091848298" calcext:value-type="float">
            <text:p>2.3904091848298E-05</text:p>
          </table:table-cell>
        </table:table-row>
        <table:table-row table:style-name="ro1">
          <table:table-cell office:value-type="float" office:value="-0.00000369562109733823" calcext:value-type="float">
            <text:p>-3.69562109733823E-06</text:p>
          </table:table-cell>
          <table:table-cell office:value-type="float" office:value="-0.00000000003205559089" calcext:value-type="float">
            <text:p>-3.20555908884081E-11</text:p>
          </table:table-cell>
          <table:table-cell office:value-type="float" office:value="0.0000240410768619081" calcext:value-type="float">
            <text:p>2.40410768619081E-05</text:p>
          </table:table-cell>
        </table:table-row>
        <table:table-row table:style-name="ro1">
          <table:table-cell office:value-type="float" office:value="-0.00000371484063128868" calcext:value-type="float">
            <text:p>-3.71484063128868E-06</text:p>
          </table:table-cell>
          <table:table-cell office:value-type="float" office:value="-0.00000000003228441941" calcext:value-type="float">
            <text:p>-3.22844194066775E-11</text:p>
          </table:table-cell>
          <table:table-cell office:value-type="float" office:value="0.0000241780637767752" calcext:value-type="float">
            <text:p>2.41780637767752E-05</text:p>
          </table:table-cell>
        </table:table-row>
        <table:table-row table:style-name="ro1">
          <table:table-cell office:value-type="float" office:value="-0.00000373403886456958" calcext:value-type="float">
            <text:p>-3.73403886456958E-06</text:p>
          </table:table-cell>
          <table:table-cell office:value-type="float" office:value="-0.00000000003232786722" calcext:value-type="float">
            <text:p>-3.23278672205531E-11</text:p>
          </table:table-cell>
          <table:table-cell office:value-type="float" office:value="0.0000243150506951117" calcext:value-type="float">
            <text:p>2.43150506951117E-05</text:p>
          </table:table-cell>
        </table:table-row>
        <table:table-row table:style-name="ro1">
          <table:table-cell office:value-type="float" office:value="-0.00000375321760476277" calcext:value-type="float">
            <text:p>-3.75321760476277E-06</text:p>
          </table:table-cell>
          <table:table-cell office:value-type="float" office:value="-0.00000000003255783116" calcext:value-type="float">
            <text:p>-3.25578311600184E-11</text:p>
          </table:table-cell>
          <table:table-cell office:value-type="float" office:value="0.0000244520355630051" calcext:value-type="float">
            <text:p>2.44520355630051E-05</text:p>
          </table:table-cell>
        </table:table-row>
        <table:table-row table:style-name="ro1">
          <table:table-cell office:value-type="float" office:value="-0.00000377237392885921" calcext:value-type="float">
            <text:p>-3.77237392885921E-06</text:p>
          </table:table-cell>
          <table:table-cell office:value-type="float" office:value="-0.00000000003259951646" calcext:value-type="float">
            <text:p>-3.25995164571495E-11</text:p>
          </table:table-cell>
          <table:table-cell office:value-type="float" office:value="0.0000245890231925783" calcext:value-type="float">
            <text:p>2.45890231925783E-05</text:p>
          </table:table-cell>
        </table:table-row>
        <table:table-row table:style-name="ro1">
          <table:table-cell office:value-type="float" office:value="-0.00000379151104436259" calcext:value-type="float">
            <text:p>-3.79151104436259E-06</text:p>
          </table:table-cell>
          <table:table-cell office:value-type="float" office:value="-0.00000000003282831999" calcext:value-type="float">
            <text:p>-3.28283199879469E-11</text:p>
          </table:table-cell>
          <table:table-cell office:value-type="float" office:value="0.0000247260080639411" calcext:value-type="float">
            <text:p>2.47260080639411E-05</text:p>
          </table:table-cell>
        </table:table-row>
        <table:table-row table:style-name="ro1">
          <table:table-cell office:value-type="float" office:value="-0.00000381062599183468" calcext:value-type="float">
            <text:p>-3.81062599183468E-06</text:p>
          </table:table-cell>
          <table:table-cell office:value-type="float" office:value="-0.00000000003286961642" calcext:value-type="float">
            <text:p>-3.28696164175458E-11</text:p>
          </table:table-cell>
          <table:table-cell office:value-type="float" office:value="0.0000248629950828916" calcext:value-type="float">
            <text:p>2.48629950828916E-05</text:p>
          </table:table-cell>
        </table:table-row>
        <table:table-row table:style-name="ro1">
          <table:table-cell office:value-type="float" office:value="-0.00000382972060140874" calcext:value-type="float">
            <text:p>-3.82972060140874E-06</text:p>
          </table:table-cell>
          <table:table-cell office:value-type="float" office:value="-0.00000000003306452733" calcext:value-type="float">
            <text:p>-3.30645273278571E-11</text:p>
          </table:table-cell>
          <table:table-cell office:value-type="float" office:value="0.0000249999818867364" calcext:value-type="float">
            <text:p>2.49999818867364E-05</text:p>
          </table:table-cell>
        </table:table-row>
        <table:table-row table:style-name="ro1">
          <table:table-cell office:value-type="float" office:value="-0.00000384879516278358" calcext:value-type="float">
            <text:p>-3.84879516278358E-06</text:p>
          </table:table-cell>
          <table:table-cell office:value-type="float" office:value="-0.00000000003320580491" calcext:value-type="float">
            <text:p>-3.32058049060418E-11</text:p>
          </table:table-cell>
          <table:table-cell office:value-type="float" office:value="0.0000251369667737117" calcext:value-type="float">
            <text:p>2.51369667737117E-05</text:p>
          </table:table-cell>
        </table:table-row>
        <table:table-row table:style-name="ro1">
          <table:table-cell office:value-type="float" office:value="-0.00000386784745724789" calcext:value-type="float">
            <text:p>-3.86784745724789E-06</text:p>
          </table:table-cell>
          <table:table-cell office:value-type="float" office:value="-0.00000000003329312289" calcext:value-type="float">
            <text:p>-3.32931228855962E-11</text:p>
          </table:table-cell>
          <table:table-cell office:value-type="float" office:value="0.0000252739543824682" calcext:value-type="float">
            <text:p>2.52739543824682E-05</text:p>
          </table:table-cell>
        </table:table-row>
        <table:table-row table:style-name="ro1">
          <table:table-cell office:value-type="float" office:value="-0.00000388688053097608" calcext:value-type="float">
            <text:p>-3.88688053097608E-06</text:p>
          </table:table-cell>
          <table:table-cell office:value-type="float" office:value="-0.00000000003347102148" calcext:value-type="float">
            <text:p>-3.34710214832691E-11</text:p>
          </table:table-cell>
          <table:table-cell office:value-type="float" office:value="0.000025410939234749" calcext:value-type="float">
            <text:p>2.5410939234749E-05</text:p>
          </table:table-cell>
        </table:table-row>
        <table:table-row table:style-name="ro1">
          <table:table-cell office:value-type="float" office:value="-0.00000390589122330198" calcext:value-type="float">
            <text:p>-3.90589122330198E-06</text:p>
          </table:table-cell>
          <table:table-cell office:value-type="float" office:value="-0.00000000003355738054" calcext:value-type="float">
            <text:p>-3.3557380542118E-11</text:p>
          </table:table-cell>
          <table:table-cell office:value-type="float" office:value="0.0000255479268348319" calcext:value-type="float">
            <text:p>2.55479268348319E-05</text:p>
          </table:table-cell>
        </table:table-row>
        <table:table-row table:style-name="ro1">
          <table:table-cell office:value-type="float" office:value="-0.00000392488269836122" calcext:value-type="float">
            <text:p>-3.92488269836122E-06</text:p>
          </table:table-cell>
          <table:table-cell office:value-type="float" office:value="-0.00000000003373423676" calcext:value-type="float">
            <text:p>-3.37342367598702E-11</text:p>
          </table:table-cell>
          <table:table-cell office:value-type="float" office:value="0.0000256849116784391" calcext:value-type="float">
            <text:p>2.56849116784391E-05</text:p>
          </table:table-cell>
        </table:table-row>
        <table:table-row table:style-name="ro1">
          <table:table-cell office:value-type="float" office:value="-0.00000394385202967529" calcext:value-type="float">
            <text:p>-3.94385202967529E-06</text:p>
          </table:table-cell>
          <table:table-cell office:value-type="float" office:value="-0.00000000003382026243" calcext:value-type="float">
            <text:p>-3.38202624318449E-11</text:p>
          </table:table-cell>
          <table:table-cell office:value-type="float" office:value="0.0000258218986748382" calcext:value-type="float">
            <text:p>2.58218986748382E-05</text:p>
          </table:table-cell>
        </table:table-row>
        <table:table-row table:style-name="ro1">
          <table:table-cell office:value-type="float" office:value="-0.00000396280114105252" calcext:value-type="float">
            <text:p>-3.96280114105252E-06</text:p>
          </table:table-cell>
          <table:table-cell office:value-type="float" office:value="-0.00000000003399405448" calcext:value-type="float">
            <text:p>-3.39940544814407E-11</text:p>
          </table:table-cell>
          <table:table-cell office:value-type="float" office:value="0.0000259588854231718" calcext:value-type="float">
            <text:p>2.59588854231718E-05</text:p>
          </table:table-cell>
        </table:table-row>
        <table:table-row table:style-name="ro1">
          <table:table-cell office:value-type="float" office:value="-0.0000039817296768746" calcext:value-type="float">
            <text:p>-3.9817296768746E-06</text:p>
          </table:table-cell>
          <table:table-cell office:value-type="float" office:value="-0.00000000003408128635" calcext:value-type="float">
            <text:p>-3.40812863548021E-11</text:p>
          </table:table-cell>
          <table:table-cell office:value-type="float" office:value="0.0000260958703691277" calcext:value-type="float">
            <text:p>2.60958703691277E-05</text:p>
          </table:table-cell>
        </table:table-row>
        <table:table-row table:style-name="ro1">
          <table:table-cell office:value-type="float" office:value="-0.00000400063689641461" calcext:value-type="float">
            <text:p>-4.00063689641461E-06</text:p>
          </table:table-cell>
          <table:table-cell office:value-type="float" office:value="-0.00000000003425292453" calcext:value-type="float">
            <text:p>-3.42529245319618E-11</text:p>
          </table:table-cell>
          <table:table-cell office:value-type="float" office:value="0.0000262328578321674" calcext:value-type="float">
            <text:p>2.62328578321674E-05</text:p>
          </table:table-cell>
        </table:table-row>
        <table:table-row table:style-name="ro1">
          <table:table-cell office:value-type="float" office:value="-0.00000401952383530246" calcext:value-type="float">
            <text:p>-4.01952383530246E-06</text:p>
          </table:table-cell>
          <table:table-cell office:value-type="float" office:value="-0.00000000003433919791" calcext:value-type="float">
            <text:p>-3.43391979081341E-11</text:p>
          </table:table-cell>
          <table:table-cell office:value-type="float" office:value="0.0000263698427763887" calcext:value-type="float">
            <text:p>2.63698427763887E-05</text:p>
          </table:table-cell>
        </table:table-row>
        <table:table-row table:style-name="ro1">
          <table:table-cell office:value-type="float" office:value="-0.00000403838957760416" calcext:value-type="float">
            <text:p>-4.03838957760416E-06</text:p>
          </table:table-cell>
          <table:table-cell office:value-type="float" office:value="-0.00000000003447954857" calcext:value-type="float">
            <text:p>-3.44795485675766E-11</text:p>
          </table:table-cell>
          <table:table-cell office:value-type="float" office:value="0.0000265068296565613" calcext:value-type="float">
            <text:p>2.65068296565613E-05</text:p>
          </table:table-cell>
        </table:table-row>
        <table:table-row table:style-name="ro1">
          <table:table-cell office:value-type="float" office:value="-0.00000405723456047002" calcext:value-type="float">
            <text:p>-4.05723456047002E-06</text:p>
          </table:table-cell>
          <table:table-cell office:value-type="float" office:value="-0.00000000003466159154" calcext:value-type="float">
            <text:p>-3.46615915386418E-11</text:p>
          </table:table-cell>
          <table:table-cell office:value-type="float" office:value="0.0000266438164239768" calcext:value-type="float">
            <text:p>2.66438164239768E-05</text:p>
          </table:table-cell>
        </table:table-row>
        <table:table-row table:style-name="ro1">
          <table:table-cell office:value-type="float" office:value="-0.00000407605909961972" calcext:value-type="float">
            <text:p>-4.07605909961972E-06</text:p>
          </table:table-cell>
          <table:table-cell office:value-type="float" office:value="-0.00000000003469762818" calcext:value-type="float">
            <text:p>-3.46976281848058E-11</text:p>
          </table:table-cell>
          <table:table-cell office:value-type="float" office:value="0.0000267808013473814" calcext:value-type="float">
            <text:p>2.67808013473814E-05</text:p>
          </table:table-cell>
        </table:table-row>
        <table:table-row table:style-name="ro1">
          <table:table-cell office:value-type="float" office:value="-0.00000409486234330403" calcext:value-type="float">
            <text:p>-4.09486234330403E-06</text:p>
          </table:table-cell>
          <table:table-cell office:value-type="float" office:value="-0.00000000003491525869" calcext:value-type="float">
            <text:p>-3.49152586892844E-11</text:p>
          </table:table-cell>
          <table:table-cell office:value-type="float" office:value="0.0000269177887913391" calcext:value-type="float">
            <text:p>2.69177887913391E-05</text:p>
          </table:table-cell>
        </table:table-row>
        <table:table-row table:style-name="ro1">
          <table:table-cell office:value-type="float" office:value="-0.00000411364529939728" calcext:value-type="float">
            <text:p>-4.11364529939728E-06</text:p>
          </table:table-cell>
          <table:table-cell office:value-type="float" office:value="-0.00000000003495049971" calcext:value-type="float">
            <text:p>-3.49504997068132E-11</text:p>
          </table:table-cell>
          <table:table-cell office:value-type="float" office:value="0.0000270547737182131" calcext:value-type="float">
            <text:p>2.70547737182131E-05</text:p>
          </table:table-cell>
        </table:table-row>
        <table:table-row table:style-name="ro1">
          <table:table-cell office:value-type="float" office:value="-0.00000413240719941699" calcext:value-type="float">
            <text:p>-4.13240719941699E-06</text:p>
          </table:table-cell>
          <table:table-cell office:value-type="float" office:value="-0.00000000003516767787" calcext:value-type="float">
            <text:p>-3.51676778692282E-11</text:p>
          </table:table-cell>
          <table:table-cell office:value-type="float" office:value="0.0000271917605515481" calcext:value-type="float">
            <text:p>2.71917605515481E-05</text:p>
          </table:table-cell>
        </table:table-row>
        <table:table-row table:style-name="ro1">
          <table:table-cell office:value-type="float" office:value="-0.00000415114779876713" calcext:value-type="float">
            <text:p>-4.15114779876713E-06</text:p>
          </table:table-cell>
          <table:table-cell office:value-type="float" office:value="-0.00000000003519951141" calcext:value-type="float">
            <text:p>-3.51995114055591E-11</text:p>
          </table:table-cell>
          <table:table-cell office:value-type="float" office:value="0.0000273287473848832" calcext:value-type="float">
            <text:p>2.73287473848832E-05</text:p>
          </table:table-cell>
        </table:table-row>
        <table:table-row table:style-name="ro1">
          <table:table-cell office:value-type="float" office:value="-0.00000416986893972404" calcext:value-type="float">
            <text:p>-4.16986893972404E-06</text:p>
          </table:table-cell>
          <table:table-cell office:value-type="float" office:value="-0.00000000003541812876" calcext:value-type="float">
            <text:p>-3.54181287563608E-11</text:p>
          </table:table-cell>
          <table:table-cell office:value-type="float" office:value="0.0000274657321695099" calcext:value-type="float">
            <text:p>2.74657321695099E-05</text:p>
          </table:table-cell>
        </table:table-row>
        <table:table-row table:style-name="ro1">
          <table:table-cell office:value-type="float" office:value="-0.0000041885676645842" calcext:value-type="float">
            <text:p>-4.1885676645842E-06</text:p>
          </table:table-cell>
          <table:table-cell office:value-type="float" office:value="-0.00000000003544807508" calcext:value-type="float">
            <text:p>-3.54480750768154E-11</text:p>
          </table:table-cell>
          <table:table-cell office:value-type="float" office:value="0.0000276027197140816" calcext:value-type="float">
            <text:p>2.76027197140816E-05</text:p>
          </table:table-cell>
        </table:table-row>
        <table:table-row table:style-name="ro1">
          <table:table-cell office:value-type="float" office:value="-0.00000420724721901522" calcext:value-type="float">
            <text:p>-4.20724721901522E-06</text:p>
          </table:table-cell>
          <table:table-cell office:value-type="float" office:value="-0.00000000003566548308" calcext:value-type="float">
            <text:p>-3.56654830763267E-11</text:p>
          </table:table-cell>
          <table:table-cell office:value-type="float" office:value="0.0000277397045004429" calcext:value-type="float">
            <text:p>2.77397045004429E-05</text:p>
          </table:table-cell>
        </table:table-row>
        <table:table-row table:style-name="ro1">
          <table:table-cell office:value-type="float" office:value="-0.00000422590461929273" calcext:value-type="float">
            <text:p>-4.22590461929273E-06</text:p>
          </table:table-cell>
          <table:table-cell office:value-type="float" office:value="-0.00000000003569527664" calcext:value-type="float">
            <text:p>-3.56952766396832E-11</text:p>
          </table:table-cell>
          <table:table-cell office:value-type="float" office:value="0.000027876691434392" calcext:value-type="float">
            <text:p>2.7876691434392E-05</text:p>
          </table:table-cell>
        </table:table-row>
        <table:table-row table:style-name="ro1">
          <table:table-cell office:value-type="float" office:value="-0.00000424454169381527" calcext:value-type="float">
            <text:p>-4.24454169381527E-06</text:p>
          </table:table-cell>
          <table:table-cell office:value-type="float" office:value="-0.00000000003587859765" calcext:value-type="float">
            <text:p>-3.58785976511169E-11</text:p>
          </table:table-cell>
          <table:table-cell office:value-type="float" office:value="0.0000280136781515006" calcext:value-type="float">
            <text:p>2.80136781515006E-05</text:p>
          </table:table-cell>
        </table:table-row>
        <table:table-row table:style-name="ro1">
          <table:table-cell office:value-type="float" office:value="-0.00000426315873054695" calcext:value-type="float">
            <text:p>-4.26315873054695E-06</text:p>
          </table:table-cell>
          <table:table-cell office:value-type="float" office:value="-0.00000000003600839666" calcext:value-type="float">
            <text:p>-3.60083966623168E-11</text:p>
          </table:table-cell>
          <table:table-cell office:value-type="float" office:value="0.0000281506629517397" calcext:value-type="float">
            <text:p>2.81506629517397E-05</text:p>
          </table:table-cell>
        </table:table-row>
        <table:table-row table:style-name="ro1">
          <table:table-cell office:value-type="float" office:value="-0.00000428175352812366" calcext:value-type="float">
            <text:p>-4.28175352812366E-06</text:p>
          </table:table-cell>
          <table:table-cell office:value-type="float" office:value="-0.00000000003608409086" calcext:value-type="float">
            <text:p>-3.60840908616757E-11</text:p>
          </table:table-cell>
          <table:table-cell office:value-type="float" office:value="0.0000282876504754947" calcext:value-type="float">
            <text:p>2.82876504754947E-05</text:p>
          </table:table-cell>
        </table:table-row>
        <table:table-row table:style-name="ro1">
          <table:table-cell office:value-type="float" office:value="-0.00000430032914833234" calcext:value-type="float">
            <text:p>-4.30032914833234E-06</text:p>
          </table:table-cell>
          <table:table-cell office:value-type="float" office:value="-0.00000000003625062786" calcext:value-type="float">
            <text:p>-3.62506278623199E-11</text:p>
          </table:table-cell>
          <table:table-cell office:value-type="float" office:value="0.0000284246352410394" calcext:value-type="float">
            <text:p>2.84246352410394E-05</text:p>
          </table:table-cell>
        </table:table-row>
        <table:table-row table:style-name="ro1">
          <table:table-cell office:value-type="float" office:value="-0.00000431888260571389" calcext:value-type="float">
            <text:p>-4.31888260571389E-06</text:p>
          </table:table-cell>
          <table:table-cell office:value-type="float" office:value="-0.00000000003632608502" calcext:value-type="float">
            <text:p>-3.63260850248024E-11</text:p>
          </table:table-cell>
          <table:table-cell office:value-type="float" office:value="0.0000285616221524371" calcext:value-type="float">
            <text:p>2.85616221524371E-05</text:p>
          </table:table-cell>
        </table:table-row>
        <table:table-row table:style-name="ro1">
          <table:table-cell office:value-type="float" office:value="-0.00000433741589693504" calcext:value-type="float">
            <text:p>-4.33741589693504E-06</text:p>
          </table:table-cell>
          <table:table-cell office:value-type="float" office:value="-0.00000000003648940597" calcext:value-type="float">
            <text:p>-3.64894059736949E-11</text:p>
          </table:table-cell>
          <table:table-cell office:value-type="float" office:value="0.0000286986088261776" calcext:value-type="float">
            <text:p>2.86986088261776E-05</text:p>
          </table:table-cell>
        </table:table-row>
        <table:table-row table:style-name="ro1">
          <table:table-cell office:value-type="float" office:value="-0.00000435592862127465" calcext:value-type="float">
            <text:p>-4.35592862127465E-06</text:p>
          </table:table-cell>
          <table:table-cell office:value-type="float" office:value="-0.00000000003656612445" calcext:value-type="float">
            <text:p>-3.65661244476452E-11</text:p>
          </table:table-cell>
          <table:table-cell office:value-type="float" office:value="0.0000288355936906015" calcext:value-type="float">
            <text:p>2.88355936906015E-05</text:p>
          </table:table-cell>
        </table:table-row>
        <table:table-row table:style-name="ro1">
          <table:table-cell office:value-type="float" office:value="-0.00000437442004667943" calcext:value-type="float">
            <text:p>-4.37442004667943E-06</text:p>
          </table:table-cell>
          <table:table-cell office:value-type="float" office:value="-0.00000000003672731574" calcext:value-type="float">
            <text:p>-3.672731574395E-11</text:p>
          </table:table-cell>
          <table:table-cell office:value-type="float" office:value="0.0000289725810703745" calcext:value-type="float">
            <text:p>2.89725810703745E-05</text:p>
          </table:table-cell>
        </table:table-row>
        <table:table-row table:style-name="ro1">
          <table:table-cell office:value-type="float" office:value="-0.00000439289119663622" calcext:value-type="float">
            <text:p>-4.39289119663622E-06</text:p>
          </table:table-cell>
          <table:table-cell office:value-type="float" office:value="-0.0000000000368030433" calcext:value-type="float">
            <text:p>-3.68030432952311E-11</text:p>
          </table:table-cell>
          <table:table-cell office:value-type="float" office:value="0.0000291095659382679" calcext:value-type="float">
            <text:p>2.91095659382679E-05</text:p>
          </table:table-cell>
        </table:table-row>
        <table:table-row table:style-name="ro1">
          <table:table-cell office:value-type="float" office:value="-0.00000441134132000975" calcext:value-type="float">
            <text:p>-4.41134132000975E-06</text:p>
          </table:table-cell>
          <table:table-cell office:value-type="float" office:value="-0.00000000003696397286" calcext:value-type="float">
            <text:p>-3.69639728583552E-11</text:p>
          </table:table-cell>
          <table:table-cell office:value-type="float" office:value="0.0000292465527074182" calcext:value-type="float">
            <text:p>2.92465527074182E-05</text:p>
          </table:table-cell>
        </table:table-row>
        <table:table-row table:style-name="ro1">
          <table:table-cell office:value-type="float" office:value="-0.00000442977014965262" calcext:value-type="float">
            <text:p>-4.42977014965262E-06</text:p>
          </table:table-cell>
          <table:table-cell office:value-type="float" office:value="-0.00000000003703652356" calcext:value-type="float">
            <text:p>-3.70365235596282E-11</text:p>
          </table:table-cell>
          <table:table-cell office:value-type="float" office:value="0.0000293835394800379" calcext:value-type="float">
            <text:p>2.93835394800379E-05</text:p>
          </table:table-cell>
        </table:table-row>
        <table:table-row table:style-name="ro1">
          <table:table-cell office:value-type="float" office:value="-0.00000444817952263699" calcext:value-type="float">
            <text:p>-4.44817952263699E-06</text:p>
          </table:table-cell>
          <table:table-cell office:value-type="float" office:value="-0.00000000003719858309" calcext:value-type="float">
            <text:p>-3.71985830911737E-11</text:p>
          </table:table-cell>
          <table:table-cell office:value-type="float" office:value="0.0000295205242022145" calcext:value-type="float">
            <text:p>2.95205242022145E-05</text:p>
          </table:table-cell>
        </table:table-row>
        <table:table-row table:style-name="ro1">
          <table:table-cell office:value-type="float" office:value="-0.00000446656651768851" calcext:value-type="float">
            <text:p>-4.46656651768851E-06</text:p>
          </table:table-cell>
          <table:table-cell office:value-type="float" office:value="-0.00000000003726920515" calcext:value-type="float">
            <text:p>-3.72692051513653E-11</text:p>
          </table:table-cell>
          <table:table-cell office:value-type="float" office:value="0.0000296575116826014" calcext:value-type="float">
            <text:p>2.96575116826014E-05</text:p>
          </table:table-cell>
        </table:table-row>
        <table:table-row table:style-name="ro1">
          <table:table-cell office:value-type="float" office:value="-0.00000448493421047191" calcext:value-type="float">
            <text:p>-4.48493421047191E-06</text:p>
          </table:table-cell>
          <table:table-cell office:value-type="float" office:value="-0.00000000003739942122" calcext:value-type="float">
            <text:p>-3.73994212204126E-11</text:p>
          </table:table-cell>
          <table:table-cell office:value-type="float" office:value="0.0000297944964307989" calcext:value-type="float">
            <text:p>2.97944964307989E-05</text:p>
          </table:table-cell>
        </table:table-row>
        <table:table-row table:style-name="ro1">
          <table:table-cell office:value-type="float" office:value="-0.00000450328029380498" calcext:value-type="float">
            <text:p>-4.50328029380498E-06</text:p>
          </table:table-cell>
          <table:table-cell office:value-type="float" office:value="-0.00000000003756857412" calcext:value-type="float">
            <text:p>-3.75685741234957E-11</text:p>
          </table:table-cell>
          <table:table-cell office:value-type="float" office:value="0.0000299314832172964" calcext:value-type="float">
            <text:p>2.99314832172964E-05</text:p>
          </table:table-cell>
        </table:table-row>
        <table:table-row table:style-name="ro1">
          <table:table-cell office:value-type="float" office:value="-0.00000452160524994083" calcext:value-type="float">
            <text:p>-4.52160524994083E-06</text:p>
          </table:table-cell>
          <table:table-cell office:value-type="float" office:value="-0.00000000003758995501" calcext:value-type="float">
            <text:p>-3.75899550085596E-11</text:p>
          </table:table-cell>
          <table:table-cell office:value-type="float" office:value="0.0000300684699638953" calcext:value-type="float">
            <text:p>3.00684699638953E-05</text:p>
          </table:table-cell>
        </table:table-row>
        <table:table-row table:style-name="ro1">
          <table:table-cell office:value-type="float" office:value="-0.00000453991074768345" calcext:value-type="float">
            <text:p>-4.53991074768345E-06</text:p>
          </table:table-cell>
          <table:table-cell office:value-type="float" office:value="-0.00000000003779799768" calcext:value-type="float">
            <text:p>-3.77979976824105E-11</text:p>
          </table:table-cell>
          <table:table-cell office:value-type="float" office:value="0.0000302054546687247" calcext:value-type="float">
            <text:p>3.02054546687247E-05</text:p>
          </table:table-cell>
        </table:table-row>
        <table:table-row table:style-name="ro1">
          <table:table-cell office:value-type="float" office:value="-0.00000455819387790157" calcext:value-type="float">
            <text:p>-4.55819387790157E-06</text:p>
          </table:table-cell>
          <table:table-cell office:value-type="float" office:value="-0.00000000003781756952" calcext:value-type="float">
            <text:p>-3.78175695168574E-11</text:p>
          </table:table-cell>
          <table:table-cell office:value-type="float" office:value="0.0000303424421248255" calcext:value-type="float">
            <text:p>3.03424421248255E-05</text:p>
          </table:table-cell>
        </table:table-row>
        <table:table-row table:style-name="ro1">
          <table:table-cell office:value-type="float" office:value="-0.00000457645784116001" calcext:value-type="float">
            <text:p>-4.57645784116001E-06</text:p>
          </table:table-cell>
          <table:table-cell office:value-type="float" office:value="-0.00000000003802450586" calcext:value-type="float">
            <text:p>-3.80245058598E-11</text:p>
          </table:table-cell>
          <table:table-cell office:value-type="float" office:value="0.0000304794268261854" calcext:value-type="float">
            <text:p>3.04794268261854E-05</text:p>
          </table:table-cell>
        </table:table-row>
        <table:table-row table:style-name="ro1">
          <table:table-cell office:value-type="float" office:value="-0.00000459469966414272" calcext:value-type="float">
            <text:p>-4.59469966414272E-06</text:p>
          </table:table-cell>
          <table:table-cell office:value-type="float" office:value="-0.00000000003804378356" calcext:value-type="float">
            <text:p>-3.80437835620559E-11</text:p>
          </table:table-cell>
          <table:table-cell office:value-type="float" office:value="0.000030616413675133" calcext:value-type="float">
            <text:p>3.0616413675133E-05</text:p>
          </table:table-cell>
        </table:table-row>
        <table:table-row table:style-name="ro1">
          <table:table-cell office:value-type="float" office:value="-0.00000461292132096502" calcext:value-type="float">
            <text:p>-4.61292132096502E-06</text:p>
          </table:table-cell>
          <table:table-cell office:value-type="float" office:value="-0.00000000003824762583" calcext:value-type="float">
            <text:p>-3.82476258259911E-11</text:p>
          </table:table-cell>
          <table:table-cell office:value-type="float" office:value="0.0000307534002812193" calcext:value-type="float">
            <text:p>3.07534002812193E-05</text:p>
          </table:table-cell>
        </table:table-row>
        <table:table-row table:style-name="ro1">
          <table:table-cell office:value-type="float" office:value="-0.00000463112242478359" calcext:value-type="float">
            <text:p>-4.63112242478359E-06</text:p>
          </table:table-cell>
          <table:table-cell office:value-type="float" office:value="-0.00000000003826801581" calcext:value-type="float">
            <text:p>-3.82680158148557E-11</text:p>
          </table:table-cell>
          <table:table-cell office:value-type="float" office:value="0.0000308903850797237" calcext:value-type="float">
            <text:p>3.08903850797237E-05</text:p>
          </table:table-cell>
        </table:table-row>
        <table:table-row table:style-name="ro1">
          <table:table-cell office:value-type="float" office:value="-0.00000464930227130067" calcext:value-type="float">
            <text:p>-4.64930227130067E-06</text:p>
          </table:table-cell>
          <table:table-cell office:value-type="float" office:value="-0.00000000003846978436" calcext:value-type="float">
            <text:p>-3.84697843568476E-11</text:p>
          </table:table-cell>
          <table:table-cell office:value-type="float" office:value="0.0000310273723987814" calcext:value-type="float">
            <text:p>3.10273723987814E-05</text:p>
          </table:table-cell>
        </table:table-row>
        <table:table-row table:style-name="ro1">
          <table:table-cell office:value-type="float" office:value="-0.00000466746183543088" calcext:value-type="float">
            <text:p>-4.66746183543088E-06</text:p>
          </table:table-cell>
          <table:table-cell office:value-type="float" office:value="-0.00000000003848913535" calcext:value-type="float">
            <text:p>-3.84891353539232E-11</text:p>
          </table:table-cell>
          <table:table-cell office:value-type="float" office:value="0.0000311643571955511" calcext:value-type="float">
            <text:p>3.11643571955511E-05</text:p>
          </table:table-cell>
        </table:table-row>
        <table:table-row table:style-name="ro1">
          <table:table-cell office:value-type="float" office:value="-0.00000468560026542497" calcext:value-type="float">
            <text:p>-4.68560026542497E-06</text:p>
          </table:table-cell>
          <table:table-cell office:value-type="float" office:value="-0.00000000003865978253" calcext:value-type="float">
            <text:p>-3.86597825290044E-11</text:p>
          </table:table-cell>
          <table:table-cell office:value-type="float" office:value="0.0000313013439282722" calcext:value-type="float">
            <text:p>3.13013439282722E-05</text:p>
          </table:table-cell>
        </table:table-row>
        <table:table-row table:style-name="ro1">
          <table:table-cell office:value-type="float" office:value="-0.00000470371794639157" calcext:value-type="float">
            <text:p>-4.70371794639157E-06</text:p>
          </table:table-cell>
          <table:table-cell office:value-type="float" office:value="-0.0000000000387749603" calcext:value-type="float">
            <text:p>-3.87749602956968E-11</text:p>
          </table:table-cell>
          <table:table-cell office:value-type="float" office:value="0.0000314383305465016" calcext:value-type="float">
            <text:p>3.14383305465016E-05</text:p>
          </table:table-cell>
        </table:table-row>
        <table:table-row table:style-name="ro1">
          <table:table-cell office:value-type="float" office:value="-0.0000047218152270101" calcext:value-type="float">
            <text:p>-4.7218152270101E-06</text:p>
          </table:table-cell>
          <table:table-cell office:value-type="float" office:value="-0.00000000003884105171" calcext:value-type="float">
            <text:p>-3.88410517090025E-11</text:p>
          </table:table-cell>
          <table:table-cell office:value-type="float" office:value="0.0000315753153224546" calcext:value-type="float">
            <text:p>3.15753153224546E-05</text:p>
          </table:table-cell>
        </table:table-row>
        <table:table-row table:style-name="ro1">
          <table:table-cell office:value-type="float" office:value="-0.00000473989125379659" calcext:value-type="float">
            <text:p>-4.73989125379659E-06</text:p>
          </table:table-cell>
          <table:table-cell office:value-type="float" office:value="-0.00000000003899191368" calcext:value-type="float">
            <text:p>-3.89919136767435E-11</text:p>
          </table:table-cell>
          <table:table-cell office:value-type="float" office:value="0.0000317123026154914" calcext:value-type="float">
            <text:p>3.17123026154914E-05</text:p>
          </table:table-cell>
        </table:table-row>
        <table:table-row table:style-name="ro1">
          <table:table-cell office:value-type="float" office:value="-0.00000475794701380872" calcext:value-type="float">
            <text:p>-4.75794701380872E-06</text:p>
          </table:table-cell>
          <table:table-cell office:value-type="float" office:value="-0.00000000003905718008" calcext:value-type="float">
            <text:p>-3.90571800799585E-11</text:p>
          </table:table-cell>
          <table:table-cell office:value-type="float" office:value="0.0000318492873914444" calcext:value-type="float">
            <text:p>3.18492873914444E-05</text:p>
          </table:table-cell>
        </table:table-row>
        <table:table-row table:style-name="ro1">
          <table:table-cell office:value-type="float" office:value="-0.00000477598176111538" calcext:value-type="float">
            <text:p>-4.77598176111538E-06</text:p>
          </table:table-cell>
          <table:table-cell office:value-type="float" office:value="-0.0000000000392075454" calcext:value-type="float">
            <text:p>-3.92075453952249E-11</text:p>
          </table:table-cell>
          <table:table-cell office:value-type="float" office:value="0.0000319862740738586" calcext:value-type="float">
            <text:p>3.19862740738586E-05</text:p>
          </table:table-cell>
        </table:table-row>
        <table:table-row table:style-name="ro1">
          <table:table-cell office:value-type="float" office:value="-0.00000479399525632473" calcext:value-type="float">
            <text:p>-4.79399525632473E-06</text:p>
          </table:table-cell>
          <table:table-cell office:value-type="float" office:value="-0.00000000003926974009" calcext:value-type="float">
            <text:p>-3.92697400863962E-11</text:p>
          </table:table-cell>
          <table:table-cell office:value-type="float" office:value="0.0000321232607562727" calcext:value-type="float">
            <text:p>3.21232607562727E-05</text:p>
          </table:table-cell>
        </table:table-row>
        <table:table-row table:style-name="ro1">
          <table:table-cell office:value-type="float" office:value="-0.00000481198928446724" calcext:value-type="float">
            <text:p>-4.81198928446724E-06</text:p>
          </table:table-cell>
          <table:table-cell office:value-type="float" office:value="-0.00000000003942131483" calcext:value-type="float">
            <text:p>-3.94213148323624E-11</text:p>
          </table:table-cell>
          <table:table-cell office:value-type="float" office:value="0.0000322602453899784" calcext:value-type="float">
            <text:p>3.22602453899784E-05</text:p>
          </table:table-cell>
        </table:table-row>
        <table:table-row table:style-name="ro1">
          <table:table-cell office:value-type="float" office:value="-0.00000482996097457555" calcext:value-type="float">
            <text:p>-4.82996097457555E-06</text:p>
          </table:table-cell>
          <table:table-cell office:value-type="float" office:value="-0.00000000003948153451" calcext:value-type="float">
            <text:p>-3.94815345073985E-11</text:p>
          </table:table-cell>
          <table:table-cell office:value-type="float" office:value="0.0000323972327801597" calcext:value-type="float">
            <text:p>3.23972327801597E-05</text:p>
          </table:table-cell>
        </table:table-row>
        <table:table-row table:style-name="ro1">
          <table:table-cell office:value-type="float" office:value="-0.00000484791349598945" calcext:value-type="float">
            <text:p>-4.84791349598945E-06</text:p>
          </table:table-cell>
          <table:table-cell office:value-type="float" office:value="-0.00000000003963216203" calcext:value-type="float">
            <text:p>-3.96321620323016E-11</text:p>
          </table:table-cell>
          <table:table-cell office:value-type="float" office:value="0.000032534217410396" calcext:value-type="float">
            <text:p>3.2534217410396E-05</text:p>
          </table:table-cell>
        </table:table-row>
        <table:table-row table:style-name="ro1">
          <table:table-cell office:value-type="float" office:value="-0.00000486584392569989" calcext:value-type="float">
            <text:p>-4.86584392569989E-06</text:p>
          </table:table-cell>
          <table:table-cell office:value-type="float" office:value="-0.00000000003969190546" calcext:value-type="float">
            <text:p>-3.96919054630632E-11</text:p>
          </table:table-cell>
          <table:table-cell office:value-type="float" office:value="0.0000326712041934241" calcext:value-type="float">
            <text:p>3.26712041934241E-05</text:p>
          </table:table-cell>
        </table:table-row>
        <table:table-row table:style-name="ro1">
          <table:table-cell office:value-type="float" office:value="-0.00000488375406608454" calcext:value-type="float">
            <text:p>-4.88375406608454E-06</text:p>
          </table:table-cell>
          <table:table-cell office:value-type="float" office:value="-0.00000000003980850082" calcext:value-type="float">
            <text:p>-3.98085008188021E-11</text:p>
          </table:table-cell>
          <table:table-cell office:value-type="float" office:value="0.0000328081907544075" calcext:value-type="float">
            <text:p>3.28081907544075E-05</text:p>
          </table:table-cell>
        </table:table-row>
        <table:table-row table:style-name="ro1">
          <table:table-cell office:value-type="float" office:value="-0.0000049016441808214" calcext:value-type="float">
            <text:p>-4.9016441808214E-06</text:p>
          </table:table-cell>
          <table:table-cell office:value-type="float" office:value="-0.00000000003996843218" calcext:value-type="float">
            <text:p>-3.99684321800676E-11</text:p>
          </table:table-cell>
          <table:table-cell office:value-type="float" office:value="0.0000329451753985216" calcext:value-type="float">
            <text:p>3.29451753985216E-05</text:p>
          </table:table-cell>
        </table:table-row>
        <table:table-row table:style-name="ro1">
          <table:table-cell office:value-type="float" office:value="-0.00000491951211885333" calcext:value-type="float">
            <text:p>-4.91951211885333E-06</text:p>
          </table:table-cell>
          <table:table-cell office:value-type="float" office:value="-0.00000000003997745597" calcext:value-type="float">
            <text:p>-3.99774559661619E-11</text:p>
          </table:table-cell>
          <table:table-cell office:value-type="float" office:value="0.0000330821627644168" calcext:value-type="float">
            <text:p>3.30821627644168E-05</text:p>
          </table:table-cell>
        </table:table-row>
        <table:table-row table:style-name="ro1">
          <table:table-cell office:value-type="float" office:value="-0.00000493736088819086" calcext:value-type="float">
            <text:p>-4.93736088819086E-06</text:p>
          </table:table-cell>
          <table:table-cell office:value-type="float" office:value="-0.00000000004017380299" calcext:value-type="float">
            <text:p>-4.01738029943655E-11</text:p>
          </table:table-cell>
          <table:table-cell office:value-type="float" office:value="0.0000332191473738363" calcext:value-type="float">
            <text:p>3.32191473738363E-05</text:p>
          </table:table-cell>
        </table:table-row>
        <table:table-row table:style-name="ro1">
          <table:table-cell office:value-type="float" office:value="-0.00000495518754847768" calcext:value-type="float">
            <text:p>-4.95518754847768E-06</text:p>
          </table:table-cell>
          <table:table-cell office:value-type="float" office:value="-0.00000000004018262863" calcext:value-type="float">
            <text:p>-4.01826286276897E-11</text:p>
          </table:table-cell>
          <table:table-cell office:value-type="float" office:value="0.0000333561341291089" calcext:value-type="float">
            <text:p>3.33561341291089E-05</text:p>
          </table:table-cell>
        </table:table-row>
        <table:table-row table:style-name="ro1">
          <table:table-cell office:value-type="float" office:value="-0.00000497299407209439" calcext:value-type="float">
            <text:p>-4.97299407209439E-06</text:p>
          </table:table-cell>
          <table:table-cell office:value-type="float" office:value="-0.00000000004037602398" calcext:value-type="float">
            <text:p>-4.03760239843002E-11</text:p>
          </table:table-cell>
          <table:table-cell office:value-type="float" office:value="0.0000334931206432548" calcext:value-type="float">
            <text:p>3.34931206432548E-05</text:p>
          </table:table-cell>
        </table:table-row>
        <table:table-row table:style-name="ro1">
          <table:table-cell office:value-type="float" office:value="-0.00000499078006872822" calcext:value-type="float">
            <text:p>-4.99078006872822E-06</text:p>
          </table:table-cell>
          <table:table-cell office:value-type="float" office:value="-0.00000000004038583697" calcext:value-type="float">
            <text:p>-4.03858369668732E-11</text:p>
          </table:table-cell>
          <table:table-cell office:value-type="float" office:value="0.0000336301053480842" calcext:value-type="float">
            <text:p>3.36301053480842E-05</text:p>
          </table:table-cell>
        </table:table-row>
        <table:table-row table:style-name="ro1">
          <table:table-cell office:value-type="float" office:value="-0.00000500854480979529" calcext:value-type="float">
            <text:p>-5.00854480979529E-06</text:p>
          </table:table-cell>
          <table:table-cell office:value-type="float" office:value="-0.00000000004057734529" calcext:value-type="float">
            <text:p>-4.05773452928959E-11</text:p>
          </table:table-cell>
          <table:table-cell office:value-type="float" office:value="0.0000337670925699973" calcext:value-type="float">
            <text:p>3.37670925699973E-05</text:p>
          </table:table-cell>
        </table:table-row>
        <table:table-row table:style-name="ro1">
          <table:table-cell office:value-type="float" office:value="-0.00000502628930316995" calcext:value-type="float">
            <text:p>-5.02628930316995E-06</text:p>
          </table:table-cell>
          <table:table-cell office:value-type="float" office:value="-0.00000000004058626201" calcext:value-type="float">
            <text:p>-4.05862620087317E-11</text:p>
          </table:table-cell>
          <table:table-cell office:value-type="float" office:value="0.0000339040772748267" calcext:value-type="float">
            <text:p>3.39040772748267E-05</text:p>
          </table:table-cell>
        </table:table-row>
        <table:table-row table:style-name="ro1">
          <table:table-cell office:value-type="float" office:value="-0.00000504401279598221" calcext:value-type="float">
            <text:p>-5.04401279598221E-06</text:p>
          </table:table-cell>
          <table:table-cell office:value-type="float" office:value="-0.00000000004077717416" calcext:value-type="float">
            <text:p>-4.07771741559084E-11</text:p>
          </table:table-cell>
          <table:table-cell office:value-type="float" office:value="0.0000340410638843824" calcext:value-type="float">
            <text:p>3.40410638843824E-05</text:p>
          </table:table-cell>
        </table:table-row>
        <table:table-row table:style-name="ro1">
          <table:table-cell office:value-type="float" office:value="-0.00000506171505230968" calcext:value-type="float">
            <text:p>-5.06171505230968E-06</text:p>
          </table:table-cell>
          <table:table-cell office:value-type="float" office:value="-0.00000000004078302178" calcext:value-type="float">
            <text:p>-4.07830217802086E-11</text:p>
          </table:table-cell>
          <table:table-cell office:value-type="float" office:value="0.0000341780504939382" calcext:value-type="float">
            <text:p>3.41780504939382E-05</text:p>
          </table:table-cell>
        </table:table-row>
        <table:table-row table:style-name="ro1">
          <table:table-cell office:value-type="float" office:value="-0.0000050793977530994" calcext:value-type="float">
            <text:p>-5.0793977530994E-06</text:p>
          </table:table-cell>
          <table:table-cell office:value-type="float" office:value="-0.00000000004094423489" calcext:value-type="float">
            <text:p>-4.09442348876118E-11</text:p>
          </table:table-cell>
          <table:table-cell office:value-type="float" office:value="0.0000343150350825411" calcext:value-type="float">
            <text:p>3.43150350825411E-05</text:p>
          </table:table-cell>
        </table:table-row>
        <table:table-row table:style-name="ro1">
          <table:table-cell office:value-type="float" office:value="-0.00000509705864494558" calcext:value-type="float">
            <text:p>-5.09705864494558E-06</text:p>
          </table:table-cell>
          <table:table-cell office:value-type="float" office:value="-0.00000000004104704788" calcext:value-type="float">
            <text:p>-4.10470478790984E-11</text:p>
          </table:table-cell>
          <table:table-cell office:value-type="float" office:value="0.0000344520223131278" calcext:value-type="float">
            <text:p>3.44520223131278E-05</text:p>
          </table:table-cell>
        </table:table-row>
        <table:table-row table:style-name="ro1">
          <table:table-cell office:value-type="float" office:value="-0.00000511469944695919" calcext:value-type="float">
            <text:p>-5.11469944695919E-06</text:p>
          </table:table-cell>
          <table:table-cell office:value-type="float" office:value="-0.000000000041101654" calcext:value-type="float">
            <text:p>-4.11016540020953E-11</text:p>
          </table:table-cell>
          <table:table-cell office:value-type="float" office:value="0.0000345890069954058" calcext:value-type="float">
            <text:p>3.45890069954058E-05</text:p>
          </table:table-cell>
        </table:table-row>
        <table:table-row table:style-name="ro1">
          <table:table-cell office:value-type="float" office:value="-0.00000513231924494095" calcext:value-type="float">
            <text:p>-5.13231924494095E-06</text:p>
          </table:table-cell>
          <table:table-cell office:value-type="float" office:value="-0.00000000004124156635" calcext:value-type="float">
            <text:p>-4.12415663484574E-11</text:p>
          </table:table-cell>
          <table:table-cell office:value-type="float" office:value="0.000034725993577206" calcext:value-type="float">
            <text:p>3.4725993577206E-05</text:p>
          </table:table-cell>
        </table:table-row>
        <table:table-row table:style-name="ro1">
          <table:table-cell office:value-type="float" office:value="-0.00000514991781511154" calcext:value-type="float">
            <text:p>-5.14991781511154E-06</text:p>
          </table:table-cell>
          <table:table-cell office:value-type="float" office:value="-0.00000000004129332768" calcext:value-type="float">
            <text:p>-4.12933276848312E-11</text:p>
          </table:table-cell>
          <table:table-cell office:value-type="float" office:value="0.0000348629801624756" calcext:value-type="float">
            <text:p>3.48629801624756E-05</text:p>
          </table:table-cell>
        </table:table-row>
        <table:table-row table:style-name="ro1">
          <table:table-cell office:value-type="float" office:value="-0.00000516749696331809" calcext:value-type="float">
            <text:p>-5.16749696331809E-06</text:p>
          </table:table-cell>
          <table:table-cell office:value-type="float" office:value="-0.00000000004143453612" calcext:value-type="float">
            <text:p>-4.14345361239515E-11</text:p>
          </table:table-cell>
          <table:table-cell office:value-type="float" office:value="0.000034999964697302" calcext:value-type="float">
            <text:p>3.4999964697302E-05</text:p>
          </table:table-cell>
        </table:table-row>
        <table:table-row table:style-name="ro1">
          <table:table-cell office:value-type="float" office:value="-0.00000518505378216405" calcext:value-type="float">
            <text:p>-5.18505378216405E-06</text:p>
          </table:table-cell>
          <table:table-cell office:value-type="float" office:value="-0.00000000004148423054" calcext:value-type="float">
            <text:p>-4.14842305411153E-11</text:p>
          </table:table-cell>
          <table:table-cell office:value-type="float" office:value="0.0000351369519938083" calcext:value-type="float">
            <text:p>3.51369519938083E-05</text:p>
          </table:table-cell>
        </table:table-row>
        <table:table-row table:style-name="ro1">
          <table:table-cell office:value-type="float" office:value="-0.00000520259144619339" calcext:value-type="float">
            <text:p>-5.20259144619339E-06</text:p>
          </table:table-cell>
          <table:table-cell office:value-type="float" office:value="-0.0000000000416243755" calcext:value-type="float">
            <text:p>-4.16243755039005E-11</text:p>
          </table:table-cell>
          <table:table-cell office:value-type="float" office:value="0.0000352739365251653" calcext:value-type="float">
            <text:p>3.52739365251653E-05</text:p>
          </table:table-cell>
        </table:table-row>
        <table:table-row table:style-name="ro1">
          <table:table-cell office:value-type="float" office:value="-0.00000522010704800957" calcext:value-type="float">
            <text:p>-5.22010704800957E-06</text:p>
          </table:table-cell>
          <table:table-cell office:value-type="float" office:value="-0.00000000004167361946" calcext:value-type="float">
            <text:p>-4.1673619458355E-11</text:p>
          </table:table-cell>
          <table:table-cell office:value-type="float" office:value="0.0000354109232058447" calcext:value-type="float">
            <text:p>3.54109232058447E-05</text:p>
          </table:table-cell>
        </table:table-row>
        <table:table-row table:style-name="ro1">
          <table:table-cell office:value-type="float" office:value="-0.00000523760250621674" calcext:value-type="float">
            <text:p>-5.23760250621674E-06</text:p>
          </table:table-cell>
          <table:table-cell office:value-type="float" office:value="-0.00000000004181077688" calcext:value-type="float">
            <text:p>-4.18107768829957E-11</text:p>
          </table:table-cell>
          <table:table-cell office:value-type="float" office:value="0.0000355479096453976" calcext:value-type="float">
            <text:p>3.55479096453976E-05</text:p>
          </table:table-cell>
        </table:table-row>
        <table:table-row table:style-name="ro1">
          <table:table-cell office:value-type="float" office:value="-0.00000525507744784937" calcext:value-type="float">
            <text:p>-5.25507744784937E-06</text:p>
          </table:table-cell>
          <table:table-cell office:value-type="float" office:value="-0.0000000000418612011" calcext:value-type="float">
            <text:p>-4.18612010984529E-11</text:p>
          </table:table-cell>
          <table:table-cell office:value-type="float" office:value="0.0000356848942738991" calcext:value-type="float">
            <text:p>3.56848942738991E-05</text:p>
          </table:table-cell>
        </table:table-row>
        <table:table-row table:style-name="ro1">
          <table:table-cell office:value-type="float" office:value="-0.00000527253116687498" calcext:value-type="float">
            <text:p>-5.27253116687498E-06</text:p>
          </table:table-cell>
          <table:table-cell office:value-type="float" office:value="-0.00000000004199623554" calcext:value-type="float">
            <text:p>-4.19962355408905E-11</text:p>
          </table:table-cell>
          <table:table-cell office:value-type="float" office:value="0.0000358218814212191" calcext:value-type="float">
            <text:p>3.58218814212191E-05</text:p>
          </table:table-cell>
        </table:table-row>
        <table:table-row table:style-name="ro1">
          <table:table-cell office:value-type="float" office:value="-0.00000528996466943321" calcext:value-type="float">
            <text:p>-5.28996466943321E-06</text:p>
          </table:table-cell>
          <table:table-cell office:value-type="float" office:value="-0.00000000004204583038" calcext:value-type="float">
            <text:p>-4.20458303787434E-11</text:p>
          </table:table-cell>
          <table:table-cell office:value-type="float" office:value="0.0000359588660514554" calcext:value-type="float">
            <text:p>3.59588660514554E-05</text:p>
          </table:table-cell>
        </table:table-row>
        <table:table-row table:style-name="ro1">
          <table:table-cell office:value-type="float" office:value="-0.00000530737703612061" calcext:value-type="float">
            <text:p>-5.30737703612061E-06</text:p>
          </table:table-cell>
          <table:table-cell office:value-type="float" office:value="-0.00000000004214947074" calcext:value-type="float">
            <text:p>-4.2149470736131E-11</text:p>
          </table:table-cell>
          <table:table-cell office:value-type="float" office:value="0.0000360958526107041" calcext:value-type="float">
            <text:p>3.60958526107041E-05</text:p>
          </table:table-cell>
        </table:table-row>
        <table:table-row table:style-name="ro1">
          <table:table-cell office:value-type="float" office:value="-0.00000532476872490417" calcext:value-type="float">
            <text:p>-5.32476872490417E-06</text:p>
          </table:table-cell>
          <table:table-cell office:value-type="float" office:value="-0.00000000004229481172" calcext:value-type="float">
            <text:p>-4.22948117166521E-11</text:p>
          </table:table-cell>
          <table:table-cell office:value-type="float" office:value="0.0000362328390606653" calcext:value-type="float">
            <text:p>3.62328390606653E-05</text:p>
          </table:table-cell>
        </table:table-row>
        <table:table-row table:style-name="ro1">
          <table:table-cell office:value-type="float" office:value="-0.00000534214004976885" calcext:value-type="float">
            <text:p>-5.34214004976885E-06</text:p>
          </table:table-cell>
          <table:table-cell office:value-type="float" office:value="-0.00000000004229418489" calcext:value-type="float">
            <text:p>-4.22941848858013E-11</text:p>
          </table:table-cell>
          <table:table-cell office:value-type="float" office:value="0.0000363698236596766" calcext:value-type="float">
            <text:p>3.63698236596766E-05</text:p>
          </table:table-cell>
        </table:table-row>
        <table:table-row table:style-name="ro1">
          <table:table-cell office:value-type="float" office:value="-0.00000535949013988346" calcext:value-type="float">
            <text:p>-5.35949013988346E-06</text:p>
          </table:table-cell>
          <table:table-cell office:value-type="float" office:value="-0.00000000004247510501" calcext:value-type="float">
            <text:p>-4.24751050088157E-11</text:p>
          </table:table-cell>
          <table:table-cell office:value-type="float" office:value="0.0000365068107827104" calcext:value-type="float">
            <text:p>3.65068107827104E-05</text:p>
          </table:table-cell>
        </table:table-row>
        <table:table-row table:style-name="ro1">
          <table:table-cell office:value-type="float" office:value="-0.00000537682004302098" calcext:value-type="float">
            <text:p>-5.37682004302098E-06</text:p>
          </table:table-cell>
          <table:table-cell office:value-type="float" office:value="-0.00000000004247345772" calcext:value-type="float">
            <text:p>-4.24734577150218E-11</text:p>
          </table:table-cell>
          <table:table-cell office:value-type="float" office:value="0.0000366437953851911" calcext:value-type="float">
            <text:p>3.66437953851911E-05</text:p>
          </table:table-cell>
        </table:table-row>
        <table:table-row table:style-name="ro1">
          <table:table-cell office:value-type="float" office:value="-0.00000539412868885703" calcext:value-type="float">
            <text:p>-5.39412868885703E-06</text:p>
          </table:table-cell>
          <table:table-cell office:value-type="float" office:value="-0.0000000000426535163" calcext:value-type="float">
            <text:p>-4.26535162996497E-11</text:p>
          </table:table-cell>
          <table:table-cell office:value-type="float" office:value="0.0000367807824943472" calcext:value-type="float">
            <text:p>3.67807824943472E-05</text:p>
          </table:table-cell>
        </table:table-row>
        <table:table-row table:style-name="ro1">
          <table:table-cell office:value-type="float" office:value="-0.00000541141714424653" calcext:value-type="float">
            <text:p>-5.41141714424653E-06</text:p>
          </table:table-cell>
          <table:table-cell office:value-type="float" office:value="-0.00000000004265088319" calcext:value-type="float">
            <text:p>-4.26508831918541E-11</text:p>
          </table:table-cell>
          <table:table-cell office:value-type="float" office:value="0.0000369177670846849" calcext:value-type="float">
            <text:p>3.69177670846849E-05</text:p>
          </table:table-cell>
        </table:table-row>
        <table:table-row table:style-name="ro1">
          <table:table-cell office:value-type="float" office:value="-0.00000542868461642088" calcext:value-type="float">
            <text:p>-5.42868461642088E-06</text:p>
          </table:table-cell>
          <table:table-cell office:value-type="float" office:value="-0.00000000004283041492" calcext:value-type="float">
            <text:p>-4.28304149219888E-11</text:p>
          </table:table-cell>
          <table:table-cell office:value-type="float" office:value="0.0000370547535832183" calcext:value-type="float">
            <text:p>3.70547535832183E-05</text:p>
          </table:table-cell>
        </table:table-row>
        <table:table-row table:style-name="ro1">
          <table:table-cell office:value-type="float" office:value="-0.00000544593087466183" calcext:value-type="float">
            <text:p>-5.44593087466183E-06</text:p>
          </table:table-cell>
          <table:table-cell office:value-type="float" office:value="-0.00000000004282474933" calcext:value-type="float">
            <text:p>-4.28247493303629E-11</text:p>
          </table:table-cell>
          <table:table-cell office:value-type="float" office:value="0.0000371917400765476" calcext:value-type="float">
            <text:p>3.71917400765476E-05</text:p>
          </table:table-cell>
        </table:table-row>
        <table:table-row table:style-name="ro1">
          <table:table-cell office:value-type="float" office:value="-0.00000544149161840757" calcext:value-type="float">
            <text:p>-5.44149161840757E-06</text:p>
          </table:table-cell>
          <table:table-cell office:value-type="float" office:value="-0.00000000559247683697" calcext:value-type="float">
            <text:p>-5.59247683696852E-09</text:p>
          </table:table-cell>
          <table:table-cell office:value-type="float" office:value="0.0000373287074584283" calcext:value-type="float">
            <text:p>3.73287074584283E-05</text:p>
          </table:table-cell>
        </table:table-row>
        <table:table-row table:style-name="ro1">
          <table:table-cell office:value-type="float" office:value="-0.00000541155570181473" calcext:value-type="float">
            <text:p>-5.41155570181473E-06</text:p>
          </table:table-cell>
          <table:table-cell office:value-type="float" office:value="-0.00000001153668428988" calcext:value-type="float">
            <text:p>-1.15366842898846E-08</text:p>
          </table:table-cell>
          <table:table-cell office:value-type="float" office:value="0.0000374656915335531" calcext:value-type="float">
            <text:p>3.74656915335531E-05</text:p>
          </table:table-cell>
        </table:table-row>
        <table:table-row table:style-name="ro1">
          <table:table-cell office:value-type="float" office:value="0.0000436393410522401" calcext:value-type="float">
            <text:p>4.36393410522401E-05</text:p>
          </table:table-cell>
          <table:table-cell office:value-type="float" office:value="-0.0000000126282543836" calcext:value-type="float">
            <text:p>-1.2628254383597E-08</text:p>
          </table:table-cell>
          <table:table-cell office:value-type="float" office:value="0.0000375261546958078" calcext:value-type="float">
            <text:p>3.75261546958078E-05</text:p>
          </table:table-cell>
        </table:table-row>
        <table:table-row table:style-name="ro1">
          <table:table-cell office:value-type="float" office:value="0.000655490412192206" calcext:value-type="float">
            <text:p>0.000655490412192206</text:p>
          </table:table-cell>
          <table:table-cell office:value-type="float" office:value="-0.00000001276782883438" calcext:value-type="float">
            <text:p>-1.27678288343815E-08</text:p>
          </table:table-cell>
          <table:table-cell office:value-type="float" office:value="0.0000367989919838191" calcext:value-type="float">
            <text:p>3.67989919838191E-05</text:p>
          </table:table-cell>
        </table:table-row>
        <table:table-row table:style-name="ro1">
          <table:table-cell office:value-type="float" office:value="0.00183065345437695" calcext:value-type="float">
            <text:p>0.00183065345437695</text:p>
          </table:table-cell>
          <table:table-cell office:value-type="float" office:value="-0.00000001285059492185" calcext:value-type="float">
            <text:p>-1.28505949218491E-08</text:p>
          </table:table-cell>
          <table:table-cell office:value-type="float" office:value="0.0000362390919651095" calcext:value-type="float">
            <text:p>3.62390919651095E-05</text:p>
          </table:table-cell>
        </table:table-row>
        <table:table-row table:style-name="ro1">
          <table:table-cell office:value-type="float" office:value="0.00356799846091237" calcext:value-type="float">
            <text:p>0.00356799846091237</text:p>
          </table:table-cell>
          <table:table-cell office:value-type="float" office:value="-0.00000001293681073848" calcext:value-type="float">
            <text:p>-1.29368107384798E-08</text:p>
          </table:table-cell>
          <table:table-cell office:value-type="float" office:value="0.0000358156073722304" calcext:value-type="float">
            <text:p>3.58156073722304E-05</text:p>
          </table:table-cell>
        </table:table-row>
        <table:table-row table:style-name="ro1">
          <table:table-cell office:value-type="float" office:value="0.00586637968856725" calcext:value-type="float">
            <text:p>0.00586637968856725</text:p>
          </table:table-cell>
          <table:table-cell office:value-type="float" office:value="-0.0000000130260039156" calcext:value-type="float">
            <text:p>-1.30260039155983E-08</text:p>
          </table:table-cell>
          <table:table-cell office:value-type="float" office:value="0.0000355011345806733" calcext:value-type="float">
            <text:p>3.55011345806733E-05</text:p>
          </table:table-cell>
        </table:table-row>
        <table:table-row table:style-name="ro1">
          <table:table-cell office:value-type="float" office:value="0.00872466717586999" calcext:value-type="float">
            <text:p>0.00872466717586999</text:p>
          </table:table-cell>
          <table:table-cell office:value-type="float" office:value="-0.000000013117498857" calcext:value-type="float">
            <text:p>-1.31174988569994E-08</text:p>
          </table:table-cell>
          <table:table-cell office:value-type="float" office:value="0.0000352738502920613" calcext:value-type="float">
            <text:p>3.52738502920613E-05</text:p>
          </table:table-cell>
        </table:table-row>
        <table:table-row table:style-name="ro1">
          <table:table-cell office:value-type="float" office:value="0.0121417468680555" calcext:value-type="float">
            <text:p>0.0121417468680555</text:p>
          </table:table-cell>
          <table:table-cell office:value-type="float" office:value="-0.00000001321048868659" calcext:value-type="float">
            <text:p>-1.32104886865887E-08</text:p>
          </table:table-cell>
          <table:table-cell office:value-type="float" office:value="0.0000351163095112933" calcext:value-type="float">
            <text:p>3.51163095112933E-05</text:p>
          </table:table-cell>
        </table:table-row>
        <table:table-row table:style-name="ro1">
          <table:table-cell office:value-type="float" office:value="0.0161165175107791" calcext:value-type="float">
            <text:p>0.0161165175107791</text:p>
          </table:table-cell>
          <table:table-cell office:value-type="float" office:value="-0.00000001330469662304" calcext:value-type="float">
            <text:p>-1.33046966230362E-08</text:p>
          </table:table-cell>
          <table:table-cell office:value-type="float" office:value="0.0000350145540495977" calcext:value-type="float">
            <text:p>3.50145540495977E-05</text:p>
          </table:table-cell>
        </table:table-row>
        <table:table-row table:style-name="ro1">
          <table:table-cell office:value-type="float" office:value="0.0206478896729052" calcext:value-type="float">
            <text:p>0.0206478896729052</text:p>
          </table:table-cell>
          <table:table-cell office:value-type="float" office:value="-0.00000001339962859666" calcext:value-type="float">
            <text:p>-1.3399628596656E-08</text:p>
          </table:table-cell>
          <table:table-cell office:value-type="float" office:value="0.0000349574185327939" calcext:value-type="float">
            <text:p>3.49574185327939E-05</text:p>
          </table:table-cell>
        </table:table-row>
        <table:table-row table:style-name="ro1">
          <table:table-cell office:value-type="float" office:value="0.0256757487934016" calcext:value-type="float">
            <text:p>0.0256757487934016</text:p>
          </table:table-cell>
          <table:table-cell office:value-type="float" office:value="0.0000612276739467738" calcext:value-type="float">
            <text:p>6.12276739467738E-05</text:p>
          </table:table-cell>
          <table:table-cell office:value-type="float" office:value="0.0000402206447314146" calcext:value-type="float">
            <text:p>4.02206447314146E-05</text:p>
          </table:table-cell>
        </table:table-row>
        <table:table-row table:style-name="ro1">
          <table:table-cell office:value-type="float" office:value="0.0307363888502818" calcext:value-type="float">
            <text:p>0.0307363888502818</text:p>
          </table:table-cell>
          <table:table-cell office:value-type="float" office:value="0.000122309065079477" calcext:value-type="float">
            <text:p>0.000122309065079477</text:p>
          </table:table-cell>
          <table:table-cell office:value-type="float" office:value="0.000251225929370422" calcext:value-type="float">
            <text:p>0.000251225929370422</text:p>
          </table:table-cell>
        </table:table-row>
        <table:table-row table:style-name="ro1">
          <table:table-cell office:value-type="float" office:value="0.0358107193141992" calcext:value-type="float">
            <text:p>0.0358107193141992</text:p>
          </table:table-cell>
          <table:table-cell office:value-type="float" office:value="0.000274368741536486" calcext:value-type="float">
            <text:p>0.000274368741536486</text:p>
          </table:table-cell>
          <table:table-cell office:value-type="float" office:value="0.000911085003637083" calcext:value-type="float">
            <text:p>0.000911085003637083</text:p>
          </table:table-cell>
        </table:table-row>
        <table:table-row table:style-name="ro1">
          <table:table-cell office:value-type="float" office:value="0.040894363688003" calcext:value-type="float">
            <text:p>0.040894363688003</text:p>
          </table:table-cell>
          <table:table-cell office:value-type="float" office:value="0.000490116151968954" calcext:value-type="float">
            <text:p>0.000490116151968954</text:p>
          </table:table-cell>
          <table:table-cell office:value-type="float" office:value="0.00203384649217347" calcext:value-type="float">
            <text:p>0.00203384649217347</text:p>
          </table:table-cell>
        </table:table-row>
        <table:table-row table:style-name="ro1">
          <table:table-cell office:value-type="float" office:value="0.0459839540710907" calcext:value-type="float">
            <text:p>0.0459839540710907</text:p>
          </table:table-cell>
          <table:table-cell office:value-type="float" office:value="0.000772935798585571" calcext:value-type="float">
            <text:p>0.000772935798585571</text:p>
          </table:table-cell>
          <table:table-cell office:value-type="float" office:value="0.00361872096626449" calcext:value-type="float">
            <text:p>0.00361872096626449</text:p>
          </table:table-cell>
        </table:table-row>
        <table:table-row table:style-name="ro1">
          <table:table-cell office:value-type="float" office:value="0.0510729328009538" calcext:value-type="float">
            <text:p>0.0510729328009538</text:p>
          </table:table-cell>
          <table:table-cell office:value-type="float" office:value="0.00110292509448475" calcext:value-type="float">
            <text:p>0.00110292509448475</text:p>
          </table:table-cell>
          <table:table-cell office:value-type="float" office:value="0.00569773419782475" calcext:value-type="float">
            <text:p>0.00569773419782475</text:p>
          </table:table-cell>
        </table:table-row>
        <table:table-row table:style-name="ro1">
          <table:table-cell office:value-type="float" office:value="0.0561532337407054" calcext:value-type="float">
            <text:p>0.0561532337407054</text:p>
          </table:table-cell>
          <table:table-cell office:value-type="float" office:value="0.00145054543254053" calcext:value-type="float">
            <text:p>0.00145054543254053</text:p>
          </table:table-cell>
          <table:table-cell office:value-type="float" office:value="0.00831704706213965" calcext:value-type="float">
            <text:p>0.00831704706213965</text:p>
          </table:table-cell>
        </table:table-row>
        <table:table-row table:style-name="ro1">
          <table:table-cell office:value-type="float" office:value="0.0612204729910585" calcext:value-type="float">
            <text:p>0.0612204729910585</text:p>
          </table:table-cell>
          <table:table-cell office:value-type="float" office:value="0.00182243831057477" calcext:value-type="float">
            <text:p>0.00182243831057477</text:p>
          </table:table-cell>
          <table:table-cell office:value-type="float" office:value="0.011475732113915" calcext:value-type="float">
            <text:p>0.011475732113915</text:p>
          </table:table-cell>
        </table:table-row>
        <table:table-row table:style-name="ro1">
          <table:table-cell office:value-type="float" office:value="0.0662701948964985" calcext:value-type="float">
            <text:p>0.0662701948964985</text:p>
          </table:table-cell>
          <table:table-cell office:value-type="float" office:value="0.00222535128210869" calcext:value-type="float">
            <text:p>0.00222535128210869</text:p>
          </table:table-cell>
          <table:table-cell office:value-type="float" office:value="0.0151728688644187" calcext:value-type="float">
            <text:p>0.0151728688644187</text:p>
          </table:table-cell>
        </table:table-row>
        <table:table-row table:style-name="ro1">
          <table:table-cell office:value-type="float" office:value="0.0712978699181858" calcext:value-type="float">
            <text:p>0.0712978699181858</text:p>
          </table:table-cell>
          <table:table-cell office:value-type="float" office:value="0.00266613823874954" calcext:value-type="float">
            <text:p>0.00266613823874954</text:p>
          </table:table-cell>
          <table:table-cell office:value-type="float" office:value="0.0194075351172256" calcext:value-type="float">
            <text:p>0.0194075351172256</text:p>
          </table:table-cell>
        </table:table-row>
        <table:table-row table:style-name="ro1">
          <table:table-cell office:value-type="float" office:value="0.0762988941823573" calcext:value-type="float">
            <text:p>0.0762988941823573</text:p>
          </table:table-cell>
          <table:table-cell office:value-type="float" office:value="0.00315175980500091" calcext:value-type="float">
            <text:p>0.00315175980500091</text:p>
          </table:table-cell>
          <table:table-cell office:value-type="float" office:value="0.0241788051290812" calcext:value-type="float">
            <text:p>0.0241788051290812</text:p>
          </table:table-cell>
        </table:table-row>
        <table:table-row table:style-name="ro1">
          <table:table-cell office:value-type="float" office:value="0.0812685888377969" calcext:value-type="float">
            <text:p>0.0812685888377969</text:p>
          </table:table-cell>
          <table:table-cell office:value-type="float" office:value="0.00368928411024673" calcext:value-type="float">
            <text:p>0.00368928411024673</text:p>
          </table:table-cell>
          <table:table-cell office:value-type="float" office:value="0.0294857464739045" calcext:value-type="float">
            <text:p>0.0294857464739045</text:p>
          </table:table-cell>
        </table:table-row>
        <table:table-row table:style-name="ro1">
          <table:table-cell office:value-type="float" office:value="0.0862021987679956" calcext:value-type="float">
            <text:p>0.0862021987679956</text:p>
          </table:table-cell>
          <table:table-cell office:value-type="float" office:value="0.00428588719530678" calcext:value-type="float">
            <text:p>0.00428588719530678</text:p>
          </table:table-cell>
          <table:table-cell office:value-type="float" office:value="0.0353274173404902" calcext:value-type="float">
            <text:p>0.0353274173404902</text:p>
          </table:table-cell>
        </table:table-row>
        <table:table-row table:style-name="ro1">
          <table:table-cell office:value-type="float" office:value="0.0910948930547932" calcext:value-type="float">
            <text:p>0.0910948930547932</text:p>
          </table:table-cell>
          <table:table-cell office:value-type="float" office:value="0.00494885373222999" calcext:value-type="float">
            <text:p>0.00494885373222999</text:p>
          </table:table-cell>
          <table:table-cell office:value-type="float" office:value="0.0417028641818591" calcext:value-type="float">
            <text:p>0.0417028641818591</text:p>
          </table:table-cell>
        </table:table-row>
        <table:table-row table:style-name="ro1">
          <table:table-cell office:value-type="float" office:value="0.0959417628500509" calcext:value-type="float">
            <text:p>0.0959417628500509</text:p>
          </table:table-cell>
          <table:table-cell office:value-type="float" office:value="0.00568557743834221" calcext:value-type="float">
            <text:p>0.00568557743834221</text:p>
          </table:table-cell>
          <table:table-cell office:value-type="float" office:value="0.0486111181374586" calcext:value-type="float">
            <text:p>0.0486111181374586</text:p>
          </table:table-cell>
        </table:table-row>
        <table:table-row table:style-name="ro1">
          <table:table-cell office:value-type="float" office:value="0.100737822128485" calcext:value-type="float">
            <text:p>0.100737822128485</text:p>
          </table:table-cell>
          <table:table-cell office:value-type="float" office:value="0.00650356176892038" calcext:value-type="float">
            <text:p>0.00650356176892038</text:p>
          </table:table-cell>
          <table:table-cell office:value-type="float" office:value="0.0560511927599709" calcext:value-type="float">
            <text:p>0.0560511927599709</text:p>
          </table:table-cell>
        </table:table-row>
        <table:table-row table:style-name="ro1">
          <table:table-cell office:value-type="float" office:value="0.105478005829525" calcext:value-type="float">
            <text:p>0.105478005829525</text:p>
          </table:table-cell>
          <table:table-cell office:value-type="float" office:value="0.00741042029745163" calcext:value-type="float">
            <text:p>0.00741042029745163</text:p>
          </table:table-cell>
          <table:table-cell office:value-type="float" office:value="0.0640220805070788" calcext:value-type="float">
            <text:p>0.0640220805070788</text:p>
          </table:table-cell>
        </table:table-row>
        <table:table-row table:style-name="ro1">
          <table:table-cell office:value-type="float" office:value="0.110157169783871" calcext:value-type="float">
            <text:p>0.110157169783871</text:p>
          </table:table-cell>
          <table:table-cell office:value-type="float" office:value="0.00841387741223629" calcext:value-type="float">
            <text:p>0.00841387741223629</text:p>
          </table:table-cell>
          <table:table-cell office:value-type="float" office:value="0.072522749577213" calcext:value-type="float">
            <text:p>0.072522749577213</text:p>
          </table:table-cell>
        </table:table-row>
        <table:table-row table:style-name="ro1">
          <table:table-cell office:value-type="float" office:value="0.114770089979989" calcext:value-type="float">
            <text:p>0.114770089979989</text:p>
          </table:table-cell>
          <table:table-cell office:value-type="float" office:value="0.00952176863281982" calcext:value-type="float">
            <text:p>0.00952176863281982</text:p>
          </table:table-cell>
          <table:table-cell office:value-type="float" office:value="0.0815521412004545" calcext:value-type="float">
            <text:p>0.0815521412004545</text:p>
          </table:table-cell>
        </table:table-row>
        <table:table-row table:style-name="ro1">
          <table:table-cell office:value-type="float" office:value="0.119311461659869" calcext:value-type="float">
            <text:p>0.119311461659869</text:p>
          </table:table-cell>
          <table:table-cell office:value-type="float" office:value="0.0107420413048715" calcext:value-type="float">
            <text:p>0.0107420413048715</text:p>
          </table:table-cell>
          <table:table-cell office:value-type="float" office:value="0.0911091655685543" calcext:value-type="float">
            <text:p>0.0911091655685543</text:p>
          </table:table-cell>
        </table:table-row>
        <table:table-row table:style-name="ro1">
          <table:table-cell office:value-type="float" office:value="0.123775898878038" calcext:value-type="float">
            <text:p>0.123775898878038</text:p>
          </table:table-cell>
          <table:table-cell office:value-type="float" office:value="0.0120827548744481" calcext:value-type="float">
            <text:p>0.0120827548744481</text:p>
          </table:table-cell>
          <table:table-cell office:value-type="float" office:value="0.101192699200076" calcext:value-type="float">
            <text:p>0.101192699200076</text:p>
          </table:table-cell>
        </table:table-row>
        <table:table-row table:style-name="ro1">
          <table:table-cell office:value-type="float" office:value="0.128157933901779" calcext:value-type="float">
            <text:p>0.128157933901779</text:p>
          </table:table-cell>
          <table:table-cell office:value-type="float" office:value="0.0135520815424806" calcext:value-type="float">
            <text:p>0.0135520815424806</text:p>
          </table:table-cell>
          <table:table-cell office:value-type="float" office:value="0.111801580935976" calcext:value-type="float">
            <text:p>0.111801580935976</text:p>
          </table:table-cell>
        </table:table-row>
        <table:table-row table:style-name="ro1">
          <table:table-cell office:value-type="float" office:value="0.132452015922024" calcext:value-type="float">
            <text:p>0.132452015922024</text:p>
          </table:table-cell>
          <table:table-cell office:value-type="float" office:value="0.015158306521493" calcext:value-type="float">
            <text:p>0.015158306521493</text:p>
          </table:table-cell>
          <table:table-cell office:value-type="float" office:value="0.122934608379957" calcext:value-type="float">
            <text:p>0.122934608379957</text:p>
          </table:table-cell>
        </table:table-row>
        <table:table-row table:style-name="ro1">
          <table:table-cell office:value-type="float" office:value="0.136652511576867" calcext:value-type="float">
            <text:p>0.136652511576867</text:p>
          </table:table-cell>
          <table:table-cell office:value-type="float" office:value="0.0169098286242943" calcext:value-type="float">
            <text:p>0.0169098286242943</text:p>
          </table:table-cell>
          <table:table-cell office:value-type="float" office:value="0.134590534663236" calcext:value-type="float">
            <text:p>0.134590534663236</text:p>
          </table:table-cell>
        </table:table-row>
        <table:table-row table:style-name="ro1">
          <table:table-cell office:value-type="float" office:value="0.140721418197359" calcext:value-type="float">
            <text:p>0.140721418197359</text:p>
          </table:table-cell>
          <table:table-cell office:value-type="float" office:value="0.0187174095824255" calcext:value-type="float">
            <text:p>0.0187174095824255</text:p>
          </table:table-cell>
          <table:table-cell office:value-type="float" office:value="0.146685437062335" calcext:value-type="float">
            <text:p>0.146685437062335</text:p>
          </table:table-cell>
        </table:table-row>
        <table:table-row table:style-name="ro1">
          <table:table-cell office:value-type="float" office:value="0.144503551490796" calcext:value-type="float">
            <text:p>0.144503551490796</text:p>
          </table:table-cell>
          <table:table-cell office:value-type="float" office:value="0.0201329489892728" calcext:value-type="float">
            <text:p>0.0201329489892728</text:p>
          </table:table-cell>
          <table:table-cell office:value-type="float" office:value="0.158835560764941" calcext:value-type="float">
            <text:p>0.158835560764941</text:p>
          </table:table-cell>
        </table:table-row>
        <table:table-row table:style-name="ro1">
          <table:table-cell office:value-type="float" office:value="0.148005223429727" calcext:value-type="float">
            <text:p>0.148005223429727</text:p>
          </table:table-cell>
          <table:table-cell office:value-type="float" office:value="0.0211912056072425" calcext:value-type="float">
            <text:p>0.0211912056072425</text:p>
          </table:table-cell>
          <table:table-cell office:value-type="float" office:value="0.171077068886645" calcext:value-type="float">
            <text:p>0.171077068886645</text:p>
          </table:table-cell>
        </table:table-row>
        <table:table-row table:style-name="ro1">
          <table:table-cell office:value-type="float" office:value="0.151232196089189" calcext:value-type="float">
            <text:p>0.151232196089189</text:p>
          </table:table-cell>
          <table:table-cell office:value-type="float" office:value="0.0219239860500569" calcext:value-type="float">
            <text:p>0.0219239860500569</text:p>
          </table:table-cell>
          <table:table-cell office:value-type="float" office:value="0.1834518794353" calcext:value-type="float">
            <text:p>0.1834518794353</text:p>
          </table:table-cell>
        </table:table-row>
        <table:table-row table:style-name="ro1">
          <table:table-cell office:value-type="float" office:value="0.154189405985473" calcext:value-type="float">
            <text:p>0.154189405985473</text:p>
          </table:table-cell>
          <table:table-cell office:value-type="float" office:value="0.0223596633929406" calcext:value-type="float">
            <text:p>0.0223596633929406</text:p>
          </table:table-cell>
          <table:table-cell office:value-type="float" office:value="0.196006023066781" calcext:value-type="float">
            <text:p>0.196006023066781</text:p>
          </table:table-cell>
        </table:table-row>
        <table:table-row table:style-name="ro1">
          <table:table-cell office:value-type="float" office:value="0.156880698430001" calcext:value-type="float">
            <text:p>0.156880698430001</text:p>
          </table:table-cell>
          <table:table-cell office:value-type="float" office:value="0.0225227416877702" calcext:value-type="float">
            <text:p>0.0225227416877702</text:p>
          </table:table-cell>
          <table:table-cell office:value-type="float" office:value="0.208788160655888" calcext:value-type="float">
            <text:p>0.208788160655888</text:p>
          </table:table-cell>
        </table:table-row>
        <table:table-row table:style-name="ro1">
          <table:table-cell office:value-type="float" office:value="0.159308592384846" calcext:value-type="float">
            <text:p>0.159308592384846</text:p>
          </table:table-cell>
          <table:table-cell office:value-type="float" office:value="0.0224334772525239" calcext:value-type="float">
            <text:p>0.0224334772525239</text:p>
          </table:table-cell>
          <table:table-cell office:value-type="float" office:value="0.221848318719598" calcext:value-type="float">
            <text:p>0.221848318719598</text:p>
          </table:table-cell>
        </table:table-row>
        <table:table-row table:style-name="ro1">
          <table:table-cell office:value-type="float" office:value="0.161474079456426" calcext:value-type="float">
            <text:p>0.161474079456426</text:p>
          </table:table-cell>
          <table:table-cell office:value-type="float" office:value="0.0221075629569789" calcext:value-type="float">
            <text:p>0.0221075629569789</text:p>
          </table:table-cell>
          <table:table-cell office:value-type="float" office:value="0.23523683063356" calcext:value-type="float">
            <text:p>0.23523683063356</text:p>
          </table:table-cell>
        </table:table-row>
        <table:table-row table:style-name="ro1">
          <table:table-cell office:value-type="float" office:value="0.163419519325608" calcext:value-type="float">
            <text:p>0.163419519325608</text:p>
          </table:table-cell>
          <table:table-cell office:value-type="float" office:value="0.0214461041285042" calcext:value-type="float">
            <text:p>0.0214461041285042</text:p>
          </table:table-cell>
          <table:table-cell office:value-type="float" office:value="0.249013052984677" calcext:value-type="float">
            <text:p>0.249013052984677</text:p>
          </table:table-cell>
        </table:table-row>
        <table:table-row table:style-name="ro1">
          <table:table-cell office:value-type="float" office:value="0.165132466633543" calcext:value-type="float">
            <text:p>0.165132466633543</text:p>
          </table:table-cell>
          <table:table-cell office:value-type="float" office:value="0.0205374665554993" calcext:value-type="float">
            <text:p>0.0205374665554993</text:p>
          </table:table-cell>
          <table:table-cell office:value-type="float" office:value="0.262989171488769" calcext:value-type="float">
            <text:p>0.262989171488769</text:p>
          </table:table-cell>
        </table:table-row>
        <table:table-row table:style-name="ro1">
          <table:table-cell office:value-type="float" office:value="0.166493144464415" calcext:value-type="float">
            <text:p>0.166493144464415</text:p>
          </table:table-cell>
          <table:table-cell office:value-type="float" office:value="0.01974870811755" calcext:value-type="float">
            <text:p>0.01974870811755</text:p>
          </table:table-cell>
          <table:table-cell office:value-type="float" office:value="0.276919477618331" calcext:value-type="float">
            <text:p>0.276919477618331</text:p>
          </table:table-cell>
        </table:table-row>
        <table:table-row table:style-name="ro1">
          <table:table-cell office:value-type="float" office:value="0.167476728002854" calcext:value-type="float">
            <text:p>0.167476728002854</text:p>
          </table:table-cell>
          <table:table-cell office:value-type="float" office:value="0.019081597370553" calcext:value-type="float">
            <text:p>0.019081597370553</text:p>
          </table:table-cell>
          <table:table-cell office:value-type="float" office:value="0.290803274431494" calcext:value-type="float">
            <text:p>0.290803274431494</text:p>
          </table:table-cell>
        </table:table-row>
        <table:table-row table:style-name="ro1">
          <table:table-cell office:value-type="float" office:value="0.168273456597279" calcext:value-type="float">
            <text:p>0.168273456597279</text:p>
          </table:table-cell>
          <table:table-cell office:value-type="float" office:value="0.0190538411406696" calcext:value-type="float">
            <text:p>0.0190538411406696</text:p>
          </table:table-cell>
          <table:table-cell office:value-type="float" office:value="0.304682943642252" calcext:value-type="float">
            <text:p>0.304682943642252</text:p>
          </table:table-cell>
        </table:table-row>
        <table:table-row table:style-name="ro1">
          <table:table-cell office:value-type="float" office:value="0.168877388823523" calcext:value-type="float">
            <text:p>0.168877388823523</text:p>
          </table:table-cell>
          <table:table-cell office:value-type="float" office:value="0.0195826214093942" calcext:value-type="float">
            <text:p>0.0195826214093942</text:p>
          </table:table-cell>
          <table:table-cell office:value-type="float" office:value="0.318595224605339" calcext:value-type="float">
            <text:p>0.318595224605339</text:p>
          </table:table-cell>
        </table:table-row>
        <table:table-row table:style-name="ro1">
          <table:table-cell office:value-type="float" office:value="0.169292078227697" calcext:value-type="float">
            <text:p>0.169292078227697</text:p>
          </table:table-cell>
          <table:table-cell office:value-type="float" office:value="0.0205846974678692" calcext:value-type="float">
            <text:p>0.0205846974678692</text:p>
          </table:table-cell>
          <table:table-cell office:value-type="float" office:value="0.332588533179579" calcext:value-type="float">
            <text:p>0.332588533179579</text:p>
          </table:table-cell>
        </table:table-row>
        <table:table-row table:style-name="ro1">
          <table:table-cell office:value-type="float" office:value="0.169528781009768" calcext:value-type="float">
            <text:p>0.169528781009768</text:p>
          </table:table-cell>
          <table:table-cell office:value-type="float" office:value="0.0219800750486163" calcext:value-type="float">
            <text:p>0.0219800750486163</text:p>
          </table:table-cell>
          <table:table-cell office:value-type="float" office:value="0.346718221234207" calcext:value-type="float">
            <text:p>0.346718221234207</text:p>
          </table:table-cell>
        </table:table-row>
        <table:table-row table:style-name="ro1">
          <table:table-cell office:value-type="float" office:value="0.169604970067015" calcext:value-type="float">
            <text:p>0.169604970067015</text:p>
          </table:table-cell>
          <table:table-cell office:value-type="float" office:value="0.0236954472423735" calcext:value-type="float">
            <text:p>0.0236954472423735</text:p>
          </table:table-cell>
          <table:table-cell office:value-type="float" office:value="0.361042536554369" calcext:value-type="float">
            <text:p>0.361042536554369</text:p>
          </table:table-cell>
        </table:table-row>
        <table:table-row table:style-name="ro1">
          <table:table-cell office:value-type="float" office:value="0.169490963622052" calcext:value-type="float">
            <text:p>0.169490963622052</text:p>
          </table:table-cell>
          <table:table-cell office:value-type="float" office:value="0.0254902479884195" calcext:value-type="float">
            <text:p>0.0254902479884195</text:p>
          </table:table-cell>
          <table:table-cell office:value-type="float" office:value="0.375458727655271" calcext:value-type="float">
            <text:p>0.375458727655271</text:p>
          </table:table-cell>
        </table:table-row>
        <table:table-row table:style-name="ro1">
          <table:table-cell office:value-type="float" office:value="0.169188535923379" calcext:value-type="float">
            <text:p>0.169188535923379</text:p>
          </table:table-cell>
          <table:table-cell office:value-type="float" office:value="0.0272522074772924" calcext:value-type="float">
            <text:p>0.0272522074772924</text:p>
          </table:table-cell>
          <table:table-cell office:value-type="float" office:value="0.389946460133569" calcext:value-type="float">
            <text:p>0.389946460133569</text:p>
          </table:table-cell>
        </table:table-row>
        <table:table-row table:style-name="ro1">
          <table:table-cell office:value-type="float" office:value="0.168701712659132" calcext:value-type="float">
            <text:p>0.168701712659132</text:p>
          </table:table-cell>
          <table:table-cell office:value-type="float" office:value="0.0288916385113809" calcext:value-type="float">
            <text:p>0.0288916385113809</text:p>
          </table:table-cell>
          <table:table-cell office:value-type="float" office:value="0.404481579635251" calcext:value-type="float">
            <text:p>0.404481579635251</text:p>
          </table:table-cell>
        </table:table-row>
        <table:table-row table:style-name="ro1">
          <table:table-cell office:value-type="float" office:value="0.168035146058319" calcext:value-type="float">
            <text:p>0.168035146058319</text:p>
          </table:table-cell>
          <table:table-cell office:value-type="float" office:value="0.030341731022214" calcext:value-type="float">
            <text:p>0.030341731022214</text:p>
          </table:table-cell>
          <table:table-cell office:value-type="float" office:value="0.419034697996104" calcext:value-type="float">
            <text:p>0.419034697996104</text:p>
          </table:table-cell>
        </table:table-row>
        <table:table-row table:style-name="ro1">
          <table:table-cell office:value-type="float" office:value="0.167187271029476" calcext:value-type="float">
            <text:p>0.167187271029476</text:p>
          </table:table-cell>
          <table:table-cell office:value-type="float" office:value="0.0315769280290832" calcext:value-type="float">
            <text:p>0.0315769280290832</text:p>
          </table:table-cell>
          <table:table-cell office:value-type="float" office:value="0.433571391730257" calcext:value-type="float">
            <text:p>0.433571391730257</text:p>
          </table:table-cell>
        </table:table-row>
        <table:table-row table:style-name="ro1">
          <table:table-cell office:value-type="float" office:value="0.166161214740052" calcext:value-type="float">
            <text:p>0.166161214740052</text:p>
          </table:table-cell>
          <table:table-cell office:value-type="float" office:value="0.0325822162958198" calcext:value-type="float">
            <text:p>0.0325822162958198</text:p>
          </table:table-cell>
          <table:table-cell office:value-type="float" office:value="0.448055964997057" calcext:value-type="float">
            <text:p>0.448055964997057</text:p>
          </table:table-cell>
        </table:table-row>
        <table:table-row table:style-name="ro1">
          <table:table-cell office:value-type="float" office:value="0.164964665608771" calcext:value-type="float">
            <text:p>0.164964665608771</text:p>
          </table:table-cell>
          <table:table-cell office:value-type="float" office:value="0.0333525663849412" calcext:value-type="float">
            <text:p>0.0333525663849412</text:p>
          </table:table-cell>
          <table:table-cell office:value-type="float" office:value="0.462452169027371" calcext:value-type="float">
            <text:p>0.462452169027371</text:p>
          </table:table-cell>
        </table:table-row>
        <table:table-row table:style-name="ro1">
          <table:table-cell office:value-type="float" office:value="0.163609663311821" calcext:value-type="float">
            <text:p>0.163609663311821</text:p>
          </table:table-cell>
          <table:table-cell office:value-type="float" office:value="0.0338920514688291" calcext:value-type="float">
            <text:p>0.0338920514688291</text:p>
          </table:table-cell>
          <table:table-cell office:value-type="float" office:value="0.476723630828752" calcext:value-type="float">
            <text:p>0.476723630828752</text:p>
          </table:table-cell>
        </table:table-row>
        <table:table-row table:style-name="ro1">
          <table:table-cell office:value-type="float" office:value="0.162112330280826" calcext:value-type="float">
            <text:p>0.162112330280826</text:p>
          </table:table-cell>
          <table:table-cell office:value-type="float" office:value="0.0342127176581257" calcext:value-type="float">
            <text:p>0.0342127176581257</text:p>
          </table:table-cell>
          <table:table-cell office:value-type="float" office:value="0.490834028875412" calcext:value-type="float">
            <text:p>0.490834028875412</text:p>
          </table:table-cell>
        </table:table-row>
        <table:table-row table:style-name="ro1">
          <table:table-cell office:value-type="float" office:value="0.160468682522402" calcext:value-type="float">
            <text:p>0.160468682522402</text:p>
          </table:table-cell>
          <table:table-cell office:value-type="float" office:value="0.0342718173562535" calcext:value-type="float">
            <text:p>0.0342718173562535</text:p>
          </table:table-cell>
          <table:table-cell office:value-type="float" office:value="0.504739093629952" calcext:value-type="float">
            <text:p>0.504739093629952</text:p>
          </table:table-cell>
        </table:table-row>
        <table:table-row table:style-name="ro1">
          <table:table-cell office:value-type="float" office:value="0.15863680383381" calcext:value-type="float">
            <text:p>0.15863680383381</text:p>
          </table:table-cell>
          <table:table-cell office:value-type="float" office:value="0.0339314945806808" calcext:value-type="float">
            <text:p>0.0339314945806808</text:p>
          </table:table-cell>
          <table:table-cell office:value-type="float" office:value="0.51838341908542" calcext:value-type="float">
            <text:p>0.51838341908542</text:p>
          </table:table-cell>
        </table:table-row>
        <table:table-row table:style-name="ro1">
          <table:table-cell office:value-type="float" office:value="0.156647026765993" calcext:value-type="float">
            <text:p>0.156647026765993</text:p>
          </table:table-cell>
          <table:table-cell office:value-type="float" office:value="0.0332551704982401" calcext:value-type="float">
            <text:p>0.0332551704982401</text:p>
          </table:table-cell>
          <table:table-cell office:value-type="float" office:value="0.531742009207733" calcext:value-type="float">
            <text:p>0.531742009207733</text:p>
          </table:table-cell>
        </table:table-row>
        <table:table-row table:style-name="ro1">
          <table:table-cell office:value-type="float" office:value="0.15453225382425" calcext:value-type="float">
            <text:p>0.15453225382425</text:p>
          </table:table-cell>
          <table:table-cell office:value-type="float" office:value="0.032312191752568" calcext:value-type="float">
            <text:p>0.032312191752568</text:p>
          </table:table-cell>
          <table:table-cell office:value-type="float" office:value="0.544790525119951" calcext:value-type="float">
            <text:p>0.544790525119951</text:p>
          </table:table-cell>
        </table:table-row>
        <table:table-row table:style-name="ro1">
          <table:table-cell office:value-type="float" office:value="0.152327001769623" calcext:value-type="float">
            <text:p>0.152327001769623</text:p>
          </table:table-cell>
          <table:table-cell office:value-type="float" office:value="0.0311731955181165" calcext:value-type="float">
            <text:p>0.0311731955181165</text:p>
          </table:table-cell>
          <table:table-cell office:value-type="float" office:value="0.557504451242585" calcext:value-type="float">
            <text:p>0.557504451242585</text:p>
          </table:table-cell>
        </table:table-row>
        <table:table-row table:style-name="ro1">
          <table:table-cell office:value-type="float" office:value="0.150040126530063" calcext:value-type="float">
            <text:p>0.150040126530063</text:p>
          </table:table-cell>
          <table:table-cell office:value-type="float" office:value="0.0299741274885164" calcext:value-type="float">
            <text:p>0.0299741274885164</text:p>
          </table:table-cell>
          <table:table-cell office:value-type="float" office:value="0.569852073968882" calcext:value-type="float">
            <text:p>0.569852073968882</text:p>
          </table:table-cell>
        </table:table-row>
        <table:table-row table:style-name="ro1">
          <table:table-cell office:value-type="float" office:value="0.147665027582783" calcext:value-type="float">
            <text:p>0.147665027582783</text:p>
          </table:table-cell>
          <table:table-cell office:value-type="float" office:value="0.0288715283431484" calcext:value-type="float">
            <text:p>0.0288715283431484</text:p>
          </table:table-cell>
          <table:table-cell office:value-type="float" office:value="0.581799354866234" calcext:value-type="float">
            <text:p>0.581799354866234</text:p>
          </table:table-cell>
        </table:table-row>
        <table:table-row table:style-name="ro1">
          <table:table-cell office:value-type="float" office:value="0.145222938405524" calcext:value-type="float">
            <text:p>0.145222938405524</text:p>
          </table:table-cell>
          <table:table-cell office:value-type="float" office:value="0.0279184317733654" calcext:value-type="float">
            <text:p>0.0279184317733654</text:p>
          </table:table-cell>
          <table:table-cell office:value-type="float" office:value="0.593323605959619" calcext:value-type="float">
            <text:p>0.593323605959619</text:p>
          </table:table-cell>
        </table:table-row>
        <table:table-row table:style-name="ro1">
          <table:table-cell office:value-type="float" office:value="0.142734378786102" calcext:value-type="float">
            <text:p>0.142734378786102</text:p>
          </table:table-cell>
          <table:table-cell office:value-type="float" office:value="0.0271488314233096" calcext:value-type="float">
            <text:p>0.0271488314233096</text:p>
          </table:table-cell>
          <table:table-cell office:value-type="float" office:value="0.604405433383373" calcext:value-type="float">
            <text:p>0.604405433383373</text:p>
          </table:table-cell>
        </table:table-row>
        <table:table-row table:style-name="ro1">
          <table:table-cell office:value-type="float" office:value="0.14021890100128" calcext:value-type="float">
            <text:p>0.14021890100128</text:p>
          </table:table-cell>
          <table:table-cell office:value-type="float" office:value="0.026578824324869" calcext:value-type="float">
            <text:p>0.026578824324869</text:p>
          </table:table-cell>
          <table:table-cell office:value-type="float" office:value="0.615029059077479" calcext:value-type="float">
            <text:p>0.615029059077479</text:p>
          </table:table-cell>
        </table:table-row>
        <table:table-row table:style-name="ro1">
          <table:table-cell office:value-type="float" office:value="0.137694878059768" calcext:value-type="float">
            <text:p>0.137694878059768</text:p>
          </table:table-cell>
          <table:table-cell office:value-type="float" office:value="0.0262087074383982" calcext:value-type="float">
            <text:p>0.0262087074383982</text:p>
          </table:table-cell>
          <table:table-cell office:value-type="float" office:value="0.625182396321207" calcext:value-type="float">
            <text:p>0.625182396321207</text:p>
          </table:table-cell>
        </table:table-row>
        <table:table-row table:style-name="ro1">
          <table:table-cell office:value-type="float" office:value="0.135179341740094" calcext:value-type="float">
            <text:p>0.135179341740094</text:p>
          </table:table-cell>
          <table:table-cell office:value-type="float" office:value="0.0260257223384816" calcext:value-type="float">
            <text:p>0.0260257223384816</text:p>
          </table:table-cell>
          <table:table-cell office:value-type="float" office:value="0.634856944391061" calcext:value-type="float">
            <text:p>0.634856944391061</text:p>
          </table:table-cell>
        </table:table-row>
        <table:table-row table:style-name="ro1">
          <table:table-cell office:value-type="float" office:value="0.13268786262266" calcext:value-type="float">
            <text:p>0.13268786262266</text:p>
          </table:table-cell>
          <table:table-cell office:value-type="float" office:value="0.026007156244902" calcext:value-type="float">
            <text:p>0.026007156244902</text:p>
          </table:table-cell>
          <table:table-cell office:value-type="float" office:value="0.644047574436878" calcext:value-type="float">
            <text:p>0.644047574436878</text:p>
          </table:table-cell>
        </table:table-row>
        <table:table-row table:style-name="ro1">
          <table:table-cell office:value-type="float" office:value="0.130234474195873" calcext:value-type="float">
            <text:p>0.130234474195873</text:p>
          </table:table-cell>
          <table:table-cell office:value-type="float" office:value="0.0261235391230854" calcext:value-type="float">
            <text:p>0.0261235391230854</text:p>
          </table:table-cell>
          <table:table-cell office:value-type="float" office:value="0.652752278718961" calcext:value-type="float">
            <text:p>0.652752278718961</text:p>
          </table:table-cell>
        </table:table-row>
        <table:table-row table:style-name="ro1">
          <table:table-cell office:value-type="float" office:value="0.127831634289999" calcext:value-type="float">
            <text:p>0.127831634289999</text:p>
          </table:table-cell>
          <table:table-cell office:value-type="float" office:value="0.026341715534586" calcext:value-type="float">
            <text:p>0.026341715534586</text:p>
          </table:table-cell>
          <table:table-cell office:value-type="float" office:value="0.660971932028066" calcext:value-type="float">
            <text:p>0.660971932028066</text:p>
          </table:table-cell>
        </table:table-row>
        <table:table-row table:style-name="ro1">
          <table:table-cell office:value-type="float" office:value="0.125490220790409" calcext:value-type="float">
            <text:p>0.125490220790409</text:p>
          </table:table-cell>
          <table:table-cell office:value-type="float" office:value="0.0266276185263152" calcext:value-type="float">
            <text:p>0.0266276185263152</text:p>
          </table:table-cell>
          <table:table-cell office:value-type="float" office:value="0.668710087444142" calcext:value-type="float">
            <text:p>0.668710087444142</text:p>
          </table:table-cell>
        </table:table-row>
        <table:table-row table:style-name="ro1">
          <table:table-cell office:value-type="float" office:value="0.123219555638546" calcext:value-type="float">
            <text:p>0.123219555638546</text:p>
          </table:table-cell>
          <table:table-cell office:value-type="float" office:value="0.0269486205022754" calcext:value-type="float">
            <text:p>0.0269486205022754</text:p>
          </table:table-cell>
          <table:table-cell office:value-type="float" office:value="0.675972809129656" calcext:value-type="float">
            <text:p>0.675972809129656</text:p>
          </table:table-cell>
        </table:table-row>
        <table:table-row table:style-name="ro1">
          <table:table-cell office:value-type="float" office:value="0.121027455012726" calcext:value-type="float">
            <text:p>0.121027455012726</text:p>
          </table:table-cell>
          <table:table-cell office:value-type="float" office:value="0.0272753861223702" calcext:value-type="float">
            <text:p>0.0272753861223702</text:p>
          </table:table-cell>
          <table:table-cell office:value-type="float" office:value="0.682768528487626" calcext:value-type="float">
            <text:p>0.682768528487626</text:p>
          </table:table-cell>
        </table:table-row>
        <table:table-row table:style-name="ro1">
          <table:table-cell office:value-type="float" office:value="0.118920295510539" calcext:value-type="float">
            <text:p>0.118920295510539</text:p>
          </table:table-cell>
          <table:table-cell office:value-type="float" office:value="0.0275831953271315" calcext:value-type="float">
            <text:p>0.0275831953271315</text:p>
          </table:table-cell>
          <table:table-cell office:value-type="float" office:value="0.689107901272679" calcext:value-type="float">
            <text:p>0.689107901272679</text:p>
          </table:table-cell>
        </table:table-row>
        <table:table-row table:style-name="ro1">
          <table:table-cell office:value-type="float" office:value="0.116903097228716" calcext:value-type="float">
            <text:p>0.116903097228716</text:p>
          </table:table-cell>
          <table:table-cell office:value-type="float" office:value="0.0278527447849339" calcext:value-type="float">
            <text:p>0.0278527447849339</text:p>
          </table:table-cell>
          <table:table-cell office:value-type="float" office:value="0.695003650541474" calcext:value-type="float">
            <text:p>0.695003650541474</text:p>
          </table:table-cell>
        </table:table-row>
        <table:table-row table:style-name="ro1">
          <table:table-cell office:value-type="float" office:value="0.114979612623559" calcext:value-type="float">
            <text:p>0.114979612623559</text:p>
          </table:table-cell>
          <table:table-cell office:value-type="float" office:value="0.0280704660482283" calcext:value-type="float">
            <text:p>0.0280704660482283</text:p>
          </table:table-cell>
          <table:table-cell office:value-type="float" office:value="0.700470379529229" calcext:value-type="float">
            <text:p>0.700470379529229</text:p>
          </table:table-cell>
        </table:table-row>
        <table:table-row table:style-name="ro1">
          <table:table-cell office:value-type="float" office:value="0.113152421613404" calcext:value-type="float">
            <text:p>0.113152421613404</text:p>
          </table:table-cell>
          <table:table-cell office:value-type="float" office:value="0.0282284237215925" calcext:value-type="float">
            <text:p>0.0282284237215925</text:p>
          </table:table-cell>
          <table:table-cell office:value-type="float" office:value="0.70552435276177" calcext:value-type="float">
            <text:p>0.70552435276177</text:p>
          </table:table-cell>
        </table:table-row>
        <table:table-row table:style-name="ro1">
          <table:table-cell office:value-type="float" office:value="0.111423026348218" calcext:value-type="float">
            <text:p>0.111423026348218</text:p>
          </table:table-cell>
          <table:table-cell office:value-type="float" office:value="0.0283238709711728" calcext:value-type="float">
            <text:p>0.0283238709711728</text:p>
          </table:table-cell>
          <table:table-cell office:value-type="float" office:value="0.710183248867902" calcext:value-type="float">
            <text:p>0.710183248867902</text:p>
          </table:table-cell>
        </table:table-row>
        <table:table-row table:style-name="ro1">
          <table:table-cell office:value-type="float" office:value="0.109791943557681" calcext:value-type="float">
            <text:p>0.109791943557681</text:p>
          </table:table-cell>
          <table:table-cell office:value-type="float" office:value="0.028358549501383" calcext:value-type="float">
            <text:p>0.028358549501383</text:p>
          </table:table-cell>
          <table:table-cell office:value-type="float" office:value="0.714465892250798" calcext:value-type="float">
            <text:p>0.714465892250798</text:p>
          </table:table-cell>
        </table:table-row>
        <table:table-row table:style-name="ro1">
          <table:table-cell office:value-type="float" office:value="0.10825879295504" calcext:value-type="float">
            <text:p>0.10825879295504</text:p>
          </table:table-cell>
          <table:table-cell office:value-type="float" office:value="0.0283378207931618" calcext:value-type="float">
            <text:p>0.0283378207931618</text:p>
          </table:table-cell>
          <table:table-cell office:value-type="float" office:value="0.718391978463732" calcext:value-type="float">
            <text:p>0.718391978463732</text:p>
          </table:table-cell>
        </table:table-row>
        <table:table-row table:style-name="ro1">
          <table:table-cell office:value-type="float" office:value="0.106822380116839" calcext:value-type="float">
            <text:p>0.106822380116839</text:p>
          </table:table-cell>
          <table:table-cell office:value-type="float" office:value="0.0282697129764876" calcext:value-type="float">
            <text:p>0.0282697129764876</text:p>
          </table:table-cell>
          <table:table-cell office:value-type="float" office:value="0.721981801666112" calcext:value-type="float">
            <text:p>0.721981801666112</text:p>
          </table:table-cell>
        </table:table-row>
        <table:table-row table:style-name="ro1">
          <table:table-cell office:value-type="float" office:value="0.105480772667832" calcext:value-type="float">
            <text:p>0.105480772667832</text:p>
          </table:table-cell>
          <table:table-cell office:value-type="float" office:value="0.0281639572985363" calcext:value-type="float">
            <text:p>0.0281639572985363</text:p>
          </table:table-cell>
          <table:table-cell office:value-type="float" office:value="0.725255995680948" calcext:value-type="float">
            <text:p>0.725255995680948</text:p>
          </table:table-cell>
        </table:table-row>
        <table:table-row table:style-name="ro1">
          <table:table-cell office:value-type="float" office:value="0.104231372588545" calcext:value-type="float">
            <text:p>0.104231372588545</text:p>
          </table:table-cell>
          <table:table-cell office:value-type="float" office:value="0.0280310779200779" calcext:value-type="float">
            <text:p>0.0280310779200779</text:p>
          </table:table-cell>
          <table:table-cell office:value-type="float" office:value="0.728235295220848" calcext:value-type="float">
            <text:p>0.728235295220848</text:p>
          </table:table-cell>
        </table:table-row>
        <table:table-row table:style-name="ro1">
          <table:table-cell office:value-type="float" office:value="0.103070980275455" calcext:value-type="float">
            <text:p>0.103070980275455</text:p>
          </table:table-cell>
          <table:table-cell office:value-type="float" office:value="0.0278815834030062" calcext:value-type="float">
            <text:p>0.0278815834030062</text:p>
          </table:table-cell>
          <table:table-cell office:value-type="float" office:value="0.730940318526815" calcext:value-type="float">
            <text:p>0.730940318526815</text:p>
          </table:table-cell>
        </table:table-row>
        <table:table-row table:style-name="ro1">
          <table:table-cell office:value-type="float" office:value="0.101995856957526" calcext:value-type="float">
            <text:p>0.101995856957526</text:p>
          </table:table-cell>
          <table:table-cell office:value-type="float" office:value="0.0277252950448205" calcext:value-type="float">
            <text:p>0.0277252950448205</text:p>
          </table:table-cell>
          <table:table-cell office:value-type="float" office:value="0.733391375492033" calcext:value-type="float">
            <text:p>0.733391375492033</text:p>
          </table:table-cell>
        </table:table-row>
        <table:table-row table:style-name="ro1">
          <table:table-cell office:value-type="float" office:value="0.101001780332021" calcext:value-type="float">
            <text:p>0.101001780332021</text:p>
          </table:table-cell>
          <table:table-cell office:value-type="float" office:value="0.027570831411779" calcext:value-type="float">
            <text:p>0.027570831411779</text:p>
          </table:table-cell>
          <table:table-cell office:value-type="float" office:value="0.735608296979058" calcext:value-type="float">
            <text:p>0.735608296979058</text:p>
          </table:table-cell>
        </table:table-row>
        <table:table-row table:style-name="ro1">
          <table:table-cell office:value-type="float" office:value="0.100084099049092" calcext:value-type="float">
            <text:p>0.100084099049092</text:p>
          </table:table-cell>
          <table:table-cell office:value-type="float" office:value="0.0274252565472971" calcext:value-type="float">
            <text:p>0.0274252565472971</text:p>
          </table:table-cell>
          <table:table-cell office:value-type="float" office:value="0.737610285594069" calcext:value-type="float">
            <text:p>0.737610285594069</text:p>
          </table:table-cell>
        </table:table-row>
        <table:table-row table:style-name="ro1">
          <table:table-cell office:value-type="float" office:value="0.099237784214291" calcext:value-type="float">
            <text:p>0.099237784214291</text:p>
          </table:table-cell>
          <table:table-cell office:value-type="float" office:value="0.0272938862881731" calcext:value-type="float">
            <text:p>0.0272938862881731</text:p>
          </table:table-cell>
          <table:table-cell office:value-type="float" office:value="0.73941578574542" calcext:value-type="float">
            <text:p>0.73941578574542</text:p>
          </table:table-cell>
        </table:table-row>
        <table:table-row table:style-name="ro1">
          <table:table-cell office:value-type="float" office:value="0.0984574794725412" calcext:value-type="float">
            <text:p>0.0984574794725412</text:p>
          </table:table-cell>
          <table:table-cell office:value-type="float" office:value="0.0271802393918726" calcext:value-type="float">
            <text:p>0.0271802393918726</text:p>
          </table:table-cell>
          <table:table-cell office:value-type="float" office:value="0.741042369361747" calcext:value-type="float">
            <text:p>0.741042369361747</text:p>
          </table:table-cell>
        </table:table-row>
        <table:table-row table:style-name="ro1">
          <table:table-cell office:value-type="float" office:value="0.0977375509543278" calcext:value-type="float">
            <text:p>0.0977375509543278</text:p>
          </table:table-cell>
          <table:table-cell office:value-type="float" office:value="0.0270861116176992" calcext:value-type="float">
            <text:p>0.0270861116176992</text:p>
          </table:table-cell>
          <table:table-cell office:value-type="float" office:value="0.742506639036494" calcext:value-type="float">
            <text:p>0.742506639036494</text:p>
          </table:table-cell>
        </table:table-row>
        <table:table-row table:style-name="ro1">
          <table:table-cell office:value-type="float" office:value="0.0970721372988391" calcext:value-type="float">
            <text:p>0.0970721372988391</text:p>
          </table:table-cell>
          <table:table-cell office:value-type="float" office:value="0.0270117481937855" calcext:value-type="float">
            <text:p>0.0270117481937855</text:p>
          </table:table-cell>
          <table:table-cell office:value-type="float" office:value="0.74382414478532" calcext:value-type="float">
            <text:p>0.74382414478532</text:p>
          </table:table-cell>
        </table:table-row>
        <table:table-row table:style-name="ro1">
          <table:table-cell office:value-type="float" office:value="0.0964551996580857" calcext:value-type="float">
            <text:p>0.0964551996580857</text:p>
          </table:table-cell>
          <table:table-cell office:value-type="float" office:value="0.0269560864057648" calcext:value-type="float">
            <text:p>0.0269560864057648</text:p>
          </table:table-cell>
          <table:table-cell office:value-type="float" office:value="0.74500931588016" calcext:value-type="float">
            <text:p>0.74500931588016</text:p>
          </table:table-cell>
        </table:table-row>
        <table:table-row table:style-name="ro1">
          <table:table-cell office:value-type="float" office:value="0.095880574660907" calcext:value-type="float">
            <text:p>0.095880574660907</text:p>
          </table:table-cell>
          <table:table-cell office:value-type="float" office:value="0.0269170416714159" calcext:value-type="float">
            <text:p>0.0269170416714159</text:p>
          </table:table-cell>
          <table:table-cell office:value-type="float" office:value="0.746075407478293" calcext:value-type="float">
            <text:p>0.746075407478293</text:p>
          </table:table-cell>
        </table:table-row>
        <table:table-row table:style-name="ro1">
          <table:table-cell office:value-type="float" office:value="0.0953420258887772" calcext:value-type="float">
            <text:p>0.0953420258887772</text:p>
          </table:table-cell>
          <table:table-cell office:value-type="float" office:value="0.0268918108175553" calcext:value-type="float">
            <text:p>0.0268918108175553</text:p>
          </table:table-cell>
          <table:table-cell office:value-type="float" office:value="0.747034459743376" calcext:value-type="float">
            <text:p>0.747034459743376</text:p>
          </table:table-cell>
        </table:table-row>
        <table:table-row table:style-name="ro1">
          <table:table-cell office:value-type="float" office:value="0.0948332995059503" calcext:value-type="float">
            <text:p>0.0948332995059503</text:p>
          </table:table-cell>
          <table:table-cell office:value-type="float" office:value="0.0268771708185924" calcext:value-type="float">
            <text:p>0.0268771708185924</text:p>
          </table:table-cell>
          <table:table-cell office:value-type="float" office:value="0.747897272095406" calcext:value-type="float">
            <text:p>0.747897272095406</text:p>
          </table:table-cell>
        </table:table-row>
        <table:table-row table:style-name="ro1">
          <table:table-cell office:value-type="float" office:value="0.0943481780502284" calcext:value-type="float">
            <text:p>0.0943481780502284</text:p>
          </table:table-cell>
          <table:table-cell office:value-type="float" office:value="0.0268697539826546" calcext:value-type="float">
            <text:p>0.0268697539826546</text:p>
          </table:table-cell>
          <table:table-cell office:value-type="float" office:value="0.748673388901284" calcext:value-type="float">
            <text:p>0.748673388901284</text:p>
          </table:table-cell>
        </table:table-row>
        <table:table-row table:style-name="ro1">
          <table:table-cell office:value-type="float" office:value="0.0938805364820716" calcext:value-type="float">
            <text:p>0.0938805364820716</text:p>
          </table:table-cell>
          <table:table-cell office:value-type="float" office:value="0.0268662865278652" calcext:value-type="float">
            <text:p>0.0268662865278652</text:p>
          </table:table-cell>
          <table:table-cell office:value-type="float" office:value="0.749371097872598" calcext:value-type="float">
            <text:p>0.749371097872598</text:p>
          </table:table-cell>
        </table:table-row>
        <table:table-row table:style-name="ro1">
          <table:table-cell office:value-type="float" office:value="0.0934243972427959" calcext:value-type="float">
            <text:p>0.0934243972427959</text:p>
          </table:table-cell>
          <table:table-cell office:value-type="float" office:value="0.0268637807384086" calcext:value-type="float">
            <text:p>0.0268637807384086</text:p>
          </table:table-cell>
          <table:table-cell office:value-type="float" office:value="0.749997440286601" calcext:value-type="float">
            <text:p>0.749997440286601</text:p>
          </table:table-cell>
        </table:table-row>
        <table:table-row table:style-name="ro1">
          <table:table-cell office:value-type="float" office:value="0.0929739842097186" calcext:value-type="float">
            <text:p>0.0929739842097186</text:p>
          </table:table-cell>
          <table:table-cell office:value-type="float" office:value="0.0268596769241619" calcext:value-type="float">
            <text:p>0.0268596769241619</text:p>
          </table:table-cell>
          <table:table-cell office:value-type="float" office:value="0.75055823039509" calcext:value-type="float">
            <text:p>0.75055823039509</text:p>
          </table:table-cell>
        </table:table-row>
        <table:table-row table:style-name="ro1">
          <table:table-cell office:value-type="float" office:value="0.0925237751836817" calcext:value-type="float">
            <text:p>0.0925237751836817</text:p>
          </table:table-cell>
          <table:table-cell office:value-type="float" office:value="0.0268519338231608" calcext:value-type="float">
            <text:p>0.0268519338231608</text:p>
          </table:table-cell>
          <table:table-cell office:value-type="float" office:value="0.751058086184593" calcext:value-type="float">
            <text:p>0.751058086184593</text:p>
          </table:table-cell>
        </table:table-row>
        <table:table-row table:style-name="ro1">
          <table:table-cell office:value-type="float" office:value="0.0920685515510364" calcext:value-type="float">
            <text:p>0.0920685515510364</text:p>
          </table:table-cell>
          <table:table-cell office:value-type="float" office:value="0.0268390710996312" calcext:value-type="float">
            <text:p>0.0268390710996312</text:p>
          </table:table-cell>
          <table:table-cell office:value-type="float" office:value="0.751500467869232" calcext:value-type="float">
            <text:p>0.751500467869232</text:p>
          </table:table-cell>
        </table:table-row>
        <table:table-row table:style-name="ro1">
          <table:table-cell office:value-type="float" office:value="0.0916034436271966" calcext:value-type="float">
            <text:p>0.0916034436271966</text:p>
          </table:table-cell>
          <table:table-cell office:value-type="float" office:value="0.0268201686125036" calcext:value-type="float">
            <text:p>0.0268201686125036</text:p>
          </table:table-cell>
          <table:table-cell office:value-type="float" office:value="0.75188772535105" calcext:value-type="float">
            <text:p>0.75188772535105</text:p>
          </table:table-cell>
        </table:table-row>
        <table:table-row table:style-name="ro1">
          <table:table-cell office:value-type="float" office:value="0.0911239733889166" calcext:value-type="float">
            <text:p>0.0911239733889166</text:p>
          </table:table-cell>
          <table:table-cell office:value-type="float" office:value="0.0267948304753752" calcext:value-type="float">
            <text:p>0.0267948304753752</text:p>
          </table:table-cell>
          <table:table-cell office:value-type="float" office:value="0.752221154115377" calcext:value-type="float">
            <text:p>0.752221154115377</text:p>
          </table:table-cell>
        </table:table-row>
        <table:table-row table:style-name="ro1">
          <table:table-cell office:value-type="float" office:value="0.0906260893608086" calcext:value-type="float">
            <text:p>0.0906260893608086</text:p>
          </table:table-cell>
          <table:table-cell office:value-type="float" office:value="0.026763121546783" calcext:value-type="float">
            <text:p>0.026763121546783</text:p>
          </table:table-cell>
          <table:table-cell office:value-type="float" office:value="0.752501057065917" calcext:value-type="float">
            <text:p>0.752501057065917</text:p>
          </table:table-cell>
        </table:table-row>
        <table:table-row table:style-name="ro1">
          <table:table-cell office:value-type="float" office:value="0.0901061985549931" calcext:value-type="float">
            <text:p>0.0901061985549931</text:p>
          </table:table-cell>
          <table:table-cell office:value-type="float" office:value="0.0267254856702553" calcext:value-type="float">
            <text:p>0.0267254856702553</text:p>
          </table:table-cell>
          <table:table-cell office:value-type="float" office:value="0.752726814731555" calcext:value-type="float">
            <text:p>0.752726814731555</text:p>
          </table:table-cell>
        </table:table-row>
        <table:table-row table:style-name="ro1">
          <table:table-cell office:value-type="float" office:value="0.0895611893553475" calcext:value-type="float">
            <text:p>0.0895611893553475</text:p>
          </table:table-cell>
          <table:table-cell office:value-type="float" office:value="0.0266826533732644" calcext:value-type="float">
            <text:p>0.0266826533732644</text:p>
          </table:table-cell>
          <table:table-cell office:value-type="float" office:value="0.752896960154348" calcext:value-type="float">
            <text:p>0.752896960154348</text:p>
          </table:table-cell>
        </table:table-row>
        <table:table-row table:style-name="ro1">
          <table:table-cell office:value-type="float" office:value="0.0889884494124794" calcext:value-type="float">
            <text:p>0.0889884494124794</text:p>
          </table:table-cell>
          <table:table-cell office:value-type="float" office:value="0.0266355473142895" calcext:value-type="float">
            <text:p>0.0266355473142895</text:p>
          </table:table-cell>
          <table:table-cell office:value-type="float" office:value="0.753009259676522" calcext:value-type="float">
            <text:p>0.753009259676522</text:p>
          </table:table-cell>
        </table:table-row>
        <table:table-row table:style-name="ro1">
          <table:table-cell office:value-type="float" office:value="0.0883858757429398" calcext:value-type="float">
            <text:p>0.0883858757429398</text:p>
          </table:table-cell>
          <table:table-cell office:value-type="float" office:value="0.0265851912118931" calcext:value-type="float">
            <text:p>0.0265851912118931</text:p>
          </table:table-cell>
          <table:table-cell office:value-type="float" office:value="0.753060798696123" calcext:value-type="float">
            <text:p>0.753060798696123</text:p>
          </table:table-cell>
        </table:table-row>
        <table:table-row table:style-name="ro1">
          <table:table-cell office:value-type="float" office:value="0.0877518775915884" calcext:value-type="float">
            <text:p>0.0877518775915884</text:p>
          </table:table-cell>
          <table:table-cell office:value-type="float" office:value="0.0265326281583783" calcext:value-type="float">
            <text:p>0.0265326281583783</text:p>
          </table:table-cell>
          <table:table-cell office:value-type="float" office:value="0.753048069648522" calcext:value-type="float">
            <text:p>0.753048069648522</text:p>
          </table:table-cell>
        </table:table-row>
        <table:table-row table:style-name="ro1">
          <table:table-cell office:value-type="float" office:value="0.0870853725811385" calcext:value-type="float">
            <text:p>0.0870853725811385</text:p>
          </table:table-cell>
          <table:table-cell office:value-type="float" office:value="0.0264788511885423" calcext:value-type="float">
            <text:p>0.0264788511885423</text:p>
          </table:table-cell>
          <table:table-cell office:value-type="float" office:value="0.752967064082205" calcext:value-type="float">
            <text:p>0.752967064082205</text:p>
          </table:table-cell>
        </table:table-row>
        <table:table-row table:style-name="ro1">
          <table:table-cell office:value-type="float" office:value="0.0863857759336502" calcext:value-type="float">
            <text:p>0.0863857759336502</text:p>
          </table:table-cell>
          <table:table-cell office:value-type="float" office:value="0.0264247491527226" calcext:value-type="float">
            <text:p>0.0264247491527226</text:p>
          </table:table-cell>
          <table:table-cell office:value-type="float" office:value="0.752813364864428" calcext:value-type="float">
            <text:p>0.752813364864428</text:p>
          </table:table-cell>
        </table:table-row>
        <table:table-row table:style-name="ro1">
          <table:table-cell office:value-type="float" office:value="0.0856529825209173" calcext:value-type="float">
            <text:p>0.0856529825209173</text:p>
          </table:table-cell>
          <table:table-cell office:value-type="float" office:value="0.0263710680338813" calcext:value-type="float">
            <text:p>0.0263710680338813</text:p>
          </table:table-cell>
          <table:table-cell office:value-type="float" office:value="0.752582239237944" calcext:value-type="float">
            <text:p>0.752582239237944</text:p>
          </table:table-cell>
        </table:table-row>
        <table:table-row table:style-name="ro1">
          <table:table-cell office:value-type="float" office:value="0.0848873447272698" calcext:value-type="float">
            <text:p>0.0848873447272698</text:p>
          </table:table-cell>
          <table:table-cell office:value-type="float" office:value="0.0263183881996673" calcext:value-type="float">
            <text:p>0.0263183881996673</text:p>
          </table:table-cell>
          <table:table-cell office:value-type="float" office:value="0.752268731642164" calcext:value-type="float">
            <text:p>0.752268731642164</text:p>
          </table:table-cell>
        </table:table-row>
        <table:table-row table:style-name="ro1">
          <table:table-cell office:value-type="float" office:value="0.0840896427766417" calcext:value-type="float">
            <text:p>0.0840896427766417</text:p>
          </table:table-cell>
          <table:table-cell office:value-type="float" office:value="0.0262671157056846" calcext:value-type="float">
            <text:p>0.0262671157056846</text:p>
          </table:table-cell>
          <table:table-cell office:value-type="float" office:value="0.751867753695526" calcext:value-type="float">
            <text:p>0.751867753695526</text:p>
          </table:table-cell>
        </table:table-row>
        <table:table-row table:style-name="ro1">
          <table:table-cell office:value-type="float" office:value="0.0832610522363934" calcext:value-type="float">
            <text:p>0.0832610522363934</text:p>
          </table:table-cell>
          <table:table-cell office:value-type="float" office:value="0.0262174864568512" calcext:value-type="float">
            <text:p>0.0262174864568512</text:p>
          </table:table-cell>
          <table:table-cell office:value-type="float" office:value="0.751374171865257" calcext:value-type="float">
            <text:p>0.751374171865257</text:p>
          </table:table-cell>
        </table:table-row>
        <table:table-row table:style-name="ro1">
          <table:table-cell office:value-type="float" office:value="0.0824031070046725" calcext:value-type="float">
            <text:p>0.0824031070046725</text:p>
          </table:table-cell>
          <table:table-cell office:value-type="float" office:value="0.0261695801315599" calcext:value-type="float">
            <text:p>0.0261695801315599</text:p>
          </table:table-cell>
          <table:table-cell office:value-type="float" office:value="0.7507828918277" calcext:value-type="float">
            <text:p>0.7507828918277</text:p>
          </table:table-cell>
        </table:table-row>
        <table:table-row table:style-name="ro1">
          <table:table-cell office:value-type="float" office:value="0.0815176592657198" calcext:value-type="float">
            <text:p>0.0815176592657198</text:p>
          </table:table-cell>
          <table:table-cell office:value-type="float" office:value="0.0261233420495426" calcext:value-type="float">
            <text:p>0.0261233420495426</text:p>
          </table:table-cell>
          <table:table-cell office:value-type="float" office:value="0.750088936862792" calcext:value-type="float">
            <text:p>0.750088936862792</text:p>
          </table:table-cell>
        </table:table-row>
        <table:table-row table:style-name="ro1">
          <table:table-cell office:value-type="float" office:value="0.0806068376841308" calcext:value-type="float">
            <text:p>0.0806068376841308</text:p>
          </table:table-cell>
          <table:table-cell office:value-type="float" office:value="0.0260786095503838" calcext:value-type="float">
            <text:p>0.0260786095503838</text:p>
          </table:table-cell>
          <table:table-cell office:value-type="float" office:value="0.749287522389813" calcext:value-type="float">
            <text:p>0.749287522389813</text:p>
          </table:table-cell>
        </table:table-row>
        <table:table-row table:style-name="ro1">
          <table:table-cell office:value-type="float" office:value="0.0796730042486662" calcext:value-type="float">
            <text:p>0.0796730042486662</text:p>
          </table:table-cell>
          <table:table-cell office:value-type="float" office:value="0.0260351411881764" calcext:value-type="float">
            <text:p>0.0260351411881764</text:p>
          </table:table-cell>
          <table:table-cell office:value-type="float" office:value="0.748374123104217" calcext:value-type="float">
            <text:p>0.748374123104217</text:p>
          </table:table-cell>
        </table:table-row>
        <table:table-row table:style-name="ro1">
          <table:table-cell office:value-type="float" office:value="0.0787187099312893" calcext:value-type="float">
            <text:p>0.0787187099312893</text:p>
          </table:table-cell>
          <table:table-cell office:value-type="float" office:value="0.0259926457425955" calcext:value-type="float">
            <text:p>0.0259926457425955</text:p>
          </table:table-cell>
          <table:table-cell office:value-type="float" office:value="0.747344533976443" calcext:value-type="float">
            <text:p>0.747344533976443</text:p>
          </table:table-cell>
        </table:table-row>
        <table:table-row table:style-name="ro1">
          <table:table-cell office:value-type="float" office:value="0.07774665242807" calcext:value-type="float">
            <text:p>0.07774665242807</text:p>
          </table:table-cell>
          <table:table-cell office:value-type="float" office:value="0.0259508099131958" calcext:value-type="float">
            <text:p>0.0259508099131958</text:p>
          </table:table-cell>
          <table:table-cell office:value-type="float" office:value="0.746194924767227" calcext:value-type="float">
            <text:p>0.746194924767227</text:p>
          </table:table-cell>
        </table:table-row>
        <table:table-row table:style-name="ro1">
          <table:table-cell office:value-type="float" office:value="0.0767596322915291" calcext:value-type="float">
            <text:p>0.0767596322915291</text:p>
          </table:table-cell>
          <table:table-cell office:value-type="float" office:value="0.0259093225622605" calcext:value-type="float">
            <text:p>0.0259093225622605</text:p>
          </table:table-cell>
          <table:table-cell office:value-type="float" office:value="0.744921885777669" calcext:value-type="float">
            <text:p>0.744921885777669</text:p>
          </table:table-cell>
        </table:table-row>
        <table:table-row table:style-name="ro1">
          <table:table-cell office:value-type="float" office:value="0.0757605135139235" calcext:value-type="float">
            <text:p>0.0757605135139235</text:p>
          </table:table-cell>
          <table:table-cell office:value-type="float" office:value="0.0258678951597494" calcext:value-type="float">
            <text:p>0.0258678951597494</text:p>
          </table:table-cell>
          <table:table-cell office:value-type="float" office:value="0.743522467711172" calcext:value-type="float">
            <text:p>0.743522467711172</text:p>
          </table:table-cell>
        </table:table-row>
        <table:table-row table:style-name="ro1">
          <table:table-cell office:value-type="float" office:value="0.074752183637835" calcext:value-type="float">
            <text:p>0.074752183637835</text:p>
          </table:table-cell>
          <table:table-cell office:value-type="float" office:value="0.0258262771787271" calcext:value-type="float">
            <text:p>0.0258262771787271</text:p>
          </table:table-cell>
          <table:table-cell office:value-type="float" office:value="0.741994212506175" calcext:value-type="float">
            <text:p>0.741994212506175</text:p>
          </table:table-cell>
        </table:table-row>
        <table:table-row table:style-name="ro1">
          <table:table-cell office:value-type="float" office:value="0.0737375182093929" calcext:value-type="float">
            <text:p>0.0737375182093929</text:p>
          </table:table-cell>
          <table:table-cell office:value-type="float" office:value="0.0257842669355033" calcext:value-type="float">
            <text:p>0.0257842669355033</text:p>
          </table:table-cell>
          <table:table-cell office:value-type="float" office:value="0.740335177183013" calcext:value-type="float">
            <text:p>0.740335177183013</text:p>
          </table:table-cell>
        </table:table-row>
        <table:table-row table:style-name="ro1">
          <table:table-cell office:value-type="float" office:value="0.0727193473921504" calcext:value-type="float">
            <text:p>0.0727193473921504</text:p>
          </table:table-cell>
          <table:table-cell office:value-type="float" office:value="0.0257417172813781" calcext:value-type="float">
            <text:p>0.0257417172813781</text:p>
          </table:table-cell>
          <table:table-cell office:value-type="float" office:value="0.738543950729073" calcext:value-type="float">
            <text:p>0.738543950729073</text:p>
          </table:table-cell>
        </table:table-row>
        <table:table-row table:style-name="ro1">
          <table:table-cell office:value-type="float" office:value="0.071700425645237" calcext:value-type="float">
            <text:p>0.071700425645237</text:p>
          </table:table-cell>
          <table:table-cell office:value-type="float" office:value="0.0256985373309673" calcext:value-type="float">
            <text:p>0.0256985373309673</text:p>
          </table:table-cell>
          <table:table-cell office:value-type="float" office:value="0.736619662493221" calcext:value-type="float">
            <text:p>0.736619662493221</text:p>
          </table:table-cell>
        </table:table-row>
        <table:table-row table:style-name="ro1">
          <table:table-cell office:value-type="float" office:value="0.0706834050348895" calcext:value-type="float">
            <text:p>0.0706834050348895</text:p>
          </table:table-cell>
          <table:table-cell office:value-type="float" office:value="0.0256546900435834" calcext:value-type="float">
            <text:p>0.0256546900435834</text:p>
          </table:table-cell>
          <table:table-cell office:value-type="float" office:value="0.734561985261131" calcext:value-type="float">
            <text:p>0.734561985261131</text:p>
          </table:table-cell>
        </table:table-row>
        <table:table-row table:style-name="ro1">
          <table:table-cell office:value-type="float" office:value="0.0696708118440147" calcext:value-type="float">
            <text:p>0.0696708118440147</text:p>
          </table:table-cell>
          <table:table-cell office:value-type="float" office:value="0.0256101871935078" calcext:value-type="float">
            <text:p>0.0256101871935078</text:p>
          </table:table-cell>
          <table:table-cell office:value-type="float" office:value="0.732371130547541" calcext:value-type="float">
            <text:p>0.732371130547541</text:p>
          </table:table-cell>
        </table:table-row>
        <table:table-row table:style-name="ro1">
          <table:table-cell office:value-type="float" office:value="0.0686650258466034" calcext:value-type="float">
            <text:p>0.0686650258466034</text:p>
          </table:table-cell>
          <table:table-cell office:value-type="float" office:value="0.0255650817658419" calcext:value-type="float">
            <text:p>0.0255650817658419</text:p>
          </table:table-cell>
          <table:table-cell office:value-type="float" office:value="0.730047838348846" calcext:value-type="float">
            <text:p>0.730047838348846</text:p>
          </table:table-cell>
        </table:table-row>
        <table:table-row table:style-name="ro1">
          <table:table-cell office:value-type="float" office:value="0.0676682646773685" calcext:value-type="float">
            <text:p>0.0676682646773685</text:p>
          </table:table-cell>
          <table:table-cell office:value-type="float" office:value="0.0255194593123563" calcext:value-type="float">
            <text:p>0.0255194593123563</text:p>
          </table:table-cell>
          <table:table-cell office:value-type="float" office:value="0.727593361935369" calcext:value-type="float">
            <text:p>0.727593361935369</text:p>
          </table:table-cell>
        </table:table-row>
        <table:table-row table:style-name="ro1">
          <table:table-cell office:value-type="float" office:value="0.0666825688539624" calcext:value-type="float">
            <text:p>0.0666825688539624</text:p>
          </table:table-cell>
          <table:table-cell office:value-type="float" office:value="0.0254734283437127" calcext:value-type="float">
            <text:p>0.0254734283437127</text:p>
          </table:table-cell>
          <table:table-cell office:value-type="float" office:value="0.725009446260763" calcext:value-type="float">
            <text:p>0.725009446260763</text:p>
          </table:table-cell>
        </table:table-row>
        <table:table-row table:style-name="ro1">
          <table:table-cell office:value-type="float" office:value="0.0657097926896524" calcext:value-type="float">
            <text:p>0.0657097926896524</text:p>
          </table:table-cell>
          <table:table-cell office:value-type="float" office:value="0.0254271110970965" calcext:value-type="float">
            <text:p>0.0254271110970965</text:p>
          </table:table-cell>
          <table:table-cell office:value-type="float" office:value="0.722298303579019" calcext:value-type="float">
            <text:p>0.722298303579019</text:p>
          </table:table-cell>
        </table:table-row>
        <table:table-row table:style-name="ro1">
          <table:table-cell office:value-type="float" office:value="0.0647515955276845" calcext:value-type="float">
            <text:p>0.0647515955276845</text:p>
          </table:table-cell>
          <table:table-cell office:value-type="float" office:value="0.0253806345797167" calcext:value-type="float">
            <text:p>0.0253806345797167</text:p>
          </table:table-cell>
          <table:table-cell office:value-type="float" office:value="0.719462583803981" calcext:value-type="float">
            <text:p>0.719462583803981</text:p>
          </table:table-cell>
        </table:table-row>
        <table:table-row table:style-name="ro1">
          <table:table-cell office:value-type="float" office:value="0.0638094374254099" calcext:value-type="float">
            <text:p>0.0638094374254099</text:p>
          </table:table-cell>
          <table:table-cell office:value-type="float" office:value="0.0253341230099023" calcext:value-type="float">
            <text:p>0.0253341230099023</text:p>
          </table:table-cell>
          <table:table-cell office:value-type="float" office:value="0.716505342168106" calcext:value-type="float">
            <text:p>0.716505342168106</text:p>
          </table:table-cell>
        </table:table-row>
        <table:table-row table:style-name="ro1">
          <table:table-cell office:value-type="float" office:value="0.0628845765814085" calcext:value-type="float">
            <text:p>0.0628845765814085</text:p>
          </table:table-cell>
          <table:table-cell office:value-type="float" office:value="0.0252876912310677" calcext:value-type="float">
            <text:p>0.0252876912310677</text:p>
          </table:table-cell>
          <table:table-cell office:value-type="float" office:value="0.713430004630089" calcext:value-type="float">
            <text:p>0.713430004630089</text:p>
          </table:table-cell>
        </table:table-row>
        <table:table-row table:style-name="ro1">
          <table:table-cell office:value-type="float" office:value="0.061978068927996" calcext:value-type="float">
            <text:p>0.061978068927996</text:p>
          </table:table-cell>
          <table:table-cell office:value-type="float" office:value="0.0252414400330847" calcext:value-type="float">
            <text:p>0.0252414400330847</text:p>
          </table:table-cell>
          <table:table-cell office:value-type="float" office:value="0.710240329855394" calcext:value-type="float">
            <text:p>0.710240329855394</text:p>
          </table:table-cell>
        </table:table-row>
        <table:table-row table:style-name="ro1">
          <table:table-cell office:value-type="float" office:value="0.0610907700774304" calcext:value-type="float">
            <text:p>0.0610907700774304</text:p>
          </table:table-cell>
          <table:table-cell office:value-type="float" office:value="0.0251954526482197" calcext:value-type="float">
            <text:p>0.0251954526482197</text:p>
          </table:table-cell>
          <table:table-cell office:value-type="float" office:value="0.706940371118764" calcext:value-type="float">
            <text:p>0.706940371118764</text:p>
          </table:table-cell>
        </table:table-row>
        <table:table-row table:style-name="ro1">
          <table:table-cell office:value-type="float" office:value="0.0602233389894249" calcext:value-type="float">
            <text:p>0.0602233389894249</text:p>
          </table:table-cell>
          <table:table-cell office:value-type="float" office:value="0.0251497931509186" calcext:value-type="float">
            <text:p>0.0251497931509186</text:p>
          </table:table-cell>
          <table:table-cell office:value-type="float" office:value="0.703534435838191" calcext:value-type="float">
            <text:p>0.703534435838191</text:p>
          </table:table-cell>
        </table:table-row>
        <table:table-row table:style-name="ro1">
          <table:table-cell office:value-type="float" office:value="0.059376242531984" calcext:value-type="float">
            <text:p>0.059376242531984</text:p>
          </table:table-cell>
          <table:table-cell office:value-type="float" office:value="0.0251045058688721" calcext:value-type="float">
            <text:p>0.0251045058688721</text:p>
          </table:table-cell>
          <table:table-cell office:value-type="float" office:value="0.700027045003077" calcext:value-type="float">
            <text:p>0.700027045003077</text:p>
          </table:table-cell>
        </table:table-row>
        <table:table-row table:style-name="ro1">
          <table:table-cell office:value-type="float" office:value="0.0585497631871348" calcext:value-type="float">
            <text:p>0.0585497631871348</text:p>
          </table:table-cell>
          <table:table-cell office:value-type="float" office:value="0.0250596163247365" calcext:value-type="float">
            <text:p>0.0250596163247365</text:p>
          </table:table-cell>
          <table:table-cell office:value-type="float" office:value="0.696422893028056" calcext:value-type="float">
            <text:p>0.696422893028056</text:p>
          </table:table-cell>
        </table:table-row>
        <table:table-row table:style-name="ro1">
          <table:table-cell office:value-type="float" office:value="0.0577440054557402" calcext:value-type="float">
            <text:p>0.0577440054557402</text:p>
          </table:table-cell>
          <table:table-cell office:value-type="float" office:value="0.0250151327936955" calcext:value-type="float">
            <text:p>0.0250151327936955</text:p>
          </table:table-cell>
          <table:table-cell office:value-type="float" office:value="0.692726806558866" calcext:value-type="float">
            <text:p>0.692726806558866</text:p>
          </table:table-cell>
        </table:table-row>
        <table:table-row table:style-name="ro1">
          <table:table-cell office:value-type="float" office:value="0.0569589061050514" calcext:value-type="float">
            <text:p>0.0569589061050514</text:p>
          </table:table-cell>
          <table:table-cell office:value-type="float" office:value="0.0249710488772446" calcext:value-type="float">
            <text:p>0.0249710488772446</text:p>
          </table:table-cell>
          <table:table-cell office:value-type="float" office:value="0.688943705586267" calcext:value-type="float">
            <text:p>0.688943705586267</text:p>
          </table:table-cell>
        </table:table-row>
        <table:table-row table:style-name="ro1">
          <table:table-cell office:value-type="float" office:value="0.0561942428053876" calcext:value-type="float">
            <text:p>0.0561942428053876</text:p>
          </table:table-cell>
          <table:table-cell office:value-type="float" office:value="0.024927346180616" calcext:value-type="float">
            <text:p>0.024927346180616</text:p>
          </table:table-cell>
          <table:table-cell office:value-type="float" office:value="0.685078564266362" calcext:value-type="float">
            <text:p>0.685078564266362</text:p>
          </table:table-cell>
        </table:table-row>
        <table:table-row table:style-name="ro1">
          <table:table-cell office:value-type="float" office:value="0.0554496452845124" calcext:value-type="float">
            <text:p>0.0554496452845124</text:p>
          </table:table-cell>
          <table:table-cell office:value-type="float" office:value="0.0248839975311946" calcext:value-type="float">
            <text:p>0.0248839975311946</text:p>
          </table:table-cell>
          <table:table-cell office:value-type="float" office:value="0.681136373701791" calcext:value-type="float">
            <text:p>0.681136373701791</text:p>
          </table:table-cell>
        </table:table-row>
        <table:table-row table:style-name="ro1">
          <table:table-cell office:value-type="float" office:value="0.0547246064312654" calcext:value-type="float">
            <text:p>0.0547246064312654</text:p>
          </table:table-cell>
          <table:table-cell office:value-type="float" office:value="0.0248409698095755" calcext:value-type="float">
            <text:p>0.0248409698095755</text:p>
          </table:table-cell>
          <table:table-cell office:value-type="float" office:value="0.677122106862549" calcext:value-type="float">
            <text:p>0.677122106862549</text:p>
          </table:table-cell>
        </table:table-row>
        <table:table-row table:style-name="ro1">
          <table:table-cell office:value-type="float" office:value="0.0540184938613089" calcext:value-type="float">
            <text:p>0.0540184938613089</text:p>
          </table:table-cell>
          <table:table-cell office:value-type="float" office:value="0.0247982269665969" calcext:value-type="float">
            <text:p>0.0247982269665969</text:p>
          </table:table-cell>
          <table:table-cell office:value-type="float" office:value="0.673040684191259" calcext:value-type="float">
            <text:p>0.673040684191259</text:p>
          </table:table-cell>
        </table:table-row>
        <table:table-row table:style-name="ro1">
          <table:table-cell office:value-type="float" office:value="0.0533305622567488" calcext:value-type="float">
            <text:p>0.0533305622567488</text:p>
          </table:table-cell>
          <table:table-cell office:value-type="float" office:value="0.0247557323207687" calcext:value-type="float">
            <text:p>0.0247557323207687</text:p>
          </table:table-cell>
          <table:table-cell office:value-type="float" office:value="0.668896942866495" calcext:value-type="float">
            <text:p>0.668896942866495</text:p>
          </table:table-cell>
        </table:table-row>
        <table:table-row table:style-name="ro1">
          <table:table-cell office:value-type="float" office:value="0.0526599659582058" calcext:value-type="float">
            <text:p>0.0526599659582058</text:p>
          </table:table-cell>
          <table:table-cell office:value-type="float" office:value="0.0247134508095772" calcext:value-type="float">
            <text:p>0.0247134508095772</text:p>
          </table:table-cell>
          <table:table-cell office:value-type="float" office:value="0.664695607149504" calcext:value-type="float">
            <text:p>0.664695607149504</text:p>
          </table:table-cell>
        </table:table-row>
        <table:table-row table:style-name="ro1">
          <table:table-cell office:value-type="float" office:value="0.0520057711144092" calcext:value-type="float">
            <text:p>0.0520057711144092</text:p>
          </table:table-cell>
          <table:table-cell office:value-type="float" office:value="0.02467135039889" calcext:value-type="float">
            <text:p>0.02467135039889</text:p>
          </table:table-cell>
          <table:table-cell office:value-type="float" office:value="0.660441261705974" calcext:value-type="float">
            <text:p>0.660441261705974</text:p>
          </table:table-cell>
        </table:table-row>
        <table:table-row table:style-name="ro1">
          <table:table-cell office:value-type="float" office:value="0.0513669696457809" calcext:value-type="float">
            <text:p>0.0513669696457809</text:p>
          </table:table-cell>
          <table:table-cell office:value-type="float" office:value="0.0246294033432568" calcext:value-type="float">
            <text:p>0.0246294033432568</text:p>
          </table:table-cell>
          <table:table-cell office:value-type="float" office:value="0.656138328032393" calcext:value-type="float">
            <text:p>0.656138328032393</text:p>
          </table:table-cell>
        </table:table-row>
        <table:table-row table:style-name="ro1">
          <table:table-cell office:value-type="float" office:value="0.0507424911433893" calcext:value-type="float">
            <text:p>0.0507424911433893</text:p>
          </table:table-cell>
          <table:table-cell office:value-type="float" office:value="0.0245875866376989" calcext:value-type="float">
            <text:p>0.0245875866376989</text:p>
          </table:table-cell>
          <table:table-cell office:value-type="float" office:value="0.651791042624389" calcext:value-type="float">
            <text:p>0.651791042624389</text:p>
          </table:table-cell>
        </table:table-row>
        <table:table-row table:style-name="ro1">
          <table:table-cell office:value-type="float" office:value="0.0501312164074078" calcext:value-type="float">
            <text:p>0.0501312164074078</text:p>
          </table:table-cell>
          <table:table-cell office:value-type="float" office:value="0.0245458823848114" calcext:value-type="float">
            <text:p>0.0245458823848114</text:p>
          </table:table-cell>
          <table:table-cell office:value-type="float" office:value="0.647403438420832" calcext:value-type="float">
            <text:p>0.647403438420832</text:p>
          </table:table-cell>
        </table:table-row>
        <table:table-row table:style-name="ro1">
          <table:table-cell office:value-type="float" office:value="0.0495319901775704" calcext:value-type="float">
            <text:p>0.0495319901775704</text:p>
          </table:table-cell>
          <table:table-cell office:value-type="float" office:value="0.0245042774334077" calcext:value-type="float">
            <text:p>0.0245042774334077</text:p>
          </table:table-cell>
          <table:table-cell office:value-type="float" office:value="0.642979329512267" calcext:value-type="float">
            <text:p>0.642979329512267</text:p>
          </table:table-cell>
        </table:table-row>
        <table:table-row table:style-name="ro1">
          <table:table-cell office:value-type="float" office:value="0.0489436335774987" calcext:value-type="float">
            <text:p>0.0489436335774987</text:p>
          </table:table-cell>
          <table:table-cell office:value-type="float" office:value="0.0244627631058726" calcext:value-type="float">
            <text:p>0.0244627631058726</text:p>
          </table:table-cell>
          <table:table-cell office:value-type="float" office:value="0.638522297430014" calcext:value-type="float">
            <text:p>0.638522297430014</text:p>
          </table:table-cell>
        </table:table-row>
        <table:table-row table:style-name="ro1">
          <table:table-cell office:value-type="float" office:value="0.0483649565992811" calcext:value-type="float">
            <text:p>0.0483649565992811</text:p>
          </table:table-cell>
          <table:table-cell office:value-type="float" office:value="0.0244213343366731" calcext:value-type="float">
            <text:p>0.0244213343366731</text:p>
          </table:table-cell>
          <table:table-cell office:value-type="float" office:value="0.63403568171902" calcext:value-type="float">
            <text:p>0.63403568171902</text:p>
          </table:table-cell>
        </table:table-row>
        <table:table-row table:style-name="ro1">
          <table:table-cell office:value-type="float" office:value="0.0477947701164813" calcext:value-type="float">
            <text:p>0.0477947701164813</text:p>
          </table:table-cell>
          <table:table-cell office:value-type="float" office:value="0.024379989060267" calcext:value-type="float">
            <text:p>0.024379989060267</text:p>
          </table:table-cell>
          <table:table-cell office:value-type="float" office:value="0.629522572029889" calcext:value-type="float">
            <text:p>0.629522572029889</text:p>
          </table:table-cell>
        </table:table-row>
        <table:table-row table:style-name="ro1">
          <table:table-cell office:value-type="float" office:value="0.0472318967432092" calcext:value-type="float">
            <text:p>0.0472318967432092</text:p>
          </table:table-cell>
          <table:table-cell office:value-type="float" office:value="0.0243387271891115" calcext:value-type="float">
            <text:p>0.0243387271891115</text:p>
          </table:table-cell>
          <table:table-cell office:value-type="float" office:value="0.624985803383257" calcext:value-type="float">
            <text:p>0.624985803383257</text:p>
          </table:table-cell>
        </table:table-row>
        <table:table-row table:style-name="ro1">
          <table:table-cell office:value-type="float" office:value="0.0466751828248103" calcext:value-type="float">
            <text:p>0.0466751828248103</text:p>
          </table:table-cell>
          <table:table-cell office:value-type="float" office:value="0.0242975499469638" calcext:value-type="float">
            <text:p>0.0242975499469638</text:p>
          </table:table-cell>
          <table:table-cell office:value-type="float" office:value="0.620427954580685" calcext:value-type="float">
            <text:p>0.620427954580685</text:p>
          </table:table-cell>
        </table:table-row>
        <table:table-row table:style-name="ro1">
          <table:table-cell office:value-type="float" office:value="0.046123507323817" calcext:value-type="float">
            <text:p>0.046123507323817</text:p>
          </table:table-cell>
          <table:table-cell office:value-type="float" office:value="0.0242564589481302" calcext:value-type="float">
            <text:p>0.0242564589481302</text:p>
          </table:table-cell>
          <table:table-cell office:value-type="float" office:value="0.615851347824062" calcext:value-type="float">
            <text:p>0.615851347824062</text:p>
          </table:table-cell>
        </table:table-row>
        <table:table-row table:style-name="ro1">
          <table:table-cell office:value-type="float" office:value="0.0455757926915608" calcext:value-type="float">
            <text:p>0.0455757926915608</text:p>
          </table:table-cell>
          <table:table-cell office:value-type="float" office:value="0.0242154557084477" calcext:value-type="float">
            <text:p>0.0242154557084477</text:p>
          </table:table-cell>
          <table:table-cell office:value-type="float" office:value="0.611258052276367" calcext:value-type="float">
            <text:p>0.611258052276367</text:p>
          </table:table-cell>
        </table:table-row>
        <table:table-row table:style-name="ro1">
          <table:table-cell office:value-type="float" office:value="0.0450310124848925" calcext:value-type="float">
            <text:p>0.0450310124848925</text:p>
          </table:table-cell>
          <table:table-cell office:value-type="float" office:value="0.0241745409699976" calcext:value-type="float">
            <text:p>0.0241745409699976</text:p>
          </table:table-cell>
          <table:table-cell office:value-type="float" office:value="0.606649888565472" calcext:value-type="float">
            <text:p>0.606649888565472</text:p>
          </table:table-cell>
        </table:table-row>
        <table:table-row table:style-name="ro1">
          <table:table-cell office:value-type="float" office:value="0.0444881998165857" calcext:value-type="float">
            <text:p>0.0444881998165857</text:p>
          </table:table-cell>
          <table:table-cell office:value-type="float" office:value="0.0241337145191001" calcext:value-type="float">
            <text:p>0.0241337145191001</text:p>
          </table:table-cell>
          <table:table-cell office:value-type="float" office:value="0.602028435935195" calcext:value-type="float">
            <text:p>0.602028435935195</text:p>
          </table:table-cell>
        </table:table-row>
        <table:table-row table:style-name="ro1">
          <table:table-cell office:value-type="float" office:value="0.0439464542052043" calcext:value-type="float">
            <text:p>0.0439464542052043</text:p>
          </table:table-cell>
          <table:table-cell office:value-type="float" office:value="0.0240929747996744" calcext:value-type="float">
            <text:p>0.0240929747996744</text:p>
          </table:table-cell>
          <table:table-cell office:value-type="float" office:value="0.597395041782897" calcext:value-type="float">
            <text:p>0.597395041782897</text:p>
          </table:table-cell>
        </table:table-row>
        <table:table-row table:style-name="ro1">
          <table:table-cell office:value-type="float" office:value="0.0434049473819198" calcext:value-type="float">
            <text:p>0.0434049473819198</text:p>
          </table:table-cell>
          <table:table-cell office:value-type="float" office:value="0.0240523190462747" calcext:value-type="float">
            <text:p>0.0240523190462747</text:p>
          </table:table-cell>
          <table:table-cell office:value-type="float" office:value="0.592750831730965" calcext:value-type="float">
            <text:p>0.592750831730965</text:p>
          </table:table-cell>
        </table:table-row>
        <table:table-row table:style-name="ro1">
          <table:table-cell office:value-type="float" office:value="0.0428629284334424" calcext:value-type="float">
            <text:p>0.0428629284334424</text:p>
          </table:table-cell>
          <table:table-cell office:value-type="float" office:value="0.0240117431697484" calcext:value-type="float">
            <text:p>0.0240117431697484</text:p>
          </table:table-cell>
          <table:table-cell office:value-type="float" office:value="0.588096722733897" calcext:value-type="float">
            <text:p>0.588096722733897</text:p>
          </table:table-cell>
        </table:table-row>
        <table:table-row table:style-name="ro1">
          <table:table-cell office:value-type="float" office:value="0.0423197278418448" calcext:value-type="float">
            <text:p>0.0423197278418448</text:p>
          </table:table-cell>
          <table:table-cell office:value-type="float" office:value="0.0239712421219031" calcext:value-type="float">
            <text:p>0.0239712421219031</text:p>
          </table:table-cell>
          <table:table-cell office:value-type="float" office:value="0.583433436329828" calcext:value-type="float">
            <text:p>0.583433436329828</text:p>
          </table:table-cell>
        </table:table-row>
        <table:table-row table:style-name="ro1">
          <table:table-cell office:value-type="float" office:value="0.0417747598237261" calcext:value-type="float">
            <text:p>0.0417747598237261</text:p>
          </table:table-cell>
          <table:table-cell office:value-type="float" office:value="0.0239308099850483" calcext:value-type="float">
            <text:p>0.0239308099850483</text:p>
          </table:table-cell>
          <table:table-cell office:value-type="float" office:value="0.578761513532158" calcext:value-type="float">
            <text:p>0.578761513532158</text:p>
          </table:table-cell>
        </table:table-row>
        <table:table-row table:style-name="ro1">
          <table:table-cell office:value-type="float" office:value="0.0412275253221933" calcext:value-type="float">
            <text:p>0.0412275253221933</text:p>
          </table:table-cell>
          <table:table-cell office:value-type="float" office:value="0.0238904404527905" calcext:value-type="float">
            <text:p>0.0238904404527905</text:p>
          </table:table-cell>
          <table:table-cell office:value-type="float" office:value="0.574081331217641" calcext:value-type="float">
            <text:p>0.574081331217641</text:p>
          </table:table-cell>
        </table:table-row>
        <table:table-row table:style-name="ro1">
          <table:table-cell office:value-type="float" office:value="0.0406776115541192" calcext:value-type="float">
            <text:p>0.0406776115541192</text:p>
          </table:table-cell>
          <table:table-cell office:value-type="float" office:value="0.0238501270142938" calcext:value-type="float">
            <text:p>0.0238501270142938</text:p>
          </table:table-cell>
          <table:table-cell office:value-type="float" office:value="0.569393117980724" calcext:value-type="float">
            <text:p>0.569393117980724</text:p>
          </table:table-cell>
        </table:table-row>
        <table:table-row table:style-name="ro1">
          <table:table-cell office:value-type="float" office:value="0.0401246932623459" calcext:value-type="float">
            <text:p>0.0401246932623459</text:p>
          </table:table-cell>
          <table:table-cell office:value-type="float" office:value="0.0238098634599447" calcext:value-type="float">
            <text:p>0.0238098634599447</text:p>
          </table:table-cell>
          <table:table-cell office:value-type="float" office:value="0.564696972086429" calcext:value-type="float">
            <text:p>0.564696972086429</text:p>
          </table:table-cell>
        </table:table-row>
        <table:table-row table:style-name="ro1">
          <table:table-cell office:value-type="float" office:value="0.0395685305912101" calcext:value-type="float">
            <text:p>0.0395685305912101</text:p>
          </table:table-cell>
          <table:table-cell office:value-type="float" office:value="0.0237696440430479" calcext:value-type="float">
            <text:p>0.0237696440430479</text:p>
          </table:table-cell>
          <table:table-cell office:value-type="float" office:value="0.559992878475066" calcext:value-type="float">
            <text:p>0.559992878475066</text:p>
          </table:table-cell>
        </table:table-row>
        <table:table-row table:style-name="ro1">
          <table:table-cell office:value-type="float" office:value="0.0390089677541477" calcext:value-type="float">
            <text:p>0.0390089677541477</text:p>
          </table:table-cell>
          <table:table-cell office:value-type="float" office:value="0.0237294639435373" calcext:value-type="float">
            <text:p>0.0237294639435373</text:p>
          </table:table-cell>
          <table:table-cell office:value-type="float" office:value="0.55528072647007" calcext:value-type="float">
            <text:p>0.55528072647007</text:p>
          </table:table-cell>
        </table:table-row>
        <table:table-row table:style-name="ro1">
          <table:table-cell office:value-type="float" office:value="0.0384459301940032" calcext:value-type="float">
            <text:p>0.0384459301940032</text:p>
          </table:table-cell>
          <table:table-cell office:value-type="float" office:value="0.0236893193241395" calcext:value-type="float">
            <text:p>0.0236893193241395</text:p>
          </table:table-cell>
          <table:table-cell office:value-type="float" office:value="0.550560327903113" calcext:value-type="float">
            <text:p>0.550560327903113</text:p>
          </table:table-cell>
        </table:table-row>
        <table:table-row table:style-name="ro1">
          <table:table-cell office:value-type="float" office:value="0.0378794209063976" calcext:value-type="float">
            <text:p>0.0378794209063976</text:p>
          </table:table-cell>
          <table:table-cell office:value-type="float" office:value="0.0236492076990061" calcext:value-type="float">
            <text:p>0.0236492076990061</text:p>
          </table:table-cell>
          <table:table-cell office:value-type="float" office:value="0.545831433811095" calcext:value-type="float">
            <text:p>0.545831433811095</text:p>
          </table:table-cell>
        </table:table-row>
        <table:table-row table:style-name="ro1">
          <table:table-cell office:value-type="float" office:value="0.0373095164086165" calcext:value-type="float">
            <text:p>0.0373095164086165</text:p>
          </table:table-cell>
          <table:table-cell office:value-type="float" office:value="0.0236091278653259" calcext:value-type="float">
            <text:p>0.0236091278653259</text:p>
          </table:table-cell>
          <table:table-cell office:value-type="float" office:value="0.541093752207011" calcext:value-type="float">
            <text:p>0.541093752207011</text:p>
          </table:table-cell>
        </table:table-row>
        <table:table-row table:style-name="ro1">
          <table:table-cell office:value-type="float" office:value="0.0367363620261754" calcext:value-type="float">
            <text:p>0.0367363620261754</text:p>
          </table:table-cell>
          <table:table-cell office:value-type="float" office:value="0.0235690801422186" calcext:value-type="float">
            <text:p>0.0235690801422186</text:p>
          </table:table-cell>
          <table:table-cell office:value-type="float" office:value="0.536346964085235" calcext:value-type="float">
            <text:p>0.536346964085235</text:p>
          </table:table-cell>
        </table:table-row>
        <table:table-row table:style-name="ro1">
          <table:table-cell office:value-type="float" office:value="0.0361601659957036" calcext:value-type="float">
            <text:p>0.0361601659957036</text:p>
          </table:table-cell>
          <table:table-cell office:value-type="float" office:value="0.0235290661959155" calcext:value-type="float">
            <text:p>0.0235290661959155</text:p>
          </table:table-cell>
          <table:table-cell office:value-type="float" office:value="0.531590739199742" calcext:value-type="float">
            <text:p>0.531590739199742</text:p>
          </table:table-cell>
        </table:table-row>
        <table:table-row table:style-name="ro1">
          <table:table-cell office:value-type="float" office:value="0.0355811948098486" calcext:value-type="float">
            <text:p>0.0355811948098486</text:p>
          </table:table-cell>
          <table:table-cell office:value-type="float" office:value="0.0234890891492069" calcext:value-type="float">
            <text:p>0.0234890891492069</text:p>
          </table:table-cell>
          <table:table-cell office:value-type="float" office:value="0.526824751548374" calcext:value-type="float">
            <text:p>0.526824751548374</text:p>
          </table:table-cell>
        </table:table-row>
        <table:table-row table:style-name="ro1">
          <table:table-cell office:value-type="float" office:value="0.0349997658051632" calcext:value-type="float">
            <text:p>0.0349997658051632</text:p>
          </table:table-cell>
          <table:table-cell office:value-type="float" office:value="0.0234491533229663" calcext:value-type="float">
            <text:p>0.0234491533229663</text:p>
          </table:table-cell>
          <table:table-cell office:value-type="float" office:value="0.522048692623414" calcext:value-type="float">
            <text:p>0.522048692623414</text:p>
          </table:table-cell>
        </table:table-row>
        <table:table-row table:style-name="ro1">
          <table:table-cell office:value-type="float" office:value="0.0344162421732561" calcext:value-type="float">
            <text:p>0.0344162421732561</text:p>
          </table:table-cell>
          <table:table-cell office:value-type="float" office:value="0.0234092642623137" calcext:value-type="float">
            <text:p>0.0234092642623137</text:p>
          </table:table-cell>
          <table:table-cell office:value-type="float" office:value="0.51726228515897" calcext:value-type="float">
            <text:p>0.51726228515897</text:p>
          </table:table-cell>
        </table:table-row>
        <table:table-row table:style-name="ro1">
          <table:table-cell office:value-type="float" office:value="0.0338310253894733" calcext:value-type="float">
            <text:p>0.0338310253894733</text:p>
          </table:table-cell>
          <table:table-cell office:value-type="float" office:value="0.0233694284129532" calcext:value-type="float">
            <text:p>0.0233694284129532</text:p>
          </table:table-cell>
          <table:table-cell office:value-type="float" office:value="0.512465294450162" calcext:value-type="float">
            <text:p>0.512465294450162</text:p>
          </table:table-cell>
        </table:table-row>
        <table:table-row table:style-name="ro1">
          <table:table-cell office:value-type="float" office:value="0.0332445492401308" calcext:value-type="float">
            <text:p>0.0332445492401308</text:p>
          </table:table-cell>
          <table:table-cell office:value-type="float" office:value="0.0233296531207336" calcext:value-type="float">
            <text:p>0.0233296531207336</text:p>
          </table:table-cell>
          <table:table-cell office:value-type="float" office:value="0.507657539022363" calcext:value-type="float">
            <text:p>0.507657539022363</text:p>
          </table:table-cell>
        </table:table-row>
        <table:table-row table:style-name="ro1">
          <table:table-cell office:value-type="float" office:value="0.0326572731291531" calcext:value-type="float">
            <text:p>0.0326572731291531</text:p>
          </table:table-cell>
          <table:table-cell office:value-type="float" office:value="0.023289946269274" calcext:value-type="float">
            <text:p>0.023289946269274</text:p>
          </table:table-cell>
          <table:table-cell office:value-type="float" office:value="0.502838900449484" calcext:value-type="float">
            <text:p>0.502838900449484</text:p>
          </table:table-cell>
        </table:table-row>
        <table:table-row table:style-name="ro1">
          <table:table-cell office:value-type="float" office:value="0.0320696757369412" calcext:value-type="float">
            <text:p>0.0320696757369412</text:p>
          </table:table-cell>
          <table:table-cell office:value-type="float" office:value="0.0232503162816084" calcext:value-type="float">
            <text:p>0.0232503162816084</text:p>
          </table:table-cell>
          <table:table-cell office:value-type="float" office:value="0.498009331024937" calcext:value-type="float">
            <text:p>0.498009331024937</text:p>
          </table:table-cell>
        </table:table-row>
        <table:table-row table:style-name="ro1">
          <table:table-cell office:value-type="float" office:value="0.0314822481104898" calcext:value-type="float">
            <text:p>0.0314822481104898</text:p>
          </table:table-cell>
          <table:table-cell office:value-type="float" office:value="0.0232107717765872" calcext:value-type="float">
            <text:p>0.0232107717765872</text:p>
          </table:table-cell>
          <table:table-cell office:value-type="float" office:value="0.493168860539003" calcext:value-type="float">
            <text:p>0.493168860539003</text:p>
          </table:table-cell>
        </table:table-row>
        <table:table-row table:style-name="ro1">
          <table:table-cell office:value-type="float" office:value="0.0308954886292512" calcext:value-type="float">
            <text:p>0.0308954886292512</text:p>
          </table:table-cell>
          <table:table-cell office:value-type="float" office:value="0.0231713215752176" calcext:value-type="float">
            <text:p>0.0231713215752176</text:p>
          </table:table-cell>
          <table:table-cell office:value-type="float" office:value="0.488317602275828" calcext:value-type="float">
            <text:p>0.488317602275828</text:p>
          </table:table-cell>
        </table:table-row>
        <table:table-row table:style-name="ro1">
          <table:table-cell office:value-type="float" office:value="0.0303098958279735" calcext:value-type="float">
            <text:p>0.0303098958279735</text:p>
          </table:table-cell>
          <table:table-cell office:value-type="float" office:value="0.0231319744001882" calcext:value-type="float">
            <text:p>0.0231319744001882</text:p>
          </table:table-cell>
          <table:table-cell office:value-type="float" office:value="0.48345575641956" calcext:value-type="float">
            <text:p>0.48345575641956</text:p>
          </table:table-cell>
        </table:table-row>
        <table:table-row table:style-name="ro1">
          <table:table-cell office:value-type="float" office:value="0.0297259641971505" calcext:value-type="float">
            <text:p>0.0297259641971505</text:p>
          </table:table-cell>
          <table:table-cell office:value-type="float" office:value="0.0230927389147017" calcext:value-type="float">
            <text:p>0.0230927389147017</text:p>
          </table:table-cell>
          <table:table-cell office:value-type="float" office:value="0.478583613717845" calcext:value-type="float">
            <text:p>0.478583613717845</text:p>
          </table:table-cell>
        </table:table-row>
        <table:table-row table:style-name="ro1">
          <table:table-cell office:value-type="float" office:value="0.0291441779304048" calcext:value-type="float">
            <text:p>0.0291441779304048</text:p>
          </table:table-cell>
          <table:table-cell office:value-type="float" office:value="0.0230536234565003" calcext:value-type="float">
            <text:p>0.0230536234565003</text:p>
          </table:table-cell>
          <table:table-cell office:value-type="float" office:value="0.473701556606615" calcext:value-type="float">
            <text:p>0.473701556606615</text:p>
          </table:table-cell>
        </table:table-row>
        <table:table-row table:style-name="ro1">
          <table:table-cell office:value-type="float" office:value="0.0285650067327614" calcext:value-type="float">
            <text:p>0.0285650067327614</text:p>
          </table:table-cell>
          <table:table-cell office:value-type="float" office:value="0.0230146361302327" calcext:value-type="float">
            <text:p>0.0230146361302327</text:p>
          </table:table-cell>
          <table:table-cell office:value-type="float" office:value="0.468810059684924" calcext:value-type="float">
            <text:p>0.468810059684924</text:p>
          </table:table-cell>
        </table:table-row>
        <table:table-row table:style-name="ro1">
          <table:table-cell office:value-type="float" office:value="0.0279889013777845" calcext:value-type="float">
            <text:p>0.0279889013777845</text:p>
          </table:table-cell>
          <table:table-cell office:value-type="float" office:value="0.0229757845628259" calcext:value-type="float">
            <text:p>0.0229757845628259</text:p>
          </table:table-cell>
          <table:table-cell office:value-type="float" office:value="0.463909689497763" calcext:value-type="float">
            <text:p>0.463909689497763</text:p>
          </table:table-cell>
        </table:table-row>
        <table:table-row table:style-name="ro1">
          <table:table-cell office:value-type="float" office:value="0.0274162896324107" calcext:value-type="float">
            <text:p>0.0274162896324107</text:p>
          </table:table-cell>
          <table:table-cell office:value-type="float" office:value="0.0229370760435341" calcext:value-type="float">
            <text:p>0.0229370760435341</text:p>
          </table:table-cell>
          <table:table-cell office:value-type="float" office:value="0.459001102045012" calcext:value-type="float">
            <text:p>0.459001102045012</text:p>
          </table:table-cell>
        </table:table-row>
        <table:table-row table:style-name="ro1">
          <table:table-cell office:value-type="float" office:value="0.0268475729628473" calcext:value-type="float">
            <text:p>0.0268475729628473</text:p>
          </table:table-cell>
          <table:table-cell office:value-type="float" office:value="0.0228985173069364" calcext:value-type="float">
            <text:p>0.0228985173069364</text:p>
          </table:table-cell>
          <table:table-cell office:value-type="float" office:value="0.454085040743762" calcext:value-type="float">
            <text:p>0.454085040743762</text:p>
          </table:table-cell>
        </table:table-row>
        <table:table-row table:style-name="ro1">
          <table:table-cell office:value-type="float" office:value="0.0262831236274678" calcext:value-type="float">
            <text:p>0.0262831236274678</text:p>
          </table:table-cell>
          <table:table-cell office:value-type="float" office:value="0.0228601146943326" calcext:value-type="float">
            <text:p>0.0228601146943326</text:p>
          </table:table-cell>
          <table:table-cell office:value-type="float" office:value="0.449162332266009" calcext:value-type="float">
            <text:p>0.449162332266009</text:p>
          </table:table-cell>
        </table:table-row>
        <table:table-row table:style-name="ro1">
          <table:table-cell office:value-type="float" office:value="0.0257232815733047" calcext:value-type="float">
            <text:p>0.0257232815733047</text:p>
          </table:table-cell>
          <table:table-cell office:value-type="float" office:value="0.0228218739713728" calcext:value-type="float">
            <text:p>0.0228218739713728</text:p>
          </table:table-cell>
          <table:table-cell office:value-type="float" office:value="0.444233882009898" calcext:value-type="float">
            <text:p>0.444233882009898</text:p>
          </table:table-cell>
        </table:table-row>
        <table:table-row table:style-name="ro1">
          <table:table-cell office:value-type="float" office:value="0.0251683534535328" calcext:value-type="float">
            <text:p>0.0251683534535328</text:p>
          </table:table-cell>
          <table:table-cell office:value-type="float" office:value="0.0227838004886131" calcext:value-type="float">
            <text:p>0.0227838004886131</text:p>
          </table:table-cell>
          <table:table-cell office:value-type="float" office:value="0.439300669362042" calcext:value-type="float">
            <text:p>0.439300669362042</text:p>
          </table:table-cell>
        </table:table-row>
        <table:table-row table:style-name="ro1">
          <table:table-cell office:value-type="float" office:value="0.0246186097034307" calcext:value-type="float">
            <text:p>0.0246186097034307</text:p>
          </table:table-cell>
          <table:table-cell office:value-type="float" office:value="0.0227458990228607" calcext:value-type="float">
            <text:p>0.0227458990228607</text:p>
          </table:table-cell>
          <table:table-cell office:value-type="float" office:value="0.434363741034213" calcext:value-type="float">
            <text:p>0.434363741034213</text:p>
          </table:table-cell>
        </table:table-row>
        <table:table-row table:style-name="ro1">
          <table:table-cell office:value-type="float" office:value="0.0240742847120098" calcext:value-type="float">
            <text:p>0.0240742847120098</text:p>
          </table:table-cell>
          <table:table-cell office:value-type="float" office:value="0.02270817394161" calcext:value-type="float">
            <text:p>0.02270817394161</text:p>
          </table:table-cell>
          <table:table-cell office:value-type="float" office:value="0.429424205381446" calcext:value-type="float">
            <text:p>0.429424205381446</text:p>
          </table:table-cell>
        </table:table-row>
        <table:table-row table:style-name="ro1">
          <table:table-cell office:value-type="float" office:value="0.0235355750250847" calcext:value-type="float">
            <text:p>0.0235355750250847</text:p>
          </table:table-cell>
          <table:table-cell office:value-type="float" office:value="0.0226706290440666" calcext:value-type="float">
            <text:p>0.0226706290440666</text:p>
          </table:table-cell>
          <table:table-cell office:value-type="float" office:value="0.424483224979538" calcext:value-type="float">
            <text:p>0.424483224979538</text:p>
          </table:table-cell>
        </table:table-row>
        <table:table-row table:style-name="ro1">
          <table:table-cell office:value-type="float" office:value="0.023002639622214" calcext:value-type="float">
            <text:p>0.023002639622214</text:p>
          </table:table-cell>
          <table:table-cell office:value-type="float" office:value="0.0226332677405201" calcext:value-type="float">
            <text:p>0.0226332677405201</text:p>
          </table:table-cell>
          <table:table-cell office:value-type="float" office:value="0.419542009390705" calcext:value-type="float">
            <text:p>0.419542009390705</text:p>
          </table:table-cell>
        </table:table-row>
        <table:table-row table:style-name="ro1">
          <table:table-cell office:value-type="float" office:value="0.0224755999191188" calcext:value-type="float">
            <text:p>0.0224755999191188</text:p>
          </table:table-cell>
          <table:table-cell office:value-type="float" office:value="0.022596092877334" calcext:value-type="float">
            <text:p>0.022596092877334</text:p>
          </table:table-cell>
          <table:table-cell office:value-type="float" office:value="0.414601808111842" calcext:value-type="float">
            <text:p>0.414601808111842</text:p>
          </table:table-cell>
        </table:table-row>
        <table:table-row table:style-name="ro1">
          <table:table-cell office:value-type="float" office:value="0.0219545400657779" calcext:value-type="float">
            <text:p>0.0219545400657779</text:p>
          </table:table-cell>
          <table:table-cell office:value-type="float" office:value="0.02255910692767" calcext:value-type="float">
            <text:p>0.02255910692767</text:p>
          </table:table-cell>
          <table:table-cell office:value-type="float" office:value="0.409663902158075" calcext:value-type="float">
            <text:p>0.409663902158075</text:p>
          </table:table-cell>
        </table:table-row>
        <table:table-row table:style-name="ro1">
          <table:table-cell office:value-type="float" office:value="0.0214395079151802" calcext:value-type="float">
            <text:p>0.0214395079151802</text:p>
          </table:table-cell>
          <table:table-cell office:value-type="float" office:value="0.0225223118125962" calcext:value-type="float">
            <text:p>0.0225223118125962</text:p>
          </table:table-cell>
          <table:table-cell office:value-type="float" office:value="0.404729597008213" calcext:value-type="float">
            <text:p>0.404729597008213</text:p>
          </table:table-cell>
        </table:table-row>
        <table:table-row table:style-name="ro1">
          <table:table-cell office:value-type="float" office:value="0.0209305162326145" calcext:value-type="float">
            <text:p>0.0209305162326145</text:p>
          </table:table-cell>
          <table:table-cell office:value-type="float" office:value="0.0224857090869958" calcext:value-type="float">
            <text:p>0.0224857090869958</text:p>
          </table:table-cell>
          <table:table-cell office:value-type="float" office:value="0.399800214352292" calcext:value-type="float">
            <text:p>0.399800214352292</text:p>
          </table:table-cell>
        </table:table-row>
        <table:table-row table:style-name="ro1">
          <table:table-cell office:value-type="float" office:value="0.0204275435371978" calcext:value-type="float">
            <text:p>0.0204275435371978</text:p>
          </table:table-cell>
          <table:table-cell office:value-type="float" office:value="0.0224492997744456" calcext:value-type="float">
            <text:p>0.0224492997744456</text:p>
          </table:table-cell>
          <table:table-cell office:value-type="float" office:value="0.394877084384668" calcext:value-type="float">
            <text:p>0.394877084384668</text:p>
          </table:table-cell>
        </table:table-row>
        <table:table-row table:style-name="ro1">
          <table:table-cell office:value-type="float" office:value="0.0199305368540174" calcext:value-type="float">
            <text:p>0.0199305368540174</text:p>
          </table:table-cell>
          <table:table-cell office:value-type="float" office:value="0.0224130845387482" calcext:value-type="float">
            <text:p>0.0224130845387482</text:p>
          </table:table-cell>
          <table:table-cell office:value-type="float" office:value="0.389961538782721" calcext:value-type="float">
            <text:p>0.389961538782721</text:p>
          </table:table-cell>
        </table:table-row>
        <table:table-row table:style-name="ro1">
          <table:table-cell office:value-type="float" office:value="0.0194394123114415" calcext:value-type="float">
            <text:p>0.0194394123114415</text:p>
          </table:table-cell>
          <table:table-cell office:value-type="float" office:value="0.0223770635336294" calcext:value-type="float">
            <text:p>0.0223770635336294</text:p>
          </table:table-cell>
          <table:table-cell office:value-type="float" office:value="0.385054902642679" calcext:value-type="float">
            <text:p>0.385054902642679</text:p>
          </table:table-cell>
        </table:table-row>
        <table:table-row table:style-name="ro1">
          <table:table-cell office:value-type="float" office:value="0.0189540585794484" calcext:value-type="float">
            <text:p>0.0189540585794484</text:p>
          </table:table-cell>
          <table:table-cell office:value-type="float" office:value="0.0223412365751453" calcext:value-type="float">
            <text:p>0.0223412365751453</text:p>
          </table:table-cell>
          <table:table-cell office:value-type="float" office:value="0.380158488229892" calcext:value-type="float">
            <text:p>0.380158488229892</text:p>
          </table:table-cell>
        </table:table-row>
        <table:table-row table:style-name="ro1">
          <table:table-cell office:value-type="float" office:value="0.0184743380910284" calcext:value-type="float">
            <text:p>0.0184743380910284</text:p>
          </table:table-cell>
          <table:table-cell office:value-type="float" office:value="0.0223056029922866" calcext:value-type="float">
            <text:p>0.0223056029922866</text:p>
          </table:table-cell>
          <table:table-cell office:value-type="float" office:value="0.375273587801581" calcext:value-type="float">
            <text:p>0.375273587801581</text:p>
          </table:table-cell>
        </table:table-row>
        <table:table-row table:style-name="ro1">
          <table:table-cell office:value-type="float" office:value="0.0180000900601648" calcext:value-type="float">
            <text:p>0.0180000900601648</text:p>
          </table:table-cell>
          <table:table-cell office:value-type="float" office:value="0.0222701618181947" calcext:value-type="float">
            <text:p>0.0222701618181947</text:p>
          </table:table-cell>
          <table:table-cell office:value-type="float" office:value="0.370401467372841" calcext:value-type="float">
            <text:p>0.370401467372841</text:p>
          </table:table-cell>
        </table:table-row>
        <table:table-row table:style-name="ro1">
          <table:table-cell office:value-type="float" office:value="0.017531132899911" calcext:value-type="float">
            <text:p>0.017531132899911</text:p>
          </table:table-cell>
          <table:table-cell office:value-type="float" office:value="0.0222349116327505" calcext:value-type="float">
            <text:p>0.0222349116327505</text:p>
          </table:table-cell>
          <table:table-cell office:value-type="float" office:value="0.36554336132634" calcext:value-type="float">
            <text:p>0.36554336132634</text:p>
          </table:table-cell>
        </table:table-row>
        <table:table-row table:style-name="ro1">
          <table:table-cell office:value-type="float" office:value="0.017067266992736" calcext:value-type="float">
            <text:p>0.017067266992736</text:p>
          </table:table-cell>
          <table:table-cell office:value-type="float" office:value="0.0221998507669921" calcext:value-type="float">
            <text:p>0.0221998507669921</text:p>
          </table:table-cell>
          <table:table-cell office:value-type="float" office:value="0.360700466658856" calcext:value-type="float">
            <text:p>0.360700466658856</text:p>
          </table:table-cell>
        </table:table-row>
        <table:table-row table:style-name="ro1">
          <table:table-cell office:value-type="float" office:value="0.01660827680941" calcext:value-type="float">
            <text:p>0.01660827680941</text:p>
          </table:table-cell>
          <table:table-cell office:value-type="float" office:value="0.0221649771609475" calcext:value-type="float">
            <text:p>0.0221649771609475</text:p>
          </table:table-cell>
          <table:table-cell office:value-type="float" office:value="0.35587393815438" calcext:value-type="float">
            <text:p>0.35587393815438</text:p>
          </table:table-cell>
        </table:table-row>
        <table:table-row table:style-name="ro1">
          <table:table-cell office:value-type="float" office:value="0.0161539346986116" calcext:value-type="float">
            <text:p>0.0161539346986116</text:p>
          </table:table-cell>
          <table:table-cell office:value-type="float" office:value="0.0221302885597026" calcext:value-type="float">
            <text:p>0.0221302885597026</text:p>
          </table:table-cell>
          <table:table-cell office:value-type="float" office:value="0.351064884622179" calcext:value-type="float">
            <text:p>0.351064884622179</text:p>
          </table:table-cell>
        </table:table-row>
        <table:table-row table:style-name="ro1">
          <table:table-cell office:value-type="float" office:value="0.0157040022954504" calcext:value-type="float">
            <text:p>0.0157040022954504</text:p>
          </table:table-cell>
          <table:table-cell office:value-type="float" office:value="0.0220957823884871" calcext:value-type="float">
            <text:p>0.0220957823884871</text:p>
          </table:table-cell>
          <table:table-cell office:value-type="float" office:value="0.346274364427024" calcext:value-type="float">
            <text:p>0.346274364427024</text:p>
          </table:table-cell>
        </table:table-row>
        <table:table-row table:style-name="ro1">
          <table:table-cell office:value-type="float" office:value="0.0152582345329805" calcext:value-type="float">
            <text:p>0.0152582345329805</text:p>
          </table:table-cell>
          <table:table-cell office:value-type="float" office:value="0.0220614559505146" calcext:value-type="float">
            <text:p>0.0220614559505146</text:p>
          </table:table-cell>
          <table:table-cell office:value-type="float" office:value="0.341503383104513" calcext:value-type="float">
            <text:p>0.341503383104513</text:p>
          </table:table-cell>
        </table:table-row>
        <table:table-row table:style-name="ro1">
          <table:table-cell office:value-type="float" office:value="0.0148163812205698" calcext:value-type="float">
            <text:p>0.0148163812205698</text:p>
          </table:table-cell>
          <table:table-cell office:value-type="float" office:value="0.0220273063016464" calcext:value-type="float">
            <text:p>0.0220273063016464</text:p>
          </table:table-cell>
          <table:table-cell office:value-type="float" office:value="0.336752890279054" calcext:value-type="float">
            <text:p>0.336752890279054</text:p>
          </table:table-cell>
        </table:table-row>
        <table:table-row table:style-name="ro1">
          <table:table-cell office:value-type="float" office:value="0.0143781901946957" calcext:value-type="float">
            <text:p>0.0143781901946957</text:p>
          </table:table-cell>
          <table:table-cell office:value-type="float" office:value="0.0219933304631591" calcext:value-type="float">
            <text:p>0.0219933304631591</text:p>
          </table:table-cell>
          <table:table-cell office:value-type="float" office:value="0.332023777694895" calcext:value-type="float">
            <text:p>0.332023777694895</text:p>
          </table:table-cell>
        </table:table-row>
        <table:table-row table:style-name="ro1">
          <table:table-cell office:value-type="float" office:value="0.0139434097118224" calcext:value-type="float">
            <text:p>0.0139434097118224</text:p>
          </table:table-cell>
          <table:table-cell office:value-type="float" office:value="0.021959525282467" calcext:value-type="float">
            <text:p>0.021959525282467</text:p>
          </table:table-cell>
          <table:table-cell office:value-type="float" office:value="0.327316878260236" calcext:value-type="float">
            <text:p>0.327316878260236</text:p>
          </table:table-cell>
        </table:table-row>
        <table:table-row table:style-name="ro1">
          <table:table-cell office:value-type="float" office:value="0.0135117906489776" calcext:value-type="float">
            <text:p>0.0135117906489776</text:p>
          </table:table-cell>
          <table:table-cell office:value-type="float" office:value="0.0219258876569253" calcext:value-type="float">
            <text:p>0.0219258876569253</text:p>
          </table:table-cell>
          <table:table-cell office:value-type="float" office:value="0.322632964462499" calcext:value-type="float">
            <text:p>0.322632964462499</text:p>
          </table:table-cell>
        </table:table-row>
        <table:table-row table:style-name="ro1">
          <table:table-cell office:value-type="float" office:value="0.0130830888938754" calcext:value-type="float">
            <text:p>0.0130830888938754</text:p>
          </table:table-cell>
          <table:table-cell office:value-type="float" office:value="0.0218924143900916" calcext:value-type="float">
            <text:p>0.0218924143900916</text:p>
          </table:table-cell>
          <table:table-cell office:value-type="float" office:value="0.317972748757417" calcext:value-type="float">
            <text:p>0.317972748757417</text:p>
          </table:table-cell>
        </table:table-row>
        <table:table-row table:style-name="ro1">
          <table:table-cell office:value-type="float" office:value="0.0126570675049696" calcext:value-type="float">
            <text:p>0.0126570675049696</text:p>
          </table:table-cell>
          <table:table-cell office:value-type="float" office:value="0.0218591024086371" calcext:value-type="float">
            <text:p>0.0218591024086371</text:p>
          </table:table-cell>
          <table:table-cell office:value-type="float" office:value="0.313336883284679" calcext:value-type="float">
            <text:p>0.313336883284679</text:p>
          </table:table-cell>
        </table:table-row>
        <table:table-row table:style-name="ro1">
          <table:table-cell office:value-type="float" office:value="0.0122334980510661" calcext:value-type="float">
            <text:p>0.0122334980510661</text:p>
          </table:table-cell>
          <table:table-cell office:value-type="float" office:value="0.0218259486270168" calcext:value-type="float">
            <text:p>0.0218259486270168</text:p>
          </table:table-cell>
          <table:table-cell office:value-type="float" office:value="0.308725960535536" calcext:value-type="float">
            <text:p>0.308725960535536</text:p>
          </table:table-cell>
        </table:table-row>
        <table:table-row table:style-name="ro1">
          <table:table-cell office:value-type="float" office:value="0.0118121634117875" calcext:value-type="float">
            <text:p>0.0118121634117875</text:p>
          </table:table-cell>
          <table:table-cell office:value-type="float" office:value="0.0217929501446197" calcext:value-type="float">
            <text:p>0.0217929501446197</text:p>
          </table:table-cell>
          <table:table-cell office:value-type="float" office:value="0.304140515007226" calcext:value-type="float">
            <text:p>0.304140515007226</text:p>
          </table:table-cell>
        </table:table-row>
        <table:table-row table:style-name="ro1">
          <table:table-cell office:value-type="float" office:value="0.0113928580154285" calcext:value-type="float">
            <text:p>0.0113928580154285</text:p>
          </table:table-cell>
          <table:table-cell office:value-type="float" office:value="0.0217601041157854" calcext:value-type="float">
            <text:p>0.0217601041157854</text:p>
          </table:table-cell>
          <table:table-cell office:value-type="float" office:value="0.299581024025719" calcext:value-type="float">
            <text:p>0.299581024025719</text:p>
          </table:table-cell>
        </table:table-row>
        <table:table-row table:style-name="ro1">
          <table:table-cell office:value-type="float" office:value="0.0109753905045695" calcext:value-type="float">
            <text:p>0.0109753905045695</text:p>
          </table:table-cell>
          <table:table-cell office:value-type="float" office:value="0.021727407937675" calcext:value-type="float">
            <text:p>0.021727407937675</text:p>
          </table:table-cell>
          <table:table-cell office:value-type="float" office:value="0.295047910475923" calcext:value-type="float">
            <text:p>0.295047910475923</text:p>
          </table:table-cell>
        </table:table-row>
        <table:table-row table:style-name="ro1">
          <table:table-cell office:value-type="float" office:value="0.0105595838234065" calcext:value-type="float">
            <text:p>0.0105595838234065</text:p>
          </table:table-cell>
          <table:table-cell office:value-type="float" office:value="0.0216948591093167" calcext:value-type="float">
            <text:p>0.0216948591093167</text:p>
          </table:table-cell>
          <table:table-cell office:value-type="float" office:value="0.290541544620049" calcext:value-type="float">
            <text:p>0.290541544620049</text:p>
          </table:table-cell>
        </table:table-row>
        <table:table-row table:style-name="ro1">
          <table:table-cell office:value-type="float" office:value="0.0101452767451993" calcext:value-type="float">
            <text:p>0.0101452767451993</text:p>
          </table:table-cell>
          <table:table-cell office:value-type="float" office:value="0.0216624554243653" calcext:value-type="float">
            <text:p>0.0216624554243653</text:p>
          </table:table-cell>
          <table:table-cell office:value-type="float" office:value="0.286062246771843" calcext:value-type="float">
            <text:p>0.286062246771843</text:p>
          </table:table-cell>
        </table:table-row>
        <table:table-row table:style-name="ro1">
          <table:table-cell office:value-type="float" office:value="0.00973232453418266" calcext:value-type="float">
            <text:p>0.00973232453418266</text:p>
          </table:table-cell>
          <table:table-cell office:value-type="float" office:value="0.0216301948081166" calcext:value-type="float">
            <text:p>0.0216301948081166</text:p>
          </table:table-cell>
          <table:table-cell office:value-type="float" office:value="0.28161029069261" calcext:value-type="float">
            <text:p>0.28161029069261</text:p>
          </table:table-cell>
        </table:table-row>
        <table:table-row table:style-name="ro1">
          <table:table-cell office:value-type="float" office:value="0.0093205993282712" calcext:value-type="float">
            <text:p>0.0093205993282712</text:p>
          </table:table-cell>
          <table:table-cell office:value-type="float" office:value="0.0215980755136971" calcext:value-type="float">
            <text:p>0.0215980755136971</text:p>
          </table:table-cell>
          <table:table-cell office:value-type="float" office:value="0.277185906038882" calcext:value-type="float">
            <text:p>0.277185906038882</text:p>
          </table:table-cell>
        </table:table-row>
        <table:table-row table:style-name="ro1">
          <table:table-cell office:value-type="float" office:value="0.00890999064559819" calcext:value-type="float">
            <text:p>0.00890999064559819</text:p>
          </table:table-cell>
          <table:table-cell office:value-type="float" office:value="0.0215660959488259" calcext:value-type="float">
            <text:p>0.0215660959488259</text:p>
          </table:table-cell>
          <table:table-cell office:value-type="float" office:value="0.272789282435959" calcext:value-type="float">
            <text:p>0.272789282435959</text:p>
          </table:table-cell>
        </table:table-row>
        <table:table-row table:style-name="ro1">
          <table:table-cell office:value-type="float" office:value="0.00850040561722193" calcext:value-type="float">
            <text:p>0.00850040561722193</text:p>
          </table:table-cell>
          <table:table-cell office:value-type="float" office:value="0.02153425486086" calcext:value-type="float">
            <text:p>0.02153425486086</text:p>
          </table:table-cell>
          <table:table-cell office:value-type="float" office:value="0.268420572511058" calcext:value-type="float">
            <text:p>0.268420572511058</text:p>
          </table:table-cell>
        </table:table-row>
        <table:table-row table:style-name="ro1">
          <table:table-cell office:value-type="float" office:value="0.0080917683780643" calcext:value-type="float">
            <text:p>0.0080917683780643</text:p>
          </table:table-cell>
          <table:table-cell office:value-type="float" office:value="0.021502551168469" calcext:value-type="float">
            <text:p>0.021502551168469</text:p>
          </table:table-cell>
          <table:table-cell office:value-type="float" office:value="0.264079895493624" calcext:value-type="float">
            <text:p>0.264079895493624</text:p>
          </table:table-cell>
        </table:table-row>
        <table:table-row table:style-name="ro1">
          <table:table-cell office:value-type="float" office:value="0.00768402091582548" calcext:value-type="float">
            <text:p>0.00768402091582548</text:p>
          </table:table-cell>
          <table:table-cell office:value-type="float" office:value="0.0214709841257757" calcext:value-type="float">
            <text:p>0.0214709841257757</text:p>
          </table:table-cell>
          <table:table-cell office:value-type="float" office:value="0.259767341406814" calcext:value-type="float">
            <text:p>0.259767341406814</text:p>
          </table:table-cell>
        </table:table-row>
        <table:table-row table:style-name="ro1">
          <table:table-cell office:value-type="float" office:value="0.00727712137868486" calcext:value-type="float">
            <text:p>0.00727712137868486</text:p>
          </table:table-cell>
          <table:table-cell office:value-type="float" office:value="0.0214395531584234" calcext:value-type="float">
            <text:p>0.0214395531584234</text:p>
          </table:table-cell>
          <table:table-cell office:value-type="float" office:value="0.255482974023113" calcext:value-type="float">
            <text:p>0.255482974023113</text:p>
          </table:table-cell>
        </table:table-row>
        <table:table-row table:style-name="ro1">
          <table:table-cell office:value-type="float" office:value="0.00687104484753398" calcext:value-type="float">
            <text:p>0.00687104484753398</text:p>
          </table:table-cell>
          <table:table-cell office:value-type="float" office:value="0.021408258019189" calcext:value-type="float">
            <text:p>0.021408258019189</text:p>
          </table:table-cell>
          <table:table-cell office:value-type="float" office:value="0.251226835321472" calcext:value-type="float">
            <text:p>0.251226835321472</text:p>
          </table:table-cell>
        </table:table-row>
        <table:table-row table:style-name="ro1">
          <table:table-cell office:value-type="float" office:value="0.00646578158819064" calcext:value-type="float">
            <text:p>0.00646578158819064</text:p>
          </table:table-cell>
          <table:table-cell office:value-type="float" office:value="0.021377098614694" calcext:value-type="float">
            <text:p>0.021377098614694</text:p>
          </table:table-cell>
          <table:table-cell office:value-type="float" office:value="0.246998948626148" calcext:value-type="float">
            <text:p>0.246998948626148</text:p>
          </table:table-cell>
        </table:table-row>
        <table:table-row table:style-name="ro1">
          <table:table-cell office:value-type="float" office:value="0.00606133681744711" calcext:value-type="float">
            <text:p>0.00606133681744711</text:p>
          </table:table-cell>
          <table:table-cell office:value-type="float" office:value="0.0213460751678713" calcext:value-type="float">
            <text:p>0.0213460751678713</text:p>
          </table:table-cell>
          <table:table-cell office:value-type="float" office:value="0.242799322202752" calcext:value-type="float">
            <text:p>0.242799322202752</text:p>
          </table:table-cell>
        </table:table-row>
        <table:table-row table:style-name="ro1">
          <table:table-cell office:value-type="float" office:value="0.00565772969302741" calcext:value-type="float">
            <text:p>0.00565772969302741</text:p>
          </table:table-cell>
          <table:table-cell office:value-type="float" office:value="0.0213151880260462" calcext:value-type="float">
            <text:p>0.0213151880260462</text:p>
          </table:table-cell>
          <table:table-cell office:value-type="float" office:value="0.238627953183551" calcext:value-type="float">
            <text:p>0.238627953183551</text:p>
          </table:table-cell>
        </table:table-row>
        <table:table-row table:style-name="ro1">
          <table:table-cell office:value-type="float" office:value="0.00525499212852484" calcext:value-type="float">
            <text:p>0.00525499212852484</text:p>
          </table:table-cell>
          <table:table-cell office:value-type="float" office:value="0.0212844378299579" calcext:value-type="float">
            <text:p>0.0212844378299579</text:p>
          </table:table-cell>
          <table:table-cell office:value-type="float" office:value="0.234484830167386" calcext:value-type="float">
            <text:p>0.234484830167386</text:p>
          </table:table-cell>
        </table:table-row>
        <table:table-row table:style-name="ro1">
          <table:table-cell office:value-type="float" office:value="0.00485316784770012" calcext:value-type="float">
            <text:p>0.00485316784770012</text:p>
          </table:table-cell>
          <table:table-cell office:value-type="float" office:value="0.0212538253155257" calcext:value-type="float">
            <text:p>0.0212538253155257</text:p>
          </table:table-cell>
          <table:table-cell office:value-type="float" office:value="0.23036993708242" calcext:value-type="float">
            <text:p>0.23036993708242</text:p>
          </table:table-cell>
        </table:table-row>
        <table:table-row table:style-name="ro1">
          <table:table-cell office:value-type="float" office:value="0.0044523112912899" calcext:value-type="float">
            <text:p>0.0044523112912899</text:p>
          </table:table-cell>
          <table:table-cell office:value-type="float" office:value="0.0212233514759672" calcext:value-type="float">
            <text:p>0.0212233514759672</text:p>
          </table:table-cell>
          <table:table-cell office:value-type="float" office:value="0.22628325566551" calcext:value-type="float">
            <text:p>0.22628325566551</text:p>
          </table:table-cell>
        </table:table-row>
        <table:table-row table:style-name="ro1">
          <table:table-cell office:value-type="float" office:value="0.00405248581727968" calcext:value-type="float">
            <text:p>0.00405248581727968</text:p>
          </table:table-cell>
          <table:table-cell office:value-type="float" office:value="0.0211930173723753" calcext:value-type="float">
            <text:p>0.0211930173723753</text:p>
          </table:table-cell>
          <table:table-cell office:value-type="float" office:value="0.222224768187701" calcext:value-type="float">
            <text:p>0.222224768187701</text:p>
          </table:table-cell>
        </table:table-row>
        <table:table-row table:style-name="ro1">
          <table:table-cell office:value-type="float" office:value="0.00365376345145413" calcext:value-type="float">
            <text:p>0.00365376345145413</text:p>
          </table:table-cell>
          <table:table-cell office:value-type="float" office:value="0.0211628242806523" calcext:value-type="float">
            <text:p>0.0211628242806523</text:p>
          </table:table-cell>
          <table:table-cell office:value-type="float" office:value="0.218194460424564" calcext:value-type="float">
            <text:p>0.218194460424564</text:p>
          </table:table-cell>
        </table:table-row>
        <table:table-row table:style-name="ro1">
          <table:table-cell office:value-type="float" office:value="0.00325622258528363" calcext:value-type="float">
            <text:p>0.00325622258528363</text:p>
          </table:table-cell>
          <table:table-cell office:value-type="float" office:value="0.0211327735058688" calcext:value-type="float">
            <text:p>0.0211327735058688</text:p>
          </table:table-cell>
          <table:table-cell office:value-type="float" office:value="0.214192323459539" calcext:value-type="float">
            <text:p>0.214192323459539</text:p>
          </table:table-cell>
        </table:table-row>
        <table:table-row table:style-name="ro1">
          <table:table-cell office:value-type="float" office:value="0.0028599472592164" calcext:value-type="float">
            <text:p>0.0028599472592164</text:p>
          </table:table-cell>
          <table:table-cell office:value-type="float" office:value="0.0211028665355068" calcext:value-type="float">
            <text:p>0.0211028665355068</text:p>
          </table:table-cell>
          <table:table-cell office:value-type="float" office:value="0.210218355720521" calcext:value-type="float">
            <text:p>0.210218355720521</text:p>
          </table:table-cell>
        </table:table-row>
        <table:table-row table:style-name="ro1">
          <table:table-cell office:value-type="float" office:value="0.00246502579254876" calcext:value-type="float">
            <text:p>0.00246502579254876</text:p>
          </table:table-cell>
          <table:table-cell office:value-type="float" office:value="0.0210731048396716" calcext:value-type="float">
            <text:p>0.0210731048396716</text:p>
          </table:table-cell>
          <table:table-cell office:value-type="float" office:value="0.206272565199173" calcext:value-type="float">
            <text:p>0.206272565199173</text:p>
          </table:table-cell>
        </table:table-row>
        <table:table-row table:style-name="ro1">
          <table:table-cell office:value-type="float" office:value="0.00207154935687875" calcext:value-type="float">
            <text:p>0.00207154935687875</text:p>
          </table:table-cell>
          <table:table-cell office:value-type="float" office:value="0.021043490034062" calcext:value-type="float">
            <text:p>0.021043490034062</text:p>
          </table:table-cell>
          <table:table-cell office:value-type="float" office:value="0.202354970219198" calcext:value-type="float">
            <text:p>0.202354970219198</text:p>
          </table:table-cell>
        </table:table-row>
        <table:table-row table:style-name="ro1">
          <table:table-cell office:value-type="float" office:value="0.00167961090524749" calcext:value-type="float">
            <text:p>0.00167961090524749</text:p>
          </table:table-cell>
          <table:table-cell office:value-type="float" office:value="0.0210140236773342" calcext:value-type="float">
            <text:p>0.0210140236773342</text:p>
          </table:table-cell>
          <table:table-cell office:value-type="float" office:value="0.198465601369935" calcext:value-type="float">
            <text:p>0.198465601369935</text:p>
          </table:table-cell>
        </table:table-row>
        <table:table-row table:style-name="ro1">
          <table:table-cell office:value-type="float" office:value="0.00128930406572553" calcext:value-type="float">
            <text:p>0.00128930406572553</text:p>
          </table:table-cell>
          <table:table-cell office:value-type="float" office:value="0.0209847074305819" calcext:value-type="float">
            <text:p>0.0209847074305819</text:p>
          </table:table-cell>
          <table:table-cell office:value-type="float" office:value="0.194604501982137" calcext:value-type="float">
            <text:p>0.194604501982137</text:p>
          </table:table-cell>
        </table:table-row>
        <table:table-row table:style-name="ro1">
          <table:table-cell office:value-type="float" office:value="0.000900721433553381" calcext:value-type="float">
            <text:p>0.000900721433553381</text:p>
          </table:table-cell>
          <table:table-cell office:value-type="float" office:value="0.0209555428664658" calcext:value-type="float">
            <text:p>0.0209555428664658</text:p>
          </table:table-cell>
          <table:table-cell office:value-type="float" office:value="0.190771728799277" calcext:value-type="float">
            <text:p>0.190771728799277</text:p>
          </table:table-cell>
        </table:table-row>
        <table:table-row table:style-name="ro1">
          <table:table-cell office:value-type="float" office:value="0.000513954563425428" calcext:value-type="float">
            <text:p>0.000513954563425428</text:p>
          </table:table-cell>
          <table:table-cell office:value-type="float" office:value="0.0209265316161982" calcext:value-type="float">
            <text:p>0.0209265316161982</text:p>
          </table:table-cell>
          <table:table-cell office:value-type="float" office:value="0.186967352917539" calcext:value-type="float">
            <text:p>0.186967352917539</text:p>
          </table:table-cell>
        </table:table-row>
        <table:table-row table:style-name="ro1">
          <table:table-cell office:value-type="float" office:value="0.000129091658307434" calcext:value-type="float">
            <text:p>0.000129091658307434</text:p>
          </table:table-cell>
          <table:table-cell office:value-type="float" office:value="0.020897675189889" calcext:value-type="float">
            <text:p>0.020897675189889</text:p>
          </table:table-cell>
          <table:table-cell office:value-type="float" office:value="0.18319145921411" calcext:value-type="float">
            <text:p>0.18319145921411</text:p>
          </table:table-cell>
        </table:table-row>
        <table:table-row table:style-name="ro1">
          <table:table-cell office:value-type="float" office:value="-0.000253782042602957" calcext:value-type="float">
            <text:p>-0.000253782042602957</text:p>
          </table:table-cell>
          <table:table-cell office:value-type="float" office:value="0.0208689751225993" calcext:value-type="float">
            <text:p>0.0208689751225993</text:p>
          </table:table-cell>
          <table:table-cell office:value-type="float" office:value="0.179444147053454" calcext:value-type="float">
            <text:p>0.179444147053454</text:p>
          </table:table-cell>
        </table:table-row>
        <table:table-row table:style-name="ro1">
          <table:table-cell office:value-type="float" office:value="-0.000634586169723228" calcext:value-type="float">
            <text:p>-0.000634586169723228</text:p>
          </table:table-cell>
          <table:table-cell office:value-type="float" office:value="0.0208404327927195" calcext:value-type="float">
            <text:p>0.0208404327927195</text:p>
          </table:table-cell>
          <table:table-cell office:value-type="float" office:value="0.175725529498627" calcext:value-type="float">
            <text:p>0.175725529498627</text:p>
          </table:table-cell>
        </table:table-row>
        <table:table-row table:style-name="ro1">
          <table:table-cell office:value-type="float" office:value="-0.00101324539823755" calcext:value-type="float">
            <text:p>-0.00101324539823755</text:p>
          </table:table-cell>
          <table:table-cell office:value-type="float" office:value="0.0208120495812786" calcext:value-type="float">
            <text:p>0.0208120495812786</text:p>
          </table:table-cell>
          <table:table-cell office:value-type="float" office:value="0.172035732853126" calcext:value-type="float">
            <text:p>0.172035732853126</text:p>
          </table:table-cell>
        </table:table-row>
        <table:table-row table:style-name="ro1">
          <table:table-cell office:value-type="float" office:value="-0.00138969019287255" calcext:value-type="float">
            <text:p>-0.00138969019287255</text:p>
          </table:table-cell>
          <table:table-cell office:value-type="float" office:value="0.0207838266792631" calcext:value-type="float">
            <text:p>0.0207838266792631</text:p>
          </table:table-cell>
          <table:table-cell office:value-type="float" office:value="0.168374896455048" calcext:value-type="float">
            <text:p>0.168374896455048</text:p>
          </table:table-cell>
        </table:table-row>
        <table:table-row table:style-name="ro1">
          <table:table-cell office:value-type="float" office:value="-0.00176385753569014" calcext:value-type="float">
            <text:p>-0.00176385753569014</text:p>
          </table:table-cell>
          <table:table-cell office:value-type="float" office:value="0.0207557652593523" calcext:value-type="float">
            <text:p>0.0207557652593523</text:p>
          </table:table-cell>
          <table:table-cell office:value-type="float" office:value="0.164743171111398" calcext:value-type="float">
            <text:p>0.164743171111398</text:p>
          </table:table-cell>
        </table:table-row>
        <table:table-row table:style-name="ro1">
          <table:table-cell office:value-type="float" office:value="-0.00213569123563503" calcext:value-type="float">
            <text:p>-0.00213569123563503</text:p>
          </table:table-cell>
          <table:table-cell office:value-type="float" office:value="0.0207278662832811" calcext:value-type="float">
            <text:p>0.0207278662832811</text:p>
          </table:table-cell>
          <table:table-cell office:value-type="float" office:value="0.161140718810043" calcext:value-type="float">
            <text:p>0.161140718810043</text:p>
          </table:table-cell>
        </table:table-row>
        <table:table-row table:style-name="ro1">
          <table:table-cell office:value-type="float" office:value="-0.0025051422227855" calcext:value-type="float">
            <text:p>-0.0025051422227855</text:p>
          </table:table-cell>
          <table:table-cell office:value-type="float" office:value="0.0207001306727159" calcext:value-type="float">
            <text:p>0.0207001306727159</text:p>
          </table:table-cell>
          <table:table-cell office:value-type="float" office:value="0.157567711101925" calcext:value-type="float">
            <text:p>0.157567711101925</text:p>
          </table:table-cell>
        </table:table-row>
        <table:table-row table:style-name="ro1">
          <table:table-cell office:value-type="float" office:value="-0.00287216940402651" calcext:value-type="float">
            <text:p>-0.00287216940402651</text:p>
          </table:table-cell>
          <table:table-cell office:value-type="float" office:value="0.0206725591302857" calcext:value-type="float">
            <text:p>0.0206725591302857</text:p>
          </table:table-cell>
          <table:table-cell office:value-type="float" office:value="0.154024327824243" calcext:value-type="float">
            <text:p>0.154024327824243</text:p>
          </table:table-cell>
        </table:table-row>
        <table:table-row table:style-name="ro1">
          <table:table-cell office:value-type="float" office:value="-0.00323673878861036" calcext:value-type="float">
            <text:p>-0.00323673878861036</text:p>
          </table:table-cell>
          <table:table-cell office:value-type="float" office:value="0.0206451523003283" calcext:value-type="float">
            <text:p>0.0206451523003283</text:p>
          </table:table-cell>
          <table:table-cell office:value-type="float" office:value="0.150510756249361" calcext:value-type="float">
            <text:p>0.150510756249361</text:p>
          </table:table-cell>
        </table:table-row>
        <table:table-row table:style-name="ro1">
          <table:table-cell office:value-type="float" office:value="-0.00359882490023194" calcext:value-type="float">
            <text:p>-0.00359882490023194</text:p>
          </table:table-cell>
          <table:table-cell office:value-type="float" office:value="0.0206179106023866" calcext:value-type="float">
            <text:p>0.0206179106023866</text:p>
          </table:table-cell>
          <table:table-cell office:value-type="float" office:value="0.147027188890425" calcext:value-type="float">
            <text:p>0.147027188890425</text:p>
          </table:table-cell>
        </table:table-row>
        <table:table-row table:style-name="ro1">
          <table:table-cell office:value-type="float" office:value="-0.00395840947917808" calcext:value-type="float">
            <text:p>-0.00395840947917808</text:p>
          </table:table-cell>
          <table:table-cell office:value-type="float" office:value="0.0205908343924076" calcext:value-type="float">
            <text:p>0.0205908343924076</text:p>
          </table:table-cell>
          <table:table-cell office:value-type="float" office:value="0.143573822762672" calcext:value-type="float">
            <text:p>0.143573822762672</text:p>
          </table:table-cell>
        </table:table-row>
        <table:table-row table:style-name="ro1">
          <table:table-cell office:value-type="float" office:value="-0.0043154824820521" calcext:value-type="float">
            <text:p>-0.0043154824820521</text:p>
          </table:table-cell>
          <table:table-cell office:value-type="float" office:value="0.0205639237952828" calcext:value-type="float">
            <text:p>0.0205639237952828</text:p>
          </table:table-cell>
          <table:table-cell office:value-type="float" office:value="0.140150857332377" calcext:value-type="float">
            <text:p>0.140150857332377</text:p>
          </table:table-cell>
        </table:table-row>
        <table:table-row table:style-name="ro1">
          <table:table-cell office:value-type="float" office:value="-0.00467004135942112" calcext:value-type="float">
            <text:p>-0.00467004135942112</text:p>
          </table:table-cell>
          <table:table-cell office:value-type="float" office:value="0.0205371788795528" calcext:value-type="float">
            <text:p>0.0205371788795528</text:p>
          </table:table-cell>
          <table:table-cell office:value-type="float" office:value="0.136758492984196" calcext:value-type="float">
            <text:p>0.136758492984196</text:p>
          </table:table-cell>
        </table:table-row>
        <table:table-row table:style-name="ro1">
          <table:table-cell office:value-type="float" office:value="-0.00502209092283212" calcext:value-type="float">
            <text:p>-0.00502209092283212</text:p>
          </table:table-cell>
          <table:table-cell office:value-type="float" office:value="0.0205105994795498" calcext:value-type="float">
            <text:p>0.0205105994795498</text:p>
          </table:table-cell>
          <table:table-cell office:value-type="float" office:value="0.133396929930613" calcext:value-type="float">
            <text:p>0.133396929930613</text:p>
          </table:table-cell>
        </table:table-row>
        <table:table-row table:style-name="ro1">
          <table:table-cell office:value-type="float" office:value="-0.00537164322217051" calcext:value-type="float">
            <text:p>-0.00537164322217051</text:p>
          </table:table-cell>
          <table:table-cell office:value-type="float" office:value="0.0204841853820971" calcext:value-type="float">
            <text:p>0.0204841853820971</text:p>
          </table:table-cell>
          <table:table-cell office:value-type="float" office:value="0.130066365949644" calcext:value-type="float">
            <text:p>0.130066365949644</text:p>
          </table:table-cell>
        </table:table-row>
        <table:table-row table:style-name="ro1">
          <table:table-cell office:value-type="float" office:value="-0.00571871703805571" calcext:value-type="float">
            <text:p>-0.00571871703805571</text:p>
          </table:table-cell>
          <table:table-cell office:value-type="float" office:value="0.0204579361483695" calcext:value-type="float">
            <text:p>0.0204579361483695</text:p>
          </table:table-cell>
          <table:table-cell office:value-type="float" office:value="0.126766995589139" calcext:value-type="float">
            <text:p>0.126766995589139</text:p>
          </table:table-cell>
        </table:table-row>
        <table:table-row table:style-name="ro1">
          <table:table-cell office:value-type="float" office:value="-0.00606333740045886" calcext:value-type="float">
            <text:p>-0.00606333740045886</text:p>
          </table:table-cell>
          <table:table-cell office:value-type="float" office:value="0.0204318512991245" calcext:value-type="float">
            <text:p>0.0204318512991245</text:p>
          </table:table-cell>
          <table:table-cell office:value-type="float" office:value="0.123499008223033" calcext:value-type="float">
            <text:p>0.123499008223033</text:p>
          </table:table-cell>
        </table:table-row>
        <table:table-row table:style-name="ro1">
          <table:table-cell office:value-type="float" office:value="-0.00640553571546257" calcext:value-type="float">
            <text:p>-0.00640553571546257</text:p>
          </table:table-cell>
          <table:table-cell office:value-type="float" office:value="0.0204059301488948" calcext:value-type="float">
            <text:p>0.0204059301488948</text:p>
          </table:table-cell>
          <table:table-cell office:value-type="float" office:value="0.120262586627146" calcext:value-type="float">
            <text:p>0.120262586627146</text:p>
          </table:table-cell>
        </table:table-row>
        <table:table-row table:style-name="ro1">
          <table:table-cell office:value-type="float" office:value="-0.00674534826071091" calcext:value-type="float">
            <text:p>-0.00674534826071091</text:p>
          </table:table-cell>
          <table:table-cell office:value-type="float" office:value="0.0203801719809923" calcext:value-type="float">
            <text:p>0.0203801719809923</text:p>
          </table:table-cell>
          <table:table-cell office:value-type="float" office:value="0.117057906103613" calcext:value-type="float">
            <text:p>0.117057906103613</text:p>
          </table:table-cell>
        </table:table-row>
        <table:table-row table:style-name="ro1">
          <table:table-cell office:value-type="float" office:value="-0.00708281668300101" calcext:value-type="float">
            <text:p>-0.00708281668300101</text:p>
          </table:table-cell>
          <table:table-cell office:value-type="float" office:value="0.0203545758880449" calcext:value-type="float">
            <text:p>0.0203545758880449</text:p>
          </table:table-cell>
          <table:table-cell office:value-type="float" office:value="0.113885132762864" calcext:value-type="float">
            <text:p>0.113885132762864</text:p>
          </table:table-cell>
        </table:table-row>
        <table:table-row table:style-name="ro1">
          <table:table-cell office:value-type="float" office:value="-0.00741798687308587" calcext:value-type="float">
            <text:p>-0.00741798687308587</text:p>
          </table:table-cell>
          <table:table-cell office:value-type="float" office:value="0.0203291409552721" calcext:value-type="float">
            <text:p>0.0203291409552721</text:p>
          </table:table-cell>
          <table:table-cell office:value-type="float" office:value="0.110744422388787" calcext:value-type="float">
            <text:p>0.110744422388787</text:p>
          </table:table-cell>
        </table:table-row>
        <table:table-row table:style-name="ro1">
          <table:table-cell office:value-type="float" office:value="-0.00775090848176632" calcext:value-type="float">
            <text:p>-0.00775090848176632</text:p>
          </table:table-cell>
          <table:table-cell office:value-type="float" office:value="0.020303866089812" calcext:value-type="float">
            <text:p>0.020303866089812</text:p>
          </table:table-cell>
          <table:table-cell office:value-type="float" office:value="0.107635919850635" calcext:value-type="float">
            <text:p>0.107635919850635</text:p>
          </table:table-cell>
        </table:table-row>
        <table:table-row table:style-name="ro1">
          <table:table-cell office:value-type="float" office:value="-0.00808163450045918" calcext:value-type="float">
            <text:p>-0.00808163450045918</text:p>
          </table:table-cell>
          <table:table-cell office:value-type="float" office:value="0.0202787502140275" calcext:value-type="float">
            <text:p>0.0202787502140275</text:p>
          </table:table-cell>
          <table:table-cell office:value-type="float" office:value="0.104559757437228" calcext:value-type="float">
            <text:p>0.104559757437228</text:p>
          </table:table-cell>
        </table:table-row>
        <table:table-row table:style-name="ro1">
          <table:table-cell office:value-type="float" office:value="-0.00841022050979828" calcext:value-type="float">
            <text:p>-0.00841022050979828</text:p>
          </table:table-cell>
          <table:table-cell office:value-type="float" office:value="0.0202537920928111" calcext:value-type="float">
            <text:p>0.0202537920928111</text:p>
          </table:table-cell>
          <table:table-cell office:value-type="float" office:value="0.101516054741901" calcext:value-type="float">
            <text:p>0.101516054741901</text:p>
          </table:table-cell>
        </table:table-row>
        <table:table-row table:style-name="ro1">
          <table:table-cell office:value-type="float" office:value="-0.00873672400809183" calcext:value-type="float">
            <text:p>-0.00873672400809183</text:p>
          </table:table-cell>
          <table:table-cell office:value-type="float" office:value="0.020228990523629" calcext:value-type="float">
            <text:p>0.020228990523629</text:p>
          </table:table-cell>
          <table:table-cell office:value-type="float" office:value="0.0985049174714592" calcext:value-type="float">
            <text:p>0.0985049174714592</text:p>
          </table:table-cell>
        </table:table-row>
        <table:table-row table:style-name="ro1">
          <table:table-cell office:value-type="float" office:value="-0.00906120440203814" calcext:value-type="float">
            <text:p>-0.00906120440203814</text:p>
          </table:table-cell>
          <table:table-cell office:value-type="float" office:value="0.0202043441740463" calcext:value-type="float">
            <text:p>0.0202043441740463</text:p>
          </table:table-cell>
          <table:table-cell office:value-type="float" office:value="0.095526436836163" calcext:value-type="float">
            <text:p>0.095526436836163</text:p>
          </table:table-cell>
        </table:table-row>
        <table:table-row table:style-name="ro1">
          <table:table-cell office:value-type="float" office:value="-0.00938372136728358" calcext:value-type="float">
            <text:p>-0.00938372136728358</text:p>
          </table:table-cell>
          <table:table-cell office:value-type="float" office:value="0.0201798517592347" calcext:value-type="float">
            <text:p>0.0201798517592347</text:p>
          </table:table-cell>
          <table:table-cell office:value-type="float" office:value="0.0925806895870351" calcext:value-type="float">
            <text:p>0.0925806895870351</text:p>
          </table:table-cell>
        </table:table-row>
        <table:table-row table:style-name="ro1">
          <table:table-cell office:value-type="float" office:value="-0.00970433560692347" calcext:value-type="float">
            <text:p>-0.00970433560692347</text:p>
          </table:table-cell>
          <table:table-cell office:value-type="float" office:value="0.0201555118880337" calcext:value-type="float">
            <text:p>0.0201555118880337</text:p>
          </table:table-cell>
          <table:table-cell office:value-type="float" office:value="0.0896677369081333" calcext:value-type="float">
            <text:p>0.0896677369081333</text:p>
          </table:table-cell>
        </table:table-row>
        <table:table-row table:style-name="ro1">
          <table:table-cell office:value-type="float" office:value="-0.0100231070024256" calcext:value-type="float">
            <text:p>-0.0100231070024256</text:p>
          </table:table-cell>
          <table:table-cell office:value-type="float" office:value="0.02013132323757" calcext:value-type="float">
            <text:p>0.02013132323757</text:p>
          </table:table-cell>
          <table:table-cell office:value-type="float" office:value="0.0867876249472932" calcext:value-type="float">
            <text:p>0.0867876249472932</text:p>
          </table:table-cell>
        </table:table-row>
        <table:table-row table:style-name="ro1">
          <table:table-cell office:value-type="float" office:value="-0.0103400951752472" calcext:value-type="float">
            <text:p>-0.0103400951752472</text:p>
          </table:table-cell>
          <table:table-cell office:value-type="float" office:value="0.0201072843948749" calcext:value-type="float">
            <text:p>0.0201072843948749</text:p>
          </table:table-cell>
          <table:table-cell office:value-type="float" office:value="0.0839403841900732" calcext:value-type="float">
            <text:p>0.0839403841900732</text:p>
          </table:table-cell>
        </table:table-row>
        <table:table-row table:style-name="ro1">
          <table:table-cell office:value-type="float" office:value="-0.010655358430936" calcext:value-type="float">
            <text:p>-0.010655358430936</text:p>
          </table:table-cell>
          <table:table-cell office:value-type="float" office:value="0.0200833940407815" calcext:value-type="float">
            <text:p>0.0200833940407815</text:p>
          </table:table-cell>
          <table:table-cell office:value-type="float" office:value="0.0811260294883431" calcext:value-type="float">
            <text:p>0.0811260294883431</text:p>
          </table:table-cell>
        </table:table-row>
        <table:table-row table:style-name="ro1">
          <table:table-cell office:value-type="float" office:value="-0.0109689533992763" calcext:value-type="float">
            <text:p>-0.0109689533992763</text:p>
          </table:table-cell>
          <table:table-cell office:value-type="float" office:value="0.0200596507780324" calcext:value-type="float">
            <text:p>0.0200596507780324</text:p>
          </table:table-cell>
          <table:table-cell office:value-type="float" office:value="0.0783445606455657" calcext:value-type="float">
            <text:p>0.0783445606455657</text:p>
          </table:table-cell>
        </table:table-row>
        <table:table-row table:style-name="ro1">
          <table:table-cell office:value-type="float" office:value="-0.0112809347889743" calcext:value-type="float">
            <text:p>-0.0112809347889743</text:p>
          </table:table-cell>
          <table:table-cell office:value-type="float" office:value="0.0200360533229452" calcext:value-type="float">
            <text:p>0.0200360533229452</text:p>
          </table:table-cell>
          <table:table-cell office:value-type="float" office:value="0.0755959619172242" calcext:value-type="float">
            <text:p>0.0755959619172242</text:p>
          </table:table-cell>
        </table:table-row>
        <table:table-row table:style-name="ro1">
          <table:table-cell office:value-type="float" office:value="-0.0115913548557646" calcext:value-type="float">
            <text:p>-0.0115913548557646</text:p>
          </table:table-cell>
          <table:table-cell office:value-type="float" office:value="0.0200126003296729" calcext:value-type="float">
            <text:p>0.0200126003296729</text:p>
          </table:table-cell>
          <table:table-cell office:value-type="float" office:value="0.0728802030493803" calcext:value-type="float">
            <text:p>0.0728802030493803</text:p>
          </table:table-cell>
        </table:table-row>
        <table:table-row table:style-name="ro1">
          <table:table-cell office:value-type="float" office:value="-0.0119002629925258" calcext:value-type="float">
            <text:p>-0.0119002629925258</text:p>
          </table:table-cell>
          <table:table-cell office:value-type="float" office:value="0.0199892905769624" calcext:value-type="float">
            <text:p>0.0199892905769624</text:p>
          </table:table-cell>
          <table:table-cell office:value-type="float" office:value="0.0701972392111172" calcext:value-type="float">
            <text:p>0.0701972392111172</text:p>
          </table:table-cell>
        </table:table-row>
        <table:table-row table:style-name="ro1">
          <table:table-cell office:value-type="float" office:value="-0.012207706019389" calcext:value-type="float">
            <text:p>-0.012207706019389</text:p>
          </table:table-cell>
          <table:table-cell office:value-type="float" office:value="0.0199661228007329" calcext:value-type="float">
            <text:p>0.0199661228007329</text:p>
          </table:table-cell>
          <table:table-cell office:value-type="float" office:value="0.0675470114718524" calcext:value-type="float">
            <text:p>0.0675470114718524</text:p>
          </table:table-cell>
        </table:table-row>
        <table:table-row table:style-name="ro1">
          <table:table-cell office:value-type="float" office:value="-0.012513726873515" calcext:value-type="float">
            <text:p>-0.012513726873515</text:p>
          </table:table-cell>
          <table:table-cell office:value-type="float" office:value="0.0199430958671863" calcext:value-type="float">
            <text:p>0.0199430958671863</text:p>
          </table:table-cell>
          <table:table-cell office:value-type="float" office:value="0.0649294478797524" calcext:value-type="float">
            <text:p>0.0649294478797524</text:p>
          </table:table-cell>
        </table:table-row>
        <table:table-row table:style-name="ro1">
          <table:table-cell office:value-type="float" office:value="-0.012818365728761" calcext:value-type="float">
            <text:p>-0.012818365728761</text:p>
          </table:table-cell>
          <table:table-cell office:value-type="float" office:value="0.0199202086123345" calcext:value-type="float">
            <text:p>0.0199202086123345</text:p>
          </table:table-cell>
          <table:table-cell office:value-type="float" office:value="0.0623444633370551" calcext:value-type="float">
            <text:p>0.0623444633370551</text:p>
          </table:table-cell>
        </table:table-row>
        <table:table-row table:style-name="ro1">
          <table:table-cell office:value-type="float" office:value="-0.013121658525031" calcext:value-type="float">
            <text:p>-0.013121658525031</text:p>
          </table:table-cell>
          <table:table-cell office:value-type="float" office:value="0.0198974600111815" calcext:value-type="float">
            <text:p>0.0198974600111815</text:p>
          </table:table-cell>
          <table:table-cell office:value-type="float" office:value="0.0597919610538233" calcext:value-type="float">
            <text:p>0.0597919610538233</text:p>
          </table:table-cell>
        </table:table-row>
        <table:table-row table:style-name="ro1">
          <table:table-cell office:value-type="float" office:value="-0.0134236379310815" calcext:value-type="float">
            <text:p>-0.0134236379310815</text:p>
          </table:table-cell>
          <table:table-cell office:value-type="float" office:value="0.0198748490118925" calcext:value-type="float">
            <text:p>0.0198748490118925</text:p>
          </table:table-cell>
          <table:table-cell office:value-type="float" office:value="0.0572718327723765" calcext:value-type="float">
            <text:p>0.0572718327723765</text:p>
          </table:table-cell>
        </table:table-row>
        <table:table-row table:style-name="ro1">
          <table:table-cell office:value-type="float" office:value="-0.0137243326989375" calcext:value-type="float">
            <text:p>-0.0137243326989375</text:p>
          </table:table-cell>
          <table:table-cell office:value-type="float" office:value="0.0198523747131987" calcext:value-type="float">
            <text:p>0.0198523747131987</text:p>
          </table:table-cell>
          <table:table-cell office:value-type="float" office:value="0.054783959572674" calcext:value-type="float">
            <text:p>0.054783959572674</text:p>
          </table:table-cell>
        </table:table-row>
        <table:table-row table:style-name="ro1">
          <table:table-cell office:value-type="float" office:value="-0.0140237677237337" calcext:value-type="float">
            <text:p>-0.0140237677237337</text:p>
          </table:table-cell>
          <table:table-cell office:value-type="float" office:value="0.0198300361847819" calcext:value-type="float">
            <text:p>0.0198300361847819</text:p>
          </table:table-cell>
          <table:table-cell office:value-type="float" office:value="0.0523282131549285" calcext:value-type="float">
            <text:p>0.0523282131549285</text:p>
          </table:table-cell>
        </table:table-row>
        <table:table-row table:style-name="ro1">
          <table:table-cell office:value-type="float" office:value="-0.0143219642216239" calcext:value-type="float">
            <text:p>-0.0143219642216239</text:p>
          </table:table-cell>
          <table:table-cell office:value-type="float" office:value="0.019807832651716" calcext:value-type="float">
            <text:p>0.019807832651716</text:p>
          </table:table-cell>
          <table:table-cell office:value-type="float" office:value="0.0499044559519601" calcext:value-type="float">
            <text:p>0.0499044559519601</text:p>
          </table:table-cell>
        </table:table-row>
        <table:table-row table:style-name="ro1">
          <table:table-cell office:value-type="float" office:value="-0.0146189396187102" calcext:value-type="float">
            <text:p>-0.0146189396187102</text:p>
          </table:table-cell>
          <table:table-cell office:value-type="float" office:value="0.0197857633107996" calcext:value-type="float">
            <text:p>0.0197857633107996</text:p>
          </table:table-cell>
          <table:table-cell office:value-type="float" office:value="0.047512542696776" calcext:value-type="float">
            <text:p>0.047512542696776</text:p>
          </table:table-cell>
        </table:table-row>
        <table:table-row table:style-name="ro1">
          <table:table-cell office:value-type="float" office:value="-0.0149147075569206" calcext:value-type="float">
            <text:p>-0.0149147075569206</text:p>
          </table:table-cell>
          <table:table-cell office:value-type="float" office:value="0.019763827510076" calcext:value-type="float">
            <text:p>0.019763827510076</text:p>
          </table:table-cell>
          <table:table-cell office:value-type="float" office:value="0.0451523207945226" calcext:value-type="float">
            <text:p>0.0451523207945226</text:p>
          </table:table-cell>
        </table:table-row>
        <table:table-row table:style-name="ro1">
          <table:table-cell office:value-type="float" office:value="-0.0152092785913188" calcext:value-type="float">
            <text:p>-0.0152092785913188</text:p>
          </table:table-cell>
          <table:table-cell office:value-type="float" office:value="0.0197420245732554" calcext:value-type="float">
            <text:p>0.0197420245732554</text:p>
          </table:table-cell>
          <table:table-cell office:value-type="float" office:value="0.042823631152128" calcext:value-type="float">
            <text:p>0.042823631152128</text:p>
          </table:table-cell>
        </table:table-row>
        <table:table-row table:style-name="ro1">
          <table:table-cell office:value-type="float" office:value="-0.0155026593192942" calcext:value-type="float">
            <text:p>-0.0155026593192942</text:p>
          </table:table-cell>
          <table:table-cell office:value-type="float" office:value="0.0197203539668506" calcext:value-type="float">
            <text:p>0.0197203539668506</text:p>
          </table:table-cell>
          <table:table-cell office:value-type="float" office:value="0.0405263094747643" calcext:value-type="float">
            <text:p>0.0405263094747643</text:p>
          </table:table-cell>
        </table:table-row>
        <table:table-row table:style-name="ro1">
          <table:table-cell office:value-type="float" office:value="-0.0157948535828498" calcext:value-type="float">
            <text:p>-0.0157948535828498</text:p>
          </table:table-cell>
          <table:table-cell office:value-type="float" office:value="0.0196988151276011" calcext:value-type="float">
            <text:p>0.0196988151276011</text:p>
          </table:table-cell>
          <table:table-cell office:value-type="float" office:value="0.0382601866126264" calcext:value-type="float">
            <text:p>0.0382601866126264</text:p>
          </table:table-cell>
        </table:table-row>
        <table:table-row table:style-name="ro1">
          <table:table-cell office:value-type="float" office:value="-0.0160858620912863" calcext:value-type="float">
            <text:p>-0.0160858620912863</text:p>
          </table:table-cell>
          <table:table-cell office:value-type="float" office:value="0.0196774076350109" calcext:value-type="float">
            <text:p>0.0196774076350109</text:p>
          </table:table-cell>
          <table:table-cell office:value-type="float" office:value="0.0360250893727265" calcext:value-type="float">
            <text:p>0.0360250893727265</text:p>
          </table:table-cell>
        </table:table-row>
        <table:table-row table:style-name="ro1">
          <table:table-cell office:value-type="float" office:value="-0.0163756827292333" calcext:value-type="float">
            <text:p>-0.0163756827292333</text:p>
          </table:table-cell>
          <table:table-cell office:value-type="float" office:value="0.0196561310263285" calcext:value-type="float">
            <text:p>0.0196561310263285</text:p>
          </table:table-cell>
          <table:table-cell office:value-type="float" office:value="0.0338208417476338" calcext:value-type="float">
            <text:p>0.0338208417476338</text:p>
          </table:table-cell>
        </table:table-row>
        <table:table-row table:style-name="ro1">
          <table:table-cell office:value-type="float" office:value="-0.0166643109603543" calcext:value-type="float">
            <text:p>-0.0166643109603543</text:p>
          </table:table-cell>
          <table:table-cell office:value-type="float" office:value="0.0196349849766178" calcext:value-type="float">
            <text:p>0.0196349849766178</text:p>
          </table:table-cell>
          <table:table-cell office:value-type="float" office:value="0.0316472649115329" calcext:value-type="float">
            <text:p>0.0316472649115329</text:p>
          </table:table-cell>
        </table:table-row>
        <table:table-row table:style-name="ro1">
          <table:table-cell office:value-type="float" office:value="-0.0169517399185165" calcext:value-type="float">
            <text:p>-0.0169517399185165</text:p>
          </table:table-cell>
          <table:table-cell office:value-type="float" office:value="0.019613969110514" calcext:value-type="float">
            <text:p>0.019613969110514</text:p>
          </table:table-cell>
          <table:table-cell office:value-type="float" office:value="0.029504178619244" calcext:value-type="float">
            <text:p>0.029504178619244</text:p>
          </table:table-cell>
        </table:table-row>
        <table:table-row table:style-name="ro1">
          <table:table-cell office:value-type="float" office:value="-0.017237960590364" calcext:value-type="float">
            <text:p>-0.017237960590364</text:p>
          </table:table-cell>
          <table:table-cell office:value-type="float" office:value="0.0195930831782551" calcext:value-type="float">
            <text:p>0.0195930831782551</text:p>
          </table:table-cell>
          <table:table-cell office:value-type="float" office:value="0.0273914013570742" calcext:value-type="float">
            <text:p>0.0273914013570742</text:p>
          </table:table-cell>
        </table:table-row>
        <table:table-row table:style-name="ro1">
          <table:table-cell office:value-type="float" office:value="-0.0175229626658523" calcext:value-type="float">
            <text:p>-0.0175229626658523</text:p>
          </table:table-cell>
          <table:table-cell office:value-type="float" office:value="0.0195723268762056" calcext:value-type="float">
            <text:p>0.0195723268762056</text:p>
          </table:table-cell>
          <table:table-cell office:value-type="float" office:value="0.0253087509051453" calcext:value-type="float">
            <text:p>0.0253087509051453</text:p>
          </table:table-cell>
        </table:table-row>
        <table:table-row table:style-name="ro1">
          <table:table-cell office:value-type="float" office:value="-0.0178067337423607" calcext:value-type="float">
            <text:p>-0.0178067337423607</text:p>
          </table:table-cell>
          <table:table-cell office:value-type="float" office:value="0.0195517000109585" calcext:value-type="float">
            <text:p>0.0195517000109585</text:p>
          </table:table-cell>
          <table:table-cell office:value-type="float" office:value="0.0232560453755637" calcext:value-type="float">
            <text:p>0.0232560453755637</text:p>
          </table:table-cell>
        </table:table-row>
        <table:table-row table:style-name="ro1">
          <table:table-cell office:value-type="float" office:value="-0.0180892609250582" calcext:value-type="float">
            <text:p>-0.0180892609250582</text:p>
          </table:table-cell>
          <table:table-cell office:value-type="float" office:value="0.0195312023276552" calcext:value-type="float">
            <text:p>0.0195312023276552</text:p>
          </table:table-cell>
          <table:table-cell office:value-type="float" office:value="0.0212331029193213" calcext:value-type="float">
            <text:p>0.0212331029193213</text:p>
          </table:table-cell>
        </table:table-row>
        <table:table-row table:style-name="ro1">
          <table:table-cell office:value-type="float" office:value="-0.0183705297810352" calcext:value-type="float">
            <text:p>-0.0183705297810352</text:p>
          </table:table-cell>
          <table:table-cell office:value-type="float" office:value="0.0195108336717405" calcext:value-type="float">
            <text:p>0.0195108336717405</text:p>
          </table:table-cell>
          <table:table-cell office:value-type="float" office:value="0.0192397429037428" calcext:value-type="float">
            <text:p>0.0192397429037428</text:p>
          </table:table-cell>
        </table:table-row>
        <table:table-row table:style-name="ro1">
          <table:table-cell office:value-type="float" office:value="-0.0186505256877557" calcext:value-type="float">
            <text:p>-0.0186505256877557</text:p>
          </table:table-cell>
          <table:table-cell office:value-type="float" office:value="0.019490593813648" calcext:value-type="float">
            <text:p>0.019490593813648</text:p>
          </table:table-cell>
          <table:table-cell office:value-type="float" office:value="0.0172757857483108" calcext:value-type="float">
            <text:p>0.0172757857483108</text:p>
          </table:table-cell>
        </table:table-row>
        <table:table-row table:style-name="ro1">
          <table:table-cell office:value-type="float" office:value="-0.0189292335167415" calcext:value-type="float">
            <text:p>-0.0189292335167415</text:p>
          </table:table-cell>
          <table:table-cell office:value-type="float" office:value="0.0194704826200496" calcext:value-type="float">
            <text:p>0.0194704826200496</text:p>
          </table:table-cell>
          <table:table-cell office:value-type="float" office:value="0.0153410532463261" calcext:value-type="float">
            <text:p>0.0153410532463261</text:p>
          </table:table-cell>
        </table:table-row>
        <table:table-row table:style-name="ro1">
          <table:table-cell office:value-type="float" office:value="-0.0192066379743026" calcext:value-type="float">
            <text:p>-0.0192066379743026</text:p>
          </table:table-cell>
          <table:table-cell office:value-type="float" office:value="0.0194504998670894" calcext:value-type="float">
            <text:p>0.0194504998670894</text:p>
          </table:table-cell>
          <table:table-cell office:value-type="float" office:value="0.0134353692778366" calcext:value-type="float">
            <text:p>0.0134353692778366</text:p>
          </table:table-cell>
        </table:table-row>
        <table:table-row table:style-name="ro1">
          <table:table-cell office:value-type="float" office:value="-0.0194827240087396" calcext:value-type="float">
            <text:p>-0.0194827240087396</text:p>
          </table:table-cell>
          <table:table-cell office:value-type="float" office:value="0.0194306454200958" calcext:value-type="float">
            <text:p>0.0194306454200958</text:p>
          </table:table-cell>
          <table:table-cell office:value-type="float" office:value="0.0115585592688205" calcext:value-type="float">
            <text:p>0.0115585592688205</text:p>
          </table:table-cell>
        </table:table-row>
        <table:table-row table:style-name="ro1">
          <table:table-cell office:value-type="float" office:value="-0.0197574768761102" calcext:value-type="float">
            <text:p>-0.0197574768761102</text:p>
          </table:table-cell>
          <table:table-cell office:value-type="float" office:value="0.0194109190447961" calcext:value-type="float">
            <text:p>0.0194109190447961</text:p>
          </table:table-cell>
          <table:table-cell office:value-type="float" office:value="0.00971045104436463" calcext:value-type="float">
            <text:p>0.00971045104436463</text:p>
          </table:table-cell>
        </table:table-row>
        <table:table-row table:style-name="ro1">
          <table:table-cell office:value-type="float" office:value="-0.0200308822717356" calcext:value-type="float">
            <text:p>-0.0200308822717356</text:p>
          </table:table-cell>
          <table:table-cell office:value-type="float" office:value="0.0193913205841596" calcext:value-type="float">
            <text:p>0.0193913205841596</text:p>
          </table:table-cell>
          <table:table-cell office:value-type="float" office:value="0.00789087442412684" calcext:value-type="float">
            <text:p>0.00789087442412684</text:p>
          </table:table-cell>
        </table:table-row>
        <table:table-row table:style-name="ro1">
          <table:table-cell office:value-type="float" office:value="-0.020302927106336" calcext:value-type="float">
            <text:p>-0.020302927106336</text:p>
          </table:table-cell>
          <table:table-cell office:value-type="float" office:value="0.0193718497791835" calcext:value-type="float">
            <text:p>0.0193718497791835</text:p>
          </table:table-cell>
          <table:table-cell office:value-type="float" office:value="0.00609966123055195" calcext:value-type="float">
            <text:p>0.00609966123055195</text:p>
          </table:table-cell>
        </table:table-row>
        <table:table-row table:style-name="ro1">
          <table:table-cell office:value-type="float" office:value="-0.0205735986096023" calcext:value-type="float">
            <text:p>-0.0205735986096023</text:p>
          </table:table-cell>
          <table:table-cell office:value-type="float" office:value="0.0193525064350972" calcext:value-type="float">
            <text:p>0.0193525064350972</text:p>
          </table:table-cell>
          <table:table-cell office:value-type="float" office:value="0.00433664577947912" calcext:value-type="float">
            <text:p>0.00433664577947912</text:p>
          </table:table-cell>
        </table:table-row>
        <table:table-row table:style-name="ro1">
          <table:table-cell office:value-type="float" office:value="-0.0208428858151748" calcext:value-type="float">
            <text:p>-0.0208428858151748</text:p>
          </table:table-cell>
          <table:table-cell office:value-type="float" office:value="0.0193332902506237" calcext:value-type="float">
            <text:p>0.0193332902506237</text:p>
          </table:table-cell>
          <table:table-cell office:value-type="float" office:value="0.00260166404730811" calcext:value-type="float">
            <text:p>0.00260166404730811</text:p>
          </table:table-cell>
        </table:table-row>
        <table:table-row table:style-name="ro1">
          <table:table-cell office:value-type="float" office:value="-0.0211107783747756" calcext:value-type="float">
            <text:p>-0.0211107783747756</text:p>
          </table:table-cell>
          <table:table-cell office:value-type="float" office:value="0.0193142009827542" calcext:value-type="float">
            <text:p>0.0193142009827542</text:p>
          </table:table-cell>
          <table:table-cell office:value-type="float" office:value="0.000894554328306763" calcext:value-type="float">
            <text:p>0.000894554328306763</text:p>
          </table:table-cell>
        </table:table-row>
        <table:table-row table:style-name="ro1">
          <table:table-cell office:value-type="float" office:value="-0.0213772677567538" calcext:value-type="float">
            <text:p>-0.0213772677567538</text:p>
          </table:table-cell>
          <table:table-cell office:value-type="float" office:value="0.0192952382732092" calcext:value-type="float">
            <text:p>0.0192952382732092</text:p>
          </table:table-cell>
          <table:table-cell office:value-type="float" office:value="-0.000784843432355409" calcext:value-type="float">
            <text:p>-0.000784843432355409</text:p>
          </table:table-cell>
        </table:table-row>
        <table:table-row table:style-name="ro1">
          <table:table-cell office:value-type="float" office:value="-0.0216423467622392" calcext:value-type="float">
            <text:p>-0.0216423467622392</text:p>
          </table:table-cell>
          <table:table-cell office:value-type="float" office:value="0.0192764018231576" calcext:value-type="float">
            <text:p>0.0192764018231576</text:p>
          </table:table-cell>
          <table:table-cell office:value-type="float" office:value="-0.00243668779342787" calcext:value-type="float">
            <text:p>-0.00243668779342787</text:p>
          </table:table-cell>
        </table:table-row>
        <table:table-row table:style-name="ro1">
          <table:table-cell office:value-type="float" office:value="-0.0219060096885958" calcext:value-type="float">
            <text:p>-0.0219060096885958</text:p>
          </table:table-cell>
          <table:table-cell office:value-type="float" office:value="0.0192576912091133" calcext:value-type="float">
            <text:p>0.0192576912091133</text:p>
          </table:table-cell>
          <table:table-cell office:value-type="float" office:value="-0.00406113555240228" calcext:value-type="float">
            <text:p>-0.00406113555240228</text:p>
          </table:table-cell>
        </table:table-row>
        <table:table-row table:style-name="ro1">
          <table:table-cell office:value-type="float" office:value="-0.0221682525512745" calcext:value-type="float">
            <text:p>-0.0221682525512745</text:p>
          </table:table-cell>
          <table:table-cell office:value-type="float" office:value="0.0192391060663873" calcext:value-type="float">
            <text:p>0.0192391060663873</text:p>
          </table:table-cell>
          <table:table-cell office:value-type="float" office:value="-0.00565834270427335" calcext:value-type="float">
            <text:p>-0.00565834270427335</text:p>
          </table:table-cell>
        </table:table-row>
        <table:table-row table:style-name="ro1">
          <table:table-cell office:value-type="float" office:value="-0.0224290729562912" calcext:value-type="float">
            <text:p>-0.0224290729562912</text:p>
          </table:table-cell>
          <table:table-cell office:value-type="float" office:value="0.0192206459034578" calcext:value-type="float">
            <text:p>0.0192206459034578</text:p>
          </table:table-cell>
          <table:table-cell office:value-type="float" office:value="-0.0072284639691389" calcext:value-type="float">
            <text:p>-0.0072284639691389</text:p>
          </table:table-cell>
        </table:table-row>
        <table:table-row table:style-name="ro1">
          <table:table-cell office:value-type="float" office:value="-0.0226884700355034" calcext:value-type="float">
            <text:p>-0.0226884700355034</text:p>
          </table:table-cell>
          <table:table-cell office:value-type="float" office:value="0.0192023102829316" calcext:value-type="float">
            <text:p>0.0192023102829316</text:p>
          </table:table-cell>
          <table:table-cell office:value-type="float" office:value="-0.00877165354373766" calcext:value-type="float">
            <text:p>-0.00877165354373766</text:p>
          </table:table-cell>
        </table:table-row>
        <table:table-row table:style-name="ro1">
          <table:table-cell office:value-type="float" office:value="-0.0229464450253319" calcext:value-type="float">
            <text:p>-0.0229464450253319</text:p>
          </table:table-cell>
          <table:table-cell office:value-type="float" office:value="0.0191840986454982" calcext:value-type="float">
            <text:p>0.0191840986454982</text:p>
          </table:table-cell>
          <table:table-cell office:value-type="float" office:value="-0.0102880654002657" calcext:value-type="float">
            <text:p>-0.0102880654002657</text:p>
          </table:table-cell>
        </table:table-row>
        <table:table-row table:style-name="ro1">
          <table:table-cell office:value-type="float" office:value="-0.023203000219324" calcext:value-type="float">
            <text:p>-0.023203000219324</text:p>
          </table:table-cell>
          <table:table-cell office:value-type="float" office:value="0.0191660104813642" calcext:value-type="float">
            <text:p>0.0191660104813642</text:p>
          </table:table-cell>
          <table:table-cell office:value-type="float" office:value="-0.0117778531107948" calcext:value-type="float">
            <text:p>-0.0117778531107948</text:p>
          </table:table-cell>
        </table:table-row>
        <table:table-row table:style-name="ro1">
          <table:table-cell office:value-type="float" office:value="-0.0234581399629133" calcext:value-type="float">
            <text:p>-0.0234581399629133</text:p>
          </table:table-cell>
          <table:table-cell office:value-type="float" office:value="0.0191480451587137" calcext:value-type="float">
            <text:p>0.0191480451587137</text:p>
          </table:table-cell>
          <table:table-cell office:value-type="float" office:value="-0.0132411706131874" calcext:value-type="float">
            <text:p>-0.0132411706131874</text:p>
          </table:table-cell>
        </table:table-row>
        <table:table-row table:style-name="ro1">
          <table:table-cell office:value-type="float" office:value="-0.0237118700186431" calcext:value-type="float">
            <text:p>-0.0237118700186431</text:p>
          </table:table-cell>
          <table:table-cell office:value-type="float" office:value="0.019130202101935" calcext:value-type="float">
            <text:p>0.019130202101935</text:p>
          </table:table-cell>
          <table:table-cell office:value-type="float" office:value="-0.0146781724819078" calcext:value-type="float">
            <text:p>-0.0146781724819078</text:p>
          </table:table-cell>
        </table:table-row>
        <table:table-row table:style-name="ro1">
          <table:table-cell office:value-type="float" office:value="-0.0239641975856228" calcext:value-type="float">
            <text:p>-0.0239641975856228</text:p>
          </table:table-cell>
          <table:table-cell office:value-type="float" office:value="0.0191124806100734" calcext:value-type="float">
            <text:p>0.0191124806100734</text:p>
          </table:table-cell>
          <table:table-cell office:value-type="float" office:value="-0.016089013743753" calcext:value-type="float">
            <text:p>-0.016089013743753</text:p>
          </table:table-cell>
        </table:table-row>
        <table:table-row table:style-name="ro1">
          <table:table-cell office:value-type="float" office:value="-0.0242151313850913" calcext:value-type="float">
            <text:p>-0.0242151313850913</text:p>
          </table:table-cell>
          <table:table-cell office:value-type="float" office:value="0.0190948800433827" calcext:value-type="float">
            <text:p>0.0190948800433827</text:p>
          </table:table-cell>
          <table:table-cell office:value-type="float" office:value="-0.0174738508894601" calcext:value-type="float">
            <text:p>-0.0174738508894601</text:p>
          </table:table-cell>
        </table:table-row>
        <table:table-row table:style-name="ro1">
          <table:table-cell office:value-type="float" office:value="-0.0244646814052951" calcext:value-type="float">
            <text:p>-0.0244646814052951</text:p>
          </table:table-cell>
          <table:table-cell office:value-type="float" office:value="0.0190773996400617" calcext:value-type="float">
            <text:p>0.0190773996400617</text:p>
          </table:table-cell>
          <table:table-cell office:value-type="float" office:value="-0.018832841419264" calcext:value-type="float">
            <text:p>-0.018832841419264</text:p>
          </table:table-cell>
        </table:table-row>
        <table:table-row table:style-name="ro1">
          <table:table-cell office:value-type="float" office:value="-0.0247128587176765" calcext:value-type="float">
            <text:p>-0.0247128587176765</text:p>
          </table:table-cell>
          <table:table-cell office:value-type="float" office:value="0.0190600387000696" calcext:value-type="float">
            <text:p>0.0190600387000696</text:p>
          </table:table-cell>
          <table:table-cell office:value-type="float" office:value="-0.0201661445856649" calcext:value-type="float">
            <text:p>-0.0201661445856649</text:p>
          </table:table-cell>
        </table:table-row>
        <table:table-row table:style-name="ro1">
          <table:table-cell office:value-type="float" office:value="-0.0249596759491211" calcext:value-type="float">
            <text:p>-0.0249596759491211</text:p>
          </table:table-cell>
          <table:table-cell office:value-type="float" office:value="0.0190427964109393" calcext:value-type="float">
            <text:p>0.0190427964109393</text:p>
          </table:table-cell>
          <table:table-cell office:value-type="float" office:value="-0.0214739216544413" calcext:value-type="float">
            <text:p>-0.0214739216544413</text:p>
          </table:table-cell>
        </table:table-row>
        <table:table-row table:style-name="ro1">
          <table:table-cell office:value-type="float" office:value="-0.0252051460858035" calcext:value-type="float">
            <text:p>-0.0252051460858035</text:p>
          </table:table-cell>
          <table:table-cell office:value-type="float" office:value="0.019025672021231" calcext:value-type="float">
            <text:p>0.019025672021231</text:p>
          </table:table-cell>
          <table:table-cell office:value-type="float" office:value="-0.0227563356152427" calcext:value-type="float">
            <text:p>-0.0227563356152427</text:p>
          </table:table-cell>
        </table:table-row>
        <table:table-row table:style-name="ro1">
          <table:table-cell office:value-type="float" office:value="-0.0254492836822759" calcext:value-type="float">
            <text:p>-0.0254492836822759</text:p>
          </table:table-cell>
          <table:table-cell office:value-type="float" office:value="0.0190086646740693" calcext:value-type="float">
            <text:p>0.0190086646740693</text:p>
          </table:table-cell>
          <table:table-cell office:value-type="float" office:value="-0.0240135521563101" calcext:value-type="float">
            <text:p>-0.0240135521563101</text:p>
          </table:table-cell>
        </table:table-row>
        <table:table-row table:style-name="ro1">
          <table:table-cell office:value-type="float" office:value="-0.0256921034048202" calcext:value-type="float">
            <text:p>-0.0256921034048202</text:p>
          </table:table-cell>
          <table:table-cell office:value-type="float" office:value="0.0189917735788445" calcext:value-type="float">
            <text:p>0.0189917735788445</text:p>
          </table:table-cell>
          <table:table-cell office:value-type="float" office:value="-0.0252457390796101" calcext:value-type="float">
            <text:p>-0.0252457390796101</text:p>
          </table:table-cell>
        </table:table-row>
        <table:table-row table:style-name="ro1">
          <table:table-cell office:value-type="float" office:value="-0.0259336209870106" calcext:value-type="float">
            <text:p>-0.0259336209870106</text:p>
          </table:table-cell>
          <table:table-cell office:value-type="float" office:value="0.0189749978415166" calcext:value-type="float">
            <text:p>0.0189749978415166</text:p>
          </table:table-cell>
          <table:table-cell office:value-type="float" office:value="-0.0264530669845942" calcext:value-type="float">
            <text:p>-0.0264530669845942</text:p>
          </table:table-cell>
        </table:table-row>
        <table:table-row table:style-name="ro1">
          <table:table-cell office:value-type="float" office:value="-0.02617385251584" calcext:value-type="float">
            <text:p>-0.02617385251584</text:p>
          </table:table-cell>
          <table:table-cell office:value-type="float" office:value="0.0189583366452285" calcext:value-type="float">
            <text:p>0.0189583366452285</text:p>
          </table:table-cell>
          <table:table-cell office:value-type="float" office:value="-0.0276357093806356" calcext:value-type="float">
            <text:p>-0.0276357093806356</text:p>
          </table:table-cell>
        </table:table-row>
        <table:table-row table:style-name="ro1">
          <table:table-cell office:value-type="float" office:value="-0.0264128143892123" calcext:value-type="float">
            <text:p>-0.0264128143892123</text:p>
          </table:table-cell>
          <table:table-cell office:value-type="float" office:value="0.0189417890698483" calcext:value-type="float">
            <text:p>0.0189417890698483</text:p>
          </table:table-cell>
          <table:table-cell office:value-type="float" office:value="-0.0287938423217948" calcext:value-type="float">
            <text:p>-0.0287938423217948</text:p>
          </table:table-cell>
        </table:table-row>
        <table:table-row table:style-name="ro1">
          <table:table-cell office:value-type="float" office:value="-0.0266505233541131" calcext:value-type="float">
            <text:p>-0.0266505233541131</text:p>
          </table:table-cell>
          <table:table-cell office:value-type="float" office:value="0.0189253542801377" calcext:value-type="float">
            <text:p>0.0189253542801377</text:p>
          </table:table-cell>
          <table:table-cell office:value-type="float" office:value="-0.0299276452211672" calcext:value-type="float">
            <text:p>-0.0299276452211672</text:p>
          </table:table-cell>
        </table:table-row>
        <table:table-row table:style-name="ro1">
          <table:table-cell office:value-type="float" office:value="-0.0268869962177856" calcext:value-type="float">
            <text:p>-0.0268869962177856</text:p>
          </table:table-cell>
          <table:table-cell office:value-type="float" office:value="0.0189090313430541" calcext:value-type="float">
            <text:p>0.0189090313430541</text:p>
          </table:table-cell>
          <table:table-cell office:value-type="float" office:value="-0.0310373001805309" calcext:value-type="float">
            <text:p>-0.0310373001805309</text:p>
          </table:table-cell>
        </table:table-row>
        <table:table-row table:style-name="ro1">
          <table:table-cell office:value-type="float" office:value="-0.0271222496449688" calcext:value-type="float">
            <text:p>-0.0271222496449688</text:p>
          </table:table-cell>
          <table:table-cell office:value-type="float" office:value="0.0188928194126666" calcext:value-type="float">
            <text:p>0.0188928194126666</text:p>
          </table:table-cell>
          <table:table-cell office:value-type="float" office:value="-0.0321229925071831" calcext:value-type="float">
            <text:p>-0.0321229925071831</text:p>
          </table:table-cell>
        </table:table-row>
        <table:table-row table:style-name="ro1">
          <table:table-cell office:value-type="float" office:value="-0.0273563006262002" calcext:value-type="float">
            <text:p>-0.0273563006262002</text:p>
          </table:table-cell>
          <table:table-cell office:value-type="float" office:value="0.0188767175557745" calcext:value-type="float">
            <text:p>0.0188767175557745</text:p>
          </table:table-cell>
          <table:table-cell office:value-type="float" office:value="-0.03318491073806" calcext:value-type="float">
            <text:p>-0.03318491073806</text:p>
          </table:table-cell>
        </table:table-row>
        <table:table-row table:style-name="ro1">
          <table:table-cell office:value-type="float" office:value="-0.0275891652870355" calcext:value-type="float">
            <text:p>-0.0275891652870355</text:p>
          </table:table-cell>
          <table:table-cell office:value-type="float" office:value="0.0188607249261633" calcext:value-type="float">
            <text:p>0.0188607249261633</text:p>
          </table:table-cell>
          <table:table-cell office:value-type="float" office:value="-0.0342232461062741" calcext:value-type="float">
            <text:p>-0.0342232461062741</text:p>
          </table:table-cell>
        </table:table-row>
        <table:table-row table:style-name="ro1">
          <table:table-cell office:value-type="float" office:value="-0.0278208601208162" calcext:value-type="float">
            <text:p>-0.0278208601208162</text:p>
          </table:table-cell>
          <table:table-cell office:value-type="float" office:value="0.0188448405972035" calcext:value-type="float">
            <text:p>0.0188448405972035</text:p>
          </table:table-cell>
          <table:table-cell office:value-type="float" office:value="-0.0352381932703649" calcext:value-type="float">
            <text:p>-0.0352381932703649</text:p>
          </table:table-cell>
        </table:table-row>
        <table:table-row table:style-name="ro1">
          <table:table-cell office:value-type="float" office:value="-0.0280514005606622" calcext:value-type="float">
            <text:p>-0.0280514005606622</text:p>
          </table:table-cell>
          <table:table-cell office:value-type="float" office:value="0.0188290637339241" calcext:value-type="float">
            <text:p>0.0188290637339241</text:p>
          </table:table-cell>
          <table:table-cell office:value-type="float" office:value="-0.0362299494800211" calcext:value-type="float">
            <text:p>-0.0362299494800211</text:p>
          </table:table-cell>
        </table:table-row>
        <table:table-row table:style-name="ro1">
          <table:table-cell office:value-type="float" office:value="-0.0282808019806229" calcext:value-type="float">
            <text:p>-0.0282808019806229</text:p>
          </table:table-cell>
          <table:table-cell office:value-type="float" office:value="0.0188133934219369" calcext:value-type="float">
            <text:p>0.0188133934219369</text:p>
          </table:table-cell>
          <table:table-cell office:value-type="float" office:value="-0.0371987150150632" calcext:value-type="float">
            <text:p>-0.0371987150150632</text:p>
          </table:table-cell>
        </table:table-row>
        <table:table-row table:style-name="ro1">
          <table:table-cell office:value-type="float" office:value="-0.0285090790329255" calcext:value-type="float">
            <text:p>-0.0285090790329255</text:p>
          </table:table-cell>
          <table:table-cell office:value-type="float" office:value="0.0187978288477934" calcext:value-type="float">
            <text:p>0.0187978288477934</text:p>
          </table:table-cell>
          <table:table-cell office:value-type="float" office:value="-0.038144693056047" calcext:value-type="float">
            <text:p>-0.038144693056047</text:p>
          </table:table-cell>
        </table:table-row>
        <table:table-row table:style-name="ro1">
          <table:table-cell office:value-type="float" office:value="-0.0287362456669674" calcext:value-type="float">
            <text:p>-0.0287362456669674</text:p>
          </table:table-cell>
          <table:table-cell office:value-type="float" office:value="0.0187823691169741" calcext:value-type="float">
            <text:p>0.0187823691169741</text:p>
          </table:table-cell>
          <table:table-cell office:value-type="float" office:value="-0.0390680890833273" calcext:value-type="float">
            <text:p>-0.0390680890833273</text:p>
          </table:table-cell>
        </table:table-row>
        <table:table-row table:style-name="ro1">
          <table:table-cell office:value-type="float" office:value="-0.0289623152372742" calcext:value-type="float">
            <text:p>-0.0289623152372742</text:p>
          </table:table-cell>
          <table:table-cell office:value-type="float" office:value="0.0187670134412371" calcext:value-type="float">
            <text:p>0.0187670134412371</text:p>
          </table:table-cell>
          <table:table-cell office:value-type="float" office:value="-0.0399691114673084" calcext:value-type="float">
            <text:p>-0.0399691114673084</text:p>
          </table:table-cell>
        </table:table-row>
        <table:table-row table:style-name="ro1">
          <table:table-cell office:value-type="float" office:value="-0.0291873002897097" calcext:value-type="float">
            <text:p>-0.0291873002897097</text:p>
          </table:table-cell>
          <table:table-cell office:value-type="float" office:value="0.0187517609540923" calcext:value-type="float">
            <text:p>0.0187517609540923</text:p>
          </table:table-cell>
          <table:table-cell office:value-type="float" office:value="-0.0408479705809595" calcext:value-type="float">
            <text:p>-0.0408479705809595</text:p>
          </table:table-cell>
        </table:table-row>
        <table:table-row table:style-name="ro1">
          <table:table-cell office:value-type="float" office:value="-0.0294112124402182" calcext:value-type="float">
            <text:p>-0.0294112124402182</text:p>
          </table:table-cell>
          <table:table-cell office:value-type="float" office:value="0.0187366108946596" calcext:value-type="float">
            <text:p>0.0187366108946596</text:p>
          </table:table-cell>
          <table:table-cell office:value-type="float" office:value="-0.0417048791162833" calcext:value-type="float">
            <text:p>-0.0417048791162833</text:p>
          </table:table-cell>
        </table:table-row>
        <table:table-row table:style-name="ro1">
          <table:table-cell office:value-type="float" office:value="-0.0296340629300403" calcext:value-type="float">
            <text:p>-0.0296340629300403</text:p>
          </table:table-cell>
          <table:table-cell office:value-type="float" office:value="0.0187215624310273" calcext:value-type="float">
            <text:p>0.0187215624310273</text:p>
          </table:table-cell>
          <table:table-cell office:value-type="float" office:value="-0.0425400519199204" calcext:value-type="float">
            <text:p>-0.0425400519199204</text:p>
          </table:table-cell>
        </table:table-row>
        <table:table-row table:style-name="ro1">
          <table:table-cell office:value-type="float" office:value="-0.02985586157132" calcext:value-type="float">
            <text:p>-0.02985586157132</text:p>
          </table:table-cell>
          <table:table-cell office:value-type="float" office:value="0.0187066148341179" calcext:value-type="float">
            <text:p>0.0187066148341179</text:p>
          </table:table-cell>
          <table:table-cell office:value-type="float" office:value="-0.04335370533598" calcext:value-type="float">
            <text:p>-0.04335370533598</text:p>
          </table:table-cell>
        </table:table-row>
        <table:table-row table:style-name="ro1">
          <table:table-cell office:value-type="float" office:value="-0.0300766177747935" calcext:value-type="float">
            <text:p>-0.0300766177747935</text:p>
          </table:table-cell>
          <table:table-cell office:value-type="float" office:value="0.0186917673041277" calcext:value-type="float">
            <text:p>0.0186917673041277</text:p>
          </table:table-cell>
          <table:table-cell office:value-type="float" office:value="-0.0441460574836516" calcext:value-type="float">
            <text:p>-0.0441460574836516</text:p>
          </table:table-cell>
        </table:table-row>
        <table:table-row table:style-name="ro1">
          <table:table-cell office:value-type="float" office:value="-0.030296339961787" calcext:value-type="float">
            <text:p>-0.030296339961787</text:p>
          </table:table-cell>
          <table:table-cell office:value-type="float" office:value="0.0186770191497893" calcext:value-type="float">
            <text:p>0.0186770191497893</text:p>
          </table:table-cell>
          <table:table-cell office:value-type="float" office:value="-0.0449173280320792" calcext:value-type="float">
            <text:p>-0.0449173280320792</text:p>
          </table:table-cell>
        </table:table-row>
        <table:table-row table:style-name="ro1">
          <table:table-cell office:value-type="float" office:value="-0.0305150356575655" calcext:value-type="float">
            <text:p>-0.0305150356575655</text:p>
          </table:table-cell>
          <table:table-cell office:value-type="float" office:value="0.0186623696044764" calcext:value-type="float">
            <text:p>0.0186623696044764</text:p>
          </table:table-cell>
          <table:table-cell office:value-type="float" office:value="-0.0456677375174075" calcext:value-type="float">
            <text:p>-0.0456677375174075</text:p>
          </table:table-cell>
        </table:table-row>
        <table:table-row table:style-name="ro1">
          <table:table-cell office:value-type="float" office:value="-0.0307327116727436" calcext:value-type="float">
            <text:p>-0.0307327116727436</text:p>
          </table:table-cell>
          <table:table-cell office:value-type="float" office:value="0.0186478180123142" calcext:value-type="float">
            <text:p>0.0186478180123142</text:p>
          </table:table-cell>
          <table:table-cell office:value-type="float" office:value="-0.0463975078686951" calcext:value-type="float">
            <text:p>-0.0463975078686951</text:p>
          </table:table-cell>
        </table:table-row>
        <table:table-row table:style-name="ro1">
          <table:table-cell office:value-type="float" office:value="-0.0309493739603268" calcext:value-type="float">
            <text:p>-0.0309493739603268</text:p>
          </table:table-cell>
          <table:table-cell office:value-type="float" office:value="0.0186333636418611" calcext:value-type="float">
            <text:p>0.0186333636418611</text:p>
          </table:table-cell>
          <table:table-cell office:value-type="float" office:value="-0.0471068614700809" calcext:value-type="float">
            <text:p>-0.0471068614700809</text:p>
          </table:table-cell>
        </table:table-row>
        <table:table-row table:style-name="ro1">
          <table:table-cell office:value-type="float" office:value="-0.0311650275620808" calcext:value-type="float">
            <text:p>-0.0311650275620808</text:p>
          </table:table-cell>
          <table:table-cell office:value-type="float" office:value="0.0186190058688446" calcext:value-type="float">
            <text:p>0.0186190058688446</text:p>
          </table:table-cell>
          <table:table-cell office:value-type="float" office:value="-0.0477960214416984" calcext:value-type="float">
            <text:p>-0.0477960214416984</text:p>
          </table:table-cell>
        </table:table-row>
        <table:table-row table:style-name="ro1">
          <table:table-cell office:value-type="float" office:value="-0.031379677229694" calcext:value-type="float">
            <text:p>-0.031379677229694</text:p>
          </table:table-cell>
          <table:table-cell office:value-type="float" office:value="0.0186047439976952" calcext:value-type="float">
            <text:p>0.0186047439976952</text:p>
          </table:table-cell>
          <table:table-cell office:value-type="float" office:value="-0.0484652114572381" calcext:value-type="float">
            <text:p>-0.0484652114572381</text:p>
          </table:table-cell>
        </table:table-row>
        <table:table-row table:style-name="ro1">
          <table:table-cell office:value-type="float" office:value="-0.0315933263793505" calcext:value-type="float">
            <text:p>-0.0315933263793505</text:p>
          </table:table-cell>
          <table:table-cell office:value-type="float" office:value="0.0185905774339589" calcext:value-type="float">
            <text:p>0.0185905774339589</text:p>
          </table:table-cell>
          <table:table-cell office:value-type="float" office:value="-0.0491146550299082" calcext:value-type="float">
            <text:p>-0.0491146550299082</text:p>
          </table:table-cell>
        </table:table-row>
        <table:table-row table:style-name="ro1">
          <table:table-cell office:value-type="float" office:value="-0.0318059784777044" calcext:value-type="float">
            <text:p>-0.0318059784777044</text:p>
          </table:table-cell>
          <table:table-cell office:value-type="float" office:value="0.0185765055124854" calcext:value-type="float">
            <text:p>0.0185765055124854</text:p>
          </table:table-cell>
          <table:table-cell office:value-type="float" office:value="-0.0497445760983539" calcext:value-type="float">
            <text:p>-0.0497445760983539</text:p>
          </table:table-cell>
        </table:table-row>
        <table:table-row table:style-name="ro1">
          <table:table-cell office:value-type="float" office:value="-0.0320176357526264" calcext:value-type="float">
            <text:p>-0.0320176357526264</text:p>
          </table:table-cell>
          <table:table-cell office:value-type="float" office:value="0.0185625276678016" calcext:value-type="float">
            <text:p>0.0185625276678016</text:p>
          </table:table-cell>
          <table:table-cell office:value-type="float" office:value="-0.0503551980728934" calcext:value-type="float">
            <text:p>-0.0503551980728934</text:p>
          </table:table-cell>
        </table:table-row>
        <table:table-row table:style-name="ro1">
          <table:table-cell office:value-type="float" office:value="-0.0322283003377465" calcext:value-type="float">
            <text:p>-0.0322283003377465</text:p>
          </table:table-cell>
          <table:table-cell office:value-type="float" office:value="0.0185486432588595" calcext:value-type="float">
            <text:p>0.0185486432588595</text:p>
          </table:table-cell>
          <table:table-cell office:value-type="float" office:value="-0.0509467441912326" calcext:value-type="float">
            <text:p>-0.0509467441912326</text:p>
          </table:table-cell>
        </table:table-row>
        <table:table-row table:style-name="ro1">
          <table:table-cell office:value-type="float" office:value="-0.0324379737405393" calcext:value-type="float">
            <text:p>-0.0324379737405393</text:p>
          </table:table-cell>
          <table:table-cell office:value-type="float" office:value="0.018534851747536" calcext:value-type="float">
            <text:p>0.018534851747536</text:p>
          </table:table-cell>
          <table:table-cell office:value-type="float" office:value="-0.0515194373339745" calcext:value-type="float">
            <text:p>-0.0515194373339745</text:p>
          </table:table-cell>
        </table:table-row>
        <table:table-row table:style-name="ro1">
          <table:table-cell office:value-type="float" office:value="-0.0326466569874548" calcext:value-type="float">
            <text:p>-0.0326466569874548</text:p>
          </table:table-cell>
          <table:table-cell office:value-type="float" office:value="0.0185211525131034" calcext:value-type="float">
            <text:p>0.0185211525131034</text:p>
          </table:table-cell>
          <table:table-cell office:value-type="float" office:value="-0.0520734993956773" calcext:value-type="float">
            <text:p>-0.0520734993956773</text:p>
          </table:table-cell>
        </table:table-row>
        <table:table-row table:style-name="ro1">
          <table:table-cell office:value-type="float" office:value="-0.0328543508498064" calcext:value-type="float">
            <text:p>-0.0328543508498064</text:p>
          </table:table-cell>
          <table:table-cell office:value-type="float" office:value="0.0185075450376444" calcext:value-type="float">
            <text:p>0.0185075450376444</text:p>
          </table:table-cell>
          <table:table-cell office:value-type="float" office:value="-0.0526091518806004" calcext:value-type="float">
            <text:p>-0.0526091518806004</text:p>
          </table:table-cell>
        </table:table-row>
        <table:table-row table:style-name="ro1">
          <table:table-cell office:value-type="float" office:value="-0.033061055738047" calcext:value-type="float">
            <text:p>-0.033061055738047</text:p>
          </table:table-cell>
          <table:table-cell office:value-type="float" office:value="0.0184940287184659" calcext:value-type="float">
            <text:p>0.0184940287184659</text:p>
          </table:table-cell>
          <table:table-cell office:value-type="float" office:value="-0.0531266150426701" calcext:value-type="float">
            <text:p>-0.0531266150426701</text:p>
          </table:table-cell>
        </table:table-row>
        <table:table-row table:style-name="ro1">
          <table:table-cell office:value-type="float" office:value="-0.0332667716786868" calcext:value-type="float">
            <text:p>-0.0332667716786868</text:p>
          </table:table-cell>
          <table:table-cell office:value-type="float" office:value="0.0184806030504702" calcext:value-type="float">
            <text:p>0.0184806030504702</text:p>
          </table:table-cell>
          <table:table-cell office:value-type="float" office:value="-0.0536261082584588" calcext:value-type="float">
            <text:p>-0.0536261082584588</text:p>
          </table:table-cell>
        </table:table-row>
        <table:table-row table:style-name="ro1">
          <table:table-cell office:value-type="float" office:value="-0.0334714989600193" calcext:value-type="float">
            <text:p>-0.0334714989600193</text:p>
          </table:table-cell>
          <table:table-cell office:value-type="float" office:value="0.0184672674465054" calcext:value-type="float">
            <text:p>0.0184672674465054</text:p>
          </table:table-cell>
          <table:table-cell office:value-type="float" office:value="-0.0541078499431136" calcext:value-type="float">
            <text:p>-0.0541078499431136</text:p>
          </table:table-cell>
        </table:table-row>
        <table:table-row table:style-name="ro1">
          <table:table-cell office:value-type="float" office:value="-0.033675237101332" calcext:value-type="float">
            <text:p>-0.033675237101332</text:p>
          </table:table-cell>
          <table:table-cell office:value-type="float" office:value="0.0184540214099617" calcext:value-type="float">
            <text:p>0.0184540214099617</text:p>
          </table:table-cell>
          <table:table-cell office:value-type="float" office:value="-0.0545720569423147" calcext:value-type="float">
            <text:p>-0.0545720569423147</text:p>
          </table:table-cell>
        </table:table-row>
        <table:table-row table:style-name="ro1">
          <table:table-cell office:value-type="float" office:value="-0.0338779862515959" calcext:value-type="float">
            <text:p>-0.0338779862515959</text:p>
          </table:table-cell>
          <table:table-cell office:value-type="float" office:value="0.0184408643618961" calcext:value-type="float">
            <text:p>0.0184408643618961</text:p>
          </table:table-cell>
          <table:table-cell office:value-type="float" office:value="-0.0550189452329652" calcext:value-type="float">
            <text:p>-0.0550189452329652</text:p>
          </table:table-cell>
        </table:table-row>
        <table:table-row table:style-name="ro1">
          <table:table-cell office:value-type="float" office:value="-0.0340797459009098" calcext:value-type="float">
            <text:p>-0.0340797459009098</text:p>
          </table:table-cell>
          <table:table-cell office:value-type="float" office:value="0.0184277958119004" calcext:value-type="float">
            <text:p>0.0184277958119004</text:p>
          </table:table-cell>
          <table:table-cell office:value-type="float" office:value="-0.0554487290849171" calcext:value-type="float">
            <text:p>-0.0554487290849171</text:p>
          </table:table-cell>
        </table:table-row>
        <table:table-row table:style-name="ro1">
          <table:table-cell office:value-type="float" office:value="-0.0342805160246026" calcext:value-type="float">
            <text:p>-0.0342805160246026</text:p>
          </table:table-cell>
          <table:table-cell office:value-type="float" office:value="0.0184148151821401" calcext:value-type="float">
            <text:p>0.0184148151821401</text:p>
          </table:table-cell>
          <table:table-cell office:value-type="float" office:value="-0.0558616215393382" calcext:value-type="float">
            <text:p>-0.0558616215393382</text:p>
          </table:table-cell>
        </table:table-row>
        <table:table-row table:style-name="ro1">
          <table:table-cell office:value-type="float" office:value="-0.0344802965415517" calcext:value-type="float">
            <text:p>-0.0344802965415517</text:p>
          </table:table-cell>
          <table:table-cell office:value-type="float" office:value="0.0184019219864242" calcext:value-type="float">
            <text:p>0.0184019219864242</text:p>
          </table:table-cell>
          <table:table-cell office:value-type="float" office:value="-0.0562578343465958" calcext:value-type="float">
            <text:p>-0.0562578343465958</text:p>
          </table:table-cell>
        </table:table-row>
        <table:table-row table:style-name="ro1">
          <table:table-cell office:value-type="float" office:value="-0.0346790874449499" calcext:value-type="float">
            <text:p>-0.0346790874449499</text:p>
          </table:table-cell>
          <table:table-cell office:value-type="float" office:value="0.0183891156444668" calcext:value-type="float">
            <text:p>0.0183891156444668</text:p>
          </table:table-cell>
          <table:table-cell office:value-type="float" office:value="-0.0566375774601891" calcext:value-type="float">
            <text:p>-0.0566375774601891</text:p>
          </table:table-cell>
        </table:table-row>
        <table:table-row table:style-name="ro1">
          <table:table-cell office:value-type="float" office:value="-0.0348768890098619" calcext:value-type="float">
            <text:p>-0.0348768890098619</text:p>
          </table:table-cell>
          <table:table-cell office:value-type="float" office:value="0.0183763956679451" calcext:value-type="float">
            <text:p>0.0183763956679451</text:p>
          </table:table-cell>
          <table:table-cell office:value-type="float" office:value="-0.0570010597569504" calcext:value-type="float">
            <text:p>-0.0570010597569504</text:p>
          </table:table-cell>
        </table:table-row>
        <table:table-row table:style-name="ro1">
          <table:table-cell office:value-type="float" office:value="-0.0350737016625996" calcext:value-type="float">
            <text:p>-0.0350737016625996</text:p>
          </table:table-cell>
          <table:table-cell office:value-type="float" office:value="0.0183637614729632" calcext:value-type="float">
            <text:p>0.0183637614729632</text:p>
          </table:table-cell>
          <table:table-cell office:value-type="float" office:value="-0.0573484882962771" calcext:value-type="float">
            <text:p>-0.0573484882962771</text:p>
          </table:table-cell>
        </table:table-row>
        <table:table-row table:style-name="ro1">
          <table:table-cell office:value-type="float" office:value="-0.035269525929707" calcext:value-type="float">
            <text:p>-0.035269525929707</text:p>
          </table:table-cell>
          <table:table-cell office:value-type="float" office:value="0.0183512125633157" calcext:value-type="float">
            <text:p>0.0183512125633157</text:p>
          </table:table-cell>
          <table:table-cell office:value-type="float" office:value="-0.0576800688126822" calcext:value-type="float">
            <text:p>-0.0576800688126822</text:p>
          </table:table-cell>
        </table:table-row>
        <table:table-row table:style-name="ro1">
          <table:table-cell office:value-type="float" office:value="-0.0354643630529131" calcext:value-type="float">
            <text:p>-0.0354643630529131</text:p>
          </table:table-cell>
          <table:table-cell office:value-type="float" office:value="0.018338748350959" calcext:value-type="float">
            <text:p>0.018338748350959</text:p>
          </table:table-cell>
          <table:table-cell office:value-type="float" office:value="-0.0579960057453532" calcext:value-type="float">
            <text:p>-0.0579960057453532</text:p>
          </table:table-cell>
        </table:table-row>
        <table:table-row table:style-name="ro1">
          <table:table-cell office:value-type="float" office:value="-0.0356582139712409" calcext:value-type="float">
            <text:p>-0.0356582139712409</text:p>
          </table:table-cell>
          <table:table-cell office:value-type="float" office:value="0.018326368330452" calcext:value-type="float">
            <text:p>0.018326368330452</text:p>
          </table:table-cell>
          <table:table-cell office:value-type="float" office:value="-0.0582965017883741" calcext:value-type="float">
            <text:p>-0.0582965017883741</text:p>
          </table:table-cell>
        </table:table-row>
        <table:table-row table:style-name="ro1">
          <table:table-cell office:value-type="float" office:value="-0.0358510803833249" calcext:value-type="float">
            <text:p>-0.0358510803833249</text:p>
          </table:table-cell>
          <table:table-cell office:value-type="float" office:value="0.0183140719027877" calcext:value-type="float">
            <text:p>0.0183140719027877</text:p>
          </table:table-cell>
          <table:table-cell office:value-type="float" office:value="-0.0585817583963477" calcext:value-type="float">
            <text:p>-0.0585817583963477</text:p>
          </table:table-cell>
        </table:table-row>
        <table:table-row table:style-name="ro1">
          <table:table-cell office:value-type="float" office:value="-0.0360429641714545" calcext:value-type="float">
            <text:p>-0.0360429641714545</text:p>
          </table:table-cell>
          <table:table-cell office:value-type="float" office:value="0.018301858555541" calcext:value-type="float">
            <text:p>0.018301858555541</text:p>
          </table:table-cell>
          <table:table-cell office:value-type="float" office:value="-0.0588519757949713" calcext:value-type="float">
            <text:p>-0.0588519757949713</text:p>
          </table:table-cell>
        </table:table-row>
        <table:table-row table:style-name="ro1">
          <table:table-cell office:value-type="float" office:value="-0.0362338674976294" calcext:value-type="float">
            <text:p>-0.0362338674976294</text:p>
          </table:table-cell>
          <table:table-cell office:value-type="float" office:value="0.0182897276775323" calcext:value-type="float">
            <text:p>0.0182897276775323</text:p>
          </table:table-cell>
          <table:table-cell office:value-type="float" office:value="-0.0591073525401387" calcext:value-type="float">
            <text:p>-0.0591073525401387</text:p>
          </table:table-cell>
        </table:table-row>
        <table:table-row table:style-name="ro1">
          <table:table-cell office:value-type="float" office:value="-0.0364237929761022" calcext:value-type="float">
            <text:p>-0.0364237929761022</text:p>
          </table:table-cell>
          <table:table-cell office:value-type="float" office:value="0.0182776787458639" calcext:value-type="float">
            <text:p>0.0182776787458639</text:p>
          </table:table-cell>
          <table:table-cell office:value-type="float" office:value="-0.0593480862986218" calcext:value-type="float">
            <text:p>-0.0593480862986218</text:p>
          </table:table-cell>
        </table:table-row>
        <table:table-row table:style-name="ro1">
          <table:table-cell office:value-type="float" office:value="-0.0366127435078266" calcext:value-type="float">
            <text:p>-0.0366127435078266</text:p>
          </table:table-cell>
          <table:table-cell office:value-type="float" office:value="0.0182657111388752" calcext:value-type="float">
            <text:p>0.0182657111388752</text:p>
          </table:table-cell>
          <table:table-cell office:value-type="float" office:value="-0.0595743731588161" calcext:value-type="float">
            <text:p>-0.0595743731588161</text:p>
          </table:table-cell>
        </table:table-row>
        <table:table-row table:style-name="ro1">
          <table:table-cell office:value-type="float" office:value="-0.036800722193836" calcext:value-type="float">
            <text:p>-0.036800722193836</text:p>
          </table:table-cell>
          <table:table-cell office:value-type="float" office:value="0.0182538243204463" calcext:value-type="float">
            <text:p>0.0182538243204463</text:p>
          </table:table-cell>
          <table:table-cell office:value-type="float" office:value="-0.0597864081689492" calcext:value-type="float">
            <text:p>-0.0597864081689492</text:p>
          </table:table-cell>
        </table:table-row>
        <table:table-row table:style-name="ro1">
          <table:table-cell office:value-type="float" office:value="-0.0369877329173748" calcext:value-type="float">
            <text:p>-0.0369877329173748</text:p>
          </table:table-cell>
          <table:table-cell office:value-type="float" office:value="0.0182420176607963" calcext:value-type="float">
            <text:p>0.0182420176607963</text:p>
          </table:table-cell>
          <table:table-cell office:value-type="float" office:value="-0.0599843854053317" calcext:value-type="float">
            <text:p>-0.0599843854053317</text:p>
          </table:table-cell>
        </table:table-row>
        <table:table-row table:style-name="ro1">
          <table:table-cell office:value-type="float" office:value="-0.0371737792407706" calcext:value-type="float">
            <text:p>-0.0371737792407706</text:p>
          </table:table-cell>
          <table:table-cell office:value-type="float" office:value="0.0182302906115324" calcext:value-type="float">
            <text:p>0.0182302906115324</text:p>
          </table:table-cell>
          <table:table-cell office:value-type="float" office:value="-0.0601684975028716" calcext:value-type="float">
            <text:p>-0.0601684975028716</text:p>
          </table:table-cell>
        </table:table-row>
        <table:table-row table:style-name="ro1">
          <table:table-cell office:value-type="float" office:value="-0.0373588657392471" calcext:value-type="float">
            <text:p>-0.0373588657392471</text:p>
          </table:table-cell>
          <table:table-cell office:value-type="float" office:value="0.0182186425330393" calcext:value-type="float">
            <text:p>0.0182186425330393</text:p>
          </table:table-cell>
          <table:table-cell office:value-type="float" office:value="-0.0603389364850493" calcext:value-type="float">
            <text:p>-0.0603389364850493</text:p>
          </table:table-cell>
        </table:table-row>
        <table:table-row table:style-name="ro1">
          <table:table-cell office:value-type="float" office:value="-0.0375429966376541" calcext:value-type="float">
            <text:p>-0.0375429966376541</text:p>
          </table:table-cell>
          <table:table-cell office:value-type="float" office:value="0.0182070728679679" calcext:value-type="float">
            <text:p>0.0182070728679679</text:p>
          </table:table-cell>
          <table:table-cell office:value-type="float" office:value="-0.0604958930375543" calcext:value-type="float">
            <text:p>-0.0604958930375543</text:p>
          </table:table-cell>
        </table:table-row>
        <table:table-row table:style-name="ro1">
          <table:table-cell office:value-type="float" office:value="-0.0377261768880876" calcext:value-type="float">
            <text:p>-0.0377261768880876</text:p>
          </table:table-cell>
          <table:table-cell office:value-type="float" office:value="0.0181955809656978" calcext:value-type="float">
            <text:p>0.0181955809656978</text:p>
          </table:table-cell>
          <table:table-cell office:value-type="float" office:value="-0.0606395570872942" calcext:value-type="float">
            <text:p>-0.0606395570872942</text:p>
          </table:table-cell>
        </table:table-row>
        <table:table-row table:style-name="ro1">
          <table:table-cell office:value-type="float" office:value="-0.0379084115572706" calcext:value-type="float">
            <text:p>-0.0379084115572706</text:p>
          </table:table-cell>
          <table:table-cell office:value-type="float" office:value="0.0181841662637156" calcext:value-type="float">
            <text:p>0.0181841662637156</text:p>
          </table:table-cell>
          <table:table-cell office:value-type="float" office:value="-0.0607701178259312" calcext:value-type="float">
            <text:p>-0.0607701178259312</text:p>
          </table:table-cell>
        </table:table-row>
        <table:table-row table:style-name="ro1">
          <table:table-cell office:value-type="float" office:value="-0.0380897058901847" calcext:value-type="float">
            <text:p>-0.0380897058901847</text:p>
          </table:table-cell>
          <table:table-cell office:value-type="float" office:value="0.0181728281026944" calcext:value-type="float">
            <text:p>0.0181728281026944</text:p>
          </table:table-cell>
          <table:table-cell office:value-type="float" office:value="-0.0608877632735094" calcext:value-type="float">
            <text:p>-0.0608877632735094</text:p>
          </table:table-cell>
        </table:table-row>
        <table:table-row table:style-name="ro1">
          <table:table-cell office:value-type="float" office:value="-0.0382700654525704" calcext:value-type="float">
            <text:p>-0.0382700654525704</text:p>
          </table:table-cell>
          <table:table-cell office:value-type="float" office:value="0.0181615659144811" calcext:value-type="float">
            <text:p>0.0181615659144811</text:p>
          </table:table-cell>
          <table:table-cell office:value-type="float" office:value="-0.0609926810573314" calcext:value-type="float">
            <text:p>-0.0609926810573314</text:p>
          </table:table-cell>
        </table:table-row>
        <table:table-row table:style-name="ro1">
          <table:table-cell office:value-type="float" office:value="-0.0384494959377694" calcext:value-type="float">
            <text:p>-0.0384494959377694</text:p>
          </table:table-cell>
          <table:table-cell office:value-type="float" office:value="0.0181503790354157" calcext:value-type="float">
            <text:p>0.0181503790354157</text:p>
          </table:table-cell>
          <table:table-cell office:value-type="float" office:value="-0.0610850577118793" calcext:value-type="float">
            <text:p>-0.0610850577118793</text:p>
          </table:table-cell>
        </table:table-row>
        <table:table-row table:style-name="ro1">
          <table:table-cell office:value-type="float" office:value="-0.0386280030558791" calcext:value-type="float">
            <text:p>-0.0386280030558791</text:p>
          </table:table-cell>
          <table:table-cell office:value-type="float" office:value="0.018139266891511" calcext:value-type="float">
            <text:p>0.018139266891511</text:p>
          </table:table-cell>
          <table:table-cell office:value-type="float" office:value="-0.0611650792012031" calcext:value-type="float">
            <text:p>-0.0611650792012031</text:p>
          </table:table-cell>
        </table:table-row>
        <table:table-row table:style-name="ro1">
          <table:table-cell office:value-type="float" office:value="-0.0388055930954784" calcext:value-type="float">
            <text:p>-0.0388055930954784</text:p>
          </table:table-cell>
          <table:table-cell office:value-type="float" office:value="0.0181282288193464" calcext:value-type="float">
            <text:p>0.0181282288193464</text:p>
          </table:table-cell>
          <table:table-cell office:value-type="float" office:value="-0.0612329309645221" calcext:value-type="float">
            <text:p>-0.0612329309645221</text:p>
          </table:table-cell>
        </table:table-row>
        <table:table-row table:style-name="ro1">
          <table:table-cell office:value-type="float" office:value="-0.0389822718009827" calcext:value-type="float">
            <text:p>-0.0389822718009827</text:p>
          </table:table-cell>
          <table:table-cell office:value-type="float" office:value="0.0181172642420586" calcext:value-type="float">
            <text:p>0.0181172642420586</text:p>
          </table:table-cell>
          <table:table-cell office:value-type="float" office:value="-0.0612887974175136" calcext:value-type="float">
            <text:p>-0.0612887974175136</text:p>
          </table:table-cell>
        </table:table-row>
        <table:table-row table:style-name="ro1">
          <table:table-cell office:value-type="float" office:value="-0.0391580456937709" calcext:value-type="float">
            <text:p>-0.0391580456937709</text:p>
          </table:table-cell>
          <table:table-cell office:value-type="float" office:value="0.0181063724965409" calcext:value-type="float">
            <text:p>0.0181063724965409</text:p>
          </table:table-cell>
          <table:table-cell office:value-type="float" office:value="-0.0613328627504794" calcext:value-type="float">
            <text:p>-0.0613328627504794</text:p>
          </table:table-cell>
        </table:table-row>
        <table:table-row table:style-name="ro1">
          <table:table-cell office:value-type="float" office:value="-0.039332920695365" calcext:value-type="float">
            <text:p>-0.039332920695365</text:p>
          </table:table-cell>
          <table:table-cell office:value-type="float" office:value="0.0180955530077846" calcext:value-type="float">
            <text:p>0.0180955530077846</text:p>
          </table:table-cell>
          <table:table-cell office:value-type="float" office:value="-0.0613653101628198" calcext:value-type="float">
            <text:p>-0.0613653101628198</text:p>
          </table:table-cell>
        </table:table-row>
        <table:table-row table:style-name="ro1">
          <table:table-cell office:value-type="float" office:value="-0.0395069031985749" calcext:value-type="float">
            <text:p>-0.0395069031985749</text:p>
          </table:table-cell>
          <table:table-cell office:value-type="float" office:value="0.0180848051130507" calcext:value-type="float">
            <text:p>0.0180848051130507</text:p>
          </table:table-cell>
          <table:table-cell office:value-type="float" office:value="-0.0613863224021016" calcext:value-type="float">
            <text:p>-0.0613863224021016</text:p>
          </table:table-cell>
        </table:table-row>
        <table:table-row table:style-name="ro1">
          <table:table-cell office:value-type="float" office:value="-0.0396799994487607" calcext:value-type="float">
            <text:p>-0.0396799994487607</text:p>
          </table:table-cell>
          <table:table-cell office:value-type="float" office:value="0.0180741282438425" calcext:value-type="float">
            <text:p>0.0180741282438425</text:p>
          </table:table-cell>
          <table:table-cell office:value-type="float" office:value="-0.0613960817431314" calcext:value-type="float">
            <text:p>-0.0613960817431314</text:p>
          </table:table-cell>
        </table:table-row>
        <table:table-row table:style-name="ro1">
          <table:table-cell office:value-type="float" office:value="-0.0398522156053842" calcext:value-type="float">
            <text:p>-0.0398522156053842</text:p>
          </table:table-cell>
          <table:table-cell office:value-type="float" office:value="0.018063521740724" calcext:value-type="float">
            <text:p>0.018063521740724</text:p>
          </table:table-cell>
          <table:table-cell office:value-type="float" office:value="-0.0613947695038974" calcext:value-type="float">
            <text:p>-0.0613947695038974</text:p>
          </table:table-cell>
        </table:table-row>
        <table:table-row table:style-name="ro1">
          <table:table-cell office:value-type="float" office:value="-0.0400235578859303" calcext:value-type="float">
            <text:p>-0.0400235578859303</text:p>
          </table:table-cell>
          <table:table-cell office:value-type="float" office:value="0.0180529850416361" calcext:value-type="float">
            <text:p>0.0180529850416361</text:p>
          </table:table-cell>
          <table:table-cell office:value-type="float" office:value="-0.0613825667780954" calcext:value-type="float">
            <text:p>-0.0613825667780954</text:p>
          </table:table-cell>
        </table:table-row>
        <table:table-row table:style-name="ro1">
          <table:table-cell office:value-type="float" office:value="-0.0401940323755488" calcext:value-type="float">
            <text:p>-0.0401940323755488</text:p>
          </table:table-cell>
          <table:table-cell office:value-type="float" office:value="0.0180425174948814" calcext:value-type="float">
            <text:p>0.0180425174948814</text:p>
          </table:table-cell>
          <table:table-cell office:value-type="float" office:value="-0.0613596536836736" calcext:value-type="float">
            <text:p>-0.0613596536836736</text:p>
          </table:table-cell>
        </table:table-row>
        <table:table-row table:style-name="ro1">
          <table:table-cell office:value-type="float" office:value="-0.0403636449227644" calcext:value-type="float">
            <text:p>-0.0403636449227644</text:p>
          </table:table-cell>
          <table:table-cell office:value-type="float" office:value="0.0180321185445382" calcext:value-type="float">
            <text:p>0.0180321185445382</text:p>
          </table:table-cell>
          <table:table-cell office:value-type="float" office:value="-0.0613262098369261" calcext:value-type="float">
            <text:p>-0.0613262098369261</text:p>
          </table:table-cell>
        </table:table-row>
        <table:table-row table:style-name="ro1">
          <table:table-cell office:value-type="float" office:value="-0.0405324017103033" calcext:value-type="float">
            <text:p>-0.0405324017103033</text:p>
          </table:table-cell>
          <table:table-cell office:value-type="float" office:value="0.0180217875507954" calcext:value-type="float">
            <text:p>0.0180217875507954</text:p>
          </table:table-cell>
          <table:table-cell office:value-type="float" office:value="-0.0612824143481072" calcext:value-type="float">
            <text:p>-0.0612824143481072</text:p>
          </table:table-cell>
        </table:table-row>
        <table:table-row table:style-name="ro1">
          <table:table-cell office:value-type="float" office:value="-0.0407003081920078" calcext:value-type="float">
            <text:p>-0.0407003081920078</text:p>
          </table:table-cell>
          <table:table-cell office:value-type="float" office:value="0.0180115239668162" calcext:value-type="float">
            <text:p>0.0180115239668162</text:p>
          </table:table-cell>
          <table:table-cell office:value-type="float" office:value="-0.0612284453227197" calcext:value-type="float">
            <text:p>-0.0612284453227197</text:p>
          </table:table-cell>
        </table:table-row>
        <table:table-row table:style-name="ro1">
          <table:table-cell office:value-type="float" office:value="-0.0408673701260426" calcext:value-type="float">
            <text:p>-0.0408673701260426</text:p>
          </table:table-cell>
          <table:table-cell office:value-type="float" office:value="0.0180013271618897" calcext:value-type="float">
            <text:p>0.0180013271618897</text:p>
          </table:table-cell>
          <table:table-cell office:value-type="float" office:value="-0.0611644803127365" calcext:value-type="float">
            <text:p>-0.0611644803127365</text:p>
          </table:table-cell>
        </table:table-row>
        <table:table-row table:style-name="ro1">
          <table:table-cell office:value-type="float" office:value="-0.0410335929688869" calcext:value-type="float">
            <text:p>-0.0410335929688869</text:p>
          </table:table-cell>
          <table:table-cell office:value-type="float" office:value="0.0179911966034993" calcext:value-type="float">
            <text:p>0.0179911966034993</text:p>
          </table:table-cell>
          <table:table-cell office:value-type="float" office:value="-0.0610906962601743" calcext:value-type="float">
            <text:p>-0.0610906962601743</text:p>
          </table:table-cell>
        </table:table-row>
        <table:table-row table:style-name="ro1">
          <table:table-cell office:value-type="float" office:value="-0.0411989819508064" calcext:value-type="float">
            <text:p>-0.0411989819508064</text:p>
          </table:table-cell>
          <table:table-cell office:value-type="float" office:value="0.0179811316715628" calcext:value-type="float">
            <text:p>0.0179811316715628</text:p>
          </table:table-cell>
          <table:table-cell office:value-type="float" office:value="-0.0610072689789243" calcext:value-type="float">
            <text:p>-0.0610072689789243</text:p>
          </table:table-cell>
        </table:table-row>
        <table:table-row table:style-name="ro1">
          <table:table-cell office:value-type="float" office:value="-0.0413635422349713" calcext:value-type="float">
            <text:p>-0.0413635422349713</text:p>
          </table:table-cell>
          <table:table-cell office:value-type="float" office:value="0.0179711318466502" calcext:value-type="float">
            <text:p>0.0179711318466502</text:p>
          </table:table-cell>
          <table:table-cell office:value-type="float" office:value="-0.0609143738571072" calcext:value-type="float">
            <text:p>-0.0609143738571072</text:p>
          </table:table-cell>
        </table:table-row>
        <table:table-row table:style-name="ro1">
          <table:table-cell office:value-type="float" office:value="-0.0415272787425477" calcext:value-type="float">
            <text:p>-0.0415272787425477</text:p>
          </table:table-cell>
          <table:table-cell office:value-type="float" office:value="0.0179611965224289" calcext:value-type="float">
            <text:p>0.0179611965224289</text:p>
          </table:table-cell>
          <table:table-cell office:value-type="float" office:value="-0.0608121850765864" calcext:value-type="float">
            <text:p>-0.0608121850765864</text:p>
          </table:table-cell>
        </table:table-row>
        <table:table-row table:style-name="ro1">
          <table:table-cell office:value-type="float" office:value="-0.0416901960640266" calcext:value-type="float">
            <text:p>-0.0416901960640266</text:p>
          </table:table-cell>
          <table:table-cell office:value-type="float" office:value="0.0179513251909683" calcext:value-type="float">
            <text:p>0.0179513251909683</text:p>
          </table:table-cell>
          <table:table-cell office:value-type="float" office:value="-0.060700876061609" calcext:value-type="float">
            <text:p>-0.060700876061609</text:p>
          </table:table-cell>
        </table:table-row>
        <table:table-row table:style-name="ro1">
          <table:table-cell office:value-type="float" office:value="-0.0418522990471293" calcext:value-type="float">
            <text:p>-0.0418522990471293</text:p>
          </table:table-cell>
          <table:table-cell office:value-type="float" office:value="0.0179415172624018" calcext:value-type="float">
            <text:p>0.0179415172624018</text:p>
          </table:table-cell>
          <table:table-cell office:value-type="float" office:value="-0.0605806194523828" calcext:value-type="float">
            <text:p>-0.0605806194523828</text:p>
          </table:table-cell>
        </table:table-row>
        <table:table-row table:style-name="ro1">
          <table:table-cell office:value-type="float" office:value="-0.0420135916982985" calcext:value-type="float">
            <text:p>-0.0420135916982985</text:p>
          </table:table-cell>
          <table:table-cell office:value-type="float" office:value="0.0179317722412125" calcext:value-type="float">
            <text:p>0.0179317722412125</text:p>
          </table:table-cell>
          <table:table-cell office:value-type="float" office:value="-0.0604515865363087" calcext:value-type="float">
            <text:p>-0.0604515865363087</text:p>
          </table:table-cell>
        </table:table-row>
        <table:table-row table:style-name="ro1">
          <table:table-cell office:value-type="float" office:value="-0.0421740785362529" calcext:value-type="float">
            <text:p>-0.0421740785362529</text:p>
          </table:table-cell>
          <table:table-cell office:value-type="float" office:value="0.0179220895518938" calcext:value-type="float">
            <text:p>0.0179220895518938</text:p>
          </table:table-cell>
          <table:table-cell office:value-type="float" office:value="-0.0603139479846693" calcext:value-type="float">
            <text:p>-0.0603139479846693</text:p>
          </table:table-cell>
        </table:table-row>
        <table:table-row table:style-name="ro1">
          <table:table-cell office:value-type="float" office:value="-0.0423337632419456" calcext:value-type="float">
            <text:p>-0.0423337632419456</text:p>
          </table:table-cell>
          <table:table-cell office:value-type="float" office:value="0.0179124687135594" calcext:value-type="float">
            <text:p>0.0179124687135594</text:p>
          </table:table-cell>
          <table:table-cell office:value-type="float" office:value="-0.0601678730258182" calcext:value-type="float">
            <text:p>-0.0601678730258182</text:p>
          </table:table-cell>
        </table:table-row>
        <table:table-row table:style-name="ro1">
          <table:table-cell office:value-type="float" office:value="-0.0424926497638364" calcext:value-type="float">
            <text:p>-0.0424926497638364</text:p>
          </table:table-cell>
          <table:table-cell office:value-type="float" office:value="0.017902909162584" calcext:value-type="float">
            <text:p>0.017902909162584</text:p>
          </table:table-cell>
          <table:table-cell office:value-type="float" office:value="-0.0600135299322624" calcext:value-type="float">
            <text:p>-0.0600135299322624</text:p>
          </table:table-cell>
        </table:table-row>
        <table:table-row table:style-name="ro1">
          <table:table-cell office:value-type="float" office:value="-0.0426507417298997" calcext:value-type="float">
            <text:p>-0.0426507417298997</text:p>
          </table:table-cell>
          <table:table-cell office:value-type="float" office:value="0.0178934104345507" calcext:value-type="float">
            <text:p>0.0178934104345507</text:p>
          </table:table-cell>
          <table:table-cell office:value-type="float" office:value="-0.0598510859521062" calcext:value-type="float">
            <text:p>-0.0598510859521062</text:p>
          </table:table-cell>
        </table:table-row>
        <table:table-row table:style-name="ro1">
          <table:table-cell office:value-type="float" office:value="-0.042808042541604" calcext:value-type="float">
            <text:p>-0.042808042541604</text:p>
          </table:table-cell>
          <table:table-cell office:value-type="float" office:value="0.0178839719778383" calcext:value-type="float">
            <text:p>0.0178839719778383</text:p>
          </table:table-cell>
          <table:table-cell office:value-type="float" office:value="-0.059680706782056" calcext:value-type="float">
            <text:p>-0.059680706782056</text:p>
          </table:table-cell>
        </table:table-row>
        <table:table-row table:style-name="ro1">
          <table:table-cell office:value-type="float" office:value="-0.0429645555505825" calcext:value-type="float">
            <text:p>-0.0429645555505825</text:p>
          </table:table-cell>
          <table:table-cell office:value-type="float" office:value="0.0178745933416373" calcext:value-type="float">
            <text:p>0.0178745933416373</text:p>
          </table:table-cell>
          <table:table-cell office:value-type="float" office:value="-0.059502557266472" calcext:value-type="float">
            <text:p>-0.059502557266472</text:p>
          </table:table-cell>
        </table:table-row>
        <table:table-row table:style-name="ro1">
          <table:table-cell office:value-type="float" office:value="-0.043120283899958" calcext:value-type="float">
            <text:p>-0.043120283899958</text:p>
          </table:table-cell>
          <table:table-cell office:value-type="float" office:value="0.0178652739877948" calcext:value-type="float">
            <text:p>0.0178652739877948</text:p>
          </table:table-cell>
          <table:table-cell office:value-type="float" office:value="-0.0593168006156608" calcext:value-type="float">
            <text:p>-0.0593168006156608</text:p>
          </table:table-cell>
        </table:table-row>
        <table:table-row table:style-name="ro1">
          <table:table-cell office:value-type="float" office:value="-0.0432752304509731" calcext:value-type="float">
            <text:p>-0.0432752304509731</text:p>
          </table:table-cell>
          <table:table-cell office:value-type="float" office:value="0.0178560134759965" calcext:value-type="float">
            <text:p>0.0178560134759965</text:p>
          </table:table-cell>
          <table:table-cell office:value-type="float" office:value="-0.0591235988582628" calcext:value-type="float">
            <text:p>-0.0591235988582628</text:p>
          </table:table-cell>
        </table:table-row>
        <table:table-row table:style-name="ro1">
          <table:table-cell office:value-type="float" office:value="-0.0434293983855166" calcext:value-type="float">
            <text:p>-0.0434293983855166</text:p>
          </table:table-cell>
          <table:table-cell office:value-type="float" office:value="0.0178468112827738" calcext:value-type="float">
            <text:p>0.0178468112827738</text:p>
          </table:table-cell>
          <table:table-cell office:value-type="float" office:value="-0.0589231128217405" calcext:value-type="float">
            <text:p>-0.0589231128217405</text:p>
          </table:table-cell>
        </table:table-row>
        <table:table-row table:style-name="ro1">
          <table:table-cell office:value-type="float" office:value="-0.0435827901190278" calcext:value-type="float">
            <text:p>-0.0435827901190278</text:p>
          </table:table-cell>
          <table:table-cell office:value-type="float" office:value="0.0178376669778876" calcext:value-type="float">
            <text:p>0.0178376669778876</text:p>
          </table:table-cell>
          <table:table-cell office:value-type="float" office:value="-0.0587155015727425" calcext:value-type="float">
            <text:p>-0.0587155015727425</text:p>
          </table:table-cell>
        </table:table-row>
        <table:table-row table:style-name="ro1">
          <table:table-cell office:value-type="float" office:value="-0.0437354086671709" calcext:value-type="float">
            <text:p>-0.0437354086671709</text:p>
          </table:table-cell>
          <table:table-cell office:value-type="float" office:value="0.0178285800492336" calcext:value-type="float">
            <text:p>0.0178285800492336</text:p>
          </table:table-cell>
          <table:table-cell office:value-type="float" office:value="-0.0585009231684475" calcext:value-type="float">
            <text:p>-0.0585009231684475</text:p>
          </table:table-cell>
        </table:table-row>
        <table:table-row table:style-name="ro1">
          <table:table-cell office:value-type="float" office:value="-0.0438872563038543" calcext:value-type="float">
            <text:p>-0.0438872563038543</text:p>
          </table:table-cell>
          <table:table-cell office:value-type="float" office:value="0.0178195500776818" calcext:value-type="float">
            <text:p>0.0178195500776818</text:p>
          </table:table-cell>
          <table:table-cell office:value-type="float" office:value="-0.0582795338440467" calcext:value-type="float">
            <text:p>-0.0582795338440467</text:p>
          </table:table-cell>
        </table:table-row>
        <table:table-row table:style-name="ro1">
          <table:table-cell office:value-type="float" office:value="-0.0440383356764412" calcext:value-type="float">
            <text:p>-0.0440383356764412</text:p>
          </table:table-cell>
          <table:table-cell office:value-type="float" office:value="0.0178105765590644" calcext:value-type="float">
            <text:p>0.0178105765590644</text:p>
          </table:table-cell>
          <table:table-cell office:value-type="float" office:value="-0.058051488519506" calcext:value-type="float">
            <text:p>-0.058051488519506</text:p>
          </table:table-cell>
        </table:table-row>
        <table:table-row table:style-name="ro1">
          <table:table-cell office:value-type="float" office:value="-0.044188649223743" calcext:value-type="float">
            <text:p>-0.044188649223743</text:p>
          </table:table-cell>
          <table:table-cell office:value-type="float" office:value="0.0178016590862869" calcext:value-type="float">
            <text:p>0.0178016590862869</text:p>
          </table:table-cell>
          <table:table-cell office:value-type="float" office:value="-0.0578169407514095" calcext:value-type="float">
            <text:p>-0.0578169407514095</text:p>
          </table:table-cell>
        </table:table-row>
        <table:table-row table:style-name="ro1">
          <table:table-cell office:value-type="float" office:value="-0.0443381992756287" calcext:value-type="float">
            <text:p>-0.0443381992756287</text:p>
          </table:table-cell>
          <table:table-cell office:value-type="float" office:value="0.0177927971625018" calcext:value-type="float">
            <text:p>0.0177927971625018</text:p>
          </table:table-cell>
          <table:table-cell office:value-type="float" office:value="-0.0575760422281968" calcext:value-type="float">
            <text:p>-0.0575760422281968</text:p>
          </table:table-cell>
        </table:table-row>
        <table:table-row table:style-name="ro1">
          <table:table-cell office:value-type="float" office:value="-0.0444869882339598" calcext:value-type="float">
            <text:p>-0.0444869882339598</text:p>
          </table:table-cell>
          <table:table-cell office:value-type="float" office:value="0.017783990389212" calcext:value-type="float">
            <text:p>0.017783990389212</text:p>
          </table:table-cell>
          <table:table-cell office:value-type="float" office:value="-0.0573289434945279" calcext:value-type="float">
            <text:p>-0.0573289434945279</text:p>
          </table:table-cell>
        </table:table-row>
        <table:table-row table:style-name="ro1">
          <table:table-cell office:value-type="float" office:value="-0.0446350184158013" calcext:value-type="float">
            <text:p>-0.0446350184158013</text:p>
          </table:table-cell>
          <table:table-cell office:value-type="float" office:value="0.0177752382778274" calcext:value-type="float">
            <text:p>0.0177752382778274</text:p>
          </table:table-cell>
          <table:table-cell office:value-type="float" office:value="-0.057075793194139" calcext:value-type="float">
            <text:p>-0.057075793194139</text:p>
          </table:table-cell>
        </table:table-row>
        <table:table-row table:style-name="ro1">
          <table:table-cell office:value-type="float" office:value="-0.0447822919814097" calcext:value-type="float">
            <text:p>-0.0447822919814097</text:p>
          </table:table-cell>
          <table:table-cell office:value-type="float" office:value="0.0177665404350481" calcext:value-type="float">
            <text:p>0.0177665404350481</text:p>
          </table:table-cell>
          <table:table-cell office:value-type="float" office:value="-0.0568167385502361" calcext:value-type="float">
            <text:p>-0.0568167385502361</text:p>
          </table:table-cell>
        </table:table-row>
        <table:table-row table:style-name="ro1">
          <table:table-cell office:value-type="float" office:value="-0.0449288115369709" calcext:value-type="float">
            <text:p>-0.0449288115369709</text:p>
          </table:table-cell>
          <table:table-cell office:value-type="float" office:value="0.0177578963814987" calcext:value-type="float">
            <text:p>0.0177578963814987</text:p>
          </table:table-cell>
          <table:table-cell office:value-type="float" office:value="-0.0565519253728219" calcext:value-type="float">
            <text:p>-0.0565519253728219</text:p>
          </table:table-cell>
        </table:table-row>
        <table:table-row table:style-name="ro1">
          <table:table-cell office:value-type="float" office:value="-0.0450745790952119" calcext:value-type="float">
            <text:p>-0.0450745790952119</text:p>
          </table:table-cell>
          <table:table-cell office:value-type="float" office:value="0.0177493057291183" calcext:value-type="float">
            <text:p>0.0177493057291183</text:p>
          </table:table-cell>
          <table:table-cell office:value-type="float" office:value="-0.0562814975770543" calcext:value-type="float">
            <text:p>-0.0562814975770543</text:p>
          </table:table-cell>
        </table:table-row>
        <table:table-row table:style-name="ro1">
          <table:table-cell office:value-type="float" office:value="-0.0452195971370022" calcext:value-type="float">
            <text:p>-0.0452195971370022</text:p>
          </table:table-cell>
          <table:table-cell office:value-type="float" office:value="0.0177407680025353" calcext:value-type="float">
            <text:p>0.0177407680025353</text:p>
          </table:table-cell>
          <table:table-cell office:value-type="float" office:value="-0.0560055976612239" calcext:value-type="float">
            <text:p>-0.0560055976612239</text:p>
          </table:table-cell>
        </table:table-row>
        <table:table-row table:style-name="ro1">
          <table:table-cell office:value-type="float" office:value="-0.0453638680251722" calcext:value-type="float">
            <text:p>-0.0453638680251722</text:p>
          </table:table-cell>
          <table:table-cell office:value-type="float" office:value="0.0177322828214983" calcext:value-type="float">
            <text:p>0.0177322828214983</text:p>
          </table:table-cell>
          <table:table-cell office:value-type="float" office:value="-0.0557243666812757" calcext:value-type="float">
            <text:p>-0.0557243666812757</text:p>
          </table:table-cell>
        </table:table-row>
        <table:table-row table:style-name="ro1">
          <table:table-cell office:value-type="float" office:value="-0.0455073940990522" calcext:value-type="float">
            <text:p>-0.0455073940990522</text:p>
          </table:table-cell>
          <table:table-cell office:value-type="float" office:value="0.0177238497139926" calcext:value-type="float">
            <text:p>0.0177238497139926</text:p>
          </table:table-cell>
          <table:table-cell office:value-type="float" office:value="-0.0554379437678054" calcext:value-type="float">
            <text:p>-0.0554379437678054</text:p>
          </table:table-cell>
        </table:table-row>
        <table:table-row table:style-name="ro1">
          <table:table-cell office:value-type="float" office:value="-0.0456501778501438" calcext:value-type="float">
            <text:p>-0.0456501778501438</text:p>
          </table:table-cell>
          <table:table-cell office:value-type="float" office:value="0.0177154683045581" calcext:value-type="float">
            <text:p>0.0177154683045581</text:p>
          </table:table-cell>
          <table:table-cell office:value-type="float" office:value="-0.0551464668718527" calcext:value-type="float">
            <text:p>-0.0551464668718527</text:p>
          </table:table-cell>
        </table:table-row>
        <table:table-row table:style-name="ro1">
          <table:table-cell office:value-type="float" office:value="-0.0457922217594817" calcext:value-type="float">
            <text:p>-0.0457922217594817</text:p>
          </table:table-cell>
          <table:table-cell office:value-type="float" office:value="0.0177071381258498" calcext:value-type="float">
            <text:p>0.0177071381258498</text:p>
          </table:table-cell>
          <table:table-cell office:value-type="float" office:value="-0.0548500720283784" calcext:value-type="float">
            <text:p>-0.0548500720283784</text:p>
          </table:table-cell>
        </table:table-row>
        <table:table-row table:style-name="ro1">
          <table:table-cell office:value-type="float" office:value="-0.0459335282185034" calcext:value-type="float">
            <text:p>-0.0459335282185034</text:p>
          </table:table-cell>
          <table:table-cell office:value-type="float" office:value="0.0176988588043124" calcext:value-type="float">
            <text:p>0.0176988588043124</text:p>
          </table:table-cell>
          <table:table-cell office:value-type="float" office:value="-0.0545488938554495" calcext:value-type="float">
            <text:p>-0.0545488938554495</text:p>
          </table:table-cell>
        </table:table-row>
        <table:table-row table:style-name="ro1">
          <table:table-cell office:value-type="float" office:value="-0.0460741001259111" calcext:value-type="float">
            <text:p>-0.0460741001259111</text:p>
          </table:table-cell>
          <table:table-cell office:value-type="float" office:value="0.0176906298787419" calcext:value-type="float">
            <text:p>0.0176906298787419</text:p>
          </table:table-cell>
          <table:table-cell office:value-type="float" office:value="-0.0542430655808834" calcext:value-type="float">
            <text:p>-0.0542430655808834</text:p>
          </table:table-cell>
        </table:table-row>
        <table:table-row table:style-name="ro1">
          <table:table-cell office:value-type="float" office:value="-0.0462139397893278" calcext:value-type="float">
            <text:p>-0.0462139397893278</text:p>
          </table:table-cell>
          <table:table-cell office:value-type="float" office:value="0.0176824509775398" calcext:value-type="float">
            <text:p>0.0176824509775398</text:p>
          </table:table-cell>
          <table:table-cell office:value-type="float" office:value="-0.0539327185266891" calcext:value-type="float">
            <text:p>-0.0539327185266891</text:p>
          </table:table-cell>
        </table:table-row>
        <table:table-row table:style-name="ro1">
          <table:table-cell office:value-type="float" office:value="-0.0463530502846504" calcext:value-type="float">
            <text:p>-0.0463530502846504</text:p>
          </table:table-cell>
          <table:table-cell office:value-type="float" office:value="0.0176743216430426" calcext:value-type="float">
            <text:p>0.0176743216430426</text:p>
          </table:table-cell>
          <table:table-cell office:value-type="float" office:value="-0.053617982905485" calcext:value-type="float">
            <text:p>-0.053617982905485</text:p>
          </table:table-cell>
        </table:table-row>
        <table:table-row table:style-name="ro1">
          <table:table-cell office:value-type="float" office:value="-0.0464914340999757" calcext:value-type="float">
            <text:p>-0.0464914340999757</text:p>
          </table:table-cell>
          <table:table-cell office:value-type="float" office:value="0.0176662415073518" calcext:value-type="float">
            <text:p>0.0176662415073518</text:p>
          </table:table-cell>
          <table:table-cell office:value-type="float" office:value="-0.0532989870493383" calcext:value-type="float">
            <text:p>-0.0532989870493383</text:p>
          </table:table-cell>
        </table:table-row>
        <table:table-row table:style-name="ro1">
          <table:table-cell office:value-type="float" office:value="-0.0466290942404985" calcext:value-type="float">
            <text:p>-0.0466290942404985</text:p>
          </table:table-cell>
          <table:table-cell office:value-type="float" office:value="0.0176582101138831" calcext:value-type="float">
            <text:p>0.0176582101138831</text:p>
          </table:table-cell>
          <table:table-cell office:value-type="float" office:value="-0.0529758579577433" calcext:value-type="float">
            <text:p>-0.0529758579577433</text:p>
          </table:table-cell>
        </table:table-row>
        <table:table-row table:style-name="ro1">
          <table:table-cell office:value-type="float" office:value="-0.0467660336320661" calcext:value-type="float">
            <text:p>-0.0467660336320661</text:p>
          </table:table-cell>
          <table:table-cell office:value-type="float" office:value="0.0176502271002996" calcext:value-type="float">
            <text:p>0.0176502271002996</text:p>
          </table:table-cell>
          <table:table-cell office:value-type="float" office:value="-0.0526487212879623" calcext:value-type="float">
            <text:p>-0.0526487212879623</text:p>
          </table:table-cell>
        </table:table-row>
        <table:table-row table:style-name="ro1">
          <table:table-cell office:value-type="float" office:value="-0.0469022552069594" calcext:value-type="float">
            <text:p>-0.0469022552069594</text:p>
          </table:table-cell>
          <table:table-cell office:value-type="float" office:value="0.0176422920115868" calcext:value-type="float">
            <text:p>0.0176422920115868</text:p>
          </table:table-cell>
          <table:table-cell office:value-type="float" office:value="-0.052317700885457" calcext:value-type="float">
            <text:p>-0.052317700885457</text:p>
          </table:table-cell>
        </table:table-row>
        <table:table-row table:style-name="ro1">
          <table:table-cell office:value-type="float" office:value="-0.0470377620704898" calcext:value-type="float">
            <text:p>-0.0470377620704898</text:p>
          </table:table-cell>
          <table:table-cell office:value-type="float" office:value="0.01763440448878" calcext:value-type="float">
            <text:p>0.01763440448878</text:p>
          </table:table-cell>
          <table:table-cell office:value-type="float" office:value="-0.051982919542809" calcext:value-type="float">
            <text:p>-0.051982919542809</text:p>
          </table:table-cell>
        </table:table-row>
        <table:table-row table:style-name="ro1">
          <table:table-cell office:value-type="float" office:value="-0.0471725573293579" calcext:value-type="float">
            <text:p>-0.0471725573293579</text:p>
          </table:table-cell>
          <table:table-cell office:value-type="float" office:value="0.017626564080539" calcext:value-type="float">
            <text:p>0.017626564080539</text:p>
          </table:table-cell>
          <table:table-cell office:value-type="float" office:value="-0.0516444982725239" calcext:value-type="float">
            <text:p>-0.0516444982725239</text:p>
          </table:table-cell>
        </table:table-row>
        <table:table-row table:style-name="ro1">
          <table:table-cell office:value-type="float" office:value="-0.0473066440041126" calcext:value-type="float">
            <text:p>-0.0473066440041126</text:p>
          </table:table-cell>
          <table:table-cell office:value-type="float" office:value="0.0176187704292157" calcext:value-type="float">
            <text:p>0.0176187704292157</text:p>
          </table:table-cell>
          <table:table-cell office:value-type="float" office:value="-0.0513025568151804" calcext:value-type="float">
            <text:p>-0.0513025568151804</text:p>
          </table:table-cell>
        </table:table-row>
        <table:table-row table:style-name="ro1">
          <table:table-cell office:value-type="float" office:value="-0.0474400256182603" calcext:value-type="float">
            <text:p>-0.0474400256182603</text:p>
          </table:table-cell>
          <table:table-cell office:value-type="float" office:value="0.0176110230893367" calcext:value-type="float">
            <text:p>0.0176110230893367</text:p>
          </table:table-cell>
          <table:table-cell office:value-type="float" office:value="-0.050957213672459" calcext:value-type="float">
            <text:p>-0.050957213672459</text:p>
          </table:table-cell>
        </table:table-row>
        <table:table-row table:style-name="ro1">
          <table:table-cell office:value-type="float" office:value="-0.0475727050913647" calcext:value-type="float">
            <text:p>-0.0475727050913647</text:p>
          </table:table-cell>
          <table:table-cell office:value-type="float" office:value="0.0176033217053756" calcext:value-type="float">
            <text:p>0.0176033217053756</text:p>
          </table:table-cell>
          <table:table-cell office:value-type="float" office:value="-0.0506085855957739" calcext:value-type="float">
            <text:p>-0.0506085855957739</text:p>
          </table:table-cell>
        </table:table-row>
        <table:table-row table:style-name="ro1">
          <table:table-cell office:value-type="float" office:value="-0.0477046860925309" calcext:value-type="float">
            <text:p>-0.0477046860925309</text:p>
          </table:table-cell>
          <table:table-cell office:value-type="float" office:value="0.0175956658358678" calcext:value-type="float">
            <text:p>0.0175956658358678</text:p>
          </table:table-cell>
          <table:table-cell office:value-type="float" office:value="-0.0502567883862715" calcext:value-type="float">
            <text:p>-0.0502567883862715</text:p>
          </table:table-cell>
        </table:table-row>
        <table:table-row table:style-name="ro1">
          <table:table-cell office:value-type="float" office:value="-0.0478359716763917" calcext:value-type="float">
            <text:p>-0.0478359716763917</text:p>
          </table:table-cell>
          <table:table-cell office:value-type="float" office:value="0.0175880551297643" calcext:value-type="float">
            <text:p>0.0175880551297643</text:p>
          </table:table-cell>
          <table:table-cell office:value-type="float" office:value="-0.0499019361242803" calcext:value-type="float">
            <text:p>-0.0499019361242803</text:p>
          </table:table-cell>
        </table:table-row>
        <table:table-row table:style-name="ro1">
          <table:table-cell office:value-type="float" office:value="-0.047966565383183" calcext:value-type="float">
            <text:p>-0.047966565383183</text:p>
          </table:table-cell>
          <table:table-cell office:value-type="float" office:value="0.0175804891478174" calcext:value-type="float">
            <text:p>0.0175804891478174</text:p>
          </table:table-cell>
          <table:table-cell office:value-type="float" office:value="-0.0495441417172893" calcext:value-type="float">
            <text:p>-0.0495441417172893</text:p>
          </table:table-cell>
        </table:table-row>
        <table:table-row table:style-name="ro1">
          <table:table-cell office:value-type="float" office:value="-0.0480964706364075" calcext:value-type="float">
            <text:p>-0.0480964706364075</text:p>
          </table:table-cell>
          <table:table-cell office:value-type="float" office:value="0.0175729675458407" calcext:value-type="float">
            <text:p>0.0175729675458407</text:p>
          </table:table-cell>
          <table:table-cell office:value-type="float" office:value="-0.0491835168883736" calcext:value-type="float">
            <text:p>-0.0491835168883736</text:p>
          </table:table-cell>
        </table:table-row>
        <table:table-row table:style-name="ro1">
          <table:table-cell office:value-type="float" office:value="-0.0482256908239335" calcext:value-type="float">
            <text:p>-0.0482256908239335</text:p>
          </table:table-cell>
          <table:table-cell office:value-type="float" office:value="0.017565489887789" calcext:value-type="float">
            <text:p>0.017565489887789</text:p>
          </table:table-cell>
          <table:table-cell office:value-type="float" office:value="-0.0488201717031844" calcext:value-type="float">
            <text:p>-0.0488201717031844</text:p>
          </table:table-cell>
        </table:table-row>
        <table:table-row table:style-name="ro1">
          <table:table-cell office:value-type="float" office:value="-0.0483542294609472" calcext:value-type="float">
            <text:p>-0.0483542294609472</text:p>
          </table:table-cell>
          <table:table-cell office:value-type="float" office:value="0.0175580558346485" calcext:value-type="float">
            <text:p>0.0175580558346485</text:p>
          </table:table-cell>
          <table:table-cell office:value-type="float" office:value="-0.0484542153248446" calcext:value-type="float">
            <text:p>-0.0484542153248446</text:p>
          </table:table-cell>
        </table:table-row>
        <table:table-row table:style-name="ro1">
          <table:table-cell office:value-type="float" office:value="-0.0484820900146579" calcext:value-type="float">
            <text:p>-0.0484820900146579</text:p>
          </table:table-cell>
          <table:table-cell office:value-type="float" office:value="0.0175506649560259" calcext:value-type="float">
            <text:p>0.0175506649560259</text:p>
          </table:table-cell>
          <table:table-cell office:value-type="float" office:value="-0.0480857552805913" calcext:value-type="float">
            <text:p>-0.0480857552805913</text:p>
          </table:table-cell>
        </table:table-row>
        <table:table-row table:style-name="ro1">
          <table:table-cell office:value-type="float" office:value="-0.0486092758143781" calcext:value-type="float">
            <text:p>-0.0486092758143781</text:p>
          </table:table-cell>
          <table:table-cell office:value-type="float" office:value="0.0175433169163994" calcext:value-type="float">
            <text:p>0.0175433169163994</text:p>
          </table:table-cell>
          <table:table-cell office:value-type="float" office:value="-0.0477148979639575" calcext:value-type="float">
            <text:p>-0.0477148979639575</text:p>
          </table:table-cell>
        </table:table-row>
        <table:table-row table:style-name="ro1">
          <table:table-cell office:value-type="float" office:value="-0.0487357906388715" calcext:value-type="float">
            <text:p>-0.0487357906388715</text:p>
          </table:table-cell>
          <table:table-cell office:value-type="float" office:value="0.0175360112934387" calcext:value-type="float">
            <text:p>0.0175360112934387</text:p>
          </table:table-cell>
          <table:table-cell office:value-type="float" office:value="-0.0473417486600569" calcext:value-type="float">
            <text:p>-0.0473417486600569</text:p>
          </table:table-cell>
        </table:table-row>
        <table:table-row table:style-name="ro1">
          <table:table-cell office:value-type="float" office:value="-0.0488616376582984" calcext:value-type="float">
            <text:p>-0.0488616376582984</text:p>
          </table:table-cell>
          <table:table-cell office:value-type="float" office:value="0.0175287477566493" calcext:value-type="float">
            <text:p>0.0175287477566493</text:p>
          </table:table-cell>
          <table:table-cell office:value-type="float" office:value="-0.0469664110762935" calcext:value-type="float">
            <text:p>-0.0469664110762935</text:p>
          </table:table-cell>
        </table:table-row>
        <table:table-row table:style-name="ro1">
          <table:table-cell office:value-type="float" office:value="-0.0489868204833245" calcext:value-type="float">
            <text:p>-0.0489868204833245</text:p>
          </table:table-cell>
          <table:table-cell office:value-type="float" office:value="0.0175215258882127" calcext:value-type="float">
            <text:p>0.0175215258882127</text:p>
          </table:table-cell>
          <table:table-cell office:value-type="float" office:value="-0.0465889878311088" calcext:value-type="float">
            <text:p>-0.0465889878311088</text:p>
          </table:table-cell>
        </table:table-row>
        <table:table-row table:style-name="ro1">
          <table:table-cell office:value-type="float" office:value="-0.0491113425633467" calcext:value-type="float">
            <text:p>-0.0491113425633467</text:p>
          </table:table-cell>
          <table:table-cell office:value-type="float" office:value="0.0175143453664279" calcext:value-type="float">
            <text:p>0.0175143453664279</text:p>
          </table:table-cell>
          <table:table-cell office:value-type="float" office:value="-0.0462095804354967" calcext:value-type="float">
            <text:p>-0.0462095804354967</text:p>
          </table:table-cell>
        </table:table-row>
        <table:table-row table:style-name="ro1">
          <table:table-cell office:value-type="float" office:value="-0.0492352072685876" calcext:value-type="float">
            <text:p>-0.0492352072685876</text:p>
          </table:table-cell>
          <table:table-cell office:value-type="float" office:value="0.0175072057786354" calcext:value-type="float">
            <text:p>0.0175072057786354</text:p>
          </table:table-cell>
          <table:table-cell office:value-type="float" office:value="-0.0458282888112227" calcext:value-type="float">
            <text:p>-0.0458282888112227</text:p>
          </table:table-cell>
        </table:table-row>
        <table:table-row table:style-name="ro1">
          <table:table-cell office:value-type="float" office:value="-0.0493584180543301" calcext:value-type="float">
            <text:p>-0.0493584180543301</text:p>
          </table:table-cell>
          <table:table-cell office:value-type="float" office:value="0.0175001068101911" calcext:value-type="float">
            <text:p>0.0175001068101911</text:p>
          </table:table-cell>
          <table:table-cell office:value-type="float" office:value="-0.045445212038836" calcext:value-type="float">
            <text:p>-0.045445212038836</text:p>
          </table:table-cell>
        </table:table-row>
        <table:table-row table:style-name="ro1">
          <table:table-cell office:value-type="float" office:value="-0.0494809782876932" calcext:value-type="float">
            <text:p>-0.0494809782876932</text:p>
          </table:table-cell>
          <table:table-cell office:value-type="float" office:value="0.0174930480559121" calcext:value-type="float">
            <text:p>0.0174930480559121</text:p>
          </table:table-cell>
          <table:table-cell office:value-type="float" office:value="-0.0450604476160132" calcext:value-type="float">
            <text:p>-0.0450604476160132</text:p>
          </table:table-cell>
        </table:table-row>
        <table:table-row table:style-name="ro1">
          <table:table-cell office:value-type="float" office:value="-0.0496028911594476" calcext:value-type="float">
            <text:p>-0.0496028911594476</text:p>
          </table:table-cell>
          <table:table-cell office:value-type="float" office:value="0.0174860292063914" calcext:value-type="float">
            <text:p>0.0174860292063914</text:p>
          </table:table-cell>
          <table:table-cell office:value-type="float" office:value="-0.0446740919524125" calcext:value-type="float">
            <text:p>-0.0446740919524125</text:p>
          </table:table-cell>
        </table:table-row>
        <table:table-row table:style-name="ro1">
          <table:table-cell office:value-type="float" office:value="-0.0497241602743729" calcext:value-type="float">
            <text:p>-0.0497241602743729</text:p>
          </table:table-cell>
          <table:table-cell office:value-type="float" office:value="0.0174790498661207" calcext:value-type="float">
            <text:p>0.0174790498661207</text:p>
          </table:table-cell>
          <table:table-cell office:value-type="float" office:value="-0.044286240387964" calcext:value-type="float">
            <text:p>-0.044286240387964</text:p>
          </table:table-cell>
        </table:table-row>
        <table:table-row table:style-name="ro1">
          <table:table-cell office:value-type="float" office:value="-0.0498447885446448" calcext:value-type="float">
            <text:p>-0.0498447885446448</text:p>
          </table:table-cell>
          <table:table-cell office:value-type="float" office:value="0.0174721097317299" calcext:value-type="float">
            <text:p>0.0174721097317299</text:p>
          </table:table-cell>
          <table:table-cell office:value-type="float" office:value="-0.0438969866659034" calcext:value-type="float">
            <text:p>-0.0438969866659034</text:p>
          </table:table-cell>
        </table:table-row>
        <table:table-row table:style-name="ro1">
          <table:table-cell office:value-type="float" office:value="-0.0499647795470584" calcext:value-type="float">
            <text:p>-0.0499647795470584</text:p>
          </table:table-cell>
          <table:table-cell office:value-type="float" office:value="0.0174652084154892" calcext:value-type="float">
            <text:p>0.0174652084154892</text:p>
          </table:table-cell>
          <table:table-cell office:value-type="float" office:value="-0.0435064237185034" calcext:value-type="float">
            <text:p>-0.0435064237185034</text:p>
          </table:table-cell>
        </table:table-row>
        <table:table-row table:style-name="ro1">
          <table:table-cell office:value-type="float" office:value="-0.0500841361608627" calcext:value-type="float">
            <text:p>-0.0500841361608627</text:p>
          </table:table-cell>
          <table:table-cell office:value-type="float" office:value="0.0174583456221625" calcext:value-type="float">
            <text:p>0.0174583456221625</text:p>
          </table:table-cell>
          <table:table-cell office:value-type="float" office:value="-0.0431146428804263" calcext:value-type="float">
            <text:p>-0.0431146428804263</text:p>
          </table:table-cell>
        </table:table-row>
        <table:table-row table:style-name="ro1">
          <table:table-cell office:value-type="float" office:value="-0.050202861672689" calcext:value-type="float">
            <text:p>-0.050202861672689</text:p>
          </table:table-cell>
          <table:table-cell office:value-type="float" office:value="0.0174515209698054" calcext:value-type="float">
            <text:p>0.0174515209698054</text:p>
          </table:table-cell>
          <table:table-cell office:value-type="float" office:value="-0.0427217344225739" calcext:value-type="float">
            <text:p>-0.0427217344225739</text:p>
          </table:table-cell>
        </table:table-row>
        <table:table-row table:style-name="ro1">
          <table:table-cell office:value-type="float" office:value="-0.0503209591783144" calcext:value-type="float">
            <text:p>-0.0503209591783144</text:p>
          </table:table-cell>
          <table:table-cell office:value-type="float" office:value="0.0174447341733039" calcext:value-type="float">
            <text:p>0.0174447341733039</text:p>
          </table:table-cell>
          <table:table-cell office:value-type="float" office:value="-0.0423277875258865" calcext:value-type="float">
            <text:p>-0.0423277875258865</text:p>
          </table:table-cell>
        </table:table-row>
        <table:table-row table:style-name="ro1">
          <table:table-cell office:value-type="float" office:value="-0.0504384316688863" calcext:value-type="float">
            <text:p>-0.0504384316688863</text:p>
          </table:table-cell>
          <table:table-cell office:value-type="float" office:value="0.0174379848570782" calcext:value-type="float">
            <text:p>0.0174379848570782</text:p>
          </table:table-cell>
          <table:table-cell office:value-type="float" office:value="-0.0419328897939275" calcext:value-type="float">
            <text:p>-0.0419328897939275</text:p>
          </table:table-cell>
        </table:table-row>
        <table:table-row table:style-name="ro1">
          <table:table-cell office:value-type="float" office:value="-0.050555282199629" calcext:value-type="float">
            <text:p>-0.050555282199629</text:p>
          </table:table-cell>
          <table:table-cell office:value-type="float" office:value="0.0174312727440566" calcext:value-type="float">
            <text:p>0.0174312727440566</text:p>
          </table:table-cell>
          <table:table-cell office:value-type="float" office:value="-0.0415371279953725" calcext:value-type="float">
            <text:p>-0.0415371279953725</text:p>
          </table:table-cell>
        </table:table-row>
        <table:table-row table:style-name="ro1">
          <table:table-cell office:value-type="float" office:value="-0.0506715137205023" calcext:value-type="float">
            <text:p>-0.0506715137205023</text:p>
          </table:table-cell>
          <table:table-cell office:value-type="float" office:value="0.0174245974669043" calcext:value-type="float">
            <text:p>0.0174245974669043</text:p>
          </table:table-cell>
          <table:table-cell office:value-type="float" office:value="-0.0411405873176618" calcext:value-type="float">
            <text:p>-0.0411405873176618</text:p>
          </table:table-cell>
        </table:table-row>
        <table:table-row table:style-name="ro1">
          <table:table-cell office:value-type="float" office:value="-0.0507871289924019" calcext:value-type="float">
            <text:p>-0.0507871289924019</text:p>
          </table:table-cell>
          <table:table-cell office:value-type="float" office:value="0.0174179587544045" calcext:value-type="float">
            <text:p>0.0174179587544045</text:p>
          </table:table-cell>
          <table:table-cell office:value-type="float" office:value="-0.0407433518583578" calcext:value-type="float">
            <text:p>-0.0407433518583578</text:p>
          </table:table-cell>
        </table:table-row>
        <table:table-row table:style-name="ro1">
          <table:table-cell office:value-type="float" office:value="-0.0509021311817567" calcext:value-type="float">
            <text:p>-0.0509021311817567</text:p>
          </table:table-cell>
          <table:table-cell office:value-type="float" office:value="0.0174113562492403" calcext:value-type="float">
            <text:p>0.0174113562492403</text:p>
          </table:table-cell>
          <table:table-cell office:value-type="float" office:value="-0.0403455046399936" calcext:value-type="float">
            <text:p>-0.0403455046399936</text:p>
          </table:table-cell>
        </table:table-row>
        <table:table-row table:style-name="ro1">
          <table:table-cell office:value-type="float" office:value="-0.0510165227575066" calcext:value-type="float">
            <text:p>-0.0510165227575066</text:p>
          </table:table-cell>
          <table:table-cell office:value-type="float" office:value="0.0174047896864364" calcext:value-type="float">
            <text:p>0.0174047896864364</text:p>
          </table:table-cell>
          <table:table-cell office:value-type="float" office:value="-0.0399471270812191" calcext:value-type="float">
            <text:p>-0.0399471270812191</text:p>
          </table:table-cell>
        </table:table-row>
        <table:table-row table:style-name="ro1">
          <table:table-cell office:value-type="float" office:value="-0.0511303068528816" calcext:value-type="float">
            <text:p>-0.0511303068528816</text:p>
          </table:table-cell>
          <table:table-cell office:value-type="float" office:value="0.0173982587164511" calcext:value-type="float">
            <text:p>0.0173982587164511</text:p>
          </table:table-cell>
          <table:table-cell office:value-type="float" office:value="-0.039548299781228" calcext:value-type="float">
            <text:p>-0.039548299781228</text:p>
          </table:table-cell>
        </table:table-row>
        <table:table-row table:style-name="ro1">
          <table:table-cell office:value-type="float" office:value="-0.0512434859061273" calcext:value-type="float">
            <text:p>-0.0512434859061273</text:p>
          </table:table-cell>
          <table:table-cell office:value-type="float" office:value="0.0173917630822383" calcext:value-type="float">
            <text:p>0.0173917630822383</text:p>
          </table:table-cell>
          <table:table-cell office:value-type="float" office:value="-0.0391491017323053" calcext:value-type="float">
            <text:p>-0.0391491017323053</text:p>
          </table:table-cell>
        </table:table-row>
        <table:table-row table:style-name="ro1">
          <table:table-cell office:value-type="float" office:value="-0.0513560627697657" calcext:value-type="float">
            <text:p>-0.0513560627697657</text:p>
          </table:table-cell>
          <table:table-cell office:value-type="float" office:value="0.0173853024397017" calcext:value-type="float">
            <text:p>0.0173853024397017</text:p>
          </table:table-cell>
          <table:table-cell office:value-type="float" office:value="-0.0387496108541774" calcext:value-type="float">
            <text:p>-0.0387496108541774</text:p>
          </table:table-cell>
        </table:table-row>
        <table:table-row table:style-name="ro1">
          <table:table-cell office:value-type="float" office:value="-0.0514680401150595" calcext:value-type="float">
            <text:p>-0.0514680401150595</text:p>
          </table:table-cell>
          <table:table-cell office:value-type="float" office:value="0.0173788765413258" calcext:value-type="float">
            <text:p>0.0173788765413258</text:p>
          </table:table-cell>
          <table:table-cell office:value-type="float" office:value="-0.0383499039686708" calcext:value-type="float">
            <text:p>-0.0383499039686708</text:p>
          </table:table-cell>
        </table:table-row>
        <table:table-row table:style-name="ro1">
          <table:table-cell office:value-type="float" office:value="-0.0515794205213499" calcext:value-type="float">
            <text:p>-0.0515794205213499</text:p>
          </table:table-cell>
          <table:table-cell office:value-type="float" office:value="0.0173724850487181" calcext:value-type="float">
            <text:p>0.0173724850487181</text:p>
          </table:table-cell>
          <table:table-cell office:value-type="float" office:value="-0.037950056313879" calcext:value-type="float">
            <text:p>-0.037950056313879</text:p>
          </table:table-cell>
        </table:table-row>
        <table:table-row table:style-name="ro1">
          <table:table-cell office:value-type="float" office:value="-0.0516902066477927" calcext:value-type="float">
            <text:p>-0.0516902066477927</text:p>
          </table:table-cell>
          <table:table-cell office:value-type="float" office:value="0.0173661277215378" calcext:value-type="float">
            <text:p>0.0173661277215378</text:p>
          </table:table-cell>
          <table:table-cell office:value-type="float" office:value="-0.0375501422896218" calcext:value-type="float">
            <text:p>-0.0375501422896218</text:p>
          </table:table-cell>
        </table:table-row>
        <table:table-row table:style-name="ro1">
          <table:table-cell office:value-type="float" office:value="-0.0518004010659958" calcext:value-type="float">
            <text:p>-0.0518004010659958</text:p>
          </table:table-cell>
          <table:table-cell office:value-type="float" office:value="0.0173598042286574" calcext:value-type="float">
            <text:p>0.0173598042286574</text:p>
          </table:table-cell>
          <table:table-cell office:value-type="float" office:value="-0.0371502347132624" calcext:value-type="float">
            <text:p>-0.0371502347132624</text:p>
          </table:table-cell>
        </table:table-row>
        <table:table-row table:style-name="ro1">
          <table:table-cell office:value-type="float" office:value="-0.0519100061786831" calcext:value-type="float">
            <text:p>-0.0519100061786831</text:p>
          </table:table-cell>
          <table:table-cell office:value-type="float" office:value="0.0173535143345189" calcext:value-type="float">
            <text:p>0.0173535143345189</text:p>
          </table:table-cell>
          <table:table-cell office:value-type="float" office:value="-0.0367504053152556" calcext:value-type="float">
            <text:p>-0.0367504053152556</text:p>
          </table:table-cell>
        </table:table-row>
        <table:table-row table:style-name="ro1">
          <table:table-cell office:value-type="float" office:value="-0.0520190248161807" calcext:value-type="float">
            <text:p>-0.0520190248161807</text:p>
          </table:table-cell>
          <table:table-cell office:value-type="float" office:value="0.0173472577167516" calcext:value-type="float">
            <text:p>0.0173472577167516</text:p>
          </table:table-cell>
          <table:table-cell office:value-type="float" office:value="-0.0363507247582717" calcext:value-type="float">
            <text:p>-0.0363507247582717</text:p>
          </table:table-cell>
        </table:table-row>
        <table:table-row table:style-name="ro1">
          <table:table-cell office:value-type="float" office:value="-0.0521274591851941" calcext:value-type="float">
            <text:p>-0.0521274591851941</text:p>
          </table:table-cell>
          <table:table-cell office:value-type="float" office:value="0.0173410341452965" calcext:value-type="float">
            <text:p>0.0173410341452965</text:p>
          </table:table-cell>
          <table:table-cell office:value-type="float" office:value="-0.0359512621624092" calcext:value-type="float">
            <text:p>-0.0359512621624092</text:p>
          </table:table-cell>
        </table:table-row>
        <table:table-row table:style-name="ro1">
          <table:table-cell office:value-type="float" office:value="-0.0522353119273376" calcext:value-type="float">
            <text:p>-0.0522353119273376</text:p>
          </table:table-cell>
          <table:table-cell office:value-type="float" office:value="0.017334843302361" calcext:value-type="float">
            <text:p>0.017334843302361</text:p>
          </table:table-cell>
          <table:table-cell office:value-type="float" office:value="-0.0355520855924163" calcext:value-type="float">
            <text:p>-0.0355520855924163</text:p>
          </table:table-cell>
        </table:table-row>
        <table:table-row table:style-name="ro1">
          <table:table-cell office:value-type="float" office:value="-0.0523425855243447" calcext:value-type="float">
            <text:p>-0.0523425855243447</text:p>
          </table:table-cell>
          <table:table-cell office:value-type="float" office:value="0.0173286849661676" calcext:value-type="float">
            <text:p>0.0173286849661676</text:p>
          </table:table-cell>
          <table:table-cell office:value-type="float" office:value="-0.0351532620370965" calcext:value-type="float">
            <text:p>-0.0351532620370965</text:p>
          </table:table-cell>
        </table:table-row>
        <table:table-row table:style-name="ro1">
          <table:table-cell office:value-type="float" office:value="-0.0524492823874862" calcext:value-type="float">
            <text:p>-0.0524492823874862</text:p>
          </table:table-cell>
          <table:table-cell office:value-type="float" office:value="0.0173225588234235" calcext:value-type="float">
            <text:p>0.0173225588234235</text:p>
          </table:table-cell>
          <table:table-cell office:value-type="float" office:value="-0.0347548569279155" calcext:value-type="float">
            <text:p>-0.0347548569279155</text:p>
          </table:table-cell>
        </table:table-row>
        <table:table-row table:style-name="ro1">
          <table:table-cell office:value-type="float" office:value="-0.0525554050290113" calcext:value-type="float">
            <text:p>-0.0525554050290113</text:p>
          </table:table-cell>
          <table:table-cell office:value-type="float" office:value="0.0173164646582753" calcext:value-type="float">
            <text:p>0.0173164646582753</text:p>
          </table:table-cell>
          <table:table-cell office:value-type="float" office:value="-0.0343569348895678" calcext:value-type="float">
            <text:p>-0.0343569348895678</text:p>
          </table:table-cell>
        </table:table-row>
        <table:table-row table:style-name="ro1">
          <table:table-cell office:value-type="float" office:value="-0.0526609558951178" calcext:value-type="float">
            <text:p>-0.0526609558951178</text:p>
          </table:table-cell>
          <table:table-cell office:value-type="float" office:value="0.0173104021634375" calcext:value-type="float">
            <text:p>0.0173104021634375</text:p>
          </table:table-cell>
          <table:table-cell office:value-type="float" office:value="-0.0339595590005959" calcext:value-type="float">
            <text:p>-0.0339595590005959</text:p>
          </table:table-cell>
        </table:table-row>
        <table:table-row table:style-name="ro1">
          <table:table-cell office:value-type="float" office:value="-0.0527659372834954" calcext:value-type="float">
            <text:p>-0.0527659372834954</text:p>
          </table:table-cell>
          <table:table-cell office:value-type="float" office:value="0.0173043711266078" calcext:value-type="float">
            <text:p>0.0173043711266078</text:p>
          </table:table-cell>
          <table:table-cell office:value-type="float" office:value="-0.033562791294045" calcext:value-type="float">
            <text:p>-0.033562791294045</text:p>
          </table:table-cell>
        </table:table-row>
        <table:table-row table:style-name="ro1">
          <table:table-cell office:value-type="float" office:value="-0.0528703519397603" calcext:value-type="float">
            <text:p>-0.0528703519397603</text:p>
          </table:table-cell>
          <table:table-cell office:value-type="float" office:value="0.0172983712480174" calcext:value-type="float">
            <text:p>0.0172983712480174</text:p>
          </table:table-cell>
          <table:table-cell office:value-type="float" office:value="-0.0331666927813334" calcext:value-type="float">
            <text:p>-0.0331666927813334</text:p>
          </table:table-cell>
        </table:table-row>
        <table:table-row table:style-name="ro1">
          <table:table-cell office:value-type="float" office:value="-0.0529742019541694" calcext:value-type="float">
            <text:p>-0.0529742019541694</text:p>
          </table:table-cell>
          <table:table-cell office:value-type="float" office:value="0.0172924023191592" calcext:value-type="float">
            <text:p>0.0172924023191592</text:p>
          </table:table-cell>
          <table:table-cell office:value-type="float" office:value="-0.0327713229324456" calcext:value-type="float">
            <text:p>-0.0327713229324456</text:p>
          </table:table-cell>
        </table:table-row>
        <table:table-row table:style-name="ro1">
          <table:table-cell office:value-type="float" office:value="-0.053077490124568" calcext:value-type="float">
            <text:p>-0.053077490124568</text:p>
          </table:table-cell>
          <table:table-cell office:value-type="float" office:value="0.017286464045474" calcext:value-type="float">
            <text:p>0.017286464045474</text:p>
          </table:table-cell>
          <table:table-cell office:value-type="float" office:value="-0.0323767404706576" calcext:value-type="float">
            <text:p>-0.0323767404706576</text:p>
          </table:table-cell>
        </table:table-row>
        <table:table-row table:style-name="ro1">
          <table:table-cell office:value-type="float" office:value="-0.0531802185961862" calcext:value-type="float">
            <text:p>-0.0531802185961862</text:p>
          </table:table-cell>
          <table:table-cell office:value-type="float" office:value="0.0172805562238254" calcext:value-type="float">
            <text:p>0.0172805562238254</text:p>
          </table:table-cell>
          <table:table-cell office:value-type="float" office:value="-0.0319830025945489" calcext:value-type="float">
            <text:p>-0.0319830025945489</text:p>
          </table:table-cell>
        </table:table-row>
        <table:table-row table:style-name="ro1">
          <table:table-cell office:value-type="float" office:value="-0.0532823899705194" calcext:value-type="float">
            <text:p>-0.0532823899705194</text:p>
          </table:table-cell>
          <table:table-cell office:value-type="float" office:value="0.0172746785625823" calcext:value-type="float">
            <text:p>0.0172746785625823</text:p>
          </table:table-cell>
          <table:table-cell office:value-type="float" office:value="-0.0315901655227047" calcext:value-type="float">
            <text:p>-0.0315901655227047</text:p>
          </table:table-cell>
        </table:table-row>
        <table:table-row table:style-name="ro1">
          <table:table-cell office:value-type="float" office:value="-0.0533840067087239" calcext:value-type="float">
            <text:p>-0.0533840067087239</text:p>
          </table:table-cell>
          <table:table-cell office:value-type="float" office:value="0.01726883086553" calcext:value-type="float">
            <text:p>0.01726883086553</text:p>
          </table:table-cell>
          <table:table-cell office:value-type="float" office:value="-0.0311982844785064" calcext:value-type="float">
            <text:p>-0.0311982844785064</text:p>
          </table:table-cell>
        </table:table-row>
        <table:table-row table:style-name="ro1">
          <table:table-cell office:value-type="float" office:value="-0.0534850712194269" calcext:value-type="float">
            <text:p>-0.0534850712194269</text:p>
          </table:table-cell>
          <table:table-cell office:value-type="float" office:value="0.0172630128443003" calcext:value-type="float">
            <text:p>0.0172630128443003</text:p>
          </table:table-cell>
          <table:table-cell office:value-type="float" office:value="-0.0308074132139569" calcext:value-type="float">
            <text:p>-0.0308074132139569</text:p>
          </table:table-cell>
        </table:table-row>
        <table:table-row table:style-name="ro1">
          <table:table-cell office:value-type="float" office:value="-0.0535855860285921" calcext:value-type="float">
            <text:p>-0.0535855860285921</text:p>
          </table:table-cell>
          <table:table-cell office:value-type="float" office:value="0.0172572243074109" calcext:value-type="float">
            <text:p>0.0172572243074109</text:p>
          </table:table-cell>
          <table:table-cell office:value-type="float" office:value="-0.0304176047650484" calcext:value-type="float">
            <text:p>-0.0304176047650484</text:p>
          </table:table-cell>
        </table:table-row>
        <table:table-row table:style-name="ro1">
          <table:table-cell office:value-type="float" office:value="-0.0536855536103931" calcext:value-type="float">
            <text:p>-0.0536855536103931</text:p>
          </table:table-cell>
          <table:table-cell office:value-type="float" office:value="0.0172514649713906" calcext:value-type="float">
            <text:p>0.0172514649713906</text:p>
          </table:table-cell>
          <table:table-cell office:value-type="float" office:value="-0.0300289107171836" calcext:value-type="float">
            <text:p>-0.0300289107171836</text:p>
          </table:table-cell>
        </table:table-row>
        <table:table-row table:style-name="ro1">
          <table:table-cell office:value-type="float" office:value="-0.0537849763029754" calcext:value-type="float">
            <text:p>-0.0537849763029754</text:p>
          </table:table-cell>
          <table:table-cell office:value-type="float" office:value="0.0172457346473125" calcext:value-type="float">
            <text:p>0.0172457346473125</text:p>
          </table:table-cell>
          <table:table-cell office:value-type="float" office:value="-0.0296413817097441" calcext:value-type="float">
            <text:p>-0.0296413817097441</text:p>
          </table:table-cell>
        </table:table-row>
        <table:table-row table:style-name="ro1">
          <table:table-cell office:value-type="float" office:value="-0.0538838569030739" calcext:value-type="float">
            <text:p>-0.0538838569030739</text:p>
          </table:table-cell>
          <table:table-cell office:value-type="float" office:value="0.0172400330582471" calcext:value-type="float">
            <text:p>0.0172400330582471</text:p>
          </table:table-cell>
          <table:table-cell office:value-type="float" office:value="-0.0292550674642067" calcext:value-type="float">
            <text:p>-0.0292550674642067</text:p>
          </table:table-cell>
        </table:table-row>
        <table:table-row table:style-name="ro1">
          <table:table-cell office:value-type="float" office:value="-0.0539821975605367" calcext:value-type="float">
            <text:p>-0.0539821975605367</text:p>
          </table:table-cell>
          <table:table-cell office:value-type="float" office:value="0.0172343600182406" calcext:value-type="float">
            <text:p>0.0172343600182406</text:p>
          </table:table-cell>
          <table:table-cell office:value-type="float" office:value="-0.0288700162671407" calcext:value-type="float">
            <text:p>-0.0288700162671407</text:p>
          </table:table-cell>
        </table:table-row>
        <table:table-row table:style-name="ro1">
          <table:table-cell office:value-type="float" office:value="-0.0540800011396246" calcext:value-type="float">
            <text:p>-0.0540800011396246</text:p>
          </table:table-cell>
          <table:table-cell office:value-type="float" office:value="0.01722871525482" calcext:value-type="float">
            <text:p>0.01722871525482</text:p>
          </table:table-cell>
          <table:table-cell office:value-type="float" office:value="-0.0284862757686799" calcext:value-type="float">
            <text:p>-0.0284862757686799</text:p>
          </table:table-cell>
        </table:table-row>
        <table:table-row table:style-name="ro1">
          <table:table-cell office:value-type="float" office:value="-0.054177269856466" calcext:value-type="float">
            <text:p>-0.054177269856466</text:p>
          </table:table-cell>
          <table:table-cell office:value-type="float" office:value="0.0172230985867172" calcext:value-type="float">
            <text:p>0.0172230985867172</text:p>
          </table:table-cell>
          <table:table-cell office:value-type="float" office:value="-0.0281038922066157" calcext:value-type="float">
            <text:p>-0.0281038922066157</text:p>
          </table:table-cell>
        </table:table-row>
        <table:table-row table:style-name="ro1">
          <table:table-cell office:value-type="float" office:value="-0.0542740063866551" calcext:value-type="float">
            <text:p>-0.0542740063866551</text:p>
          </table:table-cell>
          <table:table-cell office:value-type="float" office:value="0.0172175097438391" calcext:value-type="float">
            <text:p>0.0172175097438391</text:p>
          </table:table-cell>
          <table:table-cell office:value-type="float" office:value="-0.0277229109535426" calcext:value-type="float">
            <text:p>-0.0277229109535426</text:p>
          </table:table-cell>
        </table:table-row>
        <table:table-row table:style-name="ro1">
          <table:table-cell office:value-type="float" office:value="-0.0543702132663523" calcext:value-type="float">
            <text:p>-0.0543702132663523</text:p>
          </table:table-cell>
          <table:table-cell office:value-type="float" office:value="0.017211948551317" calcext:value-type="float">
            <text:p>0.017211948551317</text:p>
          </table:table-cell>
          <table:table-cell office:value-type="float" office:value="-0.027343376503508" calcext:value-type="float">
            <text:p>-0.027343376503508</text:p>
          </table:table-cell>
        </table:table-row>
        <table:table-row table:style-name="ro1">
          <table:table-cell office:value-type="float" office:value="-0.054465892978561" calcext:value-type="float">
            <text:p>-0.054465892978561</text:p>
          </table:table-cell>
          <table:table-cell office:value-type="float" office:value="0.0172064147419253" calcext:value-type="float">
            <text:p>0.0172064147419253</text:p>
          </table:table-cell>
          <table:table-cell office:value-type="float" office:value="-0.0269653319967811" calcext:value-type="float">
            <text:p>-0.0269653319967811</text:p>
          </table:table-cell>
        </table:table-row>
        <table:table-row table:style-name="ro1">
          <table:table-cell office:value-type="float" office:value="-0.0545610481214529" calcext:value-type="float">
            <text:p>-0.0545610481214529</text:p>
          </table:table-cell>
          <table:table-cell office:value-type="float" office:value="0.0172009081452033" calcext:value-type="float">
            <text:p>0.0172009081452033</text:p>
          </table:table-cell>
          <table:table-cell office:value-type="float" office:value="-0.0265888199769693" calcext:value-type="float">
            <text:p>-0.0265888199769693</text:p>
          </table:table-cell>
        </table:table-row>
        <table:table-row table:style-name="ro1">
          <table:table-cell office:value-type="float" office:value="-0.0546556812374716" calcext:value-type="float">
            <text:p>-0.0546556812374716</text:p>
          </table:table-cell>
          <table:table-cell office:value-type="float" office:value="0.0171954284985641" calcext:value-type="float">
            <text:p>0.0171954284985641</text:p>
          </table:table-cell>
          <table:table-cell office:value-type="float" office:value="-0.0262138816561619" calcext:value-type="float">
            <text:p>-0.0262138816561619</text:p>
          </table:table-cell>
        </table:table-row>
        <table:table-row table:style-name="ro1">
          <table:table-cell office:value-type="float" office:value="-0.0547497947280332" calcext:value-type="float">
            <text:p>-0.0547497947280332</text:p>
          </table:table-cell>
          <table:table-cell office:value-type="float" office:value="0.0171899756339425" calcext:value-type="float">
            <text:p>0.0171899756339425</text:p>
          </table:table-cell>
          <table:table-cell office:value-type="float" office:value="-0.0258405574203313" calcext:value-type="float">
            <text:p>-0.0258405574203313</text:p>
          </table:table-cell>
        </table:table-row>
        <table:table-row table:style-name="ro1">
          <table:table-cell office:value-type="float" office:value="-0.0548433914465737" calcext:value-type="float">
            <text:p>-0.0548433914465737</text:p>
          </table:table-cell>
          <table:table-cell office:value-type="float" office:value="0.0171845492951475" calcext:value-type="float">
            <text:p>0.0171845492951475</text:p>
          </table:table-cell>
          <table:table-cell office:value-type="float" office:value="-0.025468886857144" calcext:value-type="float">
            <text:p>-0.025468886857144</text:p>
          </table:table-cell>
        </table:table-row>
        <table:table-row table:style-name="ro1">
          <table:table-cell office:value-type="float" office:value="-0.0549364736427294" calcext:value-type="float">
            <text:p>-0.0549364736427294</text:p>
          </table:table-cell>
          <table:table-cell office:value-type="float" office:value="0.017179149317554" calcext:value-type="float">
            <text:p>0.017179149317554</text:p>
          </table:table-cell>
          <table:table-cell office:value-type="float" office:value="-0.0250989082886954" calcext:value-type="float">
            <text:p>-0.0250989082886954</text:p>
          </table:table-cell>
        </table:table-row>
        <table:table-row table:style-name="ro1">
          <table:table-cell office:value-type="float" office:value="-0.0550290440176609" calcext:value-type="float">
            <text:p>-0.0550290440176609</text:p>
          </table:table-cell>
          <table:table-cell office:value-type="float" office:value="0.0171737754476754" calcext:value-type="float">
            <text:p>0.0171737754476754</text:p>
          </table:table-cell>
          <table:table-cell office:value-type="float" office:value="-0.024730659265837" calcext:value-type="float">
            <text:p>-0.024730659265837</text:p>
          </table:table-cell>
        </table:table-row>
        <table:table-row table:style-name="ro1">
          <table:table-cell office:value-type="float" office:value="-0.0551211051249001" calcext:value-type="float">
            <text:p>-0.0551211051249001</text:p>
          </table:table-cell>
          <table:table-cell office:value-type="float" office:value="0.0171684275273396" calcext:value-type="float">
            <text:p>0.0171684275273396</text:p>
          </table:table-cell>
          <table:table-cell office:value-type="float" office:value="-0.0243641765542424" calcext:value-type="float">
            <text:p>-0.0243641765542424</text:p>
          </table:table-cell>
        </table:table-row>
        <table:table-row table:style-name="ro1">
          <table:table-cell office:value-type="float" office:value="-0.0552126594560564" calcext:value-type="float">
            <text:p>-0.0552126594560564</text:p>
          </table:table-cell>
          <table:table-cell office:value-type="float" office:value="0.0171631053060544" calcext:value-type="float">
            <text:p>0.0171631053060544</text:p>
          </table:table-cell>
          <table:table-cell office:value-type="float" office:value="-0.0239994956575396" calcext:value-type="float">
            <text:p>-0.0239994956575396</text:p>
          </table:table-cell>
        </table:table-row>
        <table:table-row table:style-name="ro1">
          <table:table-cell office:value-type="float" office:value="-0.0553037096085989" calcext:value-type="float">
            <text:p>-0.0553037096085989</text:p>
          </table:table-cell>
          <table:table-cell office:value-type="float" office:value="0.0171578086301701" calcext:value-type="float">
            <text:p>0.0171578086301701</text:p>
          </table:table-cell>
          <table:table-cell office:value-type="float" office:value="-0.0236366515730668" calcext:value-type="float">
            <text:p>-0.0236366515730668</text:p>
          </table:table-cell>
        </table:table-row>
        <table:table-row table:style-name="ro1">
          <table:table-cell office:value-type="float" office:value="-0.0553942581151597" calcext:value-type="float">
            <text:p>-0.0553942581151597</text:p>
          </table:table-cell>
          <table:table-cell office:value-type="float" office:value="0.0171525372539786" calcext:value-type="float">
            <text:p>0.0171525372539786</text:p>
          </table:table-cell>
          <table:table-cell office:value-type="float" office:value="-0.0232756780557397" calcext:value-type="float">
            <text:p>-0.0232756780557397</text:p>
          </table:table-cell>
        </table:table-row>
        <table:table-row table:style-name="ro1">
          <table:table-cell office:value-type="float" office:value="-0.055484307357594" calcext:value-type="float">
            <text:p>-0.055484307357594</text:p>
          </table:table-cell>
          <table:table-cell office:value-type="float" office:value="0.0171472910263926" calcext:value-type="float">
            <text:p>0.0171472910263926</text:p>
          </table:table-cell>
          <table:table-cell office:value-type="float" office:value="-0.0229166081214816" calcext:value-type="float">
            <text:p>-0.0229166081214816</text:p>
          </table:table-cell>
        </table:table-row>
        <table:table-row table:style-name="ro1">
          <table:table-cell office:value-type="float" office:value="-0.0555738601605172" calcext:value-type="float">
            <text:p>-0.0555738601605172</text:p>
          </table:table-cell>
          <table:table-cell office:value-type="float" office:value="0.017142069708237" calcext:value-type="float">
            <text:p>0.017142069708237</text:p>
          </table:table-cell>
          <table:table-cell office:value-type="float" office:value="-0.022559474073508" calcext:value-type="float">
            <text:p>-0.022559474073508</text:p>
          </table:table-cell>
        </table:table-row>
        <table:table-row table:style-name="ro1">
          <table:table-cell office:value-type="float" office:value="-0.0556629186844911" calcext:value-type="float">
            <text:p>-0.0556629186844911</text:p>
          </table:table-cell>
          <table:table-cell office:value-type="float" office:value="0.0171368731515346" calcext:value-type="float">
            <text:p>0.0171368731515346</text:p>
          </table:table-cell>
          <table:table-cell office:value-type="float" office:value="-0.022204306982937" calcext:value-type="float">
            <text:p>-0.022204306982937</text:p>
          </table:table-cell>
        </table:table-row>
        <table:table-row table:style-name="ro1">
          <table:table-cell office:value-type="float" office:value="-0.0557514857868185" calcext:value-type="float">
            <text:p>-0.0557514857868185</text:p>
          </table:table-cell>
          <table:table-cell office:value-type="float" office:value="0.0171317011217198" calcext:value-type="float">
            <text:p>0.0171317011217198</text:p>
          </table:table-cell>
          <table:table-cell office:value-type="float" office:value="-0.0218511374847352" calcext:value-type="float">
            <text:p>-0.0218511374847352</text:p>
          </table:table-cell>
        </table:table-row>
        <table:table-row table:style-name="ro1">
          <table:table-cell office:value-type="float" office:value="-0.0558395636582401" calcext:value-type="float">
            <text:p>-0.0558395636582401</text:p>
          </table:table-cell>
          <table:table-cell office:value-type="float" office:value="0.0171265534756812" calcext:value-type="float">
            <text:p>0.0171265534756812</text:p>
          </table:table-cell>
          <table:table-cell office:value-type="float" office:value="-0.0214999949989803" calcext:value-type="float">
            <text:p>-0.0214999949989803</text:p>
          </table:table-cell>
        </table:table-row>
        <table:table-row table:style-name="ro1">
          <table:table-cell office:value-type="float" office:value="-0.0559271549301302" calcext:value-type="float">
            <text:p>-0.0559271549301302</text:p>
          </table:table-cell>
          <table:table-cell office:value-type="float" office:value="0.0171214299814915" calcext:value-type="float">
            <text:p>0.0171214299814915</text:p>
          </table:table-cell>
          <table:table-cell office:value-type="float" office:value="-0.0211509082747308" calcext:value-type="float">
            <text:p>-0.0211509082747308</text:p>
          </table:table-cell>
        </table:table-row>
        <table:table-row table:style-name="ro1">
          <table:table-cell office:value-type="float" office:value="-0.0560142620755991" calcext:value-type="float">
            <text:p>-0.0560142620755991</text:p>
          </table:table-cell>
          <table:table-cell office:value-type="float" office:value="0.0171163305026194" calcext:value-type="float">
            <text:p>0.0171163305026194</text:p>
          </table:table-cell>
          <table:table-cell office:value-type="float" office:value="-0.0208039053736231" calcext:value-type="float">
            <text:p>-0.0208039053736231</text:p>
          </table:table-cell>
        </table:table-row>
        <table:table-row table:style-name="ro1">
          <table:table-cell office:value-type="float" office:value="-0.0561008874957851" calcext:value-type="float">
            <text:p>-0.0561008874957851</text:p>
          </table:table-cell>
          <table:table-cell office:value-type="float" office:value="0.0171112548102894" calcext:value-type="float">
            <text:p>0.0171112548102894</text:p>
          </table:table-cell>
          <table:table-cell office:value-type="float" office:value="-0.0204590131907545" calcext:value-type="float">
            <text:p>-0.0204590131907545</text:p>
          </table:table-cell>
        </table:table-row>
        <table:table-row table:style-name="ro1">
          <table:table-cell office:value-type="float" office:value="-0.0561870336883222" calcext:value-type="float">
            <text:p>-0.0561870336883222</text:p>
          </table:table-cell>
          <table:table-cell office:value-type="float" office:value="0.0171062027726071" calcext:value-type="float">
            <text:p>0.0171062027726071</text:p>
          </table:table-cell>
          <table:table-cell office:value-type="float" office:value="-0.0201162582085246" calcext:value-type="float">
            <text:p>-0.0201162582085246</text:p>
          </table:table-cell>
        </table:table-row>
        <table:table-row table:style-name="ro1">
          <table:table-cell office:value-type="float" office:value="-0.0562727030771776" calcext:value-type="float">
            <text:p>-0.0562727030771776</text:p>
          </table:table-cell>
          <table:table-cell office:value-type="float" office:value="0.0171011741656613" calcext:value-type="float">
            <text:p>0.0171011741656613</text:p>
          </table:table-cell>
          <table:table-cell office:value-type="float" office:value="-0.0197756657580317" calcext:value-type="float">
            <text:p>-0.0197756657580317</text:p>
          </table:table-cell>
        </table:table-row>
        <table:table-row table:style-name="ro1">
          <table:table-cell office:value-type="float" office:value="-0.0563578979275881" calcext:value-type="float">
            <text:p>-0.0563578979275881</text:p>
          </table:table-cell>
          <table:table-cell office:value-type="float" office:value="0.0170961688601857" calcext:value-type="float">
            <text:p>0.0170961688601857</text:p>
          </table:table-cell>
          <table:table-cell office:value-type="float" office:value="-0.0194372605208659" calcext:value-type="float">
            <text:p>-0.0194372605208659</text:p>
          </table:table-cell>
        </table:table-row>
        <table:table-row table:style-name="ro1">
          <table:table-cell office:value-type="float" office:value="-0.0564426209403064" calcext:value-type="float">
            <text:p>-0.0564426209403064</text:p>
          </table:table-cell>
          <table:table-cell office:value-type="float" office:value="0.0170911866387933" calcext:value-type="float">
            <text:p>0.0170911866387933</text:p>
          </table:table-cell>
          <table:table-cell office:value-type="float" office:value="-0.0191010665529789" calcext:value-type="float">
            <text:p>-0.0191010665529789</text:p>
          </table:table-cell>
        </table:table-row>
        <table:table-row table:style-name="ro1">
          <table:table-cell office:value-type="float" office:value="-0.0565268741456026" calcext:value-type="float">
            <text:p>-0.0565268741456026</text:p>
          </table:table-cell>
          <table:table-cell office:value-type="float" office:value="0.0170862273753385" calcext:value-type="float">
            <text:p>0.0170862273753385</text:p>
          </table:table-cell>
          <table:table-cell office:value-type="float" office:value="-0.0187671067639617" calcext:value-type="float">
            <text:p>-0.0187671067639617</text:p>
          </table:table-cell>
        </table:table-row>
        <table:table-row table:style-name="ro1">
          <table:table-cell office:value-type="float" office:value="-0.0566106602650305" calcext:value-type="float">
            <text:p>-0.0566106602650305</text:p>
          </table:table-cell>
          <table:table-cell office:value-type="float" office:value="0.0170812908569656" calcext:value-type="float">
            <text:p>0.0170812908569656</text:p>
          </table:table-cell>
          <table:table-cell office:value-type="float" office:value="-0.0184354037112144" calcext:value-type="float">
            <text:p>-0.0184354037112144</text:p>
          </table:table-cell>
        </table:table-row>
        <table:table-row table:style-name="ro1">
          <table:table-cell office:value-type="float" office:value="-0.0566939813487818" calcext:value-type="float">
            <text:p>-0.0566939813487818</text:p>
          </table:table-cell>
          <table:table-cell office:value-type="float" office:value="0.0170763769623012" calcext:value-type="float">
            <text:p>0.0170763769623012</text:p>
          </table:table-cell>
          <table:table-cell office:value-type="float" office:value="-0.0181059788193494" calcext:value-type="float">
            <text:p>-0.0181059788193494</text:p>
          </table:table-cell>
        </table:table-row>
        <table:table-row table:style-name="ro1">
          <table:table-cell office:value-type="float" office:value="-0.0567768398840023" calcext:value-type="float">
            <text:p>-0.0567768398840023</text:p>
          </table:table-cell>
          <table:table-cell office:value-type="float" office:value="0.0170714854810013" calcext:value-type="float">
            <text:p>0.0170714854810013</text:p>
          </table:table-cell>
          <table:table-cell office:value-type="float" office:value="-0.0177788529231726" calcext:value-type="float">
            <text:p>-0.0177788529231726</text:p>
          </table:table-cell>
        </table:table-row>
        <table:table-row table:style-name="ro1">
          <table:table-cell office:value-type="float" office:value="-0.0568592381966267" calcext:value-type="float">
            <text:p>-0.0568592381966267</text:p>
          </table:table-cell>
          <table:table-cell office:value-type="float" office:value="0.0170666162980556" calcext:value-type="float">
            <text:p>0.0170666162980556</text:p>
          </table:table-cell>
          <table:table-cell office:value-type="float" office:value="-0.0174540462496708" calcext:value-type="float">
            <text:p>-0.0174540462496708</text:p>
          </table:table-cell>
        </table:table-row>
        <table:table-row table:style-name="ro1">
          <table:table-cell office:value-type="float" office:value="-0.0569411785384926" calcext:value-type="float">
            <text:p>-0.0569411785384926</text:p>
          </table:table-cell>
          <table:table-cell office:value-type="float" office:value="0.0170617692060795" calcext:value-type="float">
            <text:p>0.0170617692060795</text:p>
          </table:table-cell>
          <table:table-cell office:value-type="float" office:value="-0.0171315779381731" calcext:value-type="float">
            <text:p>-0.0171315779381731</text:p>
          </table:table-cell>
        </table:table-row>
        <table:table-row table:style-name="ro1">
          <table:table-cell office:value-type="float" office:value="-0.0570226632568872" calcext:value-type="float">
            <text:p>-0.0570226632568872</text:p>
          </table:table-cell>
          <table:table-cell office:value-type="float" office:value="0.0170569440944169" calcext:value-type="float">
            <text:p>0.0170569440944169</text:p>
          </table:table-cell>
          <table:table-cell office:value-type="float" office:value="-0.0168114667929986" calcext:value-type="float">
            <text:p>-0.0168114667929986</text:p>
          </table:table-cell>
        </table:table-row>
        <table:table-row table:style-name="ro1">
          <table:table-cell office:value-type="float" office:value="-0.0571036946248517" calcext:value-type="float">
            <text:p>-0.0571036946248517</text:p>
          </table:table-cell>
          <table:table-cell office:value-type="float" office:value="0.0170521407602403" calcext:value-type="float">
            <text:p>0.0170521407602403</text:p>
          </table:table-cell>
          <table:table-cell office:value-type="float" office:value="-0.0164937305442703" calcext:value-type="float">
            <text:p>-0.0164937305442703</text:p>
          </table:table-cell>
        </table:table-row>
        <table:table-row table:style-name="ro1">
          <table:table-cell office:value-type="float" office:value="-0.0571842747572639" calcext:value-type="float">
            <text:p>-0.0571842747572639</text:p>
          </table:table-cell>
          <table:table-cell office:value-type="float" office:value="0.0170473590952007" calcext:value-type="float">
            <text:p>0.0170473590952007</text:p>
          </table:table-cell>
          <table:table-cell office:value-type="float" office:value="-0.0161783863492915" calcext:value-type="float">
            <text:p>-0.0161783863492915</text:p>
          </table:table-cell>
        </table:table-row>
        <table:table-row table:style-name="ro1">
          <table:table-cell office:value-type="float" office:value="-0.0572644062055219" calcext:value-type="float">
            <text:p>-0.0572644062055219</text:p>
          </table:table-cell>
          <table:table-cell office:value-type="float" office:value="0.0170425989025717" calcext:value-type="float">
            <text:p>0.0170425989025717</text:p>
          </table:table-cell>
          <table:table-cell office:value-type="float" office:value="-0.0158654508156386" calcext:value-type="float">
            <text:p>-0.0158654508156386</text:p>
          </table:table-cell>
        </table:table-row>
        <table:table-row table:style-name="ro1">
          <table:table-cell office:value-type="float" office:value="-0.057344090903232" calcext:value-type="float">
            <text:p>-0.057344090903232</text:p>
          </table:table-cell>
          <table:table-cell office:value-type="float" office:value="0.0170378600772222" calcext:value-type="float">
            <text:p>0.0170378600772222</text:p>
          </table:table-cell>
          <table:table-cell office:value-type="float" office:value="-0.0155549395308985" calcext:value-type="float">
            <text:p>-0.0155549395308985</text:p>
          </table:table-cell>
        </table:table-row>
        <table:table-row table:style-name="ro1">
          <table:table-cell office:value-type="float" office:value="-0.0574233312231765" calcext:value-type="float">
            <text:p>-0.0574233312231765</text:p>
          </table:table-cell>
          <table:table-cell office:value-type="float" office:value="0.0170331424248146" calcext:value-type="float">
            <text:p>0.0170331424248146</text:p>
          </table:table-cell>
          <table:table-cell office:value-type="float" office:value="-0.0152468675526929" calcext:value-type="float">
            <text:p>-0.0152468675526929</text:p>
          </table:table-cell>
        </table:table-row>
        <table:table-row table:style-name="ro1">
          <table:table-cell office:value-type="float" office:value="-0.0575021293801239" calcext:value-type="float">
            <text:p>-0.0575021293801239</text:p>
          </table:table-cell>
          <table:table-cell office:value-type="float" office:value="0.0170284458461383" calcext:value-type="float">
            <text:p>0.0170284458461383</text:p>
          </table:table-cell>
          <table:table-cell office:value-type="float" office:value="-0.0149412493918588" calcext:value-type="float">
            <text:p>-0.0149412493918588</text:p>
          </table:table-cell>
        </table:table-row>
        <table:table-row table:style-name="ro1">
          <table:table-cell office:value-type="float" office:value="-0.0575804875179355" calcext:value-type="float">
            <text:p>-0.0575804875179355</text:p>
          </table:table-cell>
          <table:table-cell office:value-type="float" office:value="0.0170237701494092" calcext:value-type="float">
            <text:p>0.0170237701494092</text:p>
          </table:table-cell>
          <table:table-cell office:value-type="float" office:value="-0.0146380985321659" calcext:value-type="float">
            <text:p>-0.0146380985321659</text:p>
          </table:table-cell>
        </table:table-row>
        <table:table-row table:style-name="ro1">
          <table:table-cell office:value-type="float" office:value="-0.0576584078795066" calcext:value-type="float">
            <text:p>-0.0576584078795066</text:p>
          </table:table-cell>
          <table:table-cell office:value-type="float" office:value="0.0170191152393164" calcext:value-type="float">
            <text:p>0.0170191152393164</text:p>
          </table:table-cell>
          <table:table-cell office:value-type="float" office:value="-0.0143374281836861" calcext:value-type="float">
            <text:p>-0.0143374281836861</text:p>
          </table:table-cell>
        </table:table-row>
        <table:table-row table:style-name="ro1">
          <table:table-cell office:value-type="float" office:value="-0.0577358926375088" calcext:value-type="float">
            <text:p>-0.0577358926375088</text:p>
          </table:table-cell>
          <table:table-cell office:value-type="float" office:value="0.0170144809281559" calcext:value-type="float">
            <text:p>0.0170144809281559</text:p>
          </table:table-cell>
          <table:table-cell office:value-type="float" office:value="-0.0140392505437736" calcext:value-type="float">
            <text:p>-0.0140392505437736</text:p>
          </table:table-cell>
        </table:table-row>
        <table:table-row table:style-name="ro1">
          <table:table-cell office:value-type="float" office:value="-0.0578129438103814" calcext:value-type="float">
            <text:p>-0.0578129438103814</text:p>
          </table:table-cell>
          <table:table-cell office:value-type="float" office:value="0.0170098671224781" calcext:value-type="float">
            <text:p>0.0170098671224781</text:p>
          </table:table-cell>
          <table:table-cell office:value-type="float" office:value="-0.0137435772988859" calcext:value-type="float">
            <text:p>-0.0137435772988859</text:p>
          </table:table-cell>
        </table:table-row>
        <table:table-row table:style-name="ro1">
          <table:table-cell office:value-type="float" office:value="-0.0578895638574575" calcext:value-type="float">
            <text:p>-0.0578895638574575</text:p>
          </table:table-cell>
          <table:table-cell office:value-type="float" office:value="0.0170052736401718" calcext:value-type="float">
            <text:p>0.0170052736401718</text:p>
          </table:table-cell>
          <table:table-cell office:value-type="float" office:value="-0.0134504196483698" calcext:value-type="float">
            <text:p>-0.0134504196483698</text:p>
          </table:table-cell>
        </table:table-row>
        <table:table-row table:style-name="ro1">
          <table:table-cell office:value-type="float" office:value="-0.0579657545738202" calcext:value-type="float">
            <text:p>-0.0579657545738202</text:p>
          </table:table-cell>
          <table:table-cell office:value-type="float" office:value="0.0170007003900251" calcext:value-type="float">
            <text:p>0.0170007003900251</text:p>
          </table:table-cell>
          <table:table-cell office:value-type="float" office:value="-0.0131597877843226" calcext:value-type="float">
            <text:p>-0.0131597877843226</text:p>
          </table:table-cell>
        </table:table-row>
        <table:table-row table:style-name="ro1">
          <table:table-cell office:value-type="float" office:value="-0.0580415184526228" calcext:value-type="float">
            <text:p>-0.0580415184526228</text:p>
          </table:table-cell>
          <table:table-cell office:value-type="float" office:value="0.0169961471935178" calcext:value-type="float">
            <text:p>0.0169961471935178</text:p>
          </table:table-cell>
          <table:table-cell office:value-type="float" office:value="-0.0128716916857619" calcext:value-type="float">
            <text:p>-0.0128716916857619</text:p>
          </table:table-cell>
        </table:table-row>
        <table:table-row table:style-name="ro1">
          <table:table-cell office:value-type="float" office:value="-0.0581168573232475" calcext:value-type="float">
            <text:p>-0.0581168573232475</text:p>
          </table:table-cell>
          <table:table-cell office:value-type="float" office:value="0.0169916139632111" calcext:value-type="float">
            <text:p>0.0169916139632111</text:p>
          </table:table-cell>
          <table:table-cell office:value-type="float" office:value="-0.0125861403393046" calcext:value-type="float">
            <text:p>-0.0125861403393046</text:p>
          </table:table-cell>
        </table:table-row>
        <table:table-row table:style-name="ro1">
          <table:table-cell office:value-type="float" office:value="-0.0581917734598682" calcext:value-type="float">
            <text:p>-0.0581917734598682</text:p>
          </table:table-cell>
          <table:table-cell office:value-type="float" office:value="0.0169871005221336" calcext:value-type="float">
            <text:p>0.0169871005221336</text:p>
          </table:table-cell>
          <table:table-cell office:value-type="float" office:value="-0.0123031422823994" calcext:value-type="float">
            <text:p>-0.0123031422823994</text:p>
          </table:table-cell>
        </table:table-row>
        <table:table-row table:style-name="ro1">
          <table:table-cell office:value-type="float" office:value="-0.0582662689837827" calcext:value-type="float">
            <text:p>-0.0582662689837827</text:p>
          </table:table-cell>
          <table:table-cell office:value-type="float" office:value="0.0169826067881237" calcext:value-type="float">
            <text:p>0.0169826067881237</text:p>
          </table:table-cell>
          <table:table-cell office:value-type="float" office:value="-0.0120227055863398" calcext:value-type="float">
            <text:p>-0.0120227055863398</text:p>
          </table:table-cell>
        </table:table-row>
        <table:table-row table:style-name="ro1">
          <table:table-cell office:value-type="float" office:value="-0.0583403459508743" calcext:value-type="float">
            <text:p>-0.0583403459508743</text:p>
          </table:table-cell>
          <table:table-cell office:value-type="float" office:value="0.0169781325861616" calcext:value-type="float">
            <text:p>0.0169781325861616</text:p>
          </table:table-cell>
          <table:table-cell office:value-type="float" office:value="-0.0117448373777307" calcext:value-type="float">
            <text:p>-0.0117448373777307</text:p>
          </table:table-cell>
        </table:table-row>
        <table:table-row table:style-name="ro1">
          <table:table-cell office:value-type="float" office:value="-0.0584140065211236" calcext:value-type="float">
            <text:p>-0.0584140065211236</text:p>
          </table:table-cell>
          <table:table-cell office:value-type="float" office:value="0.016973677837373" calcext:value-type="float">
            <text:p>0.016973677837373</text:p>
          </table:table-cell>
          <table:table-cell office:value-type="float" office:value="-0.0114695445916913" calcext:value-type="float">
            <text:p>-0.0114695445916913</text:p>
          </table:table-cell>
        </table:table-row>
        <table:table-row table:style-name="ro1">
          <table:table-cell office:value-type="float" office:value="-0.0584872527891501" calcext:value-type="float">
            <text:p>-0.0584872527891501</text:p>
          </table:table-cell>
          <table:table-cell office:value-type="float" office:value="0.0169692423702197" calcext:value-type="float">
            <text:p>0.0169692423702197</text:p>
          </table:table-cell>
          <table:table-cell office:value-type="float" office:value="-0.0111968332343892" calcext:value-type="float">
            <text:p>-0.0111968332343892</text:p>
          </table:table-cell>
        </table:table-row>
        <table:table-row table:style-name="ro1">
          <table:table-cell office:value-type="float" office:value="-0.0585600867002156" calcext:value-type="float">
            <text:p>-0.0585600867002156</text:p>
          </table:table-cell>
          <table:table-cell office:value-type="float" office:value="0.0169648261071163" calcext:value-type="float">
            <text:p>0.0169648261071163</text:p>
          </table:table-cell>
          <table:table-cell office:value-type="float" office:value="-0.0109267088849174" calcext:value-type="float">
            <text:p>-0.0109267088849174</text:p>
          </table:table-cell>
        </table:table-row>
        <table:table-row table:style-name="ro1">
          <table:table-cell office:value-type="float" office:value="-0.0586325106446926" calcext:value-type="float">
            <text:p>-0.0586325106446926</text:p>
          </table:table-cell>
          <table:table-cell office:value-type="float" office:value="0.0169604288815135" calcext:value-type="float">
            <text:p>0.0169604288815135</text:p>
          </table:table-cell>
          <table:table-cell office:value-type="float" office:value="-0.0106591767202735" calcext:value-type="float">
            <text:p>-0.0106591767202735</text:p>
          </table:table-cell>
        </table:table-row>
        <table:table-row table:style-name="ro1">
          <table:table-cell office:value-type="float" office:value="-0.0587045263530112" calcext:value-type="float">
            <text:p>-0.0587045263530112</text:p>
          </table:table-cell>
          <table:table-cell office:value-type="float" office:value="0.0169560506175261" calcext:value-type="float">
            <text:p>0.0169560506175261</text:p>
          </table:table-cell>
          <table:table-cell office:value-type="float" office:value="-0.0103942409953872" calcext:value-type="float">
            <text:p>-0.0103942409953872</text:p>
          </table:table-cell>
        </table:table-row>
        <table:table-row table:style-name="ro1">
          <table:table-cell office:value-type="float" office:value="-0.0587761362572832" calcext:value-type="float">
            <text:p>-0.0587761362572832</text:p>
          </table:table-cell>
          <table:table-cell office:value-type="float" office:value="0.0169516911516388" calcext:value-type="float">
            <text:p>0.0169516911516388</text:p>
          </table:table-cell>
          <table:table-cell office:value-type="float" office:value="-0.0101319058382898" calcext:value-type="float">
            <text:p>-0.0101319058382898</text:p>
          </table:table-cell>
        </table:table-row>
        <table:table-row table:style-name="ro1">
          <table:table-cell office:value-type="float" office:value="-0.058847342129395" calcext:value-type="float">
            <text:p>-0.058847342129395</text:p>
          </table:table-cell>
          <table:table-cell office:value-type="float" office:value="0.016947350411212" calcext:value-type="float">
            <text:p>0.016947350411212</text:p>
          </table:table-cell>
          <table:table-cell office:value-type="float" office:value="-0.00987217447095956" calcext:value-type="float">
            <text:p>-0.00987217447095956</text:p>
          </table:table-cell>
        </table:table-row>
        <table:table-row table:style-name="ro1">
          <table:table-cell office:value-type="float" office:value="-0.0589181461889861" calcext:value-type="float">
            <text:p>-0.0589181461889861</text:p>
          </table:table-cell>
          <table:table-cell office:value-type="float" office:value="0.0169430282337887" calcext:value-type="float">
            <text:p>0.0169430282337887</text:p>
          </table:table-cell>
          <table:table-cell office:value-type="float" office:value="-0.00961504975316441" calcext:value-type="float">
            <text:p>-0.00961504975316441</text:p>
          </table:table-cell>
        </table:table-row>
        <table:table-row table:style-name="ro1">
          <table:table-cell office:value-type="float" office:value="-0.0589885505054861" calcext:value-type="float">
            <text:p>-0.0589885505054861</text:p>
          </table:table-cell>
          <table:table-cell office:value-type="float" office:value="0.0169387245514945" calcext:value-type="float">
            <text:p>0.0169387245514945</text:p>
          </table:table-cell>
          <table:table-cell office:value-type="float" office:value="-0.00936053416578098" calcext:value-type="float">
            <text:p>-0.00936053416578098</text:p>
          </table:table-cell>
        </table:table-row>
        <table:table-row table:style-name="ro1">
          <table:table-cell office:value-type="float" office:value="-0.0590585570851686" calcext:value-type="float">
            <text:p>-0.0590585570851686</text:p>
          </table:table-cell>
          <table:table-cell office:value-type="float" office:value="0.0169344392033748" calcext:value-type="float">
            <text:p>0.0169344392033748</text:p>
          </table:table-cell>
          <table:table-cell office:value-type="float" office:value="-0.00910862933248269" calcext:value-type="float">
            <text:p>-0.00910862933248269</text:p>
          </table:table-cell>
        </table:table-row>
        <table:table-row table:style-name="ro1">
          <table:table-cell office:value-type="float" office:value="-0.0591281680402539" calcext:value-type="float">
            <text:p>-0.0591281680402539</text:p>
          </table:table-cell>
          <table:table-cell office:value-type="float" office:value="0.0169301721243929" calcext:value-type="float">
            <text:p>0.0169301721243929</text:p>
          </table:table-cell>
          <table:table-cell office:value-type="float" office:value="-0.00885933677327588" calcext:value-type="float">
            <text:p>-0.00885933677327588</text:p>
          </table:table-cell>
        </table:table-row>
        <table:table-row table:style-name="ro1">
          <table:table-cell office:value-type="float" office:value="-0.0591973854190044" calcext:value-type="float">
            <text:p>-0.0591973854190044</text:p>
          </table:table-cell>
          <table:table-cell office:value-type="float" office:value="0.0169259231566424" calcext:value-type="float">
            <text:p>0.0169259231566424</text:p>
          </table:table-cell>
          <table:table-cell office:value-type="float" office:value="-0.00861265716689541" calcext:value-type="float">
            <text:p>-0.00861265716689541</text:p>
          </table:table-cell>
        </table:table-row>
        <table:table-row table:style-name="ro1">
          <table:table-cell office:value-type="float" office:value="-0.0592662111214524" calcext:value-type="float">
            <text:p>-0.0592662111214524</text:p>
          </table:table-cell>
          <table:table-cell office:value-type="float" office:value="0.0169216922359921" calcext:value-type="float">
            <text:p>0.0169216922359921</text:p>
          </table:table-cell>
          <table:table-cell office:value-type="float" office:value="-0.008368590853014" calcext:value-type="float">
            <text:p>-0.008368590853014</text:p>
          </table:table-cell>
        </table:table-row>
        <table:table-row table:style-name="ro1">
          <table:table-cell office:value-type="float" office:value="-0.0593346474932772" calcext:value-type="float">
            <text:p>-0.0593346474932772</text:p>
          </table:table-cell>
          <table:table-cell office:value-type="float" office:value="0.0169174792091133" calcext:value-type="float">
            <text:p>0.0169174792091133</text:p>
          </table:table-cell>
          <table:table-cell office:value-type="float" office:value="-0.00812713785688923" calcext:value-type="float">
            <text:p>-0.00812713785688923</text:p>
          </table:table-cell>
        </table:table-row>
        <table:table-row table:style-name="ro1">
          <table:table-cell office:value-type="float" office:value="-0.0594026962206281" calcext:value-type="float">
            <text:p>-0.0594026962206281</text:p>
          </table:table-cell>
          <table:table-cell office:value-type="float" office:value="0.0169132840132299" calcext:value-type="float">
            <text:p>0.0169132840132299</text:p>
          </table:table-cell>
          <table:table-cell office:value-type="float" office:value="-0.0078882973693073" calcext:value-type="float">
            <text:p>-0.0078882973693073</text:p>
          </table:table-cell>
        </table:table-row>
        <table:table-row table:style-name="ro1">
          <table:table-cell office:value-type="float" office:value="-0.0594703596911803" calcext:value-type="float">
            <text:p>-0.0594703596911803</text:p>
          </table:table-cell>
          <table:table-cell office:value-type="float" office:value="0.0169091064977107" calcext:value-type="float">
            <text:p>0.0169091064977107</text:p>
          </table:table-cell>
          <table:table-cell office:value-type="float" office:value="-0.00765206854164147" calcext:value-type="float">
            <text:p>-0.00765206854164147</text:p>
          </table:table-cell>
        </table:table-row>
        <table:table-row table:style-name="ro1">
          <table:table-cell office:value-type="float" office:value="-0.0595376396319205" calcext:value-type="float">
            <text:p>-0.0595376396319205</text:p>
          </table:table-cell>
          <table:table-cell office:value-type="float" office:value="0.0169049466026902" calcext:value-type="float">
            <text:p>0.0169049466026902</text:p>
          </table:table-cell>
          <table:table-cell office:value-type="float" office:value="-0.00741844970594818" calcext:value-type="float">
            <text:p>-0.00741844970594818</text:p>
          </table:table-cell>
        </table:table-row>
        <table:table-row table:style-name="ro1">
          <table:table-cell office:value-type="float" office:value="-0.0596045382169705" calcext:value-type="float">
            <text:p>-0.0596045382169705</text:p>
          </table:table-cell>
          <table:table-cell office:value-type="float" office:value="0.016900804178311" calcext:value-type="float">
            <text:p>0.016900804178311</text:p>
          </table:table-cell>
          <table:table-cell office:value-type="float" office:value="-0.00718743891892082" calcext:value-type="float">
            <text:p>-0.00718743891892082</text:p>
          </table:table-cell>
        </table:table-row>
        <table:table-row table:style-name="ro1">
          <table:table-cell office:value-type="float" office:value="-0.0596710574691361" calcext:value-type="float">
            <text:p>-0.0596710574691361</text:p>
          </table:table-cell>
          <table:table-cell office:value-type="float" office:value="0.0168966791691608" calcext:value-type="float">
            <text:p>0.0168966791691608</text:p>
          </table:table-cell>
          <table:table-cell office:value-type="float" office:value="-0.00695903394445918" calcext:value-type="float">
            <text:p>-0.00695903394445918</text:p>
          </table:table-cell>
        </table:table-row>
        <table:table-row table:style-name="ro1">
          <table:table-cell office:value-type="float" office:value="-0.0597371993974524" calcext:value-type="float">
            <text:p>-0.0597371993974524</text:p>
          </table:table-cell>
          <table:table-cell office:value-type="float" office:value="0.0168925714271045" calcext:value-type="float">
            <text:p>0.0168925714271045</text:p>
          </table:table-cell>
          <table:table-cell office:value-type="float" office:value="-0.00673323182481811" calcext:value-type="float">
            <text:p>-0.00673323182481811</text:p>
          </table:table-cell>
        </table:table-row>
        <table:table-row table:style-name="ro1">
          <table:table-cell office:value-type="float" office:value="-0.0598029658610989" calcext:value-type="float">
            <text:p>-0.0598029658610989</text:p>
          </table:table-cell>
          <table:table-cell office:value-type="float" office:value="0.0168884808976772" calcext:value-type="float">
            <text:p>0.0168884808976772</text:p>
          </table:table-cell>
          <table:table-cell office:value-type="float" office:value="-0.00651002933066414" calcext:value-type="float">
            <text:p>-0.00651002933066414</text:p>
          </table:table-cell>
        </table:table-row>
        <table:table-row table:style-name="ro1">
          <table:table-cell office:value-type="float" office:value="-0.0598683591634206" calcext:value-type="float">
            <text:p>-0.0598683591634206</text:p>
          </table:table-cell>
          <table:table-cell office:value-type="float" office:value="0.0168844074371344" calcext:value-type="float">
            <text:p>0.0168844074371344</text:p>
          </table:table-cell>
          <table:table-cell office:value-type="float" office:value="-0.00628942298491753" calcext:value-type="float">
            <text:p>-0.00628942298491753</text:p>
          </table:table-cell>
        </table:table-row>
        <table:table-row table:style-name="ro1">
          <table:table-cell office:value-type="float" office:value="-0.0599333809465155" calcext:value-type="float">
            <text:p>-0.0599333809465155</text:p>
          </table:table-cell>
          <table:table-cell office:value-type="float" office:value="0.0168803509922044" calcext:value-type="float">
            <text:p>0.0168803509922044</text:p>
          </table:table-cell>
          <table:table-cell office:value-type="float" office:value="-0.00607140854236299" calcext:value-type="float">
            <text:p>-0.00607140854236299</text:p>
          </table:table-cell>
        </table:table-row>
        <table:table-row table:style-name="ro1">
          <table:table-cell office:value-type="float" office:value="-0.0599980335520625" calcext:value-type="float">
            <text:p>-0.0599980335520625</text:p>
          </table:table-cell>
          <table:table-cell office:value-type="float" office:value="0.01687631142166" calcext:value-type="float">
            <text:p>0.01687631142166</text:p>
          </table:table-cell>
          <table:table-cell office:value-type="float" office:value="-0.00585598178351465" calcext:value-type="float">
            <text:p>-0.00585598178351465</text:p>
          </table:table-cell>
        </table:table-row>
        <table:table-row table:style-name="ro1">
          <table:table-cell office:value-type="float" office:value="-0.0600623186594231" calcext:value-type="float">
            <text:p>-0.0600623186594231</text:p>
          </table:table-cell>
          <table:table-cell office:value-type="float" office:value="0.0168722886749947" calcext:value-type="float">
            <text:p>0.0168722886749947</text:p>
          </table:table-cell>
          <table:table-cell office:value-type="float" office:value="-0.00564313773454561" calcext:value-type="float">
            <text:p>-0.00564313773454561</text:p>
          </table:table-cell>
        </table:table-row>
        <table:table-row table:style-name="ro1">
          <table:table-cell office:value-type="float" office:value="-0.0601262383928217" calcext:value-type="float">
            <text:p>-0.0601262383928217</text:p>
          </table:table-cell>
          <table:table-cell office:value-type="float" office:value="0.0168682826116127" calcext:value-type="float">
            <text:p>0.0168682826116127</text:p>
          </table:table-cell>
          <table:table-cell office:value-type="float" office:value="-0.00543287120990943" calcext:value-type="float">
            <text:p>-0.00543287120990943</text:p>
          </table:table-cell>
        </table:table-row>
        <table:table-row table:style-name="ro1">
          <table:table-cell office:value-type="float" office:value="-0.0601897947234541" calcext:value-type="float">
            <text:p>-0.0601897947234541</text:p>
          </table:table-cell>
          <table:table-cell office:value-type="float" office:value="0.0168642931852887" calcext:value-type="float">
            <text:p>0.0168642931852887</text:p>
          </table:table-cell>
          <table:table-cell office:value-type="float" office:value="-0.00522517679441004" calcext:value-type="float">
            <text:p>-0.00522517679441004</text:p>
          </table:table-cell>
        </table:table-row>
        <table:table-row table:style-name="ro1">
          <table:table-cell office:value-type="float" office:value="-0.0602529895559305" calcext:value-type="float">
            <text:p>-0.0602529895559305</text:p>
          </table:table-cell>
          <table:table-cell office:value-type="float" office:value="0.016860320256544" calcext:value-type="float">
            <text:p>0.016860320256544</text:p>
          </table:table-cell>
          <table:table-cell office:value-type="float" office:value="-0.00502004836344661" calcext:value-type="float">
            <text:p>-0.00502004836344661</text:p>
          </table:table-cell>
        </table:table-row>
        <table:table-row table:style-name="ro1">
          <table:table-cell office:value-type="float" office:value="-0.060315824897338" calcext:value-type="float">
            <text:p>-0.060315824897338</text:p>
          </table:table-cell>
          <table:table-cell office:value-type="float" office:value="0.016856363781596" calcext:value-type="float">
            <text:p>0.016856363781596</text:p>
          </table:table-cell>
          <table:table-cell office:value-type="float" office:value="-0.00481747983502312" calcext:value-type="float">
            <text:p>-0.00481747983502312</text:p>
          </table:table-cell>
        </table:table-row>
        <table:table-row table:style-name="ro1">
          <table:table-cell office:value-type="float" office:value="-0.0603783026872154" calcext:value-type="float">
            <text:p>-0.0603783026872154</text:p>
          </table:table-cell>
          <table:table-cell office:value-type="float" office:value="0.0168524236236201" calcext:value-type="float">
            <text:p>0.0168524236236201</text:p>
          </table:table-cell>
          <table:table-cell office:value-type="float" office:value="-0.00461746443086719" calcext:value-type="float">
            <text:p>-0.00461746443086719</text:p>
          </table:table-cell>
        </table:table-row>
        <table:table-row table:style-name="ro1">
          <table:table-cell office:value-type="float" office:value="-0.0604404247129299" calcext:value-type="float">
            <text:p>-0.0604404247129299</text:p>
          </table:table-cell>
          <table:table-cell office:value-type="float" office:value="0.0168484997393904" calcext:value-type="float">
            <text:p>0.0168484997393904</text:p>
          </table:table-cell>
          <table:table-cell office:value-type="float" office:value="-0.00441999517650227" calcext:value-type="float">
            <text:p>-0.00441999517650227</text:p>
          </table:table-cell>
        </table:table-row>
        <table:table-row table:style-name="ro1">
          <table:table-cell office:value-type="float" office:value="-0.0605021932035977" calcext:value-type="float">
            <text:p>-0.0605021932035977</text:p>
          </table:table-cell>
          <table:table-cell office:value-type="float" office:value="0.0168445919962717" calcext:value-type="float">
            <text:p>0.0168445919962717</text:p>
          </table:table-cell>
          <table:table-cell office:value-type="float" office:value="-0.00422506492483987" calcext:value-type="float">
            <text:p>-0.00422506492483987</text:p>
          </table:table-cell>
        </table:table-row>
        <table:table-row table:style-name="ro1">
          <table:table-cell office:value-type="float" office:value="-0.0605636097250374" calcext:value-type="float">
            <text:p>-0.0605636097250374</text:p>
          </table:table-cell>
          <table:table-cell office:value-type="float" office:value="0.0168407003520599" calcext:value-type="float">
            <text:p>0.0168407003520599</text:p>
          </table:table-cell>
          <table:table-cell office:value-type="float" office:value="-0.00403266583395845" calcext:value-type="float">
            <text:p>-0.00403266583395845</text:p>
          </table:table-cell>
        </table:table-row>
        <table:table-row table:style-name="ro1">
          <table:table-cell office:value-type="float" office:value="-0.0606246765403676" calcext:value-type="float">
            <text:p>-0.0606246765403676</text:p>
          </table:table-cell>
          <table:table-cell office:value-type="float" office:value="0.016836824676467" calcext:value-type="float">
            <text:p>0.016836824676467</text:p>
          </table:table-cell>
          <table:table-cell office:value-type="float" office:value="-0.00384279016049649" calcext:value-type="float">
            <text:p>-0.00384279016049649</text:p>
          </table:table-cell>
        </table:table-row>
        <table:table-row table:style-name="ro1">
          <table:table-cell office:value-type="float" office:value="-0.0606853952485401" calcext:value-type="float">
            <text:p>-0.0606853952485401</text:p>
          </table:table-cell>
          <table:table-cell office:value-type="float" office:value="0.0168329649298509" calcext:value-type="float">
            <text:p>0.0168329649298509</text:p>
          </table:table-cell>
          <table:table-cell office:value-type="float" office:value="-0.00365542947830533" calcext:value-type="float">
            <text:p>-0.00365542947830533</text:p>
          </table:table-cell>
        </table:table-row>
        <table:table-row table:style-name="ro1">
          <table:table-cell office:value-type="float" office:value="-0.0607457678914545" calcext:value-type="float">
            <text:p>-0.0607457678914545</text:p>
          </table:table-cell>
          <table:table-cell office:value-type="float" office:value="0.0168291209823833" calcext:value-type="float">
            <text:p>0.0168291209823833</text:p>
          </table:table-cell>
          <table:table-cell office:value-type="float" office:value="-0.00347057522023797" calcext:value-type="float">
            <text:p>-0.00347057522023797</text:p>
          </table:table-cell>
        </table:table-row>
        <table:table-row table:style-name="ro1">
          <table:table-cell office:value-type="float" office:value="-0.0608057963562992" calcext:value-type="float">
            <text:p>-0.0608057963562992</text:p>
          </table:table-cell>
          <table:table-cell office:value-type="float" office:value="0.0168252927984936" calcext:value-type="float">
            <text:p>0.0168252927984936</text:p>
          </table:table-cell>
          <table:table-cell office:value-type="float" office:value="-0.00328821865874795" calcext:value-type="float">
            <text:p>-0.00328821865874795</text:p>
          </table:table-cell>
        </table:table-row>
        <table:table-row table:style-name="ro1">
          <table:table-cell office:value-type="float" office:value="-0.0608654824621191" calcext:value-type="float">
            <text:p>-0.0608654824621191</text:p>
          </table:table-cell>
          <table:table-cell office:value-type="float" office:value="0.0168214802492867" calcext:value-type="float">
            <text:p>0.0168214802492867</text:p>
          </table:table-cell>
          <table:table-cell office:value-type="float" office:value="-0.00310835042582891" calcext:value-type="float">
            <text:p>-0.00310835042582891</text:p>
          </table:table-cell>
        </table:table-row>
        <table:table-row table:style-name="ro1">
          <table:table-cell office:value-type="float" office:value="-0.0609248281292114" calcext:value-type="float">
            <text:p>-0.0609248281292114</text:p>
          </table:table-cell>
          <table:table-cell office:value-type="float" office:value="0.016817683301423" calcext:value-type="float">
            <text:p>0.016817683301423</text:p>
          </table:table-cell>
          <table:table-cell office:value-type="float" office:value="-0.00293096126358083" calcext:value-type="float">
            <text:p>-0.00293096126358083</text:p>
          </table:table-cell>
        </table:table-row>
        <table:table-row table:style-name="ro1">
          <table:table-cell office:value-type="float" office:value="-0.0609838352088974" calcext:value-type="float">
            <text:p>-0.0609838352088974</text:p>
          </table:table-cell>
          <table:table-cell office:value-type="float" office:value="0.0168139018284462" calcext:value-type="float">
            <text:p>0.0168139018284462</text:p>
          </table:table-cell>
          <table:table-cell office:value-type="float" office:value="-0.00275604128446849" calcext:value-type="float">
            <text:p>-0.00275604128446849</text:p>
          </table:table-cell>
        </table:table-row>
        <table:table-row table:style-name="ro1">
          <table:table-cell office:value-type="float" office:value="-0.0610425053996361" calcext:value-type="float">
            <text:p>-0.0610425053996361</text:p>
          </table:table-cell>
          <table:table-cell office:value-type="float" office:value="0.0168101357973793" calcext:value-type="float">
            <text:p>0.0168101357973793</text:p>
          </table:table-cell>
          <table:table-cell office:value-type="float" office:value="-0.00258358047089402" calcext:value-type="float">
            <text:p>-0.00258358047089402</text:p>
          </table:table-cell>
        </table:table-row>
        <table:table-row table:style-name="ro1">
          <table:table-cell office:value-type="float" office:value="-0.0611008408405531" calcext:value-type="float">
            <text:p>-0.0611008408405531</text:p>
          </table:table-cell>
          <table:table-cell office:value-type="float" office:value="0.0168063850857006" calcext:value-type="float">
            <text:p>0.0168063850857006</text:p>
          </table:table-cell>
          <table:table-cell office:value-type="float" office:value="-0.00241356869715159" calcext:value-type="float">
            <text:p>-0.00241356869715159</text:p>
          </table:table-cell>
        </table:table-row>
        <table:table-row table:style-name="ro1">
          <table:table-cell office:value-type="float" office:value="-0.061158843007017" calcext:value-type="float">
            <text:p>-0.061158843007017</text:p>
          </table:table-cell>
          <table:table-cell office:value-type="float" office:value="0.0168026496612447" calcext:value-type="float">
            <text:p>0.0168026496612447</text:p>
          </table:table-cell>
          <table:table-cell office:value-type="float" office:value="-0.00224599520728952" calcext:value-type="float">
            <text:p>-0.00224599520728952</text:p>
          </table:table-cell>
        </table:table-row>
        <table:table-row table:style-name="ro1">
          <table:table-cell office:value-type="float" office:value="-0.0612165140712016" calcext:value-type="float">
            <text:p>-0.0612165140712016</text:p>
          </table:table-cell>
          <table:table-cell office:value-type="float" office:value="0.0167989294035959" calcext:value-type="float">
            <text:p>0.0167989294035959</text:p>
          </table:table-cell>
          <table:table-cell office:value-type="float" office:value="-0.00208084940694908" calcext:value-type="float">
            <text:p>-0.00208084940694908</text:p>
          </table:table-cell>
        </table:table-row>
        <table:table-row table:style-name="ro1">
          <table:table-cell office:value-type="float" office:value="-0.0612738555407916" calcext:value-type="float">
            <text:p>-0.0612738555407916</text:p>
          </table:table-cell>
          <table:table-cell office:value-type="float" office:value="0.0167952242829013" calcext:value-type="float">
            <text:p>0.0167952242829013</text:p>
          </table:table-cell>
          <table:table-cell office:value-type="float" office:value="-0.00191812008173975" calcext:value-type="float">
            <text:p>-0.00191812008173975</text:p>
          </table:table-cell>
        </table:table-row>
        <table:table-row table:style-name="ro1">
          <table:table-cell office:value-type="float" office:value="-0.061330869366447" calcext:value-type="float">
            <text:p>-0.061330869366447</text:p>
          </table:table-cell>
          <table:table-cell office:value-type="float" office:value="0.0167915341789723" calcext:value-type="float">
            <text:p>0.0167915341789723</text:p>
          </table:table-cell>
          <table:table-cell office:value-type="float" office:value="-0.00175779593797332" calcext:value-type="float">
            <text:p>-0.00175779593797332</text:p>
          </table:table-cell>
        </table:table-row>
        <table:table-row table:style-name="ro1">
          <table:table-cell office:value-type="float" office:value="-0.0613875573440541" calcext:value-type="float">
            <text:p>-0.0613875573440541</text:p>
          </table:table-cell>
          <table:table-cell office:value-type="float" office:value="0.0167878590657481" calcext:value-type="float">
            <text:p>0.0167878590657481</text:p>
          </table:table-cell>
          <table:table-cell office:value-type="float" office:value="-0.00159986558290193" calcext:value-type="float">
            <text:p>-0.00159986558290193</text:p>
          </table:table-cell>
        </table:table-row>
        <table:table-row table:style-name="ro1">
          <table:table-cell office:value-type="float" office:value="-0.0614439212524645" calcext:value-type="float">
            <text:p>-0.0614439212524645</text:p>
          </table:table-cell>
          <table:table-cell office:value-type="float" office:value="0.0167841988241817" calcext:value-type="float">
            <text:p>0.0167841988241817</text:p>
          </table:table-cell>
          <table:table-cell office:value-type="float" office:value="-0.00144431709389603" calcext:value-type="float">
            <text:p>-0.00144431709389603</text:p>
          </table:table-cell>
        </table:table-row>
        <table:table-row table:style-name="ro1">
          <table:table-cell office:value-type="float" office:value="-0.061499962717702" calcext:value-type="float">
            <text:p>-0.061499962717702</text:p>
          </table:table-cell>
          <table:table-cell office:value-type="float" office:value="0.0167805534285852" calcext:value-type="float">
            <text:p>0.0167805534285852</text:p>
          </table:table-cell>
          <table:table-cell office:value-type="float" office:value="-0.00129113846536466" calcext:value-type="float">
            <text:p>-0.00129113846536466</text:p>
          </table:table-cell>
        </table:table-row>
        <table:table-row table:style-name="ro1">
          <table:table-cell office:value-type="float" office:value="-0.0615556838072882" calcext:value-type="float">
            <text:p>-0.0615556838072882</text:p>
          </table:table-cell>
          <table:table-cell office:value-type="float" office:value="0.0167769227636082" calcext:value-type="float">
            <text:p>0.0167769227636082</text:p>
          </table:table-cell>
          <table:table-cell office:value-type="float" office:value="-0.00114031763084888" calcext:value-type="float">
            <text:p>-0.00114031763084888</text:p>
          </table:table-cell>
        </table:table-row>
        <table:table-row table:style-name="ro1">
          <table:table-cell office:value-type="float" office:value="-0.0616110859255163" calcext:value-type="float">
            <text:p>-0.0616110859255163</text:p>
          </table:table-cell>
          <table:table-cell office:value-type="float" office:value="0.0167733068041596" calcext:value-type="float">
            <text:p>0.0167733068041596</text:p>
          </table:table-cell>
          <table:table-cell office:value-type="float" office:value="-0.000991841940078952" calcext:value-type="float">
            <text:p>-0.000991841940078952</text:p>
          </table:table-cell>
        </table:table-row>
        <table:table-row table:style-name="ro1">
          <table:table-cell office:value-type="float" office:value="-0.0616661711740716" calcext:value-type="float">
            <text:p>-0.0616661711740716</text:p>
          </table:table-cell>
          <table:table-cell office:value-type="float" office:value="0.016769705436754" calcext:value-type="float">
            <text:p>0.016769705436754</text:p>
          </table:table-cell>
          <table:table-cell office:value-type="float" office:value="-0.000845698950313611" calcext:value-type="float">
            <text:p>-0.000845698950313611</text:p>
          </table:table-cell>
        </table:table-row>
        <table:table-row table:style-name="ro1">
          <table:table-cell office:value-type="float" office:value="-0.0617209409911942" calcext:value-type="float">
            <text:p>-0.0617209409911942</text:p>
          </table:table-cell>
          <table:table-cell office:value-type="float" office:value="0.0167661186383922" calcext:value-type="float">
            <text:p>0.0167661186383922</text:p>
          </table:table-cell>
          <table:table-cell office:value-type="float" office:value="-0.000701875644881778" calcext:value-type="float">
            <text:p>-0.000701875644881778</text:p>
          </table:table-cell>
        </table:table-row>
        <table:table-row table:style-name="ro1">
          <table:table-cell office:value-type="float" office:value="-0.0617753972586461" calcext:value-type="float">
            <text:p>-0.0617753972586461</text:p>
          </table:table-cell>
          <table:table-cell office:value-type="float" office:value="0.0167625462955921" calcext:value-type="float">
            <text:p>0.0167625462955921</text:p>
          </table:table-cell>
          <table:table-cell office:value-type="float" office:value="-0.000560358972834241" calcext:value-type="float">
            <text:p>-0.000560358972834241</text:p>
          </table:table-cell>
        </table:table-row>
        <table:table-row table:style-name="ro1">
          <table:table-cell office:value-type="float" office:value="-0.0618295417044498" calcext:value-type="float">
            <text:p>-0.0618295417044498</text:p>
          </table:table-cell>
          <table:table-cell office:value-type="float" office:value="0.0167589883888816" calcext:value-type="float">
            <text:p>0.0167589883888816</text:p>
          </table:table-cell>
          <table:table-cell office:value-type="float" office:value="-0.000421135829375974" calcext:value-type="float">
            <text:p>-0.000421135829375974</text:p>
          </table:table-cell>
        </table:table-row>
        <table:table-row table:style-name="ro1">
          <table:table-cell office:value-type="float" office:value="-0.0618833759897935" calcext:value-type="float">
            <text:p>-0.0618833759897935</text:p>
          </table:table-cell>
          <table:table-cell office:value-type="float" office:value="0.0167554448052502" calcext:value-type="float">
            <text:p>0.0167554448052502</text:p>
          </table:table-cell>
          <table:table-cell office:value-type="float" office:value="-0.000284192574417919" calcext:value-type="float">
            <text:p>-0.000284192574417919</text:p>
          </table:table-cell>
        </table:table-row>
        <table:table-row table:style-name="ro1">
          <table:table-cell office:value-type="float" office:value="-0.0619369018781679" calcext:value-type="float">
            <text:p>-0.0619369018781679</text:p>
          </table:table-cell>
          <table:table-cell office:value-type="float" office:value="0.0167519155269483" calcext:value-type="float">
            <text:p>0.0167519155269483</text:p>
          </table:table-cell>
          <table:table-cell office:value-type="float" office:value="-0.000149515781949772" calcext:value-type="float">
            <text:p>-0.000149515781949772</text:p>
          </table:table-cell>
        </table:table-row>
        <table:table-row table:style-name="ro1">
          <table:table-cell office:value-type="float" office:value="-0.0619901210658358" calcext:value-type="float">
            <text:p>-0.0619901210658358</text:p>
          </table:table-cell>
          <table:table-cell office:value-type="float" office:value="0.0167484004428894" calcext:value-type="float">
            <text:p>0.0167484004428894</text:p>
          </table:table-cell>
          <table:table-cell office:value-type="float" office:value="-0.0000170915000763383" calcext:value-type="float">
            <text:p>-1.70915000763383E-05</text:p>
          </table:table-cell>
        </table:table-row>
        <table:table-row table:style-name="ro1">
          <table:table-cell office:value-type="float" office:value="-0.0620430350976933" calcext:value-type="float">
            <text:p>-0.0620430350976933</text:p>
          </table:table-cell>
          <table:table-cell office:value-type="float" office:value="0.0167448995351972" calcext:value-type="float">
            <text:p>0.0167448995351972</text:p>
          </table:table-cell>
          <table:table-cell office:value-type="float" office:value="0.00011309425099193" calcext:value-type="float">
            <text:p>0.00011309425099193</text:p>
          </table:table-cell>
        </table:table-row>
        <table:table-row table:style-name="ro1">
          <table:table-cell office:value-type="float" office:value="-0.0620956459609287" calcext:value-type="float">
            <text:p>-0.0620956459609287</text:p>
          </table:table-cell>
          <table:table-cell office:value-type="float" office:value="0.0167414126961748" calcext:value-type="float">
            <text:p>0.0167414126961748</text:p>
          </table:table-cell>
          <table:table-cell office:value-type="float" office:value="0.000241055457400607" calcext:value-type="float">
            <text:p>0.000241055457400607</text:p>
          </table:table-cell>
        </table:table-row>
        <table:table-row table:style-name="ro1">
          <table:table-cell office:value-type="float" office:value="-0.0621479549809886" calcext:value-type="float">
            <text:p>-0.0621479549809886</text:p>
          </table:table-cell>
          <table:table-cell office:value-type="float" office:value="0.0167379399082686" calcext:value-type="float">
            <text:p>0.0167379399082686</text:p>
          </table:table-cell>
          <table:table-cell office:value-type="float" office:value="0.000366806634594097" calcext:value-type="float">
            <text:p>0.000366806634594097</text:p>
          </table:table-cell>
        </table:table-row>
        <table:table-row table:style-name="ro1">
          <table:table-cell office:value-type="float" office:value="-0.0621999641817594" calcext:value-type="float">
            <text:p>-0.0621999641817594</text:p>
          </table:table-cell>
          <table:table-cell office:value-type="float" office:value="0.0167344810653568" calcext:value-type="float">
            <text:p>0.0167344810653568</text:p>
          </table:table-cell>
          <table:table-cell office:value-type="float" office:value="0.000490362036559278" calcext:value-type="float">
            <text:p>0.000490362036559278</text:p>
          </table:table-cell>
        </table:table-row>
        <table:table-row table:style-name="ro1">
          <table:table-cell office:value-type="float" office:value="-0.0622516749248254" calcext:value-type="float">
            <text:p>-0.0622516749248254</text:p>
          </table:table-cell>
          <table:table-cell office:value-type="float" office:value="0.0167310361516883" calcext:value-type="float">
            <text:p>0.0167310361516883</text:p>
          </table:table-cell>
          <table:table-cell office:value-type="float" office:value="0.000611736437866606" calcext:value-type="float">
            <text:p>0.000611736437866606</text:p>
          </table:table-cell>
        </table:table-row>
        <table:table-row table:style-name="ro1">
          <table:table-cell office:value-type="float" office:value="-0.0623030890164137" calcext:value-type="float">
            <text:p>-0.0623030890164137</text:p>
          </table:table-cell>
          <table:table-cell office:value-type="float" office:value="0.0167276050608827" calcext:value-type="float">
            <text:p>0.0167276050608827</text:p>
          </table:table-cell>
          <table:table-cell office:value-type="float" office:value="0.000730944593796412" calcext:value-type="float">
            <text:p>0.000730944593796412</text:p>
          </table:table-cell>
        </table:table-row>
        <table:table-row table:style-name="ro1">
          <table:table-cell office:value-type="float" office:value="-0.0623542081101026" calcext:value-type="float">
            <text:p>-0.0623542081101026</text:p>
          </table:table-cell>
          <table:table-cell office:value-type="float" office:value="0.016724187780431" calcext:value-type="float">
            <text:p>0.016724187780431</text:p>
          </table:table-cell>
          <table:table-cell office:value-type="float" office:value="0.000848001260989051" calcext:value-type="float">
            <text:p>0.000848001260989051</text:p>
          </table:table-cell>
        </table:table-row>
        <table:table-row table:style-name="ro1">
          <table:table-cell office:value-type="float" office:value="-0.0624050337935684" calcext:value-type="float">
            <text:p>-0.0624050337935684</text:p>
          </table:table-cell>
          <table:table-cell office:value-type="float" office:value="0.0167207842041578" calcext:value-type="float">
            <text:p>0.0167207842041578</text:p>
          </table:table-cell>
          <table:table-cell office:value-type="float" office:value="0.000962921678920869" calcext:value-type="float">
            <text:p>0.000962921678920869</text:p>
          </table:table-cell>
        </table:table-row>
        <table:table-row table:style-name="ro1">
          <table:table-cell office:value-type="float" office:value="-0.0624555677578454" calcext:value-type="float">
            <text:p>-0.0624555677578454</text:p>
          </table:table-cell>
          <table:table-cell office:value-type="float" office:value="0.0167173943210024" calcext:value-type="float">
            <text:p>0.0167173943210024</text:p>
          </table:table-cell>
          <table:table-cell office:value-type="float" office:value="0.00107572082069796" calcext:value-type="float">
            <text:p>0.00107572082069796</text:p>
          </table:table-cell>
        </table:table-row>
        <table:table-row table:style-name="ro1">
          <table:table-cell office:value-type="float" office:value="-0.0625058116274901" calcext:value-type="float">
            <text:p>-0.0625058116274901</text:p>
          </table:table-cell>
          <table:table-cell office:value-type="float" office:value="0.0167140180264685" calcext:value-type="float">
            <text:p>0.0167140180264685</text:p>
          </table:table-cell>
          <table:table-cell office:value-type="float" office:value="0.00118641413401899" calcext:value-type="float">
            <text:p>0.00118641413401899</text:p>
          </table:table-cell>
        </table:table-row>
        <table:table-row table:style-name="ro1">
          <table:table-cell office:value-type="float" office:value="-0.0625557668766236" calcext:value-type="float">
            <text:p>-0.0625557668766236</text:p>
          </table:table-cell>
          <table:table-cell office:value-type="float" office:value="0.0167106553091208" calcext:value-type="float">
            <text:p>0.0167106553091208</text:p>
          </table:table-cell>
          <table:table-cell office:value-type="float" office:value="0.00129501704301815" calcext:value-type="float">
            <text:p>0.00129501704301815</text:p>
          </table:table-cell>
        </table:table-row>
        <table:table-row table:style-name="ro1">
          <table:table-cell office:value-type="float" office:value="-0.0626054354222888" calcext:value-type="float">
            <text:p>-0.0626054354222888</text:p>
          </table:table-cell>
          <table:table-cell office:value-type="float" office:value="0.016707306067577" calcext:value-type="float">
            <text:p>0.016707306067577</text:p>
          </table:table-cell>
          <table:table-cell office:value-type="float" office:value="0.00140154492742073" calcext:value-type="float">
            <text:p>0.00140154492742073</text:p>
          </table:table-cell>
        </table:table-row>
        <table:table-row table:style-name="ro1">
          <table:table-cell office:value-type="float" office:value="-0.062654818520573" calcext:value-type="float">
            <text:p>-0.062654818520573</text:p>
          </table:table-cell>
          <table:table-cell office:value-type="float" office:value="0.0167039702905058" calcext:value-type="float">
            <text:p>0.0167039702905058</text:p>
          </table:table-cell>
          <table:table-cell office:value-type="float" office:value="0.00150601364604097" calcext:value-type="float">
            <text:p>0.00150601364604097</text:p>
          </table:table-cell>
        </table:table-row>
        <table:table-row table:style-name="ro1">
          <table:table-cell office:value-type="float" office:value="-0.0627039181264125" calcext:value-type="float">
            <text:p>-0.0627039181264125</text:p>
          </table:table-cell>
          <table:table-cell office:value-type="float" office:value="0.0167006478778622" calcext:value-type="float">
            <text:p>0.0167006478778622</text:p>
          </table:table-cell>
          <table:table-cell office:value-type="float" office:value="0.00160843874610905" calcext:value-type="float">
            <text:p>0.00160843874610905</text:p>
          </table:table-cell>
        </table:table-row>
        <table:table-row table:style-name="ro1">
          <table:table-cell office:value-type="float" office:value="-0.0627527355330487" calcext:value-type="float">
            <text:p>-0.0627527355330487</text:p>
          </table:table-cell>
          <table:table-cell office:value-type="float" office:value="0.0166973388198797" calcext:value-type="float">
            <text:p>0.0166973388198797</text:p>
          </table:table-cell>
          <table:table-cell office:value-type="float" office:value="0.00170883624608931" calcext:value-type="float">
            <text:p>0.00170883624608931</text:p>
          </table:table-cell>
        </table:table-row>
        <table:table-row table:style-name="ro1">
          <table:table-cell office:value-type="float" office:value="-0.0628012724788029" calcext:value-type="float">
            <text:p>-0.0628012724788029</text:p>
          </table:table-cell>
          <table:table-cell office:value-type="float" office:value="0.0166940430160467" calcext:value-type="float">
            <text:p>0.0166940430160467</text:p>
          </table:table-cell>
          <table:table-cell office:value-type="float" office:value="0.00180722209616735" calcext:value-type="float">
            <text:p>0.00180722209616735</text:p>
          </table:table-cell>
        </table:table-row>
        <table:table-row table:style-name="ro1">
          <table:table-cell office:value-type="float" office:value="-0.062849530549575" calcext:value-type="float">
            <text:p>-0.062849530549575</text:p>
          </table:table-cell>
          <table:table-cell office:value-type="float" office:value="0.016690760459603" calcext:value-type="float">
            <text:p>0.016690760459603</text:p>
          </table:table-cell>
          <table:table-cell office:value-type="float" office:value="0.00190361219945534" calcext:value-type="float">
            <text:p>0.00190361219945534</text:p>
          </table:table-cell>
        </table:table-row>
        <table:table-row table:style-name="ro1">
          <table:table-cell office:value-type="float" office:value="-0.06289751131636" calcext:value-type="float">
            <text:p>-0.06289751131636</text:p>
          </table:table-cell>
          <table:table-cell office:value-type="float" office:value="0.0166874910504967" calcext:value-type="float">
            <text:p>0.0166874910504967</text:p>
          </table:table-cell>
          <table:table-cell office:value-type="float" office:value="0.0019980228436467" calcext:value-type="float">
            <text:p>0.0019980228436467</text:p>
          </table:table-cell>
        </table:table-row>
        <table:table-row table:style-name="ro1">
          <table:table-cell office:value-type="float" office:value="-0.0629452161995756" calcext:value-type="float">
            <text:p>-0.0629452161995756</text:p>
          </table:table-cell>
          <table:table-cell office:value-type="float" office:value="0.016684234781664" calcext:value-type="float">
            <text:p>0.016684234781664</text:p>
          </table:table-cell>
          <table:table-cell office:value-type="float" office:value="0.00209047025551135" calcext:value-type="float">
            <text:p>0.00209047025551135</text:p>
          </table:table-cell>
        </table:table-row>
        <table:table-row table:style-name="ro1">
          <table:table-cell office:value-type="float" office:value="-0.0629926470627484" calcext:value-type="float">
            <text:p>-0.0629926470627484</text:p>
          </table:table-cell>
          <table:table-cell office:value-type="float" office:value="0.0166809915559986" calcext:value-type="float">
            <text:p>0.0166809915559986</text:p>
          </table:table-cell>
          <table:table-cell office:value-type="float" office:value="0.00218097058041211" calcext:value-type="float">
            <text:p>0.00218097058041211</text:p>
          </table:table-cell>
        </table:table-row>
        <table:table-row table:style-name="ro1">
          <table:table-cell office:value-type="float" office:value="-0.0630398051083784" calcext:value-type="float">
            <text:p>-0.0630398051083784</text:p>
          </table:table-cell>
          <table:table-cell office:value-type="float" office:value="0.0166777613663984" calcext:value-type="float">
            <text:p>0.0166777613663984</text:p>
          </table:table-cell>
          <table:table-cell office:value-type="float" office:value="0.00226954040574712" calcext:value-type="float">
            <text:p>0.00226954040574712</text:p>
          </table:table-cell>
        </table:table-row>
        <table:table-row table:style-name="ro1">
          <table:table-cell office:value-type="float" office:value="-0.0630866922376044" calcext:value-type="float">
            <text:p>-0.0630866922376044</text:p>
          </table:table-cell>
          <table:table-cell office:value-type="float" office:value="0.0166745441169507" calcext:value-type="float">
            <text:p>0.0166745441169507</text:p>
          </table:table-cell>
          <table:table-cell office:value-type="float" office:value="0.00235619597174774" calcext:value-type="float">
            <text:p>0.00235619597174774</text:p>
          </table:table-cell>
        </table:table-row>
        <table:table-row table:style-name="ro1">
          <table:table-cell office:value-type="float" office:value="-0.0631333096900617" calcext:value-type="float">
            <text:p>-0.0631333096900617</text:p>
          </table:table-cell>
          <table:table-cell office:value-type="float" office:value="0.0166713398019741" calcext:value-type="float">
            <text:p>0.0166713398019741</text:p>
          </table:table-cell>
          <table:table-cell office:value-type="float" office:value="0.002440953953603" calcext:value-type="float">
            <text:p>0.002440953953603</text:p>
          </table:table-cell>
        </table:table-row>
        <table:table-row table:style-name="ro1">
          <table:table-cell office:value-type="float" office:value="-0.0631796591499048" calcext:value-type="float">
            <text:p>-0.0631796591499048</text:p>
          </table:table-cell>
          <table:table-cell office:value-type="float" office:value="0.0166681483249644" calcext:value-type="float">
            <text:p>0.0166681483249644</text:p>
          </table:table-cell>
          <table:table-cell office:value-type="float" office:value="0.00252383092336217" calcext:value-type="float">
            <text:p>0.00252383092336217</text:p>
          </table:table-cell>
        </table:table-row>
        <table:table-row table:style-name="ro1">
          <table:table-cell office:value-type="float" office:value="-0.0632257421489014" calcext:value-type="float">
            <text:p>-0.0632257421489014</text:p>
          </table:table-cell>
          <table:table-cell office:value-type="float" office:value="0.0166649696830938" calcext:value-type="float">
            <text:p>0.0166649696830938</text:p>
          </table:table-cell>
          <table:table-cell office:value-type="float" office:value="0.0026048433711956" calcext:value-type="float">
            <text:p>0.0026048433711956</text:p>
          </table:table-cell>
        </table:table-row>
        <table:table-row table:style-name="ro1">
          <table:table-cell office:value-type="float" office:value="-0.0632715601530161" calcext:value-type="float">
            <text:p>-0.0632715601530161</text:p>
          </table:table-cell>
          <table:table-cell office:value-type="float" office:value="0.0166618037797522" calcext:value-type="float">
            <text:p>0.0166618037797522</text:p>
          </table:table-cell>
          <table:table-cell office:value-type="float" office:value="0.0026840081876478" calcext:value-type="float">
            <text:p>0.0026840081876478</text:p>
          </table:table-cell>
        </table:table-row>
        <table:table-row table:style-name="ro1">
          <table:table-cell office:value-type="float" office:value="-0.0633171147313202" calcext:value-type="float">
            <text:p>-0.0633171147313202</text:p>
          </table:table-cell>
          <table:table-cell office:value-type="float" office:value="0.016658650613231" calcext:value-type="float">
            <text:p>0.016658650613231</text:p>
          </table:table-cell>
          <table:table-cell office:value-type="float" office:value="0.00276134191615207" calcext:value-type="float">
            <text:p>0.00276134191615207</text:p>
          </table:table-cell>
        </table:table-row>
        <table:table-row table:style-name="ro1">
          <table:table-cell office:value-type="float" office:value="-0.0633624073864032" calcext:value-type="float">
            <text:p>-0.0633624073864032</text:p>
          </table:table-cell>
          <table:table-cell office:value-type="float" office:value="0.0166555100882607" calcext:value-type="float">
            <text:p>0.0166555100882607</text:p>
          </table:table-cell>
          <table:table-cell office:value-type="float" office:value="0.0028368614941876" calcext:value-type="float">
            <text:p>0.0028368614941876</text:p>
          </table:table-cell>
        </table:table-row>
        <table:table-row table:style-name="ro1">
          <table:table-cell office:value-type="float" office:value="-0.0634074394700642" calcext:value-type="float">
            <text:p>-0.0634074394700642</text:p>
          </table:table-cell>
          <table:table-cell office:value-type="float" office:value="0.0166523822024769" calcext:value-type="float">
            <text:p>0.0166523822024769</text:p>
          </table:table-cell>
          <table:table-cell office:value-type="float" office:value="0.00291058375698205" calcext:value-type="float">
            <text:p>0.00291058375698205</text:p>
          </table:table-cell>
        </table:table-row>
        <table:table-row table:style-name="ro1">
          <table:table-cell office:value-type="float" office:value="-0.0634522127766456" calcext:value-type="float">
            <text:p>-0.0634522127766456</text:p>
          </table:table-cell>
          <table:table-cell office:value-type="float" office:value="0.0166492668633861" calcext:value-type="float">
            <text:p>0.0166492668633861</text:p>
          </table:table-cell>
          <table:table-cell office:value-type="float" office:value="0.00298252541727773" calcext:value-type="float">
            <text:p>0.00298252541727773</text:p>
          </table:table-cell>
        </table:table-row>
        <table:table-row table:style-name="ro1">
          <table:table-cell office:value-type="float" office:value="-0.0634967284392565" calcext:value-type="float">
            <text:p>-0.0634967284392565</text:p>
          </table:table-cell>
          <table:table-cell office:value-type="float" office:value="0.0166461640684536" calcext:value-type="float">
            <text:p>0.0166461640684536</text:p>
          </table:table-cell>
          <table:table-cell office:value-type="float" office:value="0.00305270358996745" calcext:value-type="float">
            <text:p>0.00305270358996745</text:p>
          </table:table-cell>
        </table:table-row>
        <table:table-row table:style-name="ro1">
          <table:table-cell office:value-type="float" office:value="-0.063540988289203" calcext:value-type="float">
            <text:p>-0.063540988289203</text:p>
          </table:table-cell>
          <table:table-cell office:value-type="float" office:value="0.0166430737262354" calcext:value-type="float">
            <text:p>0.0166430737262354</text:p>
          </table:table-cell>
          <table:table-cell office:value-type="float" office:value="0.00312113500292033" calcext:value-type="float">
            <text:p>0.00312113500292033</text:p>
          </table:table-cell>
        </table:table-row>
        <table:table-row table:style-name="ro1">
          <table:table-cell office:value-type="float" office:value="-0.0635849934958761" calcext:value-type="float">
            <text:p>-0.0635849934958761</text:p>
          </table:table-cell>
          <table:table-cell office:value-type="float" office:value="0.0166399958354668" calcext:value-type="float">
            <text:p>0.0166399958354668</text:p>
          </table:table-cell>
          <table:table-cell office:value-type="float" office:value="0.00318783678035506" calcext:value-type="float">
            <text:p>0.00318783678035506</text:p>
          </table:table-cell>
        </table:table-row>
        <table:table-row table:style-name="ro1">
          <table:table-cell office:value-type="float" office:value="-0.0636287456728963" calcext:value-type="float">
            <text:p>-0.0636287456728963</text:p>
          </table:table-cell>
          <table:table-cell office:value-type="float" office:value="0.0166369303039888" calcext:value-type="float">
            <text:p>0.0166369303039888</text:p>
          </table:table-cell>
          <table:table-cell office:value-type="float" office:value="0.00325282590496467" calcext:value-type="float">
            <text:p>0.00325282590496467</text:p>
          </table:table-cell>
        </table:table-row>
        <table:table-row table:style-name="ro1">
          <table:table-cell office:value-type="float" office:value="-0.0636722462810605" calcext:value-type="float">
            <text:p>-0.0636722462810605</text:p>
          </table:table-cell>
          <table:table-cell office:value-type="float" office:value="0.0166338771332413" calcext:value-type="float">
            <text:p>0.0166338771332413</text:p>
          </table:table-cell>
          <table:table-cell office:value-type="float" office:value="0.00331611924006547" calcext:value-type="float">
            <text:p>0.00331611924006547</text:p>
          </table:table-cell>
        </table:table-row>
        <table:table-row table:style-name="ro1">
          <table:table-cell office:value-type="float" office:value="-0.0637154967149701" calcext:value-type="float">
            <text:p>-0.0637154967149701</text:p>
          </table:table-cell>
          <table:table-cell office:value-type="float" office:value="0.0166308362308295" calcext:value-type="float">
            <text:p>0.0166308362308295</text:p>
          </table:table-cell>
          <table:table-cell office:value-type="float" office:value="0.00337773401248853" calcext:value-type="float">
            <text:p>0.00337773401248853</text:p>
          </table:table-cell>
        </table:table-row>
        <table:table-row table:style-name="ro1">
          <table:table-cell office:value-type="float" office:value="-0.063758498472153" calcext:value-type="float">
            <text:p>-0.063758498472153</text:p>
          </table:table-cell>
          <table:table-cell office:value-type="float" office:value="0.0166278075991785" calcext:value-type="float">
            <text:p>0.0166278075991785</text:p>
          </table:table-cell>
          <table:table-cell office:value-type="float" office:value="0.00343768706559389" calcext:value-type="float">
            <text:p>0.00343768706559389</text:p>
          </table:table-cell>
        </table:table-row>
        <table:table-row table:style-name="ro1">
          <table:table-cell office:value-type="float" office:value="-0.0638012529831332" calcext:value-type="float">
            <text:p>-0.0638012529831332</text:p>
          </table:table-cell>
          <table:table-cell office:value-type="float" office:value="0.0166247911471008" calcext:value-type="float">
            <text:p>0.0166247911471008</text:p>
          </table:table-cell>
          <table:table-cell office:value-type="float" office:value="0.00349599560131586" calcext:value-type="float">
            <text:p>0.00349599560131586</text:p>
          </table:table-cell>
        </table:table-row>
        <table:table-row table:style-name="ro1">
          <table:table-cell office:value-type="float" office:value="-0.0638437615275728" calcext:value-type="float">
            <text:p>-0.0638437615275728</text:p>
          </table:table-cell>
          <table:table-cell office:value-type="float" office:value="0.0166217868762426" calcext:value-type="float">
            <text:p>0.0166217868762426</text:p>
          </table:table-cell>
          <table:table-cell office:value-type="float" office:value="0.00355267668419867" calcext:value-type="float">
            <text:p>0.00355267668419867</text:p>
          </table:table-cell>
        </table:table-row>
        <table:table-row table:style-name="ro1">
          <table:table-cell office:value-type="float" office:value="-0.0638860258272353" calcext:value-type="float">
            <text:p>-0.0638860258272353</text:p>
          </table:table-cell>
          <table:table-cell office:value-type="float" office:value="0.0166187946980499" calcext:value-type="float">
            <text:p>0.0166187946980499</text:p>
          </table:table-cell>
          <table:table-cell office:value-type="float" office:value="0.00360774722213408" calcext:value-type="float">
            <text:p>0.00360774722213408</text:p>
          </table:table-cell>
        </table:table-row>
        <table:table-row table:style-name="ro1">
          <table:table-cell office:value-type="float" office:value="-0.0639280469425501" calcext:value-type="float">
            <text:p>-0.0639280469425501</text:p>
          </table:table-cell>
          <table:table-cell office:value-type="float" office:value="0.0166158146138809" calcext:value-type="float">
            <text:p>0.0166158146138809</text:p>
          </table:table-cell>
          <table:table-cell office:value-type="float" office:value="0.00366122449141359" calcext:value-type="float">
            <text:p>0.00366122449141359</text:p>
          </table:table-cell>
        </table:table-row>
        <table:table-row table:style-name="ro1">
          <table:table-cell office:value-type="float" office:value="-0.0639698266319128" calcext:value-type="float">
            <text:p>-0.0639698266319128</text:p>
          </table:table-cell>
          <table:table-cell office:value-type="float" office:value="0.0166128465360939" calcext:value-type="float">
            <text:p>0.0166128465360939</text:p>
          </table:table-cell>
          <table:table-cell office:value-type="float" office:value="0.00371312534816481" calcext:value-type="float">
            <text:p>0.00371312534816481</text:p>
          </table:table-cell>
        </table:table-row>
        <table:table-row table:style-name="ro1">
          <table:table-cell office:value-type="float" office:value="-0.0640113659916338" calcext:value-type="float">
            <text:p>-0.0640113659916338</text:p>
          </table:table-cell>
          <table:table-cell office:value-type="float" office:value="0.0166098904671834" calcext:value-type="float">
            <text:p>0.0166098904671834</text:p>
          </table:table-cell>
          <table:table-cell office:value-type="float" office:value="0.00376346701250196" calcext:value-type="float">
            <text:p>0.00376346701250196</text:p>
          </table:table-cell>
        </table:table-row>
        <table:table-row table:style-name="ro1">
          <table:table-cell office:value-type="float" office:value="-0.0640526665621633" calcext:value-type="float">
            <text:p>-0.0640526665621633</text:p>
          </table:table-cell>
          <table:table-cell office:value-type="float" office:value="0.016606946318682" calcext:value-type="float">
            <text:p>0.016606946318682</text:p>
          </table:table-cell>
          <table:table-cell office:value-type="float" office:value="0.00381226653106692" calcext:value-type="float">
            <text:p>0.00381226653106692</text:p>
          </table:table-cell>
        </table:table-row>
        <table:table-row table:style-name="ro1">
          <table:table-cell office:value-type="float" office:value="-0.064093729731084" calcext:value-type="float">
            <text:p>-0.064093729731084</text:p>
          </table:table-cell>
          <table:table-cell office:value-type="float" office:value="0.016604014095643" calcext:value-type="float">
            <text:p>0.016604014095643</text:p>
          </table:table-cell>
          <table:table-cell office:value-type="float" office:value="0.00385954079995532" calcext:value-type="float">
            <text:p>0.00385954079995532</text:p>
          </table:table-cell>
        </table:table-row>
        <table:table-row table:style-name="ro1">
          <table:table-cell office:value-type="float" office:value="-0.0641345568703367" calcext:value-type="float">
            <text:p>-0.0641345568703367</text:p>
          </table:table-cell>
          <table:table-cell office:value-type="float" office:value="0.0166010937096856" calcext:value-type="float">
            <text:p>0.0166010937096856</text:p>
          </table:table-cell>
          <table:table-cell office:value-type="float" office:value="0.00390530699778679" calcext:value-type="float">
            <text:p>0.00390530699778679</text:p>
          </table:table-cell>
        </table:table-row>
        <table:table-row table:style-name="ro1">
          <table:table-cell office:value-type="float" office:value="-0.0641751492008388" calcext:value-type="float">
            <text:p>-0.0641751492008388</text:p>
          </table:table-cell>
          <table:table-cell office:value-type="float" office:value="0.0165981851652005" calcext:value-type="float">
            <text:p>0.0165981851652005</text:p>
          </table:table-cell>
          <table:table-cell office:value-type="float" office:value="0.00394958214244845" calcext:value-type="float">
            <text:p>0.00394958214244845</text:p>
          </table:table-cell>
        </table:table-row>
        <table:table-row table:style-name="ro1">
          <table:table-cell office:value-type="float" office:value="-0.0642155083858242" calcext:value-type="float">
            <text:p>-0.0642155083858242</text:p>
          </table:table-cell>
          <table:table-cell office:value-type="float" office:value="0.0165952883763223" calcext:value-type="float">
            <text:p>0.0165952883763223</text:p>
          </table:table-cell>
          <table:table-cell office:value-type="float" office:value="0.00399238307191574" calcext:value-type="float">
            <text:p>0.00399238307191574</text:p>
          </table:table-cell>
        </table:table-row>
        <table:table-row table:style-name="ro1">
          <table:table-cell office:value-type="float" office:value="-0.0642556354273245" calcext:value-type="float">
            <text:p>-0.0642556354273245</text:p>
          </table:table-cell>
          <table:table-cell office:value-type="float" office:value="0.0165924033470564" calcext:value-type="float">
            <text:p>0.0165924033470564</text:p>
          </table:table-cell>
          <table:table-cell office:value-type="float" office:value="0.00403372696961002" calcext:value-type="float">
            <text:p>0.00403372696961002</text:p>
          </table:table-cell>
        </table:table-row>
        <table:table-row table:style-name="ro1">
          <table:table-cell office:value-type="float" office:value="-0.0642955320252475" calcext:value-type="float">
            <text:p>-0.0642955320252475</text:p>
          </table:table-cell>
          <table:table-cell office:value-type="float" office:value="0.0165895299923391" calcext:value-type="float">
            <text:p>0.0165895299923391</text:p>
          </table:table-cell>
          <table:table-cell office:value-type="float" office:value="0.00407363057683408" calcext:value-type="float">
            <text:p>0.00407363057683408</text:p>
          </table:table-cell>
        </table:table-row>
        <table:table-row table:style-name="ro1">
          <table:table-cell office:value-type="float" office:value="-0.0643351992179013" calcext:value-type="float">
            <text:p>-0.0643351992179013</text:p>
          </table:table-cell>
          <table:table-cell office:value-type="float" office:value="0.0165866683172217" calcext:value-type="float">
            <text:p>0.0165866683172217</text:p>
          </table:table-cell>
          <table:table-cell office:value-type="float" office:value="0.00411211097650632" calcext:value-type="float">
            <text:p>0.00411211097650632</text:p>
          </table:table-cell>
        </table:table-row>
        <table:table-row table:style-name="ro1">
          <table:table-cell office:value-type="float" office:value="-0.0643746384875986" calcext:value-type="float">
            <text:p>-0.0643746384875986</text:p>
          </table:table-cell>
          <table:table-cell office:value-type="float" office:value="0.0165838182357107" calcext:value-type="float">
            <text:p>0.0165838182357107</text:p>
          </table:table-cell>
          <table:table-cell office:value-type="float" office:value="0.00414918505697859" calcext:value-type="float">
            <text:p>0.00414918505697859</text:p>
          </table:table-cell>
        </table:table-row>
        <table:table-row table:style-name="ro1">
          <table:table-cell office:value-type="float" office:value="-0.0644138511641454" calcext:value-type="float">
            <text:p>-0.0644138511641454</text:p>
          </table:table-cell>
          <table:table-cell office:value-type="float" office:value="0.0165809797552999" calcext:value-type="float">
            <text:p>0.0165809797552999</text:p>
          </table:table-cell>
          <table:table-cell office:value-type="float" office:value="0.00418486953468467" calcext:value-type="float">
            <text:p>0.00418486953468467</text:p>
          </table:table-cell>
        </table:table-row>
        <table:table-row table:style-name="ro1">
          <table:table-cell office:value-type="float" office:value="-0.0644528385113276" calcext:value-type="float">
            <text:p>-0.0644528385113276</text:p>
          </table:table-cell>
          <table:table-cell office:value-type="float" office:value="0.0165781527895516" calcext:value-type="float">
            <text:p>0.0165781527895516</text:p>
          </table:table-cell>
          <table:table-cell office:value-type="float" office:value="0.00421918143808653" calcext:value-type="float">
            <text:p>0.00421918143808653</text:p>
          </table:table-cell>
        </table:table-row>
        <table:table-row table:style-name="ro1">
          <table:table-cell office:value-type="float" office:value="-0.0644916018960051" calcext:value-type="float">
            <text:p>-0.0644916018960051</text:p>
          </table:table-cell>
          <table:table-cell office:value-type="float" office:value="0.016575337346697" calcext:value-type="float">
            <text:p>0.016575337346697</text:p>
          </table:table-cell>
          <table:table-cell office:value-type="float" office:value="0.00425213736190977" calcext:value-type="float">
            <text:p>0.00425213736190977</text:p>
          </table:table-cell>
        </table:table-row>
        <table:table-row table:style-name="ro1">
          <table:table-cell office:value-type="float" office:value="-0.0645301426185178" calcext:value-type="float">
            <text:p>-0.0645301426185178</text:p>
          </table:table-cell>
          <table:table-cell office:value-type="float" office:value="0.0165725333412855" calcext:value-type="float">
            <text:p>0.0165725333412855</text:p>
          </table:table-cell>
          <table:table-cell office:value-type="float" office:value="0.00428375420971627" calcext:value-type="float">
            <text:p>0.00428375420971627</text:p>
          </table:table-cell>
        </table:table-row>
        <table:table-row table:style-name="ro1">
          <table:table-cell office:value-type="float" office:value="-0.0645684618285954" calcext:value-type="float">
            <text:p>-0.0645684618285954</text:p>
          </table:table-cell>
          <table:table-cell office:value-type="float" office:value="0.0165697407805577" calcext:value-type="float">
            <text:p>0.0165697407805577</text:p>
          </table:table-cell>
          <table:table-cell office:value-type="float" office:value="0.00431404869921659" calcext:value-type="float">
            <text:p>0.00431404869921659</text:p>
          </table:table-cell>
        </table:table-row>
        <table:table-row table:style-name="ro1">
          <table:table-cell office:value-type="float" office:value="-0.0646065611184295" calcext:value-type="float">
            <text:p>-0.0646065611184295</text:p>
          </table:table-cell>
          <table:table-cell office:value-type="float" office:value="0.0165669595814256" calcext:value-type="float">
            <text:p>0.0165669595814256</text:p>
          </table:table-cell>
          <table:table-cell office:value-type="float" office:value="0.00434303734381247" calcext:value-type="float">
            <text:p>0.00434303734381247</text:p>
          </table:table-cell>
        </table:table-row>
        <table:table-row table:style-name="ro1">
          <table:table-cell office:value-type="float" office:value="-0.0646444414196135" calcext:value-type="float">
            <text:p>-0.0646444414196135</text:p>
          </table:table-cell>
          <table:table-cell office:value-type="float" office:value="0.0165641897506407" calcext:value-type="float">
            <text:p>0.0165641897506407</text:p>
          </table:table-cell>
          <table:table-cell office:value-type="float" office:value="0.00437073697814872" calcext:value-type="float">
            <text:p>0.00437073697814872</text:p>
          </table:table-cell>
        </table:table-row>
        <table:table-row table:style-name="ro1">
          <table:table-cell office:value-type="float" office:value="-0.0646821043618455" calcext:value-type="float">
            <text:p>-0.0646821043618455</text:p>
          </table:table-cell>
          <table:table-cell office:value-type="float" office:value="0.016561431205795" calcext:value-type="float">
            <text:p>0.016561431205795</text:p>
          </table:table-cell>
          <table:table-cell office:value-type="float" office:value="0.00439716397124257" calcext:value-type="float">
            <text:p>0.00439716397124257</text:p>
          </table:table-cell>
        </table:table-row>
        <table:table-row table:style-name="ro1">
          <table:table-cell office:value-type="float" office:value="-0.0647195509136216" calcext:value-type="float">
            <text:p>-0.0647195509136216</text:p>
          </table:table-cell>
          <table:table-cell office:value-type="float" office:value="0.0165586839545526" calcext:value-type="float">
            <text:p>0.0165586839545526</text:p>
          </table:table-cell>
          <table:table-cell office:value-type="float" office:value="0.00442233501057876" calcext:value-type="float">
            <text:p>0.00442233501057876</text:p>
          </table:table-cell>
        </table:table-row>
        <table:table-row table:style-name="ro1">
          <table:table-cell office:value-type="float" office:value="-0.0647567824880197" calcext:value-type="float">
            <text:p>-0.0647567824880197</text:p>
          </table:table-cell>
          <table:table-cell office:value-type="float" office:value="0.0165559479134679" calcext:value-type="float">
            <text:p>0.0165559479134679</text:p>
          </table:table-cell>
          <table:table-cell office:value-type="float" office:value="0.0044462665660383" calcext:value-type="float">
            <text:p>0.0044462665660383</text:p>
          </table:table-cell>
        </table:table-row>
        <table:table-row table:style-name="ro1">
          <table:table-cell office:value-type="float" office:value="-0.0647938003457988" calcext:value-type="float">
            <text:p>-0.0647938003457988</text:p>
          </table:table-cell>
          <table:table-cell office:value-type="float" office:value="0.0165532230925036" calcext:value-type="float">
            <text:p>0.0165532230925036</text:p>
          </table:table-cell>
          <table:table-cell office:value-type="float" office:value="0.00446897491357401" calcext:value-type="float">
            <text:p>0.00446897491357401</text:p>
          </table:table-cell>
        </table:table-row>
        <table:table-row table:style-name="ro1">
          <table:table-cell office:value-type="float" office:value="-0.064830605682244" calcext:value-type="float">
            <text:p>-0.064830605682244</text:p>
          </table:table-cell>
          <table:table-cell office:value-type="float" office:value="0.0165505094076764" calcext:value-type="float">
            <text:p>0.0165505094076764</text:p>
          </table:table-cell>
          <table:table-cell office:value-type="float" office:value="0.00449047661893465" calcext:value-type="float">
            <text:p>0.00449047661893465</text:p>
          </table:table-cell>
        </table:table-row>
        <table:table-row table:style-name="ro1">
          <table:table-cell office:value-type="float" office:value="-0.0648671997961134" calcext:value-type="float">
            <text:p>-0.0648671997961134</text:p>
          </table:table-cell>
          <table:table-cell office:value-type="float" office:value="0.0165478068695612" calcext:value-type="float">
            <text:p>0.0165478068695612</text:p>
          </table:table-cell>
          <table:table-cell office:value-type="float" office:value="0.00451078779284408" calcext:value-type="float">
            <text:p>0.00451078779284408</text:p>
          </table:table-cell>
        </table:table-row>
        <table:table-row table:style-name="ro1">
          <table:table-cell office:value-type="float" office:value="-0.0649035839200025" calcext:value-type="float">
            <text:p>-0.0649035839200025</text:p>
          </table:table-cell>
          <table:table-cell office:value-type="float" office:value="0.0165451153950336" calcext:value-type="float">
            <text:p>0.0165451153950336</text:p>
          </table:table-cell>
          <table:table-cell office:value-type="float" office:value="0.00452992483368497" calcext:value-type="float">
            <text:p>0.00452992483368497</text:p>
          </table:table-cell>
        </table:table-row>
        <table:table-row table:style-name="ro1">
          <table:table-cell office:value-type="float" office:value="-0.0649397591364325" calcext:value-type="float">
            <text:p>-0.0649397591364325</text:p>
          </table:table-cell>
          <table:table-cell office:value-type="float" office:value="0.0165424349935911" calcext:value-type="float">
            <text:p>0.0165424349935911</text:p>
          </table:table-cell>
          <table:table-cell office:value-type="float" office:value="0.00454790393311644" calcext:value-type="float">
            <text:p>0.00454790393311644</text:p>
          </table:table-cell>
        </table:table-row>
        <table:table-row table:style-name="ro1">
          <table:table-cell office:value-type="float" office:value="-0.0649757269706348" calcext:value-type="float">
            <text:p>-0.0649757269706348</text:p>
          </table:table-cell>
          <table:table-cell office:value-type="float" office:value="0.0165397655843367" calcext:value-type="float">
            <text:p>0.0165397655843367</text:p>
          </table:table-cell>
          <table:table-cell office:value-type="float" office:value="0.00456474105842153" calcext:value-type="float">
            <text:p>0.00456474105842153</text:p>
          </table:table-cell>
        </table:table-row>
        <table:table-row table:style-name="ro1">
          <table:table-cell office:value-type="float" office:value="-0.0650114882877577" calcext:value-type="float">
            <text:p>-0.0650114882877577</text:p>
          </table:table-cell>
          <table:table-cell office:value-type="float" office:value="0.0165371071761799" calcext:value-type="float">
            <text:p>0.0165371071761799</text:p>
          </table:table-cell>
          <table:table-cell office:value-type="float" office:value="0.00458045247811456" calcext:value-type="float">
            <text:p>0.00458045247811456</text:p>
          </table:table-cell>
        </table:table-row>
        <table:table-row table:style-name="ro1">
          <table:table-cell office:value-type="float" office:value="-0.0650470446513854" calcext:value-type="float">
            <text:p>-0.0650470446513854</text:p>
          </table:table-cell>
          <table:table-cell office:value-type="float" office:value="0.0165344596887943" calcext:value-type="float">
            <text:p>0.0165344596887943</text:p>
          </table:table-cell>
          <table:table-cell office:value-type="float" office:value="0.00459505397537585" calcext:value-type="float">
            <text:p>0.00459505397537585</text:p>
          </table:table-cell>
        </table:table-row>
        <table:table-row table:style-name="ro1">
          <table:table-cell office:value-type="float" office:value="-0.0650823969643218" calcext:value-type="float">
            <text:p>-0.0650823969643218</text:p>
          </table:table-cell>
          <table:table-cell office:value-type="float" office:value="0.0165318231318962" calcext:value-type="float">
            <text:p>0.0165318231318962</text:p>
          </table:table-cell>
          <table:table-cell office:value-type="float" office:value="0.00460856163295165" calcext:value-type="float">
            <text:p>0.00460856163295165</text:p>
          </table:table-cell>
        </table:table-row>
        <table:table-row table:style-name="ro1">
          <table:table-cell office:value-type="float" office:value="-0.0651175465742511" calcext:value-type="float">
            <text:p>-0.0651175465742511</text:p>
          </table:table-cell>
          <table:table-cell office:value-type="float" office:value="0.0165291974240298" calcext:value-type="float">
            <text:p>0.0165291974240298</text:p>
          </table:table-cell>
          <table:table-cell office:value-type="float" office:value="0.00462099129713844" calcext:value-type="float">
            <text:p>0.00462099129713844</text:p>
          </table:table-cell>
        </table:table-row>
        <table:table-row table:style-name="ro1">
          <table:table-cell office:value-type="float" office:value="-0.0651524946769736" calcext:value-type="float">
            <text:p>-0.0651524946769736</text:p>
          </table:table-cell>
          <table:table-cell office:value-type="float" office:value="0.0165265825770936" calcext:value-type="float">
            <text:p>0.0165265825770936</text:p>
          </table:table-cell>
          <table:table-cell office:value-type="float" office:value="0.00463235860184708" calcext:value-type="float">
            <text:p>0.00463235860184708</text:p>
          </table:table-cell>
        </table:table-row>
        <table:table-row table:style-name="ro1">
          <table:table-cell office:value-type="float" office:value="-0.0651872424536869" calcext:value-type="float">
            <text:p>-0.0651872424536869</text:p>
          </table:table-cell>
          <table:table-cell office:value-type="float" office:value="0.0165239785094324" calcext:value-type="float">
            <text:p>0.0165239785094324</text:p>
          </table:table-cell>
          <table:table-cell office:value-type="float" office:value="0.00464267940292196" calcext:value-type="float">
            <text:p>0.00464267940292196</text:p>
          </table:table-cell>
        </table:table-row>
        <table:table-row table:style-name="ro1">
          <table:table-cell office:value-type="float" office:value="-0.0652217909356458" calcext:value-type="float">
            <text:p>-0.0652217909356458</text:p>
          </table:table-cell>
          <table:table-cell office:value-type="float" office:value="0.0165213852319872" calcext:value-type="float">
            <text:p>0.0165213852319872</text:p>
          </table:table-cell>
          <table:table-cell office:value-type="float" office:value="0.00465196933585599" calcext:value-type="float">
            <text:p>0.00465196933585599</text:p>
          </table:table-cell>
        </table:table-row>
        <table:table-row table:style-name="ro1">
          <table:table-cell office:value-type="float" office:value="-0.0652561415970948" calcext:value-type="float">
            <text:p>-0.0652561415970948</text:p>
          </table:table-cell>
          <table:table-cell office:value-type="float" office:value="0.016518802665259" calcext:value-type="float">
            <text:p>0.016518802665259</text:p>
          </table:table-cell>
          <table:table-cell office:value-type="float" office:value="0.00466024379811025" calcext:value-type="float">
            <text:p>0.00466024379811025</text:p>
          </table:table-cell>
        </table:table-row>
        <table:table-row table:style-name="ro1">
          <table:table-cell office:value-type="float" office:value="-0.06529029525249" calcext:value-type="float">
            <text:p>-0.06529029525249</text:p>
          </table:table-cell>
          <table:table-cell office:value-type="float" office:value="0.0165162308195278" calcext:value-type="float">
            <text:p>0.0165162308195278</text:p>
          </table:table-cell>
          <table:table-cell office:value-type="float" office:value="0.00466751847530422" calcext:value-type="float">
            <text:p>0.00466751847530422</text:p>
          </table:table-cell>
        </table:table-row>
        <table:table-row table:style-name="ro1">
          <table:table-cell office:value-type="float" office:value="-0.065324253414727" calcext:value-type="float">
            <text:p>-0.065324253414727</text:p>
          </table:table-cell>
          <table:table-cell office:value-type="float" office:value="0.0165136696157926" calcext:value-type="float">
            <text:p>0.0165136696157926</text:p>
          </table:table-cell>
          <table:table-cell office:value-type="float" office:value="0.00467380855501132" calcext:value-type="float">
            <text:p>0.00467380855501132</text:p>
          </table:table-cell>
        </table:table-row>
        <table:table-row table:style-name="ro1">
          <table:table-cell office:value-type="float" office:value="-0.0653580169364034" calcext:value-type="float">
            <text:p>-0.0653580169364034</text:p>
          </table:table-cell>
          <table:table-cell office:value-type="float" office:value="0.0165111190650793" calcext:value-type="float">
            <text:p>0.0165111190650793</text:p>
          </table:table-cell>
          <table:table-cell office:value-type="float" office:value="0.00467912951143679" calcext:value-type="float">
            <text:p>0.00467912951143679</text:p>
          </table:table-cell>
        </table:table-row>
        <table:table-row table:style-name="ro1">
          <table:table-cell office:value-type="float" office:value="-0.0653915871149137" calcext:value-type="float">
            <text:p>-0.0653915871149137</text:p>
          </table:table-cell>
          <table:table-cell office:value-type="float" office:value="0.0165085790871933" calcext:value-type="float">
            <text:p>0.0165085790871933</text:p>
          </table:table-cell>
          <table:table-cell office:value-type="float" office:value="0.0046834965704845" calcext:value-type="float">
            <text:p>0.0046834965704845</text:p>
          </table:table-cell>
        </table:table-row>
        <table:table-row table:style-name="ro1">
          <table:table-cell office:value-type="float" office:value="-0.0654249650960653" calcext:value-type="float">
            <text:p>-0.0654249650960653</text:p>
          </table:table-cell>
          <table:table-cell office:value-type="float" office:value="0.0165060496952647" calcext:value-type="float">
            <text:p>0.0165060496952647</text:p>
          </table:table-cell>
          <table:table-cell office:value-type="float" office:value="0.00468692473351573" calcext:value-type="float">
            <text:p>0.00468692473351573</text:p>
          </table:table-cell>
        </table:table-row>
        <table:table-row table:style-name="ro1">
          <table:table-cell office:value-type="float" office:value="-0.0654581519606134" calcext:value-type="float">
            <text:p>-0.0654581519606134</text:p>
          </table:table-cell>
          <table:table-cell office:value-type="float" office:value="0.0165035308084174" calcext:value-type="float">
            <text:p>0.0165035308084174</text:p>
          </table:table-cell>
          <table:table-cell office:value-type="float" office:value="0.00468942926223903" calcext:value-type="float">
            <text:p>0.00468942926223903</text:p>
          </table:table-cell>
        </table:table-row>
        <table:table-row table:style-name="ro1">
          <table:table-cell office:value-type="float" office:value="-0.0654911488932198" calcext:value-type="float">
            <text:p>-0.0654911488932198</text:p>
          </table:table-cell>
          <table:table-cell office:value-type="float" office:value="0.0165010224402375" calcext:value-type="float">
            <text:p>0.0165010224402375</text:p>
          </table:table-cell>
          <table:table-cell office:value-type="float" office:value="0.00469102493441675" calcext:value-type="float">
            <text:p>0.00469102493441675</text:p>
          </table:table-cell>
        </table:table-row>
        <table:table-row table:style-name="ro1">
          <table:table-cell office:value-type="float" office:value="-0.0655239570129199" calcext:value-type="float">
            <text:p>-0.0655239570129199</text:p>
          </table:table-cell>
          <table:table-cell office:value-type="float" office:value="0.016498524510555" calcext:value-type="float">
            <text:p>0.016498524510555</text:p>
          </table:table-cell>
          <table:table-cell office:value-type="float" office:value="0.00469172678696506" calcext:value-type="float">
            <text:p>0.00469172678696506</text:p>
          </table:table-cell>
        </table:table-row>
        <table:table-row table:style-name="ro1">
          <table:table-cell office:value-type="float" office:value="-0.0655565772890391" calcext:value-type="float">
            <text:p>-0.0655565772890391</text:p>
          </table:table-cell>
          <table:table-cell office:value-type="float" office:value="0.0164960370317366" calcext:value-type="float">
            <text:p>0.0164960370317366</text:p>
          </table:table-cell>
          <table:table-cell office:value-type="float" office:value="0.00469154962279283" calcext:value-type="float">
            <text:p>0.00469154962279283</text:p>
          </table:table-cell>
        </table:table-row>
        <table:table-row table:style-name="ro1">
          <table:table-cell office:value-type="float" office:value="-0.0655890111339406" calcext:value-type="float">
            <text:p>-0.0655890111339406</text:p>
          </table:table-cell>
          <table:table-cell office:value-type="float" office:value="0.0164935599256764" calcext:value-type="float">
            <text:p>0.0164935599256764</text:p>
          </table:table-cell>
          <table:table-cell office:value-type="float" office:value="0.00469050799342674" calcext:value-type="float">
            <text:p>0.00469050799342674</text:p>
          </table:table-cell>
        </table:table-row>
        <table:table-row table:style-name="ro1">
          <table:table-cell office:value-type="float" office:value="-0.0656212593004579" calcext:value-type="float">
            <text:p>-0.0656212593004579</text:p>
          </table:table-cell>
          <table:table-cell office:value-type="float" office:value="0.0164910932040352" calcext:value-type="float">
            <text:p>0.0164910932040352</text:p>
          </table:table-cell>
          <table:table-cell office:value-type="float" office:value="0.00468861672525689" calcext:value-type="float">
            <text:p>0.00468861672525689</text:p>
          </table:table-cell>
        </table:table-row>
        <table:table-row table:style-name="ro1">
          <table:table-cell office:value-type="float" office:value="-0.0656533232399475" calcext:value-type="float">
            <text:p>-0.0656533232399475</text:p>
          </table:table-cell>
          <table:table-cell office:value-type="float" office:value="0.0164886367891304" calcext:value-type="float">
            <text:p>0.0164886367891304</text:p>
          </table:table-cell>
          <table:table-cell office:value-type="float" office:value="0.00468589013422061" calcext:value-type="float">
            <text:p>0.00468589013422061</text:p>
          </table:table-cell>
        </table:table-row>
        <table:table-row table:style-name="ro1">
          <table:table-cell office:value-type="float" office:value="-0.0656852037435925" calcext:value-type="float">
            <text:p>-0.0656852037435925</text:p>
          </table:table-cell>
          <table:table-cell office:value-type="float" office:value="0.0164861906932871" calcext:value-type="float">
            <text:p>0.0164861906932871</text:p>
          </table:table-cell>
          <table:table-cell office:value-type="float" office:value="0.00468234281039703" calcext:value-type="float">
            <text:p>0.00468234281039703</text:p>
          </table:table-cell>
        </table:table-row>
        <table:table-row table:style-name="ro1">
          <table:table-cell office:value-type="float" office:value="-0.065716902047569" calcext:value-type="float">
            <text:p>-0.065716902047569</text:p>
          </table:table-cell>
          <table:table-cell office:value-type="float" office:value="0.0164837548375929" calcext:value-type="float">
            <text:p>0.0164837548375929</text:p>
          </table:table-cell>
          <table:table-cell office:value-type="float" office:value="0.00467798908374006" calcext:value-type="float">
            <text:p>0.00467798908374006</text:p>
          </table:table-cell>
        </table:table-row>
        <table:table-row table:style-name="ro1">
          <table:table-cell office:value-type="float" office:value="-0.0657484192364988" calcext:value-type="float">
            <text:p>-0.0657484192364988</text:p>
          </table:table-cell>
          <table:table-cell office:value-type="float" office:value="0.0164813292364025" calcext:value-type="float">
            <text:p>0.0164813292364025</text:p>
          </table:table-cell>
          <table:table-cell office:value-type="float" office:value="0.00467284304808691" calcext:value-type="float">
            <text:p>0.00467284304808691</text:p>
          </table:table-cell>
        </table:table-row>
        <table:table-row table:style-name="ro1">
          <table:table-cell office:value-type="float" office:value="-0.0657797563301636" calcext:value-type="float">
            <text:p>-0.0657797563301636</text:p>
          </table:table-cell>
          <table:table-cell office:value-type="float" office:value="0.0164789138100575" calcext:value-type="float">
            <text:p>0.0164789138100575</text:p>
          </table:table-cell>
          <table:table-cell office:value-type="float" office:value="0.00466691904640881" calcext:value-type="float">
            <text:p>0.00466691904640881</text:p>
          </table:table-cell>
        </table:table-row>
        <table:table-row table:style-name="ro1">
          <table:table-cell office:value-type="float" office:value="-0.0658109144523328" calcext:value-type="float">
            <text:p>-0.0658109144523328</text:p>
          </table:table-cell>
          <table:table-cell office:value-type="float" office:value="0.016476508573322" calcext:value-type="float">
            <text:p>0.016476508573322</text:p>
          </table:table-cell>
          <table:table-cell office:value-type="float" office:value="0.00466023092676737" calcext:value-type="float">
            <text:p>0.00466023092676737</text:p>
          </table:table-cell>
        </table:table-row>
        <table:table-row table:style-name="ro1">
          <table:table-cell office:value-type="float" office:value="-0.0658418946611894" calcext:value-type="float">
            <text:p>-0.0658418946611894</text:p>
          </table:table-cell>
          <table:table-cell office:value-type="float" office:value="0.0164741134471777" calcext:value-type="float">
            <text:p>0.0164741134471777</text:p>
          </table:table-cell>
          <table:table-cell office:value-type="float" office:value="0.0046527927862472" calcext:value-type="float">
            <text:p>0.0046527927862472</text:p>
          </table:table-cell>
        </table:table-row>
        <table:table-row table:style-name="ro1">
          <table:table-cell office:value-type="float" office:value="-0.0658726978654701" calcext:value-type="float">
            <text:p>-0.0658726978654701</text:p>
          </table:table-cell>
          <table:table-cell office:value-type="float" office:value="0.0164717284451259" calcext:value-type="float">
            <text:p>0.0164717284451259</text:p>
          </table:table-cell>
          <table:table-cell office:value-type="float" office:value="0.00464461847751729" calcext:value-type="float">
            <text:p>0.00464461847751729</text:p>
          </table:table-cell>
        </table:table-row>
        <table:table-row table:style-name="ro1">
          <table:table-cell office:value-type="float" office:value="-0.0659033254169199" calcext:value-type="float">
            <text:p>-0.0659033254169199</text:p>
          </table:table-cell>
          <table:table-cell office:value-type="float" office:value="0.0164693534901485" calcext:value-type="float">
            <text:p>0.0164693534901485</text:p>
          </table:table-cell>
          <table:table-cell office:value-type="float" office:value="0.00463572159214998" calcext:value-type="float">
            <text:p>0.00463572159214998</text:p>
          </table:table-cell>
        </table:table-row>
        <table:table-row table:style-name="ro1">
          <table:table-cell office:value-type="float" office:value="-0.0659337780079886" calcext:value-type="float">
            <text:p>-0.0659337780079886</text:p>
          </table:table-cell>
          <table:table-cell office:value-type="float" office:value="0.0164669885949886" calcext:value-type="float">
            <text:p>0.0164669885949886</text:p>
          </table:table-cell>
          <table:table-cell office:value-type="float" office:value="0.00462611598742169" calcext:value-type="float">
            <text:p>0.00462611598742169</text:p>
          </table:table-cell>
        </table:table-row>
        <table:table-row table:style-name="ro1">
          <table:table-cell office:value-type="float" office:value="-0.0659640570297125" calcext:value-type="float">
            <text:p>-0.0659640570297125</text:p>
          </table:table-cell>
          <table:table-cell office:value-type="float" office:value="0.0164646336830009" calcext:value-type="float">
            <text:p>0.0164646336830009</text:p>
          </table:table-cell>
          <table:table-cell office:value-type="float" office:value="0.00461581500069141" calcext:value-type="float">
            <text:p>0.00461581500069141</text:p>
          </table:table-cell>
        </table:table-row>
        <table:table-row table:style-name="ro1">
          <table:table-cell office:value-type="float" office:value="-0.0659941632130739" calcext:value-type="float">
            <text:p>-0.0659941632130739</text:p>
          </table:table-cell>
          <table:table-cell office:value-type="float" office:value="0.0164622887675499" calcext:value-type="float">
            <text:p>0.0164622887675499</text:p>
          </table:table-cell>
          <table:table-cell office:value-type="float" office:value="0.00460483223527208" calcext:value-type="float">
            <text:p>0.00460483223527208</text:p>
          </table:table-cell>
        </table:table-row>
        <table:table-row table:style-name="ro1">
          <table:table-cell office:value-type="float" office:value="-0.0660240977342075" calcext:value-type="float">
            <text:p>-0.0660240977342075</text:p>
          </table:table-cell>
          <table:table-cell office:value-type="float" office:value="0.0164599537707082" calcext:value-type="float">
            <text:p>0.0164599537707082</text:p>
          </table:table-cell>
          <table:table-cell office:value-type="float" office:value="0.00459318102549733" calcext:value-type="float">
            <text:p>0.00459318102549733</text:p>
          </table:table-cell>
        </table:table-row>
        <table:table-row table:style-name="ro1">
          <table:table-cell office:value-type="float" office:value="-0.0660538616178517" calcext:value-type="float">
            <text:p>-0.0660538616178517</text:p>
          </table:table-cell>
          <table:table-cell office:value-type="float" office:value="0.0164576287078073" calcext:value-type="float">
            <text:p>0.0164576287078073</text:p>
          </table:table-cell>
          <table:table-cell office:value-type="float" office:value="0.0045808744618403" calcext:value-type="float">
            <text:p>0.0045808744618403</text:p>
          </table:table-cell>
        </table:table-row>
        <table:table-row table:style-name="ro1">
          <table:table-cell office:value-type="float" office:value="-0.0660834558745592" calcext:value-type="float">
            <text:p>-0.0660834558745592</text:p>
          </table:table-cell>
          <table:table-cell office:value-type="float" office:value="0.0164553135005817" calcext:value-type="float">
            <text:p>0.0164553135005817</text:p>
          </table:table-cell>
          <table:table-cell office:value-type="float" office:value="0.00456792582603782" calcext:value-type="float">
            <text:p>0.00456792582603782</text:p>
          </table:table-cell>
        </table:table-row>
        <table:table-row table:style-name="ro1">
          <table:table-cell office:value-type="float" office:value="-0.066112881365368" calcext:value-type="float">
            <text:p>-0.066112881365368</text:p>
          </table:table-cell>
          <table:table-cell office:value-type="float" office:value="0.0164530081632492" calcext:value-type="float">
            <text:p>0.0164530081632492</text:p>
          </table:table-cell>
          <table:table-cell office:value-type="float" office:value="0.00455434815008204" calcext:value-type="float">
            <text:p>0.00455434815008204</text:p>
          </table:table-cell>
        </table:table-row>
        <table:table-row table:style-name="ro1">
          <table:table-cell office:value-type="float" office:value="-0.0661421393946746" calcext:value-type="float">
            <text:p>-0.0661421393946746</text:p>
          </table:table-cell>
          <table:table-cell office:value-type="float" office:value="0.0164507126194976" calcext:value-type="float">
            <text:p>0.0164507126194976</text:p>
          </table:table-cell>
          <table:table-cell office:value-type="float" office:value="0.00454015419934506" calcext:value-type="float">
            <text:p>0.00454015419934506</text:p>
          </table:table-cell>
        </table:table-row>
        <table:table-row table:style-name="ro1">
          <table:table-cell office:value-type="float" office:value="-0.0661712306075663" calcext:value-type="float">
            <text:p>-0.0661712306075663</text:p>
          </table:table-cell>
          <table:table-cell office:value-type="float" office:value="0.0164484268827675" calcext:value-type="float">
            <text:p>0.0164484268827675</text:p>
          </table:table-cell>
          <table:table-cell office:value-type="float" office:value="0.00452535699974055" calcext:value-type="float">
            <text:p>0.00452535699974055</text:p>
          </table:table-cell>
        </table:table-row>
        <table:table-row table:style-name="ro1">
          <table:table-cell office:value-type="float" office:value="-0.066200156347878" calcext:value-type="float">
            <text:p>-0.066200156347878</text:p>
          </table:table-cell>
          <table:table-cell office:value-type="float" office:value="0.016446150877078" calcext:value-type="float">
            <text:p>0.016446150877078</text:p>
          </table:table-cell>
          <table:table-cell office:value-type="float" office:value="0.00450996905251855" calcext:value-type="float">
            <text:p>0.00450996905251855</text:p>
          </table:table-cell>
        </table:table-row>
        <table:table-row table:style-name="ro1">
          <table:table-cell office:value-type="float" office:value="-0.066228917299703" calcext:value-type="float">
            <text:p>-0.066228917299703</text:p>
          </table:table-cell>
          <table:table-cell office:value-type="float" office:value="0.0164438846164492" calcext:value-type="float">
            <text:p>0.0164438846164492</text:p>
          </table:table-cell>
          <table:table-cell office:value-type="float" office:value="0.00449400311999804" calcext:value-type="float">
            <text:p>0.00449400311999804</text:p>
          </table:table-cell>
        </table:table-row>
        <table:table-row table:style-name="ro1">
          <table:table-cell office:value-type="float" office:value="-0.0662575145921659" calcext:value-type="float">
            <text:p>-0.0662575145921659</text:p>
          </table:table-cell>
          <table:table-cell office:value-type="float" office:value="0.0164416280236009" calcext:value-type="float">
            <text:p>0.0164416280236009</text:p>
          </table:table-cell>
          <table:table-cell office:value-type="float" office:value="0.00447747169149415" calcext:value-type="float">
            <text:p>0.00447747169149415</text:p>
          </table:table-cell>
        </table:table-row>
        <table:table-row table:style-name="ro1">
          <table:table-cell office:value-type="float" office:value="-0.0662859492034209" calcext:value-type="float">
            <text:p>-0.0662859492034209</text:p>
          </table:table-cell>
          <table:table-cell office:value-type="float" office:value="0.0164393811144734" calcext:value-type="float">
            <text:p>0.0164393811144734</text:p>
          </table:table-cell>
          <table:table-cell office:value-type="float" office:value="0.00446038700793738" calcext:value-type="float">
            <text:p>0.00446038700793738</text:p>
          </table:table-cell>
        </table:table-row>
        <table:table-row table:style-name="ro1">
          <table:table-cell office:value-type="float" office:value="-0.0663142220468814" calcext:value-type="float">
            <text:p>-0.0663142220468814</text:p>
          </table:table-cell>
          <table:table-cell office:value-type="float" office:value="0.0164371438109833" calcext:value-type="float">
            <text:p>0.0164371438109833</text:p>
          </table:table-cell>
          <table:table-cell office:value-type="float" office:value="0.00444276154790146" calcext:value-type="float">
            <text:p>0.00444276154790146</text:p>
          </table:table-cell>
        </table:table-row>
        <table:table-row table:style-name="ro1">
          <table:table-cell office:value-type="float" office:value="-0.0663423341403608" calcext:value-type="float">
            <text:p>-0.0663423341403608</text:p>
          </table:table-cell>
          <table:table-cell office:value-type="float" office:value="0.016434916129392" calcext:value-type="float">
            <text:p>0.016434916129392</text:p>
          </table:table-cell>
          <table:table-cell office:value-type="float" office:value="0.00442460728394822" calcext:value-type="float">
            <text:p>0.00442460728394822</text:p>
          </table:table-cell>
        </table:table-row>
        <table:table-row table:style-name="ro1">
          <table:table-cell office:value-type="float" office:value="-0.0663702864364792" calcext:value-type="float">
            <text:p>-0.0663702864364792</text:p>
          </table:table-cell>
          <table:table-cell office:value-type="float" office:value="0.016432697992173" calcext:value-type="float">
            <text:p>0.016432697992173</text:p>
          </table:table-cell>
          <table:table-cell office:value-type="float" office:value="0.00440593642694886" calcext:value-type="float">
            <text:p>0.00440593642694886</text:p>
          </table:table-cell>
        </table:table-row>
        <table:table-row table:style-name="ro1">
          <table:table-cell office:value-type="float" office:value="-0.0663980797386996" calcext:value-type="float">
            <text:p>-0.0663980797386996</text:p>
          </table:table-cell>
          <table:table-cell office:value-type="float" office:value="0.0164304894142708" calcext:value-type="float">
            <text:p>0.0164304894142708</text:p>
          </table:table-cell>
          <table:table-cell office:value-type="float" office:value="0.00438676093361678" calcext:value-type="float">
            <text:p>0.00438676093361678</text:p>
          </table:table-cell>
        </table:table-row>
        <table:table-row table:style-name="ro1">
          <table:table-cell office:value-type="float" office:value="-0.0664257152938599" calcext:value-type="float">
            <text:p>-0.0664257152938599</text:p>
          </table:table-cell>
          <table:table-cell office:value-type="float" office:value="0.0164282903200551" calcext:value-type="float">
            <text:p>0.0164282903200551</text:p>
          </table:table-cell>
          <table:table-cell office:value-type="float" office:value="0.00436709248996525" calcext:value-type="float">
            <text:p>0.00436709248996525</text:p>
          </table:table-cell>
        </table:table-row>
        <table:table-row table:style-name="ro1">
          <table:table-cell office:value-type="float" office:value="-0.0664531936899505" calcext:value-type="float">
            <text:p>-0.0664531936899505</text:p>
          </table:table-cell>
          <table:table-cell office:value-type="float" office:value="0.0164261007236585" calcext:value-type="float">
            <text:p>0.0164261007236585</text:p>
          </table:table-cell>
          <table:table-cell office:value-type="float" office:value="0.00434694303863559" calcext:value-type="float">
            <text:p>0.00434694303863559</text:p>
          </table:table-cell>
        </table:table-row>
        <table:table-row table:style-name="ro1">
          <table:table-cell office:value-type="float" office:value="-0.0664805162138302" calcext:value-type="float">
            <text:p>-0.0664805162138302</text:p>
          </table:table-cell>
          <table:table-cell office:value-type="float" office:value="0.0164239205497473" calcext:value-type="float">
            <text:p>0.0164239205497473</text:p>
          </table:table-cell>
          <table:table-cell office:value-type="float" office:value="0.00432632399413602" calcext:value-type="float">
            <text:p>0.00432632399413602</text:p>
          </table:table-cell>
        </table:table-row>
        <table:table-row table:style-name="ro1">
          <table:table-cell office:value-type="float" office:value="-0.0665076834929189" calcext:value-type="float">
            <text:p>-0.0665076834929189</text:p>
          </table:table-cell>
          <table:table-cell office:value-type="float" office:value="0.0164217498129938" calcext:value-type="float">
            <text:p>0.0164217498129938</text:p>
          </table:table-cell>
          <table:table-cell office:value-type="float" office:value="0.00430524702871304" calcext:value-type="float">
            <text:p>0.00430524702871304</text:p>
          </table:table-cell>
        </table:table-row>
        <table:table-row table:style-name="ro1">
          <table:table-cell office:value-type="float" office:value="-0.0665346965999956" calcext:value-type="float">
            <text:p>-0.0665346965999956</text:p>
          </table:table-cell>
          <table:table-cell office:value-type="float" office:value="0.016419588436737" calcext:value-type="float">
            <text:p>0.016419588436737</text:p>
          </table:table-cell>
          <table:table-cell office:value-type="float" office:value="0.00428372353838968" calcext:value-type="float">
            <text:p>0.00428372353838968</text:p>
          </table:table-cell>
        </table:table-row>
        <table:table-row table:style-name="ro1">
          <table:table-cell office:value-type="float" office:value="-0.066561556456993" calcext:value-type="float">
            <text:p>-0.066561556456993</text:p>
          </table:table-cell>
          <table:table-cell office:value-type="float" office:value="0.016417436437521" calcext:value-type="float">
            <text:p>0.016417436437521</text:p>
          </table:table-cell>
          <table:table-cell office:value-type="float" office:value="0.00426176466813977" calcext:value-type="float">
            <text:p>0.00426176466813977</text:p>
          </table:table-cell>
        </table:table-row>
        <table:table-row table:style-name="ro1">
          <table:table-cell office:value-type="float" office:value="-0.066588263921496" calcext:value-type="float">
            <text:p>-0.066588263921496</text:p>
          </table:table-cell>
          <table:table-cell office:value-type="float" office:value="0.0164152937378557" calcext:value-type="float">
            <text:p>0.0164152937378557</text:p>
          </table:table-cell>
          <table:table-cell office:value-type="float" office:value="0.00423938179794359" calcext:value-type="float">
            <text:p>0.00423938179794359</text:p>
          </table:table-cell>
        </table:table-row>
        <table:table-row table:style-name="ro1">
          <table:table-cell office:value-type="float" office:value="-0.0666148199557539" calcext:value-type="float">
            <text:p>-0.0666148199557539</text:p>
          </table:table-cell>
          <table:table-cell office:value-type="float" office:value="0.0164131603545732" calcext:value-type="float">
            <text:p>0.0164131603545732</text:p>
          </table:table-cell>
          <table:table-cell office:value-type="float" office:value="0.00421658579932704" calcext:value-type="float">
            <text:p>0.00421658579932704</text:p>
          </table:table-cell>
        </table:table-row>
        <table:table-row table:style-name="ro1">
          <table:table-cell office:value-type="float" office:value="-0.0666412254570307" calcext:value-type="float">
            <text:p>-0.0666412254570307</text:p>
          </table:table-cell>
          <table:table-cell office:value-type="float" office:value="0.0164110362107055" calcext:value-type="float">
            <text:p>0.0164110362107055</text:p>
          </table:table-cell>
          <table:table-cell office:value-type="float" office:value="0.00419338778018252" calcext:value-type="float">
            <text:p>0.00419338778018252</text:p>
          </table:table-cell>
        </table:table-row>
        <table:table-row table:style-name="ro1">
          <table:table-cell office:value-type="float" office:value="-0.0666674811738302" calcext:value-type="float">
            <text:p>-0.0666674811738302</text:p>
          </table:table-cell>
          <table:table-cell office:value-type="float" office:value="0.0164089213217419" calcext:value-type="float">
            <text:p>0.0164089213217419</text:p>
          </table:table-cell>
          <table:table-cell office:value-type="float" office:value="0.00416979859210742" calcext:value-type="float">
            <text:p>0.00416979859210742</text:p>
          </table:table-cell>
        </table:table-row>
        <table:table-row table:style-name="ro1">
          <table:table-cell office:value-type="float" office:value="-0.066693588298224" calcext:value-type="float">
            <text:p>-0.066693588298224</text:p>
          </table:table-cell>
          <table:table-cell office:value-type="float" office:value="0.0164068156125654" calcext:value-type="float">
            <text:p>0.0164068156125654</text:p>
          </table:table-cell>
          <table:table-cell office:value-type="float" office:value="0.00414582881455572" calcext:value-type="float">
            <text:p>0.00414582881455572</text:p>
          </table:table-cell>
        </table:table-row>
        <table:table-row table:style-name="ro1">
          <table:table-cell office:value-type="float" office:value="-0.0667195473637652" calcext:value-type="float">
            <text:p>-0.0667195473637652</text:p>
          </table:table-cell>
          <table:table-cell office:value-type="float" office:value="0.016404719097831" calcext:value-type="float">
            <text:p>0.016404719097831</text:p>
          </table:table-cell>
          <table:table-cell office:value-type="float" office:value="0.00412148928199962" calcext:value-type="float">
            <text:p>0.00412148928199962</text:p>
          </table:table-cell>
        </table:table-row>
        <table:table-row table:style-name="ro1">
          <table:table-cell office:value-type="float" office:value="-0.0667453596031736" calcext:value-type="float">
            <text:p>-0.0667453596031736</text:p>
          </table:table-cell>
          <table:table-cell office:value-type="float" office:value="0.0164026317026906" calcext:value-type="float">
            <text:p>0.0164026317026906</text:p>
          </table:table-cell>
          <table:table-cell office:value-type="float" office:value="0.00409679029964027" calcext:value-type="float">
            <text:p>0.00409679029964027</text:p>
          </table:table-cell>
        </table:table-row>
        <table:table-row table:style-name="ro1">
          <table:table-cell office:value-type="float" office:value="-0.0667710255899592" calcext:value-type="float">
            <text:p>-0.0667710255899592</text:p>
          </table:table-cell>
          <table:table-cell office:value-type="float" office:value="0.0164005534423108" calcext:value-type="float">
            <text:p>0.0164005534423108</text:p>
          </table:table-cell>
          <table:table-cell office:value-type="float" office:value="0.00407174242925135" calcext:value-type="float">
            <text:p>0.00407174242925135</text:p>
          </table:table-cell>
        </table:table-row>
        <table:table-row table:style-name="ro1">
          <table:table-cell office:value-type="float" office:value="-0.0667965463433846" calcext:value-type="float">
            <text:p>-0.0667965463433846</text:p>
          </table:table-cell>
          <table:table-cell office:value-type="float" office:value="0.0163984842404853" calcext:value-type="float">
            <text:p>0.0163984842404853</text:p>
          </table:table-cell>
          <table:table-cell office:value-type="float" office:value="0.00404635595568914" calcext:value-type="float">
            <text:p>0.00404635595568914</text:p>
          </table:table-cell>
        </table:table-row>
        <table:table-row table:style-name="ro1">
          <table:table-cell office:value-type="float" office:value="-0.0668219227320582" calcext:value-type="float">
            <text:p>-0.0668219227320582</text:p>
          </table:table-cell>
          <table:table-cell office:value-type="float" office:value="0.0163964241142178" calcext:value-type="float">
            <text:p>0.0163964241142178</text:p>
          </table:table-cell>
          <table:table-cell office:value-type="float" office:value="0.00402064091209464" calcext:value-type="float">
            <text:p>0.00402064091209464</text:p>
          </table:table-cell>
        </table:table-row>
        <table:table-row table:style-name="ro1">
          <table:table-cell office:value-type="float" office:value="-0.0668471555605489" calcext:value-type="float">
            <text:p>-0.0668471555605489</text:p>
          </table:table-cell>
          <table:table-cell office:value-type="float" office:value="0.0163943729864589" calcext:value-type="float">
            <text:p>0.0163943729864589</text:p>
          </table:table-cell>
          <table:table-cell office:value-type="float" office:value="0.00399460756614345" calcext:value-type="float">
            <text:p>0.00399460756614345</text:p>
          </table:table-cell>
        </table:table-row>
        <table:table-row table:style-name="ro1">
          <table:table-cell office:value-type="float" office:value="-0.0668722457384521" calcext:value-type="float">
            <text:p>-0.0668722457384521</text:p>
          </table:table-cell>
          <table:table-cell office:value-type="float" office:value="0.0163923308744655" calcext:value-type="float">
            <text:p>0.0163923308744655</text:p>
          </table:table-cell>
          <table:table-cell office:value-type="float" office:value="0.00396826567689024" calcext:value-type="float">
            <text:p>0.00396826567689024</text:p>
          </table:table-cell>
        </table:table-row>
        <table:table-row table:style-name="ro1">
          <table:table-cell office:value-type="float" office:value="-0.0668971941105261" calcext:value-type="float">
            <text:p>-0.0668971941105261</text:p>
          </table:table-cell>
          <table:table-cell office:value-type="float" office:value="0.0163902977016895" calcext:value-type="float">
            <text:p>0.0163902977016895</text:p>
          </table:table-cell>
          <table:table-cell office:value-type="float" office:value="0.00394162523970065" calcext:value-type="float">
            <text:p>0.00394162523970065</text:p>
          </table:table-cell>
        </table:table-row>
        <table:table-row table:style-name="ro1">
          <table:table-cell office:value-type="float" office:value="-0.0669220013731842" calcext:value-type="float">
            <text:p>-0.0669220013731842</text:p>
          </table:table-cell>
          <table:table-cell office:value-type="float" office:value="0.0163882734840245" calcext:value-type="float">
            <text:p>0.0163882734840245</text:p>
          </table:table-cell>
          <table:table-cell office:value-type="float" office:value="0.00391469599381189" calcext:value-type="float">
            <text:p>0.00391469599381189</text:p>
          </table:table-cell>
        </table:table-row>
        <table:table-row table:style-name="ro1">
          <table:table-cell office:value-type="float" office:value="-0.0669466686665891" calcext:value-type="float">
            <text:p>-0.0669466686665891</text:p>
          </table:table-cell>
          <table:table-cell office:value-type="float" office:value="0.0163862581467385" calcext:value-type="float">
            <text:p>0.0163862581467385</text:p>
          </table:table-cell>
          <table:table-cell office:value-type="float" office:value="0.00388748740659528" calcext:value-type="float">
            <text:p>0.00388748740659528</text:p>
          </table:table-cell>
        </table:table-row>
        <table:table-row table:style-name="ro1">
          <table:table-cell office:value-type="float" office:value="-0.0669711965233235" calcext:value-type="float">
            <text:p>-0.0669711965233235</text:p>
          </table:table-cell>
          <table:table-cell office:value-type="float" office:value="0.0163842517053054" calcext:value-type="float">
            <text:p>0.0163842517053054</text:p>
          </table:table-cell>
          <table:table-cell office:value-type="float" office:value="0.00386000915097995" calcext:value-type="float">
            <text:p>0.00386000915097995</text:p>
          </table:table-cell>
        </table:table-row>
        <table:table-row table:style-name="ro1">
          <table:table-cell office:value-type="float" office:value="-0.0669955859216725" calcext:value-type="float">
            <text:p>-0.0669955859216725</text:p>
          </table:table-cell>
          <table:table-cell office:value-type="float" office:value="0.0163822540838049" calcext:value-type="float">
            <text:p>0.0163822540838049</text:p>
          </table:table-cell>
          <table:table-cell office:value-type="float" office:value="0.00383227062364377" calcext:value-type="float">
            <text:p>0.00383227062364377</text:p>
          </table:table-cell>
        </table:table-row>
        <table:table-row table:style-name="ro1">
          <table:table-cell office:value-type="float" office:value="-0.0670198376896856" calcext:value-type="float">
            <text:p>-0.0670198376896856</text:p>
          </table:table-cell>
          <table:table-cell office:value-type="float" office:value="0.0163802652995183" calcext:value-type="float">
            <text:p>0.0163802652995183</text:p>
          </table:table-cell>
          <table:table-cell office:value-type="float" office:value="0.00380428097054852" calcext:value-type="float">
            <text:p>0.00380428097054852</text:p>
          </table:table-cell>
        </table:table-row>
        <table:table-row table:style-name="ro1">
          <table:table-cell office:value-type="float" office:value="-0.0670439525915691" calcext:value-type="float">
            <text:p>-0.0670439525915691</text:p>
          </table:table-cell>
          <table:table-cell office:value-type="float" office:value="0.0163782852756773" calcext:value-type="float">
            <text:p>0.0163782852756773</text:p>
          </table:table-cell>
          <table:table-cell office:value-type="float" office:value="0.00377604957293998" calcext:value-type="float">
            <text:p>0.00377604957293998</text:p>
          </table:table-cell>
        </table:table-row>
        <table:table-row table:style-name="ro1">
          <table:table-cell office:value-type="float" office:value="-0.0670679314965497" calcext:value-type="float">
            <text:p>-0.0670679314965497</text:p>
          </table:table-cell>
          <table:table-cell office:value-type="float" office:value="0.0163763140298024" calcext:value-type="float">
            <text:p>0.0163763140298024</text:p>
          </table:table-cell>
          <table:table-cell office:value-type="float" office:value="0.00374758530485852" calcext:value-type="float">
            <text:p>0.00374758530485852</text:p>
          </table:table-cell>
        </table:table-row>
        <table:table-row table:style-name="ro1">
          <table:table-cell office:value-type="float" office:value="-0.0670917752095884" calcext:value-type="float">
            <text:p>-0.0670917752095884</text:p>
          </table:table-cell>
          <table:table-cell office:value-type="float" office:value="0.0163743514856041" calcext:value-type="float">
            <text:p>0.0163743514856041</text:p>
          </table:table-cell>
          <table:table-cell office:value-type="float" office:value="0.00371889727762698" calcext:value-type="float">
            <text:p>0.00371889727762698</text:p>
          </table:table-cell>
        </table:table-row>
        <table:table-row table:style-name="ro1">
          <table:table-cell office:value-type="float" office:value="-0.0671154843871246" calcext:value-type="float">
            <text:p>-0.0671154843871246</text:p>
          </table:table-cell>
          <table:table-cell office:value-type="float" office:value="0.0163723976592377" calcext:value-type="float">
            <text:p>0.0163723976592377</text:p>
          </table:table-cell>
          <table:table-cell office:value-type="float" office:value="0.00368999434796624" calcext:value-type="float">
            <text:p>0.00368999434796624</text:p>
          </table:table-cell>
        </table:table-row>
        <table:table-row table:style-name="ro1">
          <table:table-cell office:value-type="float" office:value="-0.0671390601297943" calcext:value-type="float">
            <text:p>-0.0671390601297943</text:p>
          </table:table-cell>
          <table:table-cell office:value-type="float" office:value="0.0163704524762144" calcext:value-type="float">
            <text:p>0.0163704524762144</text:p>
          </table:table-cell>
          <table:table-cell office:value-type="float" office:value="0.00366088510242446" calcext:value-type="float">
            <text:p>0.00366088510242446</text:p>
          </table:table-cell>
        </table:table-row>
        <table:table-row table:style-name="ro1">
          <table:table-cell office:value-type="float" office:value="-0.067162502880181" calcext:value-type="float">
            <text:p>-0.067162502880181</text:p>
          </table:table-cell>
          <table:table-cell office:value-type="float" office:value="0.0163685159518326" calcext:value-type="float">
            <text:p>0.0163685159518326</text:p>
          </table:table-cell>
          <table:table-cell office:value-type="float" office:value="0.00363157838453865" calcext:value-type="float">
            <text:p>0.00363157838453865</text:p>
          </table:table-cell>
        </table:table-row>
        <table:table-row table:style-name="ro1">
          <table:table-cell office:value-type="float" office:value="-0.067185813780379" calcext:value-type="float">
            <text:p>-0.067185813780379</text:p>
          </table:table-cell>
          <table:table-cell office:value-type="float" office:value="0.0163665880118288" calcext:value-type="float">
            <text:p>0.0163665880118288</text:p>
          </table:table-cell>
          <table:table-cell office:value-type="float" office:value="0.00360208251121152" calcext:value-type="float">
            <text:p>0.00360208251121152</text:p>
          </table:table-cell>
        </table:table-row>
        <table:table-row table:style-name="ro1">
          <table:table-cell office:value-type="float" office:value="-0.0672089933139528" calcext:value-type="float">
            <text:p>-0.0672089933139528</text:p>
          </table:table-cell>
          <table:table-cell office:value-type="float" office:value="0.016364668671982" calcext:value-type="float">
            <text:p>0.016364668671982</text:p>
          </table:table-cell>
          <table:table-cell office:value-type="float" office:value="0.00357240605866616" calcext:value-type="float">
            <text:p>0.00357240605866616</text:p>
          </table:table-cell>
        </table:table-row>
        <table:table-row table:style-name="ro1">
          <table:table-cell office:value-type="float" office:value="-0.0672320424104159" calcext:value-type="float">
            <text:p>-0.0672320424104159</text:p>
          </table:table-cell>
          <table:table-cell office:value-type="float" office:value="0.0163627578566635" calcext:value-type="float">
            <text:p>0.0163627578566635</text:p>
          </table:table-cell>
          <table:table-cell office:value-type="float" office:value="0.00354255732923359" calcext:value-type="float">
            <text:p>0.00354255732923359</text:p>
          </table:table-cell>
        </table:table-row>
        <table:table-row table:style-name="ro1">
          <table:table-cell office:value-type="float" office:value="-0.0672549618492566" calcext:value-type="float">
            <text:p>-0.0672549618492566</text:p>
          </table:table-cell>
          <table:table-cell office:value-type="float" office:value="0.0163608555834392" calcext:value-type="float">
            <text:p>0.0163608555834392</text:p>
          </table:table-cell>
          <table:table-cell office:value-type="float" office:value="0.0035125443770545" calcext:value-type="float">
            <text:p>0.0035125443770545</text:p>
          </table:table-cell>
        </table:table-row>
        <table:table-row table:style-name="ro1">
          <table:table-cell office:value-type="float" office:value="-0.0672777523463581" calcext:value-type="float">
            <text:p>-0.0672777523463581</text:p>
          </table:table-cell>
          <table:table-cell office:value-type="float" office:value="0.0163589617758145" calcext:value-type="float">
            <text:p>0.0163589617758145</text:p>
          </table:table-cell>
          <table:table-cell office:value-type="float" office:value="0.00348237549432917" calcext:value-type="float">
            <text:p>0.00348237549432917</text:p>
          </table:table-cell>
        </table:table-row>
        <table:table-row table:style-name="ro1">
          <table:table-cell office:value-type="float" office:value="-0.067300414722909" calcext:value-type="float">
            <text:p>-0.067300414722909</text:p>
          </table:table-cell>
          <table:table-cell office:value-type="float" office:value="0.0163570764515914" calcext:value-type="float">
            <text:p>0.0163570764515914</text:p>
          </table:table-cell>
          <table:table-cell office:value-type="float" office:value="0.00345205846880026" calcext:value-type="float">
            <text:p>0.00345205846880026</text:p>
          </table:table-cell>
        </table:table-row>
        <table:table-row table:style-name="ro1">
          <table:table-cell office:value-type="float" office:value="-0.0673229497359373" calcext:value-type="float">
            <text:p>-0.0673229497359373</text:p>
          </table:table-cell>
          <table:table-cell office:value-type="float" office:value="0.0163551995347455" calcext:value-type="float">
            <text:p>0.0163551995347455</text:p>
          </table:table-cell>
          <table:table-cell office:value-type="float" office:value="0.0034216013284627" calcext:value-type="float">
            <text:p>0.0034216013284627</text:p>
          </table:table-cell>
        </table:table-row>
        <table:table-row table:style-name="ro1">
          <table:table-cell office:value-type="float" office:value="-0.0673453579943563" calcext:value-type="float">
            <text:p>-0.0673453579943563</text:p>
          </table:table-cell>
          <table:table-cell office:value-type="float" office:value="0.0163533310417047" calcext:value-type="float">
            <text:p>0.0163533310417047</text:p>
          </table:table-cell>
          <table:table-cell office:value-type="float" office:value="0.00339101184995694" calcext:value-type="float">
            <text:p>0.00339101184995694</text:p>
          </table:table-cell>
        </table:table-row>
        <table:table-row table:style-name="ro1">
          <table:table-cell office:value-type="float" office:value="-0.0673676405513104" calcext:value-type="float">
            <text:p>-0.0673676405513104</text:p>
          </table:table-cell>
          <table:table-cell office:value-type="float" office:value="0.0163514708982331" calcext:value-type="float">
            <text:p>0.0163514708982331</text:p>
          </table:table-cell>
          <table:table-cell office:value-type="float" office:value="0.00336029754280376" calcext:value-type="float">
            <text:p>0.00336029754280376</text:p>
          </table:table-cell>
        </table:table-row>
        <table:table-row table:style-name="ro1">
          <table:table-cell office:value-type="float" office:value="-0.0673897978022541" calcext:value-type="float">
            <text:p>-0.0673897978022541</text:p>
          </table:table-cell>
          <table:table-cell office:value-type="float" office:value="0.0163496191198913" calcext:value-type="float">
            <text:p>0.0163496191198913</text:p>
          </table:table-cell>
          <table:table-cell office:value-type="float" office:value="0.00332946617712104" calcext:value-type="float">
            <text:p>0.00332946617712104</text:p>
          </table:table-cell>
        </table:table-row>
        <table:table-row table:style-name="ro1">
          <table:table-cell office:value-type="float" office:value="-0.0674118308423184" calcext:value-type="float">
            <text:p>-0.0674118308423184</text:p>
          </table:table-cell>
          <table:table-cell office:value-type="float" office:value="0.016347775632676" calcext:value-type="float">
            <text:p>0.016347775632676</text:p>
          </table:table-cell>
          <table:table-cell office:value-type="float" office:value="0.00329852499980632" calcext:value-type="float">
            <text:p>0.00329852499980632</text:p>
          </table:table-cell>
        </table:table-row>
        <table:table-row table:style-name="ro1">
          <table:table-cell office:value-type="float" office:value="-0.0674337401082789" calcext:value-type="float">
            <text:p>-0.0674337401082789</text:p>
          </table:table-cell>
          <table:table-cell office:value-type="float" office:value="0.0163459404526108" calcext:value-type="float">
            <text:p>0.0163459404526108</text:p>
          </table:table-cell>
          <table:table-cell office:value-type="float" office:value="0.00326748152085221" calcext:value-type="float">
            <text:p>0.00326748152085221</text:p>
          </table:table-cell>
        </table:table-row>
        <table:table-row table:style-name="ro1">
          <table:table-cell office:value-type="float" office:value="-0.0674555264832165" calcext:value-type="float">
            <text:p>-0.0674555264832165</text:p>
          </table:table-cell>
          <table:table-cell office:value-type="float" office:value="0.0163441135043272" calcext:value-type="float">
            <text:p>0.0163441135043272</text:p>
          </table:table-cell>
          <table:table-cell office:value-type="float" office:value="0.00323634298002307" calcext:value-type="float">
            <text:p>0.00323634298002307</text:p>
          </table:table-cell>
        </table:table-row>
        <table:table-row table:style-name="ro1">
          <table:table-cell office:value-type="float" office:value="-0.0674771907002904" calcext:value-type="float">
            <text:p>-0.0674771907002904</text:p>
          </table:table-cell>
          <table:table-cell office:value-type="float" office:value="0.0163422948056234" calcext:value-type="float">
            <text:p>0.0163422948056234</text:p>
          </table:table-cell>
          <table:table-cell office:value-type="float" office:value="0.00320511637300069" calcext:value-type="float">
            <text:p>0.00320511637300069</text:p>
          </table:table-cell>
        </table:table-row>
        <table:table-row table:style-name="ro1">
          <table:table-cell office:value-type="float" office:value="-0.0674987334292445" calcext:value-type="float">
            <text:p>-0.0674987334292445</text:p>
          </table:table-cell>
          <table:table-cell office:value-type="float" office:value="0.0163404842802688" calcext:value-type="float">
            <text:p>0.0163404842802688</text:p>
          </table:table-cell>
          <table:table-cell office:value-type="float" office:value="0.00317380893749553" calcext:value-type="float">
            <text:p>0.00317380893749553</text:p>
          </table:table-cell>
        </table:table-row>
        <table:table-row table:style-name="ro1">
          <table:table-cell office:value-type="float" office:value="-0.0675201554455312" calcext:value-type="float">
            <text:p>-0.0675201554455312</text:p>
          </table:table-cell>
          <table:table-cell office:value-type="float" office:value="0.0163386819462905" calcext:value-type="float">
            <text:p>0.0163386819462905</text:p>
          </table:table-cell>
          <table:table-cell office:value-type="float" office:value="0.00314242741084048" calcext:value-type="float">
            <text:p>0.00314242741084048</text:p>
          </table:table-cell>
        </table:table-row>
        <table:table-row table:style-name="ro1">
          <table:table-cell office:value-type="float" office:value="-0.0675414574604419" calcext:value-type="float">
            <text:p>-0.0675414574604419</text:p>
          </table:table-cell>
          <table:table-cell office:value-type="float" office:value="0.0163368877279194" calcext:value-type="float">
            <text:p>0.0163368877279194</text:p>
          </table:table-cell>
          <table:table-cell office:value-type="float" office:value="0.0031109787752559" calcext:value-type="float">
            <text:p>0.0031109787752559</text:p>
          </table:table-cell>
        </table:table-row>
        <table:table-row table:style-name="ro1">
          <table:table-cell office:value-type="float" office:value="-0.0675626400375075" calcext:value-type="float">
            <text:p>-0.0675626400375075</text:p>
          </table:table-cell>
          <table:table-cell office:value-type="float" office:value="0.0163351016418192" calcext:value-type="float">
            <text:p>0.0163351016418192</text:p>
          </table:table-cell>
          <table:table-cell office:value-type="float" office:value="0.00307946976560447" calcext:value-type="float">
            <text:p>0.00307946976560447</text:p>
          </table:table-cell>
        </table:table-row>
        <table:table-row table:style-name="ro1">
          <table:table-cell office:value-type="float" office:value="-0.0675837041846788" calcext:value-type="float">
            <text:p>-0.0675837041846788</text:p>
          </table:table-cell>
          <table:table-cell office:value-type="float" office:value="0.0163333236139884" calcext:value-type="float">
            <text:p>0.0163333236139884</text:p>
          </table:table-cell>
          <table:table-cell office:value-type="float" office:value="0.00304790685451417" calcext:value-type="float">
            <text:p>0.00304790685451417</text:p>
          </table:table-cell>
        </table:table-row>
        <table:table-row table:style-name="ro1">
          <table:table-cell office:value-type="float" office:value="-0.0676046503030265" calcext:value-type="float">
            <text:p>-0.0676046503030265</text:p>
          </table:table-cell>
          <table:table-cell office:value-type="float" office:value="0.0163315536606569" calcext:value-type="float">
            <text:p>0.0163315536606569</text:p>
          </table:table-cell>
          <table:table-cell office:value-type="float" office:value="0.00301629672957993" calcext:value-type="float">
            <text:p>0.00301629672957993</text:p>
          </table:table-cell>
        </table:table-row>
        <table:table-row table:style-name="ro1">
          <table:table-cell office:value-type="float" office:value="-0.0676254792398483" calcext:value-type="float">
            <text:p>-0.0676254792398483</text:p>
          </table:table-cell>
          <table:table-cell office:value-type="float" office:value="0.016329791706628" calcext:value-type="float">
            <text:p>0.016329791706628</text:p>
          </table:table-cell>
          <table:table-cell office:value-type="float" office:value="0.00298464581244273" calcext:value-type="float">
            <text:p>0.00298464581244273</text:p>
          </table:table-cell>
        </table:table-row>
        <table:table-row table:style-name="ro1">
          <table:table-cell office:value-type="float" office:value="-0.0676461916929629" calcext:value-type="float">
            <text:p>-0.0676461916929629</text:p>
          </table:table-cell>
          <table:table-cell office:value-type="float" office:value="0.0163280377699013" calcext:value-type="float">
            <text:p>0.0163280377699013</text:p>
          </table:table-cell>
          <table:table-cell office:value-type="float" office:value="0.00295296028440806" calcext:value-type="float">
            <text:p>0.00295296028440806</text:p>
          </table:table-cell>
        </table:table-row>
        <table:table-row table:style-name="ro1">
          <table:table-cell office:value-type="float" office:value="-0.0676667882968393" calcext:value-type="float">
            <text:p>-0.0676667882968393</text:p>
          </table:table-cell>
          <table:table-cell office:value-type="float" office:value="0.016326291774435" calcext:value-type="float">
            <text:p>0.016326291774435</text:p>
          </table:table-cell>
          <table:table-cell office:value-type="float" office:value="0.00292124657275128" calcext:value-type="float">
            <text:p>0.00292124657275128</text:p>
          </table:table-cell>
        </table:table-row>
        <table:table-row table:style-name="ro1">
          <table:table-cell office:value-type="float" office:value="-0.0676872697917726" calcext:value-type="float">
            <text:p>-0.0676872697917726</text:p>
          </table:table-cell>
          <table:table-cell office:value-type="float" office:value="0.0163245537384352" calcext:value-type="float">
            <text:p>0.0163245537384352</text:p>
          </table:table-cell>
          <table:table-cell office:value-type="float" office:value="0.0028895106090332" calcext:value-type="float">
            <text:p>0.0028895106090332</text:p>
          </table:table-cell>
        </table:table-row>
        <table:table-row table:style-name="ro1">
          <table:table-cell office:value-type="float" office:value="-0.067707636854244" calcext:value-type="float">
            <text:p>-0.067707636854244</text:p>
          </table:table-cell>
          <table:table-cell office:value-type="float" office:value="0.0163228235863302" calcext:value-type="float">
            <text:p>0.0163228235863302</text:p>
          </table:table-cell>
          <table:table-cell office:value-type="float" office:value="0.0028577585731715" calcext:value-type="float">
            <text:p>0.0028577585731715</text:p>
          </table:table-cell>
        </table:table-row>
        <table:table-row table:style-name="ro1">
          <table:table-cell office:value-type="float" office:value="-0.0677278900129801" calcext:value-type="float">
            <text:p>-0.0677278900129801</text:p>
          </table:table-cell>
          <table:table-cell office:value-type="float" office:value="0.0163211013349748" calcext:value-type="float">
            <text:p>0.0163211013349748</text:p>
          </table:table-cell>
          <table:table-cell office:value-type="float" office:value="0.0028259964027777" calcext:value-type="float">
            <text:p>0.0028259964027777</text:p>
          </table:table-cell>
        </table:table-row>
        <table:table-row table:style-name="ro1">
          <table:table-cell office:value-type="float" office:value="-0.0677480302414511" calcext:value-type="float">
            <text:p>-0.0677480302414511</text:p>
          </table:table-cell>
          <table:table-cell office:value-type="float" office:value="0.0163193869105391" calcext:value-type="float">
            <text:p>0.0163193869105391</text:p>
          </table:table-cell>
          <table:table-cell office:value-type="float" office:value="0.00279422977708665" calcext:value-type="float">
            <text:p>0.00279422977708665</text:p>
          </table:table-cell>
        </table:table-row>
        <table:table-row table:style-name="ro1">
          <table:table-cell office:value-type="float" office:value="-0.0677680578557455" calcext:value-type="float">
            <text:p>-0.0677680578557455</text:p>
          </table:table-cell>
          <table:table-cell office:value-type="float" office:value="0.0163176803290414" calcext:value-type="float">
            <text:p>0.0163176803290414</text:p>
          </table:table-cell>
          <table:table-cell office:value-type="float" office:value="0.00276246464497865" calcext:value-type="float">
            <text:p>0.00276246464497865</text:p>
          </table:table-cell>
        </table:table-row>
        <table:table-row table:style-name="ro1">
          <table:table-cell office:value-type="float" office:value="-0.0677879738720643" calcext:value-type="float">
            <text:p>-0.0677879738720643</text:p>
          </table:table-cell>
          <table:table-cell office:value-type="float" office:value="0.0163159815168724" calcext:value-type="float">
            <text:p>0.0163159815168724</text:p>
          </table:table-cell>
          <table:table-cell office:value-type="float" office:value="0.002730706441606" calcext:value-type="float">
            <text:p>0.002730706441606</text:p>
          </table:table-cell>
        </table:table-row>
        <table:table-row table:style-name="ro1">
          <table:table-cell office:value-type="float" office:value="-0.0678077786487423" calcext:value-type="float">
            <text:p>-0.0678077786487423</text:p>
          </table:table-cell>
          <table:table-cell office:value-type="float" office:value="0.0163142904905118" calcext:value-type="float">
            <text:p>0.0163142904905118</text:p>
          </table:table-cell>
          <table:table-cell office:value-type="float" office:value="0.00269896087437549" calcext:value-type="float">
            <text:p>0.00269896087437549</text:p>
          </table:table-cell>
        </table:table-row>
        <table:table-row table:style-name="ro1">
          <table:table-cell office:value-type="float" office:value="-0.0678274729906583" calcext:value-type="float">
            <text:p>-0.0678274729906583</text:p>
          </table:table-cell>
          <table:table-cell office:value-type="float" office:value="0.0163126071749935" calcext:value-type="float">
            <text:p>0.0163126071749935</text:p>
          </table:table-cell>
          <table:table-cell office:value-type="float" office:value="0.00266723339034658" calcext:value-type="float">
            <text:p>0.00266723339034658</text:p>
          </table:table-cell>
        </table:table-row>
        <table:table-row table:style-name="ro1">
          <table:table-cell office:value-type="float" office:value="-0.0678470575533278" calcext:value-type="float">
            <text:p>-0.0678470575533278</text:p>
          </table:table-cell>
          <table:table-cell office:value-type="float" office:value="0.0163109315885514" calcext:value-type="float">
            <text:p>0.0163109315885514</text:p>
          </table:table-cell>
          <table:table-cell office:value-type="float" office:value="0.00263552920215515" calcext:value-type="float">
            <text:p>0.00263552920215515</text:p>
          </table:table-cell>
        </table:table-row>
        <table:table-row table:style-name="ro1">
          <table:table-cell office:value-type="float" office:value="-0.0678665329292803" calcext:value-type="float">
            <text:p>-0.0678665329292803</text:p>
          </table:table-cell>
          <table:table-cell office:value-type="float" office:value="0.0163092636553813" calcext:value-type="float">
            <text:p>0.0163092636553813</text:p>
          </table:table-cell>
          <table:table-cell office:value-type="float" office:value="0.00260385377420791" calcext:value-type="float">
            <text:p>0.00260385377420791</text:p>
          </table:table-cell>
        </table:table-row>
        <table:table-row table:style-name="ro1">
          <table:table-cell office:value-type="float" office:value="-0.0678858998170162" calcext:value-type="float">
            <text:p>-0.0678858998170162</text:p>
          </table:table-cell>
          <table:table-cell office:value-type="float" office:value="0.0163076033939339" calcext:value-type="float">
            <text:p>0.0163076033939339</text:p>
          </table:table-cell>
          <table:table-cell office:value-type="float" office:value="0.00257221208108116" calcext:value-type="float">
            <text:p>0.00257221208108116</text:p>
          </table:table-cell>
        </table:table-row>
        <table:table-row table:style-name="ro1">
          <table:table-cell office:value-type="float" office:value="-0.0679051588514598" calcext:value-type="float">
            <text:p>-0.0679051588514598</text:p>
          </table:table-cell>
          <table:table-cell office:value-type="float" office:value="0.0163059507288718" calcext:value-type="float">
            <text:p>0.0163059507288718</text:p>
          </table:table-cell>
          <table:table-cell office:value-type="float" office:value="0.00254060935192535" calcext:value-type="float">
            <text:p>0.00254060935192535</text:p>
          </table:table-cell>
        </table:table-row>
        <table:table-row table:style-name="ro1">
          <table:table-cell office:value-type="float" office:value="-0.067924310520117" calcext:value-type="float">
            <text:p>-0.067924310520117</text:p>
          </table:table-cell>
          <table:table-cell office:value-type="float" office:value="0.0163043056772925" calcext:value-type="float">
            <text:p>0.0163043056772925</text:p>
          </table:table-cell>
          <table:table-cell office:value-type="float" office:value="0.00250905057941342" calcext:value-type="float">
            <text:p>0.00250905057941342</text:p>
          </table:table-cell>
        </table:table-row>
        <table:table-row table:style-name="ro1">
          <table:table-cell office:value-type="float" office:value="-0.067943355755308" calcext:value-type="float">
            <text:p>-0.067943355755308</text:p>
          </table:table-cell>
          <table:table-cell office:value-type="float" office:value="0.0163026681656107" calcext:value-type="float">
            <text:p>0.0163026681656107</text:p>
          </table:table-cell>
          <table:table-cell office:value-type="float" office:value="0.00247754050416993" calcext:value-type="float">
            <text:p>0.00247754050416993</text:p>
          </table:table-cell>
        </table:table-row>
        <table:table-row table:style-name="ro1">
          <table:table-cell office:value-type="float" office:value="-0.0679622948323889" calcext:value-type="float">
            <text:p>-0.0679622948323889</text:p>
          </table:table-cell>
          <table:table-cell office:value-type="float" office:value="0.0163010382100894" calcext:value-type="float">
            <text:p>0.0163010382100894</text:p>
          </table:table-cell>
          <table:table-cell office:value-type="float" office:value="0.0024460841426821" calcext:value-type="float">
            <text:p>0.0024460841426821</text:p>
          </table:table-cell>
        </table:table-row>
        <table:table-row table:style-name="ro1">
          <table:table-cell office:value-type="float" office:value="-0.0679811287269665" calcext:value-type="float">
            <text:p>-0.0679811287269665</text:p>
          </table:table-cell>
          <table:table-cell office:value-type="float" office:value="0.0162994157373638" calcext:value-type="float">
            <text:p>0.0162994157373638</text:p>
          </table:table-cell>
          <table:table-cell office:value-type="float" office:value="0.0024146860038432" calcext:value-type="float">
            <text:p>0.0024146860038432</text:p>
          </table:table-cell>
        </table:table-row>
        <table:table-row table:style-name="ro1">
          <table:table-cell office:value-type="float" office:value="-0.0679998577569948" calcext:value-type="float">
            <text:p>-0.0679998577569948</text:p>
          </table:table-cell>
          <table:table-cell office:value-type="float" office:value="0.0162978007641618" calcext:value-type="float">
            <text:p>0.0162978007641618</text:p>
          </table:table-cell>
          <table:table-cell office:value-type="float" office:value="0.00238335087529573" calcext:value-type="float">
            <text:p>0.00238335087529573</text:p>
          </table:table-cell>
        </table:table-row>
        <table:table-row table:style-name="ro1">
          <table:table-cell office:value-type="float" office:value="-0.0680184826873272" calcext:value-type="float">
            <text:p>-0.0680184826873272</text:p>
          </table:table-cell>
          <table:table-cell office:value-type="float" office:value="0.0162961932157792" calcext:value-type="float">
            <text:p>0.0162961932157792</text:p>
          </table:table-cell>
          <table:table-cell office:value-type="float" office:value="0.00235208329063541" calcext:value-type="float">
            <text:p>0.00235208329063541</text:p>
          </table:table-cell>
        </table:table-row>
        <table:table-row table:style-name="ro1">
          <table:table-cell office:value-type="float" office:value="-0.0680370041335754" calcext:value-type="float">
            <text:p>-0.0680370041335754</text:p>
          </table:table-cell>
          <table:table-cell office:value-type="float" office:value="0.0162945931106856" calcext:value-type="float">
            <text:p>0.0162945931106856</text:p>
          </table:table-cell>
          <table:table-cell office:value-type="float" office:value="0.00232088755544591" calcext:value-type="float">
            <text:p>0.00232088755544591</text:p>
          </table:table-cell>
        </table:table-row>
        <table:table-row table:style-name="ro1">
          <table:table-cell office:value-type="float" office:value="-0.06805542264866" calcext:value-type="float">
            <text:p>-0.06805542264866</text:p>
          </table:table-cell>
          <table:table-cell office:value-type="float" office:value="0.016293000373346" calcext:value-type="float">
            <text:p>0.016293000373346</text:p>
          </table:table-cell>
          <table:table-cell office:value-type="float" office:value="0.00228976823379856" calcext:value-type="float">
            <text:p>0.00228976823379856</text:p>
          </table:table-cell>
        </table:table-row>
        <table:table-row table:style-name="ro1">
          <table:table-cell office:value-type="float" office:value="-0.0680737388917274" calcext:value-type="float">
            <text:p>-0.0680737388917274</text:p>
          </table:table-cell>
          <table:table-cell office:value-type="float" office:value="0.0162914150224607" calcext:value-type="float">
            <text:p>0.0162914150224607</text:p>
          </table:table-cell>
          <table:table-cell office:value-type="float" office:value="0.00225872940615157" calcext:value-type="float">
            <text:p>0.00225872940615157</text:p>
          </table:table-cell>
        </table:table-row>
        <table:table-row table:style-name="ro1">
          <table:table-cell office:value-type="float" office:value="-0.068091953458518" calcext:value-type="float">
            <text:p>-0.068091953458518</text:p>
          </table:table-cell>
          <table:table-cell office:value-type="float" office:value="0.0162898369829578" calcext:value-type="float">
            <text:p>0.0162898369829578</text:p>
          </table:table-cell>
          <table:table-cell office:value-type="float" office:value="0.00222777541450392" calcext:value-type="float">
            <text:p>0.00222777541450392</text:p>
          </table:table-cell>
        </table:table-row>
        <table:table-row table:style-name="ro1">
          <table:table-cell office:value-type="float" office:value="-0.0681100667976782" calcext:value-type="float">
            <text:p>-0.0681100667976782</text:p>
          </table:table-cell>
          <table:table-cell office:value-type="float" office:value="0.0162882662721985" calcext:value-type="float">
            <text:p>0.0162882662721985</text:p>
          </table:table-cell>
          <table:table-cell office:value-type="float" office:value="0.0021969103706776" calcext:value-type="float">
            <text:p>0.0021969103706776</text:p>
          </table:table-cell>
        </table:table-row>
        <table:table-row table:style-name="ro1">
          <table:table-cell office:value-type="float" office:value="-0.0681280798028646" calcext:value-type="float">
            <text:p>-0.0681280798028646</text:p>
          </table:table-cell>
          <table:table-cell office:value-type="float" office:value="0.0162867028168524" calcext:value-type="float">
            <text:p>0.0162867028168524</text:p>
          </table:table-cell>
          <table:table-cell office:value-type="float" office:value="0.00216613814141287" calcext:value-type="float">
            <text:p>0.00216613814141287</text:p>
          </table:table-cell>
        </table:table-row>
        <table:table-row table:style-name="ro1">
          <table:table-cell office:value-type="float" office:value="-0.0681459927615747" calcext:value-type="float">
            <text:p>-0.0681459927615747</text:p>
          </table:table-cell>
          <table:table-cell office:value-type="float" office:value="0.0162851466338817" calcext:value-type="float">
            <text:p>0.0162851466338817</text:p>
          </table:table-cell>
          <table:table-cell office:value-type="float" office:value="0.00213546282579191" calcext:value-type="float">
            <text:p>0.00213546282579191</text:p>
          </table:table-cell>
        </table:table-row>
        <table:table-row table:style-name="ro1">
          <table:table-cell office:value-type="float" office:value="-0.0681638064081638" calcext:value-type="float">
            <text:p>-0.0681638064081638</text:p>
          </table:table-cell>
          <table:table-cell office:value-type="float" office:value="0.0162835976487887" calcext:value-type="float">
            <text:p>0.0162835976487887</text:p>
          </table:table-cell>
          <table:table-cell office:value-type="float" office:value="0.00210488827448452" calcext:value-type="float">
            <text:p>0.00210488827448452</text:p>
          </table:table-cell>
        </table:table-row>
        <table:table-row table:style-name="ro1">
          <table:table-cell office:value-type="float" office:value="-0.0681815213281842" calcext:value-type="float">
            <text:p>-0.0681815213281842</text:p>
          </table:table-cell>
          <table:table-cell office:value-type="float" office:value="0.0162820558802738" calcext:value-type="float">
            <text:p>0.0162820558802738</text:p>
          </table:table-cell>
          <table:table-cell office:value-type="float" office:value="0.00207441811556075" calcext:value-type="float">
            <text:p>0.00207441811556075</text:p>
          </table:table-cell>
        </table:table-row>
        <table:table-row table:style-name="ro1">
          <table:table-cell office:value-type="float" office:value="-0.0681991380445061" calcext:value-type="float">
            <text:p>-0.0681991380445061</text:p>
          </table:table-cell>
          <table:table-cell office:value-type="float" office:value="0.0162805212530273" calcext:value-type="float">
            <text:p>0.0162805212530273</text:p>
          </table:table-cell>
          <table:table-cell office:value-type="float" office:value="0.0020440562410462" calcext:value-type="float">
            <text:p>0.0020440562410462</text:p>
          </table:table-cell>
        </table:table-row>
        <table:table-row table:style-name="ro1">
          <table:table-cell office:value-type="float" office:value="-0.0682166571864314" calcext:value-type="float">
            <text:p>-0.0682166571864314</text:p>
          </table:table-cell>
          <table:table-cell office:value-type="float" office:value="0.01627899378597" calcext:value-type="float">
            <text:p>0.01627899378597</text:p>
          </table:table-cell>
          <table:table-cell office:value-type="float" office:value="0.00201380606509871" calcext:value-type="float">
            <text:p>0.00201380606509871</text:p>
          </table:table-cell>
        </table:table-row>
        <table:table-row table:style-name="ro1">
          <table:table-cell office:value-type="float" office:value="-0.0682340793201949" calcext:value-type="float">
            <text:p>-0.0682340793201949</text:p>
          </table:table-cell>
          <table:table-cell office:value-type="float" office:value="0.0162774734042605" calcext:value-type="float">
            <text:p>0.0162774734042605</text:p>
          </table:table-cell>
          <table:table-cell office:value-type="float" office:value="0.00198367126852395" calcext:value-type="float">
            <text:p>0.00198367126852395</text:p>
          </table:table-cell>
        </table:table-row>
        <table:table-row table:style-name="ro1">
          <table:table-cell office:value-type="float" office:value="-0.0682514048648986" calcext:value-type="float">
            <text:p>-0.0682514048648986</text:p>
          </table:table-cell>
          <table:table-cell office:value-type="float" office:value="0.0162759601255065" calcext:value-type="float">
            <text:p>0.0162759601255065</text:p>
          </table:table-cell>
          <table:table-cell office:value-type="float" office:value="0.00195365530811231" calcext:value-type="float">
            <text:p>0.00195365530811231</text:p>
          </table:table-cell>
        </table:table-row>
        <table:table-row table:style-name="ro1">
          <table:table-cell office:value-type="float" office:value="-0.068268634684971" calcext:value-type="float">
            <text:p>-0.068268634684971</text:p>
          </table:table-cell>
          <table:table-cell office:value-type="float" office:value="0.0162744538766049" calcext:value-type="float">
            <text:p>0.0162744538766049</text:p>
          </table:table-cell>
          <table:table-cell office:value-type="float" office:value="0.00192376140070727" calcext:value-type="float">
            <text:p>0.00192376140070727</text:p>
          </table:table-cell>
        </table:table-row>
        <table:table-row table:style-name="ro1">
          <table:table-cell office:value-type="float" office:value="-0.0682857689882511" calcext:value-type="float">
            <text:p>-0.0682857689882511</text:p>
          </table:table-cell>
          <table:table-cell office:value-type="float" office:value="0.0162729546743443" calcext:value-type="float">
            <text:p>0.0162729546743443</text:p>
          </table:table-cell>
          <table:table-cell office:value-type="float" office:value="0.00189399305142168" calcext:value-type="float">
            <text:p>0.00189399305142168</text:p>
          </table:table-cell>
        </table:table-row>
        <table:table-row table:style-name="ro1">
          <table:table-cell office:value-type="float" office:value="-0.0683028086832446" calcext:value-type="float">
            <text:p>-0.0683028086832446</text:p>
          </table:table-cell>
          <table:table-cell office:value-type="float" office:value="0.0162714624458472" calcext:value-type="float">
            <text:p>0.0162714624458472</text:p>
          </table:table-cell>
          <table:table-cell office:value-type="float" office:value="0.00186435327026446" calcext:value-type="float">
            <text:p>0.00186435327026446</text:p>
          </table:table-cell>
        </table:table-row>
        <table:table-row table:style-name="ro1">
          <table:table-cell office:value-type="float" office:value="-0.0683197540212854" calcext:value-type="float">
            <text:p>-0.0683197540212854</text:p>
          </table:table-cell>
          <table:table-cell office:value-type="float" office:value="0.0162699772083934" calcext:value-type="float">
            <text:p>0.0162699772083934</text:p>
          </table:table-cell>
          <table:table-cell office:value-type="float" office:value="0.00183484535837275" calcext:value-type="float">
            <text:p>0.00183484535837275</text:p>
          </table:table-cell>
        </table:table-row>
        <table:table-row table:style-name="ro1">
          <table:table-cell office:value-type="float" office:value="-0.0683366057008944" calcext:value-type="float">
            <text:p>-0.0683366057008944</text:p>
          </table:table-cell>
          <table:table-cell office:value-type="float" office:value="0.0162684988877782" calcext:value-type="float">
            <text:p>0.0162684988877782</text:p>
          </table:table-cell>
          <table:table-cell office:value-type="float" office:value="0.00180547237538242" calcext:value-type="float">
            <text:p>0.00180547237538242</text:p>
          </table:table-cell>
        </table:table-row>
        <table:table-row table:style-name="ro1">
          <table:table-cell office:value-type="float" office:value="-0.0683533642718732" calcext:value-type="float">
            <text:p>-0.0683533642718732</text:p>
          </table:table-cell>
          <table:table-cell office:value-type="float" office:value="0.0162670275030141" calcext:value-type="float">
            <text:p>0.0162670275030141</text:p>
          </table:table-cell>
          <table:table-cell office:value-type="float" office:value="0.0017762371656016" calcext:value-type="float">
            <text:p>0.0017762371656016</text:p>
          </table:table-cell>
        </table:table-row>
        <table:table-row table:style-name="ro1">
          <table:table-cell office:value-type="float" office:value="-0.0683700302216671" calcext:value-type="float">
            <text:p>-0.0683700302216671</text:p>
          </table:table-cell>
          <table:table-cell office:value-type="float" office:value="0.0162655629791092" calcext:value-type="float">
            <text:p>0.0162655629791092</text:p>
          </table:table-cell>
          <table:table-cell office:value-type="float" office:value="0.00174714284434385" calcext:value-type="float">
            <text:p>0.00174714284434385</text:p>
          </table:table-cell>
        </table:table-row>
        <table:table-row table:style-name="ro1">
          <table:table-cell office:value-type="float" office:value="-0.0683866041443649" calcext:value-type="float">
            <text:p>-0.0683866041443649</text:p>
          </table:table-cell>
          <table:table-cell office:value-type="float" office:value="0.016264105335298" calcext:value-type="float">
            <text:p>0.016264105335298</text:p>
          </table:table-cell>
          <table:table-cell office:value-type="float" office:value="0.00171819205599388" calcext:value-type="float">
            <text:p>0.00171819205599388</text:p>
          </table:table-cell>
        </table:table-row>
        <table:table-row table:style-name="ro1">
          <table:table-cell office:value-type="float" office:value="-0.0684030865711078" calcext:value-type="float">
            <text:p>-0.0684030865711078</text:p>
          </table:table-cell>
          <table:table-cell office:value-type="float" office:value="0.0162626544970637" calcext:value-type="float">
            <text:p>0.0162626544970637</text:p>
          </table:table-cell>
          <table:table-cell office:value-type="float" office:value="0.00168938771918925" calcext:value-type="float">
            <text:p>0.00168938771918925</text:p>
          </table:table-cell>
        </table:table-row>
        <table:table-row table:style-name="ro1">
          <table:table-cell office:value-type="float" office:value="-0.0684194778862619" calcext:value-type="float">
            <text:p>-0.0684194778862619</text:p>
          </table:table-cell>
          <table:table-cell office:value-type="float" office:value="0.0162612104823469" calcext:value-type="float">
            <text:p>0.0162612104823469</text:p>
          </table:table-cell>
          <table:table-cell office:value-type="float" office:value="0.00166073253526911" calcext:value-type="float">
            <text:p>0.00166073253526911</text:p>
          </table:table-cell>
        </table:table-row>
        <table:table-row table:style-name="ro1">
          <table:table-cell office:value-type="float" office:value="-0.0684357789196167" calcext:value-type="float">
            <text:p>-0.0684357789196167</text:p>
          </table:table-cell>
          <table:table-cell office:value-type="float" office:value="0.0162597732183585" calcext:value-type="float">
            <text:p>0.0162597732183585</text:p>
          </table:table-cell>
          <table:table-cell office:value-type="float" office:value="0.00163222897306414" calcext:value-type="float">
            <text:p>0.00163222897306414</text:p>
          </table:table-cell>
        </table:table-row>
        <table:table-row table:style-name="ro1">
          <table:table-cell office:value-type="float" office:value="-0.0684519898446409" calcext:value-type="float">
            <text:p>-0.0684519898446409</text:p>
          </table:table-cell>
          <table:table-cell office:value-type="float" office:value="0.0162583427222411" calcext:value-type="float">
            <text:p>0.0162583427222411</text:p>
          </table:table-cell>
          <table:table-cell office:value-type="float" office:value="0.00160387979683541" calcext:value-type="float">
            <text:p>0.00160387979683541</text:p>
          </table:table-cell>
        </table:table-row>
        <table:table-row table:style-name="ro1">
          <table:table-cell office:value-type="float" office:value="-0.0684681115404161" calcext:value-type="float">
            <text:p>-0.0684681115404161</text:p>
          </table:table-cell>
          <table:table-cell office:value-type="float" office:value="0.0162569189224512" calcext:value-type="float">
            <text:p>0.0162569189224512</text:p>
          </table:table-cell>
          <table:table-cell office:value-type="float" office:value="0.00157568728420543" calcext:value-type="float">
            <text:p>0.00157568728420543</text:p>
          </table:table-cell>
        </table:table-row>
        <table:table-row table:style-name="ro1">
          <table:table-cell office:value-type="float" office:value="-0.0684841442146096" calcext:value-type="float">
            <text:p>-0.0684841442146096</text:p>
          </table:table-cell>
          <table:table-cell office:value-type="float" office:value="0.0162555018343932" calcext:value-type="float">
            <text:p>0.0162555018343932</text:p>
          </table:table-cell>
          <table:table-cell office:value-type="float" office:value="0.00154765400767198" calcext:value-type="float">
            <text:p>0.00154765400767198</text:p>
          </table:table-cell>
        </table:table-row>
        <table:table-row table:style-name="ro1">
          <table:table-cell office:value-type="float" office:value="-0.0685000885370223" calcext:value-type="float">
            <text:p>-0.0685000885370223</text:p>
          </table:table-cell>
          <table:table-cell office:value-type="float" office:value="0.0162540913854446" calcext:value-type="float">
            <text:p>0.0162540913854446</text:p>
          </table:table-cell>
          <table:table-cell office:value-type="float" office:value="0.00151978230855665" calcext:value-type="float">
            <text:p>0.00151978230855665</text:p>
          </table:table-cell>
        </table:table-row>
        <table:table-row table:style-name="ro1">
          <table:table-cell office:value-type="float" office:value="-0.0685159450238785" calcext:value-type="float">
            <text:p>-0.0685159450238785</text:p>
          </table:table-cell>
          <table:table-cell office:value-type="float" office:value="0.0162526875949823" calcext:value-type="float">
            <text:p>0.0162526875949823</text:p>
          </table:table-cell>
          <table:table-cell office:value-type="float" office:value="0.00149207431929255" calcext:value-type="float">
            <text:p>0.00149207431929255</text:p>
          </table:table-cell>
        </table:table-row>
        <table:table-row table:style-name="ro1">
          <table:table-cell office:value-type="float" office:value="-0.0685317141292854" calcext:value-type="float">
            <text:p>-0.0685317141292854</text:p>
          </table:table-cell>
          <table:table-cell office:value-type="float" office:value="0.0162512903883714" calcext:value-type="float">
            <text:p>0.0162512903883714</text:p>
          </table:table-cell>
          <table:table-cell office:value-type="float" office:value="0.00146453245028488" calcext:value-type="float">
            <text:p>0.00146453245028488</text:p>
          </table:table-cell>
        </table:table-row>
        <table:table-row table:style-name="ro1">
          <table:table-cell office:value-type="float" office:value="-0.0685473964142404" calcext:value-type="float">
            <text:p>-0.0685473964142404</text:p>
          </table:table-cell>
          <table:table-cell office:value-type="float" office:value="0.0162498997852388" calcext:value-type="float">
            <text:p>0.0162498997852388</text:p>
          </table:table-cell>
          <table:table-cell office:value-type="float" office:value="0.0014371586486428" calcext:value-type="float">
            <text:p>0.0014371586486428</text:p>
          </table:table-cell>
        </table:table-row>
        <table:table-row table:style-name="ro1">
          <table:table-cell office:value-type="float" office:value="-0.0685629923768798" calcext:value-type="float">
            <text:p>-0.0685629923768798</text:p>
          </table:table-cell>
          <table:table-cell office:value-type="float" office:value="0.0162485157114353" calcext:value-type="float">
            <text:p>0.0162485157114353</text:p>
          </table:table-cell>
          <table:table-cell office:value-type="float" office:value="0.00140995514255615" calcext:value-type="float">
            <text:p>0.00140995514255615</text:p>
          </table:table-cell>
        </table:table-row>
        <table:table-row table:style-name="ro1">
          <table:table-cell office:value-type="float" office:value="-0.068578502368884" calcext:value-type="float">
            <text:p>-0.068578502368884</text:p>
          </table:table-cell>
          <table:table-cell office:value-type="float" office:value="0.0162471381852727" calcext:value-type="float">
            <text:p>0.0162471381852727</text:p>
          </table:table-cell>
          <table:table-cell office:value-type="float" office:value="0.00138292395049366" calcext:value-type="float">
            <text:p>0.00138292395049366</text:p>
          </table:table-cell>
        </table:table-row>
        <table:table-row table:style-name="ro1">
          <table:table-cell office:value-type="float" office:value="-0.0685939271875425" calcext:value-type="float">
            <text:p>-0.0685939271875425</text:p>
          </table:table-cell>
          <table:table-cell office:value-type="float" office:value="0.0162457671343472" calcext:value-type="float">
            <text:p>0.0162457671343472</text:p>
          </table:table-cell>
          <table:table-cell office:value-type="float" office:value="0.00135606686554879" calcext:value-type="float">
            <text:p>0.00135606686554879</text:p>
          </table:table-cell>
        </table:table-row>
        <table:table-row table:style-name="ro1">
          <table:table-cell office:value-type="float" office:value="-0.0686092670245594" calcext:value-type="float">
            <text:p>-0.0686092670245594</text:p>
          </table:table-cell>
          <table:table-cell office:value-type="float" office:value="0.0162444025765991" calcext:value-type="float">
            <text:p>0.0162444025765991</text:p>
          </table:table-cell>
          <table:table-cell office:value-type="float" office:value="0.00132938593336296" calcext:value-type="float">
            <text:p>0.00132938593336296</text:p>
          </table:table-cell>
        </table:table-row>
        <table:table-row table:style-name="ro1">
          <table:table-cell office:value-type="float" office:value="-0.0686245225191319" calcext:value-type="float">
            <text:p>-0.0686245225191319</text:p>
          </table:table-cell>
          <table:table-cell office:value-type="float" office:value="0.0162430444384902" calcext:value-type="float">
            <text:p>0.0162430444384902</text:p>
          </table:table-cell>
          <table:table-cell office:value-type="float" office:value="0.00130288297137127" calcext:value-type="float">
            <text:p>0.00130288297137127</text:p>
          </table:table-cell>
        </table:table-row>
        <table:table-row table:style-name="ro1">
          <table:table-cell office:value-type="float" office:value="-0.0686396941621467" calcext:value-type="float">
            <text:p>-0.0686396941621467</text:p>
          </table:table-cell>
          <table:table-cell office:value-type="float" office:value="0.0162416927397026" calcext:value-type="float">
            <text:p>0.0162416927397026</text:p>
          </table:table-cell>
          <table:table-cell office:value-type="float" office:value="0.00127655959436535" calcext:value-type="float">
            <text:p>0.00127655959436535</text:p>
          </table:table-cell>
        </table:table-row>
        <table:table-row table:style-name="ro1">
          <table:table-cell office:value-type="float" office:value="-0.0686547823825004" calcext:value-type="float">
            <text:p>-0.0686547823825004</text:p>
          </table:table-cell>
          <table:table-cell office:value-type="float" office:value="0.0162403474059276" calcext:value-type="float">
            <text:p>0.0162403474059276</text:p>
          </table:table-cell>
          <table:table-cell office:value-type="float" office:value="0.00125041770140943" calcext:value-type="float">
            <text:p>0.00125041770140943</text:p>
          </table:table-cell>
        </table:table-row>
        <table:table-row table:style-name="ro1">
          <table:table-cell office:value-type="float" office:value="-0.0686697877160681" calcext:value-type="float">
            <text:p>-0.0686697877160681</text:p>
          </table:table-cell>
          <table:table-cell office:value-type="float" office:value="0.0162390084570904" calcext:value-type="float">
            <text:p>0.0162390084570904</text:p>
          </table:table-cell>
          <table:table-cell office:value-type="float" office:value="0.0012244587337118" calcext:value-type="float">
            <text:p>0.0012244587337118</text:p>
          </table:table-cell>
        </table:table-row>
        <table:table-row table:style-name="ro1">
          <table:table-cell office:value-type="float" office:value="-0.0686847106361847" calcext:value-type="float">
            <text:p>-0.0686847106361847</text:p>
          </table:table-cell>
          <table:table-cell office:value-type="float" office:value="0.016237675819368" calcext:value-type="float">
            <text:p>0.016237675819368</text:p>
          </table:table-cell>
          <table:table-cell office:value-type="float" office:value="0.00119868441952886" calcext:value-type="float">
            <text:p>0.00119868441952886</text:p>
          </table:table-cell>
        </table:table-row>
        <table:table-row table:style-name="ro1">
          <table:table-cell office:value-type="float" office:value="-0.0686995514697104" calcext:value-type="float">
            <text:p>-0.0686995514697104</text:p>
          </table:table-cell>
          <table:table-cell office:value-type="float" office:value="0.0162363495114226" calcext:value-type="float">
            <text:p>0.0162363495114226</text:p>
          </table:table-cell>
          <table:table-cell office:value-type="float" office:value="0.00117309628311357" calcext:value-type="float">
            <text:p>0.00117309628311357</text:p>
          </table:table-cell>
        </table:table-row>
        <table:table-row table:style-name="ro1">
          <table:table-cell office:value-type="float" office:value="-0.0687143109893481" calcext:value-type="float">
            <text:p>-0.0687143109893481</text:p>
          </table:table-cell>
          <table:table-cell office:value-type="float" office:value="0.0162350294611764" calcext:value-type="float">
            <text:p>0.0162350294611764</text:p>
          </table:table-cell>
          <table:table-cell office:value-type="float" office:value="0.00114769562917227" calcext:value-type="float">
            <text:p>0.00114769562917227</text:p>
          </table:table-cell>
        </table:table-row>
        <table:table-row table:style-name="ro1">
          <table:table-cell office:value-type="float" office:value="-0.0687289893118084" calcext:value-type="float">
            <text:p>-0.0687289893118084</text:p>
          </table:table-cell>
          <table:table-cell office:value-type="float" office:value="0.0162337156865075" calcext:value-type="float">
            <text:p>0.0162337156865075</text:p>
          </table:table-cell>
          <table:table-cell office:value-type="float" office:value="0.00112248407069249" calcext:value-type="float">
            <text:p>0.00112248407069249</text:p>
          </table:table-cell>
        </table:table-row>
        <table:table-row table:style-name="ro1">
          <table:table-cell office:value-type="float" office:value="-0.0687435872549959" calcext:value-type="float">
            <text:p>-0.0687435872549959</text:p>
          </table:table-cell>
          <table:table-cell office:value-type="float" office:value="0.0162324081156087" calcext:value-type="float">
            <text:p>0.0162324081156087</text:p>
          </table:table-cell>
          <table:table-cell office:value-type="float" office:value="0.00109746274595812" calcext:value-type="float">
            <text:p>0.00109746274595812</text:p>
          </table:table-cell>
        </table:table-row>
        <table:table-row table:style-name="ro1">
          <table:table-cell office:value-type="float" office:value="-0.0687581049802783" calcext:value-type="float">
            <text:p>-0.0687581049802783</text:p>
          </table:table-cell>
          <table:table-cell office:value-type="float" office:value="0.0162311067668612" calcext:value-type="float">
            <text:p>0.0162311067668612</text:p>
          </table:table-cell>
          <table:table-cell office:value-type="float" office:value="0.00107263310450412" calcext:value-type="float">
            <text:p>0.00107263310450412</text:p>
          </table:table-cell>
        </table:table-row>
        <table:table-row table:style-name="ro1">
          <table:table-cell office:value-type="float" office:value="-0.068772543096703" calcext:value-type="float">
            <text:p>-0.068772543096703</text:p>
          </table:table-cell>
          <table:table-cell office:value-type="float" office:value="0.0162298115671741" calcext:value-type="float">
            <text:p>0.0162298115671741</text:p>
          </table:table-cell>
          <table:table-cell office:value-type="float" office:value="0.00104799637459796" calcext:value-type="float">
            <text:p>0.00104799637459796</text:p>
          </table:table-cell>
        </table:table-row>
        <table:table-row table:style-name="ro1">
          <table:table-cell office:value-type="float" office:value="-0.0687869020651981" calcext:value-type="float">
            <text:p>-0.0687869020651981</text:p>
          </table:table-cell>
          <table:table-cell office:value-type="float" office:value="0.0162285225366841" calcext:value-type="float">
            <text:p>0.0162285225366841</text:p>
          </table:table-cell>
          <table:table-cell office:value-type="float" office:value="0.0010235535894132" calcext:value-type="float">
            <text:p>0.0010235535894132</text:p>
          </table:table-cell>
        </table:table-row>
        <table:table-row table:style-name="ro1">
          <table:table-cell office:value-type="float" office:value="-0.068801182284901" calcext:value-type="float">
            <text:p>-0.068801182284901</text:p>
          </table:table-cell>
          <table:table-cell office:value-type="float" office:value="0.0162272396015371" calcext:value-type="float">
            <text:p>0.0162272396015371</text:p>
          </table:table-cell>
          <table:table-cell office:value-type="float" office:value="0.000999306073168338" calcext:value-type="float">
            <text:p>0.000999306073168338</text:p>
          </table:table-cell>
        </table:table-row>
        <table:table-row table:style-name="ro1">
          <table:table-cell office:value-type="float" office:value="-0.0688153842621081" calcext:value-type="float">
            <text:p>-0.0688153842621081</text:p>
          </table:table-cell>
          <table:table-cell office:value-type="float" office:value="0.01622596278213" calcext:value-type="float">
            <text:p>0.01622596278213</text:p>
          </table:table-cell>
          <table:table-cell office:value-type="float" office:value="0.000975254699581152" calcext:value-type="float">
            <text:p>0.000975254699581152</text:p>
          </table:table-cell>
        </table:table-row>
        <table:table-row table:style-name="ro1">
          <table:table-cell office:value-type="float" office:value="-0.0688295084407577" calcext:value-type="float">
            <text:p>-0.0688295084407577</text:p>
          </table:table-cell>
          <table:table-cell office:value-type="float" office:value="0.0162246920051255" calcext:value-type="float">
            <text:p>0.0162246920051255</text:p>
          </table:table-cell>
          <table:table-cell office:value-type="float" office:value="0.000951400636578503" calcext:value-type="float">
            <text:p>0.000951400636578503</text:p>
          </table:table-cell>
        </table:table-row>
        <table:table-row table:style-name="ro1">
          <table:table-cell office:value-type="float" office:value="-0.0688435551185404" calcext:value-type="float">
            <text:p>-0.0688435551185404</text:p>
          </table:table-cell>
          <table:table-cell office:value-type="float" office:value="0.0162234272896439" calcext:value-type="float">
            <text:p>0.0162234272896439</text:p>
          </table:table-cell>
          <table:table-cell office:value-type="float" office:value="0.000927744854883894" calcext:value-type="float">
            <text:p>0.000927744854883894</text:p>
          </table:table-cell>
        </table:table-row>
        <table:table-row table:style-name="ro1">
          <table:table-cell office:value-type="float" office:value="-0.0688575250391357" calcext:value-type="float">
            <text:p>-0.0688575250391357</text:p>
          </table:table-cell>
          <table:table-cell office:value-type="float" office:value="0.0162221685640826" calcext:value-type="float">
            <text:p>0.0162221685640826</text:p>
          </table:table-cell>
          <table:table-cell office:value-type="float" office:value="0.000904288113084961" calcext:value-type="float">
            <text:p>0.000904288113084961</text:p>
          </table:table-cell>
        </table:table-row>
        <table:table-row table:style-name="ro1">
          <table:table-cell office:value-type="float" office:value="-0.068871418290456" calcext:value-type="float">
            <text:p>-0.068871418290456</text:p>
          </table:table-cell>
          <table:table-cell office:value-type="float" office:value="0.0162209158468402" calcext:value-type="float">
            <text:p>0.0162209158468402</text:p>
          </table:table-cell>
          <table:table-cell office:value-type="float" office:value="0.000881031484933903" calcext:value-type="float">
            <text:p>0.000881031484933903</text:p>
          </table:table-cell>
        </table:table-row>
        <table:table-row table:style-name="ro1">
          <table:table-cell office:value-type="float" office:value="-0.0688852356618228" calcext:value-type="float">
            <text:p>-0.0688852356618228</text:p>
          </table:table-cell>
          <table:table-cell office:value-type="float" office:value="0.0162196690665535" calcext:value-type="float">
            <text:p>0.0162196690665535</text:p>
          </table:table-cell>
          <table:table-cell office:value-type="float" office:value="0.000857975576501469" calcext:value-type="float">
            <text:p>0.000857975576501469</text:p>
          </table:table-cell>
        </table:table-row>
        <table:table-row table:style-name="ro1">
          <table:table-cell office:value-type="float" office:value="-0.0688989772860867" calcext:value-type="float">
            <text:p>-0.0688989772860867</text:p>
          </table:table-cell>
          <table:table-cell office:value-type="float" office:value="0.0162184282421311" calcext:value-type="float">
            <text:p>0.0162184282421311</text:p>
          </table:table-cell>
          <table:table-cell office:value-type="float" office:value="0.000835121312214859" calcext:value-type="float">
            <text:p>0.000835121312214859</text:p>
          </table:table-cell>
        </table:table-row>
        <table:table-row table:style-name="ro1">
          <table:table-cell office:value-type="float" office:value="-0.0689126437441265" calcext:value-type="float">
            <text:p>-0.0689126437441265</text:p>
          </table:table-cell>
          <table:table-cell office:value-type="float" office:value="0.0162171933009644" calcext:value-type="float">
            <text:p>0.0162171933009644</text:p>
          </table:table-cell>
          <table:table-cell office:value-type="float" office:value="0.000812469402172722" calcext:value-type="float">
            <text:p>0.000812469402172722</text:p>
          </table:table-cell>
        </table:table-row>
        <table:table-row table:style-name="ro1">
          <table:table-cell office:value-type="float" office:value="-0.0689262354687942" calcext:value-type="float">
            <text:p>-0.0689262354687942</text:p>
          </table:table-cell>
          <table:table-cell office:value-type="float" office:value="0.0162159642636932" calcext:value-type="float">
            <text:p>0.0162159642636932</text:p>
          </table:table-cell>
          <table:table-cell office:value-type="float" office:value="0.000790020368263145" calcext:value-type="float">
            <text:p>0.000790020368263145</text:p>
          </table:table-cell>
        </table:table-row>
        <table:table-row table:style-name="ro1">
          <table:table-cell office:value-type="float" office:value="-0.0689397528313169" calcext:value-type="float">
            <text:p>-0.0689397528313169</text:p>
          </table:table-cell>
          <table:table-cell office:value-type="float" office:value="0.0162147410569836" calcext:value-type="float">
            <text:p>0.0162147410569836</text:p>
          </table:table-cell>
          <table:table-cell office:value-type="float" office:value="0.000767775030496853" calcext:value-type="float">
            <text:p>0.000767775030496853</text:p>
          </table:table-cell>
        </table:table-row>
        <table:table-row table:style-name="ro1">
          <table:table-cell office:value-type="float" office:value="-0.0689531963103951" calcext:value-type="float">
            <text:p>-0.0689531963103951</text:p>
          </table:table-cell>
          <table:table-cell office:value-type="float" office:value="0.0162135237017254" calcext:value-type="float">
            <text:p>0.0162135237017254</text:p>
          </table:table-cell>
          <table:table-cell office:value-type="float" office:value="0.000745733765239454" calcext:value-type="float">
            <text:p>0.000745733765239454</text:p>
          </table:table-cell>
        </table:table-row>
        <table:table-row table:style-name="ro1">
          <table:table-cell office:value-type="float" office:value="-0.0689665663223624" calcext:value-type="float">
            <text:p>-0.0689665663223624</text:p>
          </table:table-cell>
          <table:table-cell office:value-type="float" office:value="0.0162123121250982" calcext:value-type="float">
            <text:p>0.0162123121250982</text:p>
          </table:table-cell>
          <table:table-cell office:value-type="float" office:value="0.000723897249921279" calcext:value-type="float">
            <text:p>0.000723897249921279</text:p>
          </table:table-cell>
        </table:table-row>
        <table:table-row table:style-name="ro1">
          <table:table-cell office:value-type="float" office:value="-0.0689798631376658" calcext:value-type="float">
            <text:p>-0.0689798631376658</text:p>
          </table:table-cell>
          <table:table-cell office:value-type="float" office:value="0.0162111063467564" calcext:value-type="float">
            <text:p>0.0162111063467564</text:p>
          </table:table-cell>
          <table:table-cell office:value-type="float" office:value="0.000702265971708194" calcext:value-type="float">
            <text:p>0.000702265971708194</text:p>
          </table:table-cell>
        </table:table-row>
        <table:table-row table:style-name="ro1">
          <table:table-cell office:value-type="float" office:value="-0.068993087472843" calcext:value-type="float">
            <text:p>-0.068993087472843</text:p>
          </table:table-cell>
          <table:table-cell office:value-type="float" office:value="0.0162099062956146" calcext:value-type="float">
            <text:p>0.0162099062956146</text:p>
          </table:table-cell>
          <table:table-cell office:value-type="float" office:value="0.000680840212291534" calcext:value-type="float">
            <text:p>0.000680840212291534</text:p>
          </table:table-cell>
        </table:table-row>
        <table:table-row table:style-name="ro1">
          <table:table-cell office:value-type="float" office:value="-0.0690062394394508" calcext:value-type="float">
            <text:p>-0.0690062394394508</text:p>
          </table:table-cell>
          <table:table-cell office:value-type="float" office:value="0.0162087119910011" calcext:value-type="float">
            <text:p>0.0162087119910011</text:p>
          </table:table-cell>
          <table:table-cell office:value-type="float" office:value="0.000659620525506055" calcext:value-type="float">
            <text:p>0.000659620525506055</text:p>
          </table:table-cell>
        </table:table-row>
        <table:table-row table:style-name="ro1">
          <table:table-cell office:value-type="float" office:value="-0.0690193195969618" calcext:value-type="float">
            <text:p>-0.0690193195969618</text:p>
          </table:table-cell>
          <table:table-cell office:value-type="float" office:value="0.0162075233607444" calcext:value-type="float">
            <text:p>0.0162075233607444</text:p>
          </table:table-cell>
          <table:table-cell office:value-type="float" office:value="0.000638607256353563" calcext:value-type="float">
            <text:p>0.000638607256353563</text:p>
          </table:table-cell>
        </table:table-row>
        <table:table-row table:style-name="ro1">
          <table:table-cell office:value-type="float" office:value="-0.0690323283572061" calcext:value-type="float">
            <text:p>-0.0690323283572061</text:p>
          </table:table-cell>
          <table:table-cell office:value-type="float" office:value="0.0162063404259213" calcext:value-type="float">
            <text:p>0.0162063404259213</text:p>
          </table:table-cell>
          <table:table-cell office:value-type="float" office:value="0.00061780056698213" calcext:value-type="float">
            <text:p>0.00061780056698213</text:p>
          </table:table-cell>
        </table:table-row>
        <table:table-row table:style-name="ro1">
          <table:table-cell office:value-type="float" office:value="-0.0690452660703812" calcext:value-type="float">
            <text:p>-0.0690452660703812</text:p>
          </table:table-cell>
          <table:table-cell office:value-type="float" office:value="0.016205163113632" calcext:value-type="float">
            <text:p>0.016205163113632</text:p>
          </table:table-cell>
          <table:table-cell office:value-type="float" office:value="0.000597200922963781" calcext:value-type="float">
            <text:p>0.000597200922963781</text:p>
          </table:table-cell>
        </table:table-row>
        <table:table-row table:style-name="ro1">
          <table:table-cell office:value-type="float" office:value="-0.0690581331943205" calcext:value-type="float">
            <text:p>-0.0690581331943205</text:p>
          </table:table-cell>
          <table:table-cell office:value-type="float" office:value="0.0162039914452343" calcext:value-type="float">
            <text:p>0.0162039914452343</text:p>
          </table:table-cell>
          <table:table-cell office:value-type="float" office:value="0.000576808351554492" calcext:value-type="float">
            <text:p>0.000576808351554492</text:p>
          </table:table-cell>
        </table:table-row>
        <table:table-row table:style-name="ro1">
          <table:table-cell office:value-type="float" office:value="-0.0690709301247715" calcext:value-type="float">
            <text:p>-0.0690709301247715</text:p>
          </table:table-cell>
          <table:table-cell office:value-type="float" office:value="0.0162028253483382" calcext:value-type="float">
            <text:p>0.0162028253483382</text:p>
          </table:table-cell>
          <table:table-cell office:value-type="float" office:value="0.000556623186293015" calcext:value-type="float">
            <text:p>0.000556623186293015</text:p>
          </table:table-cell>
        </table:table-row>
        <table:table-row table:style-name="ro1">
          <table:table-cell office:value-type="float" office:value="-0.0690836571115207" calcext:value-type="float">
            <text:p>-0.0690836571115207</text:p>
          </table:table-cell>
          <table:table-cell office:value-type="float" office:value="0.016201664843063" calcext:value-type="float">
            <text:p>0.016201664843063</text:p>
          </table:table-cell>
          <table:table-cell office:value-type="float" office:value="0.000536645575865968" calcext:value-type="float">
            <text:p>0.000536645575865968</text:p>
          </table:table-cell>
        </table:table-row>
        <table:table-row table:style-name="ro1">
          <table:table-cell office:value-type="float" office:value="-0.0690963148507334" calcext:value-type="float">
            <text:p>-0.0690963148507334</text:p>
          </table:table-cell>
          <table:table-cell office:value-type="float" office:value="0.0162005098587742" calcext:value-type="float">
            <text:p>0.0162005098587742</text:p>
          </table:table-cell>
          <table:table-cell office:value-type="float" office:value="0.000516875468675737" calcext:value-type="float">
            <text:p>0.000516875468675737</text:p>
          </table:table-cell>
        </table:table-row>
        <table:table-row table:style-name="ro1">
          <table:table-cell office:value-type="float" office:value="-0.0691089033831045" calcext:value-type="float">
            <text:p>-0.0691089033831045</text:p>
          </table:table-cell>
          <table:table-cell office:value-type="float" office:value="0.0161993604148696" calcext:value-type="float">
            <text:p>0.0161993604148696</text:p>
          </table:table-cell>
          <table:table-cell office:value-type="float" office:value="0.000497313140362943" calcext:value-type="float">
            <text:p>0.000497313140362943</text:p>
          </table:table-cell>
        </table:table-row>
        <table:table-row table:style-name="ro1">
          <table:table-cell office:value-type="float" office:value="-0.0691214234509949" calcext:value-type="float">
            <text:p>-0.0691214234509949</text:p>
          </table:table-cell>
          <table:table-cell office:value-type="float" office:value="0.0161982164409887" calcext:value-type="float">
            <text:p>0.0161982164409887</text:p>
          </table:table-cell>
          <table:table-cell office:value-type="float" office:value="0.000477958410932677" calcext:value-type="float">
            <text:p>0.000477958410932677</text:p>
          </table:table-cell>
        </table:table-row>
        <table:table-row table:style-name="ro1">
          <table:table-cell office:value-type="float" office:value="-0.0691338751407696" calcext:value-type="float">
            <text:p>-0.0691338751407696</text:p>
          </table:table-cell>
          <table:table-cell office:value-type="float" office:value="0.0161970779570496" calcext:value-type="float">
            <text:p>0.0161970779570496</text:p>
          </table:table-cell>
          <table:table-cell office:value-type="float" office:value="0.000458811430459338" calcext:value-type="float">
            <text:p>0.000458811430459338</text:p>
          </table:table-cell>
        </table:table-row>
        <table:table-row table:style-name="ro1">
          <table:table-cell office:value-type="float" office:value="-0.0691462589869733" calcext:value-type="float">
            <text:p>-0.0691462589869733</text:p>
          </table:table-cell>
          <table:table-cell office:value-type="float" office:value="0.0161959448914673" calcext:value-type="float">
            <text:p>0.0161959448914673</text:p>
          </table:table-cell>
          <table:table-cell office:value-type="float" office:value="0.000439872146651421" calcext:value-type="float">
            <text:p>0.000439872146651421</text:p>
          </table:table-cell>
        </table:table-row>
        <table:table-row table:style-name="ro1">
          <table:table-cell office:value-type="float" office:value="-0.069158575376517" calcext:value-type="float">
            <text:p>-0.069158575376517</text:p>
          </table:table-cell>
          <table:table-cell office:value-type="float" office:value="0.0161948172659084" calcext:value-type="float">
            <text:p>0.0161948172659084</text:p>
          </table:table-cell>
          <table:table-cell office:value-type="float" office:value="0.00042114033069196" calcext:value-type="float">
            <text:p>0.00042114033069196</text:p>
          </table:table-cell>
        </table:table-row>
        <table:table-row table:style-name="ro1">
          <table:table-cell office:value-type="float" office:value="-0.0691708246350273" calcext:value-type="float">
            <text:p>-0.0691708246350273</text:p>
          </table:table-cell>
          <table:table-cell office:value-type="float" office:value="0.01619369500808" calcext:value-type="float">
            <text:p>0.01619369500808</text:p>
          </table:table-cell>
          <table:table-cell office:value-type="float" office:value="0.000402616063738259" calcext:value-type="float">
            <text:p>0.000402616063738259</text:p>
          </table:table-cell>
        </table:table-row>
        <table:table-row table:style-name="ro1">
          <table:table-cell office:value-type="float" office:value="-0.0691830071958" calcext:value-type="float">
            <text:p>-0.0691830071958</text:p>
          </table:table-cell>
          <table:table-cell office:value-type="float" office:value="0.0161925781399161" calcext:value-type="float">
            <text:p>0.0161925781399161</text:p>
          </table:table-cell>
          <table:table-cell office:value-type="float" office:value="0.000384298994710042" calcext:value-type="float">
            <text:p>0.000384298994710042</text:p>
          </table:table-cell>
        </table:table-row>
        <table:table-row table:style-name="ro1">
          <table:table-cell office:value-type="float" office:value="-0.0691951234302653" calcext:value-type="float">
            <text:p>-0.0691951234302653</text:p>
          </table:table-cell>
          <table:table-cell office:value-type="float" office:value="0.0161914665896545" calcext:value-type="float">
            <text:p>0.0161914665896545</text:p>
          </table:table-cell>
          <table:table-cell office:value-type="float" office:value="0.000366189085276858" calcext:value-type="float">
            <text:p>0.000366189085276858</text:p>
          </table:table-cell>
        </table:table-row>
        <table:table-row table:style-name="ro1">
          <table:table-cell office:value-type="float" office:value="-0.0692071735640693" calcext:value-type="float">
            <text:p>-0.0692071735640693</text:p>
          </table:table-cell>
          <table:table-cell office:value-type="float" office:value="0.0161903603780184" calcext:value-type="float">
            <text:p>0.0161903603780184</text:p>
          </table:table-cell>
          <table:table-cell office:value-type="float" office:value="0.000348286118473373" calcext:value-type="float">
            <text:p>0.000348286118473373</text:p>
          </table:table-cell>
        </table:table-row>
        <table:table-row table:style-name="ro1">
          <table:table-cell office:value-type="float" office:value="-0.0692191582693999" calcext:value-type="float">
            <text:p>-0.0692191582693999</text:p>
          </table:table-cell>
          <table:table-cell office:value-type="float" office:value="0.0161892594349872" calcext:value-type="float">
            <text:p>0.0161892594349872</text:p>
          </table:table-cell>
          <table:table-cell office:value-type="float" office:value="0.00033058968312849" calcext:value-type="float">
            <text:p>0.00033058968312849</text:p>
          </table:table-cell>
        </table:table-row>
        <table:table-row table:style-name="ro1">
          <table:table-cell office:value-type="float" office:value="-0.0692310775630978" calcext:value-type="float">
            <text:p>-0.0692310775630978</text:p>
          </table:table-cell>
          <table:table-cell office:value-type="float" office:value="0.0161881637805797" calcext:value-type="float">
            <text:p>0.0161881637805797</text:p>
          </table:table-cell>
          <table:table-cell office:value-type="float" office:value="0.000313099701693131" calcext:value-type="float">
            <text:p>0.000313099701693131</text:p>
          </table:table-cell>
        </table:table-row>
        <table:table-row table:style-name="ro1">
          <table:table-cell office:value-type="float" office:value="-0.0692429321639248" calcext:value-type="float">
            <text:p>-0.0692429321639248</text:p>
          </table:table-cell>
          <table:table-cell office:value-type="float" office:value="0.0161870733450566" calcext:value-type="float">
            <text:p>0.0161870733450566</text:p>
          </table:table-cell>
          <table:table-cell office:value-type="float" office:value="0.000295815646839115" calcext:value-type="float">
            <text:p>0.000295815646839115</text:p>
          </table:table-cell>
        </table:table-row>
        <table:table-row table:style-name="ro1">
          <table:table-cell office:value-type="float" office:value="-0.0692547221346554" calcext:value-type="float">
            <text:p>-0.0692547221346554</text:p>
          </table:table-cell>
          <table:table-cell office:value-type="float" office:value="0.0161859881489639" calcext:value-type="float">
            <text:p>0.0161859881489639</text:p>
          </table:table-cell>
          <table:table-cell office:value-type="float" office:value="0.000278737327663592" calcext:value-type="float">
            <text:p>0.000278737327663592</text:p>
          </table:table-cell>
        </table:table-row>
        <table:table-row table:style-name="ro1">
          <table:table-cell office:value-type="float" office:value="-0.0692664479865716" calcext:value-type="float">
            <text:p>-0.0692664479865716</text:p>
          </table:table-cell>
          <table:table-cell office:value-type="float" office:value="0.0161849081213548" calcext:value-type="float">
            <text:p>0.0161849081213548</text:p>
          </table:table-cell>
          <table:table-cell office:value-type="float" office:value="0.000261864356726482" calcext:value-type="float">
            <text:p>0.000261864356726482</text:p>
          </table:table-cell>
        </table:table-row>
        <table:table-row table:style-name="ro1">
          <table:table-cell office:value-type="float" office:value="-0.0692781100833928" calcext:value-type="float">
            <text:p>-0.0692781100833928</text:p>
          </table:table-cell>
          <table:table-cell office:value-type="float" office:value="0.0161838332845381" calcext:value-type="float">
            <text:p>0.0161838332845381</text:p>
          </table:table-cell>
          <table:table-cell office:value-type="float" office:value="0.000245196176251738" calcext:value-type="float">
            <text:p>0.000245196176251738</text:p>
          </table:table-cell>
        </table:table-row>
        <table:table-row table:style-name="ro1">
          <table:table-cell office:value-type="float" office:value="-0.0692897087277156" calcext:value-type="float">
            <text:p>-0.0692897087277156</text:p>
          </table:table-cell>
          <table:table-cell office:value-type="float" office:value="0.0161827635668348" calcext:value-type="float">
            <text:p>0.0161827635668348</text:p>
          </table:table-cell>
          <table:table-cell office:value-type="float" office:value="0.000228732544210741" calcext:value-type="float">
            <text:p>0.000228732544210741</text:p>
          </table:table-cell>
        </table:table-row>
        <table:table-row table:style-name="ro1">
          <table:table-cell office:value-type="float" office:value="-0.0693012443300188" calcext:value-type="float">
            <text:p>-0.0693012443300188</text:p>
          </table:table-cell>
          <table:table-cell office:value-type="float" office:value="0.0161816989908692" calcext:value-type="float">
            <text:p>0.0161816989908692</text:p>
          </table:table-cell>
          <table:table-cell office:value-type="float" office:value="0.000212472792415763" calcext:value-type="float">
            <text:p>0.000212472792415763</text:p>
          </table:table-cell>
        </table:table-row>
        <table:table-row table:style-name="ro1">
          <table:table-cell office:value-type="float" office:value="-0.0693127172389611" calcext:value-type="float">
            <text:p>-0.0693127172389611</text:p>
          </table:table-cell>
          <table:table-cell office:value-type="float" office:value="0.0161806394854899" calcext:value-type="float">
            <text:p>0.0161806394854899</text:p>
          </table:table-cell>
          <table:table-cell office:value-type="float" office:value="0.000196416571285329" calcext:value-type="float">
            <text:p>0.000196416571285329</text:p>
          </table:table-cell>
        </table:table-row>
        <table:table-row table:style-name="ro1">
          <table:table-cell office:value-type="float" office:value="-0.0693241276577099" calcext:value-type="float">
            <text:p>-0.0693241276577099</text:p>
          </table:table-cell>
          <table:table-cell office:value-type="float" office:value="0.0161795850721035" calcext:value-type="float">
            <text:p>0.0161795850721035</text:p>
          </table:table-cell>
          <table:table-cell office:value-type="float" office:value="0.000180563358292973" calcext:value-type="float">
            <text:p>0.000180563358292973</text:p>
          </table:table-cell>
        </table:table-row>
        <table:table-row table:style-name="ro1">
          <table:table-cell office:value-type="float" office:value="-0.0693354762360335" calcext:value-type="float">
            <text:p>-0.0693354762360335</text:p>
          </table:table-cell>
          <table:table-cell office:value-type="float" office:value="0.0161785356813313" calcext:value-type="float">
            <text:p>0.0161785356813313</text:p>
          </table:table-cell>
          <table:table-cell office:value-type="float" office:value="0.000164912442618403" calcext:value-type="float">
            <text:p>0.000164912442618403</text:p>
          </table:table-cell>
        </table:table-row>
        <table:table-row table:style-name="ro1">
          <table:table-cell office:value-type="float" office:value="-0.0693467630191336" calcext:value-type="float">
            <text:p>-0.0693467630191336</text:p>
          </table:table-cell>
          <table:table-cell office:value-type="float" office:value="0.0161774913342676" calcext:value-type="float">
            <text:p>0.0161774913342676</text:p>
          </table:table-cell>
          <table:table-cell office:value-type="float" office:value="0.000149463402765448" calcext:value-type="float">
            <text:p>0.000149463402765448</text:p>
          </table:table-cell>
        </table:table-row>
        <table:table-row table:style-name="ro1">
          <table:table-cell office:value-type="float" office:value="-0.0693579885006398" calcext:value-type="float">
            <text:p>-0.0693579885006398</text:p>
          </table:table-cell>
          <table:table-cell office:value-type="float" office:value="0.0161764519604861" calcext:value-type="float">
            <text:p>0.0161764519604861</text:p>
          </table:table-cell>
          <table:table-cell office:value-type="float" office:value="0.000134215625502421" calcext:value-type="float">
            <text:p>0.000134215625502421</text:p>
          </table:table-cell>
        </table:table-row>
        <table:table-row table:style-name="ro1">
          <table:table-cell office:value-type="float" office:value="-0.0693691530269016" calcext:value-type="float">
            <text:p>-0.0693691530269016</text:p>
          </table:table-cell>
          <table:table-cell office:value-type="float" office:value="0.016175417582847" calcext:value-type="float">
            <text:p>0.016175417582847</text:p>
          </table:table-cell>
          <table:table-cell office:value-type="float" office:value="0.000119168331341735" calcext:value-type="float">
            <text:p>0.000119168331341735</text:p>
          </table:table-cell>
        </table:table-row>
        <table:table-row table:style-name="ro1">
          <table:table-cell office:value-type="float" office:value="-0.0693802568832187" calcext:value-type="float">
            <text:p>-0.0693802568832187</text:p>
          </table:table-cell>
          <table:table-cell office:value-type="float" office:value="0.0161743881302162" calcext:value-type="float">
            <text:p>0.0161743881302162</text:p>
          </table:table-cell>
          <table:table-cell office:value-type="float" office:value="0.000104321061344947" calcext:value-type="float">
            <text:p>0.000104321061344947</text:p>
          </table:table-cell>
        </table:table-row>
        <table:table-row table:style-name="ro1">
          <table:table-cell office:value-type="float" office:value="-0.0693913004628319" calcext:value-type="float">
            <text:p>-0.0693913004628319</text:p>
          </table:table-cell>
          <table:table-cell office:value-type="float" office:value="0.0161733636257592" calcext:value-type="float">
            <text:p>0.0161733636257592</text:p>
          </table:table-cell>
          <table:table-cell office:value-type="float" office:value="0.0000896729347721337" calcext:value-type="float">
            <text:p>8.96729347721337E-05</text:p>
          </table:table-cell>
        </table:table-row>
        <table:table-row table:style-name="ro1">
          <table:table-cell office:value-type="float" office:value="-0.069402284097431" calcext:value-type="float">
            <text:p>-0.069402284097431</text:p>
          </table:table-cell>
          <table:table-cell office:value-type="float" office:value="0.0161723439988867" calcext:value-type="float">
            <text:p>0.0161723439988867</text:p>
          </table:table-cell>
          <table:table-cell office:value-type="float" office:value="0.0000752233936252011" calcext:value-type="float">
            <text:p>7.52233936252011E-05</text:p>
          </table:table-cell>
        </table:table-row>
        <table:table-row table:style-name="ro1">
          <table:table-cell office:value-type="float" office:value="-0.0694132079731326" calcext:value-type="float">
            <text:p>-0.0694132079731326</text:p>
          </table:table-cell>
          <table:table-cell office:value-type="float" office:value="0.0161713292715499" calcext:value-type="float">
            <text:p>0.0161713292715499</text:p>
          </table:table-cell>
          <table:table-cell office:value-type="float" office:value="0.000060971711735025" calcext:value-type="float">
            <text:p>6.0971711735025E-05</text:p>
          </table:table-cell>
        </table:table-row>
        <table:table-row table:style-name="ro1">
          <table:table-cell office:value-type="float" office:value="-0.0694240727229303" calcext:value-type="float">
            <text:p>-0.0694240727229303</text:p>
          </table:table-cell>
          <table:table-cell office:value-type="float" office:value="0.0161703193749252" calcext:value-type="float">
            <text:p>0.0161703193749252</text:p>
          </table:table-cell>
          <table:table-cell office:value-type="float" office:value="0.0000469169786354584" calcext:value-type="float">
            <text:p>4.69169786354584E-05</text:p>
          </table:table-cell>
        </table:table-row>
        <table:table-row table:style-name="ro1">
          <table:table-cell office:value-type="float" office:value="-0.0694348783247326" calcext:value-type="float">
            <text:p>-0.0694348783247326</text:p>
          </table:table-cell>
          <table:table-cell office:value-type="float" office:value="0.0161693143302735" calcext:value-type="float">
            <text:p>0.0161693143302735</text:p>
          </table:table-cell>
          <table:table-cell office:value-type="float" office:value="0.0000330586276409139" calcext:value-type="float">
            <text:p>3.30586276409139E-05</text:p>
          </table:table-cell>
        </table:table-row>
        <table:table-row table:style-name="ro1">
          <table:table-cell office:value-type="float" office:value="-0.0694456254585699" calcext:value-type="float">
            <text:p>-0.0694456254585699</text:p>
          </table:table-cell>
          <table:table-cell office:value-type="float" office:value="0.0161683140690663" calcext:value-type="float">
            <text:p>0.0161683140690663</text:p>
          </table:table-cell>
          <table:table-cell office:value-type="float" office:value="0.0000193956521954419" calcext:value-type="float">
            <text:p>1.93956521954419E-05</text:p>
          </table:table-cell>
        </table:table-row>
        <table:table-row table:style-name="ro1">
          <table:table-cell office:value-type="float" office:value="-0.0694563141488778" calcext:value-type="float">
            <text:p>-0.0694563141488778</text:p>
          </table:table-cell>
          <table:table-cell office:value-type="float" office:value="0.0161673186131125" calcext:value-type="float">
            <text:p>0.0161673186131125</text:p>
          </table:table-cell>
          <table:table-cell office:value-type="float" office:value="0.00000592739199389847" calcext:value-type="float">
            <text:p>5.92739199389847E-06</text:p>
          </table:table-cell>
        </table:table-row>
        <table:table-row table:style-name="ro1">
          <table:table-cell office:value-type="float" office:value="-0.0694669448687291" calcext:value-type="float">
            <text:p>-0.0694669448687291</text:p>
          </table:table-cell>
          <table:table-cell office:value-type="float" office:value="0.0161663278926867" calcext:value-type="float">
            <text:p>0.0161663278926867</text:p>
          </table:table-cell>
          <table:table-cell office:value-type="float" office:value="-0.00000734699989735077" calcext:value-type="float">
            <text:p>-7.34699989735077E-06</text:p>
          </table:table-cell>
        </table:table-row>
        <table:table-row table:style-name="ro1">
          <table:table-cell office:value-type="float" office:value="-0.0694775179439673" calcext:value-type="float">
            <text:p>-0.0694775179439673</text:p>
          </table:table-cell>
          <table:table-cell office:value-type="float" office:value="0.0161653419313464" calcext:value-type="float">
            <text:p>0.0161653419313464</text:p>
          </table:table-cell>
          <table:table-cell office:value-type="float" office:value="-0.0000204285312555008" calcext:value-type="float">
            <text:p>-2.04285312555008E-05</text:p>
          </table:table-cell>
        </table:table-row>
        <table:table-row table:style-name="ro1">
          <table:table-cell office:value-type="float" office:value="-0.0694880336395975" calcext:value-type="float">
            <text:p>-0.0694880336395975</text:p>
          </table:table-cell>
          <table:table-cell office:value-type="float" office:value="0.0161643606586929" calcext:value-type="float">
            <text:p>0.0161643606586929</text:p>
          </table:table-cell>
          <table:table-cell office:value-type="float" office:value="-0.0000333178842570891" calcext:value-type="float">
            <text:p>-3.33178842570891E-05</text:p>
          </table:table-cell>
        </table:table-row>
        <table:table-row table:style-name="ro1">
          <table:table-cell office:value-type="float" office:value="-0.0694984923286998" calcext:value-type="float">
            <text:p>-0.0694984923286998</text:p>
          </table:table-cell>
          <table:table-cell office:value-type="float" office:value="0.0161633840985859" calcext:value-type="float">
            <text:p>0.0161633840985859</text:p>
          </table:table-cell>
          <table:table-cell office:value-type="float" office:value="-0.0000460161577453544" calcext:value-type="float">
            <text:p>-4.60161577453544E-05</text:p>
          </table:table-cell>
        </table:table-row>
        <table:table-row table:style-name="ro1">
          <table:table-cell office:value-type="float" office:value="-0.0695088943228617" calcext:value-type="float">
            <text:p>-0.0695088943228617</text:p>
          </table:table-cell>
          <table:table-cell office:value-type="float" office:value="0.0161624121811643" calcext:value-type="float">
            <text:p>0.0161624121811643</text:p>
          </table:table-cell>
          <table:table-cell office:value-type="float" office:value="-0.000058524122714676" calcext:value-type="float">
            <text:p>-5.8524122714676E-05</text:p>
          </table:table-cell>
        </table:table-row>
        <table:table-row table:style-name="ro1">
          <table:table-cell office:value-type="float" office:value="-0.0695192397884015" calcext:value-type="float">
            <text:p>-0.0695192397884015</text:p>
          </table:table-cell>
          <table:table-cell office:value-type="float" office:value="0.0161614449291081" calcext:value-type="float">
            <text:p>0.0161614449291081</text:p>
          </table:table-cell>
          <table:table-cell office:value-type="float" office:value="-0.000070842713362218" calcext:value-type="float">
            <text:p>-7.0842713362218E-05</text:p>
          </table:table-cell>
        </table:table-row>
        <table:table-row table:style-name="ro1">
          <table:table-cell office:value-type="float" office:value="-0.0695295293384503" calcext:value-type="float">
            <text:p>-0.0695295293384503</text:p>
          </table:table-cell>
          <table:table-cell office:value-type="float" office:value="0.0161604822743015" calcext:value-type="float">
            <text:p>0.0161604822743015</text:p>
          </table:table-cell>
          <table:table-cell office:value-type="float" office:value="-0.0000829730431584075" calcext:value-type="float">
            <text:p>-8.29730431584075E-05</text:p>
          </table:table-cell>
        </table:table-row>
        <table:table-row table:style-name="ro1">
          <table:table-cell office:value-type="float" office:value="-0.069539762931347" calcext:value-type="float">
            <text:p>-0.069539762931347</text:p>
          </table:table-cell>
          <table:table-cell office:value-type="float" office:value="0.0161595242387583" calcext:value-type="float">
            <text:p>0.0161595242387583</text:p>
          </table:table-cell>
          <table:table-cell office:value-type="float" office:value="-0.0000949158767971081" calcext:value-type="float">
            <text:p>-9.49158767971081E-05</text:p>
          </table:table-cell>
        </table:table-row>
        <table:table-row table:style-name="ro1">
          <table:table-cell office:value-type="float" office:value="-0.0695499412276465" calcext:value-type="float">
            <text:p>-0.0695499412276465</text:p>
          </table:table-cell>
          <table:table-cell office:value-type="float" office:value="0.016158570754661" calcext:value-type="float">
            <text:p>0.016158570754661</text:p>
          </table:table-cell>
          <table:table-cell office:value-type="float" office:value="-0.000106672414151854" calcext:value-type="float">
            <text:p>-0.000106672414151854</text:p>
          </table:table-cell>
        </table:table-row>
        <table:table-row table:style-name="ro1">
          <table:table-cell office:value-type="float" office:value="-0.0695600642323796" calcext:value-type="float">
            <text:p>-0.0695600642323796</text:p>
          </table:table-cell>
          <table:table-cell office:value-type="float" office:value="0.0161576218445647" calcext:value-type="float">
            <text:p>0.0161576218445647</text:p>
          </table:table-cell>
          <table:table-cell office:value-type="float" office:value="-0.000118243503793858" calcext:value-type="float">
            <text:p>-0.000118243503793858</text:p>
          </table:table-cell>
        </table:table-row>
        <table:table-row table:style-name="ro1">
          <table:table-cell office:value-type="float" office:value="-0.069570132399447" calcext:value-type="float">
            <text:p>-0.069570132399447</text:p>
          </table:table-cell>
          <table:table-cell office:value-type="float" office:value="0.0161566774394897" calcext:value-type="float">
            <text:p>0.0161566774394897</text:p>
          </table:table-cell>
          <table:table-cell office:value-type="float" office:value="-0.000129630176232132" calcext:value-type="float">
            <text:p>-0.000129630176232132</text:p>
          </table:table-cell>
        </table:table-row>
        <table:table-row table:style-name="ro1">
          <table:table-cell office:value-type="float" office:value="-0.0695801460356311" calcext:value-type="float">
            <text:p>-0.0695801460356311</text:p>
          </table:table-cell>
          <table:table-cell office:value-type="float" office:value="0.0161557375637222" calcext:value-type="float">
            <text:p>0.0161557375637222</text:p>
          </table:table-cell>
          <table:table-cell office:value-type="float" office:value="-0.000140833618045289" calcext:value-type="float">
            <text:p>-0.000140833618045289</text:p>
          </table:table-cell>
        </table:table-row>
        <table:table-row table:style-name="ro1">
          <table:table-cell office:value-type="float" office:value="-0.0695901053869227" calcext:value-type="float">
            <text:p>-0.0695901053869227</text:p>
          </table:table-cell>
          <table:table-cell office:value-type="float" office:value="0.0161548021476235" calcext:value-type="float">
            <text:p>0.0161548021476235</text:p>
          </table:table-cell>
          <table:table-cell office:value-type="float" office:value="-0.000151854685520592" calcext:value-type="float">
            <text:p>-0.000151854685520592</text:p>
          </table:table-cell>
        </table:table-row>
        <table:table-row table:style-name="ro1">
          <table:table-cell office:value-type="float" office:value="-0.0696000108076529" calcext:value-type="float">
            <text:p>-0.0696000108076529</text:p>
          </table:table-cell>
          <table:table-cell office:value-type="float" office:value="0.0161538712157884" calcext:value-type="float">
            <text:p>0.0161538712157884</text:p>
          </table:table-cell>
          <table:table-cell office:value-type="float" office:value="-0.000162694647032335" calcext:value-type="float">
            <text:p>-0.000162694647032335</text:p>
          </table:table-cell>
        </table:table-row>
        <table:table-row table:style-name="ro1">
          <table:table-cell office:value-type="float" office:value="-0.0696098625906881" calcext:value-type="float">
            <text:p>-0.0696098625906881</text:p>
          </table:table-cell>
          <table:table-cell office:value-type="float" office:value="0.016152944699116" calcext:value-type="float">
            <text:p>0.016152944699116</text:p>
          </table:table-cell>
          <table:table-cell office:value-type="float" office:value="-0.000173354438359752" calcext:value-type="float">
            <text:p>-0.000173354438359752</text:p>
          </table:table-cell>
        </table:table-row>
        <table:table-row table:style-name="ro1">
          <table:table-cell office:value-type="float" office:value="-0.0696196608837921" calcext:value-type="float">
            <text:p>-0.0696196608837921</text:p>
          </table:table-cell>
          <table:table-cell office:value-type="float" office:value="0.0161520226210389" calcext:value-type="float">
            <text:p>0.0161520226210389</text:p>
          </table:table-cell>
          <table:table-cell office:value-type="float" office:value="-0.00018383515401621" calcext:value-type="float">
            <text:p>-0.00018383515401621</text:p>
          </table:table-cell>
        </table:table-row>
        <table:table-row table:style-name="ro1">
          <table:table-cell office:value-type="float" office:value="-0.0696294062817147" calcext:value-type="float">
            <text:p>-0.0696294062817147</text:p>
          </table:table-cell>
          <table:table-cell office:value-type="float" office:value="0.0161511049141944" calcext:value-type="float">
            <text:p>0.0161511049141944</text:p>
          </table:table-cell>
          <table:table-cell office:value-type="float" office:value="-0.000194138063264182" calcext:value-type="float">
            <text:p>-0.000194138063264182</text:p>
          </table:table-cell>
        </table:table-row>
        <table:table-row table:style-name="ro1">
          <table:table-cell office:value-type="float" office:value="-0.0696390987244382" calcext:value-type="float">
            <text:p>-0.0696390987244382</text:p>
          </table:table-cell>
          <table:table-cell office:value-type="float" office:value="0.0161501916013593" calcext:value-type="float">
            <text:p>0.0161501916013593</text:p>
          </table:table-cell>
          <table:table-cell office:value-type="float" office:value="-0.000204264082176442" calcext:value-type="float">
            <text:p>-0.000204264082176442</text:p>
          </table:table-cell>
        </table:table-row>
        <table:table-row table:style-name="ro1">
          <table:table-cell office:value-type="float" office:value="-0.0696487388544276" calcext:value-type="float">
            <text:p>-0.0696487388544276</text:p>
          </table:table-cell>
          <table:table-cell office:value-type="float" office:value="0.0161492826154762" calcext:value-type="float">
            <text:p>0.0161492826154762</text:p>
          </table:table-cell>
          <table:table-cell office:value-type="float" office:value="-0.000214214557481274" calcext:value-type="float">
            <text:p>-0.000214214557481274</text:p>
          </table:table-cell>
        </table:table-row>
        <table:table-row table:style-name="ro1">
          <table:table-cell office:value-type="float" office:value="-0.0696583266585962" calcext:value-type="float">
            <text:p>-0.0696583266585962</text:p>
          </table:table-cell>
          <table:table-cell office:value-type="float" office:value="0.0161483779798771" calcext:value-type="float">
            <text:p>0.0161483779798771</text:p>
          </table:table-cell>
          <table:table-cell office:value-type="float" office:value="-0.000223990480330283" calcext:value-type="float">
            <text:p>-0.000223990480330283</text:p>
          </table:table-cell>
        </table:table-row>
        <table:table-row table:style-name="ro1">
          <table:table-cell office:value-type="float" office:value="-0.0696678625729981" calcext:value-type="float">
            <text:p>-0.0696678625729981</text:p>
          </table:table-cell>
          <table:table-cell office:value-type="float" office:value="0.0161474776263215" calcext:value-type="float">
            <text:p>0.0161474776263215</text:p>
          </table:table-cell>
          <table:table-cell office:value-type="float" office:value="-0.000233593019427492" calcext:value-type="float">
            <text:p>-0.000233593019427492</text:p>
          </table:table-cell>
        </table:table-row>
        <table:table-row table:style-name="ro1">
          <table:table-cell office:value-type="float" office:value="-0.0696773468866103" calcext:value-type="float">
            <text:p>-0.0696773468866103</text:p>
          </table:table-cell>
          <table:table-cell office:value-type="float" office:value="0.016146581579897" calcext:value-type="float">
            <text:p>0.016146581579897</text:p>
          </table:table-cell>
          <table:table-cell office:value-type="float" office:value="-0.000243023495383188" calcext:value-type="float">
            <text:p>-0.000243023495383188</text:p>
          </table:table-cell>
        </table:table-row>
        <table:table-row table:style-name="ro1">
          <table:table-cell office:value-type="float" office:value="-0.0696867798783557" calcext:value-type="float">
            <text:p>-0.0696867798783557</text:p>
          </table:table-cell>
          <table:table-cell office:value-type="float" office:value="0.0161456897721131" calcext:value-type="float">
            <text:p>0.0161456897721131</text:p>
          </table:table-cell>
          <table:table-cell office:value-type="float" office:value="-0.000252282944229743" calcext:value-type="float">
            <text:p>-0.000252282944229743</text:p>
          </table:table-cell>
        </table:table-row>
        <table:table-row table:style-name="ro1">
          <table:table-cell office:value-type="float" office:value="-0.069696161681964" calcext:value-type="float">
            <text:p>-0.069696161681964</text:p>
          </table:table-cell>
          <table:table-cell office:value-type="float" office:value="0.0161448022270236" calcext:value-type="float">
            <text:p>0.0161448022270236</text:p>
          </table:table-cell>
          <table:table-cell office:value-type="float" office:value="-0.000261372557708306" calcext:value-type="float">
            <text:p>-0.000261372557708306</text:p>
          </table:table-cell>
        </table:table-row>
        <table:table-row table:style-name="ro1">
          <table:table-cell office:value-type="float" office:value="-0.0697054928784184" calcext:value-type="float">
            <text:p>-0.0697054928784184</text:p>
          </table:table-cell>
          <table:table-cell office:value-type="float" office:value="0.0161439188778867" calcext:value-type="float">
            <text:p>0.0161439188778867</text:p>
          </table:table-cell>
          <table:table-cell office:value-type="float" office:value="-0.000270293698784174" calcext:value-type="float">
            <text:p>-0.000270293698784174</text:p>
          </table:table-cell>
        </table:table-row>
        <table:table-row table:style-name="ro1">
          <table:table-cell office:value-type="float" office:value="-0.0697147733939758" calcext:value-type="float">
            <text:p>-0.0697147733939758</text:p>
          </table:table-cell>
          <table:table-cell office:value-type="float" office:value="0.0161430397481073" calcext:value-type="float">
            <text:p>0.0161430397481073</text:p>
          </table:table-cell>
          <table:table-cell office:value-type="float" office:value="-0.00027904737417983" calcext:value-type="float">
            <text:p>-0.00027904737417983</text:p>
          </table:table-cell>
        </table:table-row>
        <table:table-row table:style-name="ro1">
          <table:table-cell office:value-type="float" office:value="-0.0697240038573695" calcext:value-type="float">
            <text:p>-0.0697240038573695</text:p>
          </table:table-cell>
          <table:table-cell office:value-type="float" office:value="0.0161421647712559" calcext:value-type="float">
            <text:p>0.0161421647712559</text:p>
          </table:table-cell>
          <table:table-cell office:value-type="float" office:value="-0.000287635017970356" calcext:value-type="float">
            <text:p>-0.000287635017970356</text:p>
          </table:table-cell>
        </table:table-row>
        <table:table-row table:style-name="ro1">
          <table:table-cell office:value-type="float" office:value="-0.0697331842421309" calcext:value-type="float">
            <text:p>-0.0697331842421309</text:p>
          </table:table-cell>
          <table:table-cell office:value-type="float" office:value="0.0161412939712891" calcext:value-type="float">
            <text:p>0.0161412939712891</text:p>
          </table:table-cell>
          <table:table-cell office:value-type="float" office:value="-0.000296057705601038" calcext:value-type="float">
            <text:p>-0.000296057705601038</text:p>
          </table:table-cell>
        </table:table-row>
        <table:table-row table:style-name="ro1">
          <table:table-cell office:value-type="float" office:value="-0.0697423149707346" calcext:value-type="float">
            <text:p>-0.0697423149707346</text:p>
          </table:table-cell>
          <table:table-cell office:value-type="float" office:value="0.0161404272806046" calcext:value-type="float">
            <text:p>0.0161404272806046</text:p>
          </table:table-cell>
          <table:table-cell office:value-type="float" office:value="-0.000304316686933204" calcext:value-type="float">
            <text:p>-0.000304316686933204</text:p>
          </table:table-cell>
        </table:table-row>
        <table:table-row table:style-name="ro1">
          <table:table-cell office:value-type="float" office:value="-0.0697513963188352" calcext:value-type="float">
            <text:p>-0.0697513963188352</text:p>
          </table:table-cell>
          <table:table-cell office:value-type="float" office:value="0.016139564724918" calcext:value-type="float">
            <text:p>0.016139564724918</text:p>
          </table:table-cell>
          <table:table-cell office:value-type="float" office:value="-0.000312413360514796" calcext:value-type="float">
            <text:p>-0.000312413360514796</text:p>
          </table:table-cell>
        </table:table-row>
        <table:table-row table:style-name="ro1">
          <table:table-cell office:value-type="float" office:value="-0.0697604285015557" calcext:value-type="float">
            <text:p>-0.0697604285015557</text:p>
          </table:table-cell>
          <table:table-cell office:value-type="float" office:value="0.0161387062359609" calcext:value-type="float">
            <text:p>0.0161387062359609</text:p>
          </table:table-cell>
          <table:table-cell office:value-type="float" office:value="-0.000320348787441471" calcext:value-type="float">
            <text:p>-0.000320348787441471</text:p>
          </table:table-cell>
        </table:table-row>
        <table:table-row table:style-name="ro1">
          <table:table-cell office:value-type="float" office:value="-0.0697694118424429" calcext:value-type="float">
            <text:p>-0.0697694118424429</text:p>
          </table:table-cell>
          <table:table-cell office:value-type="float" office:value="0.0161378518397648" calcext:value-type="float">
            <text:p>0.0161378518397648</text:p>
          </table:table-cell>
          <table:table-cell office:value-type="float" office:value="-0.000328124433623955" calcext:value-type="float">
            <text:p>-0.000328124433623955</text:p>
          </table:table-cell>
        </table:table-row>
        <table:table-row table:style-name="ro1">
          <table:table-cell office:value-type="float" office:value="-0.0697783466039811" calcext:value-type="float">
            <text:p>-0.0697783466039811</text:p>
          </table:table-cell>
          <table:table-cell office:value-type="float" office:value="0.0161370014686232" calcext:value-type="float">
            <text:p>0.0161370014686232</text:p>
          </table:table-cell>
          <table:table-cell office:value-type="float" office:value="-0.000335741425216973" calcext:value-type="float">
            <text:p>-0.000335741425216973</text:p>
          </table:table-cell>
        </table:table-row>
        <table:table-row table:style-name="ro1">
          <table:table-cell office:value-type="float" office:value="-0.069787232903587" calcext:value-type="float">
            <text:p>-0.069787232903587</text:p>
          </table:table-cell>
          <table:table-cell office:value-type="float" office:value="0.0161361551473983" calcext:value-type="float">
            <text:p>0.0161361551473983</text:p>
          </table:table-cell>
          <table:table-cell office:value-type="float" office:value="-0.000343201040364782" calcext:value-type="float">
            <text:p>-0.000343201040364782</text:p>
          </table:table-cell>
        </table:table-row>
        <table:table-row table:style-name="ro1">
          <table:table-cell office:value-type="float" office:value="-0.0697960713059963" calcext:value-type="float">
            <text:p>-0.0697960713059963</text:p>
          </table:table-cell>
          <table:table-cell office:value-type="float" office:value="0.0161353128101289" calcext:value-type="float">
            <text:p>0.0161353128101289</text:p>
          </table:table-cell>
          <table:table-cell office:value-type="float" office:value="-0.000350504724744294" calcext:value-type="float">
            <text:p>-0.000350504724744294</text:p>
          </table:table-cell>
        </table:table-row>
        <table:table-row table:style-name="ro1">
          <table:table-cell office:value-type="float" office:value="-0.0698048617213225" calcext:value-type="float">
            <text:p>-0.0698048617213225</text:p>
          </table:table-cell>
          <table:table-cell office:value-type="float" office:value="0.0161344744810318" calcext:value-type="float">
            <text:p>0.0161344744810318</text:p>
          </table:table-cell>
          <table:table-cell office:value-type="float" office:value="-0.000357653564153626" calcext:value-type="float">
            <text:p>-0.000357653564153626</text:p>
          </table:table-cell>
        </table:table-row>
        <table:table-row table:style-name="ro1">
          <table:table-cell office:value-type="float" office:value="-0.0698136047624122" calcext:value-type="float">
            <text:p>-0.0698136047624122</text:p>
          </table:table-cell>
          <table:table-cell office:value-type="float" office:value="0.0161336400944581" calcext:value-type="float">
            <text:p>0.0161336400944581</text:p>
          </table:table-cell>
          <table:table-cell office:value-type="float" office:value="-0.000364649068218537" calcext:value-type="float">
            <text:p>-0.000364649068218537</text:p>
          </table:table-cell>
        </table:table-row>
        <table:table-row table:style-name="ro1">
          <table:table-cell office:value-type="float" office:value="-0.0698223003867508" calcext:value-type="float">
            <text:p>-0.0698223003867508</text:p>
          </table:table-cell>
          <table:table-cell office:value-type="float" office:value="0.0161328096751727" calcext:value-type="float">
            <text:p>0.0161328096751727</text:p>
          </table:table-cell>
          <table:table-cell office:value-type="float" office:value="-0.000371492384382277" calcext:value-type="float">
            <text:p>-0.000371492384382277</text:p>
          </table:table-cell>
        </table:table-row>
        <table:table-row table:style-name="ro1">
          <table:table-cell office:value-type="float" office:value="-0.0698309490011796" calcext:value-type="float">
            <text:p>-0.0698309490011796</text:p>
          </table:table-cell>
          <table:table-cell office:value-type="float" office:value="0.0161319831563783" calcext:value-type="float">
            <text:p>0.0161319831563783</text:p>
          </table:table-cell>
          <table:table-cell office:value-type="float" office:value="-0.000378184831006934" calcext:value-type="float">
            <text:p>-0.000378184831006934</text:p>
          </table:table-cell>
        </table:table-row>
        <table:table-row table:style-name="ro1">
          <table:table-cell office:value-type="float" office:value="-0.0698395508656226" calcext:value-type="float">
            <text:p>-0.0698395508656226</text:p>
          </table:table-cell>
          <table:table-cell office:value-type="float" office:value="0.0161311605645781" calcext:value-type="float">
            <text:p>0.0161311605645781</text:p>
          </table:table-cell>
          <table:table-cell office:value-type="float" office:value="-0.000384727871782786" calcext:value-type="float">
            <text:p>-0.000384727871782786</text:p>
          </table:table-cell>
        </table:table-row>
        <table:table-row table:style-name="ro1">
          <table:table-cell office:value-type="float" office:value="-0.0698481061796388" calcext:value-type="float">
            <text:p>-0.0698481061796388</text:p>
          </table:table-cell>
          <table:table-cell office:value-type="float" office:value="0.016130341832326" calcext:value-type="float">
            <text:p>0.016130341832326</text:p>
          </table:table-cell>
          <table:table-cell office:value-type="float" office:value="-0.000391122629533891" calcext:value-type="float">
            <text:p>-0.000391122629533891</text:p>
          </table:table-cell>
        </table:table-row>
        <table:table-row table:style-name="ro1">
          <table:table-cell office:value-type="float" office:value="-0.0698566152514124" calcext:value-type="float">
            <text:p>-0.0698566152514124</text:p>
          </table:table-cell>
          <table:table-cell office:value-type="float" office:value="0.0161295269864511" calcext:value-type="float">
            <text:p>0.0161295269864511</text:p>
          </table:table-cell>
          <table:table-cell office:value-type="float" office:value="-0.000397370628513194" calcext:value-type="float">
            <text:p>-0.000397370628513194</text:p>
          </table:table-cell>
        </table:table-row>
        <table:table-row table:style-name="ro1">
          <table:table-cell office:value-type="float" office:value="-0.0698650783279575" calcext:value-type="float">
            <text:p>-0.0698650783279575</text:p>
          </table:table-cell>
          <table:table-cell office:value-type="float" office:value="0.0161287159600489" calcext:value-type="float">
            <text:p>0.0161287159600489</text:p>
          </table:table-cell>
          <table:table-cell office:value-type="float" office:value="-0.000403473049997993" calcext:value-type="float">
            <text:p>-0.000403473049997993</text:p>
          </table:table-cell>
        </table:table-row>
        <table:table-row table:style-name="ro1">
          <table:table-cell office:value-type="float" office:value="-0.0698734955115743" calcext:value-type="float">
            <text:p>-0.0698734955115743</text:p>
          </table:table-cell>
          <table:table-cell office:value-type="float" office:value="0.0161279087787965" calcext:value-type="float">
            <text:p>0.0161279087787965</text:p>
          </table:table-cell>
          <table:table-cell office:value-type="float" office:value="-0.000409431223952206" calcext:value-type="float">
            <text:p>-0.000409431223952206</text:p>
          </table:table-cell>
        </table:table-row>
        <table:table-row table:style-name="ro1">
          <table:table-cell office:value-type="float" office:value="-0.0698818673518439" calcext:value-type="float">
            <text:p>-0.0698818673518439</text:p>
          </table:table-cell>
          <table:table-cell office:value-type="float" office:value="0.0161271053775447" calcext:value-type="float">
            <text:p>0.0161271053775447</text:p>
          </table:table-cell>
          <table:table-cell office:value-type="float" office:value="-0.000415246644625" calcext:value-type="float">
            <text:p>-0.000415246644625</text:p>
          </table:table-cell>
        </table:table-row>
        <table:table-row table:style-name="ro1">
          <table:table-cell office:value-type="float" office:value="-0.0698901937438261" calcext:value-type="float">
            <text:p>-0.0698901937438261</text:p>
          </table:table-cell>
          <table:table-cell office:value-type="float" office:value="0.0161263057813117" calcext:value-type="float">
            <text:p>0.0161263057813117</text:p>
          </table:table-cell>
          <table:table-cell office:value-type="float" office:value="-0.00042092044338915" calcext:value-type="float">
            <text:p>-0.00042092044338915</text:p>
          </table:table-cell>
        </table:table-row>
        <table:table-row table:style-name="ro1">
          <table:table-cell office:value-type="float" office:value="-0.0698984752855077" calcext:value-type="float">
            <text:p>-0.0698984752855077</text:p>
          </table:table-cell>
          <table:table-cell office:value-type="float" office:value="0.0161255099252675" calcext:value-type="float">
            <text:p>0.0161255099252675</text:p>
          </table:table-cell>
          <table:table-cell office:value-type="float" office:value="-0.000426454172197666" calcext:value-type="float">
            <text:p>-0.000426454172197666</text:p>
          </table:table-cell>
        </table:table-row>
        <table:table-row table:style-name="ro1">
          <table:table-cell office:value-type="float" office:value="-0.0699067119195353" calcext:value-type="float">
            <text:p>-0.0699067119195353</text:p>
          </table:table-cell>
          <table:table-cell office:value-type="float" office:value="0.0161247178349887" calcext:value-type="float">
            <text:p>0.0161247178349887</text:p>
          </table:table-cell>
          <table:table-cell office:value-type="float" office:value="-0.000431849017712427" calcext:value-type="float">
            <text:p>-0.000431849017712427</text:p>
          </table:table-cell>
        </table:table-row>
        <table:table-row table:style-name="ro1">
          <table:table-cell office:value-type="float" office:value="-0.0699149040380362" calcext:value-type="float">
            <text:p>-0.0699149040380362</text:p>
          </table:table-cell>
          <table:table-cell office:value-type="float" office:value="0.0161239294444865" calcext:value-type="float">
            <text:p>0.0161239294444865</text:p>
          </table:table-cell>
          <table:table-cell office:value-type="float" office:value="-0.000437106334710835" calcext:value-type="float">
            <text:p>-0.000437106334710835</text:p>
          </table:table-cell>
        </table:table-row>
        <table:table-row table:style-name="ro1">
          <table:table-cell office:value-type="float" office:value="-0.0699230518863767" calcext:value-type="float">
            <text:p>-0.0699230518863767</text:p>
          </table:table-cell>
          <table:table-cell office:value-type="float" office:value="0.0161231447810932" calcext:value-type="float">
            <text:p>0.0161231447810932</text:p>
          </table:table-cell>
          <table:table-cell office:value-type="float" office:value="-0.000442227619995572" calcext:value-type="float">
            <text:p>-0.000442227619995572</text:p>
          </table:table-cell>
        </table:table-row>
        <table:table-row table:style-name="ro1">
          <table:table-cell office:value-type="float" office:value="-0.0699311557001668" calcext:value-type="float">
            <text:p>-0.0699311557001668</text:p>
          </table:table-cell>
          <table:table-cell office:value-type="float" office:value="0.0161223637785562" calcext:value-type="float">
            <text:p>0.0161223637785562</text:p>
          </table:table-cell>
          <table:table-cell office:value-type="float" office:value="-0.000447214076937375" calcext:value-type="float">
            <text:p>-0.000447214076937375</text:p>
          </table:table-cell>
        </table:table-row>
        <table:table-row table:style-name="ro1">
          <table:table-cell office:value-type="float" office:value="-0.0699392155701153" calcext:value-type="float">
            <text:p>-0.0699392155701153</text:p>
          </table:table-cell>
          <table:table-cell office:value-type="float" office:value="0.0161215864632087" calcext:value-type="float">
            <text:p>0.0161215864632087</text:p>
          </table:table-cell>
          <table:table-cell office:value-type="float" office:value="-0.000452067054901306" calcext:value-type="float">
            <text:p>-0.000452067054901306</text:p>
          </table:table-cell>
        </table:table-row>
        <table:table-row table:style-name="ro1">
          <table:table-cell office:value-type="float" office:value="-0.0699472320345243" calcext:value-type="float">
            <text:p>-0.0699472320345243</text:p>
          </table:table-cell>
          <table:table-cell office:value-type="float" office:value="0.0161208127705502" calcext:value-type="float">
            <text:p>0.0161208127705502</text:p>
          </table:table-cell>
          <table:table-cell office:value-type="float" office:value="-0.000456788065705815" calcext:value-type="float">
            <text:p>-0.000456788065705815</text:p>
          </table:table-cell>
        </table:table-row>
        <table:table-row table:style-name="ro1">
          <table:table-cell office:value-type="float" office:value="-0.069955204977195" calcext:value-type="float">
            <text:p>-0.069955204977195</text:p>
          </table:table-cell>
          <table:table-cell office:value-type="float" office:value="0.0161200427262649" calcext:value-type="float">
            <text:p>0.0161200427262649</text:p>
          </table:table-cell>
          <table:table-cell office:value-type="float" office:value="-0.000461378255767198" calcext:value-type="float">
            <text:p>-0.000461378255767198</text:p>
          </table:table-cell>
        </table:table-row>
        <table:table-row table:style-name="ro1">
          <table:table-cell office:value-type="float" office:value="-0.0699631349848039" calcext:value-type="float">
            <text:p>-0.0699631349848039</text:p>
          </table:table-cell>
          <table:table-cell office:value-type="float" office:value="0.0161192762661681" calcext:value-type="float">
            <text:p>0.0161192762661681</text:p>
          </table:table-cell>
          <table:table-cell office:value-type="float" office:value="-0.000465839190083583" calcext:value-type="float">
            <text:p>-0.000465839190083583</text:p>
          </table:table-cell>
        </table:table-row>
        <table:table-row table:style-name="ro1">
          <table:table-cell office:value-type="float" office:value="-0.0699710219890029" calcext:value-type="float">
            <text:p>-0.0699710219890029</text:p>
          </table:table-cell>
          <table:table-cell office:value-type="float" office:value="0.0161185134164993" calcext:value-type="float">
            <text:p>0.0161185134164993</text:p>
          </table:table-cell>
          <table:table-cell office:value-type="float" office:value="-0.000470172066169283" calcext:value-type="float">
            <text:p>-0.000470172066169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21:30:13.912219789</dc:date>
    <meta:editing-duration>PT2M35S</meta:editing-duration>
    <meta:editing-cycles>1</meta:editing-cycles>
    <meta:document-statistic meta:table-count="1" meta:cell-count="374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5cm" svg:y="3.694cm" style:legend-expansion="high" chart:style-name="ch2"/>
        <chart:plot-area chart:style-name="ch3" table:cell-range-address="vels.A1:vels.C1248" chart:data-source-has-labels="row" svg:x="0.32cm" svg:y="0.18cm" svg:width="13.825cm" svg:height="8.64cm">
          <chart:coordinate-region svg:x="1.185cm" svg:y="0.382cm" svg:width="12.96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vels.A2:vels.A1248" chart:label-cell-address="vels.A1:vels.A1" chart:class="chart:line">
            <chart:data-point chart:repeated="1247"/>
          </chart:series>
          <chart:series chart:style-name="ch7" chart:values-cell-range-address="vels.B2:vels.B1248" chart:label-cell-address="vels.B1:vels.B1" chart:class="chart:line">
            <chart:data-point chart:repeated="1247"/>
          </chart:series>
          <chart:series chart:style-name="ch8" chart:values-cell-range-address="vels.C2:vels.C1248" chart:label-cell-address="vels.C1:vels.C1" chart:class="chart:line">
            <chart:data-point chart:repeated="12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vels.A1:vels.A1</svg:desc>
                </draw:g>
              </table:table-cell>
              <table:table-cell office:value-type="string">
                <text:p>y</text:p>
                <draw:g>
                  <svg:desc>vels.B1:vels.B1</svg:desc>
                </draw:g>
              </table:table-cell>
              <table:table-cell office:value-type="string">
                <text:p>z</text:p>
                <draw:g>
                  <svg:desc>vels.C1:vel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0284354137459">
                <text:p>-0.00000000284354137459</text:p>
                <draw:g>
                  <svg:desc>vels.A2:vels.A1248</svg:desc>
                </draw:g>
              </table:table-cell>
              <table:table-cell office:value-type="float" office:value="0.00000000368405099882">
                <text:p>0.00000000368405099882</text:p>
                <draw:g>
                  <svg:desc>vels.B2:vels.B1248</svg:desc>
                </draw:g>
              </table:table-cell>
              <table:table-cell office:value-type="float" office:value="-0.156525078090868">
                <text:p>-0.156525078090868</text:p>
                <draw:g>
                  <svg:desc>vels.C2:vels.C1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1422596068723">
                <text:p>-0.00000001422596068723</text:p>
              </table:table-cell>
              <table:table-cell office:value-type="float" office:value="0.00000001839941037194">
                <text:p>0.00000001839941037194</text:p>
              </table:table-cell>
              <table:table-cell office:value-type="float" office:value="-0.234135757903493">
                <text:p>-0.234135757903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3983501375981">
                <text:p>-0.00000003983501375981</text:p>
              </table:table-cell>
              <table:table-cell office:value-type="float" office:value="0.00000005145227110695">
                <text:p>0.00000005145227110695</text:p>
              </table:table-cell>
              <table:table-cell office:value-type="float" office:value="-0.311312560251825">
                <text:p>-0.311312560251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8532663811622">
                <text:p>-0.00000008532663811622</text:p>
              </table:table-cell>
              <table:table-cell office:value-type="float" office:value="0.00000011010857994291">
                <text:p>0.00000011010857994291</text:p>
              </table:table-cell>
              <table:table-cell office:value-type="float" office:value="-0.388056003068491">
                <text:p>-0.388056003068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15632541094934">
                <text:p>-0.00000015632541094934</text:p>
              </table:table-cell>
              <table:table-cell office:value-type="float" office:value="0.00000020159450195567">
                <text:p>0.00000020159450195567</text:p>
              </table:table-cell>
              <table:table-cell office:value-type="float" office:value="-0.46436660142089">
                <text:p>-0.46436660142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6571788137488">
                <text:p>0.306571788137488</text:p>
              </table:table-cell>
              <table:table-cell office:value-type="float" office:value="0.0000177557390352398">
                <text:p>0.0000177557390352398</text:p>
              </table:table-cell>
              <table:table-cell office:value-type="float" office:value="-0.0173449499816063">
                <text:p>-0.0173449499816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330614391632">
                <text:p>0.313330614391632</text:p>
              </table:table-cell>
              <table:table-cell office:value-type="float" office:value="-0.0000328016489441046">
                <text:p>-0.0000328016489441046</text:p>
              </table:table-cell>
              <table:table-cell office:value-type="float" office:value="-0.101505773557824">
                <text:p>-0.101505773557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9801624293107">
                <text:p>0.319801624293107</text:p>
              </table:table-cell>
              <table:table-cell office:value-type="float" office:value="-0.0000812361928838608">
                <text:p>-0.0000812361928838608</text:p>
              </table:table-cell>
              <table:table-cell office:value-type="float" office:value="-0.185344381862733">
                <text:p>-0.185344381862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84446307708202">
                <text:p>-0.184446307708202</text:p>
              </table:table-cell>
              <table:table-cell office:value-type="float" office:value="0.0000124474496654937">
                <text:p>0.0000124474496654937</text:p>
              </table:table-cell>
              <table:table-cell office:value-type="float" office:value="0.000823045811091522">
                <text:p>0.000823045811091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46005086914259">
                <text:p>-0.0546005086914259</text:p>
              </table:table-cell>
              <table:table-cell office:value-type="float" office:value="0.00000309641812228077">
                <text:p>0.00000309641812228077</text:p>
              </table:table-cell>
              <table:table-cell office:value-type="float" office:value="0.128071879666954">
                <text:p>0.128071879666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539354833071562">
                <text:p>-0.0539354833071562</text:p>
              </table:table-cell>
              <table:table-cell office:value-type="float" office:value="0.0000020796913342802">
                <text:p>0.0000020796913342802</text:p>
              </table:table-cell>
              <table:table-cell office:value-type="float" office:value="0.0487378070746641">
                <text:p>0.0487378070746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32673932688126">
                <text:p>-0.0532673932688126</text:p>
              </table:table-cell>
              <table:table-cell office:value-type="float" office:value="0.00000125069800659421">
                <text:p>0.00000125069800659421</text:p>
              </table:table-cell>
              <table:table-cell office:value-type="float" office:value="-0.0301069510433433">
                <text:p>-0.0301069510433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3388414161076">
                <text:p>0.0193388414161076</text:p>
              </table:table-cell>
              <table:table-cell office:value-type="float" office:value="0.00000277204671793245">
                <text:p>0.00000277204671793245</text:p>
              </table:table-cell>
              <table:table-cell office:value-type="float" office:value="0.0202828413581341">
                <text:p>0.0202828413581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71511848932422">
                <text:p>0.0371511848932422</text:p>
              </table:table-cell>
              <table:table-cell office:value-type="float" office:value="0.00000923822091198494">
                <text:p>0.00000923822091198494</text:p>
              </table:table-cell>
              <table:table-cell office:value-type="float" office:value="-0.0271328412213973">
                <text:p>-0.0271328412213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60517035870716">
                <text:p>0.0660517035870716</text:p>
              </table:table-cell>
              <table:table-cell office:value-type="float" office:value="0.00000850324361520026">
                <text:p>0.00000850324361520026</text:p>
              </table:table-cell>
              <table:table-cell office:value-type="float" office:value="-0.0550635955138008">
                <text:p>-0.0550635955138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88135689121022">
                <text:p>-0.0288135689121022</text:p>
              </table:table-cell>
              <table:table-cell office:value-type="float" office:value="0.0000061955623974405">
                <text:p>0.0000061955623974405</text:p>
              </table:table-cell>
              <table:table-cell office:value-type="float" office:value="0.0291739288595522">
                <text:p>0.02917392885955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506901571963037">
                <text:p>-0.00506901571963037</text:p>
              </table:table-cell>
              <table:table-cell office:value-type="float" office:value="0.0000047377140931089">
                <text:p>0.0000047377140931089</text:p>
              </table:table-cell>
              <table:table-cell office:value-type="float" office:value="0.00764493722792831">
                <text:p>0.00764493722792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371422236158589">
                <text:p>-0.00371422236158589</text:p>
              </table:table-cell>
              <table:table-cell office:value-type="float" office:value="0.00000392821314296589">
                <text:p>0.00000392821314296589</text:p>
              </table:table-cell>
              <table:table-cell office:value-type="float" office:value="0.005691599112706">
                <text:p>0.005691599112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95816640539723">
                <text:p>-0.00295816640539723</text:p>
              </table:table-cell>
              <table:table-cell office:value-type="float" office:value="0.00000314868715982911">
                <text:p>0.00000314868715982911</text:p>
              </table:table-cell>
              <table:table-cell office:value-type="float" office:value="0.00453683436501054">
                <text:p>0.004536834365010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236411480816767">
                <text:p>-0.00236411480816767</text:p>
              </table:table-cell>
              <table:table-cell office:value-type="float" office:value="0.00000252156519801604">
                <text:p>0.00000252156519801604</text:p>
              </table:table-cell>
              <table:table-cell office:value-type="float" office:value="0.00362446501240427">
                <text:p>0.003624465012404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188943085313413">
                <text:p>-0.00188943085313413</text:p>
              </table:table-cell>
              <table:table-cell office:value-type="float" office:value="0.00000201913492154482">
                <text:p>0.00000201913492154482</text:p>
              </table:table-cell>
              <table:table-cell office:value-type="float" office:value="0.0028960981271909">
                <text:p>0.0028960981271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151004608589869">
                <text:p>-0.00151004608589869</text:p>
              </table:table-cell>
              <table:table-cell office:value-type="float" office:value="0.00000161677903771295">
                <text:p>0.00000161677903771295</text:p>
              </table:table-cell>
              <table:table-cell office:value-type="float" office:value="0.00231437201837423">
                <text:p>0.002314372018374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20684862224031">
                <text:p>-0.00120684862224031</text:p>
              </table:table-cell>
              <table:table-cell office:value-type="float" office:value="0.00000129458531874487">
                <text:p>0.00000129458531874487</text:p>
              </table:table-cell>
              <table:table-cell office:value-type="float" office:value="0.00184971576082209">
                <text:p>0.00184971576082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964549569590356">
                <text:p>-0.000964549569590356</text:p>
              </table:table-cell>
              <table:table-cell office:value-type="float" office:value="0.00000103659062567963">
                <text:p>0.00000103659062567963</text:p>
              </table:table-cell>
              <table:table-cell office:value-type="float" office:value="0.00147854569144956">
                <text:p>0.001478545691449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770922315986369">
                <text:p>-0.000770922315986369</text:p>
              </table:table-cell>
              <table:table-cell office:value-type="float" office:value="0.00000083000550506304">
                <text:p>0.00000083000550506304</text:p>
              </table:table-cell>
              <table:table-cell office:value-type="float" office:value="0.00118204089036636">
                <text:p>0.00118204089036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616192330977691">
                <text:p>-0.000616192330977691</text:p>
              </table:table-cell>
              <table:table-cell office:value-type="float" office:value="0.00000066458688374994">
                <text:p>0.00000066458688374994</text:p>
              </table:table-cell>
              <table:table-cell office:value-type="float" office:value="0.000945176458513192">
                <text:p>0.000945176458513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492546912799277">
                <text:p>-0.000492546912799277</text:p>
              </table:table-cell>
              <table:table-cell office:value-type="float" office:value="0.00000053213176085409">
                <text:p>0.00000053213176085409</text:p>
              </table:table-cell>
              <table:table-cell office:value-type="float" office:value="0.000755955104797187">
                <text:p>0.0007559551047971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393742138133507">
                <text:p>-0.000393742138133507</text:p>
              </table:table-cell>
              <table:table-cell office:value-type="float" office:value="0.00000042607137359606">
                <text:p>0.00000042607137359606</text:p>
              </table:table-cell>
              <table:table-cell office:value-type="float" office:value="0.000604795408981271">
                <text:p>0.000604795408981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314788151862741">
                <text:p>-0.000314788151862741</text:p>
              </table:table-cell>
              <table:table-cell office:value-type="float" office:value="0.00000034114619553339">
                <text:p>0.00000034114619553339</text:p>
              </table:table-cell>
              <table:table-cell office:value-type="float" office:value="0.000484044381233312">
                <text:p>0.0004840443812333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251697425013297">
                <text:p>-0.000251697425013297</text:p>
              </table:table-cell>
              <table:table-cell office:value-type="float" office:value="0.00000027314450581595">
                <text:p>0.00000027314450581595</text:p>
              </table:table-cell>
              <table:table-cell office:value-type="float" office:value="0.000387588731182859">
                <text:p>0.000387588731182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20128345275261">
                <text:p>-0.00020128345275261</text:p>
              </table:table-cell>
              <table:table-cell office:value-type="float" office:value="0.00000021869419647116">
                <text:p>0.00000021869419647116</text:p>
              </table:table-cell>
              <table:table-cell office:value-type="float" office:value="0.000310544745892385">
                <text:p>0.000310544745892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160999852779481">
                <text:p>-0.000160999852779481</text:p>
              </table:table-cell>
              <table:table-cell office:value-type="float" office:value="0.00000017509483650545">
                <text:p>0.00000017509483650545</text:p>
              </table:table-cell>
              <table:table-cell office:value-type="float" office:value="0.000249010770060967">
                <text:p>0.0002490107700609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128811772069984">
                <text:p>-0.000128811772069984</text:p>
              </table:table-cell>
              <table:table-cell office:value-type="float" office:value="0.0000001401844028857">
                <text:p>0.0000001401844028857</text:p>
              </table:table-cell>
              <table:table-cell office:value-type="float" office:value="0.000199869579024445">
                <text:p>0.000199869579024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103093118262662">
                <text:p>-0.000103093118262662</text:p>
              </table:table-cell>
              <table:table-cell office:value-type="float" office:value="0.00000011223138402659">
                <text:p>0.00000011223138402659</text:p>
              </table:table-cell>
              <table:table-cell office:value-type="float" office:value="0.000160630600017433">
                <text:p>0.0001606306000174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82544442324764">
                <text:p>-0.000082544442324764</text:p>
              </table:table-cell>
              <table:table-cell office:value-type="float" office:value="0.00000008984958578819">
                <text:p>0.00000008984958578819</text:p>
              </table:table-cell>
              <table:table-cell office:value-type="float" office:value="0.00012930387343485">
                <text:p>0.000129303873434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661273192904821">
                <text:p>-0.0000661273192904821</text:p>
              </table:table-cell>
              <table:table-cell office:value-type="float" office:value="0.00000007192873757734">
                <text:p>0.00000007192873757734</text:p>
              </table:table-cell>
              <table:table-cell office:value-type="float" office:value="0.000104299399238811">
                <text:p>0.000104299399238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530119060246359">
                <text:p>-0.0000530119060246359</text:p>
              </table:table-cell>
              <table:table-cell office:value-type="float" office:value="0.00000005757992394324">
                <text:p>0.00000005757992394324</text:p>
              </table:table-cell>
              <table:table-cell office:value-type="float" office:value="0.0000843467357417027">
                <text:p>0.0000843467357417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425350478051173">
                <text:p>-0.0000425350478051173</text:p>
              </table:table-cell>
              <table:table-cell office:value-type="float" office:value="0.00000004609150970847">
                <text:p>0.00000004609150970847</text:p>
              </table:table-cell>
              <table:table-cell office:value-type="float" office:value="0.0000684307481721436">
                <text:p>0.0000684307481721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341667887211738">
                <text:p>-0.0000341667887211738</text:p>
              </table:table-cell>
              <table:table-cell office:value-type="float" office:value="0.0000000368931837836">
                <text:p>0.0000000368931837836</text:p>
              </table:table-cell>
              <table:table-cell office:value-type="float" office:value="0.0000557403097567466">
                <text:p>0.00005574030975674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274836185198968">
                <text:p>-0.0000274836185198968</text:p>
              </table:table-cell>
              <table:table-cell office:value-type="float" office:value="0.00000002952888975667">
                <text:p>0.00000002952888975667</text:p>
              </table:table-cell>
              <table:table-cell office:value-type="float" office:value="0.000045627285628555">
                <text:p>0.000045627285628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221470927361245">
                <text:p>-0.0000221470927361245</text:p>
              </table:table-cell>
              <table:table-cell office:value-type="float" office:value="0.00000002363278408214">
                <text:p>0.00000002363278408214</text:p>
              </table:table-cell>
              <table:table-cell office:value-type="float" office:value="0.0000375737809286264">
                <text:p>0.00003757378092862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0178867397455928">
                <text:p>-0.0000178867397455928</text:p>
              </table:table-cell>
              <table:table-cell office:value-type="float" office:value="0.00000001891258355223">
                <text:p>0.00000001891258355223</text:p>
              </table:table-cell>
              <table:table-cell office:value-type="float" office:value="0.0000311659742839587">
                <text:p>0.00003116597428395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144864176140902">
                <text:p>-0.0000144864176140902</text:p>
              </table:table-cell>
              <table:table-cell office:value-type="float" office:value="0.00000001513357628559">
                <text:p>0.00000001513357628559</text:p>
              </table:table-cell>
              <table:table-cell office:value-type="float" office:value="0.0000260731880807885">
                <text:p>0.00002607318808078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117733906651596">
                <text:p>-0.0000117733906651596</text:p>
              </table:table-cell>
              <table:table-cell office:value-type="float" office:value="0.00000001210848942711">
                <text:p>0.00000001210848942711</text:p>
              </table:table-cell>
              <table:table-cell office:value-type="float" office:value="0.000022031199194833">
                <text:p>0.0000220311991948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960962087161177">
                <text:p>-0.00000960962087161177</text:p>
              </table:table-cell>
              <table:table-cell office:value-type="float" office:value="0.00000000968670160759">
                <text:p>0.00000000968670160759</text:p>
              </table:table-cell>
              <table:table-cell office:value-type="float" office:value="0.0000188288698469569">
                <text:p>0.00001882886984695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788479259140884">
                <text:p>-0.00000788479259140884</text:p>
              </table:table-cell>
              <table:table-cell office:value-type="float" office:value="0.00000000774826794719">
                <text:p>0.00000000774826794719</text:p>
              </table:table-cell>
              <table:table-cell office:value-type="float" office:value="0.0000162974871271981">
                <text:p>0.0000162974871271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651074580013122">
                <text:p>-0.00000651074580013122</text:p>
              </table:table-cell>
              <table:table-cell office:value-type="float" office:value="0.0000000061965227264">
                <text:p>0.0000000061965227264</text:p>
              </table:table-cell>
              <table:table-cell office:value-type="float" office:value="0.0000143022434364454">
                <text:p>0.0000143022434364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541702918459286">
                <text:p>-0.00000541702918459286</text:p>
              </table:table-cell>
              <table:table-cell office:value-type="float" office:value="0.00000000495453287729">
                <text:p>0.00000000495453287729</text:p>
              </table:table-cell>
              <table:table-cell office:value-type="float" office:value="0.000012735409532505">
                <text:p>0.000012735409532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454733736603152">
                <text:p>-0.00000454733736603152</text:p>
              </table:table-cell>
              <table:table-cell office:value-type="float" office:value="0.0000000039605378108">
                <text:p>0.0000000039605378108</text:p>
              </table:table-cell>
              <table:table-cell office:value-type="float" office:value="0.0000115109109674605">
                <text:p>0.00001151091096746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385667694481617">
                <text:p>-0.00000385667694481617</text:p>
              </table:table-cell>
              <table:table-cell office:value-type="float" office:value="0.00000000316494577313">
                <text:p>0.00000000316494577313</text:p>
              </table:table-cell>
              <table:table-cell office:value-type="float" office:value="0.0000105599620141977">
                <text:p>0.00001055996201419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000330908914679406">
                <text:p>-0.00000330908914679406</text:p>
              </table:table-cell>
              <table:table-cell office:value-type="float" office:value="0.00000000252833644888">
                <text:p>0.00000000252833644888</text:p>
              </table:table-cell>
              <table:table-cell office:value-type="float" office:value="0.00000982759822826251">
                <text:p>0.000009827598228262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000287583660878166">
                <text:p>-0.00000287583660878166</text:p>
              </table:table-cell>
              <table:table-cell office:value-type="float" office:value="0.00000000201883862092">
                <text:p>0.00000000201883862092</text:p>
              </table:table-cell>
              <table:table-cell office:value-type="float" office:value="0.00000926990457138233">
                <text:p>0.000009269904571382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00025339551082415">
                <text:p>-0.0000025339551082415</text:p>
              </table:table-cell>
              <table:table-cell office:value-type="float" office:value="0.00000000161124056746">
                <text:p>0.00000000161124056746</text:p>
              </table:table-cell>
              <table:table-cell office:value-type="float" office:value="0.00000885178125936692">
                <text:p>0.000008851781259366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00226509081630022">
                <text:p>-0.00000226509081630022</text:p>
              </table:table-cell>
              <table:table-cell office:value-type="float" office:value="0.00000000128505227925">
                <text:p>0.00000000128505227925</text:p>
              </table:table-cell>
              <table:table-cell office:value-type="float" office:value="0.00000854518938941951">
                <text:p>0.00000854518938941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000205457634759598">
                <text:p>-0.00000205457634759598</text:p>
              </table:table-cell>
              <table:table-cell office:value-type="float" office:value="0.0000000010241778553">
                <text:p>0.0000000010241778553</text:p>
              </table:table-cell>
              <table:table-cell office:value-type="float" office:value="0.00000832771836212221">
                <text:p>0.000008327718362122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00189069196063207">
                <text:p>-0.00000189069196063207</text:p>
              </table:table-cell>
              <table:table-cell office:value-type="float" office:value="0.00000000081541588134">
                <text:p>0.00000000081541588134</text:p>
              </table:table-cell>
              <table:table-cell office:value-type="float" office:value="0.0000081814599244695">
                <text:p>0.00000818145992446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0017640672655278">
                <text:p>-0.0000017640672655278</text:p>
              </table:table-cell>
              <table:table-cell office:value-type="float" office:value="0.00000000064852085162">
                <text:p>0.00000000064852085162</text:p>
              </table:table-cell>
              <table:table-cell office:value-type="float" office:value="0.00000809211044006108">
                <text:p>0.00000809211044006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00166721901909139">
                <text:p>-0.00000166721901909139</text:p>
              </table:table-cell>
              <table:table-cell office:value-type="float" office:value="0.00000000051499548914">
                <text:p>0.00000000051499548914</text:p>
              </table:table-cell>
              <table:table-cell office:value-type="float" office:value="0.00000804823092025175">
                <text:p>0.000008048230920251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000159416211481522">
                <text:p>-0.00000159416211481522</text:p>
              </table:table-cell>
              <table:table-cell office:value-type="float" office:value="0.00000000040817879542">
                <text:p>0.00000000040817879542</text:p>
              </table:table-cell>
              <table:table-cell office:value-type="float" office:value="0.00000804068987086959">
                <text:p>0.00000804068987086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00154011561490086">
                <text:p>-0.00000154011561490086</text:p>
              </table:table-cell>
              <table:table-cell office:value-type="float" office:value="0.00000000032290958104">
                <text:p>0.00000000032290958104</text:p>
              </table:table-cell>
              <table:table-cell office:value-type="float" office:value="0.00000806218464731445">
                <text:p>0.00000806218464731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00150126002948503">
                <text:p>-0.00000150126002948503</text:p>
              </table:table-cell>
              <table:table-cell office:value-type="float" office:value="0.00000000025457305182">
                <text:p>0.00000000025457305182</text:p>
              </table:table-cell>
              <table:table-cell office:value-type="float" office:value="0.00000810687952185196">
                <text:p>0.000008106879521851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00147453860753488">
                <text:p>-0.00000147453860753488</text:p>
              </table:table-cell>
              <table:table-cell office:value-type="float" office:value="0.00000000020011783315">
                <text:p>0.00000000020011783315</text:p>
              </table:table-cell>
              <table:table-cell office:value-type="float" office:value="0.00000817011767788312">
                <text:p>0.000008170117677883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00145751392205407">
                <text:p>-0.00000145751392205407</text:p>
              </table:table-cell>
              <table:table-cell office:value-type="float" office:value="0.00000000015642649081">
                <text:p>0.00000000015642649081</text:p>
              </table:table-cell>
              <table:table-cell office:value-type="float" office:value="0.00000824816862726729">
                <text:p>0.000008248168627267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00144823253736548">
                <text:p>-0.00000144823253736548</text:p>
              </table:table-cell>
              <table:table-cell office:value-type="float" office:value="0.00000000012167995953">
                <text:p>0.00000000012167995953</text:p>
              </table:table-cell>
              <table:table-cell office:value-type="float" office:value="0.00000833806068287202">
                <text:p>0.000008338060682872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00144513751659803">
                <text:p>-0.00000144513751659803</text:p>
              </table:table-cell>
              <table:table-cell office:value-type="float" office:value="0.00000000009374988567">
                <text:p>0.00000000009374988567</text:p>
              </table:table-cell>
              <table:table-cell office:value-type="float" office:value="0.00000843741294540012">
                <text:p>0.000008437412945400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00144698267603993">
                <text:p>-0.00000144698267603993</text:p>
              </table:table-cell>
              <table:table-cell office:value-type="float" office:value="0.00000000007159929674">
                <text:p>0.00000000007159929674</text:p>
              </table:table-cell>
              <table:table-cell office:value-type="float" office:value="0.00000854432321423237">
                <text:p>0.000008544323214232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0145277156624046">
                <text:p>-0.00000145277156624046</text:p>
              </table:table-cell>
              <table:table-cell office:value-type="float" office:value="0.00000000005373962896">
                <text:p>0.00000000005373962896</text:p>
              </table:table-cell>
              <table:table-cell office:value-type="float" office:value="0.0000086572770358756">
                <text:p>0.00000865727703587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001461709430578">
                <text:p>-0.000001461709430578</text:p>
              </table:table-cell>
              <table:table-cell office:value-type="float" office:value="0.00000000003963558262">
                <text:p>0.00000000003963558262</text:p>
              </table:table-cell>
              <table:table-cell office:value-type="float" office:value="0.00000877505576361848">
                <text:p>0.000008775055763618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00147315948502424">
                <text:p>-0.00000147315948502424</text:p>
              </table:table-cell>
              <table:table-cell office:value-type="float" office:value="0.0000000000282034824">
                <text:p>0.0000000000282034824</text:p>
              </table:table-cell>
              <table:table-cell office:value-type="float" office:value="0.00000889669401170357">
                <text:p>0.000008896694011703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00148661319712695">
                <text:p>-0.00000148661319712695</text:p>
              </table:table-cell>
              <table:table-cell office:value-type="float" office:value="0.00000000001923543452">
                <text:p>0.00000000001923543452</text:p>
              </table:table-cell>
              <table:table-cell office:value-type="float" office:value="0.00000902141493105968">
                <text:p>0.00000902141493105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00150166591661449">
                <text:p>-0.00000150166591661449</text:p>
              </table:table-cell>
              <table:table-cell office:value-type="float" office:value="0.00000000001193060467">
                <text:p>0.00000000001193060467</text:p>
              </table:table-cell>
              <table:table-cell office:value-type="float" office:value="0.00000914859724608641">
                <text:p>0.000009148597246086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00151799073484782">
                <text:p>-0.00000151799073484782</text:p>
              </table:table-cell>
              <table:table-cell office:value-type="float" office:value="0.00000000000613575256">
                <text:p>0.00000000000613575256</text:p>
              </table:table-cell>
              <table:table-cell office:value-type="float" office:value="0.00000927775076556281">
                <text:p>0.000009277750765562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000153532977997806">
                <text:p>-0.00000153532977997806</text:p>
              </table:table-cell>
              <table:table-cell office:value-type="float" office:value="0.00000000000154640261">
                <text:p>0.00000000000154640261</text:p>
              </table:table-cell>
              <table:table-cell office:value-type="float" office:value="0.00000940847487938823">
                <text:p>0.000009408474879388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000155347469610323">
                <text:p>-0.00000155347469610323</text:p>
              </table:table-cell>
              <table:table-cell office:value-type="float" office:value="-0.00000000000220588627">
                <text:p>-0.00000000000220588627</text:p>
              </table:table-cell>
              <table:table-cell office:value-type="float" office:value="0.0000095404580468389">
                <text:p>0.00000954045804683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00157225946671724">
                <text:p>-0.00000157225946671724</text:p>
              </table:table-cell>
              <table:table-cell office:value-type="float" office:value="-0.00000000000513506008">
                <text:p>-0.00000000000513506008</text:p>
              </table:table-cell>
              <table:table-cell office:value-type="float" office:value="0.00000967344585683927">
                <text:p>0.000009673445856839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000159155332142558">
                <text:p>-0.00000159155332142558</text:p>
              </table:table-cell>
              <table:table-cell office:value-type="float" office:value="-0.00000000000756851335">
                <text:p>-0.00000000000756851335</text:p>
              </table:table-cell>
              <table:table-cell office:value-type="float" office:value="0.00000980723448631982">
                <text:p>0.000009807234486319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00161124743408569">
                <text:p>-0.00000161124743408569</text:p>
              </table:table-cell>
              <table:table-cell office:value-type="float" office:value="-0.00000000000944548939">
                <text:p>-0.00000000000944548939</text:p>
              </table:table-cell>
              <table:table-cell office:value-type="float" office:value="0.0000099416674927133">
                <text:p>0.00000994166749271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000163126027963312">
                <text:p>-0.00000163126027963312</text:p>
              </table:table-cell>
              <table:table-cell office:value-type="float" office:value="-0.00000000001104289786">
                <text:p>-0.00000000001104289786</text:p>
              </table:table-cell>
              <table:table-cell office:value-type="float" office:value="0.0000100766105078087">
                <text:p>0.00001007661050780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000165152122880152">
                <text:p>-0.00000165152122880152</text:p>
              </table:table-cell>
              <table:table-cell office:value-type="float" office:value="-0.00000000001225575296">
                <text:p>-0.00000000001225575296</text:p>
              </table:table-cell>
              <table:table-cell office:value-type="float" office:value="0.0000102119654642185">
                <text:p>0.0000102119654642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000167197810978237">
                <text:p>-0.00000167197810978237</text:p>
              </table:table-cell>
              <table:table-cell office:value-type="float" office:value="-0.00000000001332355017">
                <text:p>-0.00000000001332355017</text:p>
              </table:table-cell>
              <table:table-cell office:value-type="float" office:value="0.0000103476476935593">
                <text:p>0.0000103476476935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000169258725091215">
                <text:p>-0.00000169258725091215</text:p>
              </table:table-cell>
              <table:table-cell office:value-type="float" office:value="-0.00000000001412046513">
                <text:p>-0.00000000001412046513</text:p>
              </table:table-cell>
              <table:table-cell office:value-type="float" office:value="0.0000104835898642741">
                <text:p>0.00001048358986427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000171331324648472">
                <text:p>-0.00000171331324648472</text:p>
              </table:table-cell>
              <table:table-cell office:value-type="float" office:value="-0.00000000001482501798">
                <text:p>-0.00000000001482501798</text:p>
              </table:table-cell>
              <table:table-cell office:value-type="float" office:value="0.0000106197437822753">
                <text:p>0.00001061974378227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00173413004615763">
                <text:p>-0.00000173413004615763</text:p>
              </table:table-cell>
              <table:table-cell office:value-type="float" office:value="-0.0000000000154588391">
                <text:p>-0.0000000000154588391</text:p>
              </table:table-cell>
              <table:table-cell office:value-type="float" office:value="0.0000107560622804315">
                <text:p>0.00001075606228043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000175501335859807">
                <text:p>-0.00000175501335859807</text:p>
              </table:table-cell>
              <table:table-cell office:value-type="float" office:value="-0.00000000001585147519">
                <text:p>-0.00000000001585147519</text:p>
              </table:table-cell>
              <table:table-cell office:value-type="float" office:value="0.0000108925165345775">
                <text:p>0.00001089251653457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000177594724169727">
                <text:p>-0.00000177594724169727</text:p>
              </table:table-cell>
              <table:table-cell office:value-type="float" office:value="-0.00000000001635750466">
                <text:p>-0.00000000001635750466</text:p>
              </table:table-cell>
              <table:table-cell office:value-type="float" office:value="0.0000110290773736033">
                <text:p>0.00001102907737360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000179691722439201">
                <text:p>-0.00000179691722439201</text:p>
              </table:table-cell>
              <table:table-cell office:value-type="float" office:value="-0.0000000000166243792">
                <text:p>-0.0000000000166243792</text:p>
              </table:table-cell>
              <table:table-cell office:value-type="float" office:value="0.0000111657217916061">
                <text:p>0.00001116572179160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00181791124341524">
                <text:p>-0.00000181791124341524</text:p>
              </table:table-cell>
              <table:table-cell office:value-type="float" office:value="-0.0000000000170289201">
                <text:p>-0.0000000000170289201</text:p>
              </table:table-cell>
              <table:table-cell office:value-type="float" office:value="0.0000113024369863268">
                <text:p>0.0000113024369863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00183892127393615">
                <text:p>-0.00000183892127393615</text:p>
              </table:table-cell>
              <table:table-cell office:value-type="float" office:value="-0.00000000001721697033">
                <text:p>-0.00000000001721697033</text:p>
              </table:table-cell>
              <table:table-cell office:value-type="float" office:value="0.0000114392042296907">
                <text:p>0.00001143920422969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000185993928591977">
                <text:p>-0.00000185993928591977</text:p>
              </table:table-cell>
              <table:table-cell office:value-type="float" office:value="-0.00000000001756062523">
                <text:p>-0.00000000001756062523</text:p>
              </table:table-cell>
              <table:table-cell office:value-type="float" office:value="0.0000115760170026069">
                <text:p>0.00001157601700260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00188095929283538">
                <text:p>-0.00000188095929283538</text:p>
              </table:table-cell>
              <table:table-cell office:value-type="float" office:value="-0.00000000001769875203">
                <text:p>-0.00000000001769875203</text:p>
              </table:table-cell>
              <table:table-cell office:value-type="float" office:value="0.0000117128646538733">
                <text:p>0.00001171286465387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00190197843759343">
                <text:p>-0.00000190197843759343</text:p>
              </table:table-cell>
              <table:table-cell office:value-type="float" office:value="-0.00000000001800783507">
                <text:p>-0.00000000001800783507</text:p>
              </table:table-cell>
              <table:table-cell office:value-type="float" office:value="0.0000118497381455807">
                <text:p>0.00001184973814558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000192299012130581">
                <text:p>-0.00000192299012130581</text:p>
              </table:table-cell>
              <table:table-cell office:value-type="float" office:value="-0.00000000001811665948">
                <text:p>-0.00000000001811665948</text:p>
              </table:table-cell>
              <table:table-cell office:value-type="float" office:value="0.000011986636686695">
                <text:p>0.0000119866366866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000194399444285176">
                <text:p>-0.00000194399444285176</text:p>
              </table:table-cell>
              <table:table-cell office:value-type="float" office:value="-0.00000000001837304923">
                <text:p>-0.00000000001837304923</text:p>
              </table:table-cell>
              <table:table-cell office:value-type="float" office:value="0.0000121235503337813">
                <text:p>0.00001212355033378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00019649867046001">
                <text:p>-0.0000019649867046001</text:p>
              </table:table-cell>
              <table:table-cell office:value-type="float" office:value="-0.00000000001856471222">
                <text:p>-0.00000000001856471222</text:p>
              </table:table-cell>
              <table:table-cell office:value-type="float" office:value="0.0000122604802751253">
                <text:p>0.00001226048027512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00198596551703734">
                <text:p>-0.00000198596551703734</text:p>
              </table:table-cell>
              <table:table-cell office:value-type="float" office:value="-0.00000000001870088587">
                <text:p>-0.00000000001870088587</text:p>
              </table:table-cell>
              <table:table-cell office:value-type="float" office:value="0.0000123974215910511">
                <text:p>0.00001239742159105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00200693099292049">
                <text:p>-0.00000200693099292049</text:p>
              </table:table-cell>
              <table:table-cell office:value-type="float" office:value="-0.00000000001892312683">
                <text:p>-0.00000000001892312683</text:p>
              </table:table-cell>
              <table:table-cell office:value-type="float" office:value="0.0000125343699829139">
                <text:p>0.00001253436998291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00020278790122813">
                <text:p>-0.0000020278790122813</text:p>
              </table:table-cell>
              <table:table-cell office:value-type="float" office:value="-0.00000000001905172144">
                <text:p>-0.00000000001905172144</text:p>
              </table:table-cell>
              <table:table-cell office:value-type="float" office:value="0.0000126713284379076">
                <text:p>0.00001267132843790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000204881179556582">
                <text:p>-0.00000204881179556582</text:p>
              </table:table-cell>
              <table:table-cell office:value-type="float" office:value="-0.00000000001926904772">
                <text:p>-0.00000000001926904772</text:p>
              </table:table-cell>
              <table:table-cell office:value-type="float" office:value="0.0000128082899737703">
                <text:p>0.00001280828997377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000206972559056717">
                <text:p>-0.00000206972559056717</text:p>
              </table:table-cell>
              <table:table-cell office:value-type="float" office:value="-0.00000000001939453947">
                <text:p>-0.00000000001939453947</text:p>
              </table:table-cell>
              <table:table-cell office:value-type="float" office:value="0.000012945258334035">
                <text:p>0.0000129452583340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00209062173128771">
                <text:p>-0.00000209062173128771</text:p>
              </table:table-cell>
              <table:table-cell office:value-type="float" office:value="-0.00000000001960722687">
                <text:p>-0.00000000001960722687</text:p>
              </table:table-cell>
              <table:table-cell office:value-type="float" office:value="0.0000130822301984412">
                <text:p>0.00001308223019844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000211149932261012">
                <text:p>-0.00000211149932261012</text:p>
              </table:table-cell>
              <table:table-cell office:value-type="float" office:value="-0.0000000000197332398">
                <text:p>-0.0000000000197332398</text:p>
              </table:table-cell>
              <table:table-cell office:value-type="float" office:value="0.0000132192032493983">
                <text:p>0.00001321920324939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000213235727512806">
                <text:p>-0.00000213235727512806</text:p>
              </table:table-cell>
              <table:table-cell office:value-type="float" office:value="-0.00000000001994403298">
                <text:p>-0.00000000001994403298</text:p>
              </table:table-cell>
              <table:table-cell office:value-type="float" office:value="0.0000133561812235006">
                <text:p>0.00001335618122350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00215319621334198">
                <text:p>-0.00000215319621334198</text:p>
              </table:table-cell>
              <table:table-cell office:value-type="float" office:value="-0.00000000002006936013">
                <text:p>-0.00000000002006936013</text:p>
              </table:table-cell>
              <table:table-cell office:value-type="float" office:value="0.0000134931586043274">
                <text:p>0.00001349315860432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00217401515366367">
                <text:p>-0.00000217401515366367</text:p>
              </table:table-cell>
              <table:table-cell office:value-type="float" office:value="-0.00000000002028029749">
                <text:p>-0.00000000002028029749</text:p>
              </table:table-cell>
              <table:table-cell office:value-type="float" office:value="0.0000136301394268457">
                <text:p>0.00001363013942684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000219481363812613">
                <text:p>-0.00000219481363812613</text:p>
              </table:table-cell>
              <table:table-cell office:value-type="float" office:value="-0.00000000002040350203">
                <text:p>-0.00000000002040350203</text:p>
              </table:table-cell>
              <table:table-cell office:value-type="float" office:value="0.0000137671214914259">
                <text:p>0.00001376712149142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000221559317593878">
                <text:p>-0.00000221559317593878</text:p>
              </table:table-cell>
              <table:table-cell office:value-type="float" office:value="-0.00000000002058592633">
                <text:p>-0.00000000002058592633</text:p>
              </table:table-cell>
              <table:table-cell office:value-type="float" office:value="0.0000139041025238457">
                <text:p>0.00001390410252384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000223635138185685">
                <text:p>-0.00000223635138185685</text:p>
              </table:table-cell>
              <table:table-cell office:value-type="float" office:value="-0.00000000002080707196">
                <text:p>-0.00000000002080707196</text:p>
              </table:table-cell>
              <table:table-cell office:value-type="float" office:value="0.0000140410869979568">
                <text:p>0.00001404108699795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000225708985876483">
                <text:p>-0.00000225708985876483</text:p>
              </table:table-cell>
              <table:table-cell office:value-type="float" office:value="-0.00000000002088391675">
                <text:p>-0.00000000002088391675</text:p>
              </table:table-cell>
              <table:table-cell office:value-type="float" office:value="0.000014178069558668">
                <text:p>0.0000141780695586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000227780737674377">
                <text:p>-0.00000227780737674377</text:p>
              </table:table-cell>
              <table:table-cell office:value-type="float" office:value="-0.00000000002114274988">
                <text:p>-0.00000000002114274988</text:p>
              </table:table-cell>
              <table:table-cell office:value-type="float" office:value="0.0000143150551412674">
                <text:p>0.00001431505514126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000229850486040128">
                <text:p>-0.00000229850486040128</text:p>
              </table:table-cell>
              <table:table-cell office:value-type="float" office:value="-0.00000000002121969157">
                <text:p>-0.00000000002121969157</text:p>
              </table:table-cell>
              <table:table-cell office:value-type="float" office:value="0.0000144520386196473">
                <text:p>0.00001445203861964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000231918148747845">
                <text:p>-0.00000231918148747845</text:p>
              </table:table-cell>
              <table:table-cell office:value-type="float" office:value="-0.00000000002147931249">
                <text:p>-0.00000000002147931249</text:p>
              </table:table-cell>
              <table:table-cell office:value-type="float" office:value="0.0000145890243392899">
                <text:p>0.00001458902433928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00233983698562368">
                <text:p>-0.00000233983698562368</text:p>
              </table:table-cell>
              <table:table-cell office:value-type="float" office:value="-0.00000000002155404962">
                <text:p>-0.00000000002155404962</text:p>
              </table:table-cell>
              <table:table-cell office:value-type="float" office:value="0.0000147260103243452">
                <text:p>0.00001472601032434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00236047311731602">
                <text:p>-0.00000236047311731602</text:p>
              </table:table-cell>
              <table:table-cell office:value-type="float" office:value="-0.00000000002181578532">
                <text:p>-0.00000000002181578532</text:p>
              </table:table-cell>
              <table:table-cell office:value-type="float" office:value="0.0000148629944775325">
                <text:p>0.00001486299447753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000238108693699501">
                <text:p>-0.00000238108693699501</text:p>
              </table:table-cell>
              <table:table-cell office:value-type="float" office:value="-0.00000000002188960241">
                <text:p>-0.00000000002188960241</text:p>
              </table:table-cell>
              <table:table-cell office:value-type="float" office:value="0.0000149999815658719">
                <text:p>0.00001499998156587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00240168162614351">
                <text:p>-0.00000240168162614351</text:p>
              </table:table-cell>
              <table:table-cell office:value-type="float" office:value="-0.00000000002215110832">
                <text:p>-0.00000000002215110832</text:p>
              </table:table-cell>
              <table:table-cell office:value-type="float" office:value="0.0000151369660330442">
                <text:p>0.00001513696603304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000242225421664966">
                <text:p>-0.00000242225421664966</text:p>
              </table:table-cell>
              <table:table-cell office:value-type="float" office:value="-0.00000000002222518747">
                <text:p>-0.00000000002222518747</text:p>
              </table:table-cell>
              <table:table-cell office:value-type="float" office:value="0.0000152739527640305">
                <text:p>0.00001527395276403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000244280650048279">
                <text:p>-0.00000244280650048279</text:p>
              </table:table-cell>
              <table:table-cell office:value-type="float" office:value="-0.00000000002245354832">
                <text:p>-0.00000000002245354832</text:p>
              </table:table-cell>
              <table:table-cell office:value-type="float" office:value="0.0000154109393735863">
                <text:p>0.00001541093937358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000246333873785143">
                <text:p>-0.00000246333873785143</text:p>
              </table:table-cell>
              <table:table-cell office:value-type="float" office:value="-0.00000000002262835818">
                <text:p>-0.00000000002262835818</text:p>
              </table:table-cell>
              <table:table-cell office:value-type="float" office:value="0.0000155479241408657">
                <text:p>0.00001554792414086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00248384875688179">
                <text:p>-0.00000248384875688179</text:p>
              </table:table-cell>
              <table:table-cell office:value-type="float" office:value="-0.00000000002274966426">
                <text:p>-0.00000000002274966426</text:p>
              </table:table-cell>
              <table:table-cell office:value-type="float" office:value="0.0000156849116871721">
                <text:p>0.00001568491168717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000250433954303297">
                <text:p>-0.00000250433954303297</text:p>
              </table:table-cell>
              <table:table-cell office:value-type="float" office:value="-0.00000000002296164717">
                <text:p>-0.00000000002296164717</text:p>
              </table:table-cell>
              <table:table-cell office:value-type="float" office:value="0.0000158218965307794">
                <text:p>0.00001582189653077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00252480818543899">
                <text:p>-0.00000252480818543899</text:p>
              </table:table-cell>
              <table:table-cell office:value-type="float" office:value="-0.00000000002308314664">
                <text:p>-0.00000000002308314664</text:p>
              </table:table-cell>
              <table:table-cell office:value-type="float" office:value="0.0000159588835653424">
                <text:p>0.00001595888356534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00254525660443872">
                <text:p>-0.00000254525660443872</text:p>
              </table:table-cell>
              <table:table-cell office:value-type="float" office:value="-0.00000000002329256923">
                <text:p>-0.00000000002329256923</text:p>
              </table:table-cell>
              <table:table-cell office:value-type="float" office:value="0.0000160958703865344">
                <text:p>0.0000160958703865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00256568441665828">
                <text:p>-0.00000256568441665828</text:p>
              </table:table-cell>
              <table:table-cell office:value-type="float" office:value="-0.00000000002341570141">
                <text:p>-0.00000000002341570141</text:p>
              </table:table-cell>
              <table:table-cell office:value-type="float" office:value="0.0000162328554313695">
                <text:p>0.00001623285543136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00025860909004527">
                <text:p>-0.0000025860909004527</text:p>
              </table:table-cell>
              <table:table-cell office:value-type="float" office:value="-0.00000000002362354643">
                <text:p>-0.00000000002362354643</text:p>
              </table:table-cell>
              <table:table-cell office:value-type="float" office:value="0.0000163698430175746">
                <text:p>0.00001636984301757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000260647706716577">
                <text:p>-0.00000260647706716577</text:p>
              </table:table-cell>
              <table:table-cell office:value-type="float" office:value="-0.00000000002374587149">
                <text:p>-0.00000000002374587149</text:p>
              </table:table-cell>
              <table:table-cell office:value-type="float" office:value="0.0000165068281040431">
                <text:p>0.00001650682810404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00262684214484554">
                <text:p>-0.00000262684214484554</text:p>
              </table:table-cell>
              <table:table-cell office:value-type="float" office:value="-0.00000000002395353737">
                <text:p>-0.00000000002395353737</text:p>
              </table:table-cell>
              <table:table-cell office:value-type="float" office:value="0.0000166438151160547">
                <text:p>0.00001664381511605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000264718589063073">
                <text:p>-0.00000264718589063073</text:p>
              </table:table-cell>
              <table:table-cell office:value-type="float" office:value="-0.00000000002407330902">
                <text:p>-0.00000000002407330902</text:p>
              </table:table-cell>
              <table:table-cell office:value-type="float" office:value="0.0000167808021384747">
                <text:p>0.00001678080213847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000266750998720311">
                <text:p>-0.00000266750998720311</text:p>
              </table:table-cell>
              <table:table-cell office:value-type="float" office:value="-0.0000000000242515702">
                <text:p>-0.0000000000242515702</text:p>
              </table:table-cell>
              <table:table-cell office:value-type="float" office:value="0.0000169177871503501">
                <text:p>0.00001691778715035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000268781218115688">
                <text:p>-0.00000268781218115688</text:p>
              </table:table-cell>
              <table:table-cell office:value-type="float" office:value="-0.0000000000244683953">
                <text:p>-0.0000000000244683953</text:p>
              </table:table-cell>
              <table:table-cell office:value-type="float" office:value="0.0000170547748232913">
                <text:p>0.00001705477482329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000270809418119466">
                <text:p>-0.00000270809418119466</text:p>
              </table:table-cell>
              <table:table-cell office:value-type="float" office:value="-0.00000000002454011917">
                <text:p>-0.00000000002454011917</text:p>
              </table:table-cell>
              <table:table-cell office:value-type="float" office:value="0.0000171917599479238">
                <text:p>0.00001719175994792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00027283550956686">
                <text:p>-0.0000027283550956686</text:p>
              </table:table-cell>
              <table:table-cell office:value-type="float" office:value="-0.00000000002479433636">
                <text:p>-0.00000000002479433636</text:p>
              </table:table-cell>
              <table:table-cell office:value-type="float" office:value="0.0000173287469859562">
                <text:p>0.00001732874698595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000274859466783961">
                <text:p>-0.00000274859466783961</text:p>
              </table:table-cell>
              <table:table-cell office:value-type="float" office:value="-0.00000000002486344136">
                <text:p>-0.00000000002486344136</text:p>
              </table:table-cell>
              <table:table-cell office:value-type="float" office:value="0.0000174657340309275">
                <text:p>0.00001746573403092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000276881472090207">
                <text:p>-0.00000276881472090207</text:p>
              </table:table-cell>
              <table:table-cell office:value-type="float" office:value="-0.0000000000251190264">
                <text:p>-0.0000000000251190264</text:p>
              </table:table-cell>
              <table:table-cell office:value-type="float" office:value="0.0000176027190375988">
                <text:p>0.00001760271903759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000278901232837747">
                <text:p>-0.00000278901232837747</text:p>
              </table:table-cell>
              <table:table-cell office:value-type="float" office:value="-0.00000000002518616724">
                <text:p>-0.00000000002518616724</text:p>
              </table:table-cell>
              <table:table-cell office:value-type="float" office:value="0.0000177397068007457">
                <text:p>0.00001773970680074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0000280919070470842">
                <text:p>-0.00000280919070470842</text:p>
              </table:table-cell>
              <table:table-cell office:value-type="float" office:value="-0.00000000002544072843">
                <text:p>-0.00000000002544072843</text:p>
              </table:table-cell>
              <table:table-cell office:value-type="float" office:value="0.0000178766918143558">
                <text:p>0.00001787669181435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000282934688525249">
                <text:p>-0.00000282934688525249</text:p>
              </table:table-cell>
              <table:table-cell office:value-type="float" office:value="-0.00000000002550773075">
                <text:p>-0.00000000002550773075</text:p>
              </table:table-cell>
              <table:table-cell office:value-type="float" office:value="0.0000180136789790231">
                <text:p>0.00001801367897902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000284948282677777">
                <text:p>-0.00000284948282677777</text:p>
              </table:table-cell>
              <table:table-cell office:value-type="float" office:value="-0.00000000002575937622">
                <text:p>-0.00000000002575937622</text:p>
              </table:table-cell>
              <table:table-cell office:value-type="float" office:value="0.0000181506659042985">
                <text:p>0.00001815066590429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0028695981337673">
                <text:p>-0.0000028695981337673</text:p>
              </table:table-cell>
              <table:table-cell office:value-type="float" office:value="-0.00000000002582757566">
                <text:p>-0.00000000002582757566</text:p>
              </table:table-cell>
              <table:table-cell office:value-type="float" office:value="0.0000182876510289309">
                <text:p>0.00001828765102893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000288969199783995">
                <text:p>-0.00000288969199783995</text:p>
              </table:table-cell>
              <table:table-cell office:value-type="float" office:value="-0.00000000002604649074">
                <text:p>-0.00000000002604649074</text:p>
              </table:table-cell>
              <table:table-cell office:value-type="float" office:value="0.000018424638696668">
                <text:p>0.0000184246386966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00290976603228854">
                <text:p>-0.00000290976603228854</text:p>
              </table:table-cell>
              <table:table-cell office:value-type="float" office:value="-0.00000000002621273454">
                <text:p>-0.00000000002621273454</text:p>
              </table:table-cell>
              <table:table-cell office:value-type="float" office:value="0.0000185616237380337">
                <text:p>0.00001856162373803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000292981802534065">
                <text:p>-0.00000292981802534065</text:p>
              </table:table-cell>
              <table:table-cell office:value-type="float" office:value="-0.00000000002632562489">
                <text:p>-0.00000000002632562489</text:p>
              </table:table-cell>
              <table:table-cell office:value-type="float" office:value="0.0000186986108957621">
                <text:p>0.00001869861089576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000294984978284341">
                <text:p>-0.00000294984978284341</text:p>
              </table:table-cell>
              <table:table-cell office:value-type="float" office:value="-0.00000000002652637342">
                <text:p>-0.00000000002652637342</text:p>
              </table:table-cell>
              <table:table-cell office:value-type="float" office:value="0.0000188355978175681">
                <text:p>0.00001883559781756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000296986092489238">
                <text:p>-0.00000296986092489238</text:p>
              </table:table-cell>
              <table:table-cell office:value-type="float" office:value="-0.00000000002664055891">
                <text:p>-0.00000000002664055891</text:p>
              </table:table-cell>
              <table:table-cell office:value-type="float" office:value="0.0000189725829283227">
                <text:p>0.00001897258292832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000298985071769953">
                <text:p>-0.00000298985071769953</text:p>
              </table:table-cell>
              <table:table-cell office:value-type="float" office:value="-0.00000000002683935837">
                <text:p>-0.00000000002683935837</text:p>
              </table:table-cell>
              <table:table-cell office:value-type="float" office:value="0.0000191095705613653">
                <text:p>0.00001910957056136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000300982018128226">
                <text:p>-0.00000300982018128226</text:p>
              </table:table-cell>
              <table:table-cell office:value-type="float" office:value="-0.00000000002695277528">
                <text:p>-0.00000000002695277528</text:p>
              </table:table-cell>
              <table:table-cell office:value-type="float" office:value="0.0000192465556825283">
                <text:p>0.00001924655568252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00302976855062753">
                <text:p>-0.00000302976855062753</text:p>
              </table:table-cell>
              <table:table-cell office:value-type="float" office:value="-0.00000000002715127354">
                <text:p>-0.00000000002715127354</text:p>
              </table:table-cell>
              <table:table-cell office:value-type="float" office:value="0.0000193835427084177">
                <text:p>0.00001938354270841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000304969558634349">
                <text:p>-0.00000304969558634349</text:p>
              </table:table-cell>
              <table:table-cell office:value-type="float" office:value="-0.00000000002726149444">
                <text:p>-0.00000000002726149444</text:p>
              </table:table-cell>
              <table:table-cell office:value-type="float" office:value="0.0000195205297343071">
                <text:p>0.00001952052973430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000306960309254256">
                <text:p>-0.00000306960309254256</text:p>
              </table:table-cell>
              <table:table-cell office:value-type="float" office:value="-0.00000000002746117936">
                <text:p>-0.00000000002746117936</text:p>
              </table:table-cell>
              <table:table-cell office:value-type="float" office:value="0.0000196575147201616">
                <text:p>0.00001965751472016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00308948817917543">
                <text:p>-0.00000308948817917543</text:p>
              </table:table-cell>
              <table:table-cell office:value-type="float" office:value="-0.00000000002756946755">
                <text:p>-0.00000000002756946755</text:p>
              </table:table-cell>
              <table:table-cell office:value-type="float" office:value="0.0000197945024590224">
                <text:p>0.00001979450245902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000310935402252077">
                <text:p>-0.00000310935402252077</text:p>
              </table:table-cell>
              <table:table-cell office:value-type="float" office:value="-0.00000000002776818203">
                <text:p>-0.00000000002776818203</text:p>
              </table:table-cell>
              <table:table-cell office:value-type="float" office:value="0.0000199314874448769">
                <text:p>0.00001993148744487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000312919767701814">
                <text:p>-0.00000312919767701814</text:p>
              </table:table-cell>
              <table:table-cell office:value-type="float" office:value="-0.0000000000278760053">
                <text:p>-0.0000000000278760053</text:p>
              </table:table-cell>
              <table:table-cell office:value-type="float" office:value="0.0000200684745800539">
                <text:p>0.00002006847458005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000314902096586189">
                <text:p>-0.00000314902096586189</text:p>
              </table:table-cell>
              <table:table-cell office:value-type="float" office:value="-0.00000000002804081407">
                <text:p>-0.00000000002804081407</text:p>
              </table:table-cell>
              <table:table-cell office:value-type="float" office:value="0.0000202054614983904">
                <text:p>0.00002020546149839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00316882417528141">
                <text:p>-0.00000316882417528141</text:p>
              </table:table-cell>
              <table:table-cell office:value-type="float" office:value="-0.00000000002824878442">
                <text:p>-0.00000000002824878442</text:p>
              </table:table-cell>
              <table:table-cell office:value-type="float" office:value="0.0000203424465033269">
                <text:p>0.00002034244650332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000318860509870844">
                <text:p>-0.00000318860509870844</text:p>
              </table:table-cell>
              <table:table-cell office:value-type="float" office:value="-0.00000000002830600981">
                <text:p>-0.00000000002830600981</text:p>
              </table:table-cell>
              <table:table-cell office:value-type="float" office:value="0.0000204794342283099">
                <text:p>0.00002047943422830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00032083667823174">
                <text:p>-0.0000032083667823174</text:p>
              </table:table-cell>
              <table:table-cell office:value-type="float" office:value="-0.00000000002855064746">
                <text:p>-0.00000000002855064746</text:p>
              </table:table-cell>
              <table:table-cell office:value-type="float" office:value="0.0000206164192020214">
                <text:p>0.00002061641920202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00322810628922143">
                <text:p>-0.00000322810628922143</text:p>
              </table:table-cell>
              <table:table-cell office:value-type="float" office:value="-0.00000000002860760227">
                <text:p>-0.00000000002860760227</text:p>
              </table:table-cell>
              <table:table-cell office:value-type="float" office:value="0.0000207534063198511">
                <text:p>0.00002075340631985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00324782556404557">
                <text:p>-0.00000324782556404557</text:p>
              </table:table-cell>
              <table:table-cell office:value-type="float" office:value="-0.00000000002884908986">
                <text:p>-0.00000000002884908986</text:p>
              </table:table-cell>
              <table:table-cell office:value-type="float" office:value="0.0000208903932000237">
                <text:p>0.00002089039320002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0032675242147423">
                <text:p>-0.0000032675242147423</text:p>
              </table:table-cell>
              <table:table-cell office:value-type="float" office:value="-0.00000000002890725879">
                <text:p>-0.00000000002890725879</text:p>
              </table:table-cell>
              <table:table-cell office:value-type="float" office:value="0.0000210273782743492">
                <text:p>0.0000210273782743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00032872015595653">
                <text:p>-0.0000032872015595653</text:p>
              </table:table-cell>
              <table:table-cell office:value-type="float" office:value="-0.00000000002914689574">
                <text:p>-0.00000000002914689574</text:p>
              </table:table-cell>
              <table:table-cell office:value-type="float" office:value="0.0000211643658657584">
                <text:p>0.00002116436586575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00330685854220414">
                <text:p>-0.00000330685854220414</text:p>
              </table:table-cell>
              <table:table-cell office:value-type="float" office:value="-0.00000000002920393523">
                <text:p>-0.00000000002920393523</text:p>
              </table:table-cell>
              <table:table-cell office:value-type="float" office:value="0.0000213013509435533">
                <text:p>0.00002130135094355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00033264944739736">
                <text:p>-0.0000033264944739736</text:p>
              </table:table-cell>
              <table:table-cell office:value-type="float" office:value="-0.00000000002944315816">
                <text:p>-0.00000000002944315816</text:p>
              </table:table-cell>
              <table:table-cell office:value-type="float" office:value="0.0000214383379260746">
                <text:p>0.00002143833792607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00334610904956234">
                <text:p>-0.00000334610904956234</text:p>
              </table:table-cell>
              <table:table-cell office:value-type="float" office:value="-0.00000000002949705418">
                <text:p>-0.00000000002949705418</text:p>
              </table:table-cell>
              <table:table-cell office:value-type="float" office:value="0.0000215753249120654">
                <text:p>0.00002157532491206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00336570401757164">
                <text:p>-0.00000336570401757164</text:p>
              </table:table-cell>
              <table:table-cell office:value-type="float" office:value="-0.0000000000297067334">
                <text:p>-0.0000000000297067334</text:p>
              </table:table-cell>
              <table:table-cell office:value-type="float" office:value="0.0000217123098771033">
                <text:p>0.00002171230987710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00338527706214564">
                <text:p>-0.00000338527706214564</text:p>
              </table:table-cell>
              <table:table-cell office:value-type="float" office:value="-0.0000000000298576149">
                <text:p>-0.0000000000298576149</text:p>
              </table:table-cell>
              <table:table-cell office:value-type="float" office:value="0.000021849297484125">
                <text:p>0.000021849297484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00340482994402869">
                <text:p>-0.00000340482994402869</text:p>
              </table:table-cell>
              <table:table-cell office:value-type="float" office:value="-0.00000000002996041696">
                <text:p>-0.00000000002996041696</text:p>
              </table:table-cell>
              <table:table-cell office:value-type="float" office:value="0.0000219862825480421">
                <text:p>0.00002198628254804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0000342436173514371">
                <text:p>-0.00000342436173514371</text:p>
              </table:table-cell>
              <table:table-cell office:value-type="float" office:value="-0.00000000003014862474">
                <text:p>-0.00000000003014862474</text:p>
              </table:table-cell>
              <table:table-cell office:value-type="float" office:value="0.0000221232695149509">
                <text:p>0.00002212326951495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00344387221171139">
                <text:p>-0.00000344387221171139</text:p>
              </table:table-cell>
              <table:table-cell office:value-type="float" office:value="-0.00000000003024848127">
                <text:p>-0.00000000003024848127</text:p>
              </table:table-cell>
              <table:table-cell office:value-type="float" office:value="0.0000222602564853291">
                <text:p>0.00002226025648532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00346336317957885">
                <text:p>-0.00000346336317957885</text:p>
              </table:table-cell>
              <table:table-cell office:value-type="float" office:value="-0.00000000003043787676">
                <text:p>-0.00000000003043787676</text:p>
              </table:table-cell>
              <table:table-cell office:value-type="float" office:value="0.0000223972414052642">
                <text:p>0.00002239724140526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000348283171400232">
                <text:p>-0.00000348283171400232</text:p>
              </table:table-cell>
              <table:table-cell office:value-type="float" office:value="-0.00000000003053583585">
                <text:p>-0.00000000003053583585</text:p>
              </table:table-cell>
              <table:table-cell office:value-type="float" office:value="0.0000225342290834096">
                <text:p>0.0000225342290834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00350228104677164">
                <text:p>-0.00000350228104677164</text:p>
              </table:table-cell>
              <table:table-cell office:value-type="float" office:value="-0.00000000003072414549">
                <text:p>-0.00000000003072414549</text:p>
              </table:table-cell>
              <table:table-cell office:value-type="float" office:value="0.0000226712140120183">
                <text:p>0.00002267121401201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035217081924277">
                <text:p>-0.0000035217081924277</text:p>
              </table:table-cell>
              <table:table-cell office:value-type="float" office:value="-0.00000000003082164928">
                <text:p>-0.00000000003082164928</text:p>
              </table:table-cell>
              <table:table-cell office:value-type="float" office:value="0.0000228082010795411">
                <text:p>0.00002280820107954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00354111510600386">
                <text:p>-0.00000354111510600386</text:p>
              </table:table-cell>
              <table:table-cell office:value-type="float" office:value="-0.00000000003100682378">
                <text:p>-0.00000000003100682378</text:p>
              </table:table-cell>
              <table:table-cell office:value-type="float" office:value="0.0000229451879128761">
                <text:p>0.00002294518791287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000356050144055542">
                <text:p>-0.00000356050144055542</text:p>
              </table:table-cell>
              <table:table-cell office:value-type="float" office:value="-0.00000000003110554158">
                <text:p>-0.00000000003110554158</text:p>
              </table:table-cell>
              <table:table-cell office:value-type="float" office:value="0.0000230821729403641">
                <text:p>0.00002308217294036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0357986631484286">
                <text:p>-0.00000357986631484286</text:p>
              </table:table-cell>
              <table:table-cell office:value-type="float" office:value="-0.0000000000312581104">
                <text:p>-0.0000000000312581104</text:p>
              </table:table-cell>
              <table:table-cell office:value-type="float" office:value="0.0000232191605074872">
                <text:p>0.00002321916050748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03599211392466">
                <text:p>-0.000003599211392466</text:p>
              </table:table-cell>
              <table:table-cell office:value-type="float" office:value="-0.00000000003145467136">
                <text:p>-0.00000000003145467136</text:p>
              </table:table-cell>
              <table:table-cell office:value-type="float" office:value="0.0000233561454482389">
                <text:p>0.00002335614544823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000361853445818294">
                <text:p>-0.00000361853445818294</text:p>
              </table:table-cell>
              <table:table-cell office:value-type="float" office:value="-0.00000000003150097214">
                <text:p>-0.00000000003150097214</text:p>
              </table:table-cell>
              <table:table-cell office:value-type="float" office:value="0.0000234931325018839">
                <text:p>0.00002349313250188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000363783728835054">
                <text:p>-0.00000363783728835054</text:p>
              </table:table-cell>
              <table:table-cell office:value-type="float" office:value="-0.00000000003173212483">
                <text:p>-0.00000000003173212483</text:p>
              </table:table-cell>
              <table:table-cell office:value-type="float" office:value="0.0000236301193196065">
                <text:p>0.00002363011931960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365711954469772">
                <text:p>-0.00000365711954469772</text:p>
              </table:table-cell>
              <table:table-cell office:value-type="float" office:value="-0.00000000003177988034">
                <text:p>-0.00000000003177988034</text:p>
              </table:table-cell>
              <table:table-cell office:value-type="float" office:value="0.0000237671043262777">
                <text:p>0.00002376710432627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367638047261976">
                <text:p>-0.00000367638047261976</text:p>
              </table:table-cell>
              <table:table-cell office:value-type="float" office:value="-0.00000000003200884277">
                <text:p>-0.00000000003200884277</text:p>
              </table:table-cell>
              <table:table-cell office:value-type="float" office:value="0.000023904091848298">
                <text:p>0.0000239040918482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0000369562109733823">
                <text:p>-0.00000369562109733823</text:p>
              </table:table-cell>
              <table:table-cell office:value-type="float" office:value="-0.00000000003205559089">
                <text:p>-0.00000000003205559089</text:p>
              </table:table-cell>
              <table:table-cell office:value-type="float" office:value="0.0000240410768619081">
                <text:p>0.00002404107686190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371484063128868">
                <text:p>-0.00000371484063128868</text:p>
              </table:table-cell>
              <table:table-cell office:value-type="float" office:value="-0.00000000003228441941">
                <text:p>-0.00000000003228441941</text:p>
              </table:table-cell>
              <table:table-cell office:value-type="float" office:value="0.0000241780637767752">
                <text:p>0.00002417806377677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00373403886456958">
                <text:p>-0.00000373403886456958</text:p>
              </table:table-cell>
              <table:table-cell office:value-type="float" office:value="-0.00000000003232786722">
                <text:p>-0.00000000003232786722</text:p>
              </table:table-cell>
              <table:table-cell office:value-type="float" office:value="0.0000243150506951117">
                <text:p>0.00002431505069511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375321760476277">
                <text:p>-0.00000375321760476277</text:p>
              </table:table-cell>
              <table:table-cell office:value-type="float" office:value="-0.00000000003255783116">
                <text:p>-0.00000000003255783116</text:p>
              </table:table-cell>
              <table:table-cell office:value-type="float" office:value="0.0000244520355630051">
                <text:p>0.00002445203556300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377237392885921">
                <text:p>-0.00000377237392885921</text:p>
              </table:table-cell>
              <table:table-cell office:value-type="float" office:value="-0.00000000003259951646">
                <text:p>-0.00000000003259951646</text:p>
              </table:table-cell>
              <table:table-cell office:value-type="float" office:value="0.0000245890231925783">
                <text:p>0.00002458902319257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379151104436259">
                <text:p>-0.00000379151104436259</text:p>
              </table:table-cell>
              <table:table-cell office:value-type="float" office:value="-0.00000000003282831999">
                <text:p>-0.00000000003282831999</text:p>
              </table:table-cell>
              <table:table-cell office:value-type="float" office:value="0.0000247260080639411">
                <text:p>0.00002472600806394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381062599183468">
                <text:p>-0.00000381062599183468</text:p>
              </table:table-cell>
              <table:table-cell office:value-type="float" office:value="-0.00000000003286961642">
                <text:p>-0.00000000003286961642</text:p>
              </table:table-cell>
              <table:table-cell office:value-type="float" office:value="0.0000248629950828916">
                <text:p>0.00002486299508289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000382972060140874">
                <text:p>-0.00000382972060140874</text:p>
              </table:table-cell>
              <table:table-cell office:value-type="float" office:value="-0.00000000003306452733">
                <text:p>-0.00000000003306452733</text:p>
              </table:table-cell>
              <table:table-cell office:value-type="float" office:value="0.0000249999818867364">
                <text:p>0.0000249999818867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0000384879516278358">
                <text:p>-0.00000384879516278358</text:p>
              </table:table-cell>
              <table:table-cell office:value-type="float" office:value="-0.00000000003320580491">
                <text:p>-0.00000000003320580491</text:p>
              </table:table-cell>
              <table:table-cell office:value-type="float" office:value="0.0000251369667737117">
                <text:p>0.00002513696677371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000386784745724789">
                <text:p>-0.00000386784745724789</text:p>
              </table:table-cell>
              <table:table-cell office:value-type="float" office:value="-0.00000000003329312289">
                <text:p>-0.00000000003329312289</text:p>
              </table:table-cell>
              <table:table-cell office:value-type="float" office:value="0.0000252739543824682">
                <text:p>0.00002527395438246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0388688053097608">
                <text:p>-0.00000388688053097608</text:p>
              </table:table-cell>
              <table:table-cell office:value-type="float" office:value="-0.00000000003347102148">
                <text:p>-0.00000000003347102148</text:p>
              </table:table-cell>
              <table:table-cell office:value-type="float" office:value="0.000025410939234749">
                <text:p>0.0000254109392347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390589122330198">
                <text:p>-0.00000390589122330198</text:p>
              </table:table-cell>
              <table:table-cell office:value-type="float" office:value="-0.00000000003355738054">
                <text:p>-0.00000000003355738054</text:p>
              </table:table-cell>
              <table:table-cell office:value-type="float" office:value="0.0000255479268348319">
                <text:p>0.00002554792683483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000392488269836122">
                <text:p>-0.00000392488269836122</text:p>
              </table:table-cell>
              <table:table-cell office:value-type="float" office:value="-0.00000000003373423676">
                <text:p>-0.00000000003373423676</text:p>
              </table:table-cell>
              <table:table-cell office:value-type="float" office:value="0.0000256849116784391">
                <text:p>0.00002568491167843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394385202967529">
                <text:p>-0.00000394385202967529</text:p>
              </table:table-cell>
              <table:table-cell office:value-type="float" office:value="-0.00000000003382026243">
                <text:p>-0.00000000003382026243</text:p>
              </table:table-cell>
              <table:table-cell office:value-type="float" office:value="0.0000258218986748382">
                <text:p>0.00002582189867483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000396280114105252">
                <text:p>-0.00000396280114105252</text:p>
              </table:table-cell>
              <table:table-cell office:value-type="float" office:value="-0.00000000003399405448">
                <text:p>-0.00000000003399405448</text:p>
              </table:table-cell>
              <table:table-cell office:value-type="float" office:value="0.0000259588854231718">
                <text:p>0.00002595888542317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039817296768746">
                <text:p>-0.0000039817296768746</text:p>
              </table:table-cell>
              <table:table-cell office:value-type="float" office:value="-0.00000000003408128635">
                <text:p>-0.00000000003408128635</text:p>
              </table:table-cell>
              <table:table-cell office:value-type="float" office:value="0.0000260958703691277">
                <text:p>0.00002609587036912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400063689641461">
                <text:p>-0.00000400063689641461</text:p>
              </table:table-cell>
              <table:table-cell office:value-type="float" office:value="-0.00000000003425292453">
                <text:p>-0.00000000003425292453</text:p>
              </table:table-cell>
              <table:table-cell office:value-type="float" office:value="0.0000262328578321674">
                <text:p>0.00002623285783216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000401952383530246">
                <text:p>-0.00000401952383530246</text:p>
              </table:table-cell>
              <table:table-cell office:value-type="float" office:value="-0.00000000003433919791">
                <text:p>-0.00000000003433919791</text:p>
              </table:table-cell>
              <table:table-cell office:value-type="float" office:value="0.0000263698427763887">
                <text:p>0.00002636984277638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000403838957760416">
                <text:p>-0.00000403838957760416</text:p>
              </table:table-cell>
              <table:table-cell office:value-type="float" office:value="-0.00000000003447954857">
                <text:p>-0.00000000003447954857</text:p>
              </table:table-cell>
              <table:table-cell office:value-type="float" office:value="0.0000265068296565613">
                <text:p>0.00002650682965656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0000405723456047002">
                <text:p>-0.00000405723456047002</text:p>
              </table:table-cell>
              <table:table-cell office:value-type="float" office:value="-0.00000000003466159154">
                <text:p>-0.00000000003466159154</text:p>
              </table:table-cell>
              <table:table-cell office:value-type="float" office:value="0.0000266438164239768">
                <text:p>0.00002664381642397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407605909961972">
                <text:p>-0.00000407605909961972</text:p>
              </table:table-cell>
              <table:table-cell office:value-type="float" office:value="-0.00000000003469762818">
                <text:p>-0.00000000003469762818</text:p>
              </table:table-cell>
              <table:table-cell office:value-type="float" office:value="0.0000267808013473814">
                <text:p>0.00002678080134738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409486234330403">
                <text:p>-0.00000409486234330403</text:p>
              </table:table-cell>
              <table:table-cell office:value-type="float" office:value="-0.00000000003491525869">
                <text:p>-0.00000000003491525869</text:p>
              </table:table-cell>
              <table:table-cell office:value-type="float" office:value="0.0000269177887913391">
                <text:p>0.00002691778879133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000411364529939728">
                <text:p>-0.00000411364529939728</text:p>
              </table:table-cell>
              <table:table-cell office:value-type="float" office:value="-0.00000000003495049971">
                <text:p>-0.00000000003495049971</text:p>
              </table:table-cell>
              <table:table-cell office:value-type="float" office:value="0.0000270547737182131">
                <text:p>0.00002705477371821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0000413240719941699">
                <text:p>-0.00000413240719941699</text:p>
              </table:table-cell>
              <table:table-cell office:value-type="float" office:value="-0.00000000003516767787">
                <text:p>-0.00000000003516767787</text:p>
              </table:table-cell>
              <table:table-cell office:value-type="float" office:value="0.0000271917605515481">
                <text:p>0.00002719176055154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0000415114779876713">
                <text:p>-0.00000415114779876713</text:p>
              </table:table-cell>
              <table:table-cell office:value-type="float" office:value="-0.00000000003519951141">
                <text:p>-0.00000000003519951141</text:p>
              </table:table-cell>
              <table:table-cell office:value-type="float" office:value="0.0000273287473848832">
                <text:p>0.00002732874738488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0000416986893972404">
                <text:p>-0.00000416986893972404</text:p>
              </table:table-cell>
              <table:table-cell office:value-type="float" office:value="-0.00000000003541812876">
                <text:p>-0.00000000003541812876</text:p>
              </table:table-cell>
              <table:table-cell office:value-type="float" office:value="0.0000274657321695099">
                <text:p>0.00002746573216950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000041885676645842">
                <text:p>-0.0000041885676645842</text:p>
              </table:table-cell>
              <table:table-cell office:value-type="float" office:value="-0.00000000003544807508">
                <text:p>-0.00000000003544807508</text:p>
              </table:table-cell>
              <table:table-cell office:value-type="float" office:value="0.0000276027197140816">
                <text:p>0.0000276027197140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0000420724721901522">
                <text:p>-0.00000420724721901522</text:p>
              </table:table-cell>
              <table:table-cell office:value-type="float" office:value="-0.00000000003566548308">
                <text:p>-0.00000000003566548308</text:p>
              </table:table-cell>
              <table:table-cell office:value-type="float" office:value="0.0000277397045004429">
                <text:p>0.00002773970450044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422590461929273">
                <text:p>-0.00000422590461929273</text:p>
              </table:table-cell>
              <table:table-cell office:value-type="float" office:value="-0.00000000003569527664">
                <text:p>-0.00000000003569527664</text:p>
              </table:table-cell>
              <table:table-cell office:value-type="float" office:value="0.000027876691434392">
                <text:p>0.0000278766914343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0000424454169381527">
                <text:p>-0.00000424454169381527</text:p>
              </table:table-cell>
              <table:table-cell office:value-type="float" office:value="-0.00000000003587859765">
                <text:p>-0.00000000003587859765</text:p>
              </table:table-cell>
              <table:table-cell office:value-type="float" office:value="0.0000280136781515006">
                <text:p>0.00002801367815150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426315873054695">
                <text:p>-0.00000426315873054695</text:p>
              </table:table-cell>
              <table:table-cell office:value-type="float" office:value="-0.00000000003600839666">
                <text:p>-0.00000000003600839666</text:p>
              </table:table-cell>
              <table:table-cell office:value-type="float" office:value="0.0000281506629517397">
                <text:p>0.00002815066295173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428175352812366">
                <text:p>-0.00000428175352812366</text:p>
              </table:table-cell>
              <table:table-cell office:value-type="float" office:value="-0.00000000003608409086">
                <text:p>-0.00000000003608409086</text:p>
              </table:table-cell>
              <table:table-cell office:value-type="float" office:value="0.0000282876504754947">
                <text:p>0.00002828765047549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0000430032914833234">
                <text:p>-0.00000430032914833234</text:p>
              </table:table-cell>
              <table:table-cell office:value-type="float" office:value="-0.00000000003625062786">
                <text:p>-0.00000000003625062786</text:p>
              </table:table-cell>
              <table:table-cell office:value-type="float" office:value="0.0000284246352410394">
                <text:p>0.00002842463524103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431888260571389">
                <text:p>-0.00000431888260571389</text:p>
              </table:table-cell>
              <table:table-cell office:value-type="float" office:value="-0.00000000003632608502">
                <text:p>-0.00000000003632608502</text:p>
              </table:table-cell>
              <table:table-cell office:value-type="float" office:value="0.0000285616221524371">
                <text:p>0.00002856162215243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0000433741589693504">
                <text:p>-0.00000433741589693504</text:p>
              </table:table-cell>
              <table:table-cell office:value-type="float" office:value="-0.00000000003648940597">
                <text:p>-0.00000000003648940597</text:p>
              </table:table-cell>
              <table:table-cell office:value-type="float" office:value="0.0000286986088261776">
                <text:p>0.00002869860882617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000435592862127465">
                <text:p>-0.00000435592862127465</text:p>
              </table:table-cell>
              <table:table-cell office:value-type="float" office:value="-0.00000000003656612445">
                <text:p>-0.00000000003656612445</text:p>
              </table:table-cell>
              <table:table-cell office:value-type="float" office:value="0.0000288355936906015">
                <text:p>0.00002883559369060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0000437442004667943">
                <text:p>-0.00000437442004667943</text:p>
              </table:table-cell>
              <table:table-cell office:value-type="float" office:value="-0.00000000003672731574">
                <text:p>-0.00000000003672731574</text:p>
              </table:table-cell>
              <table:table-cell office:value-type="float" office:value="0.0000289725810703745">
                <text:p>0.00002897258107037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000439289119663622">
                <text:p>-0.00000439289119663622</text:p>
              </table:table-cell>
              <table:table-cell office:value-type="float" office:value="-0.0000000000368030433">
                <text:p>-0.0000000000368030433</text:p>
              </table:table-cell>
              <table:table-cell office:value-type="float" office:value="0.0000291095659382679">
                <text:p>0.00002910956593826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000441134132000975">
                <text:p>-0.00000441134132000975</text:p>
              </table:table-cell>
              <table:table-cell office:value-type="float" office:value="-0.00000000003696397286">
                <text:p>-0.00000000003696397286</text:p>
              </table:table-cell>
              <table:table-cell office:value-type="float" office:value="0.0000292465527074182">
                <text:p>0.00002924655270741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000442977014965262">
                <text:p>-0.00000442977014965262</text:p>
              </table:table-cell>
              <table:table-cell office:value-type="float" office:value="-0.00000000003703652356">
                <text:p>-0.00000000003703652356</text:p>
              </table:table-cell>
              <table:table-cell office:value-type="float" office:value="0.0000293835394800379">
                <text:p>0.00002938353948003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0000444817952263699">
                <text:p>-0.00000444817952263699</text:p>
              </table:table-cell>
              <table:table-cell office:value-type="float" office:value="-0.00000000003719858309">
                <text:p>-0.00000000003719858309</text:p>
              </table:table-cell>
              <table:table-cell office:value-type="float" office:value="0.0000295205242022145">
                <text:p>0.00002952052420221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0000446656651768851">
                <text:p>-0.00000446656651768851</text:p>
              </table:table-cell>
              <table:table-cell office:value-type="float" office:value="-0.00000000003726920515">
                <text:p>-0.00000000003726920515</text:p>
              </table:table-cell>
              <table:table-cell office:value-type="float" office:value="0.0000296575116826014">
                <text:p>0.00002965751168260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000448493421047191">
                <text:p>-0.00000448493421047191</text:p>
              </table:table-cell>
              <table:table-cell office:value-type="float" office:value="-0.00000000003739942122">
                <text:p>-0.00000000003739942122</text:p>
              </table:table-cell>
              <table:table-cell office:value-type="float" office:value="0.0000297944964307989">
                <text:p>0.00002979449643079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000450328029380498">
                <text:p>-0.00000450328029380498</text:p>
              </table:table-cell>
              <table:table-cell office:value-type="float" office:value="-0.00000000003756857412">
                <text:p>-0.00000000003756857412</text:p>
              </table:table-cell>
              <table:table-cell office:value-type="float" office:value="0.0000299314832172964">
                <text:p>0.00002993148321729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0000452160524994083">
                <text:p>-0.00000452160524994083</text:p>
              </table:table-cell>
              <table:table-cell office:value-type="float" office:value="-0.00000000003758995501">
                <text:p>-0.00000000003758995501</text:p>
              </table:table-cell>
              <table:table-cell office:value-type="float" office:value="0.0000300684699638953">
                <text:p>0.00003006846996389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0000453991074768345">
                <text:p>-0.00000453991074768345</text:p>
              </table:table-cell>
              <table:table-cell office:value-type="float" office:value="-0.00000000003779799768">
                <text:p>-0.00000000003779799768</text:p>
              </table:table-cell>
              <table:table-cell office:value-type="float" office:value="0.0000302054546687247">
                <text:p>0.00003020545466872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000455819387790157">
                <text:p>-0.00000455819387790157</text:p>
              </table:table-cell>
              <table:table-cell office:value-type="float" office:value="-0.00000000003781756952">
                <text:p>-0.00000000003781756952</text:p>
              </table:table-cell>
              <table:table-cell office:value-type="float" office:value="0.0000303424421248255">
                <text:p>0.00003034244212482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000457645784116001">
                <text:p>-0.00000457645784116001</text:p>
              </table:table-cell>
              <table:table-cell office:value-type="float" office:value="-0.00000000003802450586">
                <text:p>-0.00000000003802450586</text:p>
              </table:table-cell>
              <table:table-cell office:value-type="float" office:value="0.0000304794268261854">
                <text:p>0.00003047942682618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000459469966414272">
                <text:p>-0.00000459469966414272</text:p>
              </table:table-cell>
              <table:table-cell office:value-type="float" office:value="-0.00000000003804378356">
                <text:p>-0.00000000003804378356</text:p>
              </table:table-cell>
              <table:table-cell office:value-type="float" office:value="0.000030616413675133">
                <text:p>0.0000306164136751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0000461292132096502">
                <text:p>-0.00000461292132096502</text:p>
              </table:table-cell>
              <table:table-cell office:value-type="float" office:value="-0.00000000003824762583">
                <text:p>-0.00000000003824762583</text:p>
              </table:table-cell>
              <table:table-cell office:value-type="float" office:value="0.0000307534002812193">
                <text:p>0.000030753400281219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0000463112242478359">
                <text:p>-0.00000463112242478359</text:p>
              </table:table-cell>
              <table:table-cell office:value-type="float" office:value="-0.00000000003826801581">
                <text:p>-0.00000000003826801581</text:p>
              </table:table-cell>
              <table:table-cell office:value-type="float" office:value="0.0000308903850797237">
                <text:p>0.00003089038507972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000464930227130067">
                <text:p>-0.00000464930227130067</text:p>
              </table:table-cell>
              <table:table-cell office:value-type="float" office:value="-0.00000000003846978436">
                <text:p>-0.00000000003846978436</text:p>
              </table:table-cell>
              <table:table-cell office:value-type="float" office:value="0.0000310273723987814">
                <text:p>0.00003102737239878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000466746183543088">
                <text:p>-0.00000466746183543088</text:p>
              </table:table-cell>
              <table:table-cell office:value-type="float" office:value="-0.00000000003848913535">
                <text:p>-0.00000000003848913535</text:p>
              </table:table-cell>
              <table:table-cell office:value-type="float" office:value="0.0000311643571955511">
                <text:p>0.00003116435719555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000468560026542497">
                <text:p>-0.00000468560026542497</text:p>
              </table:table-cell>
              <table:table-cell office:value-type="float" office:value="-0.00000000003865978253">
                <text:p>-0.00000000003865978253</text:p>
              </table:table-cell>
              <table:table-cell office:value-type="float" office:value="0.0000313013439282722">
                <text:p>0.00003130134392827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000470371794639157">
                <text:p>-0.00000470371794639157</text:p>
              </table:table-cell>
              <table:table-cell office:value-type="float" office:value="-0.0000000000387749603">
                <text:p>-0.0000000000387749603</text:p>
              </table:table-cell>
              <table:table-cell office:value-type="float" office:value="0.0000314383305465016">
                <text:p>0.00003143833054650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00047218152270101">
                <text:p>-0.0000047218152270101</text:p>
              </table:table-cell>
              <table:table-cell office:value-type="float" office:value="-0.00000000003884105171">
                <text:p>-0.00000000003884105171</text:p>
              </table:table-cell>
              <table:table-cell office:value-type="float" office:value="0.0000315753153224546">
                <text:p>0.00003157531532245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000473989125379659">
                <text:p>-0.00000473989125379659</text:p>
              </table:table-cell>
              <table:table-cell office:value-type="float" office:value="-0.00000000003899191368">
                <text:p>-0.00000000003899191368</text:p>
              </table:table-cell>
              <table:table-cell office:value-type="float" office:value="0.0000317123026154914">
                <text:p>0.00003171230261549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00475794701380872">
                <text:p>-0.00000475794701380872</text:p>
              </table:table-cell>
              <table:table-cell office:value-type="float" office:value="-0.00000000003905718008">
                <text:p>-0.00000000003905718008</text:p>
              </table:table-cell>
              <table:table-cell office:value-type="float" office:value="0.0000318492873914444">
                <text:p>0.00003184928739144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000477598176111538">
                <text:p>-0.00000477598176111538</text:p>
              </table:table-cell>
              <table:table-cell office:value-type="float" office:value="-0.0000000000392075454">
                <text:p>-0.0000000000392075454</text:p>
              </table:table-cell>
              <table:table-cell office:value-type="float" office:value="0.0000319862740738586">
                <text:p>0.00003198627407385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000479399525632473">
                <text:p>-0.00000479399525632473</text:p>
              </table:table-cell>
              <table:table-cell office:value-type="float" office:value="-0.00000000003926974009">
                <text:p>-0.00000000003926974009</text:p>
              </table:table-cell>
              <table:table-cell office:value-type="float" office:value="0.0000321232607562727">
                <text:p>0.00003212326075627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000481198928446724">
                <text:p>-0.00000481198928446724</text:p>
              </table:table-cell>
              <table:table-cell office:value-type="float" office:value="-0.00000000003942131483">
                <text:p>-0.00000000003942131483</text:p>
              </table:table-cell>
              <table:table-cell office:value-type="float" office:value="0.0000322602453899784">
                <text:p>0.00003226024538997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000482996097457555">
                <text:p>-0.00000482996097457555</text:p>
              </table:table-cell>
              <table:table-cell office:value-type="float" office:value="-0.00000000003948153451">
                <text:p>-0.00000000003948153451</text:p>
              </table:table-cell>
              <table:table-cell office:value-type="float" office:value="0.0000323972327801597">
                <text:p>0.00003239723278015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000484791349598945">
                <text:p>-0.00000484791349598945</text:p>
              </table:table-cell>
              <table:table-cell office:value-type="float" office:value="-0.00000000003963216203">
                <text:p>-0.00000000003963216203</text:p>
              </table:table-cell>
              <table:table-cell office:value-type="float" office:value="0.000032534217410396">
                <text:p>0.0000325342174103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000486584392569989">
                <text:p>-0.00000486584392569989</text:p>
              </table:table-cell>
              <table:table-cell office:value-type="float" office:value="-0.00000000003969190546">
                <text:p>-0.00000000003969190546</text:p>
              </table:table-cell>
              <table:table-cell office:value-type="float" office:value="0.0000326712041934241">
                <text:p>0.00003267120419342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000488375406608454">
                <text:p>-0.00000488375406608454</text:p>
              </table:table-cell>
              <table:table-cell office:value-type="float" office:value="-0.00000000003980850082">
                <text:p>-0.00000000003980850082</text:p>
              </table:table-cell>
              <table:table-cell office:value-type="float" office:value="0.0000328081907544075">
                <text:p>0.00003280819075440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00049016441808214">
                <text:p>-0.0000049016441808214</text:p>
              </table:table-cell>
              <table:table-cell office:value-type="float" office:value="-0.00000000003996843218">
                <text:p>-0.00000000003996843218</text:p>
              </table:table-cell>
              <table:table-cell office:value-type="float" office:value="0.0000329451753985216">
                <text:p>0.00003294517539852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000491951211885333">
                <text:p>-0.00000491951211885333</text:p>
              </table:table-cell>
              <table:table-cell office:value-type="float" office:value="-0.00000000003997745597">
                <text:p>-0.00000000003997745597</text:p>
              </table:table-cell>
              <table:table-cell office:value-type="float" office:value="0.0000330821627644168">
                <text:p>0.00003308216276441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000493736088819086">
                <text:p>-0.00000493736088819086</text:p>
              </table:table-cell>
              <table:table-cell office:value-type="float" office:value="-0.00000000004017380299">
                <text:p>-0.00000000004017380299</text:p>
              </table:table-cell>
              <table:table-cell office:value-type="float" office:value="0.0000332191473738363">
                <text:p>0.00003321914737383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000495518754847768">
                <text:p>-0.00000495518754847768</text:p>
              </table:table-cell>
              <table:table-cell office:value-type="float" office:value="-0.00000000004018262863">
                <text:p>-0.00000000004018262863</text:p>
              </table:table-cell>
              <table:table-cell office:value-type="float" office:value="0.0000333561341291089">
                <text:p>0.00003335613412910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000497299407209439">
                <text:p>-0.00000497299407209439</text:p>
              </table:table-cell>
              <table:table-cell office:value-type="float" office:value="-0.00000000004037602398">
                <text:p>-0.00000000004037602398</text:p>
              </table:table-cell>
              <table:table-cell office:value-type="float" office:value="0.0000334931206432548">
                <text:p>0.00003349312064325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000499078006872822">
                <text:p>-0.00000499078006872822</text:p>
              </table:table-cell>
              <table:table-cell office:value-type="float" office:value="-0.00000000004038583697">
                <text:p>-0.00000000004038583697</text:p>
              </table:table-cell>
              <table:table-cell office:value-type="float" office:value="0.0000336301053480842">
                <text:p>0.00003363010534808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000500854480979529">
                <text:p>-0.00000500854480979529</text:p>
              </table:table-cell>
              <table:table-cell office:value-type="float" office:value="-0.00000000004057734529">
                <text:p>-0.00000000004057734529</text:p>
              </table:table-cell>
              <table:table-cell office:value-type="float" office:value="0.0000337670925699973">
                <text:p>0.00003376709256999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000502628930316995">
                <text:p>-0.00000502628930316995</text:p>
              </table:table-cell>
              <table:table-cell office:value-type="float" office:value="-0.00000000004058626201">
                <text:p>-0.00000000004058626201</text:p>
              </table:table-cell>
              <table:table-cell office:value-type="float" office:value="0.0000339040772748267">
                <text:p>0.00003390407727482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000504401279598221">
                <text:p>-0.00000504401279598221</text:p>
              </table:table-cell>
              <table:table-cell office:value-type="float" office:value="-0.00000000004077717416">
                <text:p>-0.00000000004077717416</text:p>
              </table:table-cell>
              <table:table-cell office:value-type="float" office:value="0.0000340410638843824">
                <text:p>0.00003404106388438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000506171505230968">
                <text:p>-0.00000506171505230968</text:p>
              </table:table-cell>
              <table:table-cell office:value-type="float" office:value="-0.00000000004078302178">
                <text:p>-0.00000000004078302178</text:p>
              </table:table-cell>
              <table:table-cell office:value-type="float" office:value="0.0000341780504939382">
                <text:p>0.00003417805049393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00050793977530994">
                <text:p>-0.0000050793977530994</text:p>
              </table:table-cell>
              <table:table-cell office:value-type="float" office:value="-0.00000000004094423489">
                <text:p>-0.00000000004094423489</text:p>
              </table:table-cell>
              <table:table-cell office:value-type="float" office:value="0.0000343150350825411">
                <text:p>0.00003431503508254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000509705864494558">
                <text:p>-0.00000509705864494558</text:p>
              </table:table-cell>
              <table:table-cell office:value-type="float" office:value="-0.00000000004104704788">
                <text:p>-0.00000000004104704788</text:p>
              </table:table-cell>
              <table:table-cell office:value-type="float" office:value="0.0000344520223131278">
                <text:p>0.00003445202231312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000511469944695919">
                <text:p>-0.00000511469944695919</text:p>
              </table:table-cell>
              <table:table-cell office:value-type="float" office:value="-0.000000000041101654">
                <text:p>-0.000000000041101654</text:p>
              </table:table-cell>
              <table:table-cell office:value-type="float" office:value="0.0000345890069954058">
                <text:p>0.00003458900699540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00513231924494095">
                <text:p>-0.00000513231924494095</text:p>
              </table:table-cell>
              <table:table-cell office:value-type="float" office:value="-0.00000000004124156635">
                <text:p>-0.00000000004124156635</text:p>
              </table:table-cell>
              <table:table-cell office:value-type="float" office:value="0.000034725993577206">
                <text:p>0.0000347259935772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000514991781511154">
                <text:p>-0.00000514991781511154</text:p>
              </table:table-cell>
              <table:table-cell office:value-type="float" office:value="-0.00000000004129332768">
                <text:p>-0.00000000004129332768</text:p>
              </table:table-cell>
              <table:table-cell office:value-type="float" office:value="0.0000348629801624756">
                <text:p>0.00003486298016247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000516749696331809">
                <text:p>-0.00000516749696331809</text:p>
              </table:table-cell>
              <table:table-cell office:value-type="float" office:value="-0.00000000004143453612">
                <text:p>-0.00000000004143453612</text:p>
              </table:table-cell>
              <table:table-cell office:value-type="float" office:value="0.000034999964697302">
                <text:p>0.0000349999646973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000518505378216405">
                <text:p>-0.00000518505378216405</text:p>
              </table:table-cell>
              <table:table-cell office:value-type="float" office:value="-0.00000000004148423054">
                <text:p>-0.00000000004148423054</text:p>
              </table:table-cell>
              <table:table-cell office:value-type="float" office:value="0.0000351369519938083">
                <text:p>0.00003513695199380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000520259144619339">
                <text:p>-0.00000520259144619339</text:p>
              </table:table-cell>
              <table:table-cell office:value-type="float" office:value="-0.0000000000416243755">
                <text:p>-0.0000000000416243755</text:p>
              </table:table-cell>
              <table:table-cell office:value-type="float" office:value="0.0000352739365251653">
                <text:p>0.00003527393652516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000522010704800957">
                <text:p>-0.00000522010704800957</text:p>
              </table:table-cell>
              <table:table-cell office:value-type="float" office:value="-0.00000000004167361946">
                <text:p>-0.00000000004167361946</text:p>
              </table:table-cell>
              <table:table-cell office:value-type="float" office:value="0.0000354109232058447">
                <text:p>0.00003541092320584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000523760250621674">
                <text:p>-0.00000523760250621674</text:p>
              </table:table-cell>
              <table:table-cell office:value-type="float" office:value="-0.00000000004181077688">
                <text:p>-0.00000000004181077688</text:p>
              </table:table-cell>
              <table:table-cell office:value-type="float" office:value="0.0000355479096453976">
                <text:p>0.00003554790964539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00525507744784937">
                <text:p>-0.00000525507744784937</text:p>
              </table:table-cell>
              <table:table-cell office:value-type="float" office:value="-0.0000000000418612011">
                <text:p>-0.0000000000418612011</text:p>
              </table:table-cell>
              <table:table-cell office:value-type="float" office:value="0.0000356848942738991">
                <text:p>0.00003568489427389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000527253116687498">
                <text:p>-0.00000527253116687498</text:p>
              </table:table-cell>
              <table:table-cell office:value-type="float" office:value="-0.00000000004199623554">
                <text:p>-0.00000000004199623554</text:p>
              </table:table-cell>
              <table:table-cell office:value-type="float" office:value="0.0000358218814212191">
                <text:p>0.00003582188142121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000528996466943321">
                <text:p>-0.00000528996466943321</text:p>
              </table:table-cell>
              <table:table-cell office:value-type="float" office:value="-0.00000000004204583038">
                <text:p>-0.00000000004204583038</text:p>
              </table:table-cell>
              <table:table-cell office:value-type="float" office:value="0.0000359588660514554">
                <text:p>0.00003595886605145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000530737703612061">
                <text:p>-0.00000530737703612061</text:p>
              </table:table-cell>
              <table:table-cell office:value-type="float" office:value="-0.00000000004214947074">
                <text:p>-0.00000000004214947074</text:p>
              </table:table-cell>
              <table:table-cell office:value-type="float" office:value="0.0000360958526107041">
                <text:p>0.00003609585261070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000532476872490417">
                <text:p>-0.00000532476872490417</text:p>
              </table:table-cell>
              <table:table-cell office:value-type="float" office:value="-0.00000000004229481172">
                <text:p>-0.00000000004229481172</text:p>
              </table:table-cell>
              <table:table-cell office:value-type="float" office:value="0.0000362328390606653">
                <text:p>0.00003623283906066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000534214004976885">
                <text:p>-0.00000534214004976885</text:p>
              </table:table-cell>
              <table:table-cell office:value-type="float" office:value="-0.00000000004229418489">
                <text:p>-0.00000000004229418489</text:p>
              </table:table-cell>
              <table:table-cell office:value-type="float" office:value="0.0000363698236596766">
                <text:p>0.00003636982365967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000535949013988346">
                <text:p>-0.00000535949013988346</text:p>
              </table:table-cell>
              <table:table-cell office:value-type="float" office:value="-0.00000000004247510501">
                <text:p>-0.00000000004247510501</text:p>
              </table:table-cell>
              <table:table-cell office:value-type="float" office:value="0.0000365068107827104">
                <text:p>0.00003650681078271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000537682004302098">
                <text:p>-0.00000537682004302098</text:p>
              </table:table-cell>
              <table:table-cell office:value-type="float" office:value="-0.00000000004247345772">
                <text:p>-0.00000000004247345772</text:p>
              </table:table-cell>
              <table:table-cell office:value-type="float" office:value="0.0000366437953851911">
                <text:p>0.00003664379538519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000539412868885703">
                <text:p>-0.00000539412868885703</text:p>
              </table:table-cell>
              <table:table-cell office:value-type="float" office:value="-0.0000000000426535163">
                <text:p>-0.0000000000426535163</text:p>
              </table:table-cell>
              <table:table-cell office:value-type="float" office:value="0.0000367807824943472">
                <text:p>0.00003678078249434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000541141714424653">
                <text:p>-0.00000541141714424653</text:p>
              </table:table-cell>
              <table:table-cell office:value-type="float" office:value="-0.00000000004265088319">
                <text:p>-0.00000000004265088319</text:p>
              </table:table-cell>
              <table:table-cell office:value-type="float" office:value="0.0000369177670846849">
                <text:p>0.00003691776708468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000542868461642088">
                <text:p>-0.00000542868461642088</text:p>
              </table:table-cell>
              <table:table-cell office:value-type="float" office:value="-0.00000000004283041492">
                <text:p>-0.00000000004283041492</text:p>
              </table:table-cell>
              <table:table-cell office:value-type="float" office:value="0.0000370547535832183">
                <text:p>0.00003705475358321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000544593087466183">
                <text:p>-0.00000544593087466183</text:p>
              </table:table-cell>
              <table:table-cell office:value-type="float" office:value="-0.00000000004282474933">
                <text:p>-0.00000000004282474933</text:p>
              </table:table-cell>
              <table:table-cell office:value-type="float" office:value="0.0000371917400765476">
                <text:p>0.00003719174007654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000544149161840757">
                <text:p>-0.00000544149161840757</text:p>
              </table:table-cell>
              <table:table-cell office:value-type="float" office:value="-0.00000000559247683697">
                <text:p>-0.00000000559247683697</text:p>
              </table:table-cell>
              <table:table-cell office:value-type="float" office:value="0.0000373287074584283">
                <text:p>0.00003732870745842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000541155570181473">
                <text:p>-0.00000541155570181473</text:p>
              </table:table-cell>
              <table:table-cell office:value-type="float" office:value="-0.00000001153668428988">
                <text:p>-0.00000001153668428988</text:p>
              </table:table-cell>
              <table:table-cell office:value-type="float" office:value="0.0000374656915335531">
                <text:p>0.00003746569153355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436393410522401">
                <text:p>0.0000436393410522401</text:p>
              </table:table-cell>
              <table:table-cell office:value-type="float" office:value="-0.0000000126282543836">
                <text:p>-0.0000000126282543836</text:p>
              </table:table-cell>
              <table:table-cell office:value-type="float" office:value="0.0000375261546958078">
                <text:p>0.00003752615469580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655490412192206">
                <text:p>0.000655490412192206</text:p>
              </table:table-cell>
              <table:table-cell office:value-type="float" office:value="-0.00000001276782883438">
                <text:p>-0.00000001276782883438</text:p>
              </table:table-cell>
              <table:table-cell office:value-type="float" office:value="0.0000367989919838191">
                <text:p>0.00003679899198381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183065345437695">
                <text:p>0.00183065345437695</text:p>
              </table:table-cell>
              <table:table-cell office:value-type="float" office:value="-0.00000001285059492185">
                <text:p>-0.00000001285059492185</text:p>
              </table:table-cell>
              <table:table-cell office:value-type="float" office:value="0.0000362390919651095">
                <text:p>0.00003623909196510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356799846091237">
                <text:p>0.00356799846091237</text:p>
              </table:table-cell>
              <table:table-cell office:value-type="float" office:value="-0.00000001293681073848">
                <text:p>-0.00000001293681073848</text:p>
              </table:table-cell>
              <table:table-cell office:value-type="float" office:value="0.0000358156073722304">
                <text:p>0.00003581560737223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586637968856725">
                <text:p>0.00586637968856725</text:p>
              </table:table-cell>
              <table:table-cell office:value-type="float" office:value="-0.0000000130260039156">
                <text:p>-0.0000000130260039156</text:p>
              </table:table-cell>
              <table:table-cell office:value-type="float" office:value="0.0000355011345806733">
                <text:p>0.00003550113458067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872466717586999">
                <text:p>0.00872466717586999</text:p>
              </table:table-cell>
              <table:table-cell office:value-type="float" office:value="-0.000000013117498857">
                <text:p>-0.000000013117498857</text:p>
              </table:table-cell>
              <table:table-cell office:value-type="float" office:value="0.0000352738502920613">
                <text:p>0.00003527385029206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21417468680555">
                <text:p>0.0121417468680555</text:p>
              </table:table-cell>
              <table:table-cell office:value-type="float" office:value="-0.00000001321048868659">
                <text:p>-0.00000001321048868659</text:p>
              </table:table-cell>
              <table:table-cell office:value-type="float" office:value="0.0000351163095112933">
                <text:p>0.00003511630951129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61165175107791">
                <text:p>0.0161165175107791</text:p>
              </table:table-cell>
              <table:table-cell office:value-type="float" office:value="-0.00000001330469662304">
                <text:p>-0.00000001330469662304</text:p>
              </table:table-cell>
              <table:table-cell office:value-type="float" office:value="0.0000350145540495977">
                <text:p>0.00003501455404959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06478896729052">
                <text:p>0.0206478896729052</text:p>
              </table:table-cell>
              <table:table-cell office:value-type="float" office:value="-0.00000001339962859666">
                <text:p>-0.00000001339962859666</text:p>
              </table:table-cell>
              <table:table-cell office:value-type="float" office:value="0.0000349574185327939">
                <text:p>0.00003495741853279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56757487934016">
                <text:p>0.0256757487934016</text:p>
              </table:table-cell>
              <table:table-cell office:value-type="float" office:value="0.0000612276739467738">
                <text:p>0.0000612276739467738</text:p>
              </table:table-cell>
              <table:table-cell office:value-type="float" office:value="0.0000402206447314146">
                <text:p>0.00004022064473141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07363888502818">
                <text:p>0.0307363888502818</text:p>
              </table:table-cell>
              <table:table-cell office:value-type="float" office:value="0.000122309065079477">
                <text:p>0.000122309065079477</text:p>
              </table:table-cell>
              <table:table-cell office:value-type="float" office:value="0.000251225929370422">
                <text:p>0.0002512259293704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58107193141992">
                <text:p>0.0358107193141992</text:p>
              </table:table-cell>
              <table:table-cell office:value-type="float" office:value="0.000274368741536486">
                <text:p>0.000274368741536486</text:p>
              </table:table-cell>
              <table:table-cell office:value-type="float" office:value="0.000911085003637083">
                <text:p>0.0009110850036370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0894363688003">
                <text:p>0.040894363688003</text:p>
              </table:table-cell>
              <table:table-cell office:value-type="float" office:value="0.000490116151968954">
                <text:p>0.000490116151968954</text:p>
              </table:table-cell>
              <table:table-cell office:value-type="float" office:value="0.00203384649217347">
                <text:p>0.002033846492173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459839540710907">
                <text:p>0.0459839540710907</text:p>
              </table:table-cell>
              <table:table-cell office:value-type="float" office:value="0.000772935798585571">
                <text:p>0.000772935798585571</text:p>
              </table:table-cell>
              <table:table-cell office:value-type="float" office:value="0.00361872096626449">
                <text:p>0.003618720966264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10729328009538">
                <text:p>0.0510729328009538</text:p>
              </table:table-cell>
              <table:table-cell office:value-type="float" office:value="0.00110292509448475">
                <text:p>0.00110292509448475</text:p>
              </table:table-cell>
              <table:table-cell office:value-type="float" office:value="0.00569773419782475">
                <text:p>0.005697734197824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561532337407054">
                <text:p>0.0561532337407054</text:p>
              </table:table-cell>
              <table:table-cell office:value-type="float" office:value="0.00145054543254053">
                <text:p>0.00145054543254053</text:p>
              </table:table-cell>
              <table:table-cell office:value-type="float" office:value="0.00831704706213965">
                <text:p>0.008317047062139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612204729910585">
                <text:p>0.0612204729910585</text:p>
              </table:table-cell>
              <table:table-cell office:value-type="float" office:value="0.00182243831057477">
                <text:p>0.00182243831057477</text:p>
              </table:table-cell>
              <table:table-cell office:value-type="float" office:value="0.011475732113915">
                <text:p>0.0114757321139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662701948964985">
                <text:p>0.0662701948964985</text:p>
              </table:table-cell>
              <table:table-cell office:value-type="float" office:value="0.00222535128210869">
                <text:p>0.00222535128210869</text:p>
              </table:table-cell>
              <table:table-cell office:value-type="float" office:value="0.0151728688644187">
                <text:p>0.01517286886441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712978699181858">
                <text:p>0.0712978699181858</text:p>
              </table:table-cell>
              <table:table-cell office:value-type="float" office:value="0.00266613823874954">
                <text:p>0.00266613823874954</text:p>
              </table:table-cell>
              <table:table-cell office:value-type="float" office:value="0.0194075351172256">
                <text:p>0.01940753511722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62988941823573">
                <text:p>0.0762988941823573</text:p>
              </table:table-cell>
              <table:table-cell office:value-type="float" office:value="0.00315175980500091">
                <text:p>0.00315175980500091</text:p>
              </table:table-cell>
              <table:table-cell office:value-type="float" office:value="0.0241788051290812">
                <text:p>0.02417880512908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812685888377969">
                <text:p>0.0812685888377969</text:p>
              </table:table-cell>
              <table:table-cell office:value-type="float" office:value="0.00368928411024673">
                <text:p>0.00368928411024673</text:p>
              </table:table-cell>
              <table:table-cell office:value-type="float" office:value="0.0294857464739045">
                <text:p>0.02948574647390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862021987679956">
                <text:p>0.0862021987679956</text:p>
              </table:table-cell>
              <table:table-cell office:value-type="float" office:value="0.00428588719530678">
                <text:p>0.00428588719530678</text:p>
              </table:table-cell>
              <table:table-cell office:value-type="float" office:value="0.0353274173404902">
                <text:p>0.03532741734049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910948930547932">
                <text:p>0.0910948930547932</text:p>
              </table:table-cell>
              <table:table-cell office:value-type="float" office:value="0.00494885373222999">
                <text:p>0.00494885373222999</text:p>
              </table:table-cell>
              <table:table-cell office:value-type="float" office:value="0.0417028641818591">
                <text:p>0.04170286418185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959417628500509">
                <text:p>0.0959417628500509</text:p>
              </table:table-cell>
              <table:table-cell office:value-type="float" office:value="0.00568557743834221">
                <text:p>0.00568557743834221</text:p>
              </table:table-cell>
              <table:table-cell office:value-type="float" office:value="0.0486111181374586">
                <text:p>0.04861111813745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0737822128485">
                <text:p>0.100737822128485</text:p>
              </table:table-cell>
              <table:table-cell office:value-type="float" office:value="0.00650356176892038">
                <text:p>0.00650356176892038</text:p>
              </table:table-cell>
              <table:table-cell office:value-type="float" office:value="0.0560511927599709">
                <text:p>0.05605119275997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05478005829525">
                <text:p>0.105478005829525</text:p>
              </table:table-cell>
              <table:table-cell office:value-type="float" office:value="0.00741042029745163">
                <text:p>0.00741042029745163</text:p>
              </table:table-cell>
              <table:table-cell office:value-type="float" office:value="0.0640220805070788">
                <text:p>0.06402208050707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10157169783871">
                <text:p>0.110157169783871</text:p>
              </table:table-cell>
              <table:table-cell office:value-type="float" office:value="0.00841387741223629">
                <text:p>0.00841387741223629</text:p>
              </table:table-cell>
              <table:table-cell office:value-type="float" office:value="0.072522749577213">
                <text:p>0.0725227495772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14770089979989">
                <text:p>0.114770089979989</text:p>
              </table:table-cell>
              <table:table-cell office:value-type="float" office:value="0.00952176863281982">
                <text:p>0.00952176863281982</text:p>
              </table:table-cell>
              <table:table-cell office:value-type="float" office:value="0.0815521412004545">
                <text:p>0.08155214120045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19311461659869">
                <text:p>0.119311461659869</text:p>
              </table:table-cell>
              <table:table-cell office:value-type="float" office:value="0.0107420413048715">
                <text:p>0.0107420413048715</text:p>
              </table:table-cell>
              <table:table-cell office:value-type="float" office:value="0.0911091655685543">
                <text:p>0.091109165568554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23775898878038">
                <text:p>0.123775898878038</text:p>
              </table:table-cell>
              <table:table-cell office:value-type="float" office:value="0.0120827548744481">
                <text:p>0.0120827548744481</text:p>
              </table:table-cell>
              <table:table-cell office:value-type="float" office:value="0.101192699200076">
                <text:p>0.1011926992000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28157933901779">
                <text:p>0.128157933901779</text:p>
              </table:table-cell>
              <table:table-cell office:value-type="float" office:value="0.0135520815424806">
                <text:p>0.0135520815424806</text:p>
              </table:table-cell>
              <table:table-cell office:value-type="float" office:value="0.111801580935976">
                <text:p>0.1118015809359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32452015922024">
                <text:p>0.132452015922024</text:p>
              </table:table-cell>
              <table:table-cell office:value-type="float" office:value="0.015158306521493">
                <text:p>0.015158306521493</text:p>
              </table:table-cell>
              <table:table-cell office:value-type="float" office:value="0.122934608379957">
                <text:p>0.1229346083799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36652511576867">
                <text:p>0.136652511576867</text:p>
              </table:table-cell>
              <table:table-cell office:value-type="float" office:value="0.0169098286242943">
                <text:p>0.0169098286242943</text:p>
              </table:table-cell>
              <table:table-cell office:value-type="float" office:value="0.134590534663236">
                <text:p>0.13459053466323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40721418197359">
                <text:p>0.140721418197359</text:p>
              </table:table-cell>
              <table:table-cell office:value-type="float" office:value="0.0187174095824255">
                <text:p>0.0187174095824255</text:p>
              </table:table-cell>
              <table:table-cell office:value-type="float" office:value="0.146685437062335">
                <text:p>0.1466854370623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44503551490796">
                <text:p>0.144503551490796</text:p>
              </table:table-cell>
              <table:table-cell office:value-type="float" office:value="0.0201329489892728">
                <text:p>0.0201329489892728</text:p>
              </table:table-cell>
              <table:table-cell office:value-type="float" office:value="0.158835560764941">
                <text:p>0.1588355607649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48005223429727">
                <text:p>0.148005223429727</text:p>
              </table:table-cell>
              <table:table-cell office:value-type="float" office:value="0.0211912056072425">
                <text:p>0.0211912056072425</text:p>
              </table:table-cell>
              <table:table-cell office:value-type="float" office:value="0.171077068886645">
                <text:p>0.1710770688866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51232196089189">
                <text:p>0.151232196089189</text:p>
              </table:table-cell>
              <table:table-cell office:value-type="float" office:value="0.0219239860500569">
                <text:p>0.0219239860500569</text:p>
              </table:table-cell>
              <table:table-cell office:value-type="float" office:value="0.1834518794353">
                <text:p>0.18345187943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54189405985473">
                <text:p>0.154189405985473</text:p>
              </table:table-cell>
              <table:table-cell office:value-type="float" office:value="0.0223596633929406">
                <text:p>0.0223596633929406</text:p>
              </table:table-cell>
              <table:table-cell office:value-type="float" office:value="0.196006023066781">
                <text:p>0.1960060230667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56880698430001">
                <text:p>0.156880698430001</text:p>
              </table:table-cell>
              <table:table-cell office:value-type="float" office:value="0.0225227416877702">
                <text:p>0.0225227416877702</text:p>
              </table:table-cell>
              <table:table-cell office:value-type="float" office:value="0.208788160655888">
                <text:p>0.2087881606558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59308592384846">
                <text:p>0.159308592384846</text:p>
              </table:table-cell>
              <table:table-cell office:value-type="float" office:value="0.0224334772525239">
                <text:p>0.0224334772525239</text:p>
              </table:table-cell>
              <table:table-cell office:value-type="float" office:value="0.221848318719598">
                <text:p>0.2218483187195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61474079456426">
                <text:p>0.161474079456426</text:p>
              </table:table-cell>
              <table:table-cell office:value-type="float" office:value="0.0221075629569789">
                <text:p>0.0221075629569789</text:p>
              </table:table-cell>
              <table:table-cell office:value-type="float" office:value="0.23523683063356">
                <text:p>0.235236830633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63419519325608">
                <text:p>0.163419519325608</text:p>
              </table:table-cell>
              <table:table-cell office:value-type="float" office:value="0.0214461041285042">
                <text:p>0.0214461041285042</text:p>
              </table:table-cell>
              <table:table-cell office:value-type="float" office:value="0.249013052984677">
                <text:p>0.2490130529846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65132466633543">
                <text:p>0.165132466633543</text:p>
              </table:table-cell>
              <table:table-cell office:value-type="float" office:value="0.0205374665554993">
                <text:p>0.0205374665554993</text:p>
              </table:table-cell>
              <table:table-cell office:value-type="float" office:value="0.262989171488769">
                <text:p>0.2629891714887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66493144464415">
                <text:p>0.166493144464415</text:p>
              </table:table-cell>
              <table:table-cell office:value-type="float" office:value="0.01974870811755">
                <text:p>0.01974870811755</text:p>
              </table:table-cell>
              <table:table-cell office:value-type="float" office:value="0.276919477618331">
                <text:p>0.27691947761833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67476728002854">
                <text:p>0.167476728002854</text:p>
              </table:table-cell>
              <table:table-cell office:value-type="float" office:value="0.019081597370553">
                <text:p>0.019081597370553</text:p>
              </table:table-cell>
              <table:table-cell office:value-type="float" office:value="0.290803274431494">
                <text:p>0.29080327443149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68273456597279">
                <text:p>0.168273456597279</text:p>
              </table:table-cell>
              <table:table-cell office:value-type="float" office:value="0.0190538411406696">
                <text:p>0.0190538411406696</text:p>
              </table:table-cell>
              <table:table-cell office:value-type="float" office:value="0.304682943642252">
                <text:p>0.3046829436422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68877388823523">
                <text:p>0.168877388823523</text:p>
              </table:table-cell>
              <table:table-cell office:value-type="float" office:value="0.0195826214093942">
                <text:p>0.0195826214093942</text:p>
              </table:table-cell>
              <table:table-cell office:value-type="float" office:value="0.318595224605339">
                <text:p>0.3185952246053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69292078227697">
                <text:p>0.169292078227697</text:p>
              </table:table-cell>
              <table:table-cell office:value-type="float" office:value="0.0205846974678692">
                <text:p>0.0205846974678692</text:p>
              </table:table-cell>
              <table:table-cell office:value-type="float" office:value="0.332588533179579">
                <text:p>0.3325885331795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69528781009768">
                <text:p>0.169528781009768</text:p>
              </table:table-cell>
              <table:table-cell office:value-type="float" office:value="0.0219800750486163">
                <text:p>0.0219800750486163</text:p>
              </table:table-cell>
              <table:table-cell office:value-type="float" office:value="0.346718221234207">
                <text:p>0.3467182212342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69604970067015">
                <text:p>0.169604970067015</text:p>
              </table:table-cell>
              <table:table-cell office:value-type="float" office:value="0.0236954472423735">
                <text:p>0.0236954472423735</text:p>
              </table:table-cell>
              <table:table-cell office:value-type="float" office:value="0.361042536554369">
                <text:p>0.3610425365543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69490963622052">
                <text:p>0.169490963622052</text:p>
              </table:table-cell>
              <table:table-cell office:value-type="float" office:value="0.0254902479884195">
                <text:p>0.0254902479884195</text:p>
              </table:table-cell>
              <table:table-cell office:value-type="float" office:value="0.375458727655271">
                <text:p>0.3754587276552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69188535923379">
                <text:p>0.169188535923379</text:p>
              </table:table-cell>
              <table:table-cell office:value-type="float" office:value="0.0272522074772924">
                <text:p>0.0272522074772924</text:p>
              </table:table-cell>
              <table:table-cell office:value-type="float" office:value="0.389946460133569">
                <text:p>0.3899464601335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68701712659132">
                <text:p>0.168701712659132</text:p>
              </table:table-cell>
              <table:table-cell office:value-type="float" office:value="0.0288916385113809">
                <text:p>0.0288916385113809</text:p>
              </table:table-cell>
              <table:table-cell office:value-type="float" office:value="0.404481579635251">
                <text:p>0.4044815796352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68035146058319">
                <text:p>0.168035146058319</text:p>
              </table:table-cell>
              <table:table-cell office:value-type="float" office:value="0.030341731022214">
                <text:p>0.030341731022214</text:p>
              </table:table-cell>
              <table:table-cell office:value-type="float" office:value="0.419034697996104">
                <text:p>0.4190346979961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67187271029476">
                <text:p>0.167187271029476</text:p>
              </table:table-cell>
              <table:table-cell office:value-type="float" office:value="0.0315769280290832">
                <text:p>0.0315769280290832</text:p>
              </table:table-cell>
              <table:table-cell office:value-type="float" office:value="0.433571391730257">
                <text:p>0.4335713917302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66161214740052">
                <text:p>0.166161214740052</text:p>
              </table:table-cell>
              <table:table-cell office:value-type="float" office:value="0.0325822162958198">
                <text:p>0.0325822162958198</text:p>
              </table:table-cell>
              <table:table-cell office:value-type="float" office:value="0.448055964997057">
                <text:p>0.4480559649970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64964665608771">
                <text:p>0.164964665608771</text:p>
              </table:table-cell>
              <table:table-cell office:value-type="float" office:value="0.0333525663849412">
                <text:p>0.0333525663849412</text:p>
              </table:table-cell>
              <table:table-cell office:value-type="float" office:value="0.462452169027371">
                <text:p>0.4624521690273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63609663311821">
                <text:p>0.163609663311821</text:p>
              </table:table-cell>
              <table:table-cell office:value-type="float" office:value="0.0338920514688291">
                <text:p>0.0338920514688291</text:p>
              </table:table-cell>
              <table:table-cell office:value-type="float" office:value="0.476723630828752">
                <text:p>0.4767236308287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62112330280826">
                <text:p>0.162112330280826</text:p>
              </table:table-cell>
              <table:table-cell office:value-type="float" office:value="0.0342127176581257">
                <text:p>0.0342127176581257</text:p>
              </table:table-cell>
              <table:table-cell office:value-type="float" office:value="0.490834028875412">
                <text:p>0.4908340288754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60468682522402">
                <text:p>0.160468682522402</text:p>
              </table:table-cell>
              <table:table-cell office:value-type="float" office:value="0.0342718173562535">
                <text:p>0.0342718173562535</text:p>
              </table:table-cell>
              <table:table-cell office:value-type="float" office:value="0.504739093629952">
                <text:p>0.50473909362995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5863680383381">
                <text:p>0.15863680383381</text:p>
              </table:table-cell>
              <table:table-cell office:value-type="float" office:value="0.0339314945806808">
                <text:p>0.0339314945806808</text:p>
              </table:table-cell>
              <table:table-cell office:value-type="float" office:value="0.51838341908542">
                <text:p>0.518383419085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56647026765993">
                <text:p>0.156647026765993</text:p>
              </table:table-cell>
              <table:table-cell office:value-type="float" office:value="0.0332551704982401">
                <text:p>0.0332551704982401</text:p>
              </table:table-cell>
              <table:table-cell office:value-type="float" office:value="0.531742009207733">
                <text:p>0.5317420092077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5453225382425">
                <text:p>0.15453225382425</text:p>
              </table:table-cell>
              <table:table-cell office:value-type="float" office:value="0.032312191752568">
                <text:p>0.032312191752568</text:p>
              </table:table-cell>
              <table:table-cell office:value-type="float" office:value="0.544790525119951">
                <text:p>0.5447905251199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52327001769623">
                <text:p>0.152327001769623</text:p>
              </table:table-cell>
              <table:table-cell office:value-type="float" office:value="0.0311731955181165">
                <text:p>0.0311731955181165</text:p>
              </table:table-cell>
              <table:table-cell office:value-type="float" office:value="0.557504451242585">
                <text:p>0.55750445124258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50040126530063">
                <text:p>0.150040126530063</text:p>
              </table:table-cell>
              <table:table-cell office:value-type="float" office:value="0.0299741274885164">
                <text:p>0.0299741274885164</text:p>
              </table:table-cell>
              <table:table-cell office:value-type="float" office:value="0.569852073968882">
                <text:p>0.5698520739688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47665027582783">
                <text:p>0.147665027582783</text:p>
              </table:table-cell>
              <table:table-cell office:value-type="float" office:value="0.0288715283431484">
                <text:p>0.0288715283431484</text:p>
              </table:table-cell>
              <table:table-cell office:value-type="float" office:value="0.581799354866234">
                <text:p>0.5817993548662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45222938405524">
                <text:p>0.145222938405524</text:p>
              </table:table-cell>
              <table:table-cell office:value-type="float" office:value="0.0279184317733654">
                <text:p>0.0279184317733654</text:p>
              </table:table-cell>
              <table:table-cell office:value-type="float" office:value="0.593323605959619">
                <text:p>0.5933236059596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42734378786102">
                <text:p>0.142734378786102</text:p>
              </table:table-cell>
              <table:table-cell office:value-type="float" office:value="0.0271488314233096">
                <text:p>0.0271488314233096</text:p>
              </table:table-cell>
              <table:table-cell office:value-type="float" office:value="0.604405433383373">
                <text:p>0.6044054333833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4021890100128">
                <text:p>0.14021890100128</text:p>
              </table:table-cell>
              <table:table-cell office:value-type="float" office:value="0.026578824324869">
                <text:p>0.026578824324869</text:p>
              </table:table-cell>
              <table:table-cell office:value-type="float" office:value="0.615029059077479">
                <text:p>0.6150290590774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37694878059768">
                <text:p>0.137694878059768</text:p>
              </table:table-cell>
              <table:table-cell office:value-type="float" office:value="0.0262087074383982">
                <text:p>0.0262087074383982</text:p>
              </table:table-cell>
              <table:table-cell office:value-type="float" office:value="0.625182396321207">
                <text:p>0.6251823963212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35179341740094">
                <text:p>0.135179341740094</text:p>
              </table:table-cell>
              <table:table-cell office:value-type="float" office:value="0.0260257223384816">
                <text:p>0.0260257223384816</text:p>
              </table:table-cell>
              <table:table-cell office:value-type="float" office:value="0.634856944391061">
                <text:p>0.6348569443910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3268786262266">
                <text:p>0.13268786262266</text:p>
              </table:table-cell>
              <table:table-cell office:value-type="float" office:value="0.026007156244902">
                <text:p>0.026007156244902</text:p>
              </table:table-cell>
              <table:table-cell office:value-type="float" office:value="0.644047574436878">
                <text:p>0.6440475744368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30234474195873">
                <text:p>0.130234474195873</text:p>
              </table:table-cell>
              <table:table-cell office:value-type="float" office:value="0.0261235391230854">
                <text:p>0.0261235391230854</text:p>
              </table:table-cell>
              <table:table-cell office:value-type="float" office:value="0.652752278718961">
                <text:p>0.6527522787189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27831634289999">
                <text:p>0.127831634289999</text:p>
              </table:table-cell>
              <table:table-cell office:value-type="float" office:value="0.026341715534586">
                <text:p>0.026341715534586</text:p>
              </table:table-cell>
              <table:table-cell office:value-type="float" office:value="0.660971932028066">
                <text:p>0.6609719320280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25490220790409">
                <text:p>0.125490220790409</text:p>
              </table:table-cell>
              <table:table-cell office:value-type="float" office:value="0.0266276185263152">
                <text:p>0.0266276185263152</text:p>
              </table:table-cell>
              <table:table-cell office:value-type="float" office:value="0.668710087444142">
                <text:p>0.6687100874441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23219555638546">
                <text:p>0.123219555638546</text:p>
              </table:table-cell>
              <table:table-cell office:value-type="float" office:value="0.0269486205022754">
                <text:p>0.0269486205022754</text:p>
              </table:table-cell>
              <table:table-cell office:value-type="float" office:value="0.675972809129656">
                <text:p>0.6759728091296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21027455012726">
                <text:p>0.121027455012726</text:p>
              </table:table-cell>
              <table:table-cell office:value-type="float" office:value="0.0272753861223702">
                <text:p>0.0272753861223702</text:p>
              </table:table-cell>
              <table:table-cell office:value-type="float" office:value="0.682768528487626">
                <text:p>0.6827685284876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18920295510539">
                <text:p>0.118920295510539</text:p>
              </table:table-cell>
              <table:table-cell office:value-type="float" office:value="0.0275831953271315">
                <text:p>0.0275831953271315</text:p>
              </table:table-cell>
              <table:table-cell office:value-type="float" office:value="0.689107901272679">
                <text:p>0.6891079012726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16903097228716">
                <text:p>0.116903097228716</text:p>
              </table:table-cell>
              <table:table-cell office:value-type="float" office:value="0.0278527447849339">
                <text:p>0.0278527447849339</text:p>
              </table:table-cell>
              <table:table-cell office:value-type="float" office:value="0.695003650541474">
                <text:p>0.6950036505414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14979612623559">
                <text:p>0.114979612623559</text:p>
              </table:table-cell>
              <table:table-cell office:value-type="float" office:value="0.0280704660482283">
                <text:p>0.0280704660482283</text:p>
              </table:table-cell>
              <table:table-cell office:value-type="float" office:value="0.700470379529229">
                <text:p>0.7004703795292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13152421613404">
                <text:p>0.113152421613404</text:p>
              </table:table-cell>
              <table:table-cell office:value-type="float" office:value="0.0282284237215925">
                <text:p>0.0282284237215925</text:p>
              </table:table-cell>
              <table:table-cell office:value-type="float" office:value="0.70552435276177">
                <text:p>0.7055243527617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11423026348218">
                <text:p>0.111423026348218</text:p>
              </table:table-cell>
              <table:table-cell office:value-type="float" office:value="0.0283238709711728">
                <text:p>0.0283238709711728</text:p>
              </table:table-cell>
              <table:table-cell office:value-type="float" office:value="0.710183248867902">
                <text:p>0.7101832488679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09791943557681">
                <text:p>0.109791943557681</text:p>
              </table:table-cell>
              <table:table-cell office:value-type="float" office:value="0.028358549501383">
                <text:p>0.028358549501383</text:p>
              </table:table-cell>
              <table:table-cell office:value-type="float" office:value="0.714465892250798">
                <text:p>0.7144658922507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0825879295504">
                <text:p>0.10825879295504</text:p>
              </table:table-cell>
              <table:table-cell office:value-type="float" office:value="0.0283378207931618">
                <text:p>0.0283378207931618</text:p>
              </table:table-cell>
              <table:table-cell office:value-type="float" office:value="0.718391978463732">
                <text:p>0.7183919784637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06822380116839">
                <text:p>0.106822380116839</text:p>
              </table:table-cell>
              <table:table-cell office:value-type="float" office:value="0.0282697129764876">
                <text:p>0.0282697129764876</text:p>
              </table:table-cell>
              <table:table-cell office:value-type="float" office:value="0.721981801666112">
                <text:p>0.7219818016661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05480772667832">
                <text:p>0.105480772667832</text:p>
              </table:table-cell>
              <table:table-cell office:value-type="float" office:value="0.0281639572985363">
                <text:p>0.0281639572985363</text:p>
              </table:table-cell>
              <table:table-cell office:value-type="float" office:value="0.725255995680948">
                <text:p>0.7252559956809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04231372588545">
                <text:p>0.104231372588545</text:p>
              </table:table-cell>
              <table:table-cell office:value-type="float" office:value="0.0280310779200779">
                <text:p>0.0280310779200779</text:p>
              </table:table-cell>
              <table:table-cell office:value-type="float" office:value="0.728235295220848">
                <text:p>0.7282352952208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03070980275455">
                <text:p>0.103070980275455</text:p>
              </table:table-cell>
              <table:table-cell office:value-type="float" office:value="0.0278815834030062">
                <text:p>0.0278815834030062</text:p>
              </table:table-cell>
              <table:table-cell office:value-type="float" office:value="0.730940318526815">
                <text:p>0.7309403185268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01995856957526">
                <text:p>0.101995856957526</text:p>
              </table:table-cell>
              <table:table-cell office:value-type="float" office:value="0.0277252950448205">
                <text:p>0.0277252950448205</text:p>
              </table:table-cell>
              <table:table-cell office:value-type="float" office:value="0.733391375492033">
                <text:p>0.7333913754920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01001780332021">
                <text:p>0.101001780332021</text:p>
              </table:table-cell>
              <table:table-cell office:value-type="float" office:value="0.027570831411779">
                <text:p>0.027570831411779</text:p>
              </table:table-cell>
              <table:table-cell office:value-type="float" office:value="0.735608296979058">
                <text:p>0.7356082969790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00084099049092">
                <text:p>0.100084099049092</text:p>
              </table:table-cell>
              <table:table-cell office:value-type="float" office:value="0.0274252565472971">
                <text:p>0.0274252565472971</text:p>
              </table:table-cell>
              <table:table-cell office:value-type="float" office:value="0.737610285594069">
                <text:p>0.7376102855940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99237784214291">
                <text:p>0.099237784214291</text:p>
              </table:table-cell>
              <table:table-cell office:value-type="float" office:value="0.0272938862881731">
                <text:p>0.0272938862881731</text:p>
              </table:table-cell>
              <table:table-cell office:value-type="float" office:value="0.73941578574542">
                <text:p>0.739415785745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984574794725412">
                <text:p>0.0984574794725412</text:p>
              </table:table-cell>
              <table:table-cell office:value-type="float" office:value="0.0271802393918726">
                <text:p>0.0271802393918726</text:p>
              </table:table-cell>
              <table:table-cell office:value-type="float" office:value="0.741042369361747">
                <text:p>0.7410423693617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977375509543278">
                <text:p>0.0977375509543278</text:p>
              </table:table-cell>
              <table:table-cell office:value-type="float" office:value="0.0270861116176992">
                <text:p>0.0270861116176992</text:p>
              </table:table-cell>
              <table:table-cell office:value-type="float" office:value="0.742506639036494">
                <text:p>0.7425066390364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970721372988391">
                <text:p>0.0970721372988391</text:p>
              </table:table-cell>
              <table:table-cell office:value-type="float" office:value="0.0270117481937855">
                <text:p>0.0270117481937855</text:p>
              </table:table-cell>
              <table:table-cell office:value-type="float" office:value="0.74382414478532">
                <text:p>0.743824144785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964551996580857">
                <text:p>0.0964551996580857</text:p>
              </table:table-cell>
              <table:table-cell office:value-type="float" office:value="0.0269560864057648">
                <text:p>0.0269560864057648</text:p>
              </table:table-cell>
              <table:table-cell office:value-type="float" office:value="0.74500931588016">
                <text:p>0.745009315880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95880574660907">
                <text:p>0.095880574660907</text:p>
              </table:table-cell>
              <table:table-cell office:value-type="float" office:value="0.0269170416714159">
                <text:p>0.0269170416714159</text:p>
              </table:table-cell>
              <table:table-cell office:value-type="float" office:value="0.746075407478293">
                <text:p>0.7460754074782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953420258887772">
                <text:p>0.0953420258887772</text:p>
              </table:table-cell>
              <table:table-cell office:value-type="float" office:value="0.0268918108175553">
                <text:p>0.0268918108175553</text:p>
              </table:table-cell>
              <table:table-cell office:value-type="float" office:value="0.747034459743376">
                <text:p>0.7470344597433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948332995059503">
                <text:p>0.0948332995059503</text:p>
              </table:table-cell>
              <table:table-cell office:value-type="float" office:value="0.0268771708185924">
                <text:p>0.0268771708185924</text:p>
              </table:table-cell>
              <table:table-cell office:value-type="float" office:value="0.747897272095406">
                <text:p>0.7478972720954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943481780502284">
                <text:p>0.0943481780502284</text:p>
              </table:table-cell>
              <table:table-cell office:value-type="float" office:value="0.0268697539826546">
                <text:p>0.0268697539826546</text:p>
              </table:table-cell>
              <table:table-cell office:value-type="float" office:value="0.748673388901284">
                <text:p>0.7486733889012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938805364820716">
                <text:p>0.0938805364820716</text:p>
              </table:table-cell>
              <table:table-cell office:value-type="float" office:value="0.0268662865278652">
                <text:p>0.0268662865278652</text:p>
              </table:table-cell>
              <table:table-cell office:value-type="float" office:value="0.749371097872598">
                <text:p>0.7493710978725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934243972427959">
                <text:p>0.0934243972427959</text:p>
              </table:table-cell>
              <table:table-cell office:value-type="float" office:value="0.0268637807384086">
                <text:p>0.0268637807384086</text:p>
              </table:table-cell>
              <table:table-cell office:value-type="float" office:value="0.749997440286601">
                <text:p>0.7499974402866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929739842097186">
                <text:p>0.0929739842097186</text:p>
              </table:table-cell>
              <table:table-cell office:value-type="float" office:value="0.0268596769241619">
                <text:p>0.0268596769241619</text:p>
              </table:table-cell>
              <table:table-cell office:value-type="float" office:value="0.75055823039509">
                <text:p>0.750558230395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925237751836817">
                <text:p>0.0925237751836817</text:p>
              </table:table-cell>
              <table:table-cell office:value-type="float" office:value="0.0268519338231608">
                <text:p>0.0268519338231608</text:p>
              </table:table-cell>
              <table:table-cell office:value-type="float" office:value="0.751058086184593">
                <text:p>0.7510580861845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920685515510364">
                <text:p>0.0920685515510364</text:p>
              </table:table-cell>
              <table:table-cell office:value-type="float" office:value="0.0268390710996312">
                <text:p>0.0268390710996312</text:p>
              </table:table-cell>
              <table:table-cell office:value-type="float" office:value="0.751500467869232">
                <text:p>0.7515004678692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916034436271966">
                <text:p>0.0916034436271966</text:p>
              </table:table-cell>
              <table:table-cell office:value-type="float" office:value="0.0268201686125036">
                <text:p>0.0268201686125036</text:p>
              </table:table-cell>
              <table:table-cell office:value-type="float" office:value="0.75188772535105">
                <text:p>0.751887725351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911239733889166">
                <text:p>0.0911239733889166</text:p>
              </table:table-cell>
              <table:table-cell office:value-type="float" office:value="0.0267948304753752">
                <text:p>0.0267948304753752</text:p>
              </table:table-cell>
              <table:table-cell office:value-type="float" office:value="0.752221154115377">
                <text:p>0.7522211541153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906260893608086">
                <text:p>0.0906260893608086</text:p>
              </table:table-cell>
              <table:table-cell office:value-type="float" office:value="0.026763121546783">
                <text:p>0.026763121546783</text:p>
              </table:table-cell>
              <table:table-cell office:value-type="float" office:value="0.752501057065917">
                <text:p>0.7525010570659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901061985549931">
                <text:p>0.0901061985549931</text:p>
              </table:table-cell>
              <table:table-cell office:value-type="float" office:value="0.0267254856702553">
                <text:p>0.0267254856702553</text:p>
              </table:table-cell>
              <table:table-cell office:value-type="float" office:value="0.752726814731555">
                <text:p>0.7527268147315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895611893553475">
                <text:p>0.0895611893553475</text:p>
              </table:table-cell>
              <table:table-cell office:value-type="float" office:value="0.0266826533732644">
                <text:p>0.0266826533732644</text:p>
              </table:table-cell>
              <table:table-cell office:value-type="float" office:value="0.752896960154348">
                <text:p>0.7528969601543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889884494124794">
                <text:p>0.0889884494124794</text:p>
              </table:table-cell>
              <table:table-cell office:value-type="float" office:value="0.0266355473142895">
                <text:p>0.0266355473142895</text:p>
              </table:table-cell>
              <table:table-cell office:value-type="float" office:value="0.753009259676522">
                <text:p>0.7530092596765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883858757429398">
                <text:p>0.0883858757429398</text:p>
              </table:table-cell>
              <table:table-cell office:value-type="float" office:value="0.0265851912118931">
                <text:p>0.0265851912118931</text:p>
              </table:table-cell>
              <table:table-cell office:value-type="float" office:value="0.753060798696123">
                <text:p>0.75306079869612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877518775915884">
                <text:p>0.0877518775915884</text:p>
              </table:table-cell>
              <table:table-cell office:value-type="float" office:value="0.0265326281583783">
                <text:p>0.0265326281583783</text:p>
              </table:table-cell>
              <table:table-cell office:value-type="float" office:value="0.753048069648522">
                <text:p>0.7530480696485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870853725811385">
                <text:p>0.0870853725811385</text:p>
              </table:table-cell>
              <table:table-cell office:value-type="float" office:value="0.0264788511885423">
                <text:p>0.0264788511885423</text:p>
              </table:table-cell>
              <table:table-cell office:value-type="float" office:value="0.752967064082205">
                <text:p>0.7529670640822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863857759336502">
                <text:p>0.0863857759336502</text:p>
              </table:table-cell>
              <table:table-cell office:value-type="float" office:value="0.0264247491527226">
                <text:p>0.0264247491527226</text:p>
              </table:table-cell>
              <table:table-cell office:value-type="float" office:value="0.752813364864428">
                <text:p>0.7528133648644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856529825209173">
                <text:p>0.0856529825209173</text:p>
              </table:table-cell>
              <table:table-cell office:value-type="float" office:value="0.0263710680338813">
                <text:p>0.0263710680338813</text:p>
              </table:table-cell>
              <table:table-cell office:value-type="float" office:value="0.752582239237944">
                <text:p>0.7525822392379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848873447272698">
                <text:p>0.0848873447272698</text:p>
              </table:table-cell>
              <table:table-cell office:value-type="float" office:value="0.0263183881996673">
                <text:p>0.0263183881996673</text:p>
              </table:table-cell>
              <table:table-cell office:value-type="float" office:value="0.752268731642164">
                <text:p>0.7522687316421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840896427766417">
                <text:p>0.0840896427766417</text:p>
              </table:table-cell>
              <table:table-cell office:value-type="float" office:value="0.0262671157056846">
                <text:p>0.0262671157056846</text:p>
              </table:table-cell>
              <table:table-cell office:value-type="float" office:value="0.751867753695526">
                <text:p>0.7518677536955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832610522363934">
                <text:p>0.0832610522363934</text:p>
              </table:table-cell>
              <table:table-cell office:value-type="float" office:value="0.0262174864568512">
                <text:p>0.0262174864568512</text:p>
              </table:table-cell>
              <table:table-cell office:value-type="float" office:value="0.751374171865257">
                <text:p>0.7513741718652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824031070046725">
                <text:p>0.0824031070046725</text:p>
              </table:table-cell>
              <table:table-cell office:value-type="float" office:value="0.0261695801315599">
                <text:p>0.0261695801315599</text:p>
              </table:table-cell>
              <table:table-cell office:value-type="float" office:value="0.7507828918277">
                <text:p>0.75078289182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815176592657198">
                <text:p>0.0815176592657198</text:p>
              </table:table-cell>
              <table:table-cell office:value-type="float" office:value="0.0261233420495426">
                <text:p>0.0261233420495426</text:p>
              </table:table-cell>
              <table:table-cell office:value-type="float" office:value="0.750088936862792">
                <text:p>0.7500889368627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06068376841308">
                <text:p>0.0806068376841308</text:p>
              </table:table-cell>
              <table:table-cell office:value-type="float" office:value="0.0260786095503838">
                <text:p>0.0260786095503838</text:p>
              </table:table-cell>
              <table:table-cell office:value-type="float" office:value="0.749287522389813">
                <text:p>0.7492875223898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796730042486662">
                <text:p>0.0796730042486662</text:p>
              </table:table-cell>
              <table:table-cell office:value-type="float" office:value="0.0260351411881764">
                <text:p>0.0260351411881764</text:p>
              </table:table-cell>
              <table:table-cell office:value-type="float" office:value="0.748374123104217">
                <text:p>0.7483741231042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787187099312893">
                <text:p>0.0787187099312893</text:p>
              </table:table-cell>
              <table:table-cell office:value-type="float" office:value="0.0259926457425955">
                <text:p>0.0259926457425955</text:p>
              </table:table-cell>
              <table:table-cell office:value-type="float" office:value="0.747344533976443">
                <text:p>0.7473445339764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7774665242807">
                <text:p>0.07774665242807</text:p>
              </table:table-cell>
              <table:table-cell office:value-type="float" office:value="0.0259508099131958">
                <text:p>0.0259508099131958</text:p>
              </table:table-cell>
              <table:table-cell office:value-type="float" office:value="0.746194924767227">
                <text:p>0.7461949247672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767596322915291">
                <text:p>0.0767596322915291</text:p>
              </table:table-cell>
              <table:table-cell office:value-type="float" office:value="0.0259093225622605">
                <text:p>0.0259093225622605</text:p>
              </table:table-cell>
              <table:table-cell office:value-type="float" office:value="0.744921885777669">
                <text:p>0.7449218857776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757605135139235">
                <text:p>0.0757605135139235</text:p>
              </table:table-cell>
              <table:table-cell office:value-type="float" office:value="0.0258678951597494">
                <text:p>0.0258678951597494</text:p>
              </table:table-cell>
              <table:table-cell office:value-type="float" office:value="0.743522467711172">
                <text:p>0.7435224677111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74752183637835">
                <text:p>0.074752183637835</text:p>
              </table:table-cell>
              <table:table-cell office:value-type="float" office:value="0.0258262771787271">
                <text:p>0.0258262771787271</text:p>
              </table:table-cell>
              <table:table-cell office:value-type="float" office:value="0.741994212506175">
                <text:p>0.7419942125061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737375182093929">
                <text:p>0.0737375182093929</text:p>
              </table:table-cell>
              <table:table-cell office:value-type="float" office:value="0.0257842669355033">
                <text:p>0.0257842669355033</text:p>
              </table:table-cell>
              <table:table-cell office:value-type="float" office:value="0.740335177183013">
                <text:p>0.7403351771830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727193473921504">
                <text:p>0.0727193473921504</text:p>
              </table:table-cell>
              <table:table-cell office:value-type="float" office:value="0.0257417172813781">
                <text:p>0.0257417172813781</text:p>
              </table:table-cell>
              <table:table-cell office:value-type="float" office:value="0.738543950729073">
                <text:p>0.7385439507290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71700425645237">
                <text:p>0.071700425645237</text:p>
              </table:table-cell>
              <table:table-cell office:value-type="float" office:value="0.0256985373309673">
                <text:p>0.0256985373309673</text:p>
              </table:table-cell>
              <table:table-cell office:value-type="float" office:value="0.736619662493221">
                <text:p>0.7366196624932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706834050348895">
                <text:p>0.0706834050348895</text:p>
              </table:table-cell>
              <table:table-cell office:value-type="float" office:value="0.0256546900435834">
                <text:p>0.0256546900435834</text:p>
              </table:table-cell>
              <table:table-cell office:value-type="float" office:value="0.734561985261131">
                <text:p>0.7345619852611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696708118440147">
                <text:p>0.0696708118440147</text:p>
              </table:table-cell>
              <table:table-cell office:value-type="float" office:value="0.0256101871935078">
                <text:p>0.0256101871935078</text:p>
              </table:table-cell>
              <table:table-cell office:value-type="float" office:value="0.732371130547541">
                <text:p>0.7323711305475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686650258466034">
                <text:p>0.0686650258466034</text:p>
              </table:table-cell>
              <table:table-cell office:value-type="float" office:value="0.0255650817658419">
                <text:p>0.0255650817658419</text:p>
              </table:table-cell>
              <table:table-cell office:value-type="float" office:value="0.730047838348846">
                <text:p>0.7300478383488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676682646773685">
                <text:p>0.0676682646773685</text:p>
              </table:table-cell>
              <table:table-cell office:value-type="float" office:value="0.0255194593123563">
                <text:p>0.0255194593123563</text:p>
              </table:table-cell>
              <table:table-cell office:value-type="float" office:value="0.727593361935369">
                <text:p>0.7275933619353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666825688539624">
                <text:p>0.0666825688539624</text:p>
              </table:table-cell>
              <table:table-cell office:value-type="float" office:value="0.0254734283437127">
                <text:p>0.0254734283437127</text:p>
              </table:table-cell>
              <table:table-cell office:value-type="float" office:value="0.725009446260763">
                <text:p>0.72500944626076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657097926896524">
                <text:p>0.0657097926896524</text:p>
              </table:table-cell>
              <table:table-cell office:value-type="float" office:value="0.0254271110970965">
                <text:p>0.0254271110970965</text:p>
              </table:table-cell>
              <table:table-cell office:value-type="float" office:value="0.722298303579019">
                <text:p>0.7222983035790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647515955276845">
                <text:p>0.0647515955276845</text:p>
              </table:table-cell>
              <table:table-cell office:value-type="float" office:value="0.0253806345797167">
                <text:p>0.0253806345797167</text:p>
              </table:table-cell>
              <table:table-cell office:value-type="float" office:value="0.719462583803981">
                <text:p>0.7194625838039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638094374254099">
                <text:p>0.0638094374254099</text:p>
              </table:table-cell>
              <table:table-cell office:value-type="float" office:value="0.0253341230099023">
                <text:p>0.0253341230099023</text:p>
              </table:table-cell>
              <table:table-cell office:value-type="float" office:value="0.716505342168106">
                <text:p>0.7165053421681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628845765814085">
                <text:p>0.0628845765814085</text:p>
              </table:table-cell>
              <table:table-cell office:value-type="float" office:value="0.0252876912310677">
                <text:p>0.0252876912310677</text:p>
              </table:table-cell>
              <table:table-cell office:value-type="float" office:value="0.713430004630089">
                <text:p>0.7134300046300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61978068927996">
                <text:p>0.061978068927996</text:p>
              </table:table-cell>
              <table:table-cell office:value-type="float" office:value="0.0252414400330847">
                <text:p>0.0252414400330847</text:p>
              </table:table-cell>
              <table:table-cell office:value-type="float" office:value="0.710240329855394">
                <text:p>0.7102403298553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610907700774304">
                <text:p>0.0610907700774304</text:p>
              </table:table-cell>
              <table:table-cell office:value-type="float" office:value="0.0251954526482197">
                <text:p>0.0251954526482197</text:p>
              </table:table-cell>
              <table:table-cell office:value-type="float" office:value="0.706940371118764">
                <text:p>0.7069403711187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602233389894249">
                <text:p>0.0602233389894249</text:p>
              </table:table-cell>
              <table:table-cell office:value-type="float" office:value="0.0251497931509186">
                <text:p>0.0251497931509186</text:p>
              </table:table-cell>
              <table:table-cell office:value-type="float" office:value="0.703534435838191">
                <text:p>0.7035344358381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59376242531984">
                <text:p>0.059376242531984</text:p>
              </table:table-cell>
              <table:table-cell office:value-type="float" office:value="0.0251045058688721">
                <text:p>0.0251045058688721</text:p>
              </table:table-cell>
              <table:table-cell office:value-type="float" office:value="0.700027045003077">
                <text:p>0.7000270450030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585497631871348">
                <text:p>0.0585497631871348</text:p>
              </table:table-cell>
              <table:table-cell office:value-type="float" office:value="0.0250596163247365">
                <text:p>0.0250596163247365</text:p>
              </table:table-cell>
              <table:table-cell office:value-type="float" office:value="0.696422893028056">
                <text:p>0.6964228930280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577440054557402">
                <text:p>0.0577440054557402</text:p>
              </table:table-cell>
              <table:table-cell office:value-type="float" office:value="0.0250151327936955">
                <text:p>0.0250151327936955</text:p>
              </table:table-cell>
              <table:table-cell office:value-type="float" office:value="0.692726806558866">
                <text:p>0.69272680655886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569589061050514">
                <text:p>0.0569589061050514</text:p>
              </table:table-cell>
              <table:table-cell office:value-type="float" office:value="0.0249710488772446">
                <text:p>0.0249710488772446</text:p>
              </table:table-cell>
              <table:table-cell office:value-type="float" office:value="0.688943705586267">
                <text:p>0.6889437055862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561942428053876">
                <text:p>0.0561942428053876</text:p>
              </table:table-cell>
              <table:table-cell office:value-type="float" office:value="0.024927346180616">
                <text:p>0.024927346180616</text:p>
              </table:table-cell>
              <table:table-cell office:value-type="float" office:value="0.685078564266362">
                <text:p>0.6850785642663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554496452845124">
                <text:p>0.0554496452845124</text:p>
              </table:table-cell>
              <table:table-cell office:value-type="float" office:value="0.0248839975311946">
                <text:p>0.0248839975311946</text:p>
              </table:table-cell>
              <table:table-cell office:value-type="float" office:value="0.681136373701791">
                <text:p>0.6811363737017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547246064312654">
                <text:p>0.0547246064312654</text:p>
              </table:table-cell>
              <table:table-cell office:value-type="float" office:value="0.0248409698095755">
                <text:p>0.0248409698095755</text:p>
              </table:table-cell>
              <table:table-cell office:value-type="float" office:value="0.677122106862549">
                <text:p>0.6771221068625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540184938613089">
                <text:p>0.0540184938613089</text:p>
              </table:table-cell>
              <table:table-cell office:value-type="float" office:value="0.0247982269665969">
                <text:p>0.0247982269665969</text:p>
              </table:table-cell>
              <table:table-cell office:value-type="float" office:value="0.673040684191259">
                <text:p>0.6730406841912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533305622567488">
                <text:p>0.0533305622567488</text:p>
              </table:table-cell>
              <table:table-cell office:value-type="float" office:value="0.0247557323207687">
                <text:p>0.0247557323207687</text:p>
              </table:table-cell>
              <table:table-cell office:value-type="float" office:value="0.668896942866495">
                <text:p>0.6688969428664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526599659582058">
                <text:p>0.0526599659582058</text:p>
              </table:table-cell>
              <table:table-cell office:value-type="float" office:value="0.0247134508095772">
                <text:p>0.0247134508095772</text:p>
              </table:table-cell>
              <table:table-cell office:value-type="float" office:value="0.664695607149504">
                <text:p>0.6646956071495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520057711144092">
                <text:p>0.0520057711144092</text:p>
              </table:table-cell>
              <table:table-cell office:value-type="float" office:value="0.02467135039889">
                <text:p>0.02467135039889</text:p>
              </table:table-cell>
              <table:table-cell office:value-type="float" office:value="0.660441261705974">
                <text:p>0.66044126170597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513669696457809">
                <text:p>0.0513669696457809</text:p>
              </table:table-cell>
              <table:table-cell office:value-type="float" office:value="0.0246294033432568">
                <text:p>0.0246294033432568</text:p>
              </table:table-cell>
              <table:table-cell office:value-type="float" office:value="0.656138328032393">
                <text:p>0.65613832803239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507424911433893">
                <text:p>0.0507424911433893</text:p>
              </table:table-cell>
              <table:table-cell office:value-type="float" office:value="0.0245875866376989">
                <text:p>0.0245875866376989</text:p>
              </table:table-cell>
              <table:table-cell office:value-type="float" office:value="0.651791042624389">
                <text:p>0.6517910426243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501312164074078">
                <text:p>0.0501312164074078</text:p>
              </table:table-cell>
              <table:table-cell office:value-type="float" office:value="0.0245458823848114">
                <text:p>0.0245458823848114</text:p>
              </table:table-cell>
              <table:table-cell office:value-type="float" office:value="0.647403438420832">
                <text:p>0.6474034384208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495319901775704">
                <text:p>0.0495319901775704</text:p>
              </table:table-cell>
              <table:table-cell office:value-type="float" office:value="0.0245042774334077">
                <text:p>0.0245042774334077</text:p>
              </table:table-cell>
              <table:table-cell office:value-type="float" office:value="0.642979329512267">
                <text:p>0.6429793295122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489436335774987">
                <text:p>0.0489436335774987</text:p>
              </table:table-cell>
              <table:table-cell office:value-type="float" office:value="0.0244627631058726">
                <text:p>0.0244627631058726</text:p>
              </table:table-cell>
              <table:table-cell office:value-type="float" office:value="0.638522297430014">
                <text:p>0.6385222974300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483649565992811">
                <text:p>0.0483649565992811</text:p>
              </table:table-cell>
              <table:table-cell office:value-type="float" office:value="0.0244213343366731">
                <text:p>0.0244213343366731</text:p>
              </table:table-cell>
              <table:table-cell office:value-type="float" office:value="0.63403568171902">
                <text:p>0.634035681719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477947701164813">
                <text:p>0.0477947701164813</text:p>
              </table:table-cell>
              <table:table-cell office:value-type="float" office:value="0.024379989060267">
                <text:p>0.024379989060267</text:p>
              </table:table-cell>
              <table:table-cell office:value-type="float" office:value="0.629522572029889">
                <text:p>0.6295225720298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472318967432092">
                <text:p>0.0472318967432092</text:p>
              </table:table-cell>
              <table:table-cell office:value-type="float" office:value="0.0243387271891115">
                <text:p>0.0243387271891115</text:p>
              </table:table-cell>
              <table:table-cell office:value-type="float" office:value="0.624985803383257">
                <text:p>0.6249858033832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466751828248103">
                <text:p>0.0466751828248103</text:p>
              </table:table-cell>
              <table:table-cell office:value-type="float" office:value="0.0242975499469638">
                <text:p>0.0242975499469638</text:p>
              </table:table-cell>
              <table:table-cell office:value-type="float" office:value="0.620427954580685">
                <text:p>0.6204279545806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46123507323817">
                <text:p>0.046123507323817</text:p>
              </table:table-cell>
              <table:table-cell office:value-type="float" office:value="0.0242564589481302">
                <text:p>0.0242564589481302</text:p>
              </table:table-cell>
              <table:table-cell office:value-type="float" office:value="0.615851347824062">
                <text:p>0.6158513478240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455757926915608">
                <text:p>0.0455757926915608</text:p>
              </table:table-cell>
              <table:table-cell office:value-type="float" office:value="0.0242154557084477">
                <text:p>0.0242154557084477</text:p>
              </table:table-cell>
              <table:table-cell office:value-type="float" office:value="0.611258052276367">
                <text:p>0.6112580522763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450310124848925">
                <text:p>0.0450310124848925</text:p>
              </table:table-cell>
              <table:table-cell office:value-type="float" office:value="0.0241745409699976">
                <text:p>0.0241745409699976</text:p>
              </table:table-cell>
              <table:table-cell office:value-type="float" office:value="0.606649888565472">
                <text:p>0.6066498885654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444881998165857">
                <text:p>0.0444881998165857</text:p>
              </table:table-cell>
              <table:table-cell office:value-type="float" office:value="0.0241337145191001">
                <text:p>0.0241337145191001</text:p>
              </table:table-cell>
              <table:table-cell office:value-type="float" office:value="0.602028435935195">
                <text:p>0.6020284359351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439464542052043">
                <text:p>0.0439464542052043</text:p>
              </table:table-cell>
              <table:table-cell office:value-type="float" office:value="0.0240929747996744">
                <text:p>0.0240929747996744</text:p>
              </table:table-cell>
              <table:table-cell office:value-type="float" office:value="0.597395041782897">
                <text:p>0.5973950417828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434049473819198">
                <text:p>0.0434049473819198</text:p>
              </table:table-cell>
              <table:table-cell office:value-type="float" office:value="0.0240523190462747">
                <text:p>0.0240523190462747</text:p>
              </table:table-cell>
              <table:table-cell office:value-type="float" office:value="0.592750831730965">
                <text:p>0.5927508317309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428629284334424">
                <text:p>0.0428629284334424</text:p>
              </table:table-cell>
              <table:table-cell office:value-type="float" office:value="0.0240117431697484">
                <text:p>0.0240117431697484</text:p>
              </table:table-cell>
              <table:table-cell office:value-type="float" office:value="0.588096722733897">
                <text:p>0.5880967227338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423197278418448">
                <text:p>0.0423197278418448</text:p>
              </table:table-cell>
              <table:table-cell office:value-type="float" office:value="0.0239712421219031">
                <text:p>0.0239712421219031</text:p>
              </table:table-cell>
              <table:table-cell office:value-type="float" office:value="0.583433436329828">
                <text:p>0.58343343632982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417747598237261">
                <text:p>0.0417747598237261</text:p>
              </table:table-cell>
              <table:table-cell office:value-type="float" office:value="0.0239308099850483">
                <text:p>0.0239308099850483</text:p>
              </table:table-cell>
              <table:table-cell office:value-type="float" office:value="0.578761513532158">
                <text:p>0.5787615135321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412275253221933">
                <text:p>0.0412275253221933</text:p>
              </table:table-cell>
              <table:table-cell office:value-type="float" office:value="0.0238904404527905">
                <text:p>0.0238904404527905</text:p>
              </table:table-cell>
              <table:table-cell office:value-type="float" office:value="0.574081331217641">
                <text:p>0.5740813312176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406776115541192">
                <text:p>0.0406776115541192</text:p>
              </table:table-cell>
              <table:table-cell office:value-type="float" office:value="0.0238501270142938">
                <text:p>0.0238501270142938</text:p>
              </table:table-cell>
              <table:table-cell office:value-type="float" office:value="0.569393117980724">
                <text:p>0.5693931179807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401246932623459">
                <text:p>0.0401246932623459</text:p>
              </table:table-cell>
              <table:table-cell office:value-type="float" office:value="0.0238098634599447">
                <text:p>0.0238098634599447</text:p>
              </table:table-cell>
              <table:table-cell office:value-type="float" office:value="0.564696972086429">
                <text:p>0.5646969720864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395685305912101">
                <text:p>0.0395685305912101</text:p>
              </table:table-cell>
              <table:table-cell office:value-type="float" office:value="0.0237696440430479">
                <text:p>0.0237696440430479</text:p>
              </table:table-cell>
              <table:table-cell office:value-type="float" office:value="0.559992878475066">
                <text:p>0.55999287847506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390089677541477">
                <text:p>0.0390089677541477</text:p>
              </table:table-cell>
              <table:table-cell office:value-type="float" office:value="0.0237294639435373">
                <text:p>0.0237294639435373</text:p>
              </table:table-cell>
              <table:table-cell office:value-type="float" office:value="0.55528072647007">
                <text:p>0.555280726470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384459301940032">
                <text:p>0.0384459301940032</text:p>
              </table:table-cell>
              <table:table-cell office:value-type="float" office:value="0.0236893193241395">
                <text:p>0.0236893193241395</text:p>
              </table:table-cell>
              <table:table-cell office:value-type="float" office:value="0.550560327903113">
                <text:p>0.5505603279031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378794209063976">
                <text:p>0.0378794209063976</text:p>
              </table:table-cell>
              <table:table-cell office:value-type="float" office:value="0.0236492076990061">
                <text:p>0.0236492076990061</text:p>
              </table:table-cell>
              <table:table-cell office:value-type="float" office:value="0.545831433811095">
                <text:p>0.5458314338110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373095164086165">
                <text:p>0.0373095164086165</text:p>
              </table:table-cell>
              <table:table-cell office:value-type="float" office:value="0.0236091278653259">
                <text:p>0.0236091278653259</text:p>
              </table:table-cell>
              <table:table-cell office:value-type="float" office:value="0.541093752207011">
                <text:p>0.5410937522070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367363620261754">
                <text:p>0.0367363620261754</text:p>
              </table:table-cell>
              <table:table-cell office:value-type="float" office:value="0.0235690801422186">
                <text:p>0.0235690801422186</text:p>
              </table:table-cell>
              <table:table-cell office:value-type="float" office:value="0.536346964085235">
                <text:p>0.5363469640852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361601659957036">
                <text:p>0.0361601659957036</text:p>
              </table:table-cell>
              <table:table-cell office:value-type="float" office:value="0.0235290661959155">
                <text:p>0.0235290661959155</text:p>
              </table:table-cell>
              <table:table-cell office:value-type="float" office:value="0.531590739199742">
                <text:p>0.5315907391997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355811948098486">
                <text:p>0.0355811948098486</text:p>
              </table:table-cell>
              <table:table-cell office:value-type="float" office:value="0.0234890891492069">
                <text:p>0.0234890891492069</text:p>
              </table:table-cell>
              <table:table-cell office:value-type="float" office:value="0.526824751548374">
                <text:p>0.52682475154837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349997658051632">
                <text:p>0.0349997658051632</text:p>
              </table:table-cell>
              <table:table-cell office:value-type="float" office:value="0.0234491533229663">
                <text:p>0.0234491533229663</text:p>
              </table:table-cell>
              <table:table-cell office:value-type="float" office:value="0.522048692623414">
                <text:p>0.5220486926234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344162421732561">
                <text:p>0.0344162421732561</text:p>
              </table:table-cell>
              <table:table-cell office:value-type="float" office:value="0.0234092642623137">
                <text:p>0.0234092642623137</text:p>
              </table:table-cell>
              <table:table-cell office:value-type="float" office:value="0.51726228515897">
                <text:p>0.517262285158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338310253894733">
                <text:p>0.0338310253894733</text:p>
              </table:table-cell>
              <table:table-cell office:value-type="float" office:value="0.0233694284129532">
                <text:p>0.0233694284129532</text:p>
              </table:table-cell>
              <table:table-cell office:value-type="float" office:value="0.512465294450162">
                <text:p>0.5124652944501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332445492401308">
                <text:p>0.0332445492401308</text:p>
              </table:table-cell>
              <table:table-cell office:value-type="float" office:value="0.0233296531207336">
                <text:p>0.0233296531207336</text:p>
              </table:table-cell>
              <table:table-cell office:value-type="float" office:value="0.507657539022363">
                <text:p>0.5076575390223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326572731291531">
                <text:p>0.0326572731291531</text:p>
              </table:table-cell>
              <table:table-cell office:value-type="float" office:value="0.023289946269274">
                <text:p>0.023289946269274</text:p>
              </table:table-cell>
              <table:table-cell office:value-type="float" office:value="0.502838900449484">
                <text:p>0.5028389004494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320696757369412">
                <text:p>0.0320696757369412</text:p>
              </table:table-cell>
              <table:table-cell office:value-type="float" office:value="0.0232503162816084">
                <text:p>0.0232503162816084</text:p>
              </table:table-cell>
              <table:table-cell office:value-type="float" office:value="0.498009331024937">
                <text:p>0.4980093310249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314822481104898">
                <text:p>0.0314822481104898</text:p>
              </table:table-cell>
              <table:table-cell office:value-type="float" office:value="0.0232107717765872">
                <text:p>0.0232107717765872</text:p>
              </table:table-cell>
              <table:table-cell office:value-type="float" office:value="0.493168860539003">
                <text:p>0.4931688605390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308954886292512">
                <text:p>0.0308954886292512</text:p>
              </table:table-cell>
              <table:table-cell office:value-type="float" office:value="0.0231713215752176">
                <text:p>0.0231713215752176</text:p>
              </table:table-cell>
              <table:table-cell office:value-type="float" office:value="0.488317602275828">
                <text:p>0.4883176022758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303098958279735">
                <text:p>0.0303098958279735</text:p>
              </table:table-cell>
              <table:table-cell office:value-type="float" office:value="0.0231319744001882">
                <text:p>0.0231319744001882</text:p>
              </table:table-cell>
              <table:table-cell office:value-type="float" office:value="0.48345575641956">
                <text:p>0.483455756419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97259641971505">
                <text:p>0.0297259641971505</text:p>
              </table:table-cell>
              <table:table-cell office:value-type="float" office:value="0.0230927389147017">
                <text:p>0.0230927389147017</text:p>
              </table:table-cell>
              <table:table-cell office:value-type="float" office:value="0.478583613717845">
                <text:p>0.4785836137178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91441779304048">
                <text:p>0.0291441779304048</text:p>
              </table:table-cell>
              <table:table-cell office:value-type="float" office:value="0.0230536234565003">
                <text:p>0.0230536234565003</text:p>
              </table:table-cell>
              <table:table-cell office:value-type="float" office:value="0.473701556606615">
                <text:p>0.4737015566066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85650067327614">
                <text:p>0.0285650067327614</text:p>
              </table:table-cell>
              <table:table-cell office:value-type="float" office:value="0.0230146361302327">
                <text:p>0.0230146361302327</text:p>
              </table:table-cell>
              <table:table-cell office:value-type="float" office:value="0.468810059684924">
                <text:p>0.4688100596849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79889013777845">
                <text:p>0.0279889013777845</text:p>
              </table:table-cell>
              <table:table-cell office:value-type="float" office:value="0.0229757845628259">
                <text:p>0.0229757845628259</text:p>
              </table:table-cell>
              <table:table-cell office:value-type="float" office:value="0.463909689497763">
                <text:p>0.4639096894977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74162896324107">
                <text:p>0.0274162896324107</text:p>
              </table:table-cell>
              <table:table-cell office:value-type="float" office:value="0.0229370760435341">
                <text:p>0.0229370760435341</text:p>
              </table:table-cell>
              <table:table-cell office:value-type="float" office:value="0.459001102045012">
                <text:p>0.4590011020450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68475729628473">
                <text:p>0.0268475729628473</text:p>
              </table:table-cell>
              <table:table-cell office:value-type="float" office:value="0.0228985173069364">
                <text:p>0.0228985173069364</text:p>
              </table:table-cell>
              <table:table-cell office:value-type="float" office:value="0.454085040743762">
                <text:p>0.4540850407437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62831236274678">
                <text:p>0.0262831236274678</text:p>
              </table:table-cell>
              <table:table-cell office:value-type="float" office:value="0.0228601146943326">
                <text:p>0.0228601146943326</text:p>
              </table:table-cell>
              <table:table-cell office:value-type="float" office:value="0.449162332266009">
                <text:p>0.4491623322660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57232815733047">
                <text:p>0.0257232815733047</text:p>
              </table:table-cell>
              <table:table-cell office:value-type="float" office:value="0.0228218739713728">
                <text:p>0.0228218739713728</text:p>
              </table:table-cell>
              <table:table-cell office:value-type="float" office:value="0.444233882009898">
                <text:p>0.4442338820098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51683534535328">
                <text:p>0.0251683534535328</text:p>
              </table:table-cell>
              <table:table-cell office:value-type="float" office:value="0.0227838004886131">
                <text:p>0.0227838004886131</text:p>
              </table:table-cell>
              <table:table-cell office:value-type="float" office:value="0.439300669362042">
                <text:p>0.4393006693620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46186097034307">
                <text:p>0.0246186097034307</text:p>
              </table:table-cell>
              <table:table-cell office:value-type="float" office:value="0.0227458990228607">
                <text:p>0.0227458990228607</text:p>
              </table:table-cell>
              <table:table-cell office:value-type="float" office:value="0.434363741034213">
                <text:p>0.4343637410342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40742847120098">
                <text:p>0.0240742847120098</text:p>
              </table:table-cell>
              <table:table-cell office:value-type="float" office:value="0.02270817394161">
                <text:p>0.02270817394161</text:p>
              </table:table-cell>
              <table:table-cell office:value-type="float" office:value="0.429424205381446">
                <text:p>0.42942420538144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35355750250847">
                <text:p>0.0235355750250847</text:p>
              </table:table-cell>
              <table:table-cell office:value-type="float" office:value="0.0226706290440666">
                <text:p>0.0226706290440666</text:p>
              </table:table-cell>
              <table:table-cell office:value-type="float" office:value="0.424483224979538">
                <text:p>0.4244832249795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3002639622214">
                <text:p>0.023002639622214</text:p>
              </table:table-cell>
              <table:table-cell office:value-type="float" office:value="0.0226332677405201">
                <text:p>0.0226332677405201</text:p>
              </table:table-cell>
              <table:table-cell office:value-type="float" office:value="0.419542009390705">
                <text:p>0.4195420093907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224755999191188">
                <text:p>0.0224755999191188</text:p>
              </table:table-cell>
              <table:table-cell office:value-type="float" office:value="0.022596092877334">
                <text:p>0.022596092877334</text:p>
              </table:table-cell>
              <table:table-cell office:value-type="float" office:value="0.414601808111842">
                <text:p>0.41460180811184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19545400657779">
                <text:p>0.0219545400657779</text:p>
              </table:table-cell>
              <table:table-cell office:value-type="float" office:value="0.02255910692767">
                <text:p>0.02255910692767</text:p>
              </table:table-cell>
              <table:table-cell office:value-type="float" office:value="0.409663902158075">
                <text:p>0.4096639021580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14395079151802">
                <text:p>0.0214395079151802</text:p>
              </table:table-cell>
              <table:table-cell office:value-type="float" office:value="0.0225223118125962">
                <text:p>0.0225223118125962</text:p>
              </table:table-cell>
              <table:table-cell office:value-type="float" office:value="0.404729597008213">
                <text:p>0.4047295970082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209305162326145">
                <text:p>0.0209305162326145</text:p>
              </table:table-cell>
              <table:table-cell office:value-type="float" office:value="0.0224857090869958">
                <text:p>0.0224857090869958</text:p>
              </table:table-cell>
              <table:table-cell office:value-type="float" office:value="0.399800214352292">
                <text:p>0.3998002143522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04275435371978">
                <text:p>0.0204275435371978</text:p>
              </table:table-cell>
              <table:table-cell office:value-type="float" office:value="0.0224492997744456">
                <text:p>0.0224492997744456</text:p>
              </table:table-cell>
              <table:table-cell office:value-type="float" office:value="0.394877084384668">
                <text:p>0.3948770843846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99305368540174">
                <text:p>0.0199305368540174</text:p>
              </table:table-cell>
              <table:table-cell office:value-type="float" office:value="0.0224130845387482">
                <text:p>0.0224130845387482</text:p>
              </table:table-cell>
              <table:table-cell office:value-type="float" office:value="0.389961538782721">
                <text:p>0.38996153878272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94394123114415">
                <text:p>0.0194394123114415</text:p>
              </table:table-cell>
              <table:table-cell office:value-type="float" office:value="0.0223770635336294">
                <text:p>0.0223770635336294</text:p>
              </table:table-cell>
              <table:table-cell office:value-type="float" office:value="0.385054902642679">
                <text:p>0.3850549026426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89540585794484">
                <text:p>0.0189540585794484</text:p>
              </table:table-cell>
              <table:table-cell office:value-type="float" office:value="0.0223412365751453">
                <text:p>0.0223412365751453</text:p>
              </table:table-cell>
              <table:table-cell office:value-type="float" office:value="0.380158488229892">
                <text:p>0.3801584882298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84743380910284">
                <text:p>0.0184743380910284</text:p>
              </table:table-cell>
              <table:table-cell office:value-type="float" office:value="0.0223056029922866">
                <text:p>0.0223056029922866</text:p>
              </table:table-cell>
              <table:table-cell office:value-type="float" office:value="0.375273587801581">
                <text:p>0.3752735878015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80000900601648">
                <text:p>0.0180000900601648</text:p>
              </table:table-cell>
              <table:table-cell office:value-type="float" office:value="0.0222701618181947">
                <text:p>0.0222701618181947</text:p>
              </table:table-cell>
              <table:table-cell office:value-type="float" office:value="0.370401467372841">
                <text:p>0.37040146737284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7531132899911">
                <text:p>0.017531132899911</text:p>
              </table:table-cell>
              <table:table-cell office:value-type="float" office:value="0.0222349116327505">
                <text:p>0.0222349116327505</text:p>
              </table:table-cell>
              <table:table-cell office:value-type="float" office:value="0.36554336132634">
                <text:p>0.365543361326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7067266992736">
                <text:p>0.017067266992736</text:p>
              </table:table-cell>
              <table:table-cell office:value-type="float" office:value="0.0221998507669921">
                <text:p>0.0221998507669921</text:p>
              </table:table-cell>
              <table:table-cell office:value-type="float" office:value="0.360700466658856">
                <text:p>0.36070046665885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660827680941">
                <text:p>0.01660827680941</text:p>
              </table:table-cell>
              <table:table-cell office:value-type="float" office:value="0.0221649771609475">
                <text:p>0.0221649771609475</text:p>
              </table:table-cell>
              <table:table-cell office:value-type="float" office:value="0.35587393815438">
                <text:p>0.355873938154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61539346986116">
                <text:p>0.0161539346986116</text:p>
              </table:table-cell>
              <table:table-cell office:value-type="float" office:value="0.0221302885597026">
                <text:p>0.0221302885597026</text:p>
              </table:table-cell>
              <table:table-cell office:value-type="float" office:value="0.351064884622179">
                <text:p>0.3510648846221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57040022954504">
                <text:p>0.0157040022954504</text:p>
              </table:table-cell>
              <table:table-cell office:value-type="float" office:value="0.0220957823884871">
                <text:p>0.0220957823884871</text:p>
              </table:table-cell>
              <table:table-cell office:value-type="float" office:value="0.346274364427024">
                <text:p>0.3462743644270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52582345329805">
                <text:p>0.0152582345329805</text:p>
              </table:table-cell>
              <table:table-cell office:value-type="float" office:value="0.0220614559505146">
                <text:p>0.0220614559505146</text:p>
              </table:table-cell>
              <table:table-cell office:value-type="float" office:value="0.341503383104513">
                <text:p>0.3415033831045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48163812205698">
                <text:p>0.0148163812205698</text:p>
              </table:table-cell>
              <table:table-cell office:value-type="float" office:value="0.0220273063016464">
                <text:p>0.0220273063016464</text:p>
              </table:table-cell>
              <table:table-cell office:value-type="float" office:value="0.336752890279054">
                <text:p>0.3367528902790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43781901946957">
                <text:p>0.0143781901946957</text:p>
              </table:table-cell>
              <table:table-cell office:value-type="float" office:value="0.0219933304631591">
                <text:p>0.0219933304631591</text:p>
              </table:table-cell>
              <table:table-cell office:value-type="float" office:value="0.332023777694895">
                <text:p>0.3320237776948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39434097118224">
                <text:p>0.0139434097118224</text:p>
              </table:table-cell>
              <table:table-cell office:value-type="float" office:value="0.021959525282467">
                <text:p>0.021959525282467</text:p>
              </table:table-cell>
              <table:table-cell office:value-type="float" office:value="0.327316878260236">
                <text:p>0.3273168782602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35117906489776">
                <text:p>0.0135117906489776</text:p>
              </table:table-cell>
              <table:table-cell office:value-type="float" office:value="0.0219258876569253">
                <text:p>0.0219258876569253</text:p>
              </table:table-cell>
              <table:table-cell office:value-type="float" office:value="0.322632964462499">
                <text:p>0.3226329644624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30830888938754">
                <text:p>0.0130830888938754</text:p>
              </table:table-cell>
              <table:table-cell office:value-type="float" office:value="0.0218924143900916">
                <text:p>0.0218924143900916</text:p>
              </table:table-cell>
              <table:table-cell office:value-type="float" office:value="0.317972748757417">
                <text:p>0.3179727487574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26570675049696">
                <text:p>0.0126570675049696</text:p>
              </table:table-cell>
              <table:table-cell office:value-type="float" office:value="0.0218591024086371">
                <text:p>0.0218591024086371</text:p>
              </table:table-cell>
              <table:table-cell office:value-type="float" office:value="0.313336883284679">
                <text:p>0.3133368832846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22334980510661">
                <text:p>0.0122334980510661</text:p>
              </table:table-cell>
              <table:table-cell office:value-type="float" office:value="0.0218259486270168">
                <text:p>0.0218259486270168</text:p>
              </table:table-cell>
              <table:table-cell office:value-type="float" office:value="0.308725960535536">
                <text:p>0.3087259605355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18121634117875">
                <text:p>0.0118121634117875</text:p>
              </table:table-cell>
              <table:table-cell office:value-type="float" office:value="0.0217929501446197">
                <text:p>0.0217929501446197</text:p>
              </table:table-cell>
              <table:table-cell office:value-type="float" office:value="0.304140515007226">
                <text:p>0.30414051500722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13928580154285">
                <text:p>0.0113928580154285</text:p>
              </table:table-cell>
              <table:table-cell office:value-type="float" office:value="0.0217601041157854">
                <text:p>0.0217601041157854</text:p>
              </table:table-cell>
              <table:table-cell office:value-type="float" office:value="0.299581024025719">
                <text:p>0.2995810240257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09753905045695">
                <text:p>0.0109753905045695</text:p>
              </table:table-cell>
              <table:table-cell office:value-type="float" office:value="0.021727407937675">
                <text:p>0.021727407937675</text:p>
              </table:table-cell>
              <table:table-cell office:value-type="float" office:value="0.295047910475923">
                <text:p>0.2950479104759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05595838234065">
                <text:p>0.0105595838234065</text:p>
              </table:table-cell>
              <table:table-cell office:value-type="float" office:value="0.0216948591093167">
                <text:p>0.0216948591093167</text:p>
              </table:table-cell>
              <table:table-cell office:value-type="float" office:value="0.290541544620049">
                <text:p>0.2905415446200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01452767451993">
                <text:p>0.0101452767451993</text:p>
              </table:table-cell>
              <table:table-cell office:value-type="float" office:value="0.0216624554243653">
                <text:p>0.0216624554243653</text:p>
              </table:table-cell>
              <table:table-cell office:value-type="float" office:value="0.286062246771843">
                <text:p>0.2860622467718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973232453418266">
                <text:p>0.00973232453418266</text:p>
              </table:table-cell>
              <table:table-cell office:value-type="float" office:value="0.0216301948081166">
                <text:p>0.0216301948081166</text:p>
              </table:table-cell>
              <table:table-cell office:value-type="float" office:value="0.28161029069261">
                <text:p>0.281610290692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93205993282712">
                <text:p>0.0093205993282712</text:p>
              </table:table-cell>
              <table:table-cell office:value-type="float" office:value="0.0215980755136971">
                <text:p>0.0215980755136971</text:p>
              </table:table-cell>
              <table:table-cell office:value-type="float" office:value="0.277185906038882">
                <text:p>0.2771859060388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890999064559819">
                <text:p>0.00890999064559819</text:p>
              </table:table-cell>
              <table:table-cell office:value-type="float" office:value="0.0215660959488259">
                <text:p>0.0215660959488259</text:p>
              </table:table-cell>
              <table:table-cell office:value-type="float" office:value="0.272789282435959">
                <text:p>0.2727892824359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850040561722193">
                <text:p>0.00850040561722193</text:p>
              </table:table-cell>
              <table:table-cell office:value-type="float" office:value="0.02153425486086">
                <text:p>0.02153425486086</text:p>
              </table:table-cell>
              <table:table-cell office:value-type="float" office:value="0.268420572511058">
                <text:p>0.2684205725110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80917683780643">
                <text:p>0.0080917683780643</text:p>
              </table:table-cell>
              <table:table-cell office:value-type="float" office:value="0.021502551168469">
                <text:p>0.021502551168469</text:p>
              </table:table-cell>
              <table:table-cell office:value-type="float" office:value="0.264079895493624">
                <text:p>0.2640798954936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768402091582548">
                <text:p>0.00768402091582548</text:p>
              </table:table-cell>
              <table:table-cell office:value-type="float" office:value="0.0214709841257757">
                <text:p>0.0214709841257757</text:p>
              </table:table-cell>
              <table:table-cell office:value-type="float" office:value="0.259767341406814">
                <text:p>0.2597673414068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727712137868486">
                <text:p>0.00727712137868486</text:p>
              </table:table-cell>
              <table:table-cell office:value-type="float" office:value="0.0214395531584234">
                <text:p>0.0214395531584234</text:p>
              </table:table-cell>
              <table:table-cell office:value-type="float" office:value="0.255482974023113">
                <text:p>0.2554829740231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687104484753398">
                <text:p>0.00687104484753398</text:p>
              </table:table-cell>
              <table:table-cell office:value-type="float" office:value="0.021408258019189">
                <text:p>0.021408258019189</text:p>
              </table:table-cell>
              <table:table-cell office:value-type="float" office:value="0.251226835321472">
                <text:p>0.2512268353214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646578158819064">
                <text:p>0.00646578158819064</text:p>
              </table:table-cell>
              <table:table-cell office:value-type="float" office:value="0.021377098614694">
                <text:p>0.021377098614694</text:p>
              </table:table-cell>
              <table:table-cell office:value-type="float" office:value="0.246998948626148">
                <text:p>0.24699894862614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606133681744711">
                <text:p>0.00606133681744711</text:p>
              </table:table-cell>
              <table:table-cell office:value-type="float" office:value="0.0213460751678713">
                <text:p>0.0213460751678713</text:p>
              </table:table-cell>
              <table:table-cell office:value-type="float" office:value="0.242799322202752">
                <text:p>0.2427993222027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565772969302741">
                <text:p>0.00565772969302741</text:p>
              </table:table-cell>
              <table:table-cell office:value-type="float" office:value="0.0213151880260462">
                <text:p>0.0213151880260462</text:p>
              </table:table-cell>
              <table:table-cell office:value-type="float" office:value="0.238627953183551">
                <text:p>0.23862795318355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525499212852484">
                <text:p>0.00525499212852484</text:p>
              </table:table-cell>
              <table:table-cell office:value-type="float" office:value="0.0212844378299579">
                <text:p>0.0212844378299579</text:p>
              </table:table-cell>
              <table:table-cell office:value-type="float" office:value="0.234484830167386">
                <text:p>0.2344848301673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485316784770012">
                <text:p>0.00485316784770012</text:p>
              </table:table-cell>
              <table:table-cell office:value-type="float" office:value="0.0212538253155257">
                <text:p>0.0212538253155257</text:p>
              </table:table-cell>
              <table:table-cell office:value-type="float" office:value="0.23036993708242">
                <text:p>0.230369937082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44523112912899">
                <text:p>0.0044523112912899</text:p>
              </table:table-cell>
              <table:table-cell office:value-type="float" office:value="0.0212233514759672">
                <text:p>0.0212233514759672</text:p>
              </table:table-cell>
              <table:table-cell office:value-type="float" office:value="0.22628325566551">
                <text:p>0.226283255665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405248581727968">
                <text:p>0.00405248581727968</text:p>
              </table:table-cell>
              <table:table-cell office:value-type="float" office:value="0.0211930173723753">
                <text:p>0.0211930173723753</text:p>
              </table:table-cell>
              <table:table-cell office:value-type="float" office:value="0.222224768187701">
                <text:p>0.2222247681877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365376345145413">
                <text:p>0.00365376345145413</text:p>
              </table:table-cell>
              <table:table-cell office:value-type="float" office:value="0.0211628242806523">
                <text:p>0.0211628242806523</text:p>
              </table:table-cell>
              <table:table-cell office:value-type="float" office:value="0.218194460424564">
                <text:p>0.2181944604245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325622258528363">
                <text:p>0.00325622258528363</text:p>
              </table:table-cell>
              <table:table-cell office:value-type="float" office:value="0.0211327735058688">
                <text:p>0.0211327735058688</text:p>
              </table:table-cell>
              <table:table-cell office:value-type="float" office:value="0.214192323459539">
                <text:p>0.21419232345953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8599472592164">
                <text:p>0.0028599472592164</text:p>
              </table:table-cell>
              <table:table-cell office:value-type="float" office:value="0.0211028665355068">
                <text:p>0.0211028665355068</text:p>
              </table:table-cell>
              <table:table-cell office:value-type="float" office:value="0.210218355720521">
                <text:p>0.2102183557205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246502579254876">
                <text:p>0.00246502579254876</text:p>
              </table:table-cell>
              <table:table-cell office:value-type="float" office:value="0.0210731048396716">
                <text:p>0.0210731048396716</text:p>
              </table:table-cell>
              <table:table-cell office:value-type="float" office:value="0.206272565199173">
                <text:p>0.2062725651991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207154935687875">
                <text:p>0.00207154935687875</text:p>
              </table:table-cell>
              <table:table-cell office:value-type="float" office:value="0.021043490034062">
                <text:p>0.021043490034062</text:p>
              </table:table-cell>
              <table:table-cell office:value-type="float" office:value="0.202354970219198">
                <text:p>0.2023549702191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167961090524749">
                <text:p>0.00167961090524749</text:p>
              </table:table-cell>
              <table:table-cell office:value-type="float" office:value="0.0210140236773342">
                <text:p>0.0210140236773342</text:p>
              </table:table-cell>
              <table:table-cell office:value-type="float" office:value="0.198465601369935">
                <text:p>0.19846560136993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128930406572553">
                <text:p>0.00128930406572553</text:p>
              </table:table-cell>
              <table:table-cell office:value-type="float" office:value="0.0209847074305819">
                <text:p>0.0209847074305819</text:p>
              </table:table-cell>
              <table:table-cell office:value-type="float" office:value="0.194604501982137">
                <text:p>0.1946045019821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900721433553381">
                <text:p>0.000900721433553381</text:p>
              </table:table-cell>
              <table:table-cell office:value-type="float" office:value="0.0209555428664658">
                <text:p>0.0209555428664658</text:p>
              </table:table-cell>
              <table:table-cell office:value-type="float" office:value="0.190771728799277">
                <text:p>0.1907717287992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513954563425428">
                <text:p>0.000513954563425428</text:p>
              </table:table-cell>
              <table:table-cell office:value-type="float" office:value="0.0209265316161982">
                <text:p>0.0209265316161982</text:p>
              </table:table-cell>
              <table:table-cell office:value-type="float" office:value="0.186967352917539">
                <text:p>0.1869673529175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129091658307434">
                <text:p>0.000129091658307434</text:p>
              </table:table-cell>
              <table:table-cell office:value-type="float" office:value="0.020897675189889">
                <text:p>0.020897675189889</text:p>
              </table:table-cell>
              <table:table-cell office:value-type="float" office:value="0.18319145921411">
                <text:p>0.183191459214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00253782042602957">
                <text:p>-0.000253782042602957</text:p>
              </table:table-cell>
              <table:table-cell office:value-type="float" office:value="0.0208689751225993">
                <text:p>0.0208689751225993</text:p>
              </table:table-cell>
              <table:table-cell office:value-type="float" office:value="0.179444147053454">
                <text:p>0.17944414705345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00634586169723228">
                <text:p>-0.000634586169723228</text:p>
              </table:table-cell>
              <table:table-cell office:value-type="float" office:value="0.0208404327927195">
                <text:p>0.0208404327927195</text:p>
              </table:table-cell>
              <table:table-cell office:value-type="float" office:value="0.175725529498627">
                <text:p>0.1757255294986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0101324539823755">
                <text:p>-0.00101324539823755</text:p>
              </table:table-cell>
              <table:table-cell office:value-type="float" office:value="0.0208120495812786">
                <text:p>0.0208120495812786</text:p>
              </table:table-cell>
              <table:table-cell office:value-type="float" office:value="0.172035732853126">
                <text:p>0.1720357328531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0138969019287255">
                <text:p>-0.00138969019287255</text:p>
              </table:table-cell>
              <table:table-cell office:value-type="float" office:value="0.0207838266792631">
                <text:p>0.0207838266792631</text:p>
              </table:table-cell>
              <table:table-cell office:value-type="float" office:value="0.168374896455048">
                <text:p>0.16837489645504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0176385753569014">
                <text:p>-0.00176385753569014</text:p>
              </table:table-cell>
              <table:table-cell office:value-type="float" office:value="0.0207557652593523">
                <text:p>0.0207557652593523</text:p>
              </table:table-cell>
              <table:table-cell office:value-type="float" office:value="0.164743171111398">
                <text:p>0.1647431711113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0213569123563503">
                <text:p>-0.00213569123563503</text:p>
              </table:table-cell>
              <table:table-cell office:value-type="float" office:value="0.0207278662832811">
                <text:p>0.0207278662832811</text:p>
              </table:table-cell>
              <table:table-cell office:value-type="float" office:value="0.161140718810043">
                <text:p>0.16114071881004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025051422227855">
                <text:p>-0.0025051422227855</text:p>
              </table:table-cell>
              <table:table-cell office:value-type="float" office:value="0.0207001306727159">
                <text:p>0.0207001306727159</text:p>
              </table:table-cell>
              <table:table-cell office:value-type="float" office:value="0.157567711101925">
                <text:p>0.1575677111019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0287216940402651">
                <text:p>-0.00287216940402651</text:p>
              </table:table-cell>
              <table:table-cell office:value-type="float" office:value="0.0206725591302857">
                <text:p>0.0206725591302857</text:p>
              </table:table-cell>
              <table:table-cell office:value-type="float" office:value="0.154024327824243">
                <text:p>0.1540243278242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0323673878861036">
                <text:p>-0.00323673878861036</text:p>
              </table:table-cell>
              <table:table-cell office:value-type="float" office:value="0.0206451523003283">
                <text:p>0.0206451523003283</text:p>
              </table:table-cell>
              <table:table-cell office:value-type="float" office:value="0.150510756249361">
                <text:p>0.1505107562493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0359882490023194">
                <text:p>-0.00359882490023194</text:p>
              </table:table-cell>
              <table:table-cell office:value-type="float" office:value="0.0206179106023866">
                <text:p>0.0206179106023866</text:p>
              </table:table-cell>
              <table:table-cell office:value-type="float" office:value="0.147027188890425">
                <text:p>0.1470271888904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0395840947917808">
                <text:p>-0.00395840947917808</text:p>
              </table:table-cell>
              <table:table-cell office:value-type="float" office:value="0.0205908343924076">
                <text:p>0.0205908343924076</text:p>
              </table:table-cell>
              <table:table-cell office:value-type="float" office:value="0.143573822762672">
                <text:p>0.1435738227626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043154824820521">
                <text:p>-0.0043154824820521</text:p>
              </table:table-cell>
              <table:table-cell office:value-type="float" office:value="0.0205639237952828">
                <text:p>0.0205639237952828</text:p>
              </table:table-cell>
              <table:table-cell office:value-type="float" office:value="0.140150857332377">
                <text:p>0.1401508573323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0467004135942112">
                <text:p>-0.00467004135942112</text:p>
              </table:table-cell>
              <table:table-cell office:value-type="float" office:value="0.0205371788795528">
                <text:p>0.0205371788795528</text:p>
              </table:table-cell>
              <table:table-cell office:value-type="float" office:value="0.136758492984196">
                <text:p>0.1367584929841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0502209092283212">
                <text:p>-0.00502209092283212</text:p>
              </table:table-cell>
              <table:table-cell office:value-type="float" office:value="0.0205105994795498">
                <text:p>0.0205105994795498</text:p>
              </table:table-cell>
              <table:table-cell office:value-type="float" office:value="0.133396929930613">
                <text:p>0.1333969299306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0537164322217051">
                <text:p>-0.00537164322217051</text:p>
              </table:table-cell>
              <table:table-cell office:value-type="float" office:value="0.0204841853820971">
                <text:p>0.0204841853820971</text:p>
              </table:table-cell>
              <table:table-cell office:value-type="float" office:value="0.130066365949644">
                <text:p>0.1300663659496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0571871703805571">
                <text:p>-0.00571871703805571</text:p>
              </table:table-cell>
              <table:table-cell office:value-type="float" office:value="0.0204579361483695">
                <text:p>0.0204579361483695</text:p>
              </table:table-cell>
              <table:table-cell office:value-type="float" office:value="0.126766995589139">
                <text:p>0.12676699558913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0606333740045886">
                <text:p>-0.00606333740045886</text:p>
              </table:table-cell>
              <table:table-cell office:value-type="float" office:value="0.0204318512991245">
                <text:p>0.0204318512991245</text:p>
              </table:table-cell>
              <table:table-cell office:value-type="float" office:value="0.123499008223033">
                <text:p>0.1234990082230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0640553571546257">
                <text:p>-0.00640553571546257</text:p>
              </table:table-cell>
              <table:table-cell office:value-type="float" office:value="0.0204059301488948">
                <text:p>0.0204059301488948</text:p>
              </table:table-cell>
              <table:table-cell office:value-type="float" office:value="0.120262586627146">
                <text:p>0.1202625866271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0674534826071091">
                <text:p>-0.00674534826071091</text:p>
              </table:table-cell>
              <table:table-cell office:value-type="float" office:value="0.0203801719809923">
                <text:p>0.0203801719809923</text:p>
              </table:table-cell>
              <table:table-cell office:value-type="float" office:value="0.117057906103613">
                <text:p>0.1170579061036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0708281668300101">
                <text:p>-0.00708281668300101</text:p>
              </table:table-cell>
              <table:table-cell office:value-type="float" office:value="0.0203545758880449">
                <text:p>0.0203545758880449</text:p>
              </table:table-cell>
              <table:table-cell office:value-type="float" office:value="0.113885132762864">
                <text:p>0.11388513276286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0741798687308587">
                <text:p>-0.00741798687308587</text:p>
              </table:table-cell>
              <table:table-cell office:value-type="float" office:value="0.0203291409552721">
                <text:p>0.0203291409552721</text:p>
              </table:table-cell>
              <table:table-cell office:value-type="float" office:value="0.110744422388787">
                <text:p>0.1107444223887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0775090848176632">
                <text:p>-0.00775090848176632</text:p>
              </table:table-cell>
              <table:table-cell office:value-type="float" office:value="0.020303866089812">
                <text:p>0.020303866089812</text:p>
              </table:table-cell>
              <table:table-cell office:value-type="float" office:value="0.107635919850635">
                <text:p>0.1076359198506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00808163450045918">
                <text:p>-0.00808163450045918</text:p>
              </table:table-cell>
              <table:table-cell office:value-type="float" office:value="0.0202787502140275">
                <text:p>0.0202787502140275</text:p>
              </table:table-cell>
              <table:table-cell office:value-type="float" office:value="0.104559757437228">
                <text:p>0.1045597574372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0841022050979828">
                <text:p>-0.00841022050979828</text:p>
              </table:table-cell>
              <table:table-cell office:value-type="float" office:value="0.0202537920928111">
                <text:p>0.0202537920928111</text:p>
              </table:table-cell>
              <table:table-cell office:value-type="float" office:value="0.101516054741901">
                <text:p>0.1015160547419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0873672400809183">
                <text:p>-0.00873672400809183</text:p>
              </table:table-cell>
              <table:table-cell office:value-type="float" office:value="0.020228990523629">
                <text:p>0.020228990523629</text:p>
              </table:table-cell>
              <table:table-cell office:value-type="float" office:value="0.0985049174714592">
                <text:p>0.09850491747145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0906120440203814">
                <text:p>-0.00906120440203814</text:p>
              </table:table-cell>
              <table:table-cell office:value-type="float" office:value="0.0202043441740463">
                <text:p>0.0202043441740463</text:p>
              </table:table-cell>
              <table:table-cell office:value-type="float" office:value="0.095526436836163">
                <text:p>0.0955264368361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0938372136728358">
                <text:p>-0.00938372136728358</text:p>
              </table:table-cell>
              <table:table-cell office:value-type="float" office:value="0.0201798517592347">
                <text:p>0.0201798517592347</text:p>
              </table:table-cell>
              <table:table-cell office:value-type="float" office:value="0.0925806895870351">
                <text:p>0.09258068958703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0970433560692347">
                <text:p>-0.00970433560692347</text:p>
              </table:table-cell>
              <table:table-cell office:value-type="float" office:value="0.0201555118880337">
                <text:p>0.0201555118880337</text:p>
              </table:table-cell>
              <table:table-cell office:value-type="float" office:value="0.0896677369081333">
                <text:p>0.08966773690813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100231070024256">
                <text:p>-0.0100231070024256</text:p>
              </table:table-cell>
              <table:table-cell office:value-type="float" office:value="0.02013132323757">
                <text:p>0.02013132323757</text:p>
              </table:table-cell>
              <table:table-cell office:value-type="float" office:value="0.0867876249472932">
                <text:p>0.08678762494729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103400951752472">
                <text:p>-0.0103400951752472</text:p>
              </table:table-cell>
              <table:table-cell office:value-type="float" office:value="0.0201072843948749">
                <text:p>0.0201072843948749</text:p>
              </table:table-cell>
              <table:table-cell office:value-type="float" office:value="0.0839403841900732">
                <text:p>0.083940384190073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010655358430936">
                <text:p>-0.010655358430936</text:p>
              </table:table-cell>
              <table:table-cell office:value-type="float" office:value="0.0200833940407815">
                <text:p>0.0200833940407815</text:p>
              </table:table-cell>
              <table:table-cell office:value-type="float" office:value="0.0811260294883431">
                <text:p>0.08112602948834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109689533992763">
                <text:p>-0.0109689533992763</text:p>
              </table:table-cell>
              <table:table-cell office:value-type="float" office:value="0.0200596507780324">
                <text:p>0.0200596507780324</text:p>
              </table:table-cell>
              <table:table-cell office:value-type="float" office:value="0.0783445606455657">
                <text:p>0.078344560645565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0112809347889743">
                <text:p>-0.0112809347889743</text:p>
              </table:table-cell>
              <table:table-cell office:value-type="float" office:value="0.0200360533229452">
                <text:p>0.0200360533229452</text:p>
              </table:table-cell>
              <table:table-cell office:value-type="float" office:value="0.0755959619172242">
                <text:p>0.07559596191722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0115913548557646">
                <text:p>-0.0115913548557646</text:p>
              </table:table-cell>
              <table:table-cell office:value-type="float" office:value="0.0200126003296729">
                <text:p>0.0200126003296729</text:p>
              </table:table-cell>
              <table:table-cell office:value-type="float" office:value="0.0728802030493803">
                <text:p>0.072880203049380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0119002629925258">
                <text:p>-0.0119002629925258</text:p>
              </table:table-cell>
              <table:table-cell office:value-type="float" office:value="0.0199892905769624">
                <text:p>0.0199892905769624</text:p>
              </table:table-cell>
              <table:table-cell office:value-type="float" office:value="0.0701972392111172">
                <text:p>0.07019723921111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12207706019389">
                <text:p>-0.012207706019389</text:p>
              </table:table-cell>
              <table:table-cell office:value-type="float" office:value="0.0199661228007329">
                <text:p>0.0199661228007329</text:p>
              </table:table-cell>
              <table:table-cell office:value-type="float" office:value="0.0675470114718524">
                <text:p>0.06754701147185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12513726873515">
                <text:p>-0.012513726873515</text:p>
              </table:table-cell>
              <table:table-cell office:value-type="float" office:value="0.0199430958671863">
                <text:p>0.0199430958671863</text:p>
              </table:table-cell>
              <table:table-cell office:value-type="float" office:value="0.0649294478797524">
                <text:p>0.06492944787975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12818365728761">
                <text:p>-0.012818365728761</text:p>
              </table:table-cell>
              <table:table-cell office:value-type="float" office:value="0.0199202086123345">
                <text:p>0.0199202086123345</text:p>
              </table:table-cell>
              <table:table-cell office:value-type="float" office:value="0.0623444633370551">
                <text:p>0.06234446333705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13121658525031">
                <text:p>-0.013121658525031</text:p>
              </table:table-cell>
              <table:table-cell office:value-type="float" office:value="0.0198974600111815">
                <text:p>0.0198974600111815</text:p>
              </table:table-cell>
              <table:table-cell office:value-type="float" office:value="0.0597919610538233">
                <text:p>0.05979196105382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134236379310815">
                <text:p>-0.0134236379310815</text:p>
              </table:table-cell>
              <table:table-cell office:value-type="float" office:value="0.0198748490118925">
                <text:p>0.0198748490118925</text:p>
              </table:table-cell>
              <table:table-cell office:value-type="float" office:value="0.0572718327723765">
                <text:p>0.05727183277237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137243326989375">
                <text:p>-0.0137243326989375</text:p>
              </table:table-cell>
              <table:table-cell office:value-type="float" office:value="0.0198523747131987">
                <text:p>0.0198523747131987</text:p>
              </table:table-cell>
              <table:table-cell office:value-type="float" office:value="0.054783959572674">
                <text:p>0.0547839595726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140237677237337">
                <text:p>-0.0140237677237337</text:p>
              </table:table-cell>
              <table:table-cell office:value-type="float" office:value="0.0198300361847819">
                <text:p>0.0198300361847819</text:p>
              </table:table-cell>
              <table:table-cell office:value-type="float" office:value="0.0523282131549285">
                <text:p>0.052328213154928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143219642216239">
                <text:p>-0.0143219642216239</text:p>
              </table:table-cell>
              <table:table-cell office:value-type="float" office:value="0.019807832651716">
                <text:p>0.019807832651716</text:p>
              </table:table-cell>
              <table:table-cell office:value-type="float" office:value="0.0499044559519601">
                <text:p>0.04990445595196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146189396187102">
                <text:p>-0.0146189396187102</text:p>
              </table:table-cell>
              <table:table-cell office:value-type="float" office:value="0.0197857633107996">
                <text:p>0.0197857633107996</text:p>
              </table:table-cell>
              <table:table-cell office:value-type="float" office:value="0.047512542696776">
                <text:p>0.04751254269677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149147075569206">
                <text:p>-0.0149147075569206</text:p>
              </table:table-cell>
              <table:table-cell office:value-type="float" office:value="0.019763827510076">
                <text:p>0.019763827510076</text:p>
              </table:table-cell>
              <table:table-cell office:value-type="float" office:value="0.0451523207945226">
                <text:p>0.04515232079452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152092785913188">
                <text:p>-0.0152092785913188</text:p>
              </table:table-cell>
              <table:table-cell office:value-type="float" office:value="0.0197420245732554">
                <text:p>0.0197420245732554</text:p>
              </table:table-cell>
              <table:table-cell office:value-type="float" office:value="0.042823631152128">
                <text:p>0.04282363115212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155026593192942">
                <text:p>-0.0155026593192942</text:p>
              </table:table-cell>
              <table:table-cell office:value-type="float" office:value="0.0197203539668506">
                <text:p>0.0197203539668506</text:p>
              </table:table-cell>
              <table:table-cell office:value-type="float" office:value="0.0405263094747643">
                <text:p>0.040526309474764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157948535828498">
                <text:p>-0.0157948535828498</text:p>
              </table:table-cell>
              <table:table-cell office:value-type="float" office:value="0.0196988151276011">
                <text:p>0.0196988151276011</text:p>
              </table:table-cell>
              <table:table-cell office:value-type="float" office:value="0.0382601866126264">
                <text:p>0.03826018661262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160858620912863">
                <text:p>-0.0160858620912863</text:p>
              </table:table-cell>
              <table:table-cell office:value-type="float" office:value="0.0196774076350109">
                <text:p>0.0196774076350109</text:p>
              </table:table-cell>
              <table:table-cell office:value-type="float" office:value="0.0360250893727265">
                <text:p>0.03602508937272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163756827292333">
                <text:p>-0.0163756827292333</text:p>
              </table:table-cell>
              <table:table-cell office:value-type="float" office:value="0.0196561310263285">
                <text:p>0.0196561310263285</text:p>
              </table:table-cell>
              <table:table-cell office:value-type="float" office:value="0.0338208417476338">
                <text:p>0.03382084174763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166643109603543">
                <text:p>-0.0166643109603543</text:p>
              </table:table-cell>
              <table:table-cell office:value-type="float" office:value="0.0196349849766178">
                <text:p>0.0196349849766178</text:p>
              </table:table-cell>
              <table:table-cell office:value-type="float" office:value="0.0316472649115329">
                <text:p>0.031647264911532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169517399185165">
                <text:p>-0.0169517399185165</text:p>
              </table:table-cell>
              <table:table-cell office:value-type="float" office:value="0.019613969110514">
                <text:p>0.019613969110514</text:p>
              </table:table-cell>
              <table:table-cell office:value-type="float" office:value="0.029504178619244">
                <text:p>0.0295041786192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17237960590364">
                <text:p>-0.017237960590364</text:p>
              </table:table-cell>
              <table:table-cell office:value-type="float" office:value="0.0195930831782551">
                <text:p>0.0195930831782551</text:p>
              </table:table-cell>
              <table:table-cell office:value-type="float" office:value="0.0273914013570742">
                <text:p>0.027391401357074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175229626658523">
                <text:p>-0.0175229626658523</text:p>
              </table:table-cell>
              <table:table-cell office:value-type="float" office:value="0.0195723268762056">
                <text:p>0.0195723268762056</text:p>
              </table:table-cell>
              <table:table-cell office:value-type="float" office:value="0.0253087509051453">
                <text:p>0.025308750905145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178067337423607">
                <text:p>-0.0178067337423607</text:p>
              </table:table-cell>
              <table:table-cell office:value-type="float" office:value="0.0195517000109585">
                <text:p>0.0195517000109585</text:p>
              </table:table-cell>
              <table:table-cell office:value-type="float" office:value="0.0232560453755637">
                <text:p>0.02325604537556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180892609250582">
                <text:p>-0.0180892609250582</text:p>
              </table:table-cell>
              <table:table-cell office:value-type="float" office:value="0.0195312023276552">
                <text:p>0.0195312023276552</text:p>
              </table:table-cell>
              <table:table-cell office:value-type="float" office:value="0.0212331029193213">
                <text:p>0.02123310291932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183705297810352">
                <text:p>-0.0183705297810352</text:p>
              </table:table-cell>
              <table:table-cell office:value-type="float" office:value="0.0195108336717405">
                <text:p>0.0195108336717405</text:p>
              </table:table-cell>
              <table:table-cell office:value-type="float" office:value="0.0192397429037428">
                <text:p>0.019239742903742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186505256877557">
                <text:p>-0.0186505256877557</text:p>
              </table:table-cell>
              <table:table-cell office:value-type="float" office:value="0.019490593813648">
                <text:p>0.019490593813648</text:p>
              </table:table-cell>
              <table:table-cell office:value-type="float" office:value="0.0172757857483108">
                <text:p>0.017275785748310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189292335167415">
                <text:p>-0.0189292335167415</text:p>
              </table:table-cell>
              <table:table-cell office:value-type="float" office:value="0.0194704826200496">
                <text:p>0.0194704826200496</text:p>
              </table:table-cell>
              <table:table-cell office:value-type="float" office:value="0.0153410532463261">
                <text:p>0.015341053246326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192066379743026">
                <text:p>-0.0192066379743026</text:p>
              </table:table-cell>
              <table:table-cell office:value-type="float" office:value="0.0194504998670894">
                <text:p>0.0194504998670894</text:p>
              </table:table-cell>
              <table:table-cell office:value-type="float" office:value="0.0134353692778366">
                <text:p>0.01343536927783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194827240087396">
                <text:p>-0.0194827240087396</text:p>
              </table:table-cell>
              <table:table-cell office:value-type="float" office:value="0.0194306454200958">
                <text:p>0.0194306454200958</text:p>
              </table:table-cell>
              <table:table-cell office:value-type="float" office:value="0.0115585592688205">
                <text:p>0.01155855926882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197574768761102">
                <text:p>-0.0197574768761102</text:p>
              </table:table-cell>
              <table:table-cell office:value-type="float" office:value="0.0194109190447961">
                <text:p>0.0194109190447961</text:p>
              </table:table-cell>
              <table:table-cell office:value-type="float" office:value="0.00971045104436463">
                <text:p>0.009710451044364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200308822717356">
                <text:p>-0.0200308822717356</text:p>
              </table:table-cell>
              <table:table-cell office:value-type="float" office:value="0.0193913205841596">
                <text:p>0.0193913205841596</text:p>
              </table:table-cell>
              <table:table-cell office:value-type="float" office:value="0.00789087442412684">
                <text:p>0.007890874424126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20302927106336">
                <text:p>-0.020302927106336</text:p>
              </table:table-cell>
              <table:table-cell office:value-type="float" office:value="0.0193718497791835">
                <text:p>0.0193718497791835</text:p>
              </table:table-cell>
              <table:table-cell office:value-type="float" office:value="0.00609966123055195">
                <text:p>0.006099661230551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205735986096023">
                <text:p>-0.0205735986096023</text:p>
              </table:table-cell>
              <table:table-cell office:value-type="float" office:value="0.0193525064350972">
                <text:p>0.0193525064350972</text:p>
              </table:table-cell>
              <table:table-cell office:value-type="float" office:value="0.00433664577947912">
                <text:p>0.004336645779479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208428858151748">
                <text:p>-0.0208428858151748</text:p>
              </table:table-cell>
              <table:table-cell office:value-type="float" office:value="0.0193332902506237">
                <text:p>0.0193332902506237</text:p>
              </table:table-cell>
              <table:table-cell office:value-type="float" office:value="0.00260166404730811">
                <text:p>0.002601664047308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211107783747756">
                <text:p>-0.0211107783747756</text:p>
              </table:table-cell>
              <table:table-cell office:value-type="float" office:value="0.0193142009827542">
                <text:p>0.0193142009827542</text:p>
              </table:table-cell>
              <table:table-cell office:value-type="float" office:value="0.000894554328306763">
                <text:p>0.0008945543283067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213772677567538">
                <text:p>-0.0213772677567538</text:p>
              </table:table-cell>
              <table:table-cell office:value-type="float" office:value="0.0192952382732092">
                <text:p>0.0192952382732092</text:p>
              </table:table-cell>
              <table:table-cell office:value-type="float" office:value="-0.000784843432355409">
                <text:p>-0.0007848434323554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216423467622392">
                <text:p>-0.0216423467622392</text:p>
              </table:table-cell>
              <table:table-cell office:value-type="float" office:value="0.0192764018231576">
                <text:p>0.0192764018231576</text:p>
              </table:table-cell>
              <table:table-cell office:value-type="float" office:value="-0.00243668779342787">
                <text:p>-0.002436687793427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219060096885958">
                <text:p>-0.0219060096885958</text:p>
              </table:table-cell>
              <table:table-cell office:value-type="float" office:value="0.0192576912091133">
                <text:p>0.0192576912091133</text:p>
              </table:table-cell>
              <table:table-cell office:value-type="float" office:value="-0.00406113555240228">
                <text:p>-0.0040611355524022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221682525512745">
                <text:p>-0.0221682525512745</text:p>
              </table:table-cell>
              <table:table-cell office:value-type="float" office:value="0.0192391060663873">
                <text:p>0.0192391060663873</text:p>
              </table:table-cell>
              <table:table-cell office:value-type="float" office:value="-0.00565834270427335">
                <text:p>-0.005658342704273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224290729562912">
                <text:p>-0.0224290729562912</text:p>
              </table:table-cell>
              <table:table-cell office:value-type="float" office:value="0.0192206459034578">
                <text:p>0.0192206459034578</text:p>
              </table:table-cell>
              <table:table-cell office:value-type="float" office:value="-0.0072284639691389">
                <text:p>-0.00722846396913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226884700355034">
                <text:p>-0.0226884700355034</text:p>
              </table:table-cell>
              <table:table-cell office:value-type="float" office:value="0.0192023102829316">
                <text:p>0.0192023102829316</text:p>
              </table:table-cell>
              <table:table-cell office:value-type="float" office:value="-0.00877165354373766">
                <text:p>-0.008771653543737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229464450253319">
                <text:p>-0.0229464450253319</text:p>
              </table:table-cell>
              <table:table-cell office:value-type="float" office:value="0.0191840986454982">
                <text:p>0.0191840986454982</text:p>
              </table:table-cell>
              <table:table-cell office:value-type="float" office:value="-0.0102880654002657">
                <text:p>-0.01028806540026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23203000219324">
                <text:p>-0.023203000219324</text:p>
              </table:table-cell>
              <table:table-cell office:value-type="float" office:value="0.0191660104813642">
                <text:p>0.0191660104813642</text:p>
              </table:table-cell>
              <table:table-cell office:value-type="float" office:value="-0.0117778531107948">
                <text:p>-0.01177785311079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234581399629133">
                <text:p>-0.0234581399629133</text:p>
              </table:table-cell>
              <table:table-cell office:value-type="float" office:value="0.0191480451587137">
                <text:p>0.0191480451587137</text:p>
              </table:table-cell>
              <table:table-cell office:value-type="float" office:value="-0.0132411706131874">
                <text:p>-0.01324117061318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237118700186431">
                <text:p>-0.0237118700186431</text:p>
              </table:table-cell>
              <table:table-cell office:value-type="float" office:value="0.019130202101935">
                <text:p>0.019130202101935</text:p>
              </table:table-cell>
              <table:table-cell office:value-type="float" office:value="-0.0146781724819078">
                <text:p>-0.014678172481907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239641975856228">
                <text:p>-0.0239641975856228</text:p>
              </table:table-cell>
              <table:table-cell office:value-type="float" office:value="0.0191124806100734">
                <text:p>0.0191124806100734</text:p>
              </table:table-cell>
              <table:table-cell office:value-type="float" office:value="-0.016089013743753">
                <text:p>-0.01608901374375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242151313850913">
                <text:p>-0.0242151313850913</text:p>
              </table:table-cell>
              <table:table-cell office:value-type="float" office:value="0.0190948800433827">
                <text:p>0.0190948800433827</text:p>
              </table:table-cell>
              <table:table-cell office:value-type="float" office:value="-0.0174738508894601">
                <text:p>-0.01747385088946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244646814052951">
                <text:p>-0.0244646814052951</text:p>
              </table:table-cell>
              <table:table-cell office:value-type="float" office:value="0.0190773996400617">
                <text:p>0.0190773996400617</text:p>
              </table:table-cell>
              <table:table-cell office:value-type="float" office:value="-0.018832841419264">
                <text:p>-0.0188328414192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247128587176765">
                <text:p>-0.0247128587176765</text:p>
              </table:table-cell>
              <table:table-cell office:value-type="float" office:value="0.0190600387000696">
                <text:p>0.0190600387000696</text:p>
              </table:table-cell>
              <table:table-cell office:value-type="float" office:value="-0.0201661445856649">
                <text:p>-0.02016614458566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249596759491211">
                <text:p>-0.0249596759491211</text:p>
              </table:table-cell>
              <table:table-cell office:value-type="float" office:value="0.0190427964109393">
                <text:p>0.0190427964109393</text:p>
              </table:table-cell>
              <table:table-cell office:value-type="float" office:value="-0.0214739216544413">
                <text:p>-0.02147392165444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252051460858035">
                <text:p>-0.0252051460858035</text:p>
              </table:table-cell>
              <table:table-cell office:value-type="float" office:value="0.019025672021231">
                <text:p>0.019025672021231</text:p>
              </table:table-cell>
              <table:table-cell office:value-type="float" office:value="-0.0227563356152427">
                <text:p>-0.02275633561524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254492836822759">
                <text:p>-0.0254492836822759</text:p>
              </table:table-cell>
              <table:table-cell office:value-type="float" office:value="0.0190086646740693">
                <text:p>0.0190086646740693</text:p>
              </table:table-cell>
              <table:table-cell office:value-type="float" office:value="-0.0240135521563101">
                <text:p>-0.02401355215631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256921034048202">
                <text:p>-0.0256921034048202</text:p>
              </table:table-cell>
              <table:table-cell office:value-type="float" office:value="0.0189917735788445">
                <text:p>0.0189917735788445</text:p>
              </table:table-cell>
              <table:table-cell office:value-type="float" office:value="-0.0252457390796101">
                <text:p>-0.02524573907961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259336209870106">
                <text:p>-0.0259336209870106</text:p>
              </table:table-cell>
              <table:table-cell office:value-type="float" office:value="0.0189749978415166">
                <text:p>0.0189749978415166</text:p>
              </table:table-cell>
              <table:table-cell office:value-type="float" office:value="-0.0264530669845942">
                <text:p>-0.026453066984594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2617385251584">
                <text:p>-0.02617385251584</text:p>
              </table:table-cell>
              <table:table-cell office:value-type="float" office:value="0.0189583366452285">
                <text:p>0.0189583366452285</text:p>
              </table:table-cell>
              <table:table-cell office:value-type="float" office:value="-0.0276357093806356">
                <text:p>-0.027635709380635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264128143892123">
                <text:p>-0.0264128143892123</text:p>
              </table:table-cell>
              <table:table-cell office:value-type="float" office:value="0.0189417890698483">
                <text:p>0.0189417890698483</text:p>
              </table:table-cell>
              <table:table-cell office:value-type="float" office:value="-0.0287938423217948">
                <text:p>-0.02879384232179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266505233541131">
                <text:p>-0.0266505233541131</text:p>
              </table:table-cell>
              <table:table-cell office:value-type="float" office:value="0.0189253542801377">
                <text:p>0.0189253542801377</text:p>
              </table:table-cell>
              <table:table-cell office:value-type="float" office:value="-0.0299276452211672">
                <text:p>-0.02992764522116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268869962177856">
                <text:p>-0.0268869962177856</text:p>
              </table:table-cell>
              <table:table-cell office:value-type="float" office:value="0.0189090313430541">
                <text:p>0.0189090313430541</text:p>
              </table:table-cell>
              <table:table-cell office:value-type="float" office:value="-0.0310373001805309">
                <text:p>-0.031037300180530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271222496449688">
                <text:p>-0.0271222496449688</text:p>
              </table:table-cell>
              <table:table-cell office:value-type="float" office:value="0.0188928194126666">
                <text:p>0.0188928194126666</text:p>
              </table:table-cell>
              <table:table-cell office:value-type="float" office:value="-0.0321229925071831">
                <text:p>-0.03212299250718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273563006262002">
                <text:p>-0.0273563006262002</text:p>
              </table:table-cell>
              <table:table-cell office:value-type="float" office:value="0.0188767175557745">
                <text:p>0.0188767175557745</text:p>
              </table:table-cell>
              <table:table-cell office:value-type="float" office:value="-0.03318491073806">
                <text:p>-0.033184910738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275891652870355">
                <text:p>-0.0275891652870355</text:p>
              </table:table-cell>
              <table:table-cell office:value-type="float" office:value="0.0188607249261633">
                <text:p>0.0188607249261633</text:p>
              </table:table-cell>
              <table:table-cell office:value-type="float" office:value="-0.0342232461062741">
                <text:p>-0.03422324610627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278208601208162">
                <text:p>-0.0278208601208162</text:p>
              </table:table-cell>
              <table:table-cell office:value-type="float" office:value="0.0188448405972035">
                <text:p>0.0188448405972035</text:p>
              </table:table-cell>
              <table:table-cell office:value-type="float" office:value="-0.0352381932703649">
                <text:p>-0.03523819327036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280514005606622">
                <text:p>-0.0280514005606622</text:p>
              </table:table-cell>
              <table:table-cell office:value-type="float" office:value="0.0188290637339241">
                <text:p>0.0188290637339241</text:p>
              </table:table-cell>
              <table:table-cell office:value-type="float" office:value="-0.0362299494800211">
                <text:p>-0.03622994948002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282808019806229">
                <text:p>-0.0282808019806229</text:p>
              </table:table-cell>
              <table:table-cell office:value-type="float" office:value="0.0188133934219369">
                <text:p>0.0188133934219369</text:p>
              </table:table-cell>
              <table:table-cell office:value-type="float" office:value="-0.0371987150150632">
                <text:p>-0.03719871501506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285090790329255">
                <text:p>-0.0285090790329255</text:p>
              </table:table-cell>
              <table:table-cell office:value-type="float" office:value="0.0187978288477934">
                <text:p>0.0187978288477934</text:p>
              </table:table-cell>
              <table:table-cell office:value-type="float" office:value="-0.038144693056047">
                <text:p>-0.0381446930560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287362456669674">
                <text:p>-0.0287362456669674</text:p>
              </table:table-cell>
              <table:table-cell office:value-type="float" office:value="0.0187823691169741">
                <text:p>0.0187823691169741</text:p>
              </table:table-cell>
              <table:table-cell office:value-type="float" office:value="-0.0390680890833273">
                <text:p>-0.039068089083327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289623152372742">
                <text:p>-0.0289623152372742</text:p>
              </table:table-cell>
              <table:table-cell office:value-type="float" office:value="0.0187670134412371">
                <text:p>0.0187670134412371</text:p>
              </table:table-cell>
              <table:table-cell office:value-type="float" office:value="-0.0399691114673084">
                <text:p>-0.03996911146730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291873002897097">
                <text:p>-0.0291873002897097</text:p>
              </table:table-cell>
              <table:table-cell office:value-type="float" office:value="0.0187517609540923">
                <text:p>0.0187517609540923</text:p>
              </table:table-cell>
              <table:table-cell office:value-type="float" office:value="-0.0408479705809595">
                <text:p>-0.040847970580959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294112124402182">
                <text:p>-0.0294112124402182</text:p>
              </table:table-cell>
              <table:table-cell office:value-type="float" office:value="0.0187366108946596">
                <text:p>0.0187366108946596</text:p>
              </table:table-cell>
              <table:table-cell office:value-type="float" office:value="-0.0417048791162833">
                <text:p>-0.04170487911628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296340629300403">
                <text:p>-0.0296340629300403</text:p>
              </table:table-cell>
              <table:table-cell office:value-type="float" office:value="0.0187215624310273">
                <text:p>0.0187215624310273</text:p>
              </table:table-cell>
              <table:table-cell office:value-type="float" office:value="-0.0425400519199204">
                <text:p>-0.04254005191992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2985586157132">
                <text:p>-0.02985586157132</text:p>
              </table:table-cell>
              <table:table-cell office:value-type="float" office:value="0.0187066148341179">
                <text:p>0.0187066148341179</text:p>
              </table:table-cell>
              <table:table-cell office:value-type="float" office:value="-0.04335370533598">
                <text:p>-0.0433537053359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300766177747935">
                <text:p>-0.0300766177747935</text:p>
              </table:table-cell>
              <table:table-cell office:value-type="float" office:value="0.0186917673041277">
                <text:p>0.0186917673041277</text:p>
              </table:table-cell>
              <table:table-cell office:value-type="float" office:value="-0.0441460574836516">
                <text:p>-0.044146057483651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30296339961787">
                <text:p>-0.030296339961787</text:p>
              </table:table-cell>
              <table:table-cell office:value-type="float" office:value="0.0186770191497893">
                <text:p>0.0186770191497893</text:p>
              </table:table-cell>
              <table:table-cell office:value-type="float" office:value="-0.0449173280320792">
                <text:p>-0.04491732803207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305150356575655">
                <text:p>-0.0305150356575655</text:p>
              </table:table-cell>
              <table:table-cell office:value-type="float" office:value="0.0186623696044764">
                <text:p>0.0186623696044764</text:p>
              </table:table-cell>
              <table:table-cell office:value-type="float" office:value="-0.0456677375174075">
                <text:p>-0.04566773751740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307327116727436">
                <text:p>-0.0307327116727436</text:p>
              </table:table-cell>
              <table:table-cell office:value-type="float" office:value="0.0186478180123142">
                <text:p>0.0186478180123142</text:p>
              </table:table-cell>
              <table:table-cell office:value-type="float" office:value="-0.0463975078686951">
                <text:p>-0.046397507868695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309493739603268">
                <text:p>-0.0309493739603268</text:p>
              </table:table-cell>
              <table:table-cell office:value-type="float" office:value="0.0186333636418611">
                <text:p>0.0186333636418611</text:p>
              </table:table-cell>
              <table:table-cell office:value-type="float" office:value="-0.0471068614700809">
                <text:p>-0.04710686147008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311650275620808">
                <text:p>-0.0311650275620808</text:p>
              </table:table-cell>
              <table:table-cell office:value-type="float" office:value="0.0186190058688446">
                <text:p>0.0186190058688446</text:p>
              </table:table-cell>
              <table:table-cell office:value-type="float" office:value="-0.0477960214416984">
                <text:p>-0.047796021441698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31379677229694">
                <text:p>-0.031379677229694</text:p>
              </table:table-cell>
              <table:table-cell office:value-type="float" office:value="0.0186047439976952">
                <text:p>0.0186047439976952</text:p>
              </table:table-cell>
              <table:table-cell office:value-type="float" office:value="-0.0484652114572381">
                <text:p>-0.04846521145723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315933263793505">
                <text:p>-0.0315933263793505</text:p>
              </table:table-cell>
              <table:table-cell office:value-type="float" office:value="0.0185905774339589">
                <text:p>0.0185905774339589</text:p>
              </table:table-cell>
              <table:table-cell office:value-type="float" office:value="-0.0491146550299082">
                <text:p>-0.049114655029908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318059784777044">
                <text:p>-0.0318059784777044</text:p>
              </table:table-cell>
              <table:table-cell office:value-type="float" office:value="0.0185765055124854">
                <text:p>0.0185765055124854</text:p>
              </table:table-cell>
              <table:table-cell office:value-type="float" office:value="-0.0497445760983539">
                <text:p>-0.049744576098353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320176357526264">
                <text:p>-0.0320176357526264</text:p>
              </table:table-cell>
              <table:table-cell office:value-type="float" office:value="0.0185625276678016">
                <text:p>0.0185625276678016</text:p>
              </table:table-cell>
              <table:table-cell office:value-type="float" office:value="-0.0503551980728934">
                <text:p>-0.05035519807289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322283003377465">
                <text:p>-0.0322283003377465</text:p>
              </table:table-cell>
              <table:table-cell office:value-type="float" office:value="0.0185486432588595">
                <text:p>0.0185486432588595</text:p>
              </table:table-cell>
              <table:table-cell office:value-type="float" office:value="-0.0509467441912326">
                <text:p>-0.05094674419123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324379737405393">
                <text:p>-0.0324379737405393</text:p>
              </table:table-cell>
              <table:table-cell office:value-type="float" office:value="0.018534851747536">
                <text:p>0.018534851747536</text:p>
              </table:table-cell>
              <table:table-cell office:value-type="float" office:value="-0.0515194373339745">
                <text:p>-0.051519437333974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326466569874548">
                <text:p>-0.0326466569874548</text:p>
              </table:table-cell>
              <table:table-cell office:value-type="float" office:value="0.0185211525131034">
                <text:p>0.0185211525131034</text:p>
              </table:table-cell>
              <table:table-cell office:value-type="float" office:value="-0.0520734993956773">
                <text:p>-0.05207349939567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328543508498064">
                <text:p>-0.0328543508498064</text:p>
              </table:table-cell>
              <table:table-cell office:value-type="float" office:value="0.0185075450376444">
                <text:p>0.0185075450376444</text:p>
              </table:table-cell>
              <table:table-cell office:value-type="float" office:value="-0.0526091518806004">
                <text:p>-0.05260915188060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33061055738047">
                <text:p>-0.033061055738047</text:p>
              </table:table-cell>
              <table:table-cell office:value-type="float" office:value="0.0184940287184659">
                <text:p>0.0184940287184659</text:p>
              </table:table-cell>
              <table:table-cell office:value-type="float" office:value="-0.0531266150426701">
                <text:p>-0.05312661504267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332667716786868">
                <text:p>-0.0332667716786868</text:p>
              </table:table-cell>
              <table:table-cell office:value-type="float" office:value="0.0184806030504702">
                <text:p>0.0184806030504702</text:p>
              </table:table-cell>
              <table:table-cell office:value-type="float" office:value="-0.0536261082584588">
                <text:p>-0.05362610825845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334714989600193">
                <text:p>-0.0334714989600193</text:p>
              </table:table-cell>
              <table:table-cell office:value-type="float" office:value="0.0184672674465054">
                <text:p>0.0184672674465054</text:p>
              </table:table-cell>
              <table:table-cell office:value-type="float" office:value="-0.0541078499431136">
                <text:p>-0.05410784994311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33675237101332">
                <text:p>-0.033675237101332</text:p>
              </table:table-cell>
              <table:table-cell office:value-type="float" office:value="0.0184540214099617">
                <text:p>0.0184540214099617</text:p>
              </table:table-cell>
              <table:table-cell office:value-type="float" office:value="-0.0545720569423147">
                <text:p>-0.05457205694231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338779862515959">
                <text:p>-0.0338779862515959</text:p>
              </table:table-cell>
              <table:table-cell office:value-type="float" office:value="0.0184408643618961">
                <text:p>0.0184408643618961</text:p>
              </table:table-cell>
              <table:table-cell office:value-type="float" office:value="-0.0550189452329652">
                <text:p>-0.05501894523296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340797459009098">
                <text:p>-0.0340797459009098</text:p>
              </table:table-cell>
              <table:table-cell office:value-type="float" office:value="0.0184277958119004">
                <text:p>0.0184277958119004</text:p>
              </table:table-cell>
              <table:table-cell office:value-type="float" office:value="-0.0554487290849171">
                <text:p>-0.05544872908491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342805160246026">
                <text:p>-0.0342805160246026</text:p>
              </table:table-cell>
              <table:table-cell office:value-type="float" office:value="0.0184148151821401">
                <text:p>0.0184148151821401</text:p>
              </table:table-cell>
              <table:table-cell office:value-type="float" office:value="-0.0558616215393382">
                <text:p>-0.05586162153933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344802965415517">
                <text:p>-0.0344802965415517</text:p>
              </table:table-cell>
              <table:table-cell office:value-type="float" office:value="0.0184019219864242">
                <text:p>0.0184019219864242</text:p>
              </table:table-cell>
              <table:table-cell office:value-type="float" office:value="-0.0562578343465958">
                <text:p>-0.05625783434659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346790874449499">
                <text:p>-0.0346790874449499</text:p>
              </table:table-cell>
              <table:table-cell office:value-type="float" office:value="0.0183891156444668">
                <text:p>0.0183891156444668</text:p>
              </table:table-cell>
              <table:table-cell office:value-type="float" office:value="-0.0566375774601891">
                <text:p>-0.05663757746018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348768890098619">
                <text:p>-0.0348768890098619</text:p>
              </table:table-cell>
              <table:table-cell office:value-type="float" office:value="0.0183763956679451">
                <text:p>0.0183763956679451</text:p>
              </table:table-cell>
              <table:table-cell office:value-type="float" office:value="-0.0570010597569504">
                <text:p>-0.05700105975695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350737016625996">
                <text:p>-0.0350737016625996</text:p>
              </table:table-cell>
              <table:table-cell office:value-type="float" office:value="0.0183637614729632">
                <text:p>0.0183637614729632</text:p>
              </table:table-cell>
              <table:table-cell office:value-type="float" office:value="-0.0573484882962771">
                <text:p>-0.057348488296277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35269525929707">
                <text:p>-0.035269525929707</text:p>
              </table:table-cell>
              <table:table-cell office:value-type="float" office:value="0.0183512125633157">
                <text:p>0.0183512125633157</text:p>
              </table:table-cell>
              <table:table-cell office:value-type="float" office:value="-0.0576800688126822">
                <text:p>-0.05768006881268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354643630529131">
                <text:p>-0.0354643630529131</text:p>
              </table:table-cell>
              <table:table-cell office:value-type="float" office:value="0.018338748350959">
                <text:p>0.018338748350959</text:p>
              </table:table-cell>
              <table:table-cell office:value-type="float" office:value="-0.0579960057453532">
                <text:p>-0.057996005745353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356582139712409">
                <text:p>-0.0356582139712409</text:p>
              </table:table-cell>
              <table:table-cell office:value-type="float" office:value="0.018326368330452">
                <text:p>0.018326368330452</text:p>
              </table:table-cell>
              <table:table-cell office:value-type="float" office:value="-0.0582965017883741">
                <text:p>-0.05829650178837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358510803833249">
                <text:p>-0.0358510803833249</text:p>
              </table:table-cell>
              <table:table-cell office:value-type="float" office:value="0.0183140719027877">
                <text:p>0.0183140719027877</text:p>
              </table:table-cell>
              <table:table-cell office:value-type="float" office:value="-0.0585817583963477">
                <text:p>-0.058581758396347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360429641714545">
                <text:p>-0.0360429641714545</text:p>
              </table:table-cell>
              <table:table-cell office:value-type="float" office:value="0.018301858555541">
                <text:p>0.018301858555541</text:p>
              </table:table-cell>
              <table:table-cell office:value-type="float" office:value="-0.0588519757949713">
                <text:p>-0.05885197579497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362338674976294">
                <text:p>-0.0362338674976294</text:p>
              </table:table-cell>
              <table:table-cell office:value-type="float" office:value="0.0182897276775323">
                <text:p>0.0182897276775323</text:p>
              </table:table-cell>
              <table:table-cell office:value-type="float" office:value="-0.0591073525401387">
                <text:p>-0.059107352540138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364237929761022">
                <text:p>-0.0364237929761022</text:p>
              </table:table-cell>
              <table:table-cell office:value-type="float" office:value="0.0182776787458639">
                <text:p>0.0182776787458639</text:p>
              </table:table-cell>
              <table:table-cell office:value-type="float" office:value="-0.0593480862986218">
                <text:p>-0.05934808629862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366127435078266">
                <text:p>-0.0366127435078266</text:p>
              </table:table-cell>
              <table:table-cell office:value-type="float" office:value="0.0182657111388752">
                <text:p>0.0182657111388752</text:p>
              </table:table-cell>
              <table:table-cell office:value-type="float" office:value="-0.0595743731588161">
                <text:p>-0.059574373158816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36800722193836">
                <text:p>-0.036800722193836</text:p>
              </table:table-cell>
              <table:table-cell office:value-type="float" office:value="0.0182538243204463">
                <text:p>0.0182538243204463</text:p>
              </table:table-cell>
              <table:table-cell office:value-type="float" office:value="-0.0597864081689492">
                <text:p>-0.05978640816894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369877329173748">
                <text:p>-0.0369877329173748</text:p>
              </table:table-cell>
              <table:table-cell office:value-type="float" office:value="0.0182420176607963">
                <text:p>0.0182420176607963</text:p>
              </table:table-cell>
              <table:table-cell office:value-type="float" office:value="-0.0599843854053317">
                <text:p>-0.05998438540533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371737792407706">
                <text:p>-0.0371737792407706</text:p>
              </table:table-cell>
              <table:table-cell office:value-type="float" office:value="0.0182302906115324">
                <text:p>0.0182302906115324</text:p>
              </table:table-cell>
              <table:table-cell office:value-type="float" office:value="-0.0601684975028716">
                <text:p>-0.06016849750287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373588657392471">
                <text:p>-0.0373588657392471</text:p>
              </table:table-cell>
              <table:table-cell office:value-type="float" office:value="0.0182186425330393">
                <text:p>0.0182186425330393</text:p>
              </table:table-cell>
              <table:table-cell office:value-type="float" office:value="-0.0603389364850493">
                <text:p>-0.060338936485049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375429966376541">
                <text:p>-0.0375429966376541</text:p>
              </table:table-cell>
              <table:table-cell office:value-type="float" office:value="0.0182070728679679">
                <text:p>0.0182070728679679</text:p>
              </table:table-cell>
              <table:table-cell office:value-type="float" office:value="-0.0604958930375543">
                <text:p>-0.060495893037554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377261768880876">
                <text:p>-0.0377261768880876</text:p>
              </table:table-cell>
              <table:table-cell office:value-type="float" office:value="0.0181955809656978">
                <text:p>0.0181955809656978</text:p>
              </table:table-cell>
              <table:table-cell office:value-type="float" office:value="-0.0606395570872942">
                <text:p>-0.060639557087294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379084115572706">
                <text:p>-0.0379084115572706</text:p>
              </table:table-cell>
              <table:table-cell office:value-type="float" office:value="0.0181841662637156">
                <text:p>0.0181841662637156</text:p>
              </table:table-cell>
              <table:table-cell office:value-type="float" office:value="-0.0607701178259312">
                <text:p>-0.06077011782593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380897058901847">
                <text:p>-0.0380897058901847</text:p>
              </table:table-cell>
              <table:table-cell office:value-type="float" office:value="0.0181728281026944">
                <text:p>0.0181728281026944</text:p>
              </table:table-cell>
              <table:table-cell office:value-type="float" office:value="-0.0608877632735094">
                <text:p>-0.060887763273509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382700654525704">
                <text:p>-0.0382700654525704</text:p>
              </table:table-cell>
              <table:table-cell office:value-type="float" office:value="0.0181615659144811">
                <text:p>0.0181615659144811</text:p>
              </table:table-cell>
              <table:table-cell office:value-type="float" office:value="-0.0609926810573314">
                <text:p>-0.06099268105733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384494959377694">
                <text:p>-0.0384494959377694</text:p>
              </table:table-cell>
              <table:table-cell office:value-type="float" office:value="0.0181503790354157">
                <text:p>0.0181503790354157</text:p>
              </table:table-cell>
              <table:table-cell office:value-type="float" office:value="-0.0610850577118793">
                <text:p>-0.061085057711879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386280030558791">
                <text:p>-0.0386280030558791</text:p>
              </table:table-cell>
              <table:table-cell office:value-type="float" office:value="0.018139266891511">
                <text:p>0.018139266891511</text:p>
              </table:table-cell>
              <table:table-cell office:value-type="float" office:value="-0.0611650792012031">
                <text:p>-0.061165079201203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388055930954784">
                <text:p>-0.0388055930954784</text:p>
              </table:table-cell>
              <table:table-cell office:value-type="float" office:value="0.0181282288193464">
                <text:p>0.0181282288193464</text:p>
              </table:table-cell>
              <table:table-cell office:value-type="float" office:value="-0.0612329309645221">
                <text:p>-0.06123293096452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389822718009827">
                <text:p>-0.0389822718009827</text:p>
              </table:table-cell>
              <table:table-cell office:value-type="float" office:value="0.0181172642420586">
                <text:p>0.0181172642420586</text:p>
              </table:table-cell>
              <table:table-cell office:value-type="float" office:value="-0.0612887974175136">
                <text:p>-0.06128879741751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391580456937709">
                <text:p>-0.0391580456937709</text:p>
              </table:table-cell>
              <table:table-cell office:value-type="float" office:value="0.0181063724965409">
                <text:p>0.0181063724965409</text:p>
              </table:table-cell>
              <table:table-cell office:value-type="float" office:value="-0.0613328627504794">
                <text:p>-0.06133286275047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39332920695365">
                <text:p>-0.039332920695365</text:p>
              </table:table-cell>
              <table:table-cell office:value-type="float" office:value="0.0180955530077846">
                <text:p>0.0180955530077846</text:p>
              </table:table-cell>
              <table:table-cell office:value-type="float" office:value="-0.0613653101628198">
                <text:p>-0.06136531016281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395069031985749">
                <text:p>-0.0395069031985749</text:p>
              </table:table-cell>
              <table:table-cell office:value-type="float" office:value="0.0180848051130507">
                <text:p>0.0180848051130507</text:p>
              </table:table-cell>
              <table:table-cell office:value-type="float" office:value="-0.0613863224021016">
                <text:p>-0.06138632240210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396799994487607">
                <text:p>-0.0396799994487607</text:p>
              </table:table-cell>
              <table:table-cell office:value-type="float" office:value="0.0180741282438425">
                <text:p>0.0180741282438425</text:p>
              </table:table-cell>
              <table:table-cell office:value-type="float" office:value="-0.0613960817431314">
                <text:p>-0.061396081743131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398522156053842">
                <text:p>-0.0398522156053842</text:p>
              </table:table-cell>
              <table:table-cell office:value-type="float" office:value="0.018063521740724">
                <text:p>0.018063521740724</text:p>
              </table:table-cell>
              <table:table-cell office:value-type="float" office:value="-0.0613947695038974">
                <text:p>-0.061394769503897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400235578859303">
                <text:p>-0.0400235578859303</text:p>
              </table:table-cell>
              <table:table-cell office:value-type="float" office:value="0.0180529850416361">
                <text:p>0.0180529850416361</text:p>
              </table:table-cell>
              <table:table-cell office:value-type="float" office:value="-0.0613825667780954">
                <text:p>-0.06138256677809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401940323755488">
                <text:p>-0.0401940323755488</text:p>
              </table:table-cell>
              <table:table-cell office:value-type="float" office:value="0.0180425174948814">
                <text:p>0.0180425174948814</text:p>
              </table:table-cell>
              <table:table-cell office:value-type="float" office:value="-0.0613596536836736">
                <text:p>-0.06135965368367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403636449227644">
                <text:p>-0.0403636449227644</text:p>
              </table:table-cell>
              <table:table-cell office:value-type="float" office:value="0.0180321185445382">
                <text:p>0.0180321185445382</text:p>
              </table:table-cell>
              <table:table-cell office:value-type="float" office:value="-0.0613262098369261">
                <text:p>-0.06132620983692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405324017103033">
                <text:p>-0.0405324017103033</text:p>
              </table:table-cell>
              <table:table-cell office:value-type="float" office:value="0.0180217875507954">
                <text:p>0.0180217875507954</text:p>
              </table:table-cell>
              <table:table-cell office:value-type="float" office:value="-0.0612824143481072">
                <text:p>-0.061282414348107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407003081920078">
                <text:p>-0.0407003081920078</text:p>
              </table:table-cell>
              <table:table-cell office:value-type="float" office:value="0.0180115239668162">
                <text:p>0.0180115239668162</text:p>
              </table:table-cell>
              <table:table-cell office:value-type="float" office:value="-0.0612284453227197">
                <text:p>-0.061228445322719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408673701260426">
                <text:p>-0.0408673701260426</text:p>
              </table:table-cell>
              <table:table-cell office:value-type="float" office:value="0.0180013271618897">
                <text:p>0.0180013271618897</text:p>
              </table:table-cell>
              <table:table-cell office:value-type="float" office:value="-0.0611644803127365">
                <text:p>-0.06116448031273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410335929688869">
                <text:p>-0.0410335929688869</text:p>
              </table:table-cell>
              <table:table-cell office:value-type="float" office:value="0.0179911966034993">
                <text:p>0.0179911966034993</text:p>
              </table:table-cell>
              <table:table-cell office:value-type="float" office:value="-0.0610906962601743">
                <text:p>-0.06109069626017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411989819508064">
                <text:p>-0.0411989819508064</text:p>
              </table:table-cell>
              <table:table-cell office:value-type="float" office:value="0.0179811316715628">
                <text:p>0.0179811316715628</text:p>
              </table:table-cell>
              <table:table-cell office:value-type="float" office:value="-0.0610072689789243">
                <text:p>-0.061007268978924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413635422349713">
                <text:p>-0.0413635422349713</text:p>
              </table:table-cell>
              <table:table-cell office:value-type="float" office:value="0.0179711318466502">
                <text:p>0.0179711318466502</text:p>
              </table:table-cell>
              <table:table-cell office:value-type="float" office:value="-0.0609143738571072">
                <text:p>-0.06091437385710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415272787425477">
                <text:p>-0.0415272787425477</text:p>
              </table:table-cell>
              <table:table-cell office:value-type="float" office:value="0.0179611965224289">
                <text:p>0.0179611965224289</text:p>
              </table:table-cell>
              <table:table-cell office:value-type="float" office:value="-0.0608121850765864">
                <text:p>-0.06081218507658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416901960640266">
                <text:p>-0.0416901960640266</text:p>
              </table:table-cell>
              <table:table-cell office:value-type="float" office:value="0.0179513251909683">
                <text:p>0.0179513251909683</text:p>
              </table:table-cell>
              <table:table-cell office:value-type="float" office:value="-0.060700876061609">
                <text:p>-0.06070087606160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418522990471293">
                <text:p>-0.0418522990471293</text:p>
              </table:table-cell>
              <table:table-cell office:value-type="float" office:value="0.0179415172624018">
                <text:p>0.0179415172624018</text:p>
              </table:table-cell>
              <table:table-cell office:value-type="float" office:value="-0.0605806194523828">
                <text:p>-0.06058061945238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420135916982985">
                <text:p>-0.0420135916982985</text:p>
              </table:table-cell>
              <table:table-cell office:value-type="float" office:value="0.0179317722412125">
                <text:p>0.0179317722412125</text:p>
              </table:table-cell>
              <table:table-cell office:value-type="float" office:value="-0.0604515865363087">
                <text:p>-0.060451586536308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421740785362529">
                <text:p>-0.0421740785362529</text:p>
              </table:table-cell>
              <table:table-cell office:value-type="float" office:value="0.0179220895518938">
                <text:p>0.0179220895518938</text:p>
              </table:table-cell>
              <table:table-cell office:value-type="float" office:value="-0.0603139479846693">
                <text:p>-0.06031394798466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423337632419456">
                <text:p>-0.0423337632419456</text:p>
              </table:table-cell>
              <table:table-cell office:value-type="float" office:value="0.0179124687135594">
                <text:p>0.0179124687135594</text:p>
              </table:table-cell>
              <table:table-cell office:value-type="float" office:value="-0.0601678730258182">
                <text:p>-0.06016787302581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424926497638364">
                <text:p>-0.0424926497638364</text:p>
              </table:table-cell>
              <table:table-cell office:value-type="float" office:value="0.017902909162584">
                <text:p>0.017902909162584</text:p>
              </table:table-cell>
              <table:table-cell office:value-type="float" office:value="-0.0600135299322624">
                <text:p>-0.06001352993226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426507417298997">
                <text:p>-0.0426507417298997</text:p>
              </table:table-cell>
              <table:table-cell office:value-type="float" office:value="0.0178934104345507">
                <text:p>0.0178934104345507</text:p>
              </table:table-cell>
              <table:table-cell office:value-type="float" office:value="-0.0598510859521062">
                <text:p>-0.059851085952106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42808042541604">
                <text:p>-0.042808042541604</text:p>
              </table:table-cell>
              <table:table-cell office:value-type="float" office:value="0.0178839719778383">
                <text:p>0.0178839719778383</text:p>
              </table:table-cell>
              <table:table-cell office:value-type="float" office:value="-0.059680706782056">
                <text:p>-0.0596807067820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429645555505825">
                <text:p>-0.0429645555505825</text:p>
              </table:table-cell>
              <table:table-cell office:value-type="float" office:value="0.0178745933416373">
                <text:p>0.0178745933416373</text:p>
              </table:table-cell>
              <table:table-cell office:value-type="float" office:value="-0.059502557266472">
                <text:p>-0.0595025572664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43120283899958">
                <text:p>-0.043120283899958</text:p>
              </table:table-cell>
              <table:table-cell office:value-type="float" office:value="0.0178652739877948">
                <text:p>0.0178652739877948</text:p>
              </table:table-cell>
              <table:table-cell office:value-type="float" office:value="-0.0593168006156608">
                <text:p>-0.059316800615660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432752304509731">
                <text:p>-0.0432752304509731</text:p>
              </table:table-cell>
              <table:table-cell office:value-type="float" office:value="0.0178560134759965">
                <text:p>0.0178560134759965</text:p>
              </table:table-cell>
              <table:table-cell office:value-type="float" office:value="-0.0591235988582628">
                <text:p>-0.05912359885826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434293983855166">
                <text:p>-0.0434293983855166</text:p>
              </table:table-cell>
              <table:table-cell office:value-type="float" office:value="0.0178468112827738">
                <text:p>0.0178468112827738</text:p>
              </table:table-cell>
              <table:table-cell office:value-type="float" office:value="-0.0589231128217405">
                <text:p>-0.05892311282174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435827901190278">
                <text:p>-0.0435827901190278</text:p>
              </table:table-cell>
              <table:table-cell office:value-type="float" office:value="0.0178376669778876">
                <text:p>0.0178376669778876</text:p>
              </table:table-cell>
              <table:table-cell office:value-type="float" office:value="-0.0587155015727425">
                <text:p>-0.05871550157274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437354086671709">
                <text:p>-0.0437354086671709</text:p>
              </table:table-cell>
              <table:table-cell office:value-type="float" office:value="0.0178285800492336">
                <text:p>0.0178285800492336</text:p>
              </table:table-cell>
              <table:table-cell office:value-type="float" office:value="-0.0585009231684475">
                <text:p>-0.05850092316844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438872563038543">
                <text:p>-0.0438872563038543</text:p>
              </table:table-cell>
              <table:table-cell office:value-type="float" office:value="0.0178195500776818">
                <text:p>0.0178195500776818</text:p>
              </table:table-cell>
              <table:table-cell office:value-type="float" office:value="-0.0582795338440467">
                <text:p>-0.05827953384404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440383356764412">
                <text:p>-0.0440383356764412</text:p>
              </table:table-cell>
              <table:table-cell office:value-type="float" office:value="0.0178105765590644">
                <text:p>0.0178105765590644</text:p>
              </table:table-cell>
              <table:table-cell office:value-type="float" office:value="-0.058051488519506">
                <text:p>-0.05805148851950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44188649223743">
                <text:p>-0.044188649223743</text:p>
              </table:table-cell>
              <table:table-cell office:value-type="float" office:value="0.0178016590862869">
                <text:p>0.0178016590862869</text:p>
              </table:table-cell>
              <table:table-cell office:value-type="float" office:value="-0.0578169407514095">
                <text:p>-0.05781694075140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443381992756287">
                <text:p>-0.0443381992756287</text:p>
              </table:table-cell>
              <table:table-cell office:value-type="float" office:value="0.0177927971625018">
                <text:p>0.0177927971625018</text:p>
              </table:table-cell>
              <table:table-cell office:value-type="float" office:value="-0.0575760422281968">
                <text:p>-0.057576042228196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444869882339598">
                <text:p>-0.0444869882339598</text:p>
              </table:table-cell>
              <table:table-cell office:value-type="float" office:value="0.017783990389212">
                <text:p>0.017783990389212</text:p>
              </table:table-cell>
              <table:table-cell office:value-type="float" office:value="-0.0573289434945279">
                <text:p>-0.057328943494527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446350184158013">
                <text:p>-0.0446350184158013</text:p>
              </table:table-cell>
              <table:table-cell office:value-type="float" office:value="0.0177752382778274">
                <text:p>0.0177752382778274</text:p>
              </table:table-cell>
              <table:table-cell office:value-type="float" office:value="-0.057075793194139">
                <text:p>-0.05707579319413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447822919814097">
                <text:p>-0.0447822919814097</text:p>
              </table:table-cell>
              <table:table-cell office:value-type="float" office:value="0.0177665404350481">
                <text:p>0.0177665404350481</text:p>
              </table:table-cell>
              <table:table-cell office:value-type="float" office:value="-0.0568167385502361">
                <text:p>-0.056816738550236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449288115369709">
                <text:p>-0.0449288115369709</text:p>
              </table:table-cell>
              <table:table-cell office:value-type="float" office:value="0.0177578963814987">
                <text:p>0.0177578963814987</text:p>
              </table:table-cell>
              <table:table-cell office:value-type="float" office:value="-0.0565519253728219">
                <text:p>-0.05655192537282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450745790952119">
                <text:p>-0.0450745790952119</text:p>
              </table:table-cell>
              <table:table-cell office:value-type="float" office:value="0.0177493057291183">
                <text:p>0.0177493057291183</text:p>
              </table:table-cell>
              <table:table-cell office:value-type="float" office:value="-0.0562814975770543">
                <text:p>-0.05628149757705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452195971370022">
                <text:p>-0.0452195971370022</text:p>
              </table:table-cell>
              <table:table-cell office:value-type="float" office:value="0.0177407680025353">
                <text:p>0.0177407680025353</text:p>
              </table:table-cell>
              <table:table-cell office:value-type="float" office:value="-0.0560055976612239">
                <text:p>-0.056005597661223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453638680251722">
                <text:p>-0.0453638680251722</text:p>
              </table:table-cell>
              <table:table-cell office:value-type="float" office:value="0.0177322828214983">
                <text:p>0.0177322828214983</text:p>
              </table:table-cell>
              <table:table-cell office:value-type="float" office:value="-0.0557243666812757">
                <text:p>-0.05572436668127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455073940990522">
                <text:p>-0.0455073940990522</text:p>
              </table:table-cell>
              <table:table-cell office:value-type="float" office:value="0.0177238497139926">
                <text:p>0.0177238497139926</text:p>
              </table:table-cell>
              <table:table-cell office:value-type="float" office:value="-0.0554379437678054">
                <text:p>-0.055437943767805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456501778501438">
                <text:p>-0.0456501778501438</text:p>
              </table:table-cell>
              <table:table-cell office:value-type="float" office:value="0.0177154683045581">
                <text:p>0.0177154683045581</text:p>
              </table:table-cell>
              <table:table-cell office:value-type="float" office:value="-0.0551464668718527">
                <text:p>-0.055146466871852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457922217594817">
                <text:p>-0.0457922217594817</text:p>
              </table:table-cell>
              <table:table-cell office:value-type="float" office:value="0.0177071381258498">
                <text:p>0.0177071381258498</text:p>
              </table:table-cell>
              <table:table-cell office:value-type="float" office:value="-0.0548500720283784">
                <text:p>-0.05485007202837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459335282185034">
                <text:p>-0.0459335282185034</text:p>
              </table:table-cell>
              <table:table-cell office:value-type="float" office:value="0.0176988588043124">
                <text:p>0.0176988588043124</text:p>
              </table:table-cell>
              <table:table-cell office:value-type="float" office:value="-0.0545488938554495">
                <text:p>-0.05454889385544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460741001259111">
                <text:p>-0.0460741001259111</text:p>
              </table:table-cell>
              <table:table-cell office:value-type="float" office:value="0.0176906298787419">
                <text:p>0.0176906298787419</text:p>
              </table:table-cell>
              <table:table-cell office:value-type="float" office:value="-0.0542430655808834">
                <text:p>-0.054243065580883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462139397893278">
                <text:p>-0.0462139397893278</text:p>
              </table:table-cell>
              <table:table-cell office:value-type="float" office:value="0.0176824509775398">
                <text:p>0.0176824509775398</text:p>
              </table:table-cell>
              <table:table-cell office:value-type="float" office:value="-0.0539327185266891">
                <text:p>-0.05393271852668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463530502846504">
                <text:p>-0.0463530502846504</text:p>
              </table:table-cell>
              <table:table-cell office:value-type="float" office:value="0.0176743216430426">
                <text:p>0.0176743216430426</text:p>
              </table:table-cell>
              <table:table-cell office:value-type="float" office:value="-0.053617982905485">
                <text:p>-0.05361798290548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464914340999757">
                <text:p>-0.0464914340999757</text:p>
              </table:table-cell>
              <table:table-cell office:value-type="float" office:value="0.0176662415073518">
                <text:p>0.0176662415073518</text:p>
              </table:table-cell>
              <table:table-cell office:value-type="float" office:value="-0.0532989870493383">
                <text:p>-0.053298987049338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466290942404985">
                <text:p>-0.0466290942404985</text:p>
              </table:table-cell>
              <table:table-cell office:value-type="float" office:value="0.0176582101138831">
                <text:p>0.0176582101138831</text:p>
              </table:table-cell>
              <table:table-cell office:value-type="float" office:value="-0.0529758579577433">
                <text:p>-0.05297585795774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467660336320661">
                <text:p>-0.0467660336320661</text:p>
              </table:table-cell>
              <table:table-cell office:value-type="float" office:value="0.0176502271002996">
                <text:p>0.0176502271002996</text:p>
              </table:table-cell>
              <table:table-cell office:value-type="float" office:value="-0.0526487212879623">
                <text:p>-0.05264872128796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469022552069594">
                <text:p>-0.0469022552069594</text:p>
              </table:table-cell>
              <table:table-cell office:value-type="float" office:value="0.0176422920115868">
                <text:p>0.0176422920115868</text:p>
              </table:table-cell>
              <table:table-cell office:value-type="float" office:value="-0.052317700885457">
                <text:p>-0.0523177008854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470377620704898">
                <text:p>-0.0470377620704898</text:p>
              </table:table-cell>
              <table:table-cell office:value-type="float" office:value="0.01763440448878">
                <text:p>0.01763440448878</text:p>
              </table:table-cell>
              <table:table-cell office:value-type="float" office:value="-0.051982919542809">
                <text:p>-0.05198291954280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471725573293579">
                <text:p>-0.0471725573293579</text:p>
              </table:table-cell>
              <table:table-cell office:value-type="float" office:value="0.017626564080539">
                <text:p>0.017626564080539</text:p>
              </table:table-cell>
              <table:table-cell office:value-type="float" office:value="-0.0516444982725239">
                <text:p>-0.051644498272523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473066440041126">
                <text:p>-0.0473066440041126</text:p>
              </table:table-cell>
              <table:table-cell office:value-type="float" office:value="0.0176187704292157">
                <text:p>0.0176187704292157</text:p>
              </table:table-cell>
              <table:table-cell office:value-type="float" office:value="-0.0513025568151804">
                <text:p>-0.051302556815180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474400256182603">
                <text:p>-0.0474400256182603</text:p>
              </table:table-cell>
              <table:table-cell office:value-type="float" office:value="0.0176110230893367">
                <text:p>0.0176110230893367</text:p>
              </table:table-cell>
              <table:table-cell office:value-type="float" office:value="-0.050957213672459">
                <text:p>-0.0509572136724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475727050913647">
                <text:p>-0.0475727050913647</text:p>
              </table:table-cell>
              <table:table-cell office:value-type="float" office:value="0.0176033217053756">
                <text:p>0.0176033217053756</text:p>
              </table:table-cell>
              <table:table-cell office:value-type="float" office:value="-0.0506085855957739">
                <text:p>-0.050608585595773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477046860925309">
                <text:p>-0.0477046860925309</text:p>
              </table:table-cell>
              <table:table-cell office:value-type="float" office:value="0.0175956658358678">
                <text:p>0.0175956658358678</text:p>
              </table:table-cell>
              <table:table-cell office:value-type="float" office:value="-0.0502567883862715">
                <text:p>-0.05025678838627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478359716763917">
                <text:p>-0.0478359716763917</text:p>
              </table:table-cell>
              <table:table-cell office:value-type="float" office:value="0.0175880551297643">
                <text:p>0.0175880551297643</text:p>
              </table:table-cell>
              <table:table-cell office:value-type="float" office:value="-0.0499019361242803">
                <text:p>-0.04990193612428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047966565383183">
                <text:p>-0.047966565383183</text:p>
              </table:table-cell>
              <table:table-cell office:value-type="float" office:value="0.0175804891478174">
                <text:p>0.0175804891478174</text:p>
              </table:table-cell>
              <table:table-cell office:value-type="float" office:value="-0.0495441417172893">
                <text:p>-0.04954414171728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480964706364075">
                <text:p>-0.0480964706364075</text:p>
              </table:table-cell>
              <table:table-cell office:value-type="float" office:value="0.0175729675458407">
                <text:p>0.0175729675458407</text:p>
              </table:table-cell>
              <table:table-cell office:value-type="float" office:value="-0.0491835168883736">
                <text:p>-0.04918351688837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482256908239335">
                <text:p>-0.0482256908239335</text:p>
              </table:table-cell>
              <table:table-cell office:value-type="float" office:value="0.017565489887789">
                <text:p>0.017565489887789</text:p>
              </table:table-cell>
              <table:table-cell office:value-type="float" office:value="-0.0488201717031844">
                <text:p>-0.04882017170318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483542294609472">
                <text:p>-0.0483542294609472</text:p>
              </table:table-cell>
              <table:table-cell office:value-type="float" office:value="0.0175580558346485">
                <text:p>0.0175580558346485</text:p>
              </table:table-cell>
              <table:table-cell office:value-type="float" office:value="-0.0484542153248446">
                <text:p>-0.04845421532484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484820900146579">
                <text:p>-0.0484820900146579</text:p>
              </table:table-cell>
              <table:table-cell office:value-type="float" office:value="0.0175506649560259">
                <text:p>0.0175506649560259</text:p>
              </table:table-cell>
              <table:table-cell office:value-type="float" office:value="-0.0480857552805913">
                <text:p>-0.04808575528059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486092758143781">
                <text:p>-0.0486092758143781</text:p>
              </table:table-cell>
              <table:table-cell office:value-type="float" office:value="0.0175433169163994">
                <text:p>0.0175433169163994</text:p>
              </table:table-cell>
              <table:table-cell office:value-type="float" office:value="-0.0477148979639575">
                <text:p>-0.04771489796395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487357906388715">
                <text:p>-0.0487357906388715</text:p>
              </table:table-cell>
              <table:table-cell office:value-type="float" office:value="0.0175360112934387">
                <text:p>0.0175360112934387</text:p>
              </table:table-cell>
              <table:table-cell office:value-type="float" office:value="-0.0473417486600569">
                <text:p>-0.047341748660056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488616376582984">
                <text:p>-0.0488616376582984</text:p>
              </table:table-cell>
              <table:table-cell office:value-type="float" office:value="0.0175287477566493">
                <text:p>0.0175287477566493</text:p>
              </table:table-cell>
              <table:table-cell office:value-type="float" office:value="-0.0469664110762935">
                <text:p>-0.046966411076293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489868204833245">
                <text:p>-0.0489868204833245</text:p>
              </table:table-cell>
              <table:table-cell office:value-type="float" office:value="0.0175215258882127">
                <text:p>0.0175215258882127</text:p>
              </table:table-cell>
              <table:table-cell office:value-type="float" office:value="-0.0465889878311088">
                <text:p>-0.046588987831108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491113425633467">
                <text:p>-0.0491113425633467</text:p>
              </table:table-cell>
              <table:table-cell office:value-type="float" office:value="0.0175143453664279">
                <text:p>0.0175143453664279</text:p>
              </table:table-cell>
              <table:table-cell office:value-type="float" office:value="-0.0462095804354967">
                <text:p>-0.04620958043549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492352072685876">
                <text:p>-0.0492352072685876</text:p>
              </table:table-cell>
              <table:table-cell office:value-type="float" office:value="0.0175072057786354">
                <text:p>0.0175072057786354</text:p>
              </table:table-cell>
              <table:table-cell office:value-type="float" office:value="-0.0458282888112227">
                <text:p>-0.04582828881122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493584180543301">
                <text:p>-0.0493584180543301</text:p>
              </table:table-cell>
              <table:table-cell office:value-type="float" office:value="0.0175001068101911">
                <text:p>0.0175001068101911</text:p>
              </table:table-cell>
              <table:table-cell office:value-type="float" office:value="-0.045445212038836">
                <text:p>-0.0454452120388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494809782876932">
                <text:p>-0.0494809782876932</text:p>
              </table:table-cell>
              <table:table-cell office:value-type="float" office:value="0.0174930480559121">
                <text:p>0.0174930480559121</text:p>
              </table:table-cell>
              <table:table-cell office:value-type="float" office:value="-0.0450604476160132">
                <text:p>-0.04506044761601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496028911594476">
                <text:p>-0.0496028911594476</text:p>
              </table:table-cell>
              <table:table-cell office:value-type="float" office:value="0.0174860292063914">
                <text:p>0.0174860292063914</text:p>
              </table:table-cell>
              <table:table-cell office:value-type="float" office:value="-0.0446740919524125">
                <text:p>-0.04467409195241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497241602743729">
                <text:p>-0.0497241602743729</text:p>
              </table:table-cell>
              <table:table-cell office:value-type="float" office:value="0.0174790498661207">
                <text:p>0.0174790498661207</text:p>
              </table:table-cell>
              <table:table-cell office:value-type="float" office:value="-0.044286240387964">
                <text:p>-0.04428624038796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498447885446448">
                <text:p>-0.0498447885446448</text:p>
              </table:table-cell>
              <table:table-cell office:value-type="float" office:value="0.0174721097317299">
                <text:p>0.0174721097317299</text:p>
              </table:table-cell>
              <table:table-cell office:value-type="float" office:value="-0.0438969866659034">
                <text:p>-0.043896986665903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499647795470584">
                <text:p>-0.0499647795470584</text:p>
              </table:table-cell>
              <table:table-cell office:value-type="float" office:value="0.0174652084154892">
                <text:p>0.0174652084154892</text:p>
              </table:table-cell>
              <table:table-cell office:value-type="float" office:value="-0.0435064237185034">
                <text:p>-0.043506423718503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500841361608627">
                <text:p>-0.0500841361608627</text:p>
              </table:table-cell>
              <table:table-cell office:value-type="float" office:value="0.0174583456221625">
                <text:p>0.0174583456221625</text:p>
              </table:table-cell>
              <table:table-cell office:value-type="float" office:value="-0.0431146428804263">
                <text:p>-0.04311464288042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50202861672689">
                <text:p>-0.050202861672689</text:p>
              </table:table-cell>
              <table:table-cell office:value-type="float" office:value="0.0174515209698054">
                <text:p>0.0174515209698054</text:p>
              </table:table-cell>
              <table:table-cell office:value-type="float" office:value="-0.0427217344225739">
                <text:p>-0.042721734422573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503209591783144">
                <text:p>-0.0503209591783144</text:p>
              </table:table-cell>
              <table:table-cell office:value-type="float" office:value="0.0174447341733039">
                <text:p>0.0174447341733039</text:p>
              </table:table-cell>
              <table:table-cell office:value-type="float" office:value="-0.0423277875258865">
                <text:p>-0.042327787525886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504384316688863">
                <text:p>-0.0504384316688863</text:p>
              </table:table-cell>
              <table:table-cell office:value-type="float" office:value="0.0174379848570782">
                <text:p>0.0174379848570782</text:p>
              </table:table-cell>
              <table:table-cell office:value-type="float" office:value="-0.0419328897939275">
                <text:p>-0.04193288979392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50555282199629">
                <text:p>-0.050555282199629</text:p>
              </table:table-cell>
              <table:table-cell office:value-type="float" office:value="0.0174312727440566">
                <text:p>0.0174312727440566</text:p>
              </table:table-cell>
              <table:table-cell office:value-type="float" office:value="-0.0415371279953725">
                <text:p>-0.04153712799537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506715137205023">
                <text:p>-0.0506715137205023</text:p>
              </table:table-cell>
              <table:table-cell office:value-type="float" office:value="0.0174245974669043">
                <text:p>0.0174245974669043</text:p>
              </table:table-cell>
              <table:table-cell office:value-type="float" office:value="-0.0411405873176618">
                <text:p>-0.041140587317661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507871289924019">
                <text:p>-0.0507871289924019</text:p>
              </table:table-cell>
              <table:table-cell office:value-type="float" office:value="0.0174179587544045">
                <text:p>0.0174179587544045</text:p>
              </table:table-cell>
              <table:table-cell office:value-type="float" office:value="-0.0407433518583578">
                <text:p>-0.04074335185835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509021311817567">
                <text:p>-0.0509021311817567</text:p>
              </table:table-cell>
              <table:table-cell office:value-type="float" office:value="0.0174113562492403">
                <text:p>0.0174113562492403</text:p>
              </table:table-cell>
              <table:table-cell office:value-type="float" office:value="-0.0403455046399936">
                <text:p>-0.04034550463999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510165227575066">
                <text:p>-0.0510165227575066</text:p>
              </table:table-cell>
              <table:table-cell office:value-type="float" office:value="0.0174047896864364">
                <text:p>0.0174047896864364</text:p>
              </table:table-cell>
              <table:table-cell office:value-type="float" office:value="-0.0399471270812191">
                <text:p>-0.03994712708121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511303068528816">
                <text:p>-0.0511303068528816</text:p>
              </table:table-cell>
              <table:table-cell office:value-type="float" office:value="0.0173982587164511">
                <text:p>0.0173982587164511</text:p>
              </table:table-cell>
              <table:table-cell office:value-type="float" office:value="-0.039548299781228">
                <text:p>-0.03954829978122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512434859061273">
                <text:p>-0.0512434859061273</text:p>
              </table:table-cell>
              <table:table-cell office:value-type="float" office:value="0.0173917630822383">
                <text:p>0.0173917630822383</text:p>
              </table:table-cell>
              <table:table-cell office:value-type="float" office:value="-0.0391491017323053">
                <text:p>-0.039149101732305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513560627697657">
                <text:p>-0.0513560627697657</text:p>
              </table:table-cell>
              <table:table-cell office:value-type="float" office:value="0.0173853024397017">
                <text:p>0.0173853024397017</text:p>
              </table:table-cell>
              <table:table-cell office:value-type="float" office:value="-0.0387496108541774">
                <text:p>-0.03874961085417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514680401150595">
                <text:p>-0.0514680401150595</text:p>
              </table:table-cell>
              <table:table-cell office:value-type="float" office:value="0.0173788765413258">
                <text:p>0.0173788765413258</text:p>
              </table:table-cell>
              <table:table-cell office:value-type="float" office:value="-0.0383499039686708">
                <text:p>-0.03834990396867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0515794205213499">
                <text:p>-0.0515794205213499</text:p>
              </table:table-cell>
              <table:table-cell office:value-type="float" office:value="0.0173724850487181">
                <text:p>0.0173724850487181</text:p>
              </table:table-cell>
              <table:table-cell office:value-type="float" office:value="-0.037950056313879">
                <text:p>-0.0379500563138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516902066477927">
                <text:p>-0.0516902066477927</text:p>
              </table:table-cell>
              <table:table-cell office:value-type="float" office:value="0.0173661277215378">
                <text:p>0.0173661277215378</text:p>
              </table:table-cell>
              <table:table-cell office:value-type="float" office:value="-0.0375501422896218">
                <text:p>-0.03755014228962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518004010659958">
                <text:p>-0.0518004010659958</text:p>
              </table:table-cell>
              <table:table-cell office:value-type="float" office:value="0.0173598042286574">
                <text:p>0.0173598042286574</text:p>
              </table:table-cell>
              <table:table-cell office:value-type="float" office:value="-0.0371502347132624">
                <text:p>-0.03715023471326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519100061786831">
                <text:p>-0.0519100061786831</text:p>
              </table:table-cell>
              <table:table-cell office:value-type="float" office:value="0.0173535143345189">
                <text:p>0.0173535143345189</text:p>
              </table:table-cell>
              <table:table-cell office:value-type="float" office:value="-0.0367504053152556">
                <text:p>-0.036750405315255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520190248161807">
                <text:p>-0.0520190248161807</text:p>
              </table:table-cell>
              <table:table-cell office:value-type="float" office:value="0.0173472577167516">
                <text:p>0.0173472577167516</text:p>
              </table:table-cell>
              <table:table-cell office:value-type="float" office:value="-0.0363507247582717">
                <text:p>-0.03635072475827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521274591851941">
                <text:p>-0.0521274591851941</text:p>
              </table:table-cell>
              <table:table-cell office:value-type="float" office:value="0.0173410341452965">
                <text:p>0.0173410341452965</text:p>
              </table:table-cell>
              <table:table-cell office:value-type="float" office:value="-0.0359512621624092">
                <text:p>-0.03595126216240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522353119273376">
                <text:p>-0.0522353119273376</text:p>
              </table:table-cell>
              <table:table-cell office:value-type="float" office:value="0.017334843302361">
                <text:p>0.017334843302361</text:p>
              </table:table-cell>
              <table:table-cell office:value-type="float" office:value="-0.0355520855924163">
                <text:p>-0.03555208559241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0523425855243447">
                <text:p>-0.0523425855243447</text:p>
              </table:table-cell>
              <table:table-cell office:value-type="float" office:value="0.0173286849661676">
                <text:p>0.0173286849661676</text:p>
              </table:table-cell>
              <table:table-cell office:value-type="float" office:value="-0.0351532620370965">
                <text:p>-0.035153262037096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524492823874862">
                <text:p>-0.0524492823874862</text:p>
              </table:table-cell>
              <table:table-cell office:value-type="float" office:value="0.0173225588234235">
                <text:p>0.0173225588234235</text:p>
              </table:table-cell>
              <table:table-cell office:value-type="float" office:value="-0.0347548569279155">
                <text:p>-0.03475485692791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0525554050290113">
                <text:p>-0.0525554050290113</text:p>
              </table:table-cell>
              <table:table-cell office:value-type="float" office:value="0.0173164646582753">
                <text:p>0.0173164646582753</text:p>
              </table:table-cell>
              <table:table-cell office:value-type="float" office:value="-0.0343569348895678">
                <text:p>-0.034356934889567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0526609558951178">
                <text:p>-0.0526609558951178</text:p>
              </table:table-cell>
              <table:table-cell office:value-type="float" office:value="0.0173104021634375">
                <text:p>0.0173104021634375</text:p>
              </table:table-cell>
              <table:table-cell office:value-type="float" office:value="-0.0339595590005959">
                <text:p>-0.033959559000595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0527659372834954">
                <text:p>-0.0527659372834954</text:p>
              </table:table-cell>
              <table:table-cell office:value-type="float" office:value="0.0173043711266078">
                <text:p>0.0173043711266078</text:p>
              </table:table-cell>
              <table:table-cell office:value-type="float" office:value="-0.033562791294045">
                <text:p>-0.03356279129404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528703519397603">
                <text:p>-0.0528703519397603</text:p>
              </table:table-cell>
              <table:table-cell office:value-type="float" office:value="0.0172983712480174">
                <text:p>0.0172983712480174</text:p>
              </table:table-cell>
              <table:table-cell office:value-type="float" office:value="-0.0331666927813334">
                <text:p>-0.03316669278133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529742019541694">
                <text:p>-0.0529742019541694</text:p>
              </table:table-cell>
              <table:table-cell office:value-type="float" office:value="0.0172924023191592">
                <text:p>0.0172924023191592</text:p>
              </table:table-cell>
              <table:table-cell office:value-type="float" office:value="-0.0327713229324456">
                <text:p>-0.032771322932445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53077490124568">
                <text:p>-0.053077490124568</text:p>
              </table:table-cell>
              <table:table-cell office:value-type="float" office:value="0.017286464045474">
                <text:p>0.017286464045474</text:p>
              </table:table-cell>
              <table:table-cell office:value-type="float" office:value="-0.0323767404706576">
                <text:p>-0.03237674047065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531802185961862">
                <text:p>-0.0531802185961862</text:p>
              </table:table-cell>
              <table:table-cell office:value-type="float" office:value="0.0172805562238254">
                <text:p>0.0172805562238254</text:p>
              </table:table-cell>
              <table:table-cell office:value-type="float" office:value="-0.0319830025945489">
                <text:p>-0.03198300259454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0532823899705194">
                <text:p>-0.0532823899705194</text:p>
              </table:table-cell>
              <table:table-cell office:value-type="float" office:value="0.0172746785625823">
                <text:p>0.0172746785625823</text:p>
              </table:table-cell>
              <table:table-cell office:value-type="float" office:value="-0.0315901655227047">
                <text:p>-0.03159016552270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533840067087239">
                <text:p>-0.0533840067087239</text:p>
              </table:table-cell>
              <table:table-cell office:value-type="float" office:value="0.01726883086553">
                <text:p>0.01726883086553</text:p>
              </table:table-cell>
              <table:table-cell office:value-type="float" office:value="-0.0311982844785064">
                <text:p>-0.031198284478506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534850712194269">
                <text:p>-0.0534850712194269</text:p>
              </table:table-cell>
              <table:table-cell office:value-type="float" office:value="0.0172630128443003">
                <text:p>0.0172630128443003</text:p>
              </table:table-cell>
              <table:table-cell office:value-type="float" office:value="-0.0308074132139569">
                <text:p>-0.030807413213956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535855860285921">
                <text:p>-0.0535855860285921</text:p>
              </table:table-cell>
              <table:table-cell office:value-type="float" office:value="0.0172572243074109">
                <text:p>0.0172572243074109</text:p>
              </table:table-cell>
              <table:table-cell office:value-type="float" office:value="-0.0304176047650484">
                <text:p>-0.030417604765048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536855536103931">
                <text:p>-0.0536855536103931</text:p>
              </table:table-cell>
              <table:table-cell office:value-type="float" office:value="0.0172514649713906">
                <text:p>0.0172514649713906</text:p>
              </table:table-cell>
              <table:table-cell office:value-type="float" office:value="-0.0300289107171836">
                <text:p>-0.03002891071718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537849763029754">
                <text:p>-0.0537849763029754</text:p>
              </table:table-cell>
              <table:table-cell office:value-type="float" office:value="0.0172457346473125">
                <text:p>0.0172457346473125</text:p>
              </table:table-cell>
              <table:table-cell office:value-type="float" office:value="-0.0296413817097441">
                <text:p>-0.029641381709744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538838569030739">
                <text:p>-0.0538838569030739</text:p>
              </table:table-cell>
              <table:table-cell office:value-type="float" office:value="0.0172400330582471">
                <text:p>0.0172400330582471</text:p>
              </table:table-cell>
              <table:table-cell office:value-type="float" office:value="-0.0292550674642067">
                <text:p>-0.02925506746420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539821975605367">
                <text:p>-0.0539821975605367</text:p>
              </table:table-cell>
              <table:table-cell office:value-type="float" office:value="0.0172343600182406">
                <text:p>0.0172343600182406</text:p>
              </table:table-cell>
              <table:table-cell office:value-type="float" office:value="-0.0288700162671407">
                <text:p>-0.02887001626714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540800011396246">
                <text:p>-0.0540800011396246</text:p>
              </table:table-cell>
              <table:table-cell office:value-type="float" office:value="0.01722871525482">
                <text:p>0.01722871525482</text:p>
              </table:table-cell>
              <table:table-cell office:value-type="float" office:value="-0.0284862757686799">
                <text:p>-0.028486275768679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54177269856466">
                <text:p>-0.054177269856466</text:p>
              </table:table-cell>
              <table:table-cell office:value-type="float" office:value="0.0172230985867172">
                <text:p>0.0172230985867172</text:p>
              </table:table-cell>
              <table:table-cell office:value-type="float" office:value="-0.0281038922066157">
                <text:p>-0.02810389220661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542740063866551">
                <text:p>-0.0542740063866551</text:p>
              </table:table-cell>
              <table:table-cell office:value-type="float" office:value="0.0172175097438391">
                <text:p>0.0172175097438391</text:p>
              </table:table-cell>
              <table:table-cell office:value-type="float" office:value="-0.0277229109535426">
                <text:p>-0.02772291095354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543702132663523">
                <text:p>-0.0543702132663523</text:p>
              </table:table-cell>
              <table:table-cell office:value-type="float" office:value="0.017211948551317">
                <text:p>0.017211948551317</text:p>
              </table:table-cell>
              <table:table-cell office:value-type="float" office:value="-0.027343376503508">
                <text:p>-0.0273433765035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54465892978561">
                <text:p>-0.054465892978561</text:p>
              </table:table-cell>
              <table:table-cell office:value-type="float" office:value="0.0172064147419253">
                <text:p>0.0172064147419253</text:p>
              </table:table-cell>
              <table:table-cell office:value-type="float" office:value="-0.0269653319967811">
                <text:p>-0.02696533199678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545610481214529">
                <text:p>-0.0545610481214529</text:p>
              </table:table-cell>
              <table:table-cell office:value-type="float" office:value="0.0172009081452033">
                <text:p>0.0172009081452033</text:p>
              </table:table-cell>
              <table:table-cell office:value-type="float" office:value="-0.0265888199769693">
                <text:p>-0.02658881997696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546556812374716">
                <text:p>-0.0546556812374716</text:p>
              </table:table-cell>
              <table:table-cell office:value-type="float" office:value="0.0171954284985641">
                <text:p>0.0171954284985641</text:p>
              </table:table-cell>
              <table:table-cell office:value-type="float" office:value="-0.0262138816561619">
                <text:p>-0.026213881656161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547497947280332">
                <text:p>-0.0547497947280332</text:p>
              </table:table-cell>
              <table:table-cell office:value-type="float" office:value="0.0171899756339425">
                <text:p>0.0171899756339425</text:p>
              </table:table-cell>
              <table:table-cell office:value-type="float" office:value="-0.0258405574203313">
                <text:p>-0.02584055742033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548433914465737">
                <text:p>-0.0548433914465737</text:p>
              </table:table-cell>
              <table:table-cell office:value-type="float" office:value="0.0171845492951475">
                <text:p>0.0171845492951475</text:p>
              </table:table-cell>
              <table:table-cell office:value-type="float" office:value="-0.025468886857144">
                <text:p>-0.02546888685714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549364736427294">
                <text:p>-0.0549364736427294</text:p>
              </table:table-cell>
              <table:table-cell office:value-type="float" office:value="0.017179149317554">
                <text:p>0.017179149317554</text:p>
              </table:table-cell>
              <table:table-cell office:value-type="float" office:value="-0.0250989082886954">
                <text:p>-0.025098908288695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550290440176609">
                <text:p>-0.0550290440176609</text:p>
              </table:table-cell>
              <table:table-cell office:value-type="float" office:value="0.0171737754476754">
                <text:p>0.0171737754476754</text:p>
              </table:table-cell>
              <table:table-cell office:value-type="float" office:value="-0.024730659265837">
                <text:p>-0.02473065926583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0551211051249001">
                <text:p>-0.0551211051249001</text:p>
              </table:table-cell>
              <table:table-cell office:value-type="float" office:value="0.0171684275273396">
                <text:p>0.0171684275273396</text:p>
              </table:table-cell>
              <table:table-cell office:value-type="float" office:value="-0.0243641765542424">
                <text:p>-0.02436417655424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552126594560564">
                <text:p>-0.0552126594560564</text:p>
              </table:table-cell>
              <table:table-cell office:value-type="float" office:value="0.0171631053060544">
                <text:p>0.0171631053060544</text:p>
              </table:table-cell>
              <table:table-cell office:value-type="float" office:value="-0.0239994956575396">
                <text:p>-0.023999495657539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553037096085989">
                <text:p>-0.0553037096085989</text:p>
              </table:table-cell>
              <table:table-cell office:value-type="float" office:value="0.0171578086301701">
                <text:p>0.0171578086301701</text:p>
              </table:table-cell>
              <table:table-cell office:value-type="float" office:value="-0.0236366515730668">
                <text:p>-0.023636651573066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0553942581151597">
                <text:p>-0.0553942581151597</text:p>
              </table:table-cell>
              <table:table-cell office:value-type="float" office:value="0.0171525372539786">
                <text:p>0.0171525372539786</text:p>
              </table:table-cell>
              <table:table-cell office:value-type="float" office:value="-0.0232756780557397">
                <text:p>-0.023275678055739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55484307357594">
                <text:p>-0.055484307357594</text:p>
              </table:table-cell>
              <table:table-cell office:value-type="float" office:value="0.0171472910263926">
                <text:p>0.0171472910263926</text:p>
              </table:table-cell>
              <table:table-cell office:value-type="float" office:value="-0.0229166081214816">
                <text:p>-0.02291660812148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555738601605172">
                <text:p>-0.0555738601605172</text:p>
              </table:table-cell>
              <table:table-cell office:value-type="float" office:value="0.017142069708237">
                <text:p>0.017142069708237</text:p>
              </table:table-cell>
              <table:table-cell office:value-type="float" office:value="-0.022559474073508">
                <text:p>-0.02255947407350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556629186844911">
                <text:p>-0.0556629186844911</text:p>
              </table:table-cell>
              <table:table-cell office:value-type="float" office:value="0.0171368731515346">
                <text:p>0.0171368731515346</text:p>
              </table:table-cell>
              <table:table-cell office:value-type="float" office:value="-0.022204306982937">
                <text:p>-0.02220430698293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557514857868185">
                <text:p>-0.0557514857868185</text:p>
              </table:table-cell>
              <table:table-cell office:value-type="float" office:value="0.0171317011217198">
                <text:p>0.0171317011217198</text:p>
              </table:table-cell>
              <table:table-cell office:value-type="float" office:value="-0.0218511374847352">
                <text:p>-0.02185113748473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0558395636582401">
                <text:p>-0.0558395636582401</text:p>
              </table:table-cell>
              <table:table-cell office:value-type="float" office:value="0.0171265534756812">
                <text:p>0.0171265534756812</text:p>
              </table:table-cell>
              <table:table-cell office:value-type="float" office:value="-0.0214999949989803">
                <text:p>-0.021499994998980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559271549301302">
                <text:p>-0.0559271549301302</text:p>
              </table:table-cell>
              <table:table-cell office:value-type="float" office:value="0.0171214299814915">
                <text:p>0.0171214299814915</text:p>
              </table:table-cell>
              <table:table-cell office:value-type="float" office:value="-0.0211509082747308">
                <text:p>-0.021150908274730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560142620755991">
                <text:p>-0.0560142620755991</text:p>
              </table:table-cell>
              <table:table-cell office:value-type="float" office:value="0.0171163305026194">
                <text:p>0.0171163305026194</text:p>
              </table:table-cell>
              <table:table-cell office:value-type="float" office:value="-0.0208039053736231">
                <text:p>-0.020803905373623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561008874957851">
                <text:p>-0.0561008874957851</text:p>
              </table:table-cell>
              <table:table-cell office:value-type="float" office:value="0.0171112548102894">
                <text:p>0.0171112548102894</text:p>
              </table:table-cell>
              <table:table-cell office:value-type="float" office:value="-0.0204590131907545">
                <text:p>-0.020459013190754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561870336883222">
                <text:p>-0.0561870336883222</text:p>
              </table:table-cell>
              <table:table-cell office:value-type="float" office:value="0.0171062027726071">
                <text:p>0.0171062027726071</text:p>
              </table:table-cell>
              <table:table-cell office:value-type="float" office:value="-0.0201162582085246">
                <text:p>-0.020116258208524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562727030771776">
                <text:p>-0.0562727030771776</text:p>
              </table:table-cell>
              <table:table-cell office:value-type="float" office:value="0.0171011741656613">
                <text:p>0.0171011741656613</text:p>
              </table:table-cell>
              <table:table-cell office:value-type="float" office:value="-0.0197756657580317">
                <text:p>-0.01977566575803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563578979275881">
                <text:p>-0.0563578979275881</text:p>
              </table:table-cell>
              <table:table-cell office:value-type="float" office:value="0.0170961688601857">
                <text:p>0.0170961688601857</text:p>
              </table:table-cell>
              <table:table-cell office:value-type="float" office:value="-0.0194372605208659">
                <text:p>-0.019437260520865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0564426209403064">
                <text:p>-0.0564426209403064</text:p>
              </table:table-cell>
              <table:table-cell office:value-type="float" office:value="0.0170911866387933">
                <text:p>0.0170911866387933</text:p>
              </table:table-cell>
              <table:table-cell office:value-type="float" office:value="-0.0191010665529789">
                <text:p>-0.019101066552978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565268741456026">
                <text:p>-0.0565268741456026</text:p>
              </table:table-cell>
              <table:table-cell office:value-type="float" office:value="0.0170862273753385">
                <text:p>0.0170862273753385</text:p>
              </table:table-cell>
              <table:table-cell office:value-type="float" office:value="-0.0187671067639617">
                <text:p>-0.018767106763961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566106602650305">
                <text:p>-0.0566106602650305</text:p>
              </table:table-cell>
              <table:table-cell office:value-type="float" office:value="0.0170812908569656">
                <text:p>0.0170812908569656</text:p>
              </table:table-cell>
              <table:table-cell office:value-type="float" office:value="-0.0184354037112144">
                <text:p>-0.01843540371121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0566939813487818">
                <text:p>-0.0566939813487818</text:p>
              </table:table-cell>
              <table:table-cell office:value-type="float" office:value="0.0170763769623012">
                <text:p>0.0170763769623012</text:p>
              </table:table-cell>
              <table:table-cell office:value-type="float" office:value="-0.0181059788193494">
                <text:p>-0.018105978819349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0567768398840023">
                <text:p>-0.0567768398840023</text:p>
              </table:table-cell>
              <table:table-cell office:value-type="float" office:value="0.0170714854810013">
                <text:p>0.0170714854810013</text:p>
              </table:table-cell>
              <table:table-cell office:value-type="float" office:value="-0.0177788529231726">
                <text:p>-0.017778852923172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568592381966267">
                <text:p>-0.0568592381966267</text:p>
              </table:table-cell>
              <table:table-cell office:value-type="float" office:value="0.0170666162980556">
                <text:p>0.0170666162980556</text:p>
              </table:table-cell>
              <table:table-cell office:value-type="float" office:value="-0.0174540462496708">
                <text:p>-0.017454046249670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0569411785384926">
                <text:p>-0.0569411785384926</text:p>
              </table:table-cell>
              <table:table-cell office:value-type="float" office:value="0.0170617692060795">
                <text:p>0.0170617692060795</text:p>
              </table:table-cell>
              <table:table-cell office:value-type="float" office:value="-0.0171315779381731">
                <text:p>-0.01713157793817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0570226632568872">
                <text:p>-0.0570226632568872</text:p>
              </table:table-cell>
              <table:table-cell office:value-type="float" office:value="0.0170569440944169">
                <text:p>0.0170569440944169</text:p>
              </table:table-cell>
              <table:table-cell office:value-type="float" office:value="-0.0168114667929986">
                <text:p>-0.016811466792998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0571036946248517">
                <text:p>-0.0571036946248517</text:p>
              </table:table-cell>
              <table:table-cell office:value-type="float" office:value="0.0170521407602403">
                <text:p>0.0170521407602403</text:p>
              </table:table-cell>
              <table:table-cell office:value-type="float" office:value="-0.0164937305442703">
                <text:p>-0.016493730544270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0571842747572639">
                <text:p>-0.0571842747572639</text:p>
              </table:table-cell>
              <table:table-cell office:value-type="float" office:value="0.0170473590952007">
                <text:p>0.0170473590952007</text:p>
              </table:table-cell>
              <table:table-cell office:value-type="float" office:value="-0.0161783863492915">
                <text:p>-0.01617838634929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572644062055219">
                <text:p>-0.0572644062055219</text:p>
              </table:table-cell>
              <table:table-cell office:value-type="float" office:value="0.0170425989025717">
                <text:p>0.0170425989025717</text:p>
              </table:table-cell>
              <table:table-cell office:value-type="float" office:value="-0.0158654508156386">
                <text:p>-0.015865450815638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057344090903232">
                <text:p>-0.057344090903232</text:p>
              </table:table-cell>
              <table:table-cell office:value-type="float" office:value="0.0170378600772222">
                <text:p>0.0170378600772222</text:p>
              </table:table-cell>
              <table:table-cell office:value-type="float" office:value="-0.0155549395308985">
                <text:p>-0.015554939530898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0574233312231765">
                <text:p>-0.0574233312231765</text:p>
              </table:table-cell>
              <table:table-cell office:value-type="float" office:value="0.0170331424248146">
                <text:p>0.0170331424248146</text:p>
              </table:table-cell>
              <table:table-cell office:value-type="float" office:value="-0.0152468675526929">
                <text:p>-0.01524686755269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0575021293801239">
                <text:p>-0.0575021293801239</text:p>
              </table:table-cell>
              <table:table-cell office:value-type="float" office:value="0.0170284458461383">
                <text:p>0.0170284458461383</text:p>
              </table:table-cell>
              <table:table-cell office:value-type="float" office:value="-0.0149412493918588">
                <text:p>-0.014941249391858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0575804875179355">
                <text:p>-0.0575804875179355</text:p>
              </table:table-cell>
              <table:table-cell office:value-type="float" office:value="0.0170237701494092">
                <text:p>0.0170237701494092</text:p>
              </table:table-cell>
              <table:table-cell office:value-type="float" office:value="-0.0146380985321659">
                <text:p>-0.014638098532165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576584078795066">
                <text:p>-0.0576584078795066</text:p>
              </table:table-cell>
              <table:table-cell office:value-type="float" office:value="0.0170191152393164">
                <text:p>0.0170191152393164</text:p>
              </table:table-cell>
              <table:table-cell office:value-type="float" office:value="-0.0143374281836861">
                <text:p>-0.014337428183686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0577358926375088">
                <text:p>-0.0577358926375088</text:p>
              </table:table-cell>
              <table:table-cell office:value-type="float" office:value="0.0170144809281559">
                <text:p>0.0170144809281559</text:p>
              </table:table-cell>
              <table:table-cell office:value-type="float" office:value="-0.0140392505437736">
                <text:p>-0.014039250543773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0578129438103814">
                <text:p>-0.0578129438103814</text:p>
              </table:table-cell>
              <table:table-cell office:value-type="float" office:value="0.0170098671224781">
                <text:p>0.0170098671224781</text:p>
              </table:table-cell>
              <table:table-cell office:value-type="float" office:value="-0.0137435772988859">
                <text:p>-0.01374357729888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0578895638574575">
                <text:p>-0.0578895638574575</text:p>
              </table:table-cell>
              <table:table-cell office:value-type="float" office:value="0.0170052736401718">
                <text:p>0.0170052736401718</text:p>
              </table:table-cell>
              <table:table-cell office:value-type="float" office:value="-0.0134504196483698">
                <text:p>-0.013450419648369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579657545738202">
                <text:p>-0.0579657545738202</text:p>
              </table:table-cell>
              <table:table-cell office:value-type="float" office:value="0.0170007003900251">
                <text:p>0.0170007003900251</text:p>
              </table:table-cell>
              <table:table-cell office:value-type="float" office:value="-0.0131597877843226">
                <text:p>-0.01315978778432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0580415184526228">
                <text:p>-0.0580415184526228</text:p>
              </table:table-cell>
              <table:table-cell office:value-type="float" office:value="0.0169961471935178">
                <text:p>0.0169961471935178</text:p>
              </table:table-cell>
              <table:table-cell office:value-type="float" office:value="-0.0128716916857619">
                <text:p>-0.01287169168576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0581168573232475">
                <text:p>-0.0581168573232475</text:p>
              </table:table-cell>
              <table:table-cell office:value-type="float" office:value="0.0169916139632111">
                <text:p>0.0169916139632111</text:p>
              </table:table-cell>
              <table:table-cell office:value-type="float" office:value="-0.0125861403393046">
                <text:p>-0.01258614033930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0581917734598682">
                <text:p>-0.0581917734598682</text:p>
              </table:table-cell>
              <table:table-cell office:value-type="float" office:value="0.0169871005221336">
                <text:p>0.0169871005221336</text:p>
              </table:table-cell>
              <table:table-cell office:value-type="float" office:value="-0.0123031422823994">
                <text:p>-0.012303142282399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0582662689837827">
                <text:p>-0.0582662689837827</text:p>
              </table:table-cell>
              <table:table-cell office:value-type="float" office:value="0.0169826067881237">
                <text:p>0.0169826067881237</text:p>
              </table:table-cell>
              <table:table-cell office:value-type="float" office:value="-0.0120227055863398">
                <text:p>-0.012022705586339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0583403459508743">
                <text:p>-0.0583403459508743</text:p>
              </table:table-cell>
              <table:table-cell office:value-type="float" office:value="0.0169781325861616">
                <text:p>0.0169781325861616</text:p>
              </table:table-cell>
              <table:table-cell office:value-type="float" office:value="-0.0117448373777307">
                <text:p>-0.011744837377730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584140065211236">
                <text:p>-0.0584140065211236</text:p>
              </table:table-cell>
              <table:table-cell office:value-type="float" office:value="0.016973677837373">
                <text:p>0.016973677837373</text:p>
              </table:table-cell>
              <table:table-cell office:value-type="float" office:value="-0.0114695445916913">
                <text:p>-0.011469544591691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584872527891501">
                <text:p>-0.0584872527891501</text:p>
              </table:table-cell>
              <table:table-cell office:value-type="float" office:value="0.0169692423702197">
                <text:p>0.0169692423702197</text:p>
              </table:table-cell>
              <table:table-cell office:value-type="float" office:value="-0.0111968332343892">
                <text:p>-0.011196833234389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0585600867002156">
                <text:p>-0.0585600867002156</text:p>
              </table:table-cell>
              <table:table-cell office:value-type="float" office:value="0.0169648261071163">
                <text:p>0.0169648261071163</text:p>
              </table:table-cell>
              <table:table-cell office:value-type="float" office:value="-0.0109267088849174">
                <text:p>-0.010926708884917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586325106446926">
                <text:p>-0.0586325106446926</text:p>
              </table:table-cell>
              <table:table-cell office:value-type="float" office:value="0.0169604288815135">
                <text:p>0.0169604288815135</text:p>
              </table:table-cell>
              <table:table-cell office:value-type="float" office:value="-0.0106591767202735">
                <text:p>-0.01065917672027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587045263530112">
                <text:p>-0.0587045263530112</text:p>
              </table:table-cell>
              <table:table-cell office:value-type="float" office:value="0.0169560506175261">
                <text:p>0.0169560506175261</text:p>
              </table:table-cell>
              <table:table-cell office:value-type="float" office:value="-0.0103942409953872">
                <text:p>-0.010394240995387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0587761362572832">
                <text:p>-0.0587761362572832</text:p>
              </table:table-cell>
              <table:table-cell office:value-type="float" office:value="0.0169516911516388">
                <text:p>0.0169516911516388</text:p>
              </table:table-cell>
              <table:table-cell office:value-type="float" office:value="-0.0101319058382898">
                <text:p>-0.010131905838289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058847342129395">
                <text:p>-0.058847342129395</text:p>
              </table:table-cell>
              <table:table-cell office:value-type="float" office:value="0.016947350411212">
                <text:p>0.016947350411212</text:p>
              </table:table-cell>
              <table:table-cell office:value-type="float" office:value="-0.00987217447095956">
                <text:p>-0.0098721744709595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589181461889861">
                <text:p>-0.0589181461889861</text:p>
              </table:table-cell>
              <table:table-cell office:value-type="float" office:value="0.0169430282337887">
                <text:p>0.0169430282337887</text:p>
              </table:table-cell>
              <table:table-cell office:value-type="float" office:value="-0.00961504975316441">
                <text:p>-0.0096150497531644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0589885505054861">
                <text:p>-0.0589885505054861</text:p>
              </table:table-cell>
              <table:table-cell office:value-type="float" office:value="0.0169387245514945">
                <text:p>0.0169387245514945</text:p>
              </table:table-cell>
              <table:table-cell office:value-type="float" office:value="-0.00936053416578098">
                <text:p>-0.0093605341657809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590585570851686">
                <text:p>-0.0590585570851686</text:p>
              </table:table-cell>
              <table:table-cell office:value-type="float" office:value="0.0169344392033748">
                <text:p>0.0169344392033748</text:p>
              </table:table-cell>
              <table:table-cell office:value-type="float" office:value="-0.00910862933248269">
                <text:p>-0.0091086293324826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0591281680402539">
                <text:p>-0.0591281680402539</text:p>
              </table:table-cell>
              <table:table-cell office:value-type="float" office:value="0.0169301721243929">
                <text:p>0.0169301721243929</text:p>
              </table:table-cell>
              <table:table-cell office:value-type="float" office:value="-0.00885933677327588">
                <text:p>-0.0088593367732758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0591973854190044">
                <text:p>-0.0591973854190044</text:p>
              </table:table-cell>
              <table:table-cell office:value-type="float" office:value="0.0169259231566424">
                <text:p>0.0169259231566424</text:p>
              </table:table-cell>
              <table:table-cell office:value-type="float" office:value="-0.00861265716689541">
                <text:p>-0.0086126571668954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0592662111214524">
                <text:p>-0.0592662111214524</text:p>
              </table:table-cell>
              <table:table-cell office:value-type="float" office:value="0.0169216922359921">
                <text:p>0.0169216922359921</text:p>
              </table:table-cell>
              <table:table-cell office:value-type="float" office:value="-0.008368590853014">
                <text:p>-0.0083685908530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0593346474932772">
                <text:p>-0.0593346474932772</text:p>
              </table:table-cell>
              <table:table-cell office:value-type="float" office:value="0.0169174792091133">
                <text:p>0.0169174792091133</text:p>
              </table:table-cell>
              <table:table-cell office:value-type="float" office:value="-0.00812713785688923">
                <text:p>-0.008127137856889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0594026962206281">
                <text:p>-0.0594026962206281</text:p>
              </table:table-cell>
              <table:table-cell office:value-type="float" office:value="0.0169132840132299">
                <text:p>0.0169132840132299</text:p>
              </table:table-cell>
              <table:table-cell office:value-type="float" office:value="-0.0078882973693073">
                <text:p>-0.007888297369307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594703596911803">
                <text:p>-0.0594703596911803</text:p>
              </table:table-cell>
              <table:table-cell office:value-type="float" office:value="0.0169091064977107">
                <text:p>0.0169091064977107</text:p>
              </table:table-cell>
              <table:table-cell office:value-type="float" office:value="-0.00765206854164147">
                <text:p>-0.007652068541641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0595376396319205">
                <text:p>-0.0595376396319205</text:p>
              </table:table-cell>
              <table:table-cell office:value-type="float" office:value="0.0169049466026902">
                <text:p>0.0169049466026902</text:p>
              </table:table-cell>
              <table:table-cell office:value-type="float" office:value="-0.00741844970594818">
                <text:p>-0.0074184497059481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0596045382169705">
                <text:p>-0.0596045382169705</text:p>
              </table:table-cell>
              <table:table-cell office:value-type="float" office:value="0.016900804178311">
                <text:p>0.016900804178311</text:p>
              </table:table-cell>
              <table:table-cell office:value-type="float" office:value="-0.00718743891892082">
                <text:p>-0.0071874389189208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0596710574691361">
                <text:p>-0.0596710574691361</text:p>
              </table:table-cell>
              <table:table-cell office:value-type="float" office:value="0.0168966791691608">
                <text:p>0.0168966791691608</text:p>
              </table:table-cell>
              <table:table-cell office:value-type="float" office:value="-0.00695903394445918">
                <text:p>-0.0069590339444591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0597371993974524">
                <text:p>-0.0597371993974524</text:p>
              </table:table-cell>
              <table:table-cell office:value-type="float" office:value="0.0168925714271045">
                <text:p>0.0168925714271045</text:p>
              </table:table-cell>
              <table:table-cell office:value-type="float" office:value="-0.00673323182481811">
                <text:p>-0.006733231824818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598029658610989">
                <text:p>-0.0598029658610989</text:p>
              </table:table-cell>
              <table:table-cell office:value-type="float" office:value="0.0168884808976772">
                <text:p>0.0168884808976772</text:p>
              </table:table-cell>
              <table:table-cell office:value-type="float" office:value="-0.00651002933066414">
                <text:p>-0.006510029330664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0598683591634206">
                <text:p>-0.0598683591634206</text:p>
              </table:table-cell>
              <table:table-cell office:value-type="float" office:value="0.0168844074371344">
                <text:p>0.0168844074371344</text:p>
              </table:table-cell>
              <table:table-cell office:value-type="float" office:value="-0.00628942298491753">
                <text:p>-0.0062894229849175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0599333809465155">
                <text:p>-0.0599333809465155</text:p>
              </table:table-cell>
              <table:table-cell office:value-type="float" office:value="0.0168803509922044">
                <text:p>0.0168803509922044</text:p>
              </table:table-cell>
              <table:table-cell office:value-type="float" office:value="-0.00607140854236299">
                <text:p>-0.0060714085423629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0599980335520625">
                <text:p>-0.0599980335520625</text:p>
              </table:table-cell>
              <table:table-cell office:value-type="float" office:value="0.01687631142166">
                <text:p>0.01687631142166</text:p>
              </table:table-cell>
              <table:table-cell office:value-type="float" office:value="-0.00585598178351465">
                <text:p>-0.0058559817835146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600623186594231">
                <text:p>-0.0600623186594231</text:p>
              </table:table-cell>
              <table:table-cell office:value-type="float" office:value="0.0168722886749947">
                <text:p>0.0168722886749947</text:p>
              </table:table-cell>
              <table:table-cell office:value-type="float" office:value="-0.00564313773454561">
                <text:p>-0.0056431377345456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0601262383928217">
                <text:p>-0.0601262383928217</text:p>
              </table:table-cell>
              <table:table-cell office:value-type="float" office:value="0.0168682826116127">
                <text:p>0.0168682826116127</text:p>
              </table:table-cell>
              <table:table-cell office:value-type="float" office:value="-0.00543287120990943">
                <text:p>-0.005432871209909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601897947234541">
                <text:p>-0.0601897947234541</text:p>
              </table:table-cell>
              <table:table-cell office:value-type="float" office:value="0.0168642931852887">
                <text:p>0.0168642931852887</text:p>
              </table:table-cell>
              <table:table-cell office:value-type="float" office:value="-0.00522517679441004">
                <text:p>-0.0052251767944100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602529895559305">
                <text:p>-0.0602529895559305</text:p>
              </table:table-cell>
              <table:table-cell office:value-type="float" office:value="0.016860320256544">
                <text:p>0.016860320256544</text:p>
              </table:table-cell>
              <table:table-cell office:value-type="float" office:value="-0.00502004836344661">
                <text:p>-0.0050200483634466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60315824897338">
                <text:p>-0.060315824897338</text:p>
              </table:table-cell>
              <table:table-cell office:value-type="float" office:value="0.016856363781596">
                <text:p>0.016856363781596</text:p>
              </table:table-cell>
              <table:table-cell office:value-type="float" office:value="-0.00481747983502312">
                <text:p>-0.004817479835023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603783026872154">
                <text:p>-0.0603783026872154</text:p>
              </table:table-cell>
              <table:table-cell office:value-type="float" office:value="0.0168524236236201">
                <text:p>0.0168524236236201</text:p>
              </table:table-cell>
              <table:table-cell office:value-type="float" office:value="-0.00461746443086719">
                <text:p>-0.004617464430867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604404247129299">
                <text:p>-0.0604404247129299</text:p>
              </table:table-cell>
              <table:table-cell office:value-type="float" office:value="0.0168484997393904">
                <text:p>0.0168484997393904</text:p>
              </table:table-cell>
              <table:table-cell office:value-type="float" office:value="-0.00441999517650227">
                <text:p>-0.0044199951765022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605021932035977">
                <text:p>-0.0605021932035977</text:p>
              </table:table-cell>
              <table:table-cell office:value-type="float" office:value="0.0168445919962717">
                <text:p>0.0168445919962717</text:p>
              </table:table-cell>
              <table:table-cell office:value-type="float" office:value="-0.00422506492483987">
                <text:p>-0.0042250649248398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605636097250374">
                <text:p>-0.0605636097250374</text:p>
              </table:table-cell>
              <table:table-cell office:value-type="float" office:value="0.0168407003520599">
                <text:p>0.0168407003520599</text:p>
              </table:table-cell>
              <table:table-cell office:value-type="float" office:value="-0.00403266583395845">
                <text:p>-0.004032665833958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0606246765403676">
                <text:p>-0.0606246765403676</text:p>
              </table:table-cell>
              <table:table-cell office:value-type="float" office:value="0.016836824676467">
                <text:p>0.016836824676467</text:p>
              </table:table-cell>
              <table:table-cell office:value-type="float" office:value="-0.00384279016049649">
                <text:p>-0.003842790160496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606853952485401">
                <text:p>-0.0606853952485401</text:p>
              </table:table-cell>
              <table:table-cell office:value-type="float" office:value="0.0168329649298509">
                <text:p>0.0168329649298509</text:p>
              </table:table-cell>
              <table:table-cell office:value-type="float" office:value="-0.00365542947830533">
                <text:p>-0.003655429478305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607457678914545">
                <text:p>-0.0607457678914545</text:p>
              </table:table-cell>
              <table:table-cell office:value-type="float" office:value="0.0168291209823833">
                <text:p>0.0168291209823833</text:p>
              </table:table-cell>
              <table:table-cell office:value-type="float" office:value="-0.00347057522023797">
                <text:p>-0.003470575220237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608057963562992">
                <text:p>-0.0608057963562992</text:p>
              </table:table-cell>
              <table:table-cell office:value-type="float" office:value="0.0168252927984936">
                <text:p>0.0168252927984936</text:p>
              </table:table-cell>
              <table:table-cell office:value-type="float" office:value="-0.00328821865874795">
                <text:p>-0.0032882186587479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608654824621191">
                <text:p>-0.0608654824621191</text:p>
              </table:table-cell>
              <table:table-cell office:value-type="float" office:value="0.0168214802492867">
                <text:p>0.0168214802492867</text:p>
              </table:table-cell>
              <table:table-cell office:value-type="float" office:value="-0.00310835042582891">
                <text:p>-0.003108350425828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609248281292114">
                <text:p>-0.0609248281292114</text:p>
              </table:table-cell>
              <table:table-cell office:value-type="float" office:value="0.016817683301423">
                <text:p>0.016817683301423</text:p>
              </table:table-cell>
              <table:table-cell office:value-type="float" office:value="-0.00293096126358083">
                <text:p>-0.0029309612635808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0609838352088974">
                <text:p>-0.0609838352088974</text:p>
              </table:table-cell>
              <table:table-cell office:value-type="float" office:value="0.0168139018284462">
                <text:p>0.0168139018284462</text:p>
              </table:table-cell>
              <table:table-cell office:value-type="float" office:value="-0.00275604128446849">
                <text:p>-0.0027560412844684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610425053996361">
                <text:p>-0.0610425053996361</text:p>
              </table:table-cell>
              <table:table-cell office:value-type="float" office:value="0.0168101357973793">
                <text:p>0.0168101357973793</text:p>
              </table:table-cell>
              <table:table-cell office:value-type="float" office:value="-0.00258358047089402">
                <text:p>-0.0025835804708940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611008408405531">
                <text:p>-0.0611008408405531</text:p>
              </table:table-cell>
              <table:table-cell office:value-type="float" office:value="0.0168063850857006">
                <text:p>0.0168063850857006</text:p>
              </table:table-cell>
              <table:table-cell office:value-type="float" office:value="-0.00241356869715159">
                <text:p>-0.002413568697151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61158843007017">
                <text:p>-0.061158843007017</text:p>
              </table:table-cell>
              <table:table-cell office:value-type="float" office:value="0.0168026496612447">
                <text:p>0.0168026496612447</text:p>
              </table:table-cell>
              <table:table-cell office:value-type="float" office:value="-0.00224599520728952">
                <text:p>-0.0022459952072895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0612165140712016">
                <text:p>-0.0612165140712016</text:p>
              </table:table-cell>
              <table:table-cell office:value-type="float" office:value="0.0167989294035959">
                <text:p>0.0167989294035959</text:p>
              </table:table-cell>
              <table:table-cell office:value-type="float" office:value="-0.00208084940694908">
                <text:p>-0.002080849406949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612738555407916">
                <text:p>-0.0612738555407916</text:p>
              </table:table-cell>
              <table:table-cell office:value-type="float" office:value="0.0167952242829013">
                <text:p>0.0167952242829013</text:p>
              </table:table-cell>
              <table:table-cell office:value-type="float" office:value="-0.00191812008173975">
                <text:p>-0.0019181200817397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61330869366447">
                <text:p>-0.061330869366447</text:p>
              </table:table-cell>
              <table:table-cell office:value-type="float" office:value="0.0167915341789723">
                <text:p>0.0167915341789723</text:p>
              </table:table-cell>
              <table:table-cell office:value-type="float" office:value="-0.00175779593797332">
                <text:p>-0.0017577959379733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613875573440541">
                <text:p>-0.0613875573440541</text:p>
              </table:table-cell>
              <table:table-cell office:value-type="float" office:value="0.0167878590657481">
                <text:p>0.0167878590657481</text:p>
              </table:table-cell>
              <table:table-cell office:value-type="float" office:value="-0.00159986558290193">
                <text:p>-0.0015998655829019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614439212524645">
                <text:p>-0.0614439212524645</text:p>
              </table:table-cell>
              <table:table-cell office:value-type="float" office:value="0.0167841988241817">
                <text:p>0.0167841988241817</text:p>
              </table:table-cell>
              <table:table-cell office:value-type="float" office:value="-0.00144431709389603">
                <text:p>-0.001444317093896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61499962717702">
                <text:p>-0.061499962717702</text:p>
              </table:table-cell>
              <table:table-cell office:value-type="float" office:value="0.0167805534285852">
                <text:p>0.0167805534285852</text:p>
              </table:table-cell>
              <table:table-cell office:value-type="float" office:value="-0.00129113846536466">
                <text:p>-0.0012911384653646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615556838072882">
                <text:p>-0.0615556838072882</text:p>
              </table:table-cell>
              <table:table-cell office:value-type="float" office:value="0.0167769227636082">
                <text:p>0.0167769227636082</text:p>
              </table:table-cell>
              <table:table-cell office:value-type="float" office:value="-0.00114031763084888">
                <text:p>-0.0011403176308488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0616110859255163">
                <text:p>-0.0616110859255163</text:p>
              </table:table-cell>
              <table:table-cell office:value-type="float" office:value="0.0167733068041596">
                <text:p>0.0167733068041596</text:p>
              </table:table-cell>
              <table:table-cell office:value-type="float" office:value="-0.000991841940078952">
                <text:p>-0.00099184194007895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616661711740716">
                <text:p>-0.0616661711740716</text:p>
              </table:table-cell>
              <table:table-cell office:value-type="float" office:value="0.016769705436754">
                <text:p>0.016769705436754</text:p>
              </table:table-cell>
              <table:table-cell office:value-type="float" office:value="-0.000845698950313611">
                <text:p>-0.0008456989503136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0617209409911942">
                <text:p>-0.0617209409911942</text:p>
              </table:table-cell>
              <table:table-cell office:value-type="float" office:value="0.0167661186383922">
                <text:p>0.0167661186383922</text:p>
              </table:table-cell>
              <table:table-cell office:value-type="float" office:value="-0.000701875644881778">
                <text:p>-0.0007018756448817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617753972586461">
                <text:p>-0.0617753972586461</text:p>
              </table:table-cell>
              <table:table-cell office:value-type="float" office:value="0.0167625462955921">
                <text:p>0.0167625462955921</text:p>
              </table:table-cell>
              <table:table-cell office:value-type="float" office:value="-0.000560358972834241">
                <text:p>-0.00056035897283424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0618295417044498">
                <text:p>-0.0618295417044498</text:p>
              </table:table-cell>
              <table:table-cell office:value-type="float" office:value="0.0167589883888816">
                <text:p>0.0167589883888816</text:p>
              </table:table-cell>
              <table:table-cell office:value-type="float" office:value="-0.000421135829375974">
                <text:p>-0.0004211358293759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618833759897935">
                <text:p>-0.0618833759897935</text:p>
              </table:table-cell>
              <table:table-cell office:value-type="float" office:value="0.0167554448052502">
                <text:p>0.0167554448052502</text:p>
              </table:table-cell>
              <table:table-cell office:value-type="float" office:value="-0.000284192574417919">
                <text:p>-0.00028419257441791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0619369018781679">
                <text:p>-0.0619369018781679</text:p>
              </table:table-cell>
              <table:table-cell office:value-type="float" office:value="0.0167519155269483">
                <text:p>0.0167519155269483</text:p>
              </table:table-cell>
              <table:table-cell office:value-type="float" office:value="-0.000149515781949772">
                <text:p>-0.0001495157819497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619901210658358">
                <text:p>-0.0619901210658358</text:p>
              </table:table-cell>
              <table:table-cell office:value-type="float" office:value="0.0167484004428894">
                <text:p>0.0167484004428894</text:p>
              </table:table-cell>
              <table:table-cell office:value-type="float" office:value="-0.0000170915000763383">
                <text:p>-0.00001709150007633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0620430350976933">
                <text:p>-0.0620430350976933</text:p>
              </table:table-cell>
              <table:table-cell office:value-type="float" office:value="0.0167448995351972">
                <text:p>0.0167448995351972</text:p>
              </table:table-cell>
              <table:table-cell office:value-type="float" office:value="0.00011309425099193">
                <text:p>0.0001130942509919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620956459609287">
                <text:p>-0.0620956459609287</text:p>
              </table:table-cell>
              <table:table-cell office:value-type="float" office:value="0.0167414126961748">
                <text:p>0.0167414126961748</text:p>
              </table:table-cell>
              <table:table-cell office:value-type="float" office:value="0.000241055457400607">
                <text:p>0.00024105545740060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621479549809886">
                <text:p>-0.0621479549809886</text:p>
              </table:table-cell>
              <table:table-cell office:value-type="float" office:value="0.0167379399082686">
                <text:p>0.0167379399082686</text:p>
              </table:table-cell>
              <table:table-cell office:value-type="float" office:value="0.000366806634594097">
                <text:p>0.00036680663459409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621999641817594">
                <text:p>-0.0621999641817594</text:p>
              </table:table-cell>
              <table:table-cell office:value-type="float" office:value="0.0167344810653568">
                <text:p>0.0167344810653568</text:p>
              </table:table-cell>
              <table:table-cell office:value-type="float" office:value="0.000490362036559278">
                <text:p>0.00049036203655927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622516749248254">
                <text:p>-0.0622516749248254</text:p>
              </table:table-cell>
              <table:table-cell office:value-type="float" office:value="0.0167310361516883">
                <text:p>0.0167310361516883</text:p>
              </table:table-cell>
              <table:table-cell office:value-type="float" office:value="0.000611736437866606">
                <text:p>0.0006117364378666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0623030890164137">
                <text:p>-0.0623030890164137</text:p>
              </table:table-cell>
              <table:table-cell office:value-type="float" office:value="0.0167276050608827">
                <text:p>0.0167276050608827</text:p>
              </table:table-cell>
              <table:table-cell office:value-type="float" office:value="0.000730944593796412">
                <text:p>0.00073094459379641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623542081101026">
                <text:p>-0.0623542081101026</text:p>
              </table:table-cell>
              <table:table-cell office:value-type="float" office:value="0.016724187780431">
                <text:p>0.016724187780431</text:p>
              </table:table-cell>
              <table:table-cell office:value-type="float" office:value="0.000848001260989051">
                <text:p>0.00084800126098905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624050337935684">
                <text:p>-0.0624050337935684</text:p>
              </table:table-cell>
              <table:table-cell office:value-type="float" office:value="0.0167207842041578">
                <text:p>0.0167207842041578</text:p>
              </table:table-cell>
              <table:table-cell office:value-type="float" office:value="0.000962921678920869">
                <text:p>0.00096292167892086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624555677578454">
                <text:p>-0.0624555677578454</text:p>
              </table:table-cell>
              <table:table-cell office:value-type="float" office:value="0.0167173943210024">
                <text:p>0.0167173943210024</text:p>
              </table:table-cell>
              <table:table-cell office:value-type="float" office:value="0.00107572082069796">
                <text:p>0.0010757208206979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625058116274901">
                <text:p>-0.0625058116274901</text:p>
              </table:table-cell>
              <table:table-cell office:value-type="float" office:value="0.0167140180264685">
                <text:p>0.0167140180264685</text:p>
              </table:table-cell>
              <table:table-cell office:value-type="float" office:value="0.00118641413401899">
                <text:p>0.0011864141340189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625557668766236">
                <text:p>-0.0625557668766236</text:p>
              </table:table-cell>
              <table:table-cell office:value-type="float" office:value="0.0167106553091208">
                <text:p>0.0167106553091208</text:p>
              </table:table-cell>
              <table:table-cell office:value-type="float" office:value="0.00129501704301815">
                <text:p>0.001295017043018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626054354222888">
                <text:p>-0.0626054354222888</text:p>
              </table:table-cell>
              <table:table-cell office:value-type="float" office:value="0.016707306067577">
                <text:p>0.016707306067577</text:p>
              </table:table-cell>
              <table:table-cell office:value-type="float" office:value="0.00140154492742073">
                <text:p>0.0014015449274207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062654818520573">
                <text:p>-0.062654818520573</text:p>
              </table:table-cell>
              <table:table-cell office:value-type="float" office:value="0.0167039702905058">
                <text:p>0.0167039702905058</text:p>
              </table:table-cell>
              <table:table-cell office:value-type="float" office:value="0.00150601364604097">
                <text:p>0.0015060136460409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627039181264125">
                <text:p>-0.0627039181264125</text:p>
              </table:table-cell>
              <table:table-cell office:value-type="float" office:value="0.0167006478778622">
                <text:p>0.0167006478778622</text:p>
              </table:table-cell>
              <table:table-cell office:value-type="float" office:value="0.00160843874610905">
                <text:p>0.0016084387461090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627527355330487">
                <text:p>-0.0627527355330487</text:p>
              </table:table-cell>
              <table:table-cell office:value-type="float" office:value="0.0166973388198797">
                <text:p>0.0166973388198797</text:p>
              </table:table-cell>
              <table:table-cell office:value-type="float" office:value="0.00170883624608931">
                <text:p>0.0017088362460893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0628012724788029">
                <text:p>-0.0628012724788029</text:p>
              </table:table-cell>
              <table:table-cell office:value-type="float" office:value="0.0166940430160467">
                <text:p>0.0166940430160467</text:p>
              </table:table-cell>
              <table:table-cell office:value-type="float" office:value="0.00180722209616735">
                <text:p>0.001807222096167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062849530549575">
                <text:p>-0.062849530549575</text:p>
              </table:table-cell>
              <table:table-cell office:value-type="float" office:value="0.016690760459603">
                <text:p>0.016690760459603</text:p>
              </table:table-cell>
              <table:table-cell office:value-type="float" office:value="0.00190361219945534">
                <text:p>0.0019036121994553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06289751131636">
                <text:p>-0.06289751131636</text:p>
              </table:table-cell>
              <table:table-cell office:value-type="float" office:value="0.0166874910504967">
                <text:p>0.0166874910504967</text:p>
              </table:table-cell>
              <table:table-cell office:value-type="float" office:value="0.0019980228436467">
                <text:p>0.00199802284364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629452161995756">
                <text:p>-0.0629452161995756</text:p>
              </table:table-cell>
              <table:table-cell office:value-type="float" office:value="0.016684234781664">
                <text:p>0.016684234781664</text:p>
              </table:table-cell>
              <table:table-cell office:value-type="float" office:value="0.00209047025551135">
                <text:p>0.0020904702555113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629926470627484">
                <text:p>-0.0629926470627484</text:p>
              </table:table-cell>
              <table:table-cell office:value-type="float" office:value="0.0166809915559986">
                <text:p>0.0166809915559986</text:p>
              </table:table-cell>
              <table:table-cell office:value-type="float" office:value="0.00218097058041211">
                <text:p>0.002180970580412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0630398051083784">
                <text:p>-0.0630398051083784</text:p>
              </table:table-cell>
              <table:table-cell office:value-type="float" office:value="0.0166777613663984">
                <text:p>0.0166777613663984</text:p>
              </table:table-cell>
              <table:table-cell office:value-type="float" office:value="0.00226954040574712">
                <text:p>0.002269540405747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630866922376044">
                <text:p>-0.0630866922376044</text:p>
              </table:table-cell>
              <table:table-cell office:value-type="float" office:value="0.0166745441169507">
                <text:p>0.0166745441169507</text:p>
              </table:table-cell>
              <table:table-cell office:value-type="float" office:value="0.00235619597174774">
                <text:p>0.0023561959717477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631333096900617">
                <text:p>-0.0631333096900617</text:p>
              </table:table-cell>
              <table:table-cell office:value-type="float" office:value="0.0166713398019741">
                <text:p>0.0166713398019741</text:p>
              </table:table-cell>
              <table:table-cell office:value-type="float" office:value="0.002440953953603">
                <text:p>0.00244095395360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0631796591499048">
                <text:p>-0.0631796591499048</text:p>
              </table:table-cell>
              <table:table-cell office:value-type="float" office:value="0.0166681483249644">
                <text:p>0.0166681483249644</text:p>
              </table:table-cell>
              <table:table-cell office:value-type="float" office:value="0.00252383092336217">
                <text:p>0.002523830923362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632257421489014">
                <text:p>-0.0632257421489014</text:p>
              </table:table-cell>
              <table:table-cell office:value-type="float" office:value="0.0166649696830938">
                <text:p>0.0166649696830938</text:p>
              </table:table-cell>
              <table:table-cell office:value-type="float" office:value="0.0026048433711956">
                <text:p>0.002604843371195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0632715601530161">
                <text:p>-0.0632715601530161</text:p>
              </table:table-cell>
              <table:table-cell office:value-type="float" office:value="0.0166618037797522">
                <text:p>0.0166618037797522</text:p>
              </table:table-cell>
              <table:table-cell office:value-type="float" office:value="0.0026840081876478">
                <text:p>0.002684008187647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633171147313202">
                <text:p>-0.0633171147313202</text:p>
              </table:table-cell>
              <table:table-cell office:value-type="float" office:value="0.016658650613231">
                <text:p>0.016658650613231</text:p>
              </table:table-cell>
              <table:table-cell office:value-type="float" office:value="0.00276134191615207">
                <text:p>0.002761341916152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0633624073864032">
                <text:p>-0.0633624073864032</text:p>
              </table:table-cell>
              <table:table-cell office:value-type="float" office:value="0.0166555100882607">
                <text:p>0.0166555100882607</text:p>
              </table:table-cell>
              <table:table-cell office:value-type="float" office:value="0.0028368614941876">
                <text:p>0.002836861494187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0634074394700642">
                <text:p>-0.0634074394700642</text:p>
              </table:table-cell>
              <table:table-cell office:value-type="float" office:value="0.0166523822024769">
                <text:p>0.0166523822024769</text:p>
              </table:table-cell>
              <table:table-cell office:value-type="float" office:value="0.00291058375698205">
                <text:p>0.002910583756982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634522127766456">
                <text:p>-0.0634522127766456</text:p>
              </table:table-cell>
              <table:table-cell office:value-type="float" office:value="0.0166492668633861">
                <text:p>0.0166492668633861</text:p>
              </table:table-cell>
              <table:table-cell office:value-type="float" office:value="0.00298252541727773">
                <text:p>0.0029825254172777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0634967284392565">
                <text:p>-0.0634967284392565</text:p>
              </table:table-cell>
              <table:table-cell office:value-type="float" office:value="0.0166461640684536">
                <text:p>0.0166461640684536</text:p>
              </table:table-cell>
              <table:table-cell office:value-type="float" office:value="0.00305270358996745">
                <text:p>0.0030527035899674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063540988289203">
                <text:p>-0.063540988289203</text:p>
              </table:table-cell>
              <table:table-cell office:value-type="float" office:value="0.0166430737262354">
                <text:p>0.0166430737262354</text:p>
              </table:table-cell>
              <table:table-cell office:value-type="float" office:value="0.00312113500292033">
                <text:p>0.0031211350029203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0635849934958761">
                <text:p>-0.0635849934958761</text:p>
              </table:table-cell>
              <table:table-cell office:value-type="float" office:value="0.0166399958354668">
                <text:p>0.0166399958354668</text:p>
              </table:table-cell>
              <table:table-cell office:value-type="float" office:value="0.00318783678035506">
                <text:p>0.0031878367803550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0636287456728963">
                <text:p>-0.0636287456728963</text:p>
              </table:table-cell>
              <table:table-cell office:value-type="float" office:value="0.0166369303039888">
                <text:p>0.0166369303039888</text:p>
              </table:table-cell>
              <table:table-cell office:value-type="float" office:value="0.00325282590496467">
                <text:p>0.003252825904964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0636722462810605">
                <text:p>-0.0636722462810605</text:p>
              </table:table-cell>
              <table:table-cell office:value-type="float" office:value="0.0166338771332413">
                <text:p>0.0166338771332413</text:p>
              </table:table-cell>
              <table:table-cell office:value-type="float" office:value="0.00331611924006547">
                <text:p>0.0033161192400654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0637154967149701">
                <text:p>-0.0637154967149701</text:p>
              </table:table-cell>
              <table:table-cell office:value-type="float" office:value="0.0166308362308295">
                <text:p>0.0166308362308295</text:p>
              </table:table-cell>
              <table:table-cell office:value-type="float" office:value="0.00337773401248853">
                <text:p>0.0033777340124885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063758498472153">
                <text:p>-0.063758498472153</text:p>
              </table:table-cell>
              <table:table-cell office:value-type="float" office:value="0.0166278075991785">
                <text:p>0.0166278075991785</text:p>
              </table:table-cell>
              <table:table-cell office:value-type="float" office:value="0.00343768706559389">
                <text:p>0.003437687065593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0638012529831332">
                <text:p>-0.0638012529831332</text:p>
              </table:table-cell>
              <table:table-cell office:value-type="float" office:value="0.0166247911471008">
                <text:p>0.0166247911471008</text:p>
              </table:table-cell>
              <table:table-cell office:value-type="float" office:value="0.00349599560131586">
                <text:p>0.0034959956013158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0638437615275728">
                <text:p>-0.0638437615275728</text:p>
              </table:table-cell>
              <table:table-cell office:value-type="float" office:value="0.0166217868762426">
                <text:p>0.0166217868762426</text:p>
              </table:table-cell>
              <table:table-cell office:value-type="float" office:value="0.00355267668419867">
                <text:p>0.0035526766841986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638860258272353">
                <text:p>-0.0638860258272353</text:p>
              </table:table-cell>
              <table:table-cell office:value-type="float" office:value="0.0166187946980499">
                <text:p>0.0166187946980499</text:p>
              </table:table-cell>
              <table:table-cell office:value-type="float" office:value="0.00360774722213408">
                <text:p>0.003607747222134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0639280469425501">
                <text:p>-0.0639280469425501</text:p>
              </table:table-cell>
              <table:table-cell office:value-type="float" office:value="0.0166158146138809">
                <text:p>0.0166158146138809</text:p>
              </table:table-cell>
              <table:table-cell office:value-type="float" office:value="0.00366122449141359">
                <text:p>0.0036612244914135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0639698266319128">
                <text:p>-0.0639698266319128</text:p>
              </table:table-cell>
              <table:table-cell office:value-type="float" office:value="0.0166128465360939">
                <text:p>0.0166128465360939</text:p>
              </table:table-cell>
              <table:table-cell office:value-type="float" office:value="0.00371312534816481">
                <text:p>0.0037131253481648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0640113659916338">
                <text:p>-0.0640113659916338</text:p>
              </table:table-cell>
              <table:table-cell office:value-type="float" office:value="0.0166098904671834">
                <text:p>0.0166098904671834</text:p>
              </table:table-cell>
              <table:table-cell office:value-type="float" office:value="0.00376346701250196">
                <text:p>0.0037634670125019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640526665621633">
                <text:p>-0.0640526665621633</text:p>
              </table:table-cell>
              <table:table-cell office:value-type="float" office:value="0.016606946318682">
                <text:p>0.016606946318682</text:p>
              </table:table-cell>
              <table:table-cell office:value-type="float" office:value="0.00381226653106692">
                <text:p>0.0038122665310669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064093729731084">
                <text:p>-0.064093729731084</text:p>
              </table:table-cell>
              <table:table-cell office:value-type="float" office:value="0.016604014095643">
                <text:p>0.016604014095643</text:p>
              </table:table-cell>
              <table:table-cell office:value-type="float" office:value="0.00385954079995532">
                <text:p>0.0038595407999553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641345568703367">
                <text:p>-0.0641345568703367</text:p>
              </table:table-cell>
              <table:table-cell office:value-type="float" office:value="0.0166010937096856">
                <text:p>0.0166010937096856</text:p>
              </table:table-cell>
              <table:table-cell office:value-type="float" office:value="0.00390530699778679">
                <text:p>0.0039053069977867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641751492008388">
                <text:p>-0.0641751492008388</text:p>
              </table:table-cell>
              <table:table-cell office:value-type="float" office:value="0.0165981851652005">
                <text:p>0.0165981851652005</text:p>
              </table:table-cell>
              <table:table-cell office:value-type="float" office:value="0.00394958214244845">
                <text:p>0.0039495821424484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0642155083858242">
                <text:p>-0.0642155083858242</text:p>
              </table:table-cell>
              <table:table-cell office:value-type="float" office:value="0.0165952883763223">
                <text:p>0.0165952883763223</text:p>
              </table:table-cell>
              <table:table-cell office:value-type="float" office:value="0.00399238307191574">
                <text:p>0.003992383071915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642556354273245">
                <text:p>-0.0642556354273245</text:p>
              </table:table-cell>
              <table:table-cell office:value-type="float" office:value="0.0165924033470564">
                <text:p>0.0165924033470564</text:p>
              </table:table-cell>
              <table:table-cell office:value-type="float" office:value="0.00403372696961002">
                <text:p>0.0040337269696100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0642955320252475">
                <text:p>-0.0642955320252475</text:p>
              </table:table-cell>
              <table:table-cell office:value-type="float" office:value="0.0165895299923391">
                <text:p>0.0165895299923391</text:p>
              </table:table-cell>
              <table:table-cell office:value-type="float" office:value="0.00407363057683408">
                <text:p>0.0040736305768340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0643351992179013">
                <text:p>-0.0643351992179013</text:p>
              </table:table-cell>
              <table:table-cell office:value-type="float" office:value="0.0165866683172217">
                <text:p>0.0165866683172217</text:p>
              </table:table-cell>
              <table:table-cell office:value-type="float" office:value="0.00411211097650632">
                <text:p>0.004112110976506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0643746384875986">
                <text:p>-0.0643746384875986</text:p>
              </table:table-cell>
              <table:table-cell office:value-type="float" office:value="0.0165838182357107">
                <text:p>0.0165838182357107</text:p>
              </table:table-cell>
              <table:table-cell office:value-type="float" office:value="0.00414918505697859">
                <text:p>0.0041491850569785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0644138511641454">
                <text:p>-0.0644138511641454</text:p>
              </table:table-cell>
              <table:table-cell office:value-type="float" office:value="0.0165809797552999">
                <text:p>0.0165809797552999</text:p>
              </table:table-cell>
              <table:table-cell office:value-type="float" office:value="0.00418486953468467">
                <text:p>0.004184869534684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0644528385113276">
                <text:p>-0.0644528385113276</text:p>
              </table:table-cell>
              <table:table-cell office:value-type="float" office:value="0.0165781527895516">
                <text:p>0.0165781527895516</text:p>
              </table:table-cell>
              <table:table-cell office:value-type="float" office:value="0.00421918143808653">
                <text:p>0.0042191814380865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644916018960051">
                <text:p>-0.0644916018960051</text:p>
              </table:table-cell>
              <table:table-cell office:value-type="float" office:value="0.016575337346697">
                <text:p>0.016575337346697</text:p>
              </table:table-cell>
              <table:table-cell office:value-type="float" office:value="0.00425213736190977">
                <text:p>0.0042521373619097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0645301426185178">
                <text:p>-0.0645301426185178</text:p>
              </table:table-cell>
              <table:table-cell office:value-type="float" office:value="0.0165725333412855">
                <text:p>0.0165725333412855</text:p>
              </table:table-cell>
              <table:table-cell office:value-type="float" office:value="0.00428375420971627">
                <text:p>0.0042837542097162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0645684618285954">
                <text:p>-0.0645684618285954</text:p>
              </table:table-cell>
              <table:table-cell office:value-type="float" office:value="0.0165697407805577">
                <text:p>0.0165697407805577</text:p>
              </table:table-cell>
              <table:table-cell office:value-type="float" office:value="0.00431404869921659">
                <text:p>0.0043140486992165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646065611184295">
                <text:p>-0.0646065611184295</text:p>
              </table:table-cell>
              <table:table-cell office:value-type="float" office:value="0.0165669595814256">
                <text:p>0.0165669595814256</text:p>
              </table:table-cell>
              <table:table-cell office:value-type="float" office:value="0.00434303734381247">
                <text:p>0.0043430373438124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0646444414196135">
                <text:p>-0.0646444414196135</text:p>
              </table:table-cell>
              <table:table-cell office:value-type="float" office:value="0.0165641897506407">
                <text:p>0.0165641897506407</text:p>
              </table:table-cell>
              <table:table-cell office:value-type="float" office:value="0.00437073697814872">
                <text:p>0.0043707369781487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0646821043618455">
                <text:p>-0.0646821043618455</text:p>
              </table:table-cell>
              <table:table-cell office:value-type="float" office:value="0.016561431205795">
                <text:p>0.016561431205795</text:p>
              </table:table-cell>
              <table:table-cell office:value-type="float" office:value="0.00439716397124257">
                <text:p>0.0043971639712425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647195509136216">
                <text:p>-0.0647195509136216</text:p>
              </table:table-cell>
              <table:table-cell office:value-type="float" office:value="0.0165586839545526">
                <text:p>0.0165586839545526</text:p>
              </table:table-cell>
              <table:table-cell office:value-type="float" office:value="0.00442233501057876">
                <text:p>0.0044223350105787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0647567824880197">
                <text:p>-0.0647567824880197</text:p>
              </table:table-cell>
              <table:table-cell office:value-type="float" office:value="0.0165559479134679">
                <text:p>0.0165559479134679</text:p>
              </table:table-cell>
              <table:table-cell office:value-type="float" office:value="0.0044462665660383">
                <text:p>0.004446266566038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0647938003457988">
                <text:p>-0.0647938003457988</text:p>
              </table:table-cell>
              <table:table-cell office:value-type="float" office:value="0.0165532230925036">
                <text:p>0.0165532230925036</text:p>
              </table:table-cell>
              <table:table-cell office:value-type="float" office:value="0.00446897491357401">
                <text:p>0.0044689749135740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64830605682244">
                <text:p>-0.064830605682244</text:p>
              </table:table-cell>
              <table:table-cell office:value-type="float" office:value="0.0165505094076764">
                <text:p>0.0165505094076764</text:p>
              </table:table-cell>
              <table:table-cell office:value-type="float" office:value="0.00449047661893465">
                <text:p>0.0044904766189346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0648671997961134">
                <text:p>-0.0648671997961134</text:p>
              </table:table-cell>
              <table:table-cell office:value-type="float" office:value="0.0165478068695612">
                <text:p>0.0165478068695612</text:p>
              </table:table-cell>
              <table:table-cell office:value-type="float" office:value="0.00451078779284408">
                <text:p>0.0045107877928440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0649035839200025">
                <text:p>-0.0649035839200025</text:p>
              </table:table-cell>
              <table:table-cell office:value-type="float" office:value="0.0165451153950336">
                <text:p>0.0165451153950336</text:p>
              </table:table-cell>
              <table:table-cell office:value-type="float" office:value="0.00452992483368497">
                <text:p>0.0045299248336849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0649397591364325">
                <text:p>-0.0649397591364325</text:p>
              </table:table-cell>
              <table:table-cell office:value-type="float" office:value="0.0165424349935911">
                <text:p>0.0165424349935911</text:p>
              </table:table-cell>
              <table:table-cell office:value-type="float" office:value="0.00454790393311644">
                <text:p>0.0045479039331164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0649757269706348">
                <text:p>-0.0649757269706348</text:p>
              </table:table-cell>
              <table:table-cell office:value-type="float" office:value="0.0165397655843367">
                <text:p>0.0165397655843367</text:p>
              </table:table-cell>
              <table:table-cell office:value-type="float" office:value="0.00456474105842153">
                <text:p>0.0045647410584215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0650114882877577">
                <text:p>-0.0650114882877577</text:p>
              </table:table-cell>
              <table:table-cell office:value-type="float" office:value="0.0165371071761799">
                <text:p>0.0165371071761799</text:p>
              </table:table-cell>
              <table:table-cell office:value-type="float" office:value="0.00458045247811456">
                <text:p>0.0045804524781145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0650470446513854">
                <text:p>-0.0650470446513854</text:p>
              </table:table-cell>
              <table:table-cell office:value-type="float" office:value="0.0165344596887943">
                <text:p>0.0165344596887943</text:p>
              </table:table-cell>
              <table:table-cell office:value-type="float" office:value="0.00459505397537585">
                <text:p>0.0045950539753758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0650823969643218">
                <text:p>-0.0650823969643218</text:p>
              </table:table-cell>
              <table:table-cell office:value-type="float" office:value="0.0165318231318962">
                <text:p>0.0165318231318962</text:p>
              </table:table-cell>
              <table:table-cell office:value-type="float" office:value="0.00460856163295165">
                <text:p>0.0046085616329516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0651175465742511">
                <text:p>-0.0651175465742511</text:p>
              </table:table-cell>
              <table:table-cell office:value-type="float" office:value="0.0165291974240298">
                <text:p>0.0165291974240298</text:p>
              </table:table-cell>
              <table:table-cell office:value-type="float" office:value="0.00462099129713844">
                <text:p>0.004620991297138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0651524946769736">
                <text:p>-0.0651524946769736</text:p>
              </table:table-cell>
              <table:table-cell office:value-type="float" office:value="0.0165265825770936">
                <text:p>0.0165265825770936</text:p>
              </table:table-cell>
              <table:table-cell office:value-type="float" office:value="0.00463235860184708">
                <text:p>0.004632358601847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0651872424536869">
                <text:p>-0.0651872424536869</text:p>
              </table:table-cell>
              <table:table-cell office:value-type="float" office:value="0.0165239785094324">
                <text:p>0.0165239785094324</text:p>
              </table:table-cell>
              <table:table-cell office:value-type="float" office:value="0.00464267940292196">
                <text:p>0.0046426794029219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0652217909356458">
                <text:p>-0.0652217909356458</text:p>
              </table:table-cell>
              <table:table-cell office:value-type="float" office:value="0.0165213852319872">
                <text:p>0.0165213852319872</text:p>
              </table:table-cell>
              <table:table-cell office:value-type="float" office:value="0.00465196933585599">
                <text:p>0.0046519693358559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0652561415970948">
                <text:p>-0.0652561415970948</text:p>
              </table:table-cell>
              <table:table-cell office:value-type="float" office:value="0.016518802665259">
                <text:p>0.016518802665259</text:p>
              </table:table-cell>
              <table:table-cell office:value-type="float" office:value="0.00466024379811025">
                <text:p>0.004660243798110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06529029525249">
                <text:p>-0.06529029525249</text:p>
              </table:table-cell>
              <table:table-cell office:value-type="float" office:value="0.0165162308195278">
                <text:p>0.0165162308195278</text:p>
              </table:table-cell>
              <table:table-cell office:value-type="float" office:value="0.00466751847530422">
                <text:p>0.0046675184753042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065324253414727">
                <text:p>-0.065324253414727</text:p>
              </table:table-cell>
              <table:table-cell office:value-type="float" office:value="0.0165136696157926">
                <text:p>0.0165136696157926</text:p>
              </table:table-cell>
              <table:table-cell office:value-type="float" office:value="0.00467380855501132">
                <text:p>0.004673808555011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0653580169364034">
                <text:p>-0.0653580169364034</text:p>
              </table:table-cell>
              <table:table-cell office:value-type="float" office:value="0.0165111190650793">
                <text:p>0.0165111190650793</text:p>
              </table:table-cell>
              <table:table-cell office:value-type="float" office:value="0.00467912951143679">
                <text:p>0.0046791295114367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0653915871149137">
                <text:p>-0.0653915871149137</text:p>
              </table:table-cell>
              <table:table-cell office:value-type="float" office:value="0.0165085790871933">
                <text:p>0.0165085790871933</text:p>
              </table:table-cell>
              <table:table-cell office:value-type="float" office:value="0.0046834965704845">
                <text:p>0.004683496570484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0654249650960653">
                <text:p>-0.0654249650960653</text:p>
              </table:table-cell>
              <table:table-cell office:value-type="float" office:value="0.0165060496952647">
                <text:p>0.0165060496952647</text:p>
              </table:table-cell>
              <table:table-cell office:value-type="float" office:value="0.00468692473351573">
                <text:p>0.0046869247335157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0654581519606134">
                <text:p>-0.0654581519606134</text:p>
              </table:table-cell>
              <table:table-cell office:value-type="float" office:value="0.0165035308084174">
                <text:p>0.0165035308084174</text:p>
              </table:table-cell>
              <table:table-cell office:value-type="float" office:value="0.00468942926223903">
                <text:p>0.0046894292622390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0654911488932198">
                <text:p>-0.0654911488932198</text:p>
              </table:table-cell>
              <table:table-cell office:value-type="float" office:value="0.0165010224402375">
                <text:p>0.0165010224402375</text:p>
              </table:table-cell>
              <table:table-cell office:value-type="float" office:value="0.00469102493441675">
                <text:p>0.004691024934416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0655239570129199">
                <text:p>-0.0655239570129199</text:p>
              </table:table-cell>
              <table:table-cell office:value-type="float" office:value="0.016498524510555">
                <text:p>0.016498524510555</text:p>
              </table:table-cell>
              <table:table-cell office:value-type="float" office:value="0.00469172678696506">
                <text:p>0.0046917267869650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0655565772890391">
                <text:p>-0.0655565772890391</text:p>
              </table:table-cell>
              <table:table-cell office:value-type="float" office:value="0.0164960370317366">
                <text:p>0.0164960370317366</text:p>
              </table:table-cell>
              <table:table-cell office:value-type="float" office:value="0.00469154962279283">
                <text:p>0.0046915496227928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0655890111339406">
                <text:p>-0.0655890111339406</text:p>
              </table:table-cell>
              <table:table-cell office:value-type="float" office:value="0.0164935599256764">
                <text:p>0.0164935599256764</text:p>
              </table:table-cell>
              <table:table-cell office:value-type="float" office:value="0.00469050799342674">
                <text:p>0.004690507993426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0656212593004579">
                <text:p>-0.0656212593004579</text:p>
              </table:table-cell>
              <table:table-cell office:value-type="float" office:value="0.0164910932040352">
                <text:p>0.0164910932040352</text:p>
              </table:table-cell>
              <table:table-cell office:value-type="float" office:value="0.00468861672525689">
                <text:p>0.0046886167252568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0656533232399475">
                <text:p>-0.0656533232399475</text:p>
              </table:table-cell>
              <table:table-cell office:value-type="float" office:value="0.0164886367891304">
                <text:p>0.0164886367891304</text:p>
              </table:table-cell>
              <table:table-cell office:value-type="float" office:value="0.00468589013422061">
                <text:p>0.0046858901342206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656852037435925">
                <text:p>-0.0656852037435925</text:p>
              </table:table-cell>
              <table:table-cell office:value-type="float" office:value="0.0164861906932871">
                <text:p>0.0164861906932871</text:p>
              </table:table-cell>
              <table:table-cell office:value-type="float" office:value="0.00468234281039703">
                <text:p>0.0046823428103970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065716902047569">
                <text:p>-0.065716902047569</text:p>
              </table:table-cell>
              <table:table-cell office:value-type="float" office:value="0.0164837548375929">
                <text:p>0.0164837548375929</text:p>
              </table:table-cell>
              <table:table-cell office:value-type="float" office:value="0.00467798908374006">
                <text:p>0.0046779890837400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0657484192364988">
                <text:p>-0.0657484192364988</text:p>
              </table:table-cell>
              <table:table-cell office:value-type="float" office:value="0.0164813292364025">
                <text:p>0.0164813292364025</text:p>
              </table:table-cell>
              <table:table-cell office:value-type="float" office:value="0.00467284304808691">
                <text:p>0.004672843048086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0657797563301636">
                <text:p>-0.0657797563301636</text:p>
              </table:table-cell>
              <table:table-cell office:value-type="float" office:value="0.0164789138100575">
                <text:p>0.0164789138100575</text:p>
              </table:table-cell>
              <table:table-cell office:value-type="float" office:value="0.00466691904640881">
                <text:p>0.0046669190464088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0658109144523328">
                <text:p>-0.0658109144523328</text:p>
              </table:table-cell>
              <table:table-cell office:value-type="float" office:value="0.016476508573322">
                <text:p>0.016476508573322</text:p>
              </table:table-cell>
              <table:table-cell office:value-type="float" office:value="0.00466023092676737">
                <text:p>0.0046602309267673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0658418946611894">
                <text:p>-0.0658418946611894</text:p>
              </table:table-cell>
              <table:table-cell office:value-type="float" office:value="0.0164741134471777">
                <text:p>0.0164741134471777</text:p>
              </table:table-cell>
              <table:table-cell office:value-type="float" office:value="0.0046527927862472">
                <text:p>0.004652792786247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0658726978654701">
                <text:p>-0.0658726978654701</text:p>
              </table:table-cell>
              <table:table-cell office:value-type="float" office:value="0.0164717284451259">
                <text:p>0.0164717284451259</text:p>
              </table:table-cell>
              <table:table-cell office:value-type="float" office:value="0.00464461847751729">
                <text:p>0.0046446184775172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0659033254169199">
                <text:p>-0.0659033254169199</text:p>
              </table:table-cell>
              <table:table-cell office:value-type="float" office:value="0.0164693534901485">
                <text:p>0.0164693534901485</text:p>
              </table:table-cell>
              <table:table-cell office:value-type="float" office:value="0.00463572159214998">
                <text:p>0.0046357215921499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0659337780079886">
                <text:p>-0.0659337780079886</text:p>
              </table:table-cell>
              <table:table-cell office:value-type="float" office:value="0.0164669885949886">
                <text:p>0.0164669885949886</text:p>
              </table:table-cell>
              <table:table-cell office:value-type="float" office:value="0.00462611598742169">
                <text:p>0.0046261159874216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0659640570297125">
                <text:p>-0.0659640570297125</text:p>
              </table:table-cell>
              <table:table-cell office:value-type="float" office:value="0.0164646336830009">
                <text:p>0.0164646336830009</text:p>
              </table:table-cell>
              <table:table-cell office:value-type="float" office:value="0.00461581500069141">
                <text:p>0.0046158150006914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0659941632130739">
                <text:p>-0.0659941632130739</text:p>
              </table:table-cell>
              <table:table-cell office:value-type="float" office:value="0.0164622887675499">
                <text:p>0.0164622887675499</text:p>
              </table:table-cell>
              <table:table-cell office:value-type="float" office:value="0.00460483223527208">
                <text:p>0.0046048322352720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0660240977342075">
                <text:p>-0.0660240977342075</text:p>
              </table:table-cell>
              <table:table-cell office:value-type="float" office:value="0.0164599537707082">
                <text:p>0.0164599537707082</text:p>
              </table:table-cell>
              <table:table-cell office:value-type="float" office:value="0.00459318102549733">
                <text:p>0.004593181025497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0660538616178517">
                <text:p>-0.0660538616178517</text:p>
              </table:table-cell>
              <table:table-cell office:value-type="float" office:value="0.0164576287078073">
                <text:p>0.0164576287078073</text:p>
              </table:table-cell>
              <table:table-cell office:value-type="float" office:value="0.0045808744618403">
                <text:p>0.004580874461840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0660834558745592">
                <text:p>-0.0660834558745592</text:p>
              </table:table-cell>
              <table:table-cell office:value-type="float" office:value="0.0164553135005817">
                <text:p>0.0164553135005817</text:p>
              </table:table-cell>
              <table:table-cell office:value-type="float" office:value="0.00456792582603782">
                <text:p>0.0045679258260378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066112881365368">
                <text:p>-0.066112881365368</text:p>
              </table:table-cell>
              <table:table-cell office:value-type="float" office:value="0.0164530081632492">
                <text:p>0.0164530081632492</text:p>
              </table:table-cell>
              <table:table-cell office:value-type="float" office:value="0.00455434815008204">
                <text:p>0.0045543481500820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0661421393946746">
                <text:p>-0.0661421393946746</text:p>
              </table:table-cell>
              <table:table-cell office:value-type="float" office:value="0.0164507126194976">
                <text:p>0.0164507126194976</text:p>
              </table:table-cell>
              <table:table-cell office:value-type="float" office:value="0.00454015419934506">
                <text:p>0.0045401541993450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0661712306075663">
                <text:p>-0.0661712306075663</text:p>
              </table:table-cell>
              <table:table-cell office:value-type="float" office:value="0.0164484268827675">
                <text:p>0.0164484268827675</text:p>
              </table:table-cell>
              <table:table-cell office:value-type="float" office:value="0.00452535699974055">
                <text:p>0.0045253569997405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066200156347878">
                <text:p>-0.066200156347878</text:p>
              </table:table-cell>
              <table:table-cell office:value-type="float" office:value="0.016446150877078">
                <text:p>0.016446150877078</text:p>
              </table:table-cell>
              <table:table-cell office:value-type="float" office:value="0.00450996905251855">
                <text:p>0.0045099690525185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066228917299703">
                <text:p>-0.066228917299703</text:p>
              </table:table-cell>
              <table:table-cell office:value-type="float" office:value="0.0164438846164492">
                <text:p>0.0164438846164492</text:p>
              </table:table-cell>
              <table:table-cell office:value-type="float" office:value="0.00449400311999804">
                <text:p>0.0044940031199980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0662575145921659">
                <text:p>-0.0662575145921659</text:p>
              </table:table-cell>
              <table:table-cell office:value-type="float" office:value="0.0164416280236009">
                <text:p>0.0164416280236009</text:p>
              </table:table-cell>
              <table:table-cell office:value-type="float" office:value="0.00447747169149415">
                <text:p>0.0044774716914941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0662859492034209">
                <text:p>-0.0662859492034209</text:p>
              </table:table-cell>
              <table:table-cell office:value-type="float" office:value="0.0164393811144734">
                <text:p>0.0164393811144734</text:p>
              </table:table-cell>
              <table:table-cell office:value-type="float" office:value="0.00446038700793738">
                <text:p>0.0044603870079373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0.0663142220468814">
                <text:p>-0.0663142220468814</text:p>
              </table:table-cell>
              <table:table-cell office:value-type="float" office:value="0.0164371438109833">
                <text:p>0.0164371438109833</text:p>
              </table:table-cell>
              <table:table-cell office:value-type="float" office:value="0.00444276154790146">
                <text:p>0.0044427615479014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0663423341403608">
                <text:p>-0.0663423341403608</text:p>
              </table:table-cell>
              <table:table-cell office:value-type="float" office:value="0.016434916129392">
                <text:p>0.016434916129392</text:p>
              </table:table-cell>
              <table:table-cell office:value-type="float" office:value="0.00442460728394822">
                <text:p>0.0044246072839482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0.0663702864364792">
                <text:p>-0.0663702864364792</text:p>
              </table:table-cell>
              <table:table-cell office:value-type="float" office:value="0.016432697992173">
                <text:p>0.016432697992173</text:p>
              </table:table-cell>
              <table:table-cell office:value-type="float" office:value="0.00440593642694886">
                <text:p>0.0044059364269488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0663980797386996">
                <text:p>-0.0663980797386996</text:p>
              </table:table-cell>
              <table:table-cell office:value-type="float" office:value="0.0164304894142708">
                <text:p>0.0164304894142708</text:p>
              </table:table-cell>
              <table:table-cell office:value-type="float" office:value="0.00438676093361678">
                <text:p>0.0043867609336167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0664257152938599">
                <text:p>-0.0664257152938599</text:p>
              </table:table-cell>
              <table:table-cell office:value-type="float" office:value="0.0164282903200551">
                <text:p>0.0164282903200551</text:p>
              </table:table-cell>
              <table:table-cell office:value-type="float" office:value="0.00436709248996525">
                <text:p>0.004367092489965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0664531936899505">
                <text:p>-0.0664531936899505</text:p>
              </table:table-cell>
              <table:table-cell office:value-type="float" office:value="0.0164261007236585">
                <text:p>0.0164261007236585</text:p>
              </table:table-cell>
              <table:table-cell office:value-type="float" office:value="0.00434694303863559">
                <text:p>0.004346943038635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0664805162138302">
                <text:p>-0.0664805162138302</text:p>
              </table:table-cell>
              <table:table-cell office:value-type="float" office:value="0.0164239205497473">
                <text:p>0.0164239205497473</text:p>
              </table:table-cell>
              <table:table-cell office:value-type="float" office:value="0.00432632399413602">
                <text:p>0.004326323994136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0665076834929189">
                <text:p>-0.0665076834929189</text:p>
              </table:table-cell>
              <table:table-cell office:value-type="float" office:value="0.0164217498129938">
                <text:p>0.0164217498129938</text:p>
              </table:table-cell>
              <table:table-cell office:value-type="float" office:value="0.00430524702871304">
                <text:p>0.0043052470287130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0665346965999956">
                <text:p>-0.0665346965999956</text:p>
              </table:table-cell>
              <table:table-cell office:value-type="float" office:value="0.016419588436737">
                <text:p>0.016419588436737</text:p>
              </table:table-cell>
              <table:table-cell office:value-type="float" office:value="0.00428372353838968">
                <text:p>0.0042837235383896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0.066561556456993">
                <text:p>-0.066561556456993</text:p>
              </table:table-cell>
              <table:table-cell office:value-type="float" office:value="0.016417436437521">
                <text:p>0.016417436437521</text:p>
              </table:table-cell>
              <table:table-cell office:value-type="float" office:value="0.00426176466813977">
                <text:p>0.0042617646681397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066588263921496">
                <text:p>-0.066588263921496</text:p>
              </table:table-cell>
              <table:table-cell office:value-type="float" office:value="0.0164152937378557">
                <text:p>0.0164152937378557</text:p>
              </table:table-cell>
              <table:table-cell office:value-type="float" office:value="0.00423938179794359">
                <text:p>0.0042393817979435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0.0666148199557539">
                <text:p>-0.0666148199557539</text:p>
              </table:table-cell>
              <table:table-cell office:value-type="float" office:value="0.0164131603545732">
                <text:p>0.0164131603545732</text:p>
              </table:table-cell>
              <table:table-cell office:value-type="float" office:value="0.00421658579932704">
                <text:p>0.0042165857993270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0.0666412254570307">
                <text:p>-0.0666412254570307</text:p>
              </table:table-cell>
              <table:table-cell office:value-type="float" office:value="0.0164110362107055">
                <text:p>0.0164110362107055</text:p>
              </table:table-cell>
              <table:table-cell office:value-type="float" office:value="0.00419338778018252">
                <text:p>0.0041933877801825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0.0666674811738302">
                <text:p>-0.0666674811738302</text:p>
              </table:table-cell>
              <table:table-cell office:value-type="float" office:value="0.0164089213217419">
                <text:p>0.0164089213217419</text:p>
              </table:table-cell>
              <table:table-cell office:value-type="float" office:value="0.00416979859210742">
                <text:p>0.0041697985921074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0.066693588298224">
                <text:p>-0.066693588298224</text:p>
              </table:table-cell>
              <table:table-cell office:value-type="float" office:value="0.0164068156125654">
                <text:p>0.0164068156125654</text:p>
              </table:table-cell>
              <table:table-cell office:value-type="float" office:value="0.00414582881455572">
                <text:p>0.0041458288145557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0.0667195473637652">
                <text:p>-0.0667195473637652</text:p>
              </table:table-cell>
              <table:table-cell office:value-type="float" office:value="0.016404719097831">
                <text:p>0.016404719097831</text:p>
              </table:table-cell>
              <table:table-cell office:value-type="float" office:value="0.00412148928199962">
                <text:p>0.0041214892819996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0.0667453596031736">
                <text:p>-0.0667453596031736</text:p>
              </table:table-cell>
              <table:table-cell office:value-type="float" office:value="0.0164026317026906">
                <text:p>0.0164026317026906</text:p>
              </table:table-cell>
              <table:table-cell office:value-type="float" office:value="0.00409679029964027">
                <text:p>0.0040967902996402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0.0667710255899592">
                <text:p>-0.0667710255899592</text:p>
              </table:table-cell>
              <table:table-cell office:value-type="float" office:value="0.0164005534423108">
                <text:p>0.0164005534423108</text:p>
              </table:table-cell>
              <table:table-cell office:value-type="float" office:value="0.00407174242925135">
                <text:p>0.0040717424292513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0667965463433846">
                <text:p>-0.0667965463433846</text:p>
              </table:table-cell>
              <table:table-cell office:value-type="float" office:value="0.0163984842404853">
                <text:p>0.0163984842404853</text:p>
              </table:table-cell>
              <table:table-cell office:value-type="float" office:value="0.00404635595568914">
                <text:p>0.0040463559556891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0668219227320582">
                <text:p>-0.0668219227320582</text:p>
              </table:table-cell>
              <table:table-cell office:value-type="float" office:value="0.0163964241142178">
                <text:p>0.0163964241142178</text:p>
              </table:table-cell>
              <table:table-cell office:value-type="float" office:value="0.00402064091209464">
                <text:p>0.0040206409120946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0668471555605489">
                <text:p>-0.0668471555605489</text:p>
              </table:table-cell>
              <table:table-cell office:value-type="float" office:value="0.0163943729864589">
                <text:p>0.0163943729864589</text:p>
              </table:table-cell>
              <table:table-cell office:value-type="float" office:value="0.00399460756614345">
                <text:p>0.0039946075661434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0.0668722457384521">
                <text:p>-0.0668722457384521</text:p>
              </table:table-cell>
              <table:table-cell office:value-type="float" office:value="0.0163923308744655">
                <text:p>0.0163923308744655</text:p>
              </table:table-cell>
              <table:table-cell office:value-type="float" office:value="0.00396826567689024">
                <text:p>0.0039682656768902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0668971941105261">
                <text:p>-0.0668971941105261</text:p>
              </table:table-cell>
              <table:table-cell office:value-type="float" office:value="0.0163902977016895">
                <text:p>0.0163902977016895</text:p>
              </table:table-cell>
              <table:table-cell office:value-type="float" office:value="0.00394162523970065">
                <text:p>0.0039416252397006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0669220013731842">
                <text:p>-0.0669220013731842</text:p>
              </table:table-cell>
              <table:table-cell office:value-type="float" office:value="0.0163882734840245">
                <text:p>0.0163882734840245</text:p>
              </table:table-cell>
              <table:table-cell office:value-type="float" office:value="0.00391469599381189">
                <text:p>0.0039146959938118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0669466686665891">
                <text:p>-0.0669466686665891</text:p>
              </table:table-cell>
              <table:table-cell office:value-type="float" office:value="0.0163862581467385">
                <text:p>0.0163862581467385</text:p>
              </table:table-cell>
              <table:table-cell office:value-type="float" office:value="0.00388748740659528">
                <text:p>0.0038874874065952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0.0669711965233235">
                <text:p>-0.0669711965233235</text:p>
              </table:table-cell>
              <table:table-cell office:value-type="float" office:value="0.0163842517053054">
                <text:p>0.0163842517053054</text:p>
              </table:table-cell>
              <table:table-cell office:value-type="float" office:value="0.00386000915097995">
                <text:p>0.0038600091509799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0669955859216725">
                <text:p>-0.0669955859216725</text:p>
              </table:table-cell>
              <table:table-cell office:value-type="float" office:value="0.0163822540838049">
                <text:p>0.0163822540838049</text:p>
              </table:table-cell>
              <table:table-cell office:value-type="float" office:value="0.00383227062364377">
                <text:p>0.0038322706236437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0.0670198376896856">
                <text:p>-0.0670198376896856</text:p>
              </table:table-cell>
              <table:table-cell office:value-type="float" office:value="0.0163802652995183">
                <text:p>0.0163802652995183</text:p>
              </table:table-cell>
              <table:table-cell office:value-type="float" office:value="0.00380428097054852">
                <text:p>0.0038042809705485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0.0670439525915691">
                <text:p>-0.0670439525915691</text:p>
              </table:table-cell>
              <table:table-cell office:value-type="float" office:value="0.0163782852756773">
                <text:p>0.0163782852756773</text:p>
              </table:table-cell>
              <table:table-cell office:value-type="float" office:value="0.00377604957293998">
                <text:p>0.0037760495729399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0.0670679314965497">
                <text:p>-0.0670679314965497</text:p>
              </table:table-cell>
              <table:table-cell office:value-type="float" office:value="0.0163763140298024">
                <text:p>0.0163763140298024</text:p>
              </table:table-cell>
              <table:table-cell office:value-type="float" office:value="0.00374758530485852">
                <text:p>0.0037475853048585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0670917752095884">
                <text:p>-0.0670917752095884</text:p>
              </table:table-cell>
              <table:table-cell office:value-type="float" office:value="0.0163743514856041">
                <text:p>0.0163743514856041</text:p>
              </table:table-cell>
              <table:table-cell office:value-type="float" office:value="0.00371889727762698">
                <text:p>0.0037188972776269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0.0671154843871246">
                <text:p>-0.0671154843871246</text:p>
              </table:table-cell>
              <table:table-cell office:value-type="float" office:value="0.0163723976592377">
                <text:p>0.0163723976592377</text:p>
              </table:table-cell>
              <table:table-cell office:value-type="float" office:value="0.00368999434796624">
                <text:p>0.0036899943479662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0.0671390601297943">
                <text:p>-0.0671390601297943</text:p>
              </table:table-cell>
              <table:table-cell office:value-type="float" office:value="0.0163704524762144">
                <text:p>0.0163704524762144</text:p>
              </table:table-cell>
              <table:table-cell office:value-type="float" office:value="0.00366088510242446">
                <text:p>0.0036608851024244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0.067162502880181">
                <text:p>-0.067162502880181</text:p>
              </table:table-cell>
              <table:table-cell office:value-type="float" office:value="0.0163685159518326">
                <text:p>0.0163685159518326</text:p>
              </table:table-cell>
              <table:table-cell office:value-type="float" office:value="0.00363157838453865">
                <text:p>0.0036315783845386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067185813780379">
                <text:p>-0.067185813780379</text:p>
              </table:table-cell>
              <table:table-cell office:value-type="float" office:value="0.0163665880118288">
                <text:p>0.0163665880118288</text:p>
              </table:table-cell>
              <table:table-cell office:value-type="float" office:value="0.00360208251121152">
                <text:p>0.0036020825112115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0.0672089933139528">
                <text:p>-0.0672089933139528</text:p>
              </table:table-cell>
              <table:table-cell office:value-type="float" office:value="0.016364668671982">
                <text:p>0.016364668671982</text:p>
              </table:table-cell>
              <table:table-cell office:value-type="float" office:value="0.00357240605866616">
                <text:p>0.0035724060586661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0.0672320424104159">
                <text:p>-0.0672320424104159</text:p>
              </table:table-cell>
              <table:table-cell office:value-type="float" office:value="0.0163627578566635">
                <text:p>0.0163627578566635</text:p>
              </table:table-cell>
              <table:table-cell office:value-type="float" office:value="0.00354255732923359">
                <text:p>0.0035425573292335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0.0672549618492566">
                <text:p>-0.0672549618492566</text:p>
              </table:table-cell>
              <table:table-cell office:value-type="float" office:value="0.0163608555834392">
                <text:p>0.0163608555834392</text:p>
              </table:table-cell>
              <table:table-cell office:value-type="float" office:value="0.0035125443770545">
                <text:p>0.003512544377054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0.0672777523463581">
                <text:p>-0.0672777523463581</text:p>
              </table:table-cell>
              <table:table-cell office:value-type="float" office:value="0.0163589617758145">
                <text:p>0.0163589617758145</text:p>
              </table:table-cell>
              <table:table-cell office:value-type="float" office:value="0.00348237549432917">
                <text:p>0.0034823754943291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0.067300414722909">
                <text:p>-0.067300414722909</text:p>
              </table:table-cell>
              <table:table-cell office:value-type="float" office:value="0.0163570764515914">
                <text:p>0.0163570764515914</text:p>
              </table:table-cell>
              <table:table-cell office:value-type="float" office:value="0.00345205846880026">
                <text:p>0.0034520584688002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0.0673229497359373">
                <text:p>-0.0673229497359373</text:p>
              </table:table-cell>
              <table:table-cell office:value-type="float" office:value="0.0163551995347455">
                <text:p>0.0163551995347455</text:p>
              </table:table-cell>
              <table:table-cell office:value-type="float" office:value="0.0034216013284627">
                <text:p>0.003421601328462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0.0673453579943563">
                <text:p>-0.0673453579943563</text:p>
              </table:table-cell>
              <table:table-cell office:value-type="float" office:value="0.0163533310417047">
                <text:p>0.0163533310417047</text:p>
              </table:table-cell>
              <table:table-cell office:value-type="float" office:value="0.00339101184995694">
                <text:p>0.0033910118499569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0.0673676405513104">
                <text:p>-0.0673676405513104</text:p>
              </table:table-cell>
              <table:table-cell office:value-type="float" office:value="0.0163514708982331">
                <text:p>0.0163514708982331</text:p>
              </table:table-cell>
              <table:table-cell office:value-type="float" office:value="0.00336029754280376">
                <text:p>0.0033602975428037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0.0673897978022541">
                <text:p>-0.0673897978022541</text:p>
              </table:table-cell>
              <table:table-cell office:value-type="float" office:value="0.0163496191198913">
                <text:p>0.0163496191198913</text:p>
              </table:table-cell>
              <table:table-cell office:value-type="float" office:value="0.00332946617712104">
                <text:p>0.003329466177121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0.0674118308423184">
                <text:p>-0.0674118308423184</text:p>
              </table:table-cell>
              <table:table-cell office:value-type="float" office:value="0.016347775632676">
                <text:p>0.016347775632676</text:p>
              </table:table-cell>
              <table:table-cell office:value-type="float" office:value="0.00329852499980632">
                <text:p>0.0032985249998063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0.0674337401082789">
                <text:p>-0.0674337401082789</text:p>
              </table:table-cell>
              <table:table-cell office:value-type="float" office:value="0.0163459404526108">
                <text:p>0.0163459404526108</text:p>
              </table:table-cell>
              <table:table-cell office:value-type="float" office:value="0.00326748152085221">
                <text:p>0.0032674815208522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0.0674555264832165">
                <text:p>-0.0674555264832165</text:p>
              </table:table-cell>
              <table:table-cell office:value-type="float" office:value="0.0163441135043272">
                <text:p>0.0163441135043272</text:p>
              </table:table-cell>
              <table:table-cell office:value-type="float" office:value="0.00323634298002307">
                <text:p>0.0032363429800230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0674771907002904">
                <text:p>-0.0674771907002904</text:p>
              </table:table-cell>
              <table:table-cell office:value-type="float" office:value="0.0163422948056234">
                <text:p>0.0163422948056234</text:p>
              </table:table-cell>
              <table:table-cell office:value-type="float" office:value="0.00320511637300069">
                <text:p>0.0032051163730006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0.0674987334292445">
                <text:p>-0.0674987334292445</text:p>
              </table:table-cell>
              <table:table-cell office:value-type="float" office:value="0.0163404842802688">
                <text:p>0.0163404842802688</text:p>
              </table:table-cell>
              <table:table-cell office:value-type="float" office:value="0.00317380893749553">
                <text:p>0.0031738089374955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0.0675201554455312">
                <text:p>-0.0675201554455312</text:p>
              </table:table-cell>
              <table:table-cell office:value-type="float" office:value="0.0163386819462905">
                <text:p>0.0163386819462905</text:p>
              </table:table-cell>
              <table:table-cell office:value-type="float" office:value="0.00314242741084048">
                <text:p>0.0031424274108404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0.0675414574604419">
                <text:p>-0.0675414574604419</text:p>
              </table:table-cell>
              <table:table-cell office:value-type="float" office:value="0.0163368877279194">
                <text:p>0.0163368877279194</text:p>
              </table:table-cell>
              <table:table-cell office:value-type="float" office:value="0.0031109787752559">
                <text:p>0.003110978775255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0.0675626400375075">
                <text:p>-0.0675626400375075</text:p>
              </table:table-cell>
              <table:table-cell office:value-type="float" office:value="0.0163351016418192">
                <text:p>0.0163351016418192</text:p>
              </table:table-cell>
              <table:table-cell office:value-type="float" office:value="0.00307946976560447">
                <text:p>0.0030794697656044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0.0675837041846788">
                <text:p>-0.0675837041846788</text:p>
              </table:table-cell>
              <table:table-cell office:value-type="float" office:value="0.0163333236139884">
                <text:p>0.0163333236139884</text:p>
              </table:table-cell>
              <table:table-cell office:value-type="float" office:value="0.00304790685451417">
                <text:p>0.0030479068545141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0.0676046503030265">
                <text:p>-0.0676046503030265</text:p>
              </table:table-cell>
              <table:table-cell office:value-type="float" office:value="0.0163315536606569">
                <text:p>0.0163315536606569</text:p>
              </table:table-cell>
              <table:table-cell office:value-type="float" office:value="0.00301629672957993">
                <text:p>0.0030162967295799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0.0676254792398483">
                <text:p>-0.0676254792398483</text:p>
              </table:table-cell>
              <table:table-cell office:value-type="float" office:value="0.016329791706628">
                <text:p>0.016329791706628</text:p>
              </table:table-cell>
              <table:table-cell office:value-type="float" office:value="0.00298464581244273">
                <text:p>0.0029846458124427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0.0676461916929629">
                <text:p>-0.0676461916929629</text:p>
              </table:table-cell>
              <table:table-cell office:value-type="float" office:value="0.0163280377699013">
                <text:p>0.0163280377699013</text:p>
              </table:table-cell>
              <table:table-cell office:value-type="float" office:value="0.00295296028440806">
                <text:p>0.0029529602844080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0.0676667882968393">
                <text:p>-0.0676667882968393</text:p>
              </table:table-cell>
              <table:table-cell office:value-type="float" office:value="0.016326291774435">
                <text:p>0.016326291774435</text:p>
              </table:table-cell>
              <table:table-cell office:value-type="float" office:value="0.00292124657275128">
                <text:p>0.0029212465727512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0.0676872697917726">
                <text:p>-0.0676872697917726</text:p>
              </table:table-cell>
              <table:table-cell office:value-type="float" office:value="0.0163245537384352">
                <text:p>0.0163245537384352</text:p>
              </table:table-cell>
              <table:table-cell office:value-type="float" office:value="0.0028895106090332">
                <text:p>0.002889510609033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0.067707636854244">
                <text:p>-0.067707636854244</text:p>
              </table:table-cell>
              <table:table-cell office:value-type="float" office:value="0.0163228235863302">
                <text:p>0.0163228235863302</text:p>
              </table:table-cell>
              <table:table-cell office:value-type="float" office:value="0.0028577585731715">
                <text:p>0.002857758573171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0.0677278900129801">
                <text:p>-0.0677278900129801</text:p>
              </table:table-cell>
              <table:table-cell office:value-type="float" office:value="0.0163211013349748">
                <text:p>0.0163211013349748</text:p>
              </table:table-cell>
              <table:table-cell office:value-type="float" office:value="0.0028259964027777">
                <text:p>0.002825996402777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0.0677480302414511">
                <text:p>-0.0677480302414511</text:p>
              </table:table-cell>
              <table:table-cell office:value-type="float" office:value="0.0163193869105391">
                <text:p>0.0163193869105391</text:p>
              </table:table-cell>
              <table:table-cell office:value-type="float" office:value="0.00279422977708665">
                <text:p>0.0027942297770866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0677680578557455">
                <text:p>-0.0677680578557455</text:p>
              </table:table-cell>
              <table:table-cell office:value-type="float" office:value="0.0163176803290414">
                <text:p>0.0163176803290414</text:p>
              </table:table-cell>
              <table:table-cell office:value-type="float" office:value="0.00276246464497865">
                <text:p>0.0027624646449786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0677879738720643">
                <text:p>-0.0677879738720643</text:p>
              </table:table-cell>
              <table:table-cell office:value-type="float" office:value="0.0163159815168724">
                <text:p>0.0163159815168724</text:p>
              </table:table-cell>
              <table:table-cell office:value-type="float" office:value="0.002730706441606">
                <text:p>0.00273070644160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0.0678077786487423">
                <text:p>-0.0678077786487423</text:p>
              </table:table-cell>
              <table:table-cell office:value-type="float" office:value="0.0163142904905118">
                <text:p>0.0163142904905118</text:p>
              </table:table-cell>
              <table:table-cell office:value-type="float" office:value="0.00269896087437549">
                <text:p>0.0026989608743754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0.0678274729906583">
                <text:p>-0.0678274729906583</text:p>
              </table:table-cell>
              <table:table-cell office:value-type="float" office:value="0.0163126071749935">
                <text:p>0.0163126071749935</text:p>
              </table:table-cell>
              <table:table-cell office:value-type="float" office:value="0.00266723339034658">
                <text:p>0.0026672333903465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0.0678470575533278">
                <text:p>-0.0678470575533278</text:p>
              </table:table-cell>
              <table:table-cell office:value-type="float" office:value="0.0163109315885514">
                <text:p>0.0163109315885514</text:p>
              </table:table-cell>
              <table:table-cell office:value-type="float" office:value="0.00263552920215515">
                <text:p>0.0026355292021551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0678665329292803">
                <text:p>-0.0678665329292803</text:p>
              </table:table-cell>
              <table:table-cell office:value-type="float" office:value="0.0163092636553813">
                <text:p>0.0163092636553813</text:p>
              </table:table-cell>
              <table:table-cell office:value-type="float" office:value="0.00260385377420791">
                <text:p>0.0026038537742079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0.0678858998170162">
                <text:p>-0.0678858998170162</text:p>
              </table:table-cell>
              <table:table-cell office:value-type="float" office:value="0.0163076033939339">
                <text:p>0.0163076033939339</text:p>
              </table:table-cell>
              <table:table-cell office:value-type="float" office:value="0.00257221208108116">
                <text:p>0.0025722120810811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0.0679051588514598">
                <text:p>-0.0679051588514598</text:p>
              </table:table-cell>
              <table:table-cell office:value-type="float" office:value="0.0163059507288718">
                <text:p>0.0163059507288718</text:p>
              </table:table-cell>
              <table:table-cell office:value-type="float" office:value="0.00254060935192535">
                <text:p>0.0025406093519253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0.067924310520117">
                <text:p>-0.067924310520117</text:p>
              </table:table-cell>
              <table:table-cell office:value-type="float" office:value="0.0163043056772925">
                <text:p>0.0163043056772925</text:p>
              </table:table-cell>
              <table:table-cell office:value-type="float" office:value="0.00250905057941342">
                <text:p>0.0025090505794134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0.067943355755308">
                <text:p>-0.067943355755308</text:p>
              </table:table-cell>
              <table:table-cell office:value-type="float" office:value="0.0163026681656107">
                <text:p>0.0163026681656107</text:p>
              </table:table-cell>
              <table:table-cell office:value-type="float" office:value="0.00247754050416993">
                <text:p>0.0024775405041699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0.0679622948323889">
                <text:p>-0.0679622948323889</text:p>
              </table:table-cell>
              <table:table-cell office:value-type="float" office:value="0.0163010382100894">
                <text:p>0.0163010382100894</text:p>
              </table:table-cell>
              <table:table-cell office:value-type="float" office:value="0.0024460841426821">
                <text:p>0.002446084142682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0.0679811287269665">
                <text:p>-0.0679811287269665</text:p>
              </table:table-cell>
              <table:table-cell office:value-type="float" office:value="0.0162994157373638">
                <text:p>0.0162994157373638</text:p>
              </table:table-cell>
              <table:table-cell office:value-type="float" office:value="0.0024146860038432">
                <text:p>0.002414686003843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0.0679998577569948">
                <text:p>-0.0679998577569948</text:p>
              </table:table-cell>
              <table:table-cell office:value-type="float" office:value="0.0162978007641618">
                <text:p>0.0162978007641618</text:p>
              </table:table-cell>
              <table:table-cell office:value-type="float" office:value="0.00238335087529573">
                <text:p>0.0023833508752957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0.0680184826873272">
                <text:p>-0.0680184826873272</text:p>
              </table:table-cell>
              <table:table-cell office:value-type="float" office:value="0.0162961932157792">
                <text:p>0.0162961932157792</text:p>
              </table:table-cell>
              <table:table-cell office:value-type="float" office:value="0.00235208329063541">
                <text:p>0.0023520832906354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0.0680370041335754">
                <text:p>-0.0680370041335754</text:p>
              </table:table-cell>
              <table:table-cell office:value-type="float" office:value="0.0162945931106856">
                <text:p>0.0162945931106856</text:p>
              </table:table-cell>
              <table:table-cell office:value-type="float" office:value="0.00232088755544591">
                <text:p>0.0023208875554459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0.06805542264866">
                <text:p>-0.06805542264866</text:p>
              </table:table-cell>
              <table:table-cell office:value-type="float" office:value="0.016293000373346">
                <text:p>0.016293000373346</text:p>
              </table:table-cell>
              <table:table-cell office:value-type="float" office:value="0.00228976823379856">
                <text:p>0.0022897682337985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0.0680737388917274">
                <text:p>-0.0680737388917274</text:p>
              </table:table-cell>
              <table:table-cell office:value-type="float" office:value="0.0162914150224607">
                <text:p>0.0162914150224607</text:p>
              </table:table-cell>
              <table:table-cell office:value-type="float" office:value="0.00225872940615157">
                <text:p>0.0022587294061515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0.068091953458518">
                <text:p>-0.068091953458518</text:p>
              </table:table-cell>
              <table:table-cell office:value-type="float" office:value="0.0162898369829578">
                <text:p>0.0162898369829578</text:p>
              </table:table-cell>
              <table:table-cell office:value-type="float" office:value="0.00222777541450392">
                <text:p>0.0022277754145039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0681100667976782">
                <text:p>-0.0681100667976782</text:p>
              </table:table-cell>
              <table:table-cell office:value-type="float" office:value="0.0162882662721985">
                <text:p>0.0162882662721985</text:p>
              </table:table-cell>
              <table:table-cell office:value-type="float" office:value="0.0021969103706776">
                <text:p>0.002196910370677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0681280798028646">
                <text:p>-0.0681280798028646</text:p>
              </table:table-cell>
              <table:table-cell office:value-type="float" office:value="0.0162867028168524">
                <text:p>0.0162867028168524</text:p>
              </table:table-cell>
              <table:table-cell office:value-type="float" office:value="0.00216613814141287">
                <text:p>0.0021661381414128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0681459927615747">
                <text:p>-0.0681459927615747</text:p>
              </table:table-cell>
              <table:table-cell office:value-type="float" office:value="0.0162851466338817">
                <text:p>0.0162851466338817</text:p>
              </table:table-cell>
              <table:table-cell office:value-type="float" office:value="0.00213546282579191">
                <text:p>0.002135462825791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0681638064081638">
                <text:p>-0.0681638064081638</text:p>
              </table:table-cell>
              <table:table-cell office:value-type="float" office:value="0.0162835976487887">
                <text:p>0.0162835976487887</text:p>
              </table:table-cell>
              <table:table-cell office:value-type="float" office:value="0.00210488827448452">
                <text:p>0.0021048882744845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0.0681815213281842">
                <text:p>-0.0681815213281842</text:p>
              </table:table-cell>
              <table:table-cell office:value-type="float" office:value="0.0162820558802738">
                <text:p>0.0162820558802738</text:p>
              </table:table-cell>
              <table:table-cell office:value-type="float" office:value="0.00207441811556075">
                <text:p>0.0020744181155607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0.0681991380445061">
                <text:p>-0.0681991380445061</text:p>
              </table:table-cell>
              <table:table-cell office:value-type="float" office:value="0.0162805212530273">
                <text:p>0.0162805212530273</text:p>
              </table:table-cell>
              <table:table-cell office:value-type="float" office:value="0.0020440562410462">
                <text:p>0.002044056241046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0.0682166571864314">
                <text:p>-0.0682166571864314</text:p>
              </table:table-cell>
              <table:table-cell office:value-type="float" office:value="0.01627899378597">
                <text:p>0.01627899378597</text:p>
              </table:table-cell>
              <table:table-cell office:value-type="float" office:value="0.00201380606509871">
                <text:p>0.0020138060650987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0.0682340793201949">
                <text:p>-0.0682340793201949</text:p>
              </table:table-cell>
              <table:table-cell office:value-type="float" office:value="0.0162774734042605">
                <text:p>0.0162774734042605</text:p>
              </table:table-cell>
              <table:table-cell office:value-type="float" office:value="0.00198367126852395">
                <text:p>0.0019836712685239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0.0682514048648986">
                <text:p>-0.0682514048648986</text:p>
              </table:table-cell>
              <table:table-cell office:value-type="float" office:value="0.0162759601255065">
                <text:p>0.0162759601255065</text:p>
              </table:table-cell>
              <table:table-cell office:value-type="float" office:value="0.00195365530811231">
                <text:p>0.0019536553081123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0.068268634684971">
                <text:p>-0.068268634684971</text:p>
              </table:table-cell>
              <table:table-cell office:value-type="float" office:value="0.0162744538766049">
                <text:p>0.0162744538766049</text:p>
              </table:table-cell>
              <table:table-cell office:value-type="float" office:value="0.00192376140070727">
                <text:p>0.0019237614007072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0.0682857689882511">
                <text:p>-0.0682857689882511</text:p>
              </table:table-cell>
              <table:table-cell office:value-type="float" office:value="0.0162729546743443">
                <text:p>0.0162729546743443</text:p>
              </table:table-cell>
              <table:table-cell office:value-type="float" office:value="0.00189399305142168">
                <text:p>0.0018939930514216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0.0683028086832446">
                <text:p>-0.0683028086832446</text:p>
              </table:table-cell>
              <table:table-cell office:value-type="float" office:value="0.0162714624458472">
                <text:p>0.0162714624458472</text:p>
              </table:table-cell>
              <table:table-cell office:value-type="float" office:value="0.00186435327026446">
                <text:p>0.0018643532702644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0.0683197540212854">
                <text:p>-0.0683197540212854</text:p>
              </table:table-cell>
              <table:table-cell office:value-type="float" office:value="0.0162699772083934">
                <text:p>0.0162699772083934</text:p>
              </table:table-cell>
              <table:table-cell office:value-type="float" office:value="0.00183484535837275">
                <text:p>0.0018348453583727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0.0683366057008944">
                <text:p>-0.0683366057008944</text:p>
              </table:table-cell>
              <table:table-cell office:value-type="float" office:value="0.0162684988877782">
                <text:p>0.0162684988877782</text:p>
              </table:table-cell>
              <table:table-cell office:value-type="float" office:value="0.00180547237538242">
                <text:p>0.0018054723753824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0.0683533642718732">
                <text:p>-0.0683533642718732</text:p>
              </table:table-cell>
              <table:table-cell office:value-type="float" office:value="0.0162670275030141">
                <text:p>0.0162670275030141</text:p>
              </table:table-cell>
              <table:table-cell office:value-type="float" office:value="0.0017762371656016">
                <text:p>0.001776237165601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0.0683700302216671">
                <text:p>-0.0683700302216671</text:p>
              </table:table-cell>
              <table:table-cell office:value-type="float" office:value="0.0162655629791092">
                <text:p>0.0162655629791092</text:p>
              </table:table-cell>
              <table:table-cell office:value-type="float" office:value="0.00174714284434385">
                <text:p>0.0017471428443438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0.0683866041443649">
                <text:p>-0.0683866041443649</text:p>
              </table:table-cell>
              <table:table-cell office:value-type="float" office:value="0.016264105335298">
                <text:p>0.016264105335298</text:p>
              </table:table-cell>
              <table:table-cell office:value-type="float" office:value="0.00171819205599388">
                <text:p>0.0017181920559938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0684030865711078">
                <text:p>-0.0684030865711078</text:p>
              </table:table-cell>
              <table:table-cell office:value-type="float" office:value="0.0162626544970637">
                <text:p>0.0162626544970637</text:p>
              </table:table-cell>
              <table:table-cell office:value-type="float" office:value="0.00168938771918925">
                <text:p>0.0016893877191892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0.0684194778862619">
                <text:p>-0.0684194778862619</text:p>
              </table:table-cell>
              <table:table-cell office:value-type="float" office:value="0.0162612104823469">
                <text:p>0.0162612104823469</text:p>
              </table:table-cell>
              <table:table-cell office:value-type="float" office:value="0.00166073253526911">
                <text:p>0.001660732535269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0684357789196167">
                <text:p>-0.0684357789196167</text:p>
              </table:table-cell>
              <table:table-cell office:value-type="float" office:value="0.0162597732183585">
                <text:p>0.0162597732183585</text:p>
              </table:table-cell>
              <table:table-cell office:value-type="float" office:value="0.00163222897306414">
                <text:p>0.0016322289730641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0.0684519898446409">
                <text:p>-0.0684519898446409</text:p>
              </table:table-cell>
              <table:table-cell office:value-type="float" office:value="0.0162583427222411">
                <text:p>0.0162583427222411</text:p>
              </table:table-cell>
              <table:table-cell office:value-type="float" office:value="0.00160387979683541">
                <text:p>0.0016038797968354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0684681115404161">
                <text:p>-0.0684681115404161</text:p>
              </table:table-cell>
              <table:table-cell office:value-type="float" office:value="0.0162569189224512">
                <text:p>0.0162569189224512</text:p>
              </table:table-cell>
              <table:table-cell office:value-type="float" office:value="0.00157568728420543">
                <text:p>0.0015756872842054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0684841442146096">
                <text:p>-0.0684841442146096</text:p>
              </table:table-cell>
              <table:table-cell office:value-type="float" office:value="0.0162555018343932">
                <text:p>0.0162555018343932</text:p>
              </table:table-cell>
              <table:table-cell office:value-type="float" office:value="0.00154765400767198">
                <text:p>0.0015476540076719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0685000885370223">
                <text:p>-0.0685000885370223</text:p>
              </table:table-cell>
              <table:table-cell office:value-type="float" office:value="0.0162540913854446">
                <text:p>0.0162540913854446</text:p>
              </table:table-cell>
              <table:table-cell office:value-type="float" office:value="0.00151978230855665">
                <text:p>0.0015197823085566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0685159450238785">
                <text:p>-0.0685159450238785</text:p>
              </table:table-cell>
              <table:table-cell office:value-type="float" office:value="0.0162526875949823">
                <text:p>0.0162526875949823</text:p>
              </table:table-cell>
              <table:table-cell office:value-type="float" office:value="0.00149207431929255">
                <text:p>0.0014920743192925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0.0685317141292854">
                <text:p>-0.0685317141292854</text:p>
              </table:table-cell>
              <table:table-cell office:value-type="float" office:value="0.0162512903883714">
                <text:p>0.0162512903883714</text:p>
              </table:table-cell>
              <table:table-cell office:value-type="float" office:value="0.00146453245028488">
                <text:p>0.0014645324502848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0.0685473964142404">
                <text:p>-0.0685473964142404</text:p>
              </table:table-cell>
              <table:table-cell office:value-type="float" office:value="0.0162498997852388">
                <text:p>0.0162498997852388</text:p>
              </table:table-cell>
              <table:table-cell office:value-type="float" office:value="0.0014371586486428">
                <text:p>0.001437158648642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0685629923768798">
                <text:p>-0.0685629923768798</text:p>
              </table:table-cell>
              <table:table-cell office:value-type="float" office:value="0.0162485157114353">
                <text:p>0.0162485157114353</text:p>
              </table:table-cell>
              <table:table-cell office:value-type="float" office:value="0.00140995514255615">
                <text:p>0.0014099551425561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068578502368884">
                <text:p>-0.068578502368884</text:p>
              </table:table-cell>
              <table:table-cell office:value-type="float" office:value="0.0162471381852727">
                <text:p>0.0162471381852727</text:p>
              </table:table-cell>
              <table:table-cell office:value-type="float" office:value="0.00138292395049366">
                <text:p>0.0013829239504936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0.0685939271875425">
                <text:p>-0.0685939271875425</text:p>
              </table:table-cell>
              <table:table-cell office:value-type="float" office:value="0.0162457671343472">
                <text:p>0.0162457671343472</text:p>
              </table:table-cell>
              <table:table-cell office:value-type="float" office:value="0.00135606686554879">
                <text:p>0.0013560668655487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0686092670245594">
                <text:p>-0.0686092670245594</text:p>
              </table:table-cell>
              <table:table-cell office:value-type="float" office:value="0.0162444025765991">
                <text:p>0.0162444025765991</text:p>
              </table:table-cell>
              <table:table-cell office:value-type="float" office:value="0.00132938593336296">
                <text:p>0.0013293859333629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0686245225191319">
                <text:p>-0.0686245225191319</text:p>
              </table:table-cell>
              <table:table-cell office:value-type="float" office:value="0.0162430444384902">
                <text:p>0.0162430444384902</text:p>
              </table:table-cell>
              <table:table-cell office:value-type="float" office:value="0.00130288297137127">
                <text:p>0.0013028829713712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0686396941621467">
                <text:p>-0.0686396941621467</text:p>
              </table:table-cell>
              <table:table-cell office:value-type="float" office:value="0.0162416927397026">
                <text:p>0.0162416927397026</text:p>
              </table:table-cell>
              <table:table-cell office:value-type="float" office:value="0.00127655959436535">
                <text:p>0.0012765595943653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0686547823825004">
                <text:p>-0.0686547823825004</text:p>
              </table:table-cell>
              <table:table-cell office:value-type="float" office:value="0.0162403474059276">
                <text:p>0.0162403474059276</text:p>
              </table:table-cell>
              <table:table-cell office:value-type="float" office:value="0.00125041770140943">
                <text:p>0.0012504177014094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0.0686697877160681">
                <text:p>-0.0686697877160681</text:p>
              </table:table-cell>
              <table:table-cell office:value-type="float" office:value="0.0162390084570904">
                <text:p>0.0162390084570904</text:p>
              </table:table-cell>
              <table:table-cell office:value-type="float" office:value="0.0012244587337118">
                <text:p>0.001224458733711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0686847106361847">
                <text:p>-0.0686847106361847</text:p>
              </table:table-cell>
              <table:table-cell office:value-type="float" office:value="0.016237675819368">
                <text:p>0.016237675819368</text:p>
              </table:table-cell>
              <table:table-cell office:value-type="float" office:value="0.00119868441952886">
                <text:p>0.0011986844195288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0686995514697104">
                <text:p>-0.0686995514697104</text:p>
              </table:table-cell>
              <table:table-cell office:value-type="float" office:value="0.0162363495114226">
                <text:p>0.0162363495114226</text:p>
              </table:table-cell>
              <table:table-cell office:value-type="float" office:value="0.00117309628311357">
                <text:p>0.0011730962831135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0687143109893481">
                <text:p>-0.0687143109893481</text:p>
              </table:table-cell>
              <table:table-cell office:value-type="float" office:value="0.0162350294611764">
                <text:p>0.0162350294611764</text:p>
              </table:table-cell>
              <table:table-cell office:value-type="float" office:value="0.00114769562917227">
                <text:p>0.00114769562917227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0.0687289893118084">
                <text:p>-0.0687289893118084</text:p>
              </table:table-cell>
              <table:table-cell office:value-type="float" office:value="0.0162337156865075">
                <text:p>0.0162337156865075</text:p>
              </table:table-cell>
              <table:table-cell office:value-type="float" office:value="0.00112248407069249">
                <text:p>0.0011224840706924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0.0687435872549959">
                <text:p>-0.0687435872549959</text:p>
              </table:table-cell>
              <table:table-cell office:value-type="float" office:value="0.0162324081156087">
                <text:p>0.0162324081156087</text:p>
              </table:table-cell>
              <table:table-cell office:value-type="float" office:value="0.00109746274595812">
                <text:p>0.0010974627459581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0.0687581049802783">
                <text:p>-0.0687581049802783</text:p>
              </table:table-cell>
              <table:table-cell office:value-type="float" office:value="0.0162311067668612">
                <text:p>0.0162311067668612</text:p>
              </table:table-cell>
              <table:table-cell office:value-type="float" office:value="0.00107263310450412">
                <text:p>0.001072633104504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068772543096703">
                <text:p>-0.068772543096703</text:p>
              </table:table-cell>
              <table:table-cell office:value-type="float" office:value="0.0162298115671741">
                <text:p>0.0162298115671741</text:p>
              </table:table-cell>
              <table:table-cell office:value-type="float" office:value="0.00104799637459796">
                <text:p>0.0010479963745979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0687869020651981">
                <text:p>-0.0687869020651981</text:p>
              </table:table-cell>
              <table:table-cell office:value-type="float" office:value="0.0162285225366841">
                <text:p>0.0162285225366841</text:p>
              </table:table-cell>
              <table:table-cell office:value-type="float" office:value="0.0010235535894132">
                <text:p>0.001023553589413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0.068801182284901">
                <text:p>-0.068801182284901</text:p>
              </table:table-cell>
              <table:table-cell office:value-type="float" office:value="0.0162272396015371">
                <text:p>0.0162272396015371</text:p>
              </table:table-cell>
              <table:table-cell office:value-type="float" office:value="0.000999306073168338">
                <text:p>0.00099930607316833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0.0688153842621081">
                <text:p>-0.0688153842621081</text:p>
              </table:table-cell>
              <table:table-cell office:value-type="float" office:value="0.01622596278213">
                <text:p>0.01622596278213</text:p>
              </table:table-cell>
              <table:table-cell office:value-type="float" office:value="0.000975254699581152">
                <text:p>0.00097525469958115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0.0688295084407577">
                <text:p>-0.0688295084407577</text:p>
              </table:table-cell>
              <table:table-cell office:value-type="float" office:value="0.0162246920051255">
                <text:p>0.0162246920051255</text:p>
              </table:table-cell>
              <table:table-cell office:value-type="float" office:value="0.000951400636578503">
                <text:p>0.00095140063657850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0.0688435551185404">
                <text:p>-0.0688435551185404</text:p>
              </table:table-cell>
              <table:table-cell office:value-type="float" office:value="0.0162234272896439">
                <text:p>0.0162234272896439</text:p>
              </table:table-cell>
              <table:table-cell office:value-type="float" office:value="0.000927744854883894">
                <text:p>0.00092774485488389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0.0688575250391357">
                <text:p>-0.0688575250391357</text:p>
              </table:table-cell>
              <table:table-cell office:value-type="float" office:value="0.0162221685640826">
                <text:p>0.0162221685640826</text:p>
              </table:table-cell>
              <table:table-cell office:value-type="float" office:value="0.000904288113084961">
                <text:p>0.00090428811308496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0.068871418290456">
                <text:p>-0.068871418290456</text:p>
              </table:table-cell>
              <table:table-cell office:value-type="float" office:value="0.0162209158468402">
                <text:p>0.0162209158468402</text:p>
              </table:table-cell>
              <table:table-cell office:value-type="float" office:value="0.000881031484933903">
                <text:p>0.00088103148493390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0.0688852356618228">
                <text:p>-0.0688852356618228</text:p>
              </table:table-cell>
              <table:table-cell office:value-type="float" office:value="0.0162196690665535">
                <text:p>0.0162196690665535</text:p>
              </table:table-cell>
              <table:table-cell office:value-type="float" office:value="0.000857975576501469">
                <text:p>0.0008579755765014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0.0688989772860867">
                <text:p>-0.0688989772860867</text:p>
              </table:table-cell>
              <table:table-cell office:value-type="float" office:value="0.0162184282421311">
                <text:p>0.0162184282421311</text:p>
              </table:table-cell>
              <table:table-cell office:value-type="float" office:value="0.000835121312214859">
                <text:p>0.00083512131221485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0.0689126437441265">
                <text:p>-0.0689126437441265</text:p>
              </table:table-cell>
              <table:table-cell office:value-type="float" office:value="0.0162171933009644">
                <text:p>0.0162171933009644</text:p>
              </table:table-cell>
              <table:table-cell office:value-type="float" office:value="0.000812469402172722">
                <text:p>0.00081246940217272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0.0689262354687942">
                <text:p>-0.0689262354687942</text:p>
              </table:table-cell>
              <table:table-cell office:value-type="float" office:value="0.0162159642636932">
                <text:p>0.0162159642636932</text:p>
              </table:table-cell>
              <table:table-cell office:value-type="float" office:value="0.000790020368263145">
                <text:p>0.00079002036826314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0.0689397528313169">
                <text:p>-0.0689397528313169</text:p>
              </table:table-cell>
              <table:table-cell office:value-type="float" office:value="0.0162147410569836">
                <text:p>0.0162147410569836</text:p>
              </table:table-cell>
              <table:table-cell office:value-type="float" office:value="0.000767775030496853">
                <text:p>0.00076777503049685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0689531963103951">
                <text:p>-0.0689531963103951</text:p>
              </table:table-cell>
              <table:table-cell office:value-type="float" office:value="0.0162135237017254">
                <text:p>0.0162135237017254</text:p>
              </table:table-cell>
              <table:table-cell office:value-type="float" office:value="0.000745733765239454">
                <text:p>0.00074573376523945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0.0689665663223624">
                <text:p>-0.0689665663223624</text:p>
              </table:table-cell>
              <table:table-cell office:value-type="float" office:value="0.0162123121250982">
                <text:p>0.0162123121250982</text:p>
              </table:table-cell>
              <table:table-cell office:value-type="float" office:value="0.000723897249921279">
                <text:p>0.00072389724992127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0.0689798631376658">
                <text:p>-0.0689798631376658</text:p>
              </table:table-cell>
              <table:table-cell office:value-type="float" office:value="0.0162111063467564">
                <text:p>0.0162111063467564</text:p>
              </table:table-cell>
              <table:table-cell office:value-type="float" office:value="0.000702265971708194">
                <text:p>0.000702265971708194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068993087472843">
                <text:p>-0.068993087472843</text:p>
              </table:table-cell>
              <table:table-cell office:value-type="float" office:value="0.0162099062956146">
                <text:p>0.0162099062956146</text:p>
              </table:table-cell>
              <table:table-cell office:value-type="float" office:value="0.000680840212291534">
                <text:p>0.00068084021229153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0.0690062394394508">
                <text:p>-0.0690062394394508</text:p>
              </table:table-cell>
              <table:table-cell office:value-type="float" office:value="0.0162087119910011">
                <text:p>0.0162087119910011</text:p>
              </table:table-cell>
              <table:table-cell office:value-type="float" office:value="0.000659620525506055">
                <text:p>0.00065962052550605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0.0690193195969618">
                <text:p>-0.0690193195969618</text:p>
              </table:table-cell>
              <table:table-cell office:value-type="float" office:value="0.0162075233607444">
                <text:p>0.0162075233607444</text:p>
              </table:table-cell>
              <table:table-cell office:value-type="float" office:value="0.000638607256353563">
                <text:p>0.00063860725635356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0.0690323283572061">
                <text:p>-0.0690323283572061</text:p>
              </table:table-cell>
              <table:table-cell office:value-type="float" office:value="0.0162063404259213">
                <text:p>0.0162063404259213</text:p>
              </table:table-cell>
              <table:table-cell office:value-type="float" office:value="0.00061780056698213">
                <text:p>0.0006178005669821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0.0690452660703812">
                <text:p>-0.0690452660703812</text:p>
              </table:table-cell>
              <table:table-cell office:value-type="float" office:value="0.016205163113632">
                <text:p>0.016205163113632</text:p>
              </table:table-cell>
              <table:table-cell office:value-type="float" office:value="0.000597200922963781">
                <text:p>0.00059720092296378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0.0690581331943205">
                <text:p>-0.0690581331943205</text:p>
              </table:table-cell>
              <table:table-cell office:value-type="float" office:value="0.0162039914452343">
                <text:p>0.0162039914452343</text:p>
              </table:table-cell>
              <table:table-cell office:value-type="float" office:value="0.000576808351554492">
                <text:p>0.00057680835155449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0.0690709301247715">
                <text:p>-0.0690709301247715</text:p>
              </table:table-cell>
              <table:table-cell office:value-type="float" office:value="0.0162028253483382">
                <text:p>0.0162028253483382</text:p>
              </table:table-cell>
              <table:table-cell office:value-type="float" office:value="0.000556623186293015">
                <text:p>0.00055662318629301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0.0690836571115207">
                <text:p>-0.0690836571115207</text:p>
              </table:table-cell>
              <table:table-cell office:value-type="float" office:value="0.016201664843063">
                <text:p>0.016201664843063</text:p>
              </table:table-cell>
              <table:table-cell office:value-type="float" office:value="0.000536645575865968">
                <text:p>0.00053664557586596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0.0690963148507334">
                <text:p>-0.0690963148507334</text:p>
              </table:table-cell>
              <table:table-cell office:value-type="float" office:value="0.0162005098587742">
                <text:p>0.0162005098587742</text:p>
              </table:table-cell>
              <table:table-cell office:value-type="float" office:value="0.000516875468675737">
                <text:p>0.00051687546867573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0.0691089033831045">
                <text:p>-0.0691089033831045</text:p>
              </table:table-cell>
              <table:table-cell office:value-type="float" office:value="0.0161993604148696">
                <text:p>0.0161993604148696</text:p>
              </table:table-cell>
              <table:table-cell office:value-type="float" office:value="0.000497313140362943">
                <text:p>0.00049731314036294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0.0691214234509949">
                <text:p>-0.0691214234509949</text:p>
              </table:table-cell>
              <table:table-cell office:value-type="float" office:value="0.0161982164409887">
                <text:p>0.0161982164409887</text:p>
              </table:table-cell>
              <table:table-cell office:value-type="float" office:value="0.000477958410932677">
                <text:p>0.00047795841093267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0691338751407696">
                <text:p>-0.0691338751407696</text:p>
              </table:table-cell>
              <table:table-cell office:value-type="float" office:value="0.0161970779570496">
                <text:p>0.0161970779570496</text:p>
              </table:table-cell>
              <table:table-cell office:value-type="float" office:value="0.000458811430459338">
                <text:p>0.00045881143045933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0691462589869733">
                <text:p>-0.0691462589869733</text:p>
              </table:table-cell>
              <table:table-cell office:value-type="float" office:value="0.0161959448914673">
                <text:p>0.0161959448914673</text:p>
              </table:table-cell>
              <table:table-cell office:value-type="float" office:value="0.000439872146651421">
                <text:p>0.00043987214665142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0.069158575376517">
                <text:p>-0.069158575376517</text:p>
              </table:table-cell>
              <table:table-cell office:value-type="float" office:value="0.0161948172659084">
                <text:p>0.0161948172659084</text:p>
              </table:table-cell>
              <table:table-cell office:value-type="float" office:value="0.00042114033069196">
                <text:p>0.0004211403306919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0691708246350273">
                <text:p>-0.0691708246350273</text:p>
              </table:table-cell>
              <table:table-cell office:value-type="float" office:value="0.01619369500808">
                <text:p>0.01619369500808</text:p>
              </table:table-cell>
              <table:table-cell office:value-type="float" office:value="0.000402616063738259">
                <text:p>0.00040261606373825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0.0691830071958">
                <text:p>-0.0691830071958</text:p>
              </table:table-cell>
              <table:table-cell office:value-type="float" office:value="0.0161925781399161">
                <text:p>0.0161925781399161</text:p>
              </table:table-cell>
              <table:table-cell office:value-type="float" office:value="0.000384298994710042">
                <text:p>0.00038429899471004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0.0691951234302653">
                <text:p>-0.0691951234302653</text:p>
              </table:table-cell>
              <table:table-cell office:value-type="float" office:value="0.0161914665896545">
                <text:p>0.0161914665896545</text:p>
              </table:table-cell>
              <table:table-cell office:value-type="float" office:value="0.000366189085276858">
                <text:p>0.00036618908527685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0.0692071735640693">
                <text:p>-0.0692071735640693</text:p>
              </table:table-cell>
              <table:table-cell office:value-type="float" office:value="0.0161903603780184">
                <text:p>0.0161903603780184</text:p>
              </table:table-cell>
              <table:table-cell office:value-type="float" office:value="0.000348286118473373">
                <text:p>0.00034828611847337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0.0692191582693999">
                <text:p>-0.0692191582693999</text:p>
              </table:table-cell>
              <table:table-cell office:value-type="float" office:value="0.0161892594349872">
                <text:p>0.0161892594349872</text:p>
              </table:table-cell>
              <table:table-cell office:value-type="float" office:value="0.00033058968312849">
                <text:p>0.0003305896831284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0692310775630978">
                <text:p>-0.0692310775630978</text:p>
              </table:table-cell>
              <table:table-cell office:value-type="float" office:value="0.0161881637805797">
                <text:p>0.0161881637805797</text:p>
              </table:table-cell>
              <table:table-cell office:value-type="float" office:value="0.000313099701693131">
                <text:p>0.00031309970169313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0692429321639248">
                <text:p>-0.0692429321639248</text:p>
              </table:table-cell>
              <table:table-cell office:value-type="float" office:value="0.0161870733450566">
                <text:p>0.0161870733450566</text:p>
              </table:table-cell>
              <table:table-cell office:value-type="float" office:value="0.000295815646839115">
                <text:p>0.00029581564683911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0.0692547221346554">
                <text:p>-0.0692547221346554</text:p>
              </table:table-cell>
              <table:table-cell office:value-type="float" office:value="0.0161859881489639">
                <text:p>0.0161859881489639</text:p>
              </table:table-cell>
              <table:table-cell office:value-type="float" office:value="0.000278737327663592">
                <text:p>0.00027873732766359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0.0692664479865716">
                <text:p>-0.0692664479865716</text:p>
              </table:table-cell>
              <table:table-cell office:value-type="float" office:value="0.0161849081213548">
                <text:p>0.0161849081213548</text:p>
              </table:table-cell>
              <table:table-cell office:value-type="float" office:value="0.000261864356726482">
                <text:p>0.00026186435672648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0.0692781100833928">
                <text:p>-0.0692781100833928</text:p>
              </table:table-cell>
              <table:table-cell office:value-type="float" office:value="0.0161838332845381">
                <text:p>0.0161838332845381</text:p>
              </table:table-cell>
              <table:table-cell office:value-type="float" office:value="0.000245196176251738">
                <text:p>0.00024519617625173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0.0692897087277156">
                <text:p>-0.0692897087277156</text:p>
              </table:table-cell>
              <table:table-cell office:value-type="float" office:value="0.0161827635668348">
                <text:p>0.0161827635668348</text:p>
              </table:table-cell>
              <table:table-cell office:value-type="float" office:value="0.000228732544210741">
                <text:p>0.00022873254421074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0.0693012443300188">
                <text:p>-0.0693012443300188</text:p>
              </table:table-cell>
              <table:table-cell office:value-type="float" office:value="0.0161816989908692">
                <text:p>0.0161816989908692</text:p>
              </table:table-cell>
              <table:table-cell office:value-type="float" office:value="0.000212472792415763">
                <text:p>0.00021247279241576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0693127172389611">
                <text:p>-0.0693127172389611</text:p>
              </table:table-cell>
              <table:table-cell office:value-type="float" office:value="0.0161806394854899">
                <text:p>0.0161806394854899</text:p>
              </table:table-cell>
              <table:table-cell office:value-type="float" office:value="0.000196416571285329">
                <text:p>0.00019641657128532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0.0693241276577099">
                <text:p>-0.0693241276577099</text:p>
              </table:table-cell>
              <table:table-cell office:value-type="float" office:value="0.0161795850721035">
                <text:p>0.0161795850721035</text:p>
              </table:table-cell>
              <table:table-cell office:value-type="float" office:value="0.000180563358292973">
                <text:p>0.00018056335829297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0693354762360335">
                <text:p>-0.0693354762360335</text:p>
              </table:table-cell>
              <table:table-cell office:value-type="float" office:value="0.0161785356813313">
                <text:p>0.0161785356813313</text:p>
              </table:table-cell>
              <table:table-cell office:value-type="float" office:value="0.000164912442618403">
                <text:p>0.00016491244261840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0693467630191336">
                <text:p>-0.0693467630191336</text:p>
              </table:table-cell>
              <table:table-cell office:value-type="float" office:value="0.0161774913342676">
                <text:p>0.0161774913342676</text:p>
              </table:table-cell>
              <table:table-cell office:value-type="float" office:value="0.000149463402765448">
                <text:p>0.00014946340276544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0693579885006398">
                <text:p>-0.0693579885006398</text:p>
              </table:table-cell>
              <table:table-cell office:value-type="float" office:value="0.0161764519604861">
                <text:p>0.0161764519604861</text:p>
              </table:table-cell>
              <table:table-cell office:value-type="float" office:value="0.000134215625502421">
                <text:p>0.00013421562550242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0693691530269016">
                <text:p>-0.0693691530269016</text:p>
              </table:table-cell>
              <table:table-cell office:value-type="float" office:value="0.016175417582847">
                <text:p>0.016175417582847</text:p>
              </table:table-cell>
              <table:table-cell office:value-type="float" office:value="0.000119168331341735">
                <text:p>0.00011916833134173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0693802568832187">
                <text:p>-0.0693802568832187</text:p>
              </table:table-cell>
              <table:table-cell office:value-type="float" office:value="0.0161743881302162">
                <text:p>0.0161743881302162</text:p>
              </table:table-cell>
              <table:table-cell office:value-type="float" office:value="0.000104321061344947">
                <text:p>0.00010432106134494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0693913004628319">
                <text:p>-0.0693913004628319</text:p>
              </table:table-cell>
              <table:table-cell office:value-type="float" office:value="0.0161733636257592">
                <text:p>0.0161733636257592</text:p>
              </table:table-cell>
              <table:table-cell office:value-type="float" office:value="0.0000896729347721337">
                <text:p>0.000089672934772133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0.069402284097431">
                <text:p>-0.069402284097431</text:p>
              </table:table-cell>
              <table:table-cell office:value-type="float" office:value="0.0161723439988867">
                <text:p>0.0161723439988867</text:p>
              </table:table-cell>
              <table:table-cell office:value-type="float" office:value="0.0000752233936252011">
                <text:p>0.000075223393625201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0.0694132079731326">
                <text:p>-0.0694132079731326</text:p>
              </table:table-cell>
              <table:table-cell office:value-type="float" office:value="0.0161713292715499">
                <text:p>0.0161713292715499</text:p>
              </table:table-cell>
              <table:table-cell office:value-type="float" office:value="0.000060971711735025">
                <text:p>0.00006097171173502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0694240727229303">
                <text:p>-0.0694240727229303</text:p>
              </table:table-cell>
              <table:table-cell office:value-type="float" office:value="0.0161703193749252">
                <text:p>0.0161703193749252</text:p>
              </table:table-cell>
              <table:table-cell office:value-type="float" office:value="0.0000469169786354584">
                <text:p>0.000046916978635458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0.0694348783247326">
                <text:p>-0.0694348783247326</text:p>
              </table:table-cell>
              <table:table-cell office:value-type="float" office:value="0.0161693143302735">
                <text:p>0.0161693143302735</text:p>
              </table:table-cell>
              <table:table-cell office:value-type="float" office:value="0.0000330586276409139">
                <text:p>0.000033058627640913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0.0694456254585699">
                <text:p>-0.0694456254585699</text:p>
              </table:table-cell>
              <table:table-cell office:value-type="float" office:value="0.0161683140690663">
                <text:p>0.0161683140690663</text:p>
              </table:table-cell>
              <table:table-cell office:value-type="float" office:value="0.0000193956521954419">
                <text:p>0.000019395652195441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0694563141488778">
                <text:p>-0.0694563141488778</text:p>
              </table:table-cell>
              <table:table-cell office:value-type="float" office:value="0.0161673186131125">
                <text:p>0.0161673186131125</text:p>
              </table:table-cell>
              <table:table-cell office:value-type="float" office:value="0.00000592739199389847">
                <text:p>0.0000059273919938984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0694669448687291">
                <text:p>-0.0694669448687291</text:p>
              </table:table-cell>
              <table:table-cell office:value-type="float" office:value="0.0161663278926867">
                <text:p>0.0161663278926867</text:p>
              </table:table-cell>
              <table:table-cell office:value-type="float" office:value="-0.00000734699989735077">
                <text:p>-0.0000073469998973507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0694775179439673">
                <text:p>-0.0694775179439673</text:p>
              </table:table-cell>
              <table:table-cell office:value-type="float" office:value="0.0161653419313464">
                <text:p>0.0161653419313464</text:p>
              </table:table-cell>
              <table:table-cell office:value-type="float" office:value="-0.0000204285312555008">
                <text:p>-0.000020428531255500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0694880336395975">
                <text:p>-0.0694880336395975</text:p>
              </table:table-cell>
              <table:table-cell office:value-type="float" office:value="0.0161643606586929">
                <text:p>0.0161643606586929</text:p>
              </table:table-cell>
              <table:table-cell office:value-type="float" office:value="-0.0000333178842570891">
                <text:p>-0.000033317884257089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0.0694984923286998">
                <text:p>-0.0694984923286998</text:p>
              </table:table-cell>
              <table:table-cell office:value-type="float" office:value="0.0161633840985859">
                <text:p>0.0161633840985859</text:p>
              </table:table-cell>
              <table:table-cell office:value-type="float" office:value="-0.0000460161577453544">
                <text:p>-0.000046016157745354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0.0695088943228617">
                <text:p>-0.0695088943228617</text:p>
              </table:table-cell>
              <table:table-cell office:value-type="float" office:value="0.0161624121811643">
                <text:p>0.0161624121811643</text:p>
              </table:table-cell>
              <table:table-cell office:value-type="float" office:value="-0.000058524122714676">
                <text:p>-0.00005852412271467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0.0695192397884015">
                <text:p>-0.0695192397884015</text:p>
              </table:table-cell>
              <table:table-cell office:value-type="float" office:value="0.0161614449291081">
                <text:p>0.0161614449291081</text:p>
              </table:table-cell>
              <table:table-cell office:value-type="float" office:value="-0.000070842713362218">
                <text:p>-0.00007084271336221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0695295293384503">
                <text:p>-0.0695295293384503</text:p>
              </table:table-cell>
              <table:table-cell office:value-type="float" office:value="0.0161604822743015">
                <text:p>0.0161604822743015</text:p>
              </table:table-cell>
              <table:table-cell office:value-type="float" office:value="-0.0000829730431584075">
                <text:p>-0.000082973043158407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069539762931347">
                <text:p>-0.069539762931347</text:p>
              </table:table-cell>
              <table:table-cell office:value-type="float" office:value="0.0161595242387583">
                <text:p>0.0161595242387583</text:p>
              </table:table-cell>
              <table:table-cell office:value-type="float" office:value="-0.0000949158767971081">
                <text:p>-0.000094915876797108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0695499412276465">
                <text:p>-0.0695499412276465</text:p>
              </table:table-cell>
              <table:table-cell office:value-type="float" office:value="0.016158570754661">
                <text:p>0.016158570754661</text:p>
              </table:table-cell>
              <table:table-cell office:value-type="float" office:value="-0.000106672414151854">
                <text:p>-0.00010667241415185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0.0695600642323796">
                <text:p>-0.0695600642323796</text:p>
              </table:table-cell>
              <table:table-cell office:value-type="float" office:value="0.0161576218445647">
                <text:p>0.0161576218445647</text:p>
              </table:table-cell>
              <table:table-cell office:value-type="float" office:value="-0.000118243503793858">
                <text:p>-0.00011824350379385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0.069570132399447">
                <text:p>-0.069570132399447</text:p>
              </table:table-cell>
              <table:table-cell office:value-type="float" office:value="0.0161566774394897">
                <text:p>0.0161566774394897</text:p>
              </table:table-cell>
              <table:table-cell office:value-type="float" office:value="-0.000129630176232132">
                <text:p>-0.00012963017623213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0.0695801460356311">
                <text:p>-0.0695801460356311</text:p>
              </table:table-cell>
              <table:table-cell office:value-type="float" office:value="0.0161557375637222">
                <text:p>0.0161557375637222</text:p>
              </table:table-cell>
              <table:table-cell office:value-type="float" office:value="-0.000140833618045289">
                <text:p>-0.00014083361804528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0.0695901053869227">
                <text:p>-0.0695901053869227</text:p>
              </table:table-cell>
              <table:table-cell office:value-type="float" office:value="0.0161548021476235">
                <text:p>0.0161548021476235</text:p>
              </table:table-cell>
              <table:table-cell office:value-type="float" office:value="-0.000151854685520592">
                <text:p>-0.00015185468552059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0.0696000108076529">
                <text:p>-0.0696000108076529</text:p>
              </table:table-cell>
              <table:table-cell office:value-type="float" office:value="0.0161538712157884">
                <text:p>0.0161538712157884</text:p>
              </table:table-cell>
              <table:table-cell office:value-type="float" office:value="-0.000162694647032335">
                <text:p>-0.00016269464703233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0.0696098625906881">
                <text:p>-0.0696098625906881</text:p>
              </table:table-cell>
              <table:table-cell office:value-type="float" office:value="0.016152944699116">
                <text:p>0.016152944699116</text:p>
              </table:table-cell>
              <table:table-cell office:value-type="float" office:value="-0.000173354438359752">
                <text:p>-0.00017335443835975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0.0696196608837921">
                <text:p>-0.0696196608837921</text:p>
              </table:table-cell>
              <table:table-cell office:value-type="float" office:value="0.0161520226210389">
                <text:p>0.0161520226210389</text:p>
              </table:table-cell>
              <table:table-cell office:value-type="float" office:value="-0.00018383515401621">
                <text:p>-0.0001838351540162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0.0696294062817147">
                <text:p>-0.0696294062817147</text:p>
              </table:table-cell>
              <table:table-cell office:value-type="float" office:value="0.0161511049141944">
                <text:p>0.0161511049141944</text:p>
              </table:table-cell>
              <table:table-cell office:value-type="float" office:value="-0.000194138063264182">
                <text:p>-0.00019413806326418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0.0696390987244382">
                <text:p>-0.0696390987244382</text:p>
              </table:table-cell>
              <table:table-cell office:value-type="float" office:value="0.0161501916013593">
                <text:p>0.0161501916013593</text:p>
              </table:table-cell>
              <table:table-cell office:value-type="float" office:value="-0.000204264082176442">
                <text:p>-0.00020426408217644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0.0696487388544276">
                <text:p>-0.0696487388544276</text:p>
              </table:table-cell>
              <table:table-cell office:value-type="float" office:value="0.0161492826154762">
                <text:p>0.0161492826154762</text:p>
              </table:table-cell>
              <table:table-cell office:value-type="float" office:value="-0.000214214557481274">
                <text:p>-0.00021421455748127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0.0696583266585962">
                <text:p>-0.0696583266585962</text:p>
              </table:table-cell>
              <table:table-cell office:value-type="float" office:value="0.0161483779798771">
                <text:p>0.0161483779798771</text:p>
              </table:table-cell>
              <table:table-cell office:value-type="float" office:value="-0.000223990480330283">
                <text:p>-0.00022399048033028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0.0696678625729981">
                <text:p>-0.0696678625729981</text:p>
              </table:table-cell>
              <table:table-cell office:value-type="float" office:value="0.0161474776263215">
                <text:p>0.0161474776263215</text:p>
              </table:table-cell>
              <table:table-cell office:value-type="float" office:value="-0.000233593019427492">
                <text:p>-0.00023359301942749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0.0696773468866103">
                <text:p>-0.0696773468866103</text:p>
              </table:table-cell>
              <table:table-cell office:value-type="float" office:value="0.016146581579897">
                <text:p>0.016146581579897</text:p>
              </table:table-cell>
              <table:table-cell office:value-type="float" office:value="-0.000243023495383188">
                <text:p>-0.00024302349538318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0.0696867798783557">
                <text:p>-0.0696867798783557</text:p>
              </table:table-cell>
              <table:table-cell office:value-type="float" office:value="0.0161456897721131">
                <text:p>0.0161456897721131</text:p>
              </table:table-cell>
              <table:table-cell office:value-type="float" office:value="-0.000252282944229743">
                <text:p>-0.00025228294422974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0.069696161681964">
                <text:p>-0.069696161681964</text:p>
              </table:table-cell>
              <table:table-cell office:value-type="float" office:value="0.0161448022270236">
                <text:p>0.0161448022270236</text:p>
              </table:table-cell>
              <table:table-cell office:value-type="float" office:value="-0.000261372557708306">
                <text:p>-0.00026137255770830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0.0697054928784184">
                <text:p>-0.0697054928784184</text:p>
              </table:table-cell>
              <table:table-cell office:value-type="float" office:value="0.0161439188778867">
                <text:p>0.0161439188778867</text:p>
              </table:table-cell>
              <table:table-cell office:value-type="float" office:value="-0.000270293698784174">
                <text:p>-0.00027029369878417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0.0697147733939758">
                <text:p>-0.0697147733939758</text:p>
              </table:table-cell>
              <table:table-cell office:value-type="float" office:value="0.0161430397481073">
                <text:p>0.0161430397481073</text:p>
              </table:table-cell>
              <table:table-cell office:value-type="float" office:value="-0.00027904737417983">
                <text:p>-0.0002790473741798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0.0697240038573695">
                <text:p>-0.0697240038573695</text:p>
              </table:table-cell>
              <table:table-cell office:value-type="float" office:value="0.0161421647712559">
                <text:p>0.0161421647712559</text:p>
              </table:table-cell>
              <table:table-cell office:value-type="float" office:value="-0.000287635017970356">
                <text:p>-0.00028763501797035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0.0697331842421309">
                <text:p>-0.0697331842421309</text:p>
              </table:table-cell>
              <table:table-cell office:value-type="float" office:value="0.0161412939712891">
                <text:p>0.0161412939712891</text:p>
              </table:table-cell>
              <table:table-cell office:value-type="float" office:value="-0.000296057705601038">
                <text:p>-0.00029605770560103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0.0697423149707346">
                <text:p>-0.0697423149707346</text:p>
              </table:table-cell>
              <table:table-cell office:value-type="float" office:value="0.0161404272806046">
                <text:p>0.0161404272806046</text:p>
              </table:table-cell>
              <table:table-cell office:value-type="float" office:value="-0.000304316686933204">
                <text:p>-0.00030431668693320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0.0697513963188352">
                <text:p>-0.0697513963188352</text:p>
              </table:table-cell>
              <table:table-cell office:value-type="float" office:value="0.016139564724918">
                <text:p>0.016139564724918</text:p>
              </table:table-cell>
              <table:table-cell office:value-type="float" office:value="-0.000312413360514796">
                <text:p>-0.00031241336051479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0.0697604285015557">
                <text:p>-0.0697604285015557</text:p>
              </table:table-cell>
              <table:table-cell office:value-type="float" office:value="0.0161387062359609">
                <text:p>0.0161387062359609</text:p>
              </table:table-cell>
              <table:table-cell office:value-type="float" office:value="-0.000320348787441471">
                <text:p>-0.00032034878744147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0.0697694118424429">
                <text:p>-0.0697694118424429</text:p>
              </table:table-cell>
              <table:table-cell office:value-type="float" office:value="0.0161378518397648">
                <text:p>0.0161378518397648</text:p>
              </table:table-cell>
              <table:table-cell office:value-type="float" office:value="-0.000328124433623955">
                <text:p>-0.00032812443362395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0.0697783466039811">
                <text:p>-0.0697783466039811</text:p>
              </table:table-cell>
              <table:table-cell office:value-type="float" office:value="0.0161370014686232">
                <text:p>0.0161370014686232</text:p>
              </table:table-cell>
              <table:table-cell office:value-type="float" office:value="-0.000335741425216973">
                <text:p>-0.00033574142521697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0.069787232903587">
                <text:p>-0.069787232903587</text:p>
              </table:table-cell>
              <table:table-cell office:value-type="float" office:value="0.0161361551473983">
                <text:p>0.0161361551473983</text:p>
              </table:table-cell>
              <table:table-cell office:value-type="float" office:value="-0.000343201040364782">
                <text:p>-0.00034320104036478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0.0697960713059963">
                <text:p>-0.0697960713059963</text:p>
              </table:table-cell>
              <table:table-cell office:value-type="float" office:value="0.0161353128101289">
                <text:p>0.0161353128101289</text:p>
              </table:table-cell>
              <table:table-cell office:value-type="float" office:value="-0.000350504724744294">
                <text:p>-0.00035050472474429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0.0698048617213225">
                <text:p>-0.0698048617213225</text:p>
              </table:table-cell>
              <table:table-cell office:value-type="float" office:value="0.0161344744810318">
                <text:p>0.0161344744810318</text:p>
              </table:table-cell>
              <table:table-cell office:value-type="float" office:value="-0.000357653564153626">
                <text:p>-0.00035765356415362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0.0698136047624122">
                <text:p>-0.0698136047624122</text:p>
              </table:table-cell>
              <table:table-cell office:value-type="float" office:value="0.0161336400944581">
                <text:p>0.0161336400944581</text:p>
              </table:table-cell>
              <table:table-cell office:value-type="float" office:value="-0.000364649068218537">
                <text:p>-0.00036464906821853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0.0698223003867508">
                <text:p>-0.0698223003867508</text:p>
              </table:table-cell>
              <table:table-cell office:value-type="float" office:value="0.0161328096751727">
                <text:p>0.0161328096751727</text:p>
              </table:table-cell>
              <table:table-cell office:value-type="float" office:value="-0.000371492384382277">
                <text:p>-0.00037149238438227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0.0698309490011796">
                <text:p>-0.0698309490011796</text:p>
              </table:table-cell>
              <table:table-cell office:value-type="float" office:value="0.0161319831563783">
                <text:p>0.0161319831563783</text:p>
              </table:table-cell>
              <table:table-cell office:value-type="float" office:value="-0.000378184831006934">
                <text:p>-0.00037818483100693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0.0698395508656226">
                <text:p>-0.0698395508656226</text:p>
              </table:table-cell>
              <table:table-cell office:value-type="float" office:value="0.0161311605645781">
                <text:p>0.0161311605645781</text:p>
              </table:table-cell>
              <table:table-cell office:value-type="float" office:value="-0.000384727871782786">
                <text:p>-0.00038472787178278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0.0698481061796388">
                <text:p>-0.0698481061796388</text:p>
              </table:table-cell>
              <table:table-cell office:value-type="float" office:value="0.016130341832326">
                <text:p>0.016130341832326</text:p>
              </table:table-cell>
              <table:table-cell office:value-type="float" office:value="-0.000391122629533891">
                <text:p>-0.00039112262953389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0.0698566152514124">
                <text:p>-0.0698566152514124</text:p>
              </table:table-cell>
              <table:table-cell office:value-type="float" office:value="0.0161295269864511">
                <text:p>0.0161295269864511</text:p>
              </table:table-cell>
              <table:table-cell office:value-type="float" office:value="-0.000397370628513194">
                <text:p>-0.00039737062851319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0.0698650783279575">
                <text:p>-0.0698650783279575</text:p>
              </table:table-cell>
              <table:table-cell office:value-type="float" office:value="0.0161287159600489">
                <text:p>0.0161287159600489</text:p>
              </table:table-cell>
              <table:table-cell office:value-type="float" office:value="-0.000403473049997993">
                <text:p>-0.00040347304999799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0.0698734955115743">
                <text:p>-0.0698734955115743</text:p>
              </table:table-cell>
              <table:table-cell office:value-type="float" office:value="0.0161279087787965">
                <text:p>0.0161279087787965</text:p>
              </table:table-cell>
              <table:table-cell office:value-type="float" office:value="-0.000409431223952206">
                <text:p>-0.00040943122395220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0.0698818673518439">
                <text:p>-0.0698818673518439</text:p>
              </table:table-cell>
              <table:table-cell office:value-type="float" office:value="0.0161271053775447">
                <text:p>0.0161271053775447</text:p>
              </table:table-cell>
              <table:table-cell office:value-type="float" office:value="-0.000415246644625">
                <text:p>-0.00041524664462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0.0698901937438261">
                <text:p>-0.0698901937438261</text:p>
              </table:table-cell>
              <table:table-cell office:value-type="float" office:value="0.0161263057813117">
                <text:p>0.0161263057813117</text:p>
              </table:table-cell>
              <table:table-cell office:value-type="float" office:value="-0.00042092044338915">
                <text:p>-0.0004209204433891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0.0698984752855077">
                <text:p>-0.0698984752855077</text:p>
              </table:table-cell>
              <table:table-cell office:value-type="float" office:value="0.0161255099252675">
                <text:p>0.0161255099252675</text:p>
              </table:table-cell>
              <table:table-cell office:value-type="float" office:value="-0.000426454172197666">
                <text:p>-0.00042645417219766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0.0699067119195353">
                <text:p>-0.0699067119195353</text:p>
              </table:table-cell>
              <table:table-cell office:value-type="float" office:value="0.0161247178349887">
                <text:p>0.0161247178349887</text:p>
              </table:table-cell>
              <table:table-cell office:value-type="float" office:value="-0.000431849017712427">
                <text:p>-0.00043184901771242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0.0699149040380362">
                <text:p>-0.0699149040380362</text:p>
              </table:table-cell>
              <table:table-cell office:value-type="float" office:value="0.0161239294444865">
                <text:p>0.0161239294444865</text:p>
              </table:table-cell>
              <table:table-cell office:value-type="float" office:value="-0.000437106334710835">
                <text:p>-0.00043710633471083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0.0699230518863767">
                <text:p>-0.0699230518863767</text:p>
              </table:table-cell>
              <table:table-cell office:value-type="float" office:value="0.0161231447810932">
                <text:p>0.0161231447810932</text:p>
              </table:table-cell>
              <table:table-cell office:value-type="float" office:value="-0.000442227619995572">
                <text:p>-0.00044222761999557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0.0699311557001668">
                <text:p>-0.0699311557001668</text:p>
              </table:table-cell>
              <table:table-cell office:value-type="float" office:value="0.0161223637785562">
                <text:p>0.0161223637785562</text:p>
              </table:table-cell>
              <table:table-cell office:value-type="float" office:value="-0.000447214076937375">
                <text:p>-0.00044721407693737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0.0699392155701153">
                <text:p>-0.0699392155701153</text:p>
              </table:table-cell>
              <table:table-cell office:value-type="float" office:value="0.0161215864632087">
                <text:p>0.0161215864632087</text:p>
              </table:table-cell>
              <table:table-cell office:value-type="float" office:value="-0.000452067054901306">
                <text:p>-0.00045206705490130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0.0699472320345243">
                <text:p>-0.0699472320345243</text:p>
              </table:table-cell>
              <table:table-cell office:value-type="float" office:value="0.0161208127705502">
                <text:p>0.0161208127705502</text:p>
              </table:table-cell>
              <table:table-cell office:value-type="float" office:value="-0.000456788065705815">
                <text:p>-0.00045678806570581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0.069955204977195">
                <text:p>-0.069955204977195</text:p>
              </table:table-cell>
              <table:table-cell office:value-type="float" office:value="0.0161200427262649">
                <text:p>0.0161200427262649</text:p>
              </table:table-cell>
              <table:table-cell office:value-type="float" office:value="-0.000461378255767198">
                <text:p>-0.00046137825576719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0.0699631349848039">
                <text:p>-0.0699631349848039</text:p>
              </table:table-cell>
              <table:table-cell office:value-type="float" office:value="0.0161192762661681">
                <text:p>0.0161192762661681</text:p>
              </table:table-cell>
              <table:table-cell office:value-type="float" office:value="-0.000465839190083583">
                <text:p>-0.00046583919008358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0.0699710219890029">
                <text:p>-0.0699710219890029</text:p>
              </table:table-cell>
              <table:table-cell office:value-type="float" office:value="0.0161185134164993">
                <text:p>0.0161185134164993</text:p>
              </table:table-cell>
              <table:table-cell office:value-type="float" office:value="-0.000470172066169283">
                <text:p>-0.000470172066169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